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161.29pt"/>
    </style:style>
    <style:style style:name="co4" style:family="table-column">
      <style:table-column-properties fo:break-before="auto" style:column-width="86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9" table:default-cell-style-name="ce1"/>
        <table:table-column table:style-name="co1" table:number-columns-repeated="1008" table:default-cell-style-name="ce1"/>
        <table:table-row table:style-name="ro1">
          <table:table-cell table:number-columns-repeated="5"/>
          <table:table-cell table:formula="of:=SUM([.F4:.F1024])*[.C4]" office:value-type="float" office:value="4.00000000000011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f(t)</text:p>
          </table:table-cell>
          <table:table-cell office:value-type="string" calcext:value-type="string">
            <text:p>freq to extract</text:p>
          </table:table-cell>
          <table:table-cell office:value-type="string" calcext:value-type="string">
            <text:p>f(t) * cos(2 * pi * fte * t) * dt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1/1021" office:value-type="float" office:value="0.000979431929480901" calcext:value-type="float">
            <text:p>0.0009794319</text:p>
          </table:table-cell>
          <table:table-cell table:formula="of:=4+3*COS(2*PI()*[.B4])+7*COS(4*PI()*[.B4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4]*COS(2*PI()*[.E4]*[.B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formula="of:=[.A4]+1" office:value-type="float" office:value="1" calcext:value-type="float">
            <text:p>1</text:p>
          </table:table-cell>
          <table:table-cell table:formula="of:=[.B4]+[.C4]" office:value-type="float" office:value="0.000979431929480901" calcext:value-type="float">
            <text:p>0.0009794319</text:p>
          </table:table-cell>
          <table:table-cell table:formula="of:=[.C4]" office:value-type="float" office:value="0.000979431929480901" calcext:value-type="float">
            <text:p>0.0009794319</text:p>
          </table:table-cell>
          <table:table-cell table:formula="of:=4+3*COS(2*PI()*[.B5])+7*COS(4*PI()*[.B5])" office:value-type="float" office:value="13.9994130043725" calcext:value-type="float">
            <text:p>13.9994130044</text:p>
          </table:table-cell>
          <table:table-cell table:formula="of:=[.E4]" office:value-type="float" office:value="0" calcext:value-type="float">
            <text:p>0</text:p>
          </table:table-cell>
          <table:table-cell table:formula="of:=[.D5]*COS(2*PI()*[.E5]*[.B5])" office:value-type="float" office:value="13.9994130043725" calcext:value-type="float">
            <text:p>13.9994130044</text:p>
          </table:table-cell>
          <table:table-cell table:number-columns-repeated="1017"/>
        </table:table-row>
        <table:table-row table:style-name="ro1">
          <table:table-cell table:formula="of:=[.A5]+1" office:value-type="float" office:value="2" calcext:value-type="float">
            <text:p>2</text:p>
          </table:table-cell>
          <table:table-cell table:formula="of:=[.B5]+[.C5]" office:value-type="float" office:value="0.0019588638589618" calcext:value-type="float">
            <text:p>0.0019588639</text:p>
          </table:table-cell>
          <table:table-cell table:formula="of:=[.C5]" office:value-type="float" office:value="0.000979431929480901" calcext:value-type="float">
            <text:p>0.0009794319</text:p>
          </table:table-cell>
          <table:table-cell table:formula="of:=4+3*COS(2*PI()*[.B6])+7*COS(4*PI()*[.B6])" office:value-type="float" office:value="13.9976520999558" calcext:value-type="float">
            <text:p>13.9976521</text:p>
          </table:table-cell>
          <table:table-cell table:formula="of:=[.E5]" office:value-type="float" office:value="0" calcext:value-type="float">
            <text:p>0</text:p>
          </table:table-cell>
          <table:table-cell table:formula="of:=[.D6]*COS(2*PI()*[.E6]*[.B6])" office:value-type="float" office:value="13.9976520999558" calcext:value-type="float">
            <text:p>13.9976521</text:p>
          </table:table-cell>
          <table:table-cell table:number-columns-repeated="1017"/>
        </table:table-row>
        <table:table-row table:style-name="ro1">
          <table:table-cell table:formula="of:=[.A6]+1" office:value-type="float" office:value="3" calcext:value-type="float">
            <text:p>3</text:p>
          </table:table-cell>
          <table:table-cell table:formula="of:=[.B6]+[.C6]" office:value-type="float" office:value="0.0029382957884427" calcext:value-type="float">
            <text:p>0.0029382958</text:p>
          </table:table-cell>
          <table:table-cell table:formula="of:=[.C6]" office:value-type="float" office:value="0.000979431929480901" calcext:value-type="float">
            <text:p>0.0009794319</text:p>
          </table:table-cell>
          <table:table-cell table:formula="of:=4+3*COS(2*PI()*[.B7])+7*COS(4*PI()*[.B7])" office:value-type="float" office:value="13.9947175341348" calcext:value-type="float">
            <text:p>13.9947175341</text:p>
          </table:table-cell>
          <table:table-cell table:formula="of:=[.E6]" office:value-type="float" office:value="0" calcext:value-type="float">
            <text:p>0</text:p>
          </table:table-cell>
          <table:table-cell table:formula="of:=[.D7]*COS(2*PI()*[.E7]*[.B7])" office:value-type="float" office:value="13.9947175341348" calcext:value-type="float">
            <text:p>13.9947175341</text:p>
          </table:table-cell>
          <table:table-cell table:number-columns-repeated="1017"/>
        </table:table-row>
        <table:table-row table:style-name="ro1">
          <table:table-cell table:formula="of:=[.A7]+1" office:value-type="float" office:value="4" calcext:value-type="float">
            <text:p>4</text:p>
          </table:table-cell>
          <table:table-cell table:formula="of:=[.B7]+[.C7]" office:value-type="float" office:value="0.0039177277179236" calcext:value-type="float">
            <text:p>0.0039177277</text:p>
          </table:table-cell>
          <table:table-cell table:formula="of:=[.C7]" office:value-type="float" office:value="0.000979431929480901" calcext:value-type="float">
            <text:p>0.0009794319</text:p>
          </table:table-cell>
          <table:table-cell table:formula="of:=4+3*COS(2*PI()*[.B8])+7*COS(4*PI()*[.B8])" office:value-type="float" office:value="13.9906097191771" calcext:value-type="float">
            <text:p>13.9906097192</text:p>
          </table:table-cell>
          <table:table-cell table:formula="of:=[.E7]" office:value-type="float" office:value="0" calcext:value-type="float">
            <text:p>0</text:p>
          </table:table-cell>
          <table:table-cell table:formula="of:=[.D8]*COS(2*PI()*[.E8]*[.B8])" office:value-type="float" office:value="13.9906097191771" calcext:value-type="float">
            <text:p>13.9906097192</text:p>
          </table:table-cell>
          <table:table-cell table:number-columns-repeated="1017"/>
        </table:table-row>
        <table:table-row table:style-name="ro1">
          <table:table-cell table:formula="of:=[.A8]+1" office:value-type="float" office:value="5" calcext:value-type="float">
            <text:p>5</text:p>
          </table:table-cell>
          <table:table-cell table:formula="of:=[.B8]+[.C8]" office:value-type="float" office:value="0.00489715964740451" calcext:value-type="float">
            <text:p>0.0048971596</text:p>
          </table:table-cell>
          <table:table-cell table:formula="of:=[.C8]" office:value-type="float" office:value="0.000979431929480901" calcext:value-type="float">
            <text:p>0.0009794319</text:p>
          </table:table-cell>
          <table:table-cell table:formula="of:=4+3*COS(2*PI()*[.B9])+7*COS(4*PI()*[.B9])" office:value-type="float" office:value="13.9853292321714" calcext:value-type="float">
            <text:p>13.9853292322</text:p>
          </table:table-cell>
          <table:table-cell table:formula="of:=[.E8]" office:value-type="float" office:value="0" calcext:value-type="float">
            <text:p>0</text:p>
          </table:table-cell>
          <table:table-cell table:formula="of:=[.D9]*COS(2*PI()*[.E9]*[.B9])" office:value-type="float" office:value="13.9853292321714" calcext:value-type="float">
            <text:p>13.9853292322</text:p>
          </table:table-cell>
          <table:table-cell table:number-columns-repeated="1017"/>
        </table:table-row>
        <table:table-row table:style-name="ro1">
          <table:table-cell table:formula="of:=[.A9]+1" office:value-type="float" office:value="6" calcext:value-type="float">
            <text:p>6</text:p>
          </table:table-cell>
          <table:table-cell table:formula="of:=[.B9]+[.C9]" office:value-type="float" office:value="0.00587659157688541" calcext:value-type="float">
            <text:p>0.0058765916</text:p>
          </table:table-cell>
          <table:table-cell table:formula="of:=[.C9]" office:value-type="float" office:value="0.000979431929480901" calcext:value-type="float">
            <text:p>0.0009794319</text:p>
          </table:table-cell>
          <table:table-cell table:formula="of:=4+3*COS(2*PI()*[.B10])+7*COS(4*PI()*[.B10])" office:value-type="float" office:value="13.9788768149421" calcext:value-type="float">
            <text:p>13.9788768149</text:p>
          </table:table-cell>
          <table:table-cell table:formula="of:=[.E9]" office:value-type="float" office:value="0" calcext:value-type="float">
            <text:p>0</text:p>
          </table:table-cell>
          <table:table-cell table:formula="of:=[.D10]*COS(2*PI()*[.E10]*[.B10])" office:value-type="float" office:value="13.9788768149421" calcext:value-type="float">
            <text:p>13.9788768149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7" calcext:value-type="float">
            <text:p>7</text:p>
          </table:table-cell>
          <table:table-cell table:formula="of:=[.B10]+[.C10]" office:value-type="float" office:value="0.00685602350636631" calcext:value-type="float">
            <text:p>0.0068560235</text:p>
          </table:table-cell>
          <table:table-cell table:formula="of:=[.C10]" office:value-type="float" office:value="0.000979431929480901" calcext:value-type="float">
            <text:p>0.0009794319</text:p>
          </table:table-cell>
          <table:table-cell table:formula="of:=4+3*COS(2*PI()*[.B11])+7*COS(4*PI()*[.B11])" office:value-type="float" office:value="13.9712533739389" calcext:value-type="float">
            <text:p>13.9712533739</text:p>
          </table:table-cell>
          <table:table-cell table:formula="of:=[.E10]" office:value-type="float" office:value="0" calcext:value-type="float">
            <text:p>0</text:p>
          </table:table-cell>
          <table:table-cell table:formula="of:=[.D11]*COS(2*PI()*[.E11]*[.B11])" office:value-type="float" office:value="13.9712533739389" calcext:value-type="float">
            <text:p>13.9712533739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8" calcext:value-type="float">
            <text:p>8</text:p>
          </table:table-cell>
          <table:table-cell table:formula="of:=[.B11]+[.C11]" office:value-type="float" office:value="0.00783545543584721" calcext:value-type="float">
            <text:p>0.0078354554</text:p>
          </table:table-cell>
          <table:table-cell table:formula="of:=[.C11]" office:value-type="float" office:value="0.000979431929480901" calcext:value-type="float">
            <text:p>0.0009794319</text:p>
          </table:table-cell>
          <table:table-cell table:formula="of:=4+3*COS(2*PI()*[.B12])+7*COS(4*PI()*[.B12])" office:value-type="float" office:value="13.9624599801023" calcext:value-type="float">
            <text:p>13.9624599801</text:p>
          </table:table-cell>
          <table:table-cell table:formula="of:=[.E11]" office:value-type="float" office:value="0" calcext:value-type="float">
            <text:p>0</text:p>
          </table:table-cell>
          <table:table-cell table:formula="of:=[.D12]*COS(2*PI()*[.E12]*[.B12])" office:value-type="float" office:value="13.9624599801023" calcext:value-type="float">
            <text:p>13.9624599801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9" calcext:value-type="float">
            <text:p>9</text:p>
          </table:table-cell>
          <table:table-cell table:formula="of:=[.B12]+[.C12]" office:value-type="float" office:value="0.00881488736532811" calcext:value-type="float">
            <text:p>0.0088148874</text:p>
          </table:table-cell>
          <table:table-cell table:formula="of:=[.C12]" office:value-type="float" office:value="0.000979431929480901" calcext:value-type="float">
            <text:p>0.0009794319</text:p>
          </table:table-cell>
          <table:table-cell table:formula="of:=4+3*COS(2*PI()*[.B13])+7*COS(4*PI()*[.B13])" office:value-type="float" office:value="13.9524978687046" calcext:value-type="float">
            <text:p>13.9524978687</text:p>
          </table:table-cell>
          <table:table-cell table:formula="of:=[.E12]" office:value-type="float" office:value="0" calcext:value-type="float">
            <text:p>0</text:p>
          </table:table-cell>
          <table:table-cell table:formula="of:=[.D13]*COS(2*PI()*[.E13]*[.B13])" office:value-type="float" office:value="13.9524978687046" calcext:value-type="float">
            <text:p>13.9524978687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0" calcext:value-type="float">
            <text:p>10</text:p>
          </table:table-cell>
          <table:table-cell table:formula="of:=[.B13]+[.C13]" office:value-type="float" office:value="0.00979431929480901" calcext:value-type="float">
            <text:p>0.0097943193</text:p>
          </table:table-cell>
          <table:table-cell table:formula="of:=[.C13]" office:value-type="float" office:value="0.000979431929480901" calcext:value-type="float">
            <text:p>0.0009794319</text:p>
          </table:table-cell>
          <table:table-cell table:formula="of:=4+3*COS(2*PI()*[.B14])+7*COS(4*PI()*[.B14])" office:value-type="float" office:value="13.9413684391663" calcext:value-type="float">
            <text:p>13.9413684392</text:p>
          </table:table-cell>
          <table:table-cell table:formula="of:=[.E13]" office:value-type="float" office:value="0" calcext:value-type="float">
            <text:p>0</text:p>
          </table:table-cell>
          <table:table-cell table:formula="of:=[.D14]*COS(2*PI()*[.E14]*[.B14])" office:value-type="float" office:value="13.9413684391663" calcext:value-type="float">
            <text:p>13.9413684392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1" calcext:value-type="float">
            <text:p>11</text:p>
          </table:table-cell>
          <table:table-cell table:formula="of:=[.B14]+[.C14]" office:value-type="float" office:value="0.0107737512242899" calcext:value-type="float">
            <text:p>0.0107737512</text:p>
          </table:table-cell>
          <table:table-cell table:formula="of:=[.C14]" office:value-type="float" office:value="0.000979431929480901" calcext:value-type="float">
            <text:p>0.0009794319</text:p>
          </table:table-cell>
          <table:table-cell table:formula="of:=4+3*COS(2*PI()*[.B15])+7*COS(4*PI()*[.B15])" office:value-type="float" office:value="13.9290732548482" calcext:value-type="float">
            <text:p>13.9290732548</text:p>
          </table:table-cell>
          <table:table-cell table:formula="of:=[.E14]" office:value-type="float" office:value="0" calcext:value-type="float">
            <text:p>0</text:p>
          </table:table-cell>
          <table:table-cell table:formula="of:=[.D15]*COS(2*PI()*[.E15]*[.B15])" office:value-type="float" office:value="13.9290732548482" calcext:value-type="float">
            <text:p>13.9290732548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2" calcext:value-type="float">
            <text:p>12</text:p>
          </table:table-cell>
          <table:table-cell table:formula="of:=[.B15]+[.C15]" office:value-type="float" office:value="0.0117531831537708" calcext:value-type="float">
            <text:p>0.0117531832</text:p>
          </table:table-cell>
          <table:table-cell table:formula="of:=[.C15]" office:value-type="float" office:value="0.000979431929480901" calcext:value-type="float">
            <text:p>0.0009794319</text:p>
          </table:table-cell>
          <table:table-cell table:formula="of:=4+3*COS(2*PI()*[.B16])+7*COS(4*PI()*[.B16])" office:value-type="float" office:value="13.9156140428195" calcext:value-type="float">
            <text:p>13.9156140428</text:p>
          </table:table-cell>
          <table:table-cell table:formula="of:=[.E15]" office:value-type="float" office:value="0" calcext:value-type="float">
            <text:p>0</text:p>
          </table:table-cell>
          <table:table-cell table:formula="of:=[.D16]*COS(2*PI()*[.E16]*[.B16])" office:value-type="float" office:value="13.9156140428195" calcext:value-type="float">
            <text:p>13.9156140428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13" calcext:value-type="float">
            <text:p>13</text:p>
          </table:table-cell>
          <table:table-cell table:formula="of:=[.B16]+[.C16]" office:value-type="float" office:value="0.0127326150832517" calcext:value-type="float">
            <text:p>0.0127326151</text:p>
          </table:table-cell>
          <table:table-cell table:formula="of:=[.C16]" office:value-type="float" office:value="0.000979431929480901" calcext:value-type="float">
            <text:p>0.0009794319</text:p>
          </table:table-cell>
          <table:table-cell table:formula="of:=4+3*COS(2*PI()*[.B17])+7*COS(4*PI()*[.B17])" office:value-type="float" office:value="13.9009926936012" calcext:value-type="float">
            <text:p>13.9009926936</text:p>
          </table:table-cell>
          <table:table-cell table:formula="of:=[.E16]" office:value-type="float" office:value="0" calcext:value-type="float">
            <text:p>0</text:p>
          </table:table-cell>
          <table:table-cell table:formula="of:=[.D17]*COS(2*PI()*[.E17]*[.B17])" office:value-type="float" office:value="13.9009926936012" calcext:value-type="float">
            <text:p>13.9009926936</text:p>
          </table:table-cell>
          <table:table-cell table:number-columns-repeated="1017"/>
        </table:table-row>
        <table:table-row table:style-name="ro1">
          <table:table-cell table:formula="of:=[.A17]+1" office:value-type="float" office:value="14" calcext:value-type="float">
            <text:p>14</text:p>
          </table:table-cell>
          <table:table-cell table:formula="of:=[.B17]+[.C17]" office:value-type="float" office:value="0.0137120470127326" calcext:value-type="float">
            <text:p>0.013712047</text:p>
          </table:table-cell>
          <table:table-cell table:formula="of:=[.C17]" office:value-type="float" office:value="0.000979431929480901" calcext:value-type="float">
            <text:p>0.0009794319</text:p>
          </table:table-cell>
          <table:table-cell table:formula="of:=4+3*COS(2*PI()*[.B18])+7*COS(4*PI()*[.B18])" office:value-type="float" office:value="13.8852112608852" calcext:value-type="float">
            <text:p>13.8852112609</text:p>
          </table:table-cell>
          <table:table-cell table:formula="of:=[.E17]" office:value-type="float" office:value="0" calcext:value-type="float">
            <text:p>0</text:p>
          </table:table-cell>
          <table:table-cell table:formula="of:=[.D18]*COS(2*PI()*[.E18]*[.B18])" office:value-type="float" office:value="13.8852112608852" calcext:value-type="float">
            <text:p>13.8852112609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15" calcext:value-type="float">
            <text:p>15</text:p>
          </table:table-cell>
          <table:table-cell table:formula="of:=[.B18]+[.C18]" office:value-type="float" office:value="0.0146914789422135" calcext:value-type="float">
            <text:p>0.0146914789</text:p>
          </table:table-cell>
          <table:table-cell table:formula="of:=[.C18]" office:value-type="float" office:value="0.000979431929480901" calcext:value-type="float">
            <text:p>0.0009794319</text:p>
          </table:table-cell>
          <table:table-cell table:formula="of:=4+3*COS(2*PI()*[.B19])+7*COS(4*PI()*[.B19])" office:value-type="float" office:value="13.8682719612293" calcext:value-type="float">
            <text:p>13.8682719612</text:p>
          </table:table-cell>
          <table:table-cell table:formula="of:=[.E18]" office:value-type="float" office:value="0" calcext:value-type="float">
            <text:p>0</text:p>
          </table:table-cell>
          <table:table-cell table:formula="of:=[.D19]*COS(2*PI()*[.E19]*[.B19])" office:value-type="float" office:value="13.8682719612293" calcext:value-type="float">
            <text:p>13.8682719612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16" calcext:value-type="float">
            <text:p>16</text:p>
          </table:table-cell>
          <table:table-cell table:formula="of:=[.B19]+[.C19]" office:value-type="float" office:value="0.0156709108716944" calcext:value-type="float">
            <text:p>0.0156709109</text:p>
          </table:table-cell>
          <table:table-cell table:formula="of:=[.C19]" office:value-type="float" office:value="0.000979431929480901" calcext:value-type="float">
            <text:p>0.0009794319</text:p>
          </table:table-cell>
          <table:table-cell table:formula="of:=4+3*COS(2*PI()*[.B20])+7*COS(4*PI()*[.B20])" office:value-type="float" office:value="13.8501771737283" calcext:value-type="float">
            <text:p>13.8501771737</text:p>
          </table:table-cell>
          <table:table-cell table:formula="of:=[.E19]" office:value-type="float" office:value="0" calcext:value-type="float">
            <text:p>0</text:p>
          </table:table-cell>
          <table:table-cell table:formula="of:=[.D20]*COS(2*PI()*[.E20]*[.B20])" office:value-type="float" office:value="13.8501771737283" calcext:value-type="float">
            <text:p>13.8501771737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17" calcext:value-type="float">
            <text:p>17</text:p>
          </table:table-cell>
          <table:table-cell table:formula="of:=[.B20]+[.C20]" office:value-type="float" office:value="0.0166503428011753" calcext:value-type="float">
            <text:p>0.0166503428</text:p>
          </table:table-cell>
          <table:table-cell table:formula="of:=[.C20]" office:value-type="float" office:value="0.000979431929480901" calcext:value-type="float">
            <text:p>0.0009794319</text:p>
          </table:table-cell>
          <table:table-cell table:formula="of:=4+3*COS(2*PI()*[.B21])+7*COS(4*PI()*[.B21])" office:value-type="float" office:value="13.8309294396603" calcext:value-type="float">
            <text:p>13.8309294397</text:p>
          </table:table-cell>
          <table:table-cell table:formula="of:=[.E20]" office:value-type="float" office:value="0" calcext:value-type="float">
            <text:p>0</text:p>
          </table:table-cell>
          <table:table-cell table:formula="of:=[.D21]*COS(2*PI()*[.E21]*[.B21])" office:value-type="float" office:value="13.8309294396603" calcext:value-type="float">
            <text:p>13.8309294397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18" calcext:value-type="float">
            <text:p>18</text:p>
          </table:table-cell>
          <table:table-cell table:formula="of:=[.B21]+[.C21]" office:value-type="float" office:value="0.0176297747306562" calcext:value-type="float">
            <text:p>0.0176297747</text:p>
          </table:table-cell>
          <table:table-cell table:formula="of:=[.C21]" office:value-type="float" office:value="0.000979431929480901" calcext:value-type="float">
            <text:p>0.0009794319</text:p>
          </table:table-cell>
          <table:table-cell table:formula="of:=4+3*COS(2*PI()*[.B22])+7*COS(4*PI()*[.B22])" office:value-type="float" office:value="13.8105314621099" calcext:value-type="float">
            <text:p>13.8105314621</text:p>
          </table:table-cell>
          <table:table-cell table:formula="of:=[.E21]" office:value-type="float" office:value="0" calcext:value-type="float">
            <text:p>0</text:p>
          </table:table-cell>
          <table:table-cell table:formula="of:=[.D22]*COS(2*PI()*[.E22]*[.B22])" office:value-type="float" office:value="13.8105314621099" calcext:value-type="float">
            <text:p>13.8105314621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19" calcext:value-type="float">
            <text:p>19</text:p>
          </table:table-cell>
          <table:table-cell table:formula="of:=[.B22]+[.C22]" office:value-type="float" office:value="0.0186092066601371" calcext:value-type="float">
            <text:p>0.0186092067</text:p>
          </table:table-cell>
          <table:table-cell table:formula="of:=[.C22]" office:value-type="float" office:value="0.000979431929480901" calcext:value-type="float">
            <text:p>0.0009794319</text:p>
          </table:table-cell>
          <table:table-cell table:formula="of:=4+3*COS(2*PI()*[.B23])+7*COS(4*PI()*[.B23])" office:value-type="float" office:value="13.7889861055659" calcext:value-type="float">
            <text:p>13.7889861056</text:p>
          </table:table-cell>
          <table:table-cell table:formula="of:=[.E22]" office:value-type="float" office:value="0" calcext:value-type="float">
            <text:p>0</text:p>
          </table:table-cell>
          <table:table-cell table:formula="of:=[.D23]*COS(2*PI()*[.E23]*[.B23])" office:value-type="float" office:value="13.7889861055659" calcext:value-type="float">
            <text:p>13.7889861056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20" calcext:value-type="float">
            <text:p>20</text:p>
          </table:table-cell>
          <table:table-cell table:formula="of:=[.B23]+[.C23]" office:value-type="float" office:value="0.019588638589618" calcext:value-type="float">
            <text:p>0.0195886386</text:p>
          </table:table-cell>
          <table:table-cell table:formula="of:=[.C23]" office:value-type="float" office:value="0.000979431929480901" calcext:value-type="float">
            <text:p>0.0009794319</text:p>
          </table:table-cell>
          <table:table-cell table:formula="of:=4+3*COS(2*PI()*[.B24])+7*COS(4*PI()*[.B24])" office:value-type="float" office:value="13.7662963954967" calcext:value-type="float">
            <text:p>13.7662963955</text:p>
          </table:table-cell>
          <table:table-cell table:formula="of:=[.E23]" office:value-type="float" office:value="0" calcext:value-type="float">
            <text:p>0</text:p>
          </table:table-cell>
          <table:table-cell table:formula="of:=[.D24]*COS(2*PI()*[.E24]*[.B24])" office:value-type="float" office:value="13.7662963954967" calcext:value-type="float">
            <text:p>13.7662963955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21" calcext:value-type="float">
            <text:p>21</text:p>
          </table:table-cell>
          <table:table-cell table:formula="of:=[.B24]+[.C24]" office:value-type="float" office:value="0.0205680705190989" calcext:value-type="float">
            <text:p>0.0205680705</text:p>
          </table:table-cell>
          <table:table-cell table:formula="of:=[.C24]" office:value-type="float" office:value="0.000979431929480901" calcext:value-type="float">
            <text:p>0.0009794319</text:p>
          </table:table-cell>
          <table:table-cell table:formula="of:=4+3*COS(2*PI()*[.B25])+7*COS(4*PI()*[.B25])" office:value-type="float" office:value="13.7424655179006" calcext:value-type="float">
            <text:p>13.7424655179</text:p>
          </table:table-cell>
          <table:table-cell table:formula="of:=[.E24]" office:value-type="float" office:value="0" calcext:value-type="float">
            <text:p>0</text:p>
          </table:table-cell>
          <table:table-cell table:formula="of:=[.D25]*COS(2*PI()*[.E25]*[.B25])" office:value-type="float" office:value="13.7424655179006" calcext:value-type="float">
            <text:p>13.7424655179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22" calcext:value-type="float">
            <text:p>22</text:p>
          </table:table-cell>
          <table:table-cell table:formula="of:=[.B25]+[.C25]" office:value-type="float" office:value="0.0215475024485798" calcext:value-type="float">
            <text:p>0.0215475024</text:p>
          </table:table-cell>
          <table:table-cell table:formula="of:=[.C25]" office:value-type="float" office:value="0.000979431929480901" calcext:value-type="float">
            <text:p>0.0009794319</text:p>
          </table:table-cell>
          <table:table-cell table:formula="of:=4+3*COS(2*PI()*[.B26])+7*COS(4*PI()*[.B26])" office:value-type="float" office:value="13.717496818833" calcext:value-type="float">
            <text:p>13.7174968188</text:p>
          </table:table-cell>
          <table:table-cell table:formula="of:=[.E25]" office:value-type="float" office:value="0" calcext:value-type="float">
            <text:p>0</text:p>
          </table:table-cell>
          <table:table-cell table:formula="of:=[.D26]*COS(2*PI()*[.E26]*[.B26])" office:value-type="float" office:value="13.717496818833" calcext:value-type="float">
            <text:p>13.7174968188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23" calcext:value-type="float">
            <text:p>23</text:p>
          </table:table-cell>
          <table:table-cell table:formula="of:=[.B26]+[.C26]" office:value-type="float" office:value="0.0225269343780607" calcext:value-type="float">
            <text:p>0.0225269344</text:p>
          </table:table-cell>
          <table:table-cell table:formula="of:=[.C26]" office:value-type="float" office:value="0.000979431929480901" calcext:value-type="float">
            <text:p>0.0009794319</text:p>
          </table:table-cell>
          <table:table-cell table:formula="of:=4+3*COS(2*PI()*[.B27])+7*COS(4*PI()*[.B27])" office:value-type="float" office:value="13.6913938039092" calcext:value-type="float">
            <text:p>13.6913938039</text:p>
          </table:table-cell>
          <table:table-cell table:formula="of:=[.E26]" office:value-type="float" office:value="0" calcext:value-type="float">
            <text:p>0</text:p>
          </table:table-cell>
          <table:table-cell table:formula="of:=[.D27]*COS(2*PI()*[.E27]*[.B27])" office:value-type="float" office:value="13.6913938039092" calcext:value-type="float">
            <text:p>13.6913938039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24" calcext:value-type="float">
            <text:p>24</text:p>
          </table:table-cell>
          <table:table-cell table:formula="of:=[.B27]+[.C27]" office:value-type="float" office:value="0.0235063663075416" calcext:value-type="float">
            <text:p>0.0235063663</text:p>
          </table:table-cell>
          <table:table-cell table:formula="of:=[.C27]" office:value-type="float" office:value="0.000979431929480901" calcext:value-type="float">
            <text:p>0.0009794319</text:p>
          </table:table-cell>
          <table:table-cell table:formula="of:=4+3*COS(2*PI()*[.B28])+7*COS(4*PI()*[.B28])" office:value-type="float" office:value="13.664160137784" calcext:value-type="float">
            <text:p>13.6641601378</text:p>
          </table:table-cell>
          <table:table-cell table:formula="of:=[.E27]" office:value-type="float" office:value="0" calcext:value-type="float">
            <text:p>0</text:p>
          </table:table-cell>
          <table:table-cell table:formula="of:=[.D28]*COS(2*PI()*[.E28]*[.B28])" office:value-type="float" office:value="13.664160137784" calcext:value-type="float">
            <text:p>13.6641601378</text:p>
          </table:table-cell>
          <table:table-cell table:number-columns-repeated="1017"/>
        </table:table-row>
        <table:table-row table:style-name="ro1">
          <table:table-cell table:formula="of:=[.A28]+1" office:value-type="float" office:value="25" calcext:value-type="float">
            <text:p>25</text:p>
          </table:table-cell>
          <table:table-cell table:formula="of:=[.B28]+[.C28]" office:value-type="float" office:value="0.0244857982370225" calcext:value-type="float">
            <text:p>0.0244857982</text:p>
          </table:table-cell>
          <table:table-cell table:formula="of:=[.C28]" office:value-type="float" office:value="0.000979431929480901" calcext:value-type="float">
            <text:p>0.0009794319</text:p>
          </table:table-cell>
          <table:table-cell table:formula="of:=4+3*COS(2*PI()*[.B29])+7*COS(4*PI()*[.B29])" office:value-type="float" office:value="13.6357996436074" calcext:value-type="float">
            <text:p>13.6357996436</text:p>
          </table:table-cell>
          <table:table-cell table:formula="of:=[.E28]" office:value-type="float" office:value="0" calcext:value-type="float">
            <text:p>0</text:p>
          </table:table-cell>
          <table:table-cell table:formula="of:=[.D29]*COS(2*PI()*[.E29]*[.B29])" office:value-type="float" office:value="13.6357996436074" calcext:value-type="float">
            <text:p>13.6357996436</text:p>
          </table:table-cell>
          <table:table-cell table:number-columns-repeated="1017"/>
        </table:table-row>
        <table:table-row table:style-name="ro1">
          <table:table-cell table:formula="of:=[.A29]+1" office:value-type="float" office:value="26" calcext:value-type="float">
            <text:p>26</text:p>
          </table:table-cell>
          <table:table-cell table:formula="of:=[.B29]+[.C29]" office:value-type="float" office:value="0.0254652301665034" calcext:value-type="float">
            <text:p>0.0254652302</text:p>
          </table:table-cell>
          <table:table-cell table:formula="of:=[.C29]" office:value-type="float" office:value="0.000979431929480901" calcext:value-type="float">
            <text:p>0.0009794319</text:p>
          </table:table-cell>
          <table:table-cell table:formula="of:=4+3*COS(2*PI()*[.B30])+7*COS(4*PI()*[.B30])" office:value-type="float" office:value="13.6063163024573" calcext:value-type="float">
            <text:p>13.6063163025</text:p>
          </table:table-cell>
          <table:table-cell table:formula="of:=[.E29]" office:value-type="float" office:value="0" calcext:value-type="float">
            <text:p>0</text:p>
          </table:table-cell>
          <table:table-cell table:formula="of:=[.D30]*COS(2*PI()*[.E30]*[.B30])" office:value-type="float" office:value="13.6063163024573" calcext:value-type="float">
            <text:p>13.6063163025</text:p>
          </table:table-cell>
          <table:table-cell table:number-columns-repeated="1017"/>
        </table:table-row>
        <table:table-row table:style-name="ro1">
          <table:table-cell table:formula="of:=[.A30]+1" office:value-type="float" office:value="27" calcext:value-type="float">
            <text:p>27</text:p>
          </table:table-cell>
          <table:table-cell table:formula="of:=[.B30]+[.C30]" office:value-type="float" office:value="0.0264446620959843" calcext:value-type="float">
            <text:p>0.0264446621</text:p>
          </table:table-cell>
          <table:table-cell table:formula="of:=[.C30]" office:value-type="float" office:value="0.000979431929480901" calcext:value-type="float">
            <text:p>0.0009794319</text:p>
          </table:table-cell>
          <table:table-cell table:formula="of:=4+3*COS(2*PI()*[.B31])+7*COS(4*PI()*[.B31])" office:value-type="float" office:value="13.5757142527477" calcext:value-type="float">
            <text:p>13.5757142527</text:p>
          </table:table-cell>
          <table:table-cell table:formula="of:=[.E30]" office:value-type="float" office:value="0" calcext:value-type="float">
            <text:p>0</text:p>
          </table:table-cell>
          <table:table-cell table:formula="of:=[.D31]*COS(2*PI()*[.E31]*[.B31])" office:value-type="float" office:value="13.5757142527477" calcext:value-type="float">
            <text:p>13.5757142527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28" calcext:value-type="float">
            <text:p>28</text:p>
          </table:table-cell>
          <table:table-cell table:formula="of:=[.B31]+[.C31]" office:value-type="float" office:value="0.0274240940254652" calcext:value-type="float">
            <text:p>0.027424094</text:p>
          </table:table-cell>
          <table:table-cell table:formula="of:=[.C31]" office:value-type="float" office:value="0.000979431929480901" calcext:value-type="float">
            <text:p>0.0009794319</text:p>
          </table:table-cell>
          <table:table-cell table:formula="of:=4+3*COS(2*PI()*[.B32])+7*COS(4*PI()*[.B32])" office:value-type="float" office:value="13.543997789615" calcext:value-type="float">
            <text:p>13.5439977896</text:p>
          </table:table-cell>
          <table:table-cell table:formula="of:=[.E31]" office:value-type="float" office:value="0" calcext:value-type="float">
            <text:p>0</text:p>
          </table:table-cell>
          <table:table-cell table:formula="of:=[.D32]*COS(2*PI()*[.E32]*[.B32])" office:value-type="float" office:value="13.543997789615" calcext:value-type="float">
            <text:p>13.5439977896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29" calcext:value-type="float">
            <text:p>29</text:p>
          </table:table-cell>
          <table:table-cell table:formula="of:=[.B32]+[.C32]" office:value-type="float" office:value="0.0284035259549461" calcext:value-type="float">
            <text:p>0.028403526</text:p>
          </table:table-cell>
          <table:table-cell table:formula="of:=[.C32]" office:value-type="float" office:value="0.000979431929480901" calcext:value-type="float">
            <text:p>0.0009794319</text:p>
          </table:table-cell>
          <table:table-cell table:formula="of:=4+3*COS(2*PI()*[.B33])+7*COS(4*PI()*[.B33])" office:value-type="float" office:value="13.5111713642796" calcext:value-type="float">
            <text:p>13.5111713643</text:p>
          </table:table-cell>
          <table:table-cell table:formula="of:=[.E32]" office:value-type="float" office:value="0" calcext:value-type="float">
            <text:p>0</text:p>
          </table:table-cell>
          <table:table-cell table:formula="of:=[.D33]*COS(2*PI()*[.E33]*[.B33])" office:value-type="float" office:value="13.5111713642796" calcext:value-type="float">
            <text:p>13.5111713643</text:p>
          </table:table-cell>
          <table:table-cell table:number-columns-repeated="1017"/>
        </table:table-row>
        <table:table-row table:style-name="ro1">
          <table:table-cell table:formula="of:=[.A33]+1" office:value-type="float" office:value="30" calcext:value-type="float">
            <text:p>30</text:p>
          </table:table-cell>
          <table:table-cell table:formula="of:=[.B33]+[.C33]" office:value-type="float" office:value="0.029382957884427" calcext:value-type="float">
            <text:p>0.0293829579</text:p>
          </table:table-cell>
          <table:table-cell table:formula="of:=[.C33]" office:value-type="float" office:value="0.000979431929480901" calcext:value-type="float">
            <text:p>0.0009794319</text:p>
          </table:table-cell>
          <table:table-cell table:formula="of:=4+3*COS(2*PI()*[.B34])+7*COS(4*PI()*[.B34])" office:value-type="float" office:value="13.4772395833853" calcext:value-type="float">
            <text:p>13.4772395834</text:p>
          </table:table-cell>
          <table:table-cell table:formula="of:=[.E33]" office:value-type="float" office:value="0" calcext:value-type="float">
            <text:p>0</text:p>
          </table:table-cell>
          <table:table-cell table:formula="of:=[.D34]*COS(2*PI()*[.E34]*[.B34])" office:value-type="float" office:value="13.4772395833853" calcext:value-type="float">
            <text:p>13.4772395834</text:p>
          </table:table-cell>
          <table:table-cell table:number-columns-repeated="1017"/>
        </table:table-row>
        <table:table-row table:style-name="ro1">
          <table:table-cell table:formula="of:=[.A34]+1" office:value-type="float" office:value="31" calcext:value-type="float">
            <text:p>31</text:p>
          </table:table-cell>
          <table:table-cell table:formula="of:=[.B34]+[.C34]" office:value-type="float" office:value="0.0303623898139079" calcext:value-type="float">
            <text:p>0.0303623898</text:p>
          </table:table-cell>
          <table:table-cell table:formula="of:=[.C34]" office:value-type="float" office:value="0.000979431929480901" calcext:value-type="float">
            <text:p>0.0009794319</text:p>
          </table:table-cell>
          <table:table-cell table:formula="of:=4+3*COS(2*PI()*[.B35])+7*COS(4*PI()*[.B35])" office:value-type="float" office:value="13.4422072083153" calcext:value-type="float">
            <text:p>13.4422072083</text:p>
          </table:table-cell>
          <table:table-cell table:formula="of:=[.E34]" office:value-type="float" office:value="0" calcext:value-type="float">
            <text:p>0</text:p>
          </table:table-cell>
          <table:table-cell table:formula="of:=[.D35]*COS(2*PI()*[.E35]*[.B35])" office:value-type="float" office:value="13.4422072083153" calcext:value-type="float">
            <text:p>13.4422072083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32" calcext:value-type="float">
            <text:p>32</text:p>
          </table:table-cell>
          <table:table-cell table:formula="of:=[.B35]+[.C35]" office:value-type="float" office:value="0.0313418217433888" calcext:value-type="float">
            <text:p>0.0313418217</text:p>
          </table:table-cell>
          <table:table-cell table:formula="of:=[.C35]" office:value-type="float" office:value="0.000979431929480901" calcext:value-type="float">
            <text:p>0.0009794319</text:p>
          </table:table-cell>
          <table:table-cell table:formula="of:=4+3*COS(2*PI()*[.B36])+7*COS(4*PI()*[.B36])" office:value-type="float" office:value="13.4060791544854" calcext:value-type="float">
            <text:p>13.4060791545</text:p>
          </table:table-cell>
          <table:table-cell table:formula="of:=[.E35]" office:value-type="float" office:value="0" calcext:value-type="float">
            <text:p>0</text:p>
          </table:table-cell>
          <table:table-cell table:formula="of:=[.D36]*COS(2*PI()*[.E36]*[.B36])" office:value-type="float" office:value="13.4060791544854" calcext:value-type="float">
            <text:p>13.4060791545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33" calcext:value-type="float">
            <text:p>33</text:p>
          </table:table-cell>
          <table:table-cell table:formula="of:=[.B36]+[.C36]" office:value-type="float" office:value="0.0323212536728697" calcext:value-type="float">
            <text:p>0.0323212537</text:p>
          </table:table-cell>
          <table:table-cell table:formula="of:=[.C36]" office:value-type="float" office:value="0.000979431929480901" calcext:value-type="float">
            <text:p>0.0009794319</text:p>
          </table:table-cell>
          <table:table-cell table:formula="of:=4+3*COS(2*PI()*[.B37])+7*COS(4*PI()*[.B37])" office:value-type="float" office:value="13.3688604906138" calcext:value-type="float">
            <text:p>13.3688604906</text:p>
          </table:table-cell>
          <table:table-cell table:formula="of:=[.E36]" office:value-type="float" office:value="0" calcext:value-type="float">
            <text:p>0</text:p>
          </table:table-cell>
          <table:table-cell table:formula="of:=[.D37]*COS(2*PI()*[.E37]*[.B37])" office:value-type="float" office:value="13.3688604906138" calcext:value-type="float">
            <text:p>13.3688604906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34" calcext:value-type="float">
            <text:p>34</text:p>
          </table:table-cell>
          <table:table-cell table:formula="of:=[.B37]+[.C37]" office:value-type="float" office:value="0.0333006856023506" calcext:value-type="float">
            <text:p>0.0333006856</text:p>
          </table:table-cell>
          <table:table-cell table:formula="of:=[.C37]" office:value-type="float" office:value="0.000979431929480901" calcext:value-type="float">
            <text:p>0.0009794319</text:p>
          </table:table-cell>
          <table:table-cell table:formula="of:=4+3*COS(2*PI()*[.B38])+7*COS(4*PI()*[.B38])" office:value-type="float" office:value="13.3305564379692" calcext:value-type="float">
            <text:p>13.330556438</text:p>
          </table:table-cell>
          <table:table-cell table:formula="of:=[.E37]" office:value-type="float" office:value="0" calcext:value-type="float">
            <text:p>0</text:p>
          </table:table-cell>
          <table:table-cell table:formula="of:=[.D38]*COS(2*PI()*[.E38]*[.B38])" office:value-type="float" office:value="13.3305564379692" calcext:value-type="float">
            <text:p>13.330556438</text:p>
          </table:table-cell>
          <table:table-cell table:number-columns-repeated="1017"/>
        </table:table-row>
        <table:table-row table:style-name="ro1">
          <table:table-cell table:formula="of:=[.A38]+1" office:value-type="float" office:value="35" calcext:value-type="float">
            <text:p>35</text:p>
          </table:table-cell>
          <table:table-cell table:formula="of:=[.B38]+[.C38]" office:value-type="float" office:value="0.0342801175318315" calcext:value-type="float">
            <text:p>0.0342801175</text:p>
          </table:table-cell>
          <table:table-cell table:formula="of:=[.C38]" office:value-type="float" office:value="0.000979431929480901" calcext:value-type="float">
            <text:p>0.0009794319</text:p>
          </table:table-cell>
          <table:table-cell table:formula="of:=4+3*COS(2*PI()*[.B39])+7*COS(4*PI()*[.B39])" office:value-type="float" office:value="13.291172369595" calcext:value-type="float">
            <text:p>13.2911723696</text:p>
          </table:table-cell>
          <table:table-cell table:formula="of:=[.E38]" office:value-type="float" office:value="0" calcext:value-type="float">
            <text:p>0</text:p>
          </table:table-cell>
          <table:table-cell table:formula="of:=[.D39]*COS(2*PI()*[.E39]*[.B39])" office:value-type="float" office:value="13.291172369595" calcext:value-type="float">
            <text:p>13.2911723696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36" calcext:value-type="float">
            <text:p>36</text:p>
          </table:table-cell>
          <table:table-cell table:formula="of:=[.B39]+[.C39]" office:value-type="float" office:value="0.0352595494613124" calcext:value-type="float">
            <text:p>0.0352595495</text:p>
          </table:table-cell>
          <table:table-cell table:formula="of:=[.C39]" office:value-type="float" office:value="0.000979431929480901" calcext:value-type="float">
            <text:p>0.0009794319</text:p>
          </table:table-cell>
          <table:table-cell table:formula="of:=4+3*COS(2*PI()*[.B40])+7*COS(4*PI()*[.B40])" office:value-type="float" office:value="13.2507138095122" calcext:value-type="float">
            <text:p>13.2507138095</text:p>
          </table:table-cell>
          <table:table-cell table:formula="of:=[.E39]" office:value-type="float" office:value="0" calcext:value-type="float">
            <text:p>0</text:p>
          </table:table-cell>
          <table:table-cell table:formula="of:=[.D40]*COS(2*PI()*[.E40]*[.B40])" office:value-type="float" office:value="13.2507138095122" calcext:value-type="float">
            <text:p>13.2507138095</text:p>
          </table:table-cell>
          <table:table-cell table:number-columns-repeated="1017"/>
        </table:table-row>
        <table:table-row table:style-name="ro1">
          <table:table-cell table:formula="of:=[.A40]+1" office:value-type="float" office:value="37" calcext:value-type="float">
            <text:p>37</text:p>
          </table:table-cell>
          <table:table-cell table:formula="of:=[.B40]+[.C40]" office:value-type="float" office:value="0.0362389813907933" calcext:value-type="float">
            <text:p>0.0362389814</text:p>
          </table:table-cell>
          <table:table-cell table:formula="of:=[.C40]" office:value-type="float" office:value="0.000979431929480901" calcext:value-type="float">
            <text:p>0.0009794319</text:p>
          </table:table-cell>
          <table:table-cell table:formula="of:=4+3*COS(2*PI()*[.B41])+7*COS(4*PI()*[.B41])" office:value-type="float" office:value="13.209186431899" calcext:value-type="float">
            <text:p>13.2091864319</text:p>
          </table:table-cell>
          <table:table-cell table:formula="of:=[.E40]" office:value-type="float" office:value="0" calcext:value-type="float">
            <text:p>0</text:p>
          </table:table-cell>
          <table:table-cell table:formula="of:=[.D41]*COS(2*PI()*[.E41]*[.B41])" office:value-type="float" office:value="13.209186431899" calcext:value-type="float">
            <text:p>13.2091864319</text:p>
          </table:table-cell>
          <table:table-cell table:number-columns-repeated="1017"/>
        </table:table-row>
        <table:table-row table:style-name="ro1">
          <table:table-cell table:formula="of:=[.A41]+1" office:value-type="float" office:value="38" calcext:value-type="float">
            <text:p>38</text:p>
          </table:table-cell>
          <table:table-cell table:formula="of:=[.B41]+[.C41]" office:value-type="float" office:value="0.0372184133202742" calcext:value-type="float">
            <text:p>0.0372184133</text:p>
          </table:table-cell>
          <table:table-cell table:formula="of:=[.C41]" office:value-type="float" office:value="0.000979431929480901" calcext:value-type="float">
            <text:p>0.0009794319</text:p>
          </table:table-cell>
          <table:table-cell table:formula="of:=4+3*COS(2*PI()*[.B42])+7*COS(4*PI()*[.B42])" office:value-type="float" office:value="13.1665960602485" calcext:value-type="float">
            <text:p>13.1665960602</text:p>
          </table:table-cell>
          <table:table-cell table:formula="of:=[.E41]" office:value-type="float" office:value="0" calcext:value-type="float">
            <text:p>0</text:p>
          </table:table-cell>
          <table:table-cell table:formula="of:=[.D42]*COS(2*PI()*[.E42]*[.B42])" office:value-type="float" office:value="13.1665960602485" calcext:value-type="float">
            <text:p>13.1665960602</text:p>
          </table:table-cell>
          <table:table-cell table:number-columns-repeated="1017"/>
        </table:table-row>
        <table:table-row table:style-name="ro1">
          <table:table-cell table:formula="of:=[.A42]+1" office:value-type="float" office:value="39" calcext:value-type="float">
            <text:p>39</text:p>
          </table:table-cell>
          <table:table-cell table:formula="of:=[.B42]+[.C42]" office:value-type="float" office:value="0.0381978452497551" calcext:value-type="float">
            <text:p>0.0381978452</text:p>
          </table:table-cell>
          <table:table-cell table:formula="of:=[.C42]" office:value-type="float" office:value="0.000979431929480901" calcext:value-type="float">
            <text:p>0.0009794319</text:p>
          </table:table-cell>
          <table:table-cell table:formula="of:=4+3*COS(2*PI()*[.B43])+7*COS(4*PI()*[.B43])" office:value-type="float" office:value="13.1229486665044" calcext:value-type="float">
            <text:p>13.1229486665</text:p>
          </table:table-cell>
          <table:table-cell table:formula="of:=[.E42]" office:value-type="float" office:value="0" calcext:value-type="float">
            <text:p>0</text:p>
          </table:table-cell>
          <table:table-cell table:formula="of:=[.D43]*COS(2*PI()*[.E43]*[.B43])" office:value-type="float" office:value="13.1229486665044" calcext:value-type="float">
            <text:p>13.1229486665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40" calcext:value-type="float">
            <text:p>40</text:p>
          </table:table-cell>
          <table:table-cell table:formula="of:=[.B43]+[.C43]" office:value-type="float" office:value="0.039177277179236" calcext:value-type="float">
            <text:p>0.0391772772</text:p>
          </table:table-cell>
          <table:table-cell table:formula="of:=[.C43]" office:value-type="float" office:value="0.000979431929480901" calcext:value-type="float">
            <text:p>0.0009794319</text:p>
          </table:table-cell>
          <table:table-cell table:formula="of:=4+3*COS(2*PI()*[.B44])+7*COS(4*PI()*[.B44])" office:value-type="float" office:value="13.0782503701744" calcext:value-type="float">
            <text:p>13.0782503702</text:p>
          </table:table-cell>
          <table:table-cell table:formula="of:=[.E43]" office:value-type="float" office:value="0" calcext:value-type="float">
            <text:p>0</text:p>
          </table:table-cell>
          <table:table-cell table:formula="of:=[.D44]*COS(2*PI()*[.E44]*[.B44])" office:value-type="float" office:value="13.0782503701744" calcext:value-type="float">
            <text:p>13.0782503702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41" calcext:value-type="float">
            <text:p>41</text:p>
          </table:table-cell>
          <table:table-cell table:formula="of:=[.B44]+[.C44]" office:value-type="float" office:value="0.0401567091087169" calcext:value-type="float">
            <text:p>0.0401567091</text:p>
          </table:table-cell>
          <table:table-cell table:formula="of:=[.C44]" office:value-type="float" office:value="0.000979431929480901" calcext:value-type="float">
            <text:p>0.0009794319</text:p>
          </table:table-cell>
          <table:table-cell table:formula="of:=4+3*COS(2*PI()*[.B45])+7*COS(4*PI()*[.B45])" office:value-type="float" office:value="13.032507437422" calcext:value-type="float">
            <text:p>13.0325074374</text:p>
          </table:table-cell>
          <table:table-cell table:formula="of:=[.E44]" office:value-type="float" office:value="0" calcext:value-type="float">
            <text:p>0</text:p>
          </table:table-cell>
          <table:table-cell table:formula="of:=[.D45]*COS(2*PI()*[.E45]*[.B45])" office:value-type="float" office:value="13.032507437422" calcext:value-type="float">
            <text:p>13.0325074374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42" calcext:value-type="float">
            <text:p>42</text:p>
          </table:table-cell>
          <table:table-cell table:formula="of:=[.B45]+[.C45]" office:value-type="float" office:value="0.0411361410381978" calcext:value-type="float">
            <text:p>0.041136141</text:p>
          </table:table-cell>
          <table:table-cell table:formula="of:=[.C45]" office:value-type="float" office:value="0.000979431929480901" calcext:value-type="float">
            <text:p>0.0009794319</text:p>
          </table:table-cell>
          <table:table-cell table:formula="of:=4+3*COS(2*PI()*[.B46])+7*COS(4*PI()*[.B46])" office:value-type="float" office:value="12.985726280136" calcext:value-type="float">
            <text:p>12.9857262801</text:p>
          </table:table-cell>
          <table:table-cell table:formula="of:=[.E45]" office:value-type="float" office:value="0" calcext:value-type="float">
            <text:p>0</text:p>
          </table:table-cell>
          <table:table-cell table:formula="of:=[.D46]*COS(2*PI()*[.E46]*[.B46])" office:value-type="float" office:value="12.985726280136" calcext:value-type="float">
            <text:p>12.9857262801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43" calcext:value-type="float">
            <text:p>43</text:p>
          </table:table-cell>
          <table:table-cell table:formula="of:=[.B46]+[.C46]" office:value-type="float" office:value="0.0421155729676787" calcext:value-type="float">
            <text:p>0.042115573</text:p>
          </table:table-cell>
          <table:table-cell table:formula="of:=[.C46]" office:value-type="float" office:value="0.000979431929480901" calcext:value-type="float">
            <text:p>0.0009794319</text:p>
          </table:table-cell>
          <table:table-cell table:formula="of:=4+3*COS(2*PI()*[.B47])+7*COS(4*PI()*[.B47])" office:value-type="float" office:value="12.9379134549794" calcext:value-type="float">
            <text:p>12.937913455</text:p>
          </table:table-cell>
          <table:table-cell table:formula="of:=[.E46]" office:value-type="float" office:value="0" calcext:value-type="float">
            <text:p>0</text:p>
          </table:table-cell>
          <table:table-cell table:formula="of:=[.D47]*COS(2*PI()*[.E47]*[.B47])" office:value-type="float" office:value="12.9379134549794" calcext:value-type="float">
            <text:p>12.937913455</text:p>
          </table:table-cell>
          <table:table-cell table:number-columns-repeated="1017"/>
        </table:table-row>
        <table:table-row table:style-name="ro1">
          <table:table-cell table:formula="of:=[.A47]+1" office:value-type="float" office:value="44" calcext:value-type="float">
            <text:p>44</text:p>
          </table:table-cell>
          <table:table-cell table:formula="of:=[.B47]+[.C47]" office:value-type="float" office:value="0.0430950048971596" calcext:value-type="float">
            <text:p>0.0430950049</text:p>
          </table:table-cell>
          <table:table-cell table:formula="of:=[.C47]" office:value-type="float" office:value="0.000979431929480901" calcext:value-type="float">
            <text:p>0.0009794319</text:p>
          </table:table-cell>
          <table:table-cell table:formula="of:=4+3*COS(2*PI()*[.B48])+7*COS(4*PI()*[.B48])" office:value-type="float" office:value="12.8890756624158" calcext:value-type="float">
            <text:p>12.8890756624</text:p>
          </table:table-cell>
          <table:table-cell table:formula="of:=[.E47]" office:value-type="float" office:value="0" calcext:value-type="float">
            <text:p>0</text:p>
          </table:table-cell>
          <table:table-cell table:formula="of:=[.D48]*COS(2*PI()*[.E48]*[.B48])" office:value-type="float" office:value="12.8890756624158" calcext:value-type="float">
            <text:p>12.8890756624</text:p>
          </table:table-cell>
          <table:table-cell table:number-columns-repeated="1017"/>
        </table:table-row>
        <table:table-row table:style-name="ro1">
          <table:table-cell table:formula="of:=[.A48]+1" office:value-type="float" office:value="45" calcext:value-type="float">
            <text:p>45</text:p>
          </table:table-cell>
          <table:table-cell table:formula="of:=[.B48]+[.C48]" office:value-type="float" office:value="0.0440744368266405" calcext:value-type="float">
            <text:p>0.0440744368</text:p>
          </table:table-cell>
          <table:table-cell table:formula="of:=[.C48]" office:value-type="float" office:value="0.000979431929480901" calcext:value-type="float">
            <text:p>0.0009794319</text:p>
          </table:table-cell>
          <table:table-cell table:formula="of:=4+3*COS(2*PI()*[.B49])+7*COS(4*PI()*[.B49])" office:value-type="float" office:value="12.8392197457149" calcext:value-type="float">
            <text:p>12.8392197457</text:p>
          </table:table-cell>
          <table:table-cell table:formula="of:=[.E48]" office:value-type="float" office:value="0" calcext:value-type="float">
            <text:p>0</text:p>
          </table:table-cell>
          <table:table-cell table:formula="of:=[.D49]*COS(2*PI()*[.E49]*[.B49])" office:value-type="float" office:value="12.8392197457149" calcext:value-type="float">
            <text:p>12.8392197457</text:p>
          </table:table-cell>
          <table:table-cell table:number-columns-repeated="1017"/>
        </table:table-row>
        <table:table-row table:style-name="ro1">
          <table:table-cell table:formula="of:=[.A49]+1" office:value-type="float" office:value="46" calcext:value-type="float">
            <text:p>46</text:p>
          </table:table-cell>
          <table:table-cell table:formula="of:=[.B49]+[.C49]" office:value-type="float" office:value="0.0450538687561214" calcext:value-type="float">
            <text:p>0.0450538688</text:p>
          </table:table-cell>
          <table:table-cell table:formula="of:=[.C49]" office:value-type="float" office:value="0.000979431929480901" calcext:value-type="float">
            <text:p>0.0009794319</text:p>
          </table:table-cell>
          <table:table-cell table:formula="of:=4+3*COS(2*PI()*[.B50])+7*COS(4*PI()*[.B50])" office:value-type="float" office:value="12.7883526899374" calcext:value-type="float">
            <text:p>12.7883526899</text:p>
          </table:table-cell>
          <table:table-cell table:formula="of:=[.E49]" office:value-type="float" office:value="0" calcext:value-type="float">
            <text:p>0</text:p>
          </table:table-cell>
          <table:table-cell table:formula="of:=[.D50]*COS(2*PI()*[.E50]*[.B50])" office:value-type="float" office:value="12.7883526899374" calcext:value-type="float">
            <text:p>12.7883526899</text:p>
          </table:table-cell>
          <table:table-cell table:number-columns-repeated="1017"/>
        </table:table-row>
        <table:table-row table:style-name="ro1">
          <table:table-cell table:formula="of:=[.A50]+1" office:value-type="float" office:value="47" calcext:value-type="float">
            <text:p>47</text:p>
          </table:table-cell>
          <table:table-cell table:formula="of:=[.B50]+[.C50]" office:value-type="float" office:value="0.0460333006856023" calcext:value-type="float">
            <text:p>0.0460333007</text:p>
          </table:table-cell>
          <table:table-cell table:formula="of:=[.C50]" office:value-type="float" office:value="0.000979431929480901" calcext:value-type="float">
            <text:p>0.0009794319</text:p>
          </table:table-cell>
          <table:table-cell table:formula="of:=4+3*COS(2*PI()*[.B51])+7*COS(4*PI()*[.B51])" office:value-type="float" office:value="12.7364816208977" calcext:value-type="float">
            <text:p>12.7364816209</text:p>
          </table:table-cell>
          <table:table-cell table:formula="of:=[.E50]" office:value-type="float" office:value="0" calcext:value-type="float">
            <text:p>0</text:p>
          </table:table-cell>
          <table:table-cell table:formula="of:=[.D51]*COS(2*PI()*[.E51]*[.B51])" office:value-type="float" office:value="12.7364816208977" calcext:value-type="float">
            <text:p>12.7364816209</text:p>
          </table:table-cell>
          <table:table-cell table:number-columns-repeated="1017"/>
        </table:table-row>
        <table:table-row table:style-name="ro1">
          <table:table-cell table:formula="of:=[.A51]+1" office:value-type="float" office:value="48" calcext:value-type="float">
            <text:p>48</text:p>
          </table:table-cell>
          <table:table-cell table:formula="of:=[.B51]+[.C51]" office:value-type="float" office:value="0.0470127326150832" calcext:value-type="float">
            <text:p>0.0470127326</text:p>
          </table:table-cell>
          <table:table-cell table:formula="of:=[.C51]" office:value-type="float" office:value="0.000979431929480901" calcext:value-type="float">
            <text:p>0.0009794319</text:p>
          </table:table-cell>
          <table:table-cell table:formula="of:=4+3*COS(2*PI()*[.B52])+7*COS(4*PI()*[.B52])" office:value-type="float" office:value="12.6836138041069" calcext:value-type="float">
            <text:p>12.6836138041</text:p>
          </table:table-cell>
          <table:table-cell table:formula="of:=[.E51]" office:value-type="float" office:value="0" calcext:value-type="float">
            <text:p>0</text:p>
          </table:table-cell>
          <table:table-cell table:formula="of:=[.D52]*COS(2*PI()*[.E52]*[.B52])" office:value-type="float" office:value="12.6836138041069" calcext:value-type="float">
            <text:p>12.6836138041</text:p>
          </table:table-cell>
          <table:table-cell table:number-columns-repeated="1017"/>
        </table:table-row>
        <table:table-row table:style-name="ro1">
          <table:table-cell table:formula="of:=[.A52]+1" office:value-type="float" office:value="49" calcext:value-type="float">
            <text:p>49</text:p>
          </table:table-cell>
          <table:table-cell table:formula="of:=[.B52]+[.C52]" office:value-type="float" office:value="0.0479921645445641" calcext:value-type="float">
            <text:p>0.0479921645</text:p>
          </table:table-cell>
          <table:table-cell table:formula="of:=[.C52]" office:value-type="float" office:value="0.000979431929480901" calcext:value-type="float">
            <text:p>0.0009794319</text:p>
          </table:table-cell>
          <table:table-cell table:formula="of:=4+3*COS(2*PI()*[.B53])+7*COS(4*PI()*[.B53])" office:value-type="float" office:value="12.6297566436943" calcext:value-type="float">
            <text:p>12.6297566437</text:p>
          </table:table-cell>
          <table:table-cell table:formula="of:=[.E52]" office:value-type="float" office:value="0" calcext:value-type="float">
            <text:p>0</text:p>
          </table:table-cell>
          <table:table-cell table:formula="of:=[.D53]*COS(2*PI()*[.E53]*[.B53])" office:value-type="float" office:value="12.6297566436943" calcext:value-type="float">
            <text:p>12.6297566437</text:p>
          </table:table-cell>
          <table:table-cell table:number-columns-repeated="1017"/>
        </table:table-row>
        <table:table-row table:style-name="ro1">
          <table:table-cell table:formula="of:=[.A53]+1" office:value-type="float" office:value="50" calcext:value-type="float">
            <text:p>50</text:p>
          </table:table-cell>
          <table:table-cell table:formula="of:=[.B53]+[.C53]" office:value-type="float" office:value="0.048971596474045" calcext:value-type="float">
            <text:p>0.0489715965</text:p>
          </table:table-cell>
          <table:table-cell table:formula="of:=[.C53]" office:value-type="float" office:value="0.000979431929480901" calcext:value-type="float">
            <text:p>0.0009794319</text:p>
          </table:table-cell>
          <table:table-cell table:formula="of:=4+3*COS(2*PI()*[.B54])+7*COS(4*PI()*[.B54])" office:value-type="float" office:value="12.5749176813089" calcext:value-type="float">
            <text:p>12.5749176813</text:p>
          </table:table-cell>
          <table:table-cell table:formula="of:=[.E53]" office:value-type="float" office:value="0" calcext:value-type="float">
            <text:p>0</text:p>
          </table:table-cell>
          <table:table-cell table:formula="of:=[.D54]*COS(2*PI()*[.E54]*[.B54])" office:value-type="float" office:value="12.5749176813089" calcext:value-type="float">
            <text:p>12.5749176813</text:p>
          </table:table-cell>
          <table:table-cell table:number-columns-repeated="1017"/>
        </table:table-row>
        <table:table-row table:style-name="ro1">
          <table:table-cell table:formula="of:=[.A54]+1" office:value-type="float" office:value="51" calcext:value-type="float">
            <text:p>51</text:p>
          </table:table-cell>
          <table:table-cell table:formula="of:=[.B54]+[.C54]" office:value-type="float" office:value="0.0499510284035259" calcext:value-type="float">
            <text:p>0.0499510284</text:p>
          </table:table-cell>
          <table:table-cell table:formula="of:=[.C54]" office:value-type="float" office:value="0.000979431929480901" calcext:value-type="float">
            <text:p>0.0009794319</text:p>
          </table:table-cell>
          <table:table-cell table:formula="of:=4+3*COS(2*PI()*[.B55])+7*COS(4*PI()*[.B55])" office:value-type="float" office:value="12.5191045950005" calcext:value-type="float">
            <text:p>12.519104595</text:p>
          </table:table-cell>
          <table:table-cell table:formula="of:=[.E54]" office:value-type="float" office:value="0" calcext:value-type="float">
            <text:p>0</text:p>
          </table:table-cell>
          <table:table-cell table:formula="of:=[.D55]*COS(2*PI()*[.E55]*[.B55])" office:value-type="float" office:value="12.5191045950005" calcext:value-type="float">
            <text:p>12.519104595</text:p>
          </table:table-cell>
          <table:table-cell table:number-columns-repeated="1017"/>
        </table:table-row>
        <table:table-row table:style-name="ro1">
          <table:table-cell table:formula="of:=[.A55]+1" office:value-type="float" office:value="52" calcext:value-type="float">
            <text:p>52</text:p>
          </table:table-cell>
          <table:table-cell table:formula="of:=[.B55]+[.C55]" office:value-type="float" office:value="0.0509304603330068" calcext:value-type="float">
            <text:p>0.0509304603</text:p>
          </table:table-cell>
          <table:table-cell table:formula="of:=[.C55]" office:value-type="float" office:value="0.000979431929480901" calcext:value-type="float">
            <text:p>0.0009794319</text:p>
          </table:table-cell>
          <table:table-cell table:formula="of:=4+3*COS(2*PI()*[.B56])+7*COS(4*PI()*[.B56])" office:value-type="float" office:value="12.4623251980798" calcext:value-type="float">
            <text:p>12.4623251981</text:p>
          </table:table-cell>
          <table:table-cell table:formula="of:=[.E55]" office:value-type="float" office:value="0" calcext:value-type="float">
            <text:p>0</text:p>
          </table:table-cell>
          <table:table-cell table:formula="of:=[.D56]*COS(2*PI()*[.E56]*[.B56])" office:value-type="float" office:value="12.4623251980798" calcext:value-type="float">
            <text:p>12.4623251981</text:p>
          </table:table-cell>
          <table:table-cell table:number-columns-repeated="1017"/>
        </table:table-row>
        <table:table-row table:style-name="ro1">
          <table:table-cell table:formula="of:=[.A56]+1" office:value-type="float" office:value="53" calcext:value-type="float">
            <text:p>53</text:p>
          </table:table-cell>
          <table:table-cell table:formula="of:=[.B56]+[.C56]" office:value-type="float" office:value="0.0519098922624877" calcext:value-type="float">
            <text:p>0.0519098923</text:p>
          </table:table-cell>
          <table:table-cell table:formula="of:=[.C56]" office:value-type="float" office:value="0.000979431929480901" calcext:value-type="float">
            <text:p>0.0009794319</text:p>
          </table:table-cell>
          <table:table-cell table:formula="of:=4+3*COS(2*PI()*[.B57])+7*COS(4*PI()*[.B57])" office:value-type="float" office:value="12.4045874379598" calcext:value-type="float">
            <text:p>12.404587438</text:p>
          </table:table-cell>
          <table:table-cell table:formula="of:=[.E56]" office:value-type="float" office:value="0" calcext:value-type="float">
            <text:p>0</text:p>
          </table:table-cell>
          <table:table-cell table:formula="of:=[.D57]*COS(2*PI()*[.E57]*[.B57])" office:value-type="float" office:value="12.4045874379598" calcext:value-type="float">
            <text:p>12.404587438</text:p>
          </table:table-cell>
          <table:table-cell table:number-columns-repeated="1017"/>
        </table:table-row>
        <table:table-row table:style-name="ro1">
          <table:table-cell table:formula="of:=[.A57]+1" office:value-type="float" office:value="54" calcext:value-type="float">
            <text:p>54</text:p>
          </table:table-cell>
          <table:table-cell table:formula="of:=[.B57]+[.C57]" office:value-type="float" office:value="0.0528893241919686" calcext:value-type="float">
            <text:p>0.0528893242</text:p>
          </table:table-cell>
          <table:table-cell table:formula="of:=[.C57]" office:value-type="float" office:value="0.000979431929480901" calcext:value-type="float">
            <text:p>0.0009794319</text:p>
          </table:table-cell>
          <table:table-cell table:formula="of:=4+3*COS(2*PI()*[.B58])+7*COS(4*PI()*[.B58])" office:value-type="float" office:value="12.3458993949763" calcext:value-type="float">
            <text:p>12.345899395</text:p>
          </table:table-cell>
          <table:table-cell table:formula="of:=[.E57]" office:value-type="float" office:value="0" calcext:value-type="float">
            <text:p>0</text:p>
          </table:table-cell>
          <table:table-cell table:formula="of:=[.D58]*COS(2*PI()*[.E58]*[.B58])" office:value-type="float" office:value="12.3458993949763" calcext:value-type="float">
            <text:p>12.345899395</text:p>
          </table:table-cell>
          <table:table-cell table:number-columns-repeated="1017"/>
        </table:table-row>
        <table:table-row table:style-name="ro1">
          <table:table-cell table:formula="of:=[.A58]+1" office:value-type="float" office:value="55" calcext:value-type="float">
            <text:p>55</text:p>
          </table:table-cell>
          <table:table-cell table:formula="of:=[.B58]+[.C58]" office:value-type="float" office:value="0.0538687561214495" calcext:value-type="float">
            <text:p>0.0538687561</text:p>
          </table:table-cell>
          <table:table-cell table:formula="of:=[.C58]" office:value-type="float" office:value="0.000979431929480901" calcext:value-type="float">
            <text:p>0.0009794319</text:p>
          </table:table-cell>
          <table:table-cell table:formula="of:=4+3*COS(2*PI()*[.B59])+7*COS(4*PI()*[.B59])" office:value-type="float" office:value="12.2862692811891" calcext:value-type="float">
            <text:p>12.2862692812</text:p>
          </table:table-cell>
          <table:table-cell table:formula="of:=[.E58]" office:value-type="float" office:value="0" calcext:value-type="float">
            <text:p>0</text:p>
          </table:table-cell>
          <table:table-cell table:formula="of:=[.D59]*COS(2*PI()*[.E59]*[.B59])" office:value-type="float" office:value="12.2862692811891" calcext:value-type="float">
            <text:p>12.2862692812</text:p>
          </table:table-cell>
          <table:table-cell table:number-columns-repeated="1017"/>
        </table:table-row>
        <table:table-row table:style-name="ro1">
          <table:table-cell table:formula="of:=[.A59]+1" office:value-type="float" office:value="56" calcext:value-type="float">
            <text:p>56</text:p>
          </table:table-cell>
          <table:table-cell table:formula="of:=[.B59]+[.C59]" office:value-type="float" office:value="0.0548481880509304" calcext:value-type="float">
            <text:p>0.0548481881</text:p>
          </table:table-cell>
          <table:table-cell table:formula="of:=[.C59]" office:value-type="float" office:value="0.000979431929480901" calcext:value-type="float">
            <text:p>0.0009794319</text:p>
          </table:table-cell>
          <table:table-cell table:formula="of:=4+3*COS(2*PI()*[.B60])+7*COS(4*PI()*[.B60])" office:value-type="float" office:value="12.2257054391639" calcext:value-type="float">
            <text:p>12.2257054392</text:p>
          </table:table-cell>
          <table:table-cell table:formula="of:=[.E59]" office:value-type="float" office:value="0" calcext:value-type="float">
            <text:p>0</text:p>
          </table:table-cell>
          <table:table-cell table:formula="of:=[.D60]*COS(2*PI()*[.E60]*[.B60])" office:value-type="float" office:value="12.2257054391639" calcext:value-type="float">
            <text:p>12.2257054392</text:p>
          </table:table-cell>
          <table:table-cell table:number-columns-repeated="1017"/>
        </table:table-row>
        <table:table-row table:style-name="ro1">
          <table:table-cell table:formula="of:=[.A60]+1" office:value-type="float" office:value="57" calcext:value-type="float">
            <text:p>57</text:p>
          </table:table-cell>
          <table:table-cell table:formula="of:=[.B60]+[.C60]" office:value-type="float" office:value="0.0558276199804113" calcext:value-type="float">
            <text:p>0.05582762</text:p>
          </table:table-cell>
          <table:table-cell table:formula="of:=[.C60]" office:value-type="float" office:value="0.000979431929480901" calcext:value-type="float">
            <text:p>0.0009794319</text:p>
          </table:table-cell>
          <table:table-cell table:formula="of:=4+3*COS(2*PI()*[.B61])+7*COS(4*PI()*[.B61])" office:value-type="float" office:value="12.1642163407344" calcext:value-type="float">
            <text:p>12.1642163407</text:p>
          </table:table-cell>
          <table:table-cell table:formula="of:=[.E60]" office:value-type="float" office:value="0" calcext:value-type="float">
            <text:p>0</text:p>
          </table:table-cell>
          <table:table-cell table:formula="of:=[.D61]*COS(2*PI()*[.E61]*[.B61])" office:value-type="float" office:value="12.1642163407344" calcext:value-type="float">
            <text:p>12.1642163407</text:p>
          </table:table-cell>
          <table:table-cell table:number-columns-repeated="1017"/>
        </table:table-row>
        <table:table-row table:style-name="ro1">
          <table:table-cell table:formula="of:=[.A61]+1" office:value-type="float" office:value="58" calcext:value-type="float">
            <text:p>58</text:p>
          </table:table-cell>
          <table:table-cell table:formula="of:=[.B61]+[.C61]" office:value-type="float" office:value="0.0568070519098922" calcext:value-type="float">
            <text:p>0.0568070519</text:p>
          </table:table-cell>
          <table:table-cell table:formula="of:=[.C61]" office:value-type="float" office:value="0.000979431929480901" calcext:value-type="float">
            <text:p>0.0009794319</text:p>
          </table:table-cell>
          <table:table-cell table:formula="of:=4+3*COS(2*PI()*[.B62])+7*COS(4*PI()*[.B62])" office:value-type="float" office:value="12.1018105857458" calcext:value-type="float">
            <text:p>12.1018105857</text:p>
          </table:table-cell>
          <table:table-cell table:formula="of:=[.E61]" office:value-type="float" office:value="0" calcext:value-type="float">
            <text:p>0</text:p>
          </table:table-cell>
          <table:table-cell table:formula="of:=[.D62]*COS(2*PI()*[.E62]*[.B62])" office:value-type="float" office:value="12.1018105857458" calcext:value-type="float">
            <text:p>12.1018105857</text:p>
          </table:table-cell>
          <table:table-cell table:number-columns-repeated="1017"/>
        </table:table-row>
        <table:table-row table:style-name="ro1">
          <table:table-cell table:formula="of:=[.A62]+1" office:value-type="float" office:value="59" calcext:value-type="float">
            <text:p>59</text:p>
          </table:table-cell>
          <table:table-cell table:formula="of:=[.B62]+[.C62]" office:value-type="float" office:value="0.0577864838393731" calcext:value-type="float">
            <text:p>0.0577864838</text:p>
          </table:table-cell>
          <table:table-cell table:formula="of:=[.C62]" office:value-type="float" office:value="0.000979431929480901" calcext:value-type="float">
            <text:p>0.0009794319</text:p>
          </table:table-cell>
          <table:table-cell table:formula="of:=4+3*COS(2*PI()*[.B63])+7*COS(4*PI()*[.B63])" office:value-type="float" office:value="12.0384969007791" calcext:value-type="float">
            <text:p>12.0384969008</text:p>
          </table:table-cell>
          <table:table-cell table:formula="of:=[.E62]" office:value-type="float" office:value="0" calcext:value-type="float">
            <text:p>0</text:p>
          </table:table-cell>
          <table:table-cell table:formula="of:=[.D63]*COS(2*PI()*[.E63]*[.B63])" office:value-type="float" office:value="12.0384969007791" calcext:value-type="float">
            <text:p>12.0384969008</text:p>
          </table:table-cell>
          <table:table-cell table:number-columns-repeated="1017"/>
        </table:table-row>
        <table:table-row table:style-name="ro1">
          <table:table-cell table:formula="of:=[.A63]+1" office:value-type="float" office:value="60" calcext:value-type="float">
            <text:p>60</text:p>
          </table:table-cell>
          <table:table-cell table:formula="of:=[.B63]+[.C63]" office:value-type="float" office:value="0.058765915768854" calcext:value-type="float">
            <text:p>0.0587659158</text:p>
          </table:table-cell>
          <table:table-cell table:formula="of:=[.C63]" office:value-type="float" office:value="0.000979431929480901" calcext:value-type="float">
            <text:p>0.0009794319</text:p>
          </table:table-cell>
          <table:table-cell table:formula="of:=4+3*COS(2*PI()*[.B64])+7*COS(4*PI()*[.B64])" office:value-type="float" office:value="11.9742841378565" calcext:value-type="float">
            <text:p>11.9742841379</text:p>
          </table:table-cell>
          <table:table-cell table:formula="of:=[.E63]" office:value-type="float" office:value="0" calcext:value-type="float">
            <text:p>0</text:p>
          </table:table-cell>
          <table:table-cell table:formula="of:=[.D64]*COS(2*PI()*[.E64]*[.B64])" office:value-type="float" office:value="11.9742841378565" calcext:value-type="float">
            <text:p>11.9742841379</text:p>
          </table:table-cell>
          <table:table-cell table:number-columns-repeated="1017"/>
        </table:table-row>
        <table:table-row table:style-name="ro1">
          <table:table-cell table:formula="of:=[.A64]+1" office:value-type="float" office:value="61" calcext:value-type="float">
            <text:p>61</text:p>
          </table:table-cell>
          <table:table-cell table:formula="of:=[.B64]+[.C64]" office:value-type="float" office:value="0.0597453476983349" calcext:value-type="float">
            <text:p>0.0597453477</text:p>
          </table:table-cell>
          <table:table-cell table:formula="of:=[.C64]" office:value-type="float" office:value="0.000979431929480901" calcext:value-type="float">
            <text:p>0.0009794319</text:p>
          </table:table-cell>
          <table:table-cell table:formula="of:=4+3*COS(2*PI()*[.B65])+7*COS(4*PI()*[.B65])" office:value-type="float" office:value="11.909181273129" calcext:value-type="float">
            <text:p>11.9091812731</text:p>
          </table:table-cell>
          <table:table-cell table:formula="of:=[.E64]" office:value-type="float" office:value="0" calcext:value-type="float">
            <text:p>0</text:p>
          </table:table-cell>
          <table:table-cell table:formula="of:=[.D65]*COS(2*PI()*[.E65]*[.B65])" office:value-type="float" office:value="11.909181273129" calcext:value-type="float">
            <text:p>11.9091812731</text:p>
          </table:table-cell>
          <table:table-cell table:number-columns-repeated="1017"/>
        </table:table-row>
        <table:table-row table:style-name="ro1">
          <table:table-cell table:formula="of:=[.A65]+1" office:value-type="float" office:value="62" calcext:value-type="float">
            <text:p>62</text:p>
          </table:table-cell>
          <table:table-cell table:formula="of:=[.B65]+[.C65]" office:value-type="float" office:value="0.0607247796278158" calcext:value-type="float">
            <text:p>0.0607247796</text:p>
          </table:table-cell>
          <table:table-cell table:formula="of:=[.C65]" office:value-type="float" office:value="0.000979431929480901" calcext:value-type="float">
            <text:p>0.0009794319</text:p>
          </table:table-cell>
          <table:table-cell table:formula="of:=4+3*COS(2*PI()*[.B66])+7*COS(4*PI()*[.B66])" office:value-type="float" office:value="11.8431974055442" calcext:value-type="float">
            <text:p>11.8431974055</text:p>
          </table:table-cell>
          <table:table-cell table:formula="of:=[.E65]" office:value-type="float" office:value="0" calcext:value-type="float">
            <text:p>0</text:p>
          </table:table-cell>
          <table:table-cell table:formula="of:=[.D66]*COS(2*PI()*[.E66]*[.B66])" office:value-type="float" office:value="11.8431974055442" calcext:value-type="float">
            <text:p>11.8431974055</text:p>
          </table:table-cell>
          <table:table-cell table:number-columns-repeated="1017"/>
        </table:table-row>
        <table:table-row table:style-name="ro1">
          <table:table-cell table:formula="of:=[.A66]+1" office:value-type="float" office:value="63" calcext:value-type="float">
            <text:p>63</text:p>
          </table:table-cell>
          <table:table-cell table:formula="of:=[.B66]+[.C66]" office:value-type="float" office:value="0.0617042115572967" calcext:value-type="float">
            <text:p>0.0617042116</text:p>
          </table:table-cell>
          <table:table-cell table:formula="of:=[.C66]" office:value-type="float" office:value="0.000979431929480901" calcext:value-type="float">
            <text:p>0.0009794319</text:p>
          </table:table-cell>
          <table:table-cell table:formula="of:=4+3*COS(2*PI()*[.B67])+7*COS(4*PI()*[.B67])" office:value-type="float" office:value="11.7763417554977" calcext:value-type="float">
            <text:p>11.7763417555</text:p>
          </table:table-cell>
          <table:table-cell table:formula="of:=[.E66]" office:value-type="float" office:value="0" calcext:value-type="float">
            <text:p>0</text:p>
          </table:table-cell>
          <table:table-cell table:formula="of:=[.D67]*COS(2*PI()*[.E67]*[.B67])" office:value-type="float" office:value="11.7763417554977" calcext:value-type="float">
            <text:p>11.7763417555</text:p>
          </table:table-cell>
          <table:table-cell table:number-columns-repeated="1017"/>
        </table:table-row>
        <table:table-row table:style-name="ro1">
          <table:table-cell table:formula="of:=[.A67]+1" office:value-type="float" office:value="64" calcext:value-type="float">
            <text:p>64</text:p>
          </table:table-cell>
          <table:table-cell table:formula="of:=[.B67]+[.C67]" office:value-type="float" office:value="0.0626836434867776" calcext:value-type="float">
            <text:p>0.0626836435</text:p>
          </table:table-cell>
          <table:table-cell table:formula="of:=[.C67]" office:value-type="float" office:value="0.000979431929480901" calcext:value-type="float">
            <text:p>0.0009794319</text:p>
          </table:table-cell>
          <table:table-cell table:formula="of:=4+3*COS(2*PI()*[.B68])+7*COS(4*PI()*[.B68])" office:value-type="float" office:value="11.7086236634655" calcext:value-type="float">
            <text:p>11.7086236635</text:p>
          </table:table-cell>
          <table:table-cell table:formula="of:=[.E67]" office:value-type="float" office:value="0" calcext:value-type="float">
            <text:p>0</text:p>
          </table:table-cell>
          <table:table-cell table:formula="of:=[.D68]*COS(2*PI()*[.E68]*[.B68])" office:value-type="float" office:value="11.7086236634655" calcext:value-type="float">
            <text:p>11.7086236635</text:p>
          </table:table-cell>
          <table:table-cell table:number-columns-repeated="1017"/>
        </table:table-row>
        <table:table-row table:style-name="ro1">
          <table:table-cell table:formula="of:=[.A68]+1" office:value-type="float" office:value="65" calcext:value-type="float">
            <text:p>65</text:p>
          </table:table-cell>
          <table:table-cell table:formula="of:=[.B68]+[.C68]" office:value-type="float" office:value="0.0636630754162585" calcext:value-type="float">
            <text:p>0.0636630754</text:p>
          </table:table-cell>
          <table:table-cell table:formula="of:=[.C68]" office:value-type="float" office:value="0.000979431929480901" calcext:value-type="float">
            <text:p>0.0009794319</text:p>
          </table:table-cell>
          <table:table-cell table:formula="of:=4+3*COS(2*PI()*[.B69])+7*COS(4*PI()*[.B69])" office:value-type="float" office:value="11.6400525886185" calcext:value-type="float">
            <text:p>11.6400525886</text:p>
          </table:table-cell>
          <table:table-cell table:formula="of:=[.E68]" office:value-type="float" office:value="0" calcext:value-type="float">
            <text:p>0</text:p>
          </table:table-cell>
          <table:table-cell table:formula="of:=[.D69]*COS(2*PI()*[.E69]*[.B69])" office:value-type="float" office:value="11.6400525886185" calcext:value-type="float">
            <text:p>11.6400525886</text:p>
          </table:table-cell>
          <table:table-cell table:number-columns-repeated="1017"/>
        </table:table-row>
        <table:table-row table:style-name="ro1">
          <table:table-cell table:formula="of:=[.A69]+1" office:value-type="float" office:value="66" calcext:value-type="float">
            <text:p>66</text:p>
          </table:table-cell>
          <table:table-cell table:formula="of:=[.B69]+[.C69]" office:value-type="float" office:value="0.0646425073457394" calcext:value-type="float">
            <text:p>0.0646425073</text:p>
          </table:table-cell>
          <table:table-cell table:formula="of:=[.C69]" office:value-type="float" office:value="0.000979431929480901" calcext:value-type="float">
            <text:p>0.0009794319</text:p>
          </table:table-cell>
          <table:table-cell table:formula="of:=4+3*COS(2*PI()*[.B70])+7*COS(4*PI()*[.B70])" office:value-type="float" office:value="11.5706381074204" calcext:value-type="float">
            <text:p>11.5706381074</text:p>
          </table:table-cell>
          <table:table-cell table:formula="of:=[.E69]" office:value-type="float" office:value="0" calcext:value-type="float">
            <text:p>0</text:p>
          </table:table-cell>
          <table:table-cell table:formula="of:=[.D70]*COS(2*PI()*[.E70]*[.B70])" office:value-type="float" office:value="11.5706381074204" calcext:value-type="float">
            <text:p>11.5706381074</text:p>
          </table:table-cell>
          <table:table-cell table:number-columns-repeated="1017"/>
        </table:table-row>
        <table:table-row table:style-name="ro1">
          <table:table-cell table:formula="of:=[.A70]+1" office:value-type="float" office:value="67" calcext:value-type="float">
            <text:p>67</text:p>
          </table:table-cell>
          <table:table-cell table:formula="of:=[.B70]+[.C70]" office:value-type="float" office:value="0.0656219392752203" calcext:value-type="float">
            <text:p>0.0656219393</text:p>
          </table:table-cell>
          <table:table-cell table:formula="of:=[.C70]" office:value-type="float" office:value="0.000979431929480901" calcext:value-type="float">
            <text:p>0.0009794319</text:p>
          </table:table-cell>
          <table:table-cell table:formula="of:=4+3*COS(2*PI()*[.B71])+7*COS(4*PI()*[.B71])" office:value-type="float" office:value="11.5003899122074" calcext:value-type="float">
            <text:p>11.5003899122</text:p>
          </table:table-cell>
          <table:table-cell table:formula="of:=[.E70]" office:value-type="float" office:value="0" calcext:value-type="float">
            <text:p>0</text:p>
          </table:table-cell>
          <table:table-cell table:formula="of:=[.D71]*COS(2*PI()*[.E71]*[.B71])" office:value-type="float" office:value="11.5003899122074" calcext:value-type="float">
            <text:p>11.5003899122</text:p>
          </table:table-cell>
          <table:table-cell table:number-columns-repeated="1017"/>
        </table:table-row>
        <table:table-row table:style-name="ro1">
          <table:table-cell table:formula="of:=[.A71]+1" office:value-type="float" office:value="68" calcext:value-type="float">
            <text:p>68</text:p>
          </table:table-cell>
          <table:table-cell table:formula="of:=[.B71]+[.C71]" office:value-type="float" office:value="0.0666013712047012" calcext:value-type="float">
            <text:p>0.0666013712</text:p>
          </table:table-cell>
          <table:table-cell table:formula="of:=[.C71]" office:value-type="float" office:value="0.000979431929480901" calcext:value-type="float">
            <text:p>0.0009794319</text:p>
          </table:table-cell>
          <table:table-cell table:formula="of:=4+3*COS(2*PI()*[.B72])+7*COS(4*PI()*[.B72])" office:value-type="float" office:value="11.4293178097512" calcext:value-type="float">
            <text:p>11.4293178098</text:p>
          </table:table-cell>
          <table:table-cell table:formula="of:=[.E71]" office:value-type="float" office:value="0" calcext:value-type="float">
            <text:p>0</text:p>
          </table:table-cell>
          <table:table-cell table:formula="of:=[.D72]*COS(2*PI()*[.E72]*[.B72])" office:value-type="float" office:value="11.4293178097512" calcext:value-type="float">
            <text:p>11.4293178098</text:p>
          </table:table-cell>
          <table:table-cell table:number-columns-repeated="1017"/>
        </table:table-row>
        <table:table-row table:style-name="ro1">
          <table:table-cell table:formula="of:=[.A72]+1" office:value-type="float" office:value="69" calcext:value-type="float">
            <text:p>69</text:p>
          </table:table-cell>
          <table:table-cell table:formula="of:=[.B72]+[.C72]" office:value-type="float" office:value="0.0675808031341821" calcext:value-type="float">
            <text:p>0.0675808031</text:p>
          </table:table-cell>
          <table:table-cell table:formula="of:=[.C72]" office:value-type="float" office:value="0.000979431929480901" calcext:value-type="float">
            <text:p>0.0009794319</text:p>
          </table:table-cell>
          <table:table-cell table:formula="of:=4+3*COS(2*PI()*[.B73])+7*COS(4*PI()*[.B73])" office:value-type="float" office:value="11.3574317198051" calcext:value-type="float">
            <text:p>11.3574317198</text:p>
          </table:table-cell>
          <table:table-cell table:formula="of:=[.E72]" office:value-type="float" office:value="0" calcext:value-type="float">
            <text:p>0</text:p>
          </table:table-cell>
          <table:table-cell table:formula="of:=[.D73]*COS(2*PI()*[.E73]*[.B73])" office:value-type="float" office:value="11.3574317198051" calcext:value-type="float">
            <text:p>11.3574317198</text:p>
          </table:table-cell>
          <table:table-cell table:number-columns-repeated="1017"/>
        </table:table-row>
        <table:table-row table:style-name="ro1">
          <table:table-cell table:formula="of:=[.A73]+1" office:value-type="float" office:value="70" calcext:value-type="float">
            <text:p>70</text:p>
          </table:table-cell>
          <table:table-cell table:formula="of:=[.B73]+[.C73]" office:value-type="float" office:value="0.068560235063663" calcext:value-type="float">
            <text:p>0.0685602351</text:p>
          </table:table-cell>
          <table:table-cell table:formula="of:=[.C73]" office:value-type="float" office:value="0.000979431929480901" calcext:value-type="float">
            <text:p>0.0009794319</text:p>
          </table:table-cell>
          <table:table-cell table:formula="of:=4+3*COS(2*PI()*[.B74])+7*COS(4*PI()*[.B74])" office:value-type="float" office:value="11.2847416736335" calcext:value-type="float">
            <text:p>11.2847416736</text:p>
          </table:table-cell>
          <table:table-cell table:formula="of:=[.E73]" office:value-type="float" office:value="0" calcext:value-type="float">
            <text:p>0</text:p>
          </table:table-cell>
          <table:table-cell table:formula="of:=[.D74]*COS(2*PI()*[.E74]*[.B74])" office:value-type="float" office:value="11.2847416736335" calcext:value-type="float">
            <text:p>11.2847416736</text:p>
          </table:table-cell>
          <table:table-cell table:number-columns-repeated="1017"/>
        </table:table-row>
        <table:table-row table:style-name="ro1">
          <table:table-cell table:formula="of:=[.A74]+1" office:value-type="float" office:value="71" calcext:value-type="float">
            <text:p>71</text:p>
          </table:table-cell>
          <table:table-cell table:formula="of:=[.B74]+[.C74]" office:value-type="float" office:value="0.0695396669931439" calcext:value-type="float">
            <text:p>0.069539667</text:p>
          </table:table-cell>
          <table:table-cell table:formula="of:=[.C74]" office:value-type="float" office:value="0.000979431929480901" calcext:value-type="float">
            <text:p>0.0009794319</text:p>
          </table:table-cell>
          <table:table-cell table:formula="of:=4+3*COS(2*PI()*[.B75])+7*COS(4*PI()*[.B75])" office:value-type="float" office:value="11.2112578125245" calcext:value-type="float">
            <text:p>11.2112578125</text:p>
          </table:table-cell>
          <table:table-cell table:formula="of:=[.E74]" office:value-type="float" office:value="0" calcext:value-type="float">
            <text:p>0</text:p>
          </table:table-cell>
          <table:table-cell table:formula="of:=[.D75]*COS(2*PI()*[.E75]*[.B75])" office:value-type="float" office:value="11.2112578125245" calcext:value-type="float">
            <text:p>11.2112578125</text:p>
          </table:table-cell>
          <table:table-cell table:number-columns-repeated="1017"/>
        </table:table-row>
        <table:table-row table:style-name="ro1">
          <table:table-cell table:formula="of:=[.A75]+1" office:value-type="float" office:value="72" calcext:value-type="float">
            <text:p>72</text:p>
          </table:table-cell>
          <table:table-cell table:formula="of:=[.B75]+[.C75]" office:value-type="float" office:value="0.0705190989226248" calcext:value-type="float">
            <text:p>0.0705190989</text:p>
          </table:table-cell>
          <table:table-cell table:formula="of:=[.C75]" office:value-type="float" office:value="0.000979431929480901" calcext:value-type="float">
            <text:p>0.0009794319</text:p>
          </table:table-cell>
          <table:table-cell table:formula="of:=4+3*COS(2*PI()*[.B76])+7*COS(4*PI()*[.B76])" office:value-type="float" office:value="11.136990386287" calcext:value-type="float">
            <text:p>11.1369903863</text:p>
          </table:table-cell>
          <table:table-cell table:formula="of:=[.E75]" office:value-type="float" office:value="0" calcext:value-type="float">
            <text:p>0</text:p>
          </table:table-cell>
          <table:table-cell table:formula="of:=[.D76]*COS(2*PI()*[.E76]*[.B76])" office:value-type="float" office:value="11.136990386287" calcext:value-type="float">
            <text:p>11.1369903863</text:p>
          </table:table-cell>
          <table:table-cell table:number-columns-repeated="1017"/>
        </table:table-row>
        <table:table-row table:style-name="ro1">
          <table:table-cell table:formula="of:=[.A76]+1" office:value-type="float" office:value="73" calcext:value-type="float">
            <text:p>73</text:p>
          </table:table-cell>
          <table:table-cell table:formula="of:=[.B76]+[.C76]" office:value-type="float" office:value="0.0714985308521057" calcext:value-type="float">
            <text:p>0.0714985309</text:p>
          </table:table-cell>
          <table:table-cell table:formula="of:=[.C76]" office:value-type="float" office:value="0.000979431929480901" calcext:value-type="float">
            <text:p>0.0009794319</text:p>
          </table:table-cell>
          <table:table-cell table:formula="of:=4+3*COS(2*PI()*[.B77])+7*COS(4*PI()*[.B77])" office:value-type="float" office:value="11.0619497517311" calcext:value-type="float">
            <text:p>11.0619497517</text:p>
          </table:table-cell>
          <table:table-cell table:formula="of:=[.E76]" office:value-type="float" office:value="0" calcext:value-type="float">
            <text:p>0</text:p>
          </table:table-cell>
          <table:table-cell table:formula="of:=[.D77]*COS(2*PI()*[.E77]*[.B77])" office:value-type="float" office:value="11.0619497517311" calcext:value-type="float">
            <text:p>11.0619497517</text:p>
          </table:table-cell>
          <table:table-cell table:number-columns-repeated="1017"/>
        </table:table-row>
        <table:table-row table:style-name="ro1">
          <table:table-cell table:formula="of:=[.A77]+1" office:value-type="float" office:value="74" calcext:value-type="float">
            <text:p>74</text:p>
          </table:table-cell>
          <table:table-cell table:formula="of:=[.B77]+[.C77]" office:value-type="float" office:value="0.0724779627815866" calcext:value-type="float">
            <text:p>0.0724779628</text:p>
          </table:table-cell>
          <table:table-cell table:formula="of:=[.C77]" office:value-type="float" office:value="0.000979431929480901" calcext:value-type="float">
            <text:p>0.0009794319</text:p>
          </table:table-cell>
          <table:table-cell table:formula="of:=4+3*COS(2*PI()*[.B78])+7*COS(4*PI()*[.B78])" office:value-type="float" office:value="10.9861463711333" calcext:value-type="float">
            <text:p>10.9861463711</text:p>
          </table:table-cell>
          <table:table-cell table:formula="of:=[.E77]" office:value-type="float" office:value="0" calcext:value-type="float">
            <text:p>0</text:p>
          </table:table-cell>
          <table:table-cell table:formula="of:=[.D78]*COS(2*PI()*[.E78]*[.B78])" office:value-type="float" office:value="10.9861463711333" calcext:value-type="float">
            <text:p>10.9861463711</text:p>
          </table:table-cell>
          <table:table-cell table:number-columns-repeated="1017"/>
        </table:table-row>
        <table:table-row table:style-name="ro1">
          <table:table-cell table:formula="of:=[.A78]+1" office:value-type="float" office:value="75" calcext:value-type="float">
            <text:p>75</text:p>
          </table:table-cell>
          <table:table-cell table:formula="of:=[.B78]+[.C78]" office:value-type="float" office:value="0.0734573947110675" calcext:value-type="float">
            <text:p>0.0734573947</text:p>
          </table:table-cell>
          <table:table-cell table:formula="of:=[.C78]" office:value-type="float" office:value="0.000979431929480901" calcext:value-type="float">
            <text:p>0.0009794319</text:p>
          </table:table-cell>
          <table:table-cell table:formula="of:=4+3*COS(2*PI()*[.B79])+7*COS(4*PI()*[.B79])" office:value-type="float" office:value="10.9095908106858" calcext:value-type="float">
            <text:p>10.9095908107</text:p>
          </table:table-cell>
          <table:table-cell table:formula="of:=[.E78]" office:value-type="float" office:value="0" calcext:value-type="float">
            <text:p>0</text:p>
          </table:table-cell>
          <table:table-cell table:formula="of:=[.D79]*COS(2*PI()*[.E79]*[.B79])" office:value-type="float" office:value="10.9095908106858" calcext:value-type="float">
            <text:p>10.9095908107</text:p>
          </table:table-cell>
          <table:table-cell table:number-columns-repeated="1017"/>
        </table:table-row>
        <table:table-row table:style-name="ro1">
          <table:table-cell table:formula="of:=[.A79]+1" office:value-type="float" office:value="76" calcext:value-type="float">
            <text:p>76</text:p>
          </table:table-cell>
          <table:table-cell table:formula="of:=[.B79]+[.C79]" office:value-type="float" office:value="0.0744368266405484" calcext:value-type="float">
            <text:p>0.0744368266</text:p>
          </table:table-cell>
          <table:table-cell table:formula="of:=[.C79]" office:value-type="float" office:value="0.000979431929480901" calcext:value-type="float">
            <text:p>0.0009794319</text:p>
          </table:table-cell>
          <table:table-cell table:formula="of:=4+3*COS(2*PI()*[.B80])+7*COS(4*PI()*[.B80])" office:value-type="float" office:value="10.8322937389307" calcext:value-type="float">
            <text:p>10.8322937389</text:p>
          </table:table-cell>
          <table:table-cell table:formula="of:=[.E79]" office:value-type="float" office:value="0" calcext:value-type="float">
            <text:p>0</text:p>
          </table:table-cell>
          <table:table-cell table:formula="of:=[.D80]*COS(2*PI()*[.E80]*[.B80])" office:value-type="float" office:value="10.8322937389307" calcext:value-type="float">
            <text:p>10.8322937389</text:p>
          </table:table-cell>
          <table:table-cell table:number-columns-repeated="1017"/>
        </table:table-row>
        <table:table-row table:style-name="ro1">
          <table:table-cell table:formula="of:=[.A80]+1" office:value-type="float" office:value="77" calcext:value-type="float">
            <text:p>77</text:p>
          </table:table-cell>
          <table:table-cell table:formula="of:=[.B80]+[.C80]" office:value-type="float" office:value="0.0754162585700292" calcext:value-type="float">
            <text:p>0.0754162586</text:p>
          </table:table-cell>
          <table:table-cell table:formula="of:=[.C80]" office:value-type="float" office:value="0.000979431929480901" calcext:value-type="float">
            <text:p>0.0009794319</text:p>
          </table:table-cell>
          <table:table-cell table:formula="of:=4+3*COS(2*PI()*[.B81])+7*COS(4*PI()*[.B81])" office:value-type="float" office:value="10.754265925179" calcext:value-type="float">
            <text:p>10.7542659252</text:p>
          </table:table-cell>
          <table:table-cell table:formula="of:=[.E80]" office:value-type="float" office:value="0" calcext:value-type="float">
            <text:p>0</text:p>
          </table:table-cell>
          <table:table-cell table:formula="of:=[.D81]*COS(2*PI()*[.E81]*[.B81])" office:value-type="float" office:value="10.754265925179" calcext:value-type="float">
            <text:p>10.7542659252</text:p>
          </table:table-cell>
          <table:table-cell table:number-columns-repeated="1017"/>
        </table:table-row>
        <table:table-row table:style-name="ro1">
          <table:table-cell table:formula="of:=[.A81]+1" office:value-type="float" office:value="78" calcext:value-type="float">
            <text:p>78</text:p>
          </table:table-cell>
          <table:table-cell table:formula="of:=[.B81]+[.C81]" office:value-type="float" office:value="0.0763956904995101" calcext:value-type="float">
            <text:p>0.0763956905</text:p>
          </table:table-cell>
          <table:table-cell table:formula="of:=[.C81]" office:value-type="float" office:value="0.000979431929480901" calcext:value-type="float">
            <text:p>0.0009794319</text:p>
          </table:table-cell>
          <table:table-cell table:formula="of:=4+3*COS(2*PI()*[.B82])+7*COS(4*PI()*[.B82])" office:value-type="float" office:value="10.6755182379148" calcext:value-type="float">
            <text:p>10.6755182379</text:p>
          </table:table-cell>
          <table:table-cell table:formula="of:=[.E81]" office:value-type="float" office:value="0" calcext:value-type="float">
            <text:p>0</text:p>
          </table:table-cell>
          <table:table-cell table:formula="of:=[.D82]*COS(2*PI()*[.E82]*[.B82])" office:value-type="float" office:value="10.6755182379148" calcext:value-type="float">
            <text:p>10.6755182379</text:p>
          </table:table-cell>
          <table:table-cell table:number-columns-repeated="1017"/>
        </table:table-row>
        <table:table-row table:style-name="ro1">
          <table:table-cell table:formula="of:=[.A82]+1" office:value-type="float" office:value="79" calcext:value-type="float">
            <text:p>79</text:p>
          </table:table-cell>
          <table:table-cell table:formula="of:=[.B82]+[.C82]" office:value-type="float" office:value="0.077375122428991" calcext:value-type="float">
            <text:p>0.0773751224</text:p>
          </table:table-cell>
          <table:table-cell table:formula="of:=[.C82]" office:value-type="float" office:value="0.000979431929480901" calcext:value-type="float">
            <text:p>0.0009794319</text:p>
          </table:table-cell>
          <table:table-cell table:formula="of:=4+3*COS(2*PI()*[.B83])+7*COS(4*PI()*[.B83])" office:value-type="float" office:value="10.5960616431849" calcext:value-type="float">
            <text:p>10.5960616432</text:p>
          </table:table-cell>
          <table:table-cell table:formula="of:=[.E82]" office:value-type="float" office:value="0" calcext:value-type="float">
            <text:p>0</text:p>
          </table:table-cell>
          <table:table-cell table:formula="of:=[.D83]*COS(2*PI()*[.E83]*[.B83])" office:value-type="float" office:value="10.5960616431849" calcext:value-type="float">
            <text:p>10.5960616432</text:p>
          </table:table-cell>
          <table:table-cell table:number-columns-repeated="1017"/>
        </table:table-row>
        <table:table-row table:style-name="ro1">
          <table:table-cell table:formula="of:=[.A83]+1" office:value-type="float" office:value="80" calcext:value-type="float">
            <text:p>80</text:p>
          </table:table-cell>
          <table:table-cell table:formula="of:=[.B83]+[.C83]" office:value-type="float" office:value="0.0783545543584719" calcext:value-type="float">
            <text:p>0.0783545544</text:p>
          </table:table-cell>
          <table:table-cell table:formula="of:=[.C83]" office:value-type="float" office:value="0.000979431929480901" calcext:value-type="float">
            <text:p>0.0009794319</text:p>
          </table:table-cell>
          <table:table-cell table:formula="of:=4+3*COS(2*PI()*[.B84])+7*COS(4*PI()*[.B84])" office:value-type="float" office:value="10.5159072029745" calcext:value-type="float">
            <text:p>10.515907203</text:p>
          </table:table-cell>
          <table:table-cell table:formula="of:=[.E83]" office:value-type="float" office:value="0" calcext:value-type="float">
            <text:p>0</text:p>
          </table:table-cell>
          <table:table-cell table:formula="of:=[.D84]*COS(2*PI()*[.E84]*[.B84])" office:value-type="float" office:value="10.5159072029745" calcext:value-type="float">
            <text:p>10.515907203</text:p>
          </table:table-cell>
          <table:table-cell table:number-columns-repeated="1017"/>
        </table:table-row>
        <table:table-row table:style-name="ro1">
          <table:table-cell table:formula="of:=[.A84]+1" office:value-type="float" office:value="81" calcext:value-type="float">
            <text:p>81</text:p>
          </table:table-cell>
          <table:table-cell table:formula="of:=[.B84]+[.C84]" office:value-type="float" office:value="0.0793339862879528" calcext:value-type="float">
            <text:p>0.0793339863</text:p>
          </table:table-cell>
          <table:table-cell table:formula="of:=[.C84]" office:value-type="float" office:value="0.000979431929480901" calcext:value-type="float">
            <text:p>0.0009794319</text:p>
          </table:table-cell>
          <table:table-cell table:formula="of:=4+3*COS(2*PI()*[.B85])+7*COS(4*PI()*[.B85])" office:value-type="float" office:value="10.4350660735677" calcext:value-type="float">
            <text:p>10.4350660736</text:p>
          </table:table-cell>
          <table:table-cell table:formula="of:=[.E84]" office:value-type="float" office:value="0" calcext:value-type="float">
            <text:p>0</text:p>
          </table:table-cell>
          <table:table-cell table:formula="of:=[.D85]*COS(2*PI()*[.E85]*[.B85])" office:value-type="float" office:value="10.4350660735677" calcext:value-type="float">
            <text:p>10.4350660736</text:p>
          </table:table-cell>
          <table:table-cell table:number-columns-repeated="1017"/>
        </table:table-row>
        <table:table-row table:style-name="ro1">
          <table:table-cell table:formula="of:=[.A85]+1" office:value-type="float" office:value="82" calcext:value-type="float">
            <text:p>82</text:p>
          </table:table-cell>
          <table:table-cell table:formula="of:=[.B85]+[.C85]" office:value-type="float" office:value="0.0803134182174337" calcext:value-type="float">
            <text:p>0.0803134182</text:p>
          </table:table-cell>
          <table:table-cell table:formula="of:=[.C85]" office:value-type="float" office:value="0.000979431929480901" calcext:value-type="float">
            <text:p>0.0009794319</text:p>
          </table:table-cell>
          <table:table-cell table:formula="of:=4+3*COS(2*PI()*[.B86])+7*COS(4*PI()*[.B86])" office:value-type="float" office:value="10.3535495038955" calcext:value-type="float">
            <text:p>10.3535495039</text:p>
          </table:table-cell>
          <table:table-cell table:formula="of:=[.E85]" office:value-type="float" office:value="0" calcext:value-type="float">
            <text:p>0</text:p>
          </table:table-cell>
          <table:table-cell table:formula="of:=[.D86]*COS(2*PI()*[.E86]*[.B86])" office:value-type="float" office:value="10.3535495038955" calcext:value-type="float">
            <text:p>10.3535495039</text:p>
          </table:table-cell>
          <table:table-cell table:number-columns-repeated="1017"/>
        </table:table-row>
        <table:table-row table:style-name="ro1">
          <table:table-cell table:formula="of:=[.A86]+1" office:value-type="float" office:value="83" calcext:value-type="float">
            <text:p>83</text:p>
          </table:table-cell>
          <table:table-cell table:formula="of:=[.B86]+[.C86]" office:value-type="float" office:value="0.0812928501469146" calcext:value-type="float">
            <text:p>0.0812928501</text:p>
          </table:table-cell>
          <table:table-cell table:formula="of:=[.C86]" office:value-type="float" office:value="0.000979431929480901" calcext:value-type="float">
            <text:p>0.0009794319</text:p>
          </table:table-cell>
          <table:table-cell table:formula="of:=4+3*COS(2*PI()*[.B87])+7*COS(4*PI()*[.B87])" office:value-type="float" office:value="10.2713688338691" calcext:value-type="float">
            <text:p>10.2713688339</text:p>
          </table:table-cell>
          <table:table-cell table:formula="of:=[.E86]" office:value-type="float" office:value="0" calcext:value-type="float">
            <text:p>0</text:p>
          </table:table-cell>
          <table:table-cell table:formula="of:=[.D87]*COS(2*PI()*[.E87]*[.B87])" office:value-type="float" office:value="10.2713688338691" calcext:value-type="float">
            <text:p>10.2713688339</text:p>
          </table:table-cell>
          <table:table-cell table:number-columns-repeated="1017"/>
        </table:table-row>
        <table:table-row table:style-name="ro1">
          <table:table-cell table:formula="of:=[.A87]+1" office:value-type="float" office:value="84" calcext:value-type="float">
            <text:p>84</text:p>
          </table:table-cell>
          <table:table-cell table:formula="of:=[.B87]+[.C87]" office:value-type="float" office:value="0.0822722820763955" calcext:value-type="float">
            <text:p>0.0822722821</text:p>
          </table:table-cell>
          <table:table-cell table:formula="of:=[.C87]" office:value-type="float" office:value="0.000979431929480901" calcext:value-type="float">
            <text:p>0.0009794319</text:p>
          </table:table-cell>
          <table:table-cell table:formula="of:=4+3*COS(2*PI()*[.B88])+7*COS(4*PI()*[.B88])" office:value-type="float" office:value="10.1885354927005" calcext:value-type="float">
            <text:p>10.1885354927</text:p>
          </table:table-cell>
          <table:table-cell table:formula="of:=[.E87]" office:value-type="float" office:value="0" calcext:value-type="float">
            <text:p>0</text:p>
          </table:table-cell>
          <table:table-cell table:formula="of:=[.D88]*COS(2*PI()*[.E88]*[.B88])" office:value-type="float" office:value="10.1885354927005" calcext:value-type="float">
            <text:p>10.1885354927</text:p>
          </table:table-cell>
          <table:table-cell table:number-columns-repeated="1017"/>
        </table:table-row>
        <table:table-row table:style-name="ro1">
          <table:table-cell table:formula="of:=[.A88]+1" office:value-type="float" office:value="85" calcext:value-type="float">
            <text:p>85</text:p>
          </table:table-cell>
          <table:table-cell table:formula="of:=[.B88]+[.C88]" office:value-type="float" office:value="0.0832517140058764" calcext:value-type="float">
            <text:p>0.083251714</text:p>
          </table:table-cell>
          <table:table-cell table:formula="of:=[.C88]" office:value-type="float" office:value="0.000979431929480901" calcext:value-type="float">
            <text:p>0.0009794319</text:p>
          </table:table-cell>
          <table:table-cell table:formula="of:=4+3*COS(2*PI()*[.B89])+7*COS(4*PI()*[.B89])" office:value-type="float" office:value="10.1050609972099" calcext:value-type="float">
            <text:p>10.1050609972</text:p>
          </table:table-cell>
          <table:table-cell table:formula="of:=[.E88]" office:value-type="float" office:value="0" calcext:value-type="float">
            <text:p>0</text:p>
          </table:table-cell>
          <table:table-cell table:formula="of:=[.D89]*COS(2*PI()*[.E89]*[.B89])" office:value-type="float" office:value="10.1050609972099" calcext:value-type="float">
            <text:p>10.1050609972</text:p>
          </table:table-cell>
          <table:table-cell table:number-columns-repeated="1017"/>
        </table:table-row>
        <table:table-row table:style-name="ro1">
          <table:table-cell table:formula="of:=[.A89]+1" office:value-type="float" office:value="86" calcext:value-type="float">
            <text:p>86</text:p>
          </table:table-cell>
          <table:table-cell table:formula="of:=[.B89]+[.C89]" office:value-type="float" office:value="0.0842311459353573" calcext:value-type="float">
            <text:p>0.0842311459</text:p>
          </table:table-cell>
          <table:table-cell table:formula="of:=[.C89]" office:value-type="float" office:value="0.000979431929480901" calcext:value-type="float">
            <text:p>0.0009794319</text:p>
          </table:table-cell>
          <table:table-cell table:formula="of:=4+3*COS(2*PI()*[.B90])+7*COS(4*PI()*[.B90])" office:value-type="float" office:value="10.0209569501199" calcext:value-type="float">
            <text:p>10.0209569501</text:p>
          </table:table-cell>
          <table:table-cell table:formula="of:=[.E89]" office:value-type="float" office:value="0" calcext:value-type="float">
            <text:p>0</text:p>
          </table:table-cell>
          <table:table-cell table:formula="of:=[.D90]*COS(2*PI()*[.E90]*[.B90])" office:value-type="float" office:value="10.0209569501199" calcext:value-type="float">
            <text:p>10.0209569501</text:p>
          </table:table-cell>
          <table:table-cell table:number-columns-repeated="1017"/>
        </table:table-row>
        <table:table-row table:style-name="ro1">
          <table:table-cell table:formula="of:=[.A90]+1" office:value-type="float" office:value="87" calcext:value-type="float">
            <text:p>87</text:p>
          </table:table-cell>
          <table:table-cell table:formula="of:=[.B90]+[.C90]" office:value-type="float" office:value="0.0852105778648382" calcext:value-type="float">
            <text:p>0.0852105779</text:p>
          </table:table-cell>
          <table:table-cell table:formula="of:=[.C90]" office:value-type="float" office:value="0.000979431929480901" calcext:value-type="float">
            <text:p>0.0009794319</text:p>
          </table:table-cell>
          <table:table-cell table:formula="of:=4+3*COS(2*PI()*[.B91])+7*COS(4*PI()*[.B91])" office:value-type="float" office:value="9.93623503833732" calcext:value-type="float">
            <text:p>9.9362350383</text:p>
          </table:table-cell>
          <table:table-cell table:formula="of:=[.E90]" office:value-type="float" office:value="0" calcext:value-type="float">
            <text:p>0</text:p>
          </table:table-cell>
          <table:table-cell table:formula="of:=[.D91]*COS(2*PI()*[.E91]*[.B91])" office:value-type="float" office:value="9.93623503833732" calcext:value-type="float">
            <text:p>9.9362350383</text:p>
          </table:table-cell>
          <table:table-cell table:number-columns-repeated="1017"/>
        </table:table-row>
        <table:table-row table:style-name="ro1">
          <table:table-cell table:formula="of:=[.A91]+1" office:value-type="float" office:value="88" calcext:value-type="float">
            <text:p>88</text:p>
          </table:table-cell>
          <table:table-cell table:formula="of:=[.B91]+[.C91]" office:value-type="float" office:value="0.0861900097943191" calcext:value-type="float">
            <text:p>0.0861900098</text:p>
          </table:table-cell>
          <table:table-cell table:formula="of:=[.C91]" office:value-type="float" office:value="0.000979431929480901" calcext:value-type="float">
            <text:p>0.0009794319</text:p>
          </table:table-cell>
          <table:table-cell table:formula="of:=4+3*COS(2*PI()*[.B92])+7*COS(4*PI()*[.B92])" office:value-type="float" office:value="9.85090703122314" calcext:value-type="float">
            <text:p>9.8509070312</text:p>
          </table:table-cell>
          <table:table-cell table:formula="of:=[.E91]" office:value-type="float" office:value="0" calcext:value-type="float">
            <text:p>0</text:p>
          </table:table-cell>
          <table:table-cell table:formula="of:=[.D92]*COS(2*PI()*[.E92]*[.B92])" office:value-type="float" office:value="9.85090703122314" calcext:value-type="float">
            <text:p>9.8509070312</text:p>
          </table:table-cell>
          <table:table-cell table:number-columns-repeated="1017"/>
        </table:table-row>
        <table:table-row table:style-name="ro1">
          <table:table-cell table:formula="of:=[.A92]+1" office:value-type="float" office:value="89" calcext:value-type="float">
            <text:p>89</text:p>
          </table:table-cell>
          <table:table-cell table:formula="of:=[.B92]+[.C92]" office:value-type="float" office:value="0.0871694417238" calcext:value-type="float">
            <text:p>0.0871694417</text:p>
          </table:table-cell>
          <table:table-cell table:formula="of:=[.C92]" office:value-type="float" office:value="0.000979431929480901" calcext:value-type="float">
            <text:p>0.0009794319</text:p>
          </table:table-cell>
          <table:table-cell table:formula="of:=4+3*COS(2*PI()*[.B93])+7*COS(4*PI()*[.B93])" office:value-type="float" office:value="9.76498477884952" calcext:value-type="float">
            <text:p>9.7649847788</text:p>
          </table:table-cell>
          <table:table-cell table:formula="of:=[.E92]" office:value-type="float" office:value="0" calcext:value-type="float">
            <text:p>0</text:p>
          </table:table-cell>
          <table:table-cell table:formula="of:=[.D93]*COS(2*PI()*[.E93]*[.B93])" office:value-type="float" office:value="9.76498477884952" calcext:value-type="float">
            <text:p>9.7649847788</text:p>
          </table:table-cell>
          <table:table-cell table:number-columns-repeated="1017"/>
        </table:table-row>
        <table:table-row table:style-name="ro1">
          <table:table-cell table:formula="of:=[.A93]+1" office:value-type="float" office:value="90" calcext:value-type="float">
            <text:p>90</text:p>
          </table:table-cell>
          <table:table-cell table:formula="of:=[.B93]+[.C93]" office:value-type="float" office:value="0.0881488736532809" calcext:value-type="float">
            <text:p>0.0881488737</text:p>
          </table:table-cell>
          <table:table-cell table:formula="of:=[.C93]" office:value-type="float" office:value="0.000979431929480901" calcext:value-type="float">
            <text:p>0.0009794319</text:p>
          </table:table-cell>
          <table:table-cell table:formula="of:=4+3*COS(2*PI()*[.B94])+7*COS(4*PI()*[.B94])" office:value-type="float" office:value="9.67848021024567" calcext:value-type="float">
            <text:p>9.6784802102</text:p>
          </table:table-cell>
          <table:table-cell table:formula="of:=[.E93]" office:value-type="float" office:value="0" calcext:value-type="float">
            <text:p>0</text:p>
          </table:table-cell>
          <table:table-cell table:formula="of:=[.D94]*COS(2*PI()*[.E94]*[.B94])" office:value-type="float" office:value="9.67848021024567" calcext:value-type="float">
            <text:p>9.6784802102</text:p>
          </table:table-cell>
          <table:table-cell table:number-columns-repeated="1017"/>
        </table:table-row>
        <table:table-row table:style-name="ro1">
          <table:table-cell table:formula="of:=[.A94]+1" office:value-type="float" office:value="91" calcext:value-type="float">
            <text:p>91</text:p>
          </table:table-cell>
          <table:table-cell table:formula="of:=[.B94]+[.C94]" office:value-type="float" office:value="0.0891283055827618" calcext:value-type="float">
            <text:p>0.0891283056</text:p>
          </table:table-cell>
          <table:table-cell table:formula="of:=[.C94]" office:value-type="float" office:value="0.000979431929480901" calcext:value-type="float">
            <text:p>0.0009794319</text:p>
          </table:table-cell>
          <table:table-cell table:formula="of:=4+3*COS(2*PI()*[.B95])+7*COS(4*PI()*[.B95])" office:value-type="float" office:value="9.59140533163192" calcext:value-type="float">
            <text:p>9.5914053316</text:p>
          </table:table-cell>
          <table:table-cell table:formula="of:=[.E94]" office:value-type="float" office:value="0" calcext:value-type="float">
            <text:p>0</text:p>
          </table:table-cell>
          <table:table-cell table:formula="of:=[.D95]*COS(2*PI()*[.E95]*[.B95])" office:value-type="float" office:value="9.59140533163192" calcext:value-type="float">
            <text:p>9.5914053316</text:p>
          </table:table-cell>
          <table:table-cell table:number-columns-repeated="1017"/>
        </table:table-row>
        <table:table-row table:style-name="ro1">
          <table:table-cell table:formula="of:=[.A95]+1" office:value-type="float" office:value="92" calcext:value-type="float">
            <text:p>92</text:p>
          </table:table-cell>
          <table:table-cell table:formula="of:=[.B95]+[.C95]" office:value-type="float" office:value="0.0901077375122427" calcext:value-type="float">
            <text:p>0.0901077375</text:p>
          </table:table-cell>
          <table:table-cell table:formula="of:=[.C95]" office:value-type="float" office:value="0.000979431929480901" calcext:value-type="float">
            <text:p>0.0009794319</text:p>
          </table:table-cell>
          <table:table-cell table:formula="of:=4+3*COS(2*PI()*[.B96])+7*COS(4*PI()*[.B96])" office:value-type="float" office:value="9.50377222464256" calcext:value-type="float">
            <text:p>9.5037722246</text:p>
          </table:table-cell>
          <table:table-cell table:formula="of:=[.E95]" office:value-type="float" office:value="0" calcext:value-type="float">
            <text:p>0</text:p>
          </table:table-cell>
          <table:table-cell table:formula="of:=[.D96]*COS(2*PI()*[.E96]*[.B96])" office:value-type="float" office:value="9.50377222464256" calcext:value-type="float">
            <text:p>9.5037722246</text:p>
          </table:table-cell>
          <table:table-cell table:number-columns-repeated="1017"/>
        </table:table-row>
        <table:table-row table:style-name="ro1">
          <table:table-cell table:formula="of:=[.A96]+1" office:value-type="float" office:value="93" calcext:value-type="float">
            <text:p>93</text:p>
          </table:table-cell>
          <table:table-cell table:formula="of:=[.B96]+[.C96]" office:value-type="float" office:value="0.0910871694417236" calcext:value-type="float">
            <text:p>0.0910871694</text:p>
          </table:table-cell>
          <table:table-cell table:formula="of:=[.C96]" office:value-type="float" office:value="0.000979431929480901" calcext:value-type="float">
            <text:p>0.0009794319</text:p>
          </table:table-cell>
          <table:table-cell table:formula="of:=4+3*COS(2*PI()*[.B97])+7*COS(4*PI()*[.B97])" office:value-type="float" office:value="9.41559304453768" calcext:value-type="float">
            <text:p>9.4155930445</text:p>
          </table:table-cell>
          <table:table-cell table:formula="of:=[.E96]" office:value-type="float" office:value="0" calcext:value-type="float">
            <text:p>0</text:p>
          </table:table-cell>
          <table:table-cell table:formula="of:=[.D97]*COS(2*PI()*[.E97]*[.B97])" office:value-type="float" office:value="9.41559304453768" calcext:value-type="float">
            <text:p>9.4155930445</text:p>
          </table:table-cell>
          <table:table-cell table:number-columns-repeated="1017"/>
        </table:table-row>
        <table:table-row table:style-name="ro1">
          <table:table-cell table:formula="of:=[.A97]+1" office:value-type="float" office:value="94" calcext:value-type="float">
            <text:p>94</text:p>
          </table:table-cell>
          <table:table-cell table:formula="of:=[.B97]+[.C97]" office:value-type="float" office:value="0.0920666013712045" calcext:value-type="float">
            <text:p>0.0920666014</text:p>
          </table:table-cell>
          <table:table-cell table:formula="of:=[.C97]" office:value-type="float" office:value="0.000979431929480901" calcext:value-type="float">
            <text:p>0.0009794319</text:p>
          </table:table-cell>
          <table:table-cell table:formula="of:=4+3*COS(2*PI()*[.B98])+7*COS(4*PI()*[.B98])" office:value-type="float" office:value="9.32688001840425" calcext:value-type="float">
            <text:p>9.3268800184</text:p>
          </table:table-cell>
          <table:table-cell table:formula="of:=[.E97]" office:value-type="float" office:value="0" calcext:value-type="float">
            <text:p>0</text:p>
          </table:table-cell>
          <table:table-cell table:formula="of:=[.D98]*COS(2*PI()*[.E98]*[.B98])" office:value-type="float" office:value="9.32688001840425" calcext:value-type="float">
            <text:p>9.3268800184</text:p>
          </table:table-cell>
          <table:table-cell table:number-columns-repeated="1017"/>
        </table:table-row>
        <table:table-row table:style-name="ro1">
          <table:table-cell table:formula="of:=[.A98]+1" office:value-type="float" office:value="95" calcext:value-type="float">
            <text:p>95</text:p>
          </table:table-cell>
          <table:table-cell table:formula="of:=[.B98]+[.C98]" office:value-type="float" office:value="0.0930460333006854" calcext:value-type="float">
            <text:p>0.0930460333</text:p>
          </table:table-cell>
          <table:table-cell table:formula="of:=[.C98]" office:value-type="float" office:value="0.000979431929480901" calcext:value-type="float">
            <text:p>0.0009794319</text:p>
          </table:table-cell>
          <table:table-cell table:formula="of:=4+3*COS(2*PI()*[.B99])+7*COS(4*PI()*[.B99])" office:value-type="float" office:value="9.23764544334674" calcext:value-type="float">
            <text:p>9.2376454433</text:p>
          </table:table-cell>
          <table:table-cell table:formula="of:=[.E98]" office:value-type="float" office:value="0" calcext:value-type="float">
            <text:p>0</text:p>
          </table:table-cell>
          <table:table-cell table:formula="of:=[.D99]*COS(2*PI()*[.E99]*[.B99])" office:value-type="float" office:value="9.23764544334674" calcext:value-type="float">
            <text:p>9.2376454433</text:p>
          </table:table-cell>
          <table:table-cell table:number-columns-repeated="1017"/>
        </table:table-row>
        <table:table-row table:style-name="ro1">
          <table:table-cell table:formula="of:=[.A99]+1" office:value-type="float" office:value="96" calcext:value-type="float">
            <text:p>96</text:p>
          </table:table-cell>
          <table:table-cell table:formula="of:=[.B99]+[.C99]" office:value-type="float" office:value="0.0940254652301663" calcext:value-type="float">
            <text:p>0.0940254652</text:p>
          </table:table-cell>
          <table:table-cell table:formula="of:=[.C99]" office:value-type="float" office:value="0.000979431929480901" calcext:value-type="float">
            <text:p>0.0009794319</text:p>
          </table:table-cell>
          <table:table-cell table:formula="of:=4+3*COS(2*PI()*[.B100])+7*COS(4*PI()*[.B100])" office:value-type="float" office:value="9.14790168466755" calcext:value-type="float">
            <text:p>9.1479016847</text:p>
          </table:table-cell>
          <table:table-cell table:formula="of:=[.E99]" office:value-type="float" office:value="0" calcext:value-type="float">
            <text:p>0</text:p>
          </table:table-cell>
          <table:table-cell table:formula="of:=[.D100]*COS(2*PI()*[.E100]*[.B100])" office:value-type="float" office:value="9.14790168466755" calcext:value-type="float">
            <text:p>9.1479016847</text:p>
          </table:table-cell>
          <table:table-cell table:number-columns-repeated="1017"/>
        </table:table-row>
        <table:table-row table:style-name="ro1">
          <table:table-cell table:formula="of:=[.A100]+1" office:value-type="float" office:value="97" calcext:value-type="float">
            <text:p>97</text:p>
          </table:table-cell>
          <table:table-cell table:formula="of:=[.B100]+[.C100]" office:value-type="float" office:value="0.0950048971596472" calcext:value-type="float">
            <text:p>0.0950048972</text:p>
          </table:table-cell>
          <table:table-cell table:formula="of:=[.C100]" office:value-type="float" office:value="0.000979431929480901" calcext:value-type="float">
            <text:p>0.0009794319</text:p>
          </table:table-cell>
          <table:table-cell table:formula="of:=4+3*COS(2*PI()*[.B101])+7*COS(4*PI()*[.B101])" office:value-type="float" office:value="9.05766117403752" calcext:value-type="float">
            <text:p>9.057661174</text:p>
          </table:table-cell>
          <table:table-cell table:formula="of:=[.E100]" office:value-type="float" office:value="0" calcext:value-type="float">
            <text:p>0</text:p>
          </table:table-cell>
          <table:table-cell table:formula="of:=[.D101]*COS(2*PI()*[.E101]*[.B101])" office:value-type="float" office:value="9.05766117403752" calcext:value-type="float">
            <text:p>9.057661174</text:p>
          </table:table-cell>
          <table:table-cell table:number-columns-repeated="1017"/>
        </table:table-row>
        <table:table-row table:style-name="ro1">
          <table:table-cell table:formula="of:=[.A101]+1" office:value-type="float" office:value="98" calcext:value-type="float">
            <text:p>98</text:p>
          </table:table-cell>
          <table:table-cell table:formula="of:=[.B101]+[.C101]" office:value-type="float" office:value="0.0959843290891281" calcext:value-type="float">
            <text:p>0.0959843291</text:p>
          </table:table-cell>
          <table:table-cell table:formula="of:=[.C101]" office:value-type="float" office:value="0.000979431929480901" calcext:value-type="float">
            <text:p>0.0009794319</text:p>
          </table:table-cell>
          <table:table-cell table:formula="of:=4+3*COS(2*PI()*[.B102])+7*COS(4*PI()*[.B102])" office:value-type="float" office:value="8.9669364076568" calcext:value-type="float">
            <text:p>8.9669364077</text:p>
          </table:table-cell>
          <table:table-cell table:formula="of:=[.E101]" office:value-type="float" office:value="0" calcext:value-type="float">
            <text:p>0</text:p>
          </table:table-cell>
          <table:table-cell table:formula="of:=[.D102]*COS(2*PI()*[.E102]*[.B102])" office:value-type="float" office:value="8.9669364076568" calcext:value-type="float">
            <text:p>8.9669364077</text:p>
          </table:table-cell>
          <table:table-cell table:number-columns-repeated="1017"/>
        </table:table-row>
        <table:table-row table:style-name="ro1">
          <table:table-cell table:formula="of:=[.A102]+1" office:value-type="float" office:value="99" calcext:value-type="float">
            <text:p>99</text:p>
          </table:table-cell>
          <table:table-cell table:formula="of:=[.B102]+[.C102]" office:value-type="float" office:value="0.096963761018609" calcext:value-type="float">
            <text:p>0.096963761</text:p>
          </table:table-cell>
          <table:table-cell table:formula="of:=[.C102]" office:value-type="float" office:value="0.000979431929480901" calcext:value-type="float">
            <text:p>0.0009794319</text:p>
          </table:table-cell>
          <table:table-cell table:formula="of:=4+3*COS(2*PI()*[.B103])+7*COS(4*PI()*[.B103])" office:value-type="float" office:value="8.87573994440632" calcext:value-type="float">
            <text:p>8.8757399444</text:p>
          </table:table-cell>
          <table:table-cell table:formula="of:=[.E102]" office:value-type="float" office:value="0" calcext:value-type="float">
            <text:p>0</text:p>
          </table:table-cell>
          <table:table-cell table:formula="of:=[.D103]*COS(2*PI()*[.E103]*[.B103])" office:value-type="float" office:value="8.87573994440632" calcext:value-type="float">
            <text:p>8.8757399444</text:p>
          </table:table-cell>
          <table:table-cell table:number-columns-repeated="1017"/>
        </table:table-row>
        <table:table-row table:style-name="ro1">
          <table:table-cell table:formula="of:=[.A103]+1" office:value-type="float" office:value="100" calcext:value-type="float">
            <text:p>100</text:p>
          </table:table-cell>
          <table:table-cell table:formula="of:=[.B103]+[.C103]" office:value-type="float" office:value="0.0979431929480899" calcext:value-type="float">
            <text:p>0.0979431929</text:p>
          </table:table-cell>
          <table:table-cell table:formula="of:=[.C103]" office:value-type="float" office:value="0.000979431929480901" calcext:value-type="float">
            <text:p>0.0009794319</text:p>
          </table:table-cell>
          <table:table-cell table:formula="of:=4+3*COS(2*PI()*[.B104])+7*COS(4*PI()*[.B104])" office:value-type="float" office:value="8.78408440399019" calcext:value-type="float">
            <text:p>8.784084404</text:p>
          </table:table-cell>
          <table:table-cell table:formula="of:=[.E103]" office:value-type="float" office:value="0" calcext:value-type="float">
            <text:p>0</text:p>
          </table:table-cell>
          <table:table-cell table:formula="of:=[.D104]*COS(2*PI()*[.E104]*[.B104])" office:value-type="float" office:value="8.78408440399019" calcext:value-type="float">
            <text:p>8.784084404</text:p>
          </table:table-cell>
          <table:table-cell table:number-columns-repeated="1017"/>
        </table:table-row>
        <table:table-row table:style-name="ro1">
          <table:table-cell table:formula="of:=[.A104]+1" office:value-type="float" office:value="101" calcext:value-type="float">
            <text:p>101</text:p>
          </table:table-cell>
          <table:table-cell table:formula="of:=[.B104]+[.C104]" office:value-type="float" office:value="0.0989226248775708" calcext:value-type="float">
            <text:p>0.0989226249</text:p>
          </table:table-cell>
          <table:table-cell table:formula="of:=[.C104]" office:value-type="float" office:value="0.000979431929480901" calcext:value-type="float">
            <text:p>0.0009794319</text:p>
          </table:table-cell>
          <table:table-cell table:formula="of:=4+3*COS(2*PI()*[.B105])+7*COS(4*PI()*[.B105])" office:value-type="float" office:value="8.69198246506933" calcext:value-type="float">
            <text:p>8.6919824651</text:p>
          </table:table-cell>
          <table:table-cell table:formula="of:=[.E104]" office:value-type="float" office:value="0" calcext:value-type="float">
            <text:p>0</text:p>
          </table:table-cell>
          <table:table-cell table:formula="of:=[.D105]*COS(2*PI()*[.E105]*[.B105])" office:value-type="float" office:value="8.69198246506933" calcext:value-type="float">
            <text:p>8.6919824651</text:p>
          </table:table-cell>
          <table:table-cell table:number-columns-repeated="1017"/>
        </table:table-row>
        <table:table-row table:style-name="ro1">
          <table:table-cell table:formula="of:=[.A105]+1" office:value-type="float" office:value="102" calcext:value-type="float">
            <text:p>102</text:p>
          </table:table-cell>
          <table:table-cell table:formula="of:=[.B105]+[.C105]" office:value-type="float" office:value="0.0999020568070517" calcext:value-type="float">
            <text:p>0.0999020568</text:p>
          </table:table-cell>
          <table:table-cell table:formula="of:=[.C105]" office:value-type="float" office:value="0.000979431929480901" calcext:value-type="float">
            <text:p>0.0009794319</text:p>
          </table:table-cell>
          <table:table-cell table:formula="of:=4+3*COS(2*PI()*[.B106])+7*COS(4*PI()*[.B106])" office:value-type="float" office:value="8.59944686338646" calcext:value-type="float">
            <text:p>8.5994468634</text:p>
          </table:table-cell>
          <table:table-cell table:formula="of:=[.E105]" office:value-type="float" office:value="0" calcext:value-type="float">
            <text:p>0</text:p>
          </table:table-cell>
          <table:table-cell table:formula="of:=[.D106]*COS(2*PI()*[.E106]*[.B106])" office:value-type="float" office:value="8.59944686338646" calcext:value-type="float">
            <text:p>8.5994468634</text:p>
          </table:table-cell>
          <table:table-cell table:number-columns-repeated="1017"/>
        </table:table-row>
        <table:table-row table:style-name="ro1">
          <table:table-cell table:formula="of:=[.A106]+1" office:value-type="float" office:value="103" calcext:value-type="float">
            <text:p>103</text:p>
          </table:table-cell>
          <table:table-cell table:formula="of:=[.B106]+[.C106]" office:value-type="float" office:value="0.100881488736533" calcext:value-type="float">
            <text:p>0.1008814887</text:p>
          </table:table-cell>
          <table:table-cell table:formula="of:=[.C106]" office:value-type="float" office:value="0.000979431929480901" calcext:value-type="float">
            <text:p>0.0009794319</text:p>
          </table:table-cell>
          <table:table-cell table:formula="of:=4+3*COS(2*PI()*[.B107])+7*COS(4*PI()*[.B107])" office:value-type="float" office:value="8.50649038988299" calcext:value-type="float">
            <text:p>8.5064903899</text:p>
          </table:table-cell>
          <table:table-cell table:formula="of:=[.E106]" office:value-type="float" office:value="0" calcext:value-type="float">
            <text:p>0</text:p>
          </table:table-cell>
          <table:table-cell table:formula="of:=[.D107]*COS(2*PI()*[.E107]*[.B107])" office:value-type="float" office:value="8.50649038988299" calcext:value-type="float">
            <text:p>8.5064903899</text:p>
          </table:table-cell>
          <table:table-cell table:number-columns-repeated="1017"/>
        </table:table-row>
        <table:table-row table:style-name="ro1">
          <table:table-cell table:formula="of:=[.A107]+1" office:value-type="float" office:value="104" calcext:value-type="float">
            <text:p>104</text:p>
          </table:table-cell>
          <table:table-cell table:formula="of:=[.B107]+[.C107]" office:value-type="float" office:value="0.101860920666013" calcext:value-type="float">
            <text:p>0.1018609207</text:p>
          </table:table-cell>
          <table:table-cell table:formula="of:=[.C107]" office:value-type="float" office:value="0.000979431929480901" calcext:value-type="float">
            <text:p>0.0009794319</text:p>
          </table:table-cell>
          <table:table-cell table:formula="of:=4+3*COS(2*PI()*[.B108])+7*COS(4*PI()*[.B108])" office:value-type="float" office:value="8.41312588880779" calcext:value-type="float">
            <text:p>8.4131258888</text:p>
          </table:table-cell>
          <table:table-cell table:formula="of:=[.E107]" office:value-type="float" office:value="0" calcext:value-type="float">
            <text:p>0</text:p>
          </table:table-cell>
          <table:table-cell table:formula="of:=[.D108]*COS(2*PI()*[.E108]*[.B108])" office:value-type="float" office:value="8.41312588880779" calcext:value-type="float">
            <text:p>8.4131258888</text:p>
          </table:table-cell>
          <table:table-cell table:number-columns-repeated="1017"/>
        </table:table-row>
        <table:table-row table:style-name="ro1">
          <table:table-cell table:formula="of:=[.A108]+1" office:value-type="float" office:value="105" calcext:value-type="float">
            <text:p>105</text:p>
          </table:table-cell>
          <table:table-cell table:formula="of:=[.B108]+[.C108]" office:value-type="float" office:value="0.102840352595494" calcext:value-type="float">
            <text:p>0.1028403526</text:p>
          </table:table-cell>
          <table:table-cell table:formula="of:=[.C108]" office:value-type="float" office:value="0.000979431929480901" calcext:value-type="float">
            <text:p>0.0009794319</text:p>
          </table:table-cell>
          <table:table-cell table:formula="of:=4+3*COS(2*PI()*[.B109])+7*COS(4*PI()*[.B109])" office:value-type="float" office:value="8.31936625581842" calcext:value-type="float">
            <text:p>8.3193662558</text:p>
          </table:table-cell>
          <table:table-cell table:formula="of:=[.E108]" office:value-type="float" office:value="0" calcext:value-type="float">
            <text:p>0</text:p>
          </table:table-cell>
          <table:table-cell table:formula="of:=[.D109]*COS(2*PI()*[.E109]*[.B109])" office:value-type="float" office:value="8.31936625581842" calcext:value-type="float">
            <text:p>8.3193662558</text:p>
          </table:table-cell>
          <table:table-cell table:number-columns-repeated="1017"/>
        </table:table-row>
        <table:table-row table:style-name="ro1">
          <table:table-cell table:formula="of:=[.A109]+1" office:value-type="float" office:value="106" calcext:value-type="float">
            <text:p>106</text:p>
          </table:table-cell>
          <table:table-cell table:formula="of:=[.B109]+[.C109]" office:value-type="float" office:value="0.103819784524975" calcext:value-type="float">
            <text:p>0.1038197845</text:p>
          </table:table-cell>
          <table:table-cell table:formula="of:=[.C109]" office:value-type="float" office:value="0.000979431929480901" calcext:value-type="float">
            <text:p>0.0009794319</text:p>
          </table:table-cell>
          <table:table-cell table:formula="of:=4+3*COS(2*PI()*[.B110])+7*COS(4*PI()*[.B110])" office:value-type="float" office:value="8.22522443607488" calcext:value-type="float">
            <text:p>8.2252244361</text:p>
          </table:table-cell>
          <table:table-cell table:formula="of:=[.E109]" office:value-type="float" office:value="0" calcext:value-type="float">
            <text:p>0</text:p>
          </table:table-cell>
          <table:table-cell table:formula="of:=[.D110]*COS(2*PI()*[.E110]*[.B110])" office:value-type="float" office:value="8.22522443607488" calcext:value-type="float">
            <text:p>8.2252244361</text:p>
          </table:table-cell>
          <table:table-cell table:number-columns-repeated="1017"/>
        </table:table-row>
        <table:table-row table:style-name="ro1">
          <table:table-cell table:formula="of:=[.A110]+1" office:value-type="float" office:value="107" calcext:value-type="float">
            <text:p>107</text:p>
          </table:table-cell>
          <table:table-cell table:formula="of:=[.B110]+[.C110]" office:value-type="float" office:value="0.104799216454456" calcext:value-type="float">
            <text:p>0.1047992165</text:p>
          </table:table-cell>
          <table:table-cell table:formula="of:=[.C110]" office:value-type="float" office:value="0.000979431929480901" calcext:value-type="float">
            <text:p>0.0009794319</text:p>
          </table:table-cell>
          <table:table-cell table:formula="of:=4+3*COS(2*PI()*[.B111])+7*COS(4*PI()*[.B111])" office:value-type="float" office:value="8.13071342232624" calcext:value-type="float">
            <text:p>8.1307134223</text:p>
          </table:table-cell>
          <table:table-cell table:formula="of:=[.E110]" office:value-type="float" office:value="0" calcext:value-type="float">
            <text:p>0</text:p>
          </table:table-cell>
          <table:table-cell table:formula="of:=[.D111]*COS(2*PI()*[.E111]*[.B111])" office:value-type="float" office:value="8.13071342232624" calcext:value-type="float">
            <text:p>8.1307134223</text:p>
          </table:table-cell>
          <table:table-cell table:number-columns-repeated="1017"/>
        </table:table-row>
        <table:table-row table:style-name="ro1">
          <table:table-cell table:formula="of:=[.A111]+1" office:value-type="float" office:value="108" calcext:value-type="float">
            <text:p>108</text:p>
          </table:table-cell>
          <table:table-cell table:formula="of:=[.B111]+[.C111]" office:value-type="float" office:value="0.105778648383937" calcext:value-type="float">
            <text:p>0.1057786484</text:p>
          </table:table-cell>
          <table:table-cell table:formula="of:=[.C111]" office:value-type="float" office:value="0.000979431929480901" calcext:value-type="float">
            <text:p>0.0009794319</text:p>
          </table:table-cell>
          <table:table-cell table:formula="of:=4+3*COS(2*PI()*[.B112])+7*COS(4*PI()*[.B112])" office:value-type="float" office:value="8.03584625299058" calcext:value-type="float">
            <text:p>8.035846253</text:p>
          </table:table-cell>
          <table:table-cell table:formula="of:=[.E111]" office:value-type="float" office:value="0" calcext:value-type="float">
            <text:p>0</text:p>
          </table:table-cell>
          <table:table-cell table:formula="of:=[.D112]*COS(2*PI()*[.E112]*[.B112])" office:value-type="float" office:value="8.03584625299058" calcext:value-type="float">
            <text:p>8.035846253</text:p>
          </table:table-cell>
          <table:table-cell table:number-columns-repeated="1017"/>
        </table:table-row>
        <table:table-row table:style-name="ro1">
          <table:table-cell table:formula="of:=[.A112]+1" office:value-type="float" office:value="109" calcext:value-type="float">
            <text:p>109</text:p>
          </table:table-cell>
          <table:table-cell table:formula="of:=[.B112]+[.C112]" office:value-type="float" office:value="0.106758080313418" calcext:value-type="float">
            <text:p>0.1067580803</text:p>
          </table:table-cell>
          <table:table-cell table:formula="of:=[.C112]" office:value-type="float" office:value="0.000979431929480901" calcext:value-type="float">
            <text:p>0.0009794319</text:p>
          </table:table-cell>
          <table:table-cell table:formula="of:=4+3*COS(2*PI()*[.B113])+7*COS(4*PI()*[.B113])" office:value-type="float" office:value="7.94063601022822" calcext:value-type="float">
            <text:p>7.9406360102</text:p>
          </table:table-cell>
          <table:table-cell table:formula="of:=[.E112]" office:value-type="float" office:value="0" calcext:value-type="float">
            <text:p>0</text:p>
          </table:table-cell>
          <table:table-cell table:formula="of:=[.D113]*COS(2*PI()*[.E113]*[.B113])" office:value-type="float" office:value="7.94063601022822" calcext:value-type="float">
            <text:p>7.9406360102</text:p>
          </table:table-cell>
          <table:table-cell table:number-columns-repeated="1017"/>
        </table:table-row>
        <table:table-row table:style-name="ro1">
          <table:table-cell table:formula="of:=[.A113]+1" office:value-type="float" office:value="110" calcext:value-type="float">
            <text:p>110</text:p>
          </table:table-cell>
          <table:table-cell table:formula="of:=[.B113]+[.C113]" office:value-type="float" office:value="0.107737512242899" calcext:value-type="float">
            <text:p>0.1077375122</text:p>
          </table:table-cell>
          <table:table-cell table:formula="of:=[.C113]" office:value-type="float" office:value="0.000979431929480901" calcext:value-type="float">
            <text:p>0.0009794319</text:p>
          </table:table-cell>
          <table:table-cell table:formula="of:=4+3*COS(2*PI()*[.B114])+7*COS(4*PI()*[.B114])" office:value-type="float" office:value="7.84509581800882" calcext:value-type="float">
            <text:p>7.845095818</text:p>
          </table:table-cell>
          <table:table-cell table:formula="of:=[.E113]" office:value-type="float" office:value="0" calcext:value-type="float">
            <text:p>0</text:p>
          </table:table-cell>
          <table:table-cell table:formula="of:=[.D114]*COS(2*PI()*[.E114]*[.B114])" office:value-type="float" office:value="7.84509581800882" calcext:value-type="float">
            <text:p>7.845095818</text:p>
          </table:table-cell>
          <table:table-cell table:number-columns-repeated="1017"/>
        </table:table-row>
        <table:table-row table:style-name="ro1">
          <table:table-cell table:formula="of:=[.A114]+1" office:value-type="float" office:value="111" calcext:value-type="float">
            <text:p>111</text:p>
          </table:table-cell>
          <table:table-cell table:formula="of:=[.B114]+[.C114]" office:value-type="float" office:value="0.10871694417238" calcext:value-type="float">
            <text:p>0.1087169442</text:p>
          </table:table-cell>
          <table:table-cell table:formula="of:=[.C114]" office:value-type="float" office:value="0.000979431929480901" calcext:value-type="float">
            <text:p>0.0009794319</text:p>
          </table:table-cell>
          <table:table-cell table:formula="of:=4+3*COS(2*PI()*[.B115])+7*COS(4*PI()*[.B115])" office:value-type="float" office:value="7.74923884017258" calcext:value-type="float">
            <text:p>7.7492388402</text:p>
          </table:table-cell>
          <table:table-cell table:formula="of:=[.E114]" office:value-type="float" office:value="0" calcext:value-type="float">
            <text:p>0</text:p>
          </table:table-cell>
          <table:table-cell table:formula="of:=[.D115]*COS(2*PI()*[.E115]*[.B115])" office:value-type="float" office:value="7.74923884017258" calcext:value-type="float">
            <text:p>7.7492388402</text:p>
          </table:table-cell>
          <table:table-cell table:number-columns-repeated="1017"/>
        </table:table-row>
        <table:table-row table:style-name="ro1">
          <table:table-cell table:formula="of:=[.A115]+1" office:value-type="float" office:value="112" calcext:value-type="float">
            <text:p>112</text:p>
          </table:table-cell>
          <table:table-cell table:formula="of:=[.B115]+[.C115]" office:value-type="float" office:value="0.109696376101861" calcext:value-type="float">
            <text:p>0.1096963761</text:p>
          </table:table-cell>
          <table:table-cell table:formula="of:=[.C115]" office:value-type="float" office:value="0.000979431929480901" calcext:value-type="float">
            <text:p>0.0009794319</text:p>
          </table:table-cell>
          <table:table-cell table:formula="of:=4+3*COS(2*PI()*[.B116])+7*COS(4*PI()*[.B116])" office:value-type="float" office:value="7.65307827848559" calcext:value-type="float">
            <text:p>7.6530782785</text:p>
          </table:table-cell>
          <table:table-cell table:formula="of:=[.E115]" office:value-type="float" office:value="0" calcext:value-type="float">
            <text:p>0</text:p>
          </table:table-cell>
          <table:table-cell table:formula="of:=[.D116]*COS(2*PI()*[.E116]*[.B116])" office:value-type="float" office:value="7.65307827848559" calcext:value-type="float">
            <text:p>7.6530782785</text:p>
          </table:table-cell>
          <table:table-cell table:number-columns-repeated="1017"/>
        </table:table-row>
        <table:table-row table:style-name="ro1">
          <table:table-cell table:formula="of:=[.A116]+1" office:value-type="float" office:value="113" calcext:value-type="float">
            <text:p>113</text:p>
          </table:table-cell>
          <table:table-cell table:formula="of:=[.B116]+[.C116]" office:value-type="float" office:value="0.110675808031342" calcext:value-type="float">
            <text:p>0.110675808</text:p>
          </table:table-cell>
          <table:table-cell table:formula="of:=[.C116]" office:value-type="float" office:value="0.000979431929480901" calcext:value-type="float">
            <text:p>0.0009794319</text:p>
          </table:table-cell>
          <table:table-cell table:formula="of:=4+3*COS(2*PI()*[.B117])+7*COS(4*PI()*[.B117])" office:value-type="float" office:value="7.55662737069006" calcext:value-type="float">
            <text:p>7.5566273707</text:p>
          </table:table-cell>
          <table:table-cell table:formula="of:=[.E116]" office:value-type="float" office:value="0" calcext:value-type="float">
            <text:p>0</text:p>
          </table:table-cell>
          <table:table-cell table:formula="of:=[.D117]*COS(2*PI()*[.E117]*[.B117])" office:value-type="float" office:value="7.55662737069006" calcext:value-type="float">
            <text:p>7.5566273707</text:p>
          </table:table-cell>
          <table:table-cell table:number-columns-repeated="1017"/>
        </table:table-row>
        <table:table-row table:style-name="ro1">
          <table:table-cell table:formula="of:=[.A117]+1" office:value-type="float" office:value="114" calcext:value-type="float">
            <text:p>114</text:p>
          </table:table-cell>
          <table:table-cell table:formula="of:=[.B117]+[.C117]" office:value-type="float" office:value="0.111655239960822" calcext:value-type="float">
            <text:p>0.11165524</text:p>
          </table:table-cell>
          <table:table-cell table:formula="of:=[.C117]" office:value-type="float" office:value="0.000979431929480901" calcext:value-type="float">
            <text:p>0.0009794319</text:p>
          </table:table-cell>
          <table:table-cell table:formula="of:=4+3*COS(2*PI()*[.B118])+7*COS(4*PI()*[.B118])" office:value-type="float" office:value="7.45989938854928" calcext:value-type="float">
            <text:p>7.4598993885</text:p>
          </table:table-cell>
          <table:table-cell table:formula="of:=[.E117]" office:value-type="float" office:value="0" calcext:value-type="float">
            <text:p>0</text:p>
          </table:table-cell>
          <table:table-cell table:formula="of:=[.D118]*COS(2*PI()*[.E118]*[.B118])" office:value-type="float" office:value="7.45989938854928" calcext:value-type="float">
            <text:p>7.4598993885</text:p>
          </table:table-cell>
          <table:table-cell table:number-columns-repeated="1017"/>
        </table:table-row>
        <table:table-row table:style-name="ro1">
          <table:table-cell table:formula="of:=[.A118]+1" office:value-type="float" office:value="115" calcext:value-type="float">
            <text:p>115</text:p>
          </table:table-cell>
          <table:table-cell table:formula="of:=[.B118]+[.C118]" office:value-type="float" office:value="0.112634671890303" calcext:value-type="float">
            <text:p>0.1126346719</text:p>
          </table:table-cell>
          <table:table-cell table:formula="of:=[.C118]" office:value-type="float" office:value="0.000979431929480901" calcext:value-type="float">
            <text:p>0.0009794319</text:p>
          </table:table-cell>
          <table:table-cell table:formula="of:=4+3*COS(2*PI()*[.B119])+7*COS(4*PI()*[.B119])" office:value-type="float" office:value="7.36290763588794" calcext:value-type="float">
            <text:p>7.3629076359</text:p>
          </table:table-cell>
          <table:table-cell table:formula="of:=[.E118]" office:value-type="float" office:value="0" calcext:value-type="float">
            <text:p>0</text:p>
          </table:table-cell>
          <table:table-cell table:formula="of:=[.D119]*COS(2*PI()*[.E119]*[.B119])" office:value-type="float" office:value="7.36290763588794" calcext:value-type="float">
            <text:p>7.3629076359</text:p>
          </table:table-cell>
          <table:table-cell table:number-columns-repeated="1017"/>
        </table:table-row>
        <table:table-row table:style-name="ro1">
          <table:table-cell table:formula="of:=[.A119]+1" office:value-type="float" office:value="116" calcext:value-type="float">
            <text:p>116</text:p>
          </table:table-cell>
          <table:table-cell table:formula="of:=[.B119]+[.C119]" office:value-type="float" office:value="0.113614103819784" calcext:value-type="float">
            <text:p>0.1136141038</text:p>
          </table:table-cell>
          <table:table-cell table:formula="of:=[.C119]" office:value-type="float" office:value="0.000979431929480901" calcext:value-type="float">
            <text:p>0.0009794319</text:p>
          </table:table-cell>
          <table:table-cell table:formula="of:=4+3*COS(2*PI()*[.B120])+7*COS(4*PI()*[.B120])" office:value-type="float" office:value="7.26566544662785" calcext:value-type="float">
            <text:p>7.2656654466</text:p>
          </table:table-cell>
          <table:table-cell table:formula="of:=[.E119]" office:value-type="float" office:value="0" calcext:value-type="float">
            <text:p>0</text:p>
          </table:table-cell>
          <table:table-cell table:formula="of:=[.D120]*COS(2*PI()*[.E120]*[.B120])" office:value-type="float" office:value="7.26566544662785" calcext:value-type="float">
            <text:p>7.2656654466</text:p>
          </table:table-cell>
          <table:table-cell table:number-columns-repeated="1017"/>
        </table:table-row>
        <table:table-row table:style-name="ro1">
          <table:table-cell table:formula="of:=[.A120]+1" office:value-type="float" office:value="117" calcext:value-type="float">
            <text:p>117</text:p>
          </table:table-cell>
          <table:table-cell table:formula="of:=[.B120]+[.C120]" office:value-type="float" office:value="0.114593535749265" calcext:value-type="float">
            <text:p>0.1145935357</text:p>
          </table:table-cell>
          <table:table-cell table:formula="of:=[.C120]" office:value-type="float" office:value="0.000979431929480901" calcext:value-type="float">
            <text:p>0.0009794319</text:p>
          </table:table-cell>
          <table:table-cell table:formula="of:=4+3*COS(2*PI()*[.B121])+7*COS(4*PI()*[.B121])" office:value-type="float" office:value="7.16818618281959" calcext:value-type="float">
            <text:p>7.1681861828</text:p>
          </table:table-cell>
          <table:table-cell table:formula="of:=[.E120]" office:value-type="float" office:value="0" calcext:value-type="float">
            <text:p>0</text:p>
          </table:table-cell>
          <table:table-cell table:formula="of:=[.D121]*COS(2*PI()*[.E121]*[.B121])" office:value-type="float" office:value="7.16818618281959" calcext:value-type="float">
            <text:p>7.1681861828</text:p>
          </table:table-cell>
          <table:table-cell table:number-columns-repeated="1017"/>
        </table:table-row>
        <table:table-row table:style-name="ro1">
          <table:table-cell table:formula="of:=[.A121]+1" office:value-type="float" office:value="118" calcext:value-type="float">
            <text:p>118</text:p>
          </table:table-cell>
          <table:table-cell table:formula="of:=[.B121]+[.C121]" office:value-type="float" office:value="0.115572967678746" calcext:value-type="float">
            <text:p>0.1155729677</text:p>
          </table:table-cell>
          <table:table-cell table:formula="of:=[.C121]" office:value-type="float" office:value="0.000979431929480901" calcext:value-type="float">
            <text:p>0.0009794319</text:p>
          </table:table-cell>
          <table:table-cell table:formula="of:=4+3*COS(2*PI()*[.B122])+7*COS(4*PI()*[.B122])" office:value-type="float" office:value="7.0704832326702" calcext:value-type="float">
            <text:p>7.0704832327</text:p>
          </table:table-cell>
          <table:table-cell table:formula="of:=[.E121]" office:value-type="float" office:value="0" calcext:value-type="float">
            <text:p>0</text:p>
          </table:table-cell>
          <table:table-cell table:formula="of:=[.D122]*COS(2*PI()*[.E122]*[.B122])" office:value-type="float" office:value="7.0704832326702" calcext:value-type="float">
            <text:p>7.0704832327</text:p>
          </table:table-cell>
          <table:table-cell table:number-columns-repeated="1017"/>
        </table:table-row>
        <table:table-row table:style-name="ro1">
          <table:table-cell table:formula="of:=[.A122]+1" office:value-type="float" office:value="119" calcext:value-type="float">
            <text:p>119</text:p>
          </table:table-cell>
          <table:table-cell table:formula="of:=[.B122]+[.C122]" office:value-type="float" office:value="0.116552399608227" calcext:value-type="float">
            <text:p>0.1165523996</text:p>
          </table:table-cell>
          <table:table-cell table:formula="of:=[.C122]" office:value-type="float" office:value="0.000979431929480901" calcext:value-type="float">
            <text:p>0.0009794319</text:p>
          </table:table-cell>
          <table:table-cell table:formula="of:=4+3*COS(2*PI()*[.B123])+7*COS(4*PI()*[.B123])" office:value-type="float" office:value="6.97257000856727" calcext:value-type="float">
            <text:p>6.9725700086</text:p>
          </table:table-cell>
          <table:table-cell table:formula="of:=[.E122]" office:value-type="float" office:value="0" calcext:value-type="float">
            <text:p>0</text:p>
          </table:table-cell>
          <table:table-cell table:formula="of:=[.D123]*COS(2*PI()*[.E123]*[.B123])" office:value-type="float" office:value="6.97257000856727" calcext:value-type="float">
            <text:p>6.9725700086</text:p>
          </table:table-cell>
          <table:table-cell table:number-columns-repeated="1017"/>
        </table:table-row>
        <table:table-row table:style-name="ro1">
          <table:table-cell table:formula="of:=[.A123]+1" office:value-type="float" office:value="120" calcext:value-type="float">
            <text:p>120</text:p>
          </table:table-cell>
          <table:table-cell table:formula="of:=[.B123]+[.C123]" office:value-type="float" office:value="0.117531831537708" calcext:value-type="float">
            <text:p>0.1175318315</text:p>
          </table:table-cell>
          <table:table-cell table:formula="of:=[.C123]" office:value-type="float" office:value="0.000979431929480901" calcext:value-type="float">
            <text:p>0.0009794319</text:p>
          </table:table-cell>
          <table:table-cell table:formula="of:=4+3*COS(2*PI()*[.B124])+7*COS(4*PI()*[.B124])" office:value-type="float" office:value="6.87445994509978" calcext:value-type="float">
            <text:p>6.8744599451</text:p>
          </table:table-cell>
          <table:table-cell table:formula="of:=[.E123]" office:value-type="float" office:value="0" calcext:value-type="float">
            <text:p>0</text:p>
          </table:table-cell>
          <table:table-cell table:formula="of:=[.D124]*COS(2*PI()*[.E124]*[.B124])" office:value-type="float" office:value="6.87445994509978" calcext:value-type="float">
            <text:p>6.8744599451</text:p>
          </table:table-cell>
          <table:table-cell table:number-columns-repeated="1017"/>
        </table:table-row>
        <table:table-row table:style-name="ro1">
          <table:table-cell table:formula="of:=[.A124]+1" office:value-type="float" office:value="121" calcext:value-type="float">
            <text:p>121</text:p>
          </table:table-cell>
          <table:table-cell table:formula="of:=[.B124]+[.C124]" office:value-type="float" office:value="0.118511263467189" calcext:value-type="float">
            <text:p>0.1185112635</text:p>
          </table:table-cell>
          <table:table-cell table:formula="of:=[.C124]" office:value-type="float" office:value="0.000979431929480901" calcext:value-type="float">
            <text:p>0.0009794319</text:p>
          </table:table-cell>
          <table:table-cell table:formula="of:=4+3*COS(2*PI()*[.B125])+7*COS(4*PI()*[.B125])" office:value-type="float" office:value="6.77616649707594" calcext:value-type="float">
            <text:p>6.7761664971</text:p>
          </table:table-cell>
          <table:table-cell table:formula="of:=[.E124]" office:value-type="float" office:value="0" calcext:value-type="float">
            <text:p>0</text:p>
          </table:table-cell>
          <table:table-cell table:formula="of:=[.D125]*COS(2*PI()*[.E125]*[.B125])" office:value-type="float" office:value="6.77616649707594" calcext:value-type="float">
            <text:p>6.7761664971</text:p>
          </table:table-cell>
          <table:table-cell table:number-columns-repeated="1017"/>
        </table:table-row>
        <table:table-row table:style-name="ro1">
          <table:table-cell table:formula="of:=[.A125]+1" office:value-type="float" office:value="122" calcext:value-type="float">
            <text:p>122</text:p>
          </table:table-cell>
          <table:table-cell table:formula="of:=[.B125]+[.C125]" office:value-type="float" office:value="0.11949069539667" calcext:value-type="float">
            <text:p>0.1194906954</text:p>
          </table:table-cell>
          <table:table-cell table:formula="of:=[.C125]" office:value-type="float" office:value="0.000979431929480901" calcext:value-type="float">
            <text:p>0.0009794319</text:p>
          </table:table-cell>
          <table:table-cell table:formula="of:=4+3*COS(2*PI()*[.B126])+7*COS(4*PI()*[.B126])" office:value-type="float" office:value="6.67770313753827" calcext:value-type="float">
            <text:p>6.6777031375</text:p>
          </table:table-cell>
          <table:table-cell table:formula="of:=[.E125]" office:value-type="float" office:value="0" calcext:value-type="float">
            <text:p>0</text:p>
          </table:table-cell>
          <table:table-cell table:formula="of:=[.D126]*COS(2*PI()*[.E126]*[.B126])" office:value-type="float" office:value="6.67770313753827" calcext:value-type="float">
            <text:p>6.6777031375</text:p>
          </table:table-cell>
          <table:table-cell table:number-columns-repeated="1017"/>
        </table:table-row>
        <table:table-row table:style-name="ro1">
          <table:table-cell table:formula="of:=[.A126]+1" office:value-type="float" office:value="123" calcext:value-type="float">
            <text:p>123</text:p>
          </table:table-cell>
          <table:table-cell table:formula="of:=[.B126]+[.C126]" office:value-type="float" office:value="0.120470127326151" calcext:value-type="float">
            <text:p>0.1204701273</text:p>
          </table:table-cell>
          <table:table-cell table:formula="of:=[.C126]" office:value-type="float" office:value="0.000979431929480901" calcext:value-type="float">
            <text:p>0.0009794319</text:p>
          </table:table-cell>
          <table:table-cell table:formula="of:=4+3*COS(2*PI()*[.B127])+7*COS(4*PI()*[.B127])" office:value-type="float" office:value="6.57908335577634" calcext:value-type="float">
            <text:p>6.5790833558</text:p>
          </table:table-cell>
          <table:table-cell table:formula="of:=[.E126]" office:value-type="float" office:value="0" calcext:value-type="float">
            <text:p>0</text:p>
          </table:table-cell>
          <table:table-cell table:formula="of:=[.D127]*COS(2*PI()*[.E127]*[.B127])" office:value-type="float" office:value="6.57908335577634" calcext:value-type="float">
            <text:p>6.5790833558</text:p>
          </table:table-cell>
          <table:table-cell table:number-columns-repeated="1017"/>
        </table:table-row>
        <table:table-row table:style-name="ro1">
          <table:table-cell table:formula="of:=[.A127]+1" office:value-type="float" office:value="124" calcext:value-type="float">
            <text:p>124</text:p>
          </table:table-cell>
          <table:table-cell table:formula="of:=[.B127]+[.C127]" office:value-type="float" office:value="0.121449559255631" calcext:value-type="float">
            <text:p>0.1214495593</text:p>
          </table:table-cell>
          <table:table-cell table:formula="of:=[.C127]" office:value-type="float" office:value="0.000979431929480901" calcext:value-type="float">
            <text:p>0.0009794319</text:p>
          </table:table-cell>
          <table:table-cell table:formula="of:=4+3*COS(2*PI()*[.B128])+7*COS(4*PI()*[.B128])" office:value-type="float" office:value="6.4803206553374" calcext:value-type="float">
            <text:p>6.4803206553</text:p>
          </table:table-cell>
          <table:table-cell table:formula="of:=[.E127]" office:value-type="float" office:value="0" calcext:value-type="float">
            <text:p>0</text:p>
          </table:table-cell>
          <table:table-cell table:formula="of:=[.D128]*COS(2*PI()*[.E128]*[.B128])" office:value-type="float" office:value="6.4803206553374" calcext:value-type="float">
            <text:p>6.4803206553</text:p>
          </table:table-cell>
          <table:table-cell table:number-columns-repeated="1017"/>
        </table:table-row>
        <table:table-row table:style-name="ro1">
          <table:table-cell table:formula="of:=[.A128]+1" office:value-type="float" office:value="125" calcext:value-type="float">
            <text:p>125</text:p>
          </table:table-cell>
          <table:table-cell table:formula="of:=[.B128]+[.C128]" office:value-type="float" office:value="0.122428991185112" calcext:value-type="float">
            <text:p>0.1224289912</text:p>
          </table:table-cell>
          <table:table-cell table:formula="of:=[.C128]" office:value-type="float" office:value="0.000979431929480901" calcext:value-type="float">
            <text:p>0.0009794319</text:p>
          </table:table-cell>
          <table:table-cell table:formula="of:=4+3*COS(2*PI()*[.B129])+7*COS(4*PI()*[.B129])" office:value-type="float" office:value="6.38142855203517" calcext:value-type="float">
            <text:p>6.381428552</text:p>
          </table:table-cell>
          <table:table-cell table:formula="of:=[.E128]" office:value-type="float" office:value="0" calcext:value-type="float">
            <text:p>0</text:p>
          </table:table-cell>
          <table:table-cell table:formula="of:=[.D129]*COS(2*PI()*[.E129]*[.B129])" office:value-type="float" office:value="6.38142855203517" calcext:value-type="float">
            <text:p>6.381428552</text:p>
          </table:table-cell>
          <table:table-cell table:number-columns-repeated="1017"/>
        </table:table-row>
        <table:table-row table:style-name="ro1">
          <table:table-cell table:formula="of:=[.A129]+1" office:value-type="float" office:value="126" calcext:value-type="float">
            <text:p>126</text:p>
          </table:table-cell>
          <table:table-cell table:formula="of:=[.B129]+[.C129]" office:value-type="float" office:value="0.123408423114593" calcext:value-type="float">
            <text:p>0.1234084231</text:p>
          </table:table-cell>
          <table:table-cell table:formula="of:=[.C129]" office:value-type="float" office:value="0.000979431929480901" calcext:value-type="float">
            <text:p>0.0009794319</text:p>
          </table:table-cell>
          <table:table-cell table:formula="of:=4+3*COS(2*PI()*[.B130])+7*COS(4*PI()*[.B130])" office:value-type="float" office:value="6.28242057195718" calcext:value-type="float">
            <text:p>6.282420572</text:p>
          </table:table-cell>
          <table:table-cell table:formula="of:=[.E129]" office:value-type="float" office:value="0" calcext:value-type="float">
            <text:p>0</text:p>
          </table:table-cell>
          <table:table-cell table:formula="of:=[.D130]*COS(2*PI()*[.E130]*[.B130])" office:value-type="float" office:value="6.28242057195718" calcext:value-type="float">
            <text:p>6.282420572</text:p>
          </table:table-cell>
          <table:table-cell table:number-columns-repeated="1017"/>
        </table:table-row>
        <table:table-row table:style-name="ro1">
          <table:table-cell table:formula="of:=[.A130]+1" office:value-type="float" office:value="127" calcext:value-type="float">
            <text:p>127</text:p>
          </table:table-cell>
          <table:table-cell table:formula="of:=[.B130]+[.C130]" office:value-type="float" office:value="0.124387855044074" calcext:value-type="float">
            <text:p>0.124387855</text:p>
          </table:table-cell>
          <table:table-cell table:formula="of:=[.C130]" office:value-type="float" office:value="0.000979431929480901" calcext:value-type="float">
            <text:p>0.0009794319</text:p>
          </table:table-cell>
          <table:table-cell table:formula="of:=4+3*COS(2*PI()*[.B131])+7*COS(4*PI()*[.B131])" office:value-type="float" office:value="6.18331024947086" calcext:value-type="float">
            <text:p>6.1833102495</text:p>
          </table:table-cell>
          <table:table-cell table:formula="of:=[.E130]" office:value-type="float" office:value="0" calcext:value-type="float">
            <text:p>0</text:p>
          </table:table-cell>
          <table:table-cell table:formula="of:=[.D131]*COS(2*PI()*[.E131]*[.B131])" office:value-type="float" office:value="6.18331024947086" calcext:value-type="float">
            <text:p>6.1833102495</text:p>
          </table:table-cell>
          <table:table-cell table:number-columns-repeated="1017"/>
        </table:table-row>
        <table:table-row table:style-name="ro1">
          <table:table-cell table:formula="of:=[.A131]+1" office:value-type="float" office:value="128" calcext:value-type="float">
            <text:p>128</text:p>
          </table:table-cell>
          <table:table-cell table:formula="of:=[.B131]+[.C131]" office:value-type="float" office:value="0.125367286973555" calcext:value-type="float">
            <text:p>0.125367287</text:p>
          </table:table-cell>
          <table:table-cell table:formula="of:=[.C131]" office:value-type="float" office:value="0.000979431929480901" calcext:value-type="float">
            <text:p>0.0009794319</text:p>
          </table:table-cell>
          <table:table-cell table:formula="of:=4+3*COS(2*PI()*[.B132])+7*COS(4*PI()*[.B132])" office:value-type="float" office:value="6.08411112522877" calcext:value-type="float">
            <text:p>6.0841111252</text:p>
          </table:table-cell>
          <table:table-cell table:formula="of:=[.E131]" office:value-type="float" office:value="0" calcext:value-type="float">
            <text:p>0</text:p>
          </table:table-cell>
          <table:table-cell table:formula="of:=[.D132]*COS(2*PI()*[.E132]*[.B132])" office:value-type="float" office:value="6.08411112522877" calcext:value-type="float">
            <text:p>6.0841111252</text:p>
          </table:table-cell>
          <table:table-cell table:number-columns-repeated="1017"/>
        </table:table-row>
        <table:table-row table:style-name="ro1">
          <table:table-cell table:formula="of:=[.A132]+1" office:value-type="float" office:value="129" calcext:value-type="float">
            <text:p>129</text:p>
          </table:table-cell>
          <table:table-cell table:formula="of:=[.B132]+[.C132]" office:value-type="float" office:value="0.126346718903036" calcext:value-type="float">
            <text:p>0.1263467189</text:p>
          </table:table-cell>
          <table:table-cell table:formula="of:=[.C132]" office:value-type="float" office:value="0.000979431929480901" calcext:value-type="float">
            <text:p>0.0009794319</text:p>
          </table:table-cell>
          <table:table-cell table:formula="of:=4+3*COS(2*PI()*[.B133])+7*COS(4*PI()*[.B133])" office:value-type="float" office:value="5.98483674417316" calcext:value-type="float">
            <text:p>5.9848367442</text:p>
          </table:table-cell>
          <table:table-cell table:formula="of:=[.E132]" office:value-type="float" office:value="0" calcext:value-type="float">
            <text:p>0</text:p>
          </table:table-cell>
          <table:table-cell table:formula="of:=[.D133]*COS(2*PI()*[.E133]*[.B133])" office:value-type="float" office:value="5.98483674417316" calcext:value-type="float">
            <text:p>5.9848367442</text:p>
          </table:table-cell>
          <table:table-cell table:number-columns-repeated="1017"/>
        </table:table-row>
        <table:table-row table:style-name="ro1">
          <table:table-cell table:formula="of:=[.A133]+1" office:value-type="float" office:value="130" calcext:value-type="float">
            <text:p>130</text:p>
          </table:table-cell>
          <table:table-cell table:formula="of:=[.B133]+[.C133]" office:value-type="float" office:value="0.127326150832517" calcext:value-type="float">
            <text:p>0.1273261508</text:p>
          </table:table-cell>
          <table:table-cell table:formula="of:=[.C133]" office:value-type="float" office:value="0.000979431929480901" calcext:value-type="float">
            <text:p>0.0009794319</text:p>
          </table:table-cell>
          <table:table-cell table:formula="of:=4+3*COS(2*PI()*[.B134])+7*COS(4*PI()*[.B134])" office:value-type="float" office:value="5.88550065354035" calcext:value-type="float">
            <text:p>5.8855006535</text:p>
          </table:table-cell>
          <table:table-cell table:formula="of:=[.E133]" office:value-type="float" office:value="0" calcext:value-type="float">
            <text:p>0</text:p>
          </table:table-cell>
          <table:table-cell table:formula="of:=[.D134]*COS(2*PI()*[.E134]*[.B134])" office:value-type="float" office:value="5.88550065354035" calcext:value-type="float">
            <text:p>5.8855006535</text:p>
          </table:table-cell>
          <table:table-cell table:number-columns-repeated="1017"/>
        </table:table-row>
        <table:table-row table:style-name="ro1">
          <table:table-cell table:formula="of:=[.A134]+1" office:value-type="float" office:value="131" calcext:value-type="float">
            <text:p>131</text:p>
          </table:table-cell>
          <table:table-cell table:formula="of:=[.B134]+[.C134]" office:value-type="float" office:value="0.128305582761998" calcext:value-type="float">
            <text:p>0.1283055828</text:p>
          </table:table-cell>
          <table:table-cell table:formula="of:=[.C134]" office:value-type="float" office:value="0.000979431929480901" calcext:value-type="float">
            <text:p>0.0009794319</text:p>
          </table:table-cell>
          <table:table-cell table:formula="of:=4+3*COS(2*PI()*[.B135])+7*COS(4*PI()*[.B135])" office:value-type="float" office:value="5.78611640086494" calcext:value-type="float">
            <text:p>5.7861164009</text:p>
          </table:table-cell>
          <table:table-cell table:formula="of:=[.E134]" office:value-type="float" office:value="0" calcext:value-type="float">
            <text:p>0</text:p>
          </table:table-cell>
          <table:table-cell table:formula="of:=[.D135]*COS(2*PI()*[.E135]*[.B135])" office:value-type="float" office:value="5.78611640086494" calcext:value-type="float">
            <text:p>5.7861164009</text:p>
          </table:table-cell>
          <table:table-cell table:number-columns-repeated="1017"/>
        </table:table-row>
        <table:table-row table:style-name="ro1">
          <table:table-cell table:formula="of:=[.A135]+1" office:value-type="float" office:value="132" calcext:value-type="float">
            <text:p>132</text:p>
          </table:table-cell>
          <table:table-cell table:formula="of:=[.B135]+[.C135]" office:value-type="float" office:value="0.129285014691479" calcext:value-type="float">
            <text:p>0.1292850147</text:p>
          </table:table-cell>
          <table:table-cell table:formula="of:=[.C135]" office:value-type="float" office:value="0.000979431929480901" calcext:value-type="float">
            <text:p>0.0009794319</text:p>
          </table:table-cell>
          <table:table-cell table:formula="of:=4+3*COS(2*PI()*[.B136])+7*COS(4*PI()*[.B136])" office:value-type="float" office:value="5.68669753198447" calcext:value-type="float">
            <text:p>5.686697532</text:p>
          </table:table-cell>
          <table:table-cell table:formula="of:=[.E135]" office:value-type="float" office:value="0" calcext:value-type="float">
            <text:p>0</text:p>
          </table:table-cell>
          <table:table-cell table:formula="of:=[.D136]*COS(2*PI()*[.E136]*[.B136])" office:value-type="float" office:value="5.68669753198447" calcext:value-type="float">
            <text:p>5.686697532</text:p>
          </table:table-cell>
          <table:table-cell table:number-columns-repeated="1017"/>
        </table:table-row>
        <table:table-row table:style-name="ro1">
          <table:table-cell table:formula="of:=[.A136]+1" office:value-type="float" office:value="133" calcext:value-type="float">
            <text:p>133</text:p>
          </table:table-cell>
          <table:table-cell table:formula="of:=[.B136]+[.C136]" office:value-type="float" office:value="0.13026444662096" calcext:value-type="float">
            <text:p>0.1302644466</text:p>
          </table:table-cell>
          <table:table-cell table:formula="of:=[.C136]" office:value-type="float" office:value="0.000979431929480901" calcext:value-type="float">
            <text:p>0.0009794319</text:p>
          </table:table-cell>
          <table:table-cell table:formula="of:=4+3*COS(2*PI()*[.B137])+7*COS(4*PI()*[.B137])" office:value-type="float" office:value="5.58725758904459" calcext:value-type="float">
            <text:p>5.587257589</text:p>
          </table:table-cell>
          <table:table-cell table:formula="of:=[.E136]" office:value-type="float" office:value="0" calcext:value-type="float">
            <text:p>0</text:p>
          </table:table-cell>
          <table:table-cell table:formula="of:=[.D137]*COS(2*PI()*[.E137]*[.B137])" office:value-type="float" office:value="5.58725758904459" calcext:value-type="float">
            <text:p>5.587257589</text:p>
          </table:table-cell>
          <table:table-cell table:number-columns-repeated="1017"/>
        </table:table-row>
        <table:table-row table:style-name="ro1">
          <table:table-cell table:formula="of:=[.A137]+1" office:value-type="float" office:value="134" calcext:value-type="float">
            <text:p>134</text:p>
          </table:table-cell>
          <table:table-cell table:formula="of:=[.B137]+[.C137]" office:value-type="float" office:value="0.131243878550441" calcext:value-type="float">
            <text:p>0.1312438786</text:p>
          </table:table-cell>
          <table:table-cell table:formula="of:=[.C137]" office:value-type="float" office:value="0.000979431929480901" calcext:value-type="float">
            <text:p>0.0009794319</text:p>
          </table:table-cell>
          <table:table-cell table:formula="of:=4+3*COS(2*PI()*[.B138])+7*COS(4*PI()*[.B138])" office:value-type="float" office:value="5.48781010850514" calcext:value-type="float">
            <text:p>5.4878101085</text:p>
          </table:table-cell>
          <table:table-cell table:formula="of:=[.E137]" office:value-type="float" office:value="0" calcext:value-type="float">
            <text:p>0</text:p>
          </table:table-cell>
          <table:table-cell table:formula="of:=[.D138]*COS(2*PI()*[.E138]*[.B138])" office:value-type="float" office:value="5.48781010850514" calcext:value-type="float">
            <text:p>5.4878101085</text:p>
          </table:table-cell>
          <table:table-cell table:number-columns-repeated="1017"/>
        </table:table-row>
        <table:table-row table:style-name="ro1">
          <table:table-cell table:formula="of:=[.A138]+1" office:value-type="float" office:value="135" calcext:value-type="float">
            <text:p>135</text:p>
          </table:table-cell>
          <table:table-cell table:formula="of:=[.B138]+[.C138]" office:value-type="float" office:value="0.132223310479921" calcext:value-type="float">
            <text:p>0.1322233105</text:p>
          </table:table-cell>
          <table:table-cell table:formula="of:=[.C138]" office:value-type="float" office:value="0.000979431929480901" calcext:value-type="float">
            <text:p>0.0009794319</text:p>
          </table:table-cell>
          <table:table-cell table:formula="of:=4+3*COS(2*PI()*[.B139])+7*COS(4*PI()*[.B139])" office:value-type="float" office:value="5.38836861914748" calcext:value-type="float">
            <text:p>5.3883686191</text:p>
          </table:table-cell>
          <table:table-cell table:formula="of:=[.E138]" office:value-type="float" office:value="0" calcext:value-type="float">
            <text:p>0</text:p>
          </table:table-cell>
          <table:table-cell table:formula="of:=[.D139]*COS(2*PI()*[.E139]*[.B139])" office:value-type="float" office:value="5.38836861914748" calcext:value-type="float">
            <text:p>5.3883686191</text:p>
          </table:table-cell>
          <table:table-cell table:number-columns-repeated="1017"/>
        </table:table-row>
        <table:table-row table:style-name="ro1">
          <table:table-cell table:formula="of:=[.A139]+1" office:value-type="float" office:value="136" calcext:value-type="float">
            <text:p>136</text:p>
          </table:table-cell>
          <table:table-cell table:formula="of:=[.B139]+[.C139]" office:value-type="float" office:value="0.133202742409402" calcext:value-type="float">
            <text:p>0.1332027424</text:p>
          </table:table-cell>
          <table:table-cell table:formula="of:=[.C139]" office:value-type="float" office:value="0.000979431929480901" calcext:value-type="float">
            <text:p>0.0009794319</text:p>
          </table:table-cell>
          <table:table-cell table:formula="of:=4+3*COS(2*PI()*[.B140])+7*COS(4*PI()*[.B140])" office:value-type="float" office:value="5.28894664008323" calcext:value-type="float">
            <text:p>5.2889466401</text:p>
          </table:table-cell>
          <table:table-cell table:formula="of:=[.E139]" office:value-type="float" office:value="0" calcext:value-type="float">
            <text:p>0</text:p>
          </table:table-cell>
          <table:table-cell table:formula="of:=[.D140]*COS(2*PI()*[.E140]*[.B140])" office:value-type="float" office:value="5.28894664008323" calcext:value-type="float">
            <text:p>5.2889466401</text:p>
          </table:table-cell>
          <table:table-cell table:number-columns-repeated="1017"/>
        </table:table-row>
        <table:table-row table:style-name="ro1">
          <table:table-cell table:formula="of:=[.A140]+1" office:value-type="float" office:value="137" calcext:value-type="float">
            <text:p>137</text:p>
          </table:table-cell>
          <table:table-cell table:formula="of:=[.B140]+[.C140]" office:value-type="float" office:value="0.134182174338883" calcext:value-type="float">
            <text:p>0.1341821743</text:p>
          </table:table-cell>
          <table:table-cell table:formula="of:=[.C140]" office:value-type="float" office:value="0.000979431929480901" calcext:value-type="float">
            <text:p>0.0009794319</text:p>
          </table:table-cell>
          <table:table-cell table:formula="of:=4+3*COS(2*PI()*[.B141])+7*COS(4*PI()*[.B141])" office:value-type="float" office:value="5.18955767876487" calcext:value-type="float">
            <text:p>5.1895576788</text:p>
          </table:table-cell>
          <table:table-cell table:formula="of:=[.E140]" office:value-type="float" office:value="0" calcext:value-type="float">
            <text:p>0</text:p>
          </table:table-cell>
          <table:table-cell table:formula="of:=[.D141]*COS(2*PI()*[.E141]*[.B141])" office:value-type="float" office:value="5.18955767876487" calcext:value-type="float">
            <text:p>5.1895576788</text:p>
          </table:table-cell>
          <table:table-cell table:number-columns-repeated="1017"/>
        </table:table-row>
        <table:table-row table:style-name="ro1">
          <table:table-cell table:formula="of:=[.A141]+1" office:value-type="float" office:value="138" calcext:value-type="float">
            <text:p>138</text:p>
          </table:table-cell>
          <table:table-cell table:formula="of:=[.B141]+[.C141]" office:value-type="float" office:value="0.135161606268364" calcext:value-type="float">
            <text:p>0.1351616063</text:p>
          </table:table-cell>
          <table:table-cell table:formula="of:=[.C141]" office:value-type="float" office:value="0.000979431929480901" calcext:value-type="float">
            <text:p>0.0009794319</text:p>
          </table:table-cell>
          <table:table-cell table:formula="of:=4+3*COS(2*PI()*[.B142])+7*COS(4*PI()*[.B142])" office:value-type="float" office:value="5.09021522899845" calcext:value-type="float">
            <text:p>5.090215229</text:p>
          </table:table-cell>
          <table:table-cell table:formula="of:=[.E141]" office:value-type="float" office:value="0" calcext:value-type="float">
            <text:p>0</text:p>
          </table:table-cell>
          <table:table-cell table:formula="of:=[.D142]*COS(2*PI()*[.E142]*[.B142])" office:value-type="float" office:value="5.09021522899845" calcext:value-type="float">
            <text:p>5.090215229</text:p>
          </table:table-cell>
          <table:table-cell table:number-columns-repeated="1017"/>
        </table:table-row>
        <table:table-row table:style-name="ro1">
          <table:table-cell table:formula="of:=[.A142]+1" office:value-type="float" office:value="139" calcext:value-type="float">
            <text:p>139</text:p>
          </table:table-cell>
          <table:table-cell table:formula="of:=[.B142]+[.C142]" office:value-type="float" office:value="0.136141038197845" calcext:value-type="float">
            <text:p>0.1361410382</text:p>
          </table:table-cell>
          <table:table-cell table:formula="of:=[.C142]" office:value-type="float" office:value="0.000979431929480901" calcext:value-type="float">
            <text:p>0.0009794319</text:p>
          </table:table-cell>
          <table:table-cell table:formula="of:=4+3*COS(2*PI()*[.B143])+7*COS(4*PI()*[.B143])" office:value-type="float" office:value="4.99093276895859" calcext:value-type="float">
            <text:p>4.990932769</text:p>
          </table:table-cell>
          <table:table-cell table:formula="of:=[.E142]" office:value-type="float" office:value="0" calcext:value-type="float">
            <text:p>0</text:p>
          </table:table-cell>
          <table:table-cell table:formula="of:=[.D143]*COS(2*PI()*[.E143]*[.B143])" office:value-type="float" office:value="4.99093276895859" calcext:value-type="float">
            <text:p>4.990932769</text:p>
          </table:table-cell>
          <table:table-cell table:number-columns-repeated="1017"/>
        </table:table-row>
        <table:table-row table:style-name="ro1">
          <table:table-cell table:formula="of:=[.A143]+1" office:value-type="float" office:value="140" calcext:value-type="float">
            <text:p>140</text:p>
          </table:table-cell>
          <table:table-cell table:formula="of:=[.B143]+[.C143]" office:value-type="float" office:value="0.137120470127326" calcext:value-type="float">
            <text:p>0.1371204701</text:p>
          </table:table-cell>
          <table:table-cell table:formula="of:=[.C143]" office:value-type="float" office:value="0.000979431929480901" calcext:value-type="float">
            <text:p>0.0009794319</text:p>
          </table:table-cell>
          <table:table-cell table:formula="of:=4+3*COS(2*PI()*[.B144])+7*COS(4*PI()*[.B144])" office:value-type="float" office:value="4.89172375920635" calcext:value-type="float">
            <text:p>4.8917237592</text:p>
          </table:table-cell>
          <table:table-cell table:formula="of:=[.E143]" office:value-type="float" office:value="0" calcext:value-type="float">
            <text:p>0</text:p>
          </table:table-cell>
          <table:table-cell table:formula="of:=[.D144]*COS(2*PI()*[.E144]*[.B144])" office:value-type="float" office:value="4.89172375920635" calcext:value-type="float">
            <text:p>4.8917237592</text:p>
          </table:table-cell>
          <table:table-cell table:number-columns-repeated="1017"/>
        </table:table-row>
        <table:table-row table:style-name="ro1">
          <table:table-cell table:formula="of:=[.A144]+1" office:value-type="float" office:value="141" calcext:value-type="float">
            <text:p>141</text:p>
          </table:table-cell>
          <table:table-cell table:formula="of:=[.B144]+[.C144]" office:value-type="float" office:value="0.138099902056807" calcext:value-type="float">
            <text:p>0.1380999021</text:p>
          </table:table-cell>
          <table:table-cell table:formula="of:=[.C144]" office:value-type="float" office:value="0.000979431929480901" calcext:value-type="float">
            <text:p>0.0009794319</text:p>
          </table:table-cell>
          <table:table-cell table:formula="of:=4+3*COS(2*PI()*[.B145])+7*COS(4*PI()*[.B145])" office:value-type="float" office:value="4.79260164070989" calcext:value-type="float">
            <text:p>4.7926016407</text:p>
          </table:table-cell>
          <table:table-cell table:formula="of:=[.E144]" office:value-type="float" office:value="0" calcext:value-type="float">
            <text:p>0</text:p>
          </table:table-cell>
          <table:table-cell table:formula="of:=[.D145]*COS(2*PI()*[.E145]*[.B145])" office:value-type="float" office:value="4.79260164070989" calcext:value-type="float">
            <text:p>4.7926016407</text:p>
          </table:table-cell>
          <table:table-cell table:number-columns-repeated="1017"/>
        </table:table-row>
        <table:table-row table:style-name="ro1">
          <table:table-cell table:formula="of:=[.A145]+1" office:value-type="float" office:value="142" calcext:value-type="float">
            <text:p>142</text:p>
          </table:table-cell>
          <table:table-cell table:formula="of:=[.B145]+[.C145]" office:value-type="float" office:value="0.139079333986288" calcext:value-type="float">
            <text:p>0.139079334</text:p>
          </table:table-cell>
          <table:table-cell table:formula="of:=[.C145]" office:value-type="float" office:value="0.000979431929480901" calcext:value-type="float">
            <text:p>0.0009794319</text:p>
          </table:table-cell>
          <table:table-cell table:formula="of:=4+3*COS(2*PI()*[.B146])+7*COS(4*PI()*[.B146])" office:value-type="float" office:value="4.69357983286856" calcext:value-type="float">
            <text:p>4.6935798329</text:p>
          </table:table-cell>
          <table:table-cell table:formula="of:=[.E145]" office:value-type="float" office:value="0" calcext:value-type="float">
            <text:p>0</text:p>
          </table:table-cell>
          <table:table-cell table:formula="of:=[.D146]*COS(2*PI()*[.E146]*[.B146])" office:value-type="float" office:value="4.69357983286856" calcext:value-type="float">
            <text:p>4.6935798329</text:p>
          </table:table-cell>
          <table:table-cell table:number-columns-repeated="1017"/>
        </table:table-row>
        <table:table-row table:style-name="ro1">
          <table:table-cell table:formula="of:=[.A146]+1" office:value-type="float" office:value="143" calcext:value-type="float">
            <text:p>143</text:p>
          </table:table-cell>
          <table:table-cell table:formula="of:=[.B146]+[.C146]" office:value-type="float" office:value="0.140058765915769" calcext:value-type="float">
            <text:p>0.1400587659</text:p>
          </table:table-cell>
          <table:table-cell table:formula="of:=[.C146]" office:value-type="float" office:value="0.000979431929480901" calcext:value-type="float">
            <text:p>0.0009794319</text:p>
          </table:table-cell>
          <table:table-cell table:formula="of:=4+3*COS(2*PI()*[.B147])+7*COS(4*PI()*[.B147])" office:value-type="float" office:value="4.59467173154055" calcext:value-type="float">
            <text:p>4.5946717315</text:p>
          </table:table-cell>
          <table:table-cell table:formula="of:=[.E146]" office:value-type="float" office:value="0" calcext:value-type="float">
            <text:p>0</text:p>
          </table:table-cell>
          <table:table-cell table:formula="of:=[.D147]*COS(2*PI()*[.E147]*[.B147])" office:value-type="float" office:value="4.59467173154055" calcext:value-type="float">
            <text:p>4.5946717315</text:p>
          </table:table-cell>
          <table:table-cell table:number-columns-repeated="1017"/>
        </table:table-row>
        <table:table-row table:style-name="ro1">
          <table:table-cell table:formula="of:=[.A147]+1" office:value-type="float" office:value="144" calcext:value-type="float">
            <text:p>144</text:p>
          </table:table-cell>
          <table:table-cell table:formula="of:=[.B147]+[.C147]" office:value-type="float" office:value="0.14103819784525" calcext:value-type="float">
            <text:p>0.1410381978</text:p>
          </table:table-cell>
          <table:table-cell table:formula="of:=[.C147]" office:value-type="float" office:value="0.000979431929480901" calcext:value-type="float">
            <text:p>0.0009794319</text:p>
          </table:table-cell>
          <table:table-cell table:formula="of:=4+3*COS(2*PI()*[.B148])+7*COS(4*PI()*[.B148])" office:value-type="float" office:value="4.49589070707435" calcext:value-type="float">
            <text:p>4.4958907071</text:p>
          </table:table-cell>
          <table:table-cell table:formula="of:=[.E147]" office:value-type="float" office:value="0" calcext:value-type="float">
            <text:p>0</text:p>
          </table:table-cell>
          <table:table-cell table:formula="of:=[.D148]*COS(2*PI()*[.E148]*[.B148])" office:value-type="float" office:value="4.49589070707435" calcext:value-type="float">
            <text:p>4.4958907071</text:p>
          </table:table-cell>
          <table:table-cell table:number-columns-repeated="1017"/>
        </table:table-row>
        <table:table-row table:style-name="ro1">
          <table:table-cell table:formula="of:=[.A148]+1" office:value-type="float" office:value="145" calcext:value-type="float">
            <text:p>145</text:p>
          </table:table-cell>
          <table:table-cell table:formula="of:=[.B148]+[.C148]" office:value-type="float" office:value="0.142017629774731" calcext:value-type="float">
            <text:p>0.1420176298</text:p>
          </table:table-cell>
          <table:table-cell table:formula="of:=[.C148]" office:value-type="float" office:value="0.000979431929480901" calcext:value-type="float">
            <text:p>0.0009794319</text:p>
          </table:table-cell>
          <table:table-cell table:formula="of:=4+3*COS(2*PI()*[.B149])+7*COS(4*PI()*[.B149])" office:value-type="float" office:value="4.39725010234451" calcext:value-type="float">
            <text:p>4.3972501023</text:p>
          </table:table-cell>
          <table:table-cell table:formula="of:=[.E148]" office:value-type="float" office:value="0" calcext:value-type="float">
            <text:p>0</text:p>
          </table:table-cell>
          <table:table-cell table:formula="of:=[.D149]*COS(2*PI()*[.E149]*[.B149])" office:value-type="float" office:value="4.39725010234451" calcext:value-type="float">
            <text:p>4.3972501023</text:p>
          </table:table-cell>
          <table:table-cell table:number-columns-repeated="1017"/>
        </table:table-row>
        <table:table-row table:style-name="ro1">
          <table:table-cell table:formula="of:=[.A149]+1" office:value-type="float" office:value="146" calcext:value-type="float">
            <text:p>146</text:p>
          </table:table-cell>
          <table:table-cell table:formula="of:=[.B149]+[.C149]" office:value-type="float" office:value="0.142997061704211" calcext:value-type="float">
            <text:p>0.1429970617</text:p>
          </table:table-cell>
          <table:table-cell table:formula="of:=[.C149]" office:value-type="float" office:value="0.000979431929480901" calcext:value-type="float">
            <text:p>0.0009794319</text:p>
          </table:table-cell>
          <table:table-cell table:formula="of:=4+3*COS(2*PI()*[.B150])+7*COS(4*PI()*[.B150])" office:value-type="float" office:value="4.29876323079174" calcext:value-type="float">
            <text:p>4.2987632308</text:p>
          </table:table-cell>
          <table:table-cell table:formula="of:=[.E149]" office:value-type="float" office:value="0" calcext:value-type="float">
            <text:p>0</text:p>
          </table:table-cell>
          <table:table-cell table:formula="of:=[.D150]*COS(2*PI()*[.E150]*[.B150])" office:value-type="float" office:value="4.29876323079174" calcext:value-type="float">
            <text:p>4.2987632308</text:p>
          </table:table-cell>
          <table:table-cell table:number-columns-repeated="1017"/>
        </table:table-row>
        <table:table-row table:style-name="ro1">
          <table:table-cell table:formula="of:=[.A150]+1" office:value-type="float" office:value="147" calcext:value-type="float">
            <text:p>147</text:p>
          </table:table-cell>
          <table:table-cell table:formula="of:=[.B150]+[.C150]" office:value-type="float" office:value="0.143976493633692" calcext:value-type="float">
            <text:p>0.1439764936</text:p>
          </table:table-cell>
          <table:table-cell table:formula="of:=[.C150]" office:value-type="float" office:value="0.000979431929480901" calcext:value-type="float">
            <text:p>0.0009794319</text:p>
          </table:table-cell>
          <table:table-cell table:formula="of:=4+3*COS(2*PI()*[.B151])+7*COS(4*PI()*[.B151])" office:value-type="float" office:value="4.2004433744679" calcext:value-type="float">
            <text:p>4.2004433745</text:p>
          </table:table-cell>
          <table:table-cell table:formula="of:=[.E150]" office:value-type="float" office:value="0" calcext:value-type="float">
            <text:p>0</text:p>
          </table:table-cell>
          <table:table-cell table:formula="of:=[.D151]*COS(2*PI()*[.E151]*[.B151])" office:value-type="float" office:value="4.2004433744679" calcext:value-type="float">
            <text:p>4.2004433745</text:p>
          </table:table-cell>
          <table:table-cell table:number-columns-repeated="1017"/>
        </table:table-row>
        <table:table-row table:style-name="ro1">
          <table:table-cell table:formula="of:=[.A151]+1" office:value-type="float" office:value="148" calcext:value-type="float">
            <text:p>148</text:p>
          </table:table-cell>
          <table:table-cell table:formula="of:=[.B151]+[.C151]" office:value-type="float" office:value="0.144955925563173" calcext:value-type="float">
            <text:p>0.1449559256</text:p>
          </table:table-cell>
          <table:table-cell table:formula="of:=[.C151]" office:value-type="float" office:value="0.000979431929480901" calcext:value-type="float">
            <text:p>0.0009794319</text:p>
          </table:table-cell>
          <table:table-cell table:formula="of:=4+3*COS(2*PI()*[.B152])+7*COS(4*PI()*[.B152])" office:value-type="float" office:value="4.10230378208595" calcext:value-type="float">
            <text:p>4.1023037821</text:p>
          </table:table-cell>
          <table:table-cell table:formula="of:=[.E151]" office:value-type="float" office:value="0" calcext:value-type="float">
            <text:p>0</text:p>
          </table:table-cell>
          <table:table-cell table:formula="of:=[.D152]*COS(2*PI()*[.E152]*[.B152])" office:value-type="float" office:value="4.10230378208595" calcext:value-type="float">
            <text:p>4.1023037821</text:p>
          </table:table-cell>
          <table:table-cell table:number-columns-repeated="1017"/>
        </table:table-row>
        <table:table-row table:style-name="ro1">
          <table:table-cell table:formula="of:=[.A152]+1" office:value-type="float" office:value="149" calcext:value-type="float">
            <text:p>149</text:p>
          </table:table-cell>
          <table:table-cell table:formula="of:=[.B152]+[.C152]" office:value-type="float" office:value="0.145935357492654" calcext:value-type="float">
            <text:p>0.1459353575</text:p>
          </table:table-cell>
          <table:table-cell table:formula="of:=[.C152]" office:value-type="float" office:value="0.000979431929480901" calcext:value-type="float">
            <text:p>0.0009794319</text:p>
          </table:table-cell>
          <table:table-cell table:formula="of:=4+3*COS(2*PI()*[.B153])+7*COS(4*PI()*[.B153])" office:value-type="float" office:value="4.00435766707533" calcext:value-type="float">
            <text:p>4.0043576671</text:p>
          </table:table-cell>
          <table:table-cell table:formula="of:=[.E152]" office:value-type="float" office:value="0" calcext:value-type="float">
            <text:p>0</text:p>
          </table:table-cell>
          <table:table-cell table:formula="of:=[.D153]*COS(2*PI()*[.E153]*[.B153])" office:value-type="float" office:value="4.00435766707533" calcext:value-type="float">
            <text:p>4.0043576671</text:p>
          </table:table-cell>
          <table:table-cell table:number-columns-repeated="1017"/>
        </table:table-row>
        <table:table-row table:style-name="ro1">
          <table:table-cell table:formula="of:=[.A153]+1" office:value-type="float" office:value="150" calcext:value-type="float">
            <text:p>150</text:p>
          </table:table-cell>
          <table:table-cell table:formula="of:=[.B153]+[.C153]" office:value-type="float" office:value="0.146914789422135" calcext:value-type="float">
            <text:p>0.1469147894</text:p>
          </table:table-cell>
          <table:table-cell table:formula="of:=[.C153]" office:value-type="float" office:value="0.000979431929480901" calcext:value-type="float">
            <text:p>0.0009794319</text:p>
          </table:table-cell>
          <table:table-cell table:formula="of:=4+3*COS(2*PI()*[.B154])+7*COS(4*PI()*[.B154])" office:value-type="float" office:value="3.90661820564292" calcext:value-type="float">
            <text:p>3.9066182056</text:p>
          </table:table-cell>
          <table:table-cell table:formula="of:=[.E153]" office:value-type="float" office:value="0" calcext:value-type="float">
            <text:p>0</text:p>
          </table:table-cell>
          <table:table-cell table:formula="of:=[.D154]*COS(2*PI()*[.E154]*[.B154])" office:value-type="float" office:value="3.90661820564292" calcext:value-type="float">
            <text:p>3.9066182056</text:p>
          </table:table-cell>
          <table:table-cell table:number-columns-repeated="1017"/>
        </table:table-row>
        <table:table-row table:style-name="ro1">
          <table:table-cell table:formula="of:=[.A154]+1" office:value-type="float" office:value="151" calcext:value-type="float">
            <text:p>151</text:p>
          </table:table-cell>
          <table:table-cell table:formula="of:=[.B154]+[.C154]" office:value-type="float" office:value="0.147894221351616" calcext:value-type="float">
            <text:p>0.1478942214</text:p>
          </table:table-cell>
          <table:table-cell table:formula="of:=[.C154]" office:value-type="float" office:value="0.000979431929480901" calcext:value-type="float">
            <text:p>0.0009794319</text:p>
          </table:table-cell>
          <table:table-cell table:formula="of:=4+3*COS(2*PI()*[.B155])+7*COS(4*PI()*[.B155])" office:value-type="float" office:value="3.80909853484004" calcext:value-type="float">
            <text:p>3.8090985348</text:p>
          </table:table-cell>
          <table:table-cell table:formula="of:=[.E154]" office:value-type="float" office:value="0" calcext:value-type="float">
            <text:p>0</text:p>
          </table:table-cell>
          <table:table-cell table:formula="of:=[.D155]*COS(2*PI()*[.E155]*[.B155])" office:value-type="float" office:value="3.80909853484004" calcext:value-type="float">
            <text:p>3.8090985348</text:p>
          </table:table-cell>
          <table:table-cell table:number-columns-repeated="1017"/>
        </table:table-row>
        <table:table-row table:style-name="ro1">
          <table:table-cell table:formula="of:=[.A155]+1" office:value-type="float" office:value="152" calcext:value-type="float">
            <text:p>152</text:p>
          </table:table-cell>
          <table:table-cell table:formula="of:=[.B155]+[.C155]" office:value-type="float" office:value="0.148873653281097" calcext:value-type="float">
            <text:p>0.1488736533</text:p>
          </table:table-cell>
          <table:table-cell table:formula="of:=[.C155]" office:value-type="float" office:value="0.000979431929480901" calcext:value-type="float">
            <text:p>0.0009794319</text:p>
          </table:table-cell>
          <table:table-cell table:formula="of:=4+3*COS(2*PI()*[.B156])+7*COS(4*PI()*[.B156])" office:value-type="float" office:value="3.71181175063553" calcext:value-type="float">
            <text:p>3.7118117506</text:p>
          </table:table-cell>
          <table:table-cell table:formula="of:=[.E155]" office:value-type="float" office:value="0" calcext:value-type="float">
            <text:p>0</text:p>
          </table:table-cell>
          <table:table-cell table:formula="of:=[.D156]*COS(2*PI()*[.E156]*[.B156])" office:value-type="float" office:value="3.71181175063553" calcext:value-type="float">
            <text:p>3.7118117506</text:p>
          </table:table-cell>
          <table:table-cell table:number-columns-repeated="1017"/>
        </table:table-row>
        <table:table-row table:style-name="ro1">
          <table:table-cell table:formula="of:=[.A156]+1" office:value-type="float" office:value="153" calcext:value-type="float">
            <text:p>153</text:p>
          </table:table-cell>
          <table:table-cell table:formula="of:=[.B156]+[.C156]" office:value-type="float" office:value="0.149853085210578" calcext:value-type="float">
            <text:p>0.1498530852</text:p>
          </table:table-cell>
          <table:table-cell table:formula="of:=[.C156]" office:value-type="float" office:value="0.000979431929480901" calcext:value-type="float">
            <text:p>0.0009794319</text:p>
          </table:table-cell>
          <table:table-cell table:formula="of:=4+3*COS(2*PI()*[.B157])+7*COS(4*PI()*[.B157])" office:value-type="float" office:value="3.6147709059955" calcext:value-type="float">
            <text:p>3.614770906</text:p>
          </table:table-cell>
          <table:table-cell table:formula="of:=[.E156]" office:value-type="float" office:value="0" calcext:value-type="float">
            <text:p>0</text:p>
          </table:table-cell>
          <table:table-cell table:formula="of:=[.D157]*COS(2*PI()*[.E157]*[.B157])" office:value-type="float" office:value="3.6147709059955" calcext:value-type="float">
            <text:p>3.614770906</text:p>
          </table:table-cell>
          <table:table-cell table:number-columns-repeated="1017"/>
        </table:table-row>
        <table:table-row table:style-name="ro1">
          <table:table-cell table:formula="of:=[.A157]+1" office:value-type="float" office:value="154" calcext:value-type="float">
            <text:p>154</text:p>
          </table:table-cell>
          <table:table-cell table:formula="of:=[.B157]+[.C157]" office:value-type="float" office:value="0.150832517140059" calcext:value-type="float">
            <text:p>0.1508325171</text:p>
          </table:table-cell>
          <table:table-cell table:formula="of:=[.C157]" office:value-type="float" office:value="0.000979431929480901" calcext:value-type="float">
            <text:p>0.0009794319</text:p>
          </table:table-cell>
          <table:table-cell table:formula="of:=4+3*COS(2*PI()*[.B158])+7*COS(4*PI()*[.B158])" office:value-type="float" office:value="3.5179890089698" calcext:value-type="float">
            <text:p>3.517989009</text:p>
          </table:table-cell>
          <table:table-cell table:formula="of:=[.E157]" office:value-type="float" office:value="0" calcext:value-type="float">
            <text:p>0</text:p>
          </table:table-cell>
          <table:table-cell table:formula="of:=[.D158]*COS(2*PI()*[.E158]*[.B158])" office:value-type="float" office:value="3.5179890089698" calcext:value-type="float">
            <text:p>3.517989009</text:p>
          </table:table-cell>
          <table:table-cell table:number-columns-repeated="1017"/>
        </table:table-row>
        <table:table-row table:style-name="ro1">
          <table:table-cell table:formula="of:=[.A158]+1" office:value-type="float" office:value="155" calcext:value-type="float">
            <text:p>155</text:p>
          </table:table-cell>
          <table:table-cell table:formula="of:=[.B158]+[.C158]" office:value-type="float" office:value="0.15181194906954" calcext:value-type="float">
            <text:p>0.1518119491</text:p>
          </table:table-cell>
          <table:table-cell table:formula="of:=[.C158]" office:value-type="float" office:value="0.000979431929480901" calcext:value-type="float">
            <text:p>0.0009794319</text:p>
          </table:table-cell>
          <table:table-cell table:formula="of:=4+3*COS(2*PI()*[.B159])+7*COS(4*PI()*[.B159])" office:value-type="float" office:value="3.42147902078556" calcext:value-type="float">
            <text:p>3.4214790208</text:p>
          </table:table-cell>
          <table:table-cell table:formula="of:=[.E158]" office:value-type="float" office:value="0" calcext:value-type="float">
            <text:p>0</text:p>
          </table:table-cell>
          <table:table-cell table:formula="of:=[.D159]*COS(2*PI()*[.E159]*[.B159])" office:value-type="float" office:value="3.42147902078556" calcext:value-type="float">
            <text:p>3.4214790208</text:p>
          </table:table-cell>
          <table:table-cell table:number-columns-repeated="1017"/>
        </table:table-row>
        <table:table-row table:style-name="ro1">
          <table:table-cell table:formula="of:=[.A159]+1" office:value-type="float" office:value="156" calcext:value-type="float">
            <text:p>156</text:p>
          </table:table-cell>
          <table:table-cell table:formula="of:=[.B159]+[.C159]" office:value-type="float" office:value="0.152791380999021" calcext:value-type="float">
            <text:p>0.152791381</text:p>
          </table:table-cell>
          <table:table-cell table:formula="of:=[.C159]" office:value-type="float" office:value="0.000979431929480901" calcext:value-type="float">
            <text:p>0.0009794319</text:p>
          </table:table-cell>
          <table:table-cell table:formula="of:=4+3*COS(2*PI()*[.B160])+7*COS(4*PI()*[.B160])" office:value-type="float" office:value="3.32525385394823" calcext:value-type="float">
            <text:p>3.3252538539</text:p>
          </table:table-cell>
          <table:table-cell table:formula="of:=[.E159]" office:value-type="float" office:value="0" calcext:value-type="float">
            <text:p>0</text:p>
          </table:table-cell>
          <table:table-cell table:formula="of:=[.D160]*COS(2*PI()*[.E160]*[.B160])" office:value-type="float" office:value="3.32525385394823" calcext:value-type="float">
            <text:p>3.3252538539</text:p>
          </table:table-cell>
          <table:table-cell table:number-columns-repeated="1017"/>
        </table:table-row>
        <table:table-row table:style-name="ro1">
          <table:table-cell table:formula="of:=[.A160]+1" office:value-type="float" office:value="157" calcext:value-type="float">
            <text:p>157</text:p>
          </table:table-cell>
          <table:table-cell table:formula="of:=[.B160]+[.C160]" office:value-type="float" office:value="0.153770812928501" calcext:value-type="float">
            <text:p>0.1537708129</text:p>
          </table:table-cell>
          <table:table-cell table:formula="of:=[.C160]" office:value-type="float" office:value="0.000979431929480901" calcext:value-type="float">
            <text:p>0.0009794319</text:p>
          </table:table-cell>
          <table:table-cell table:formula="of:=4+3*COS(2*PI()*[.B161])+7*COS(4*PI()*[.B161])" office:value-type="float" office:value="3.22932637035013" calcext:value-type="float">
            <text:p>3.2293263704</text:p>
          </table:table-cell>
          <table:table-cell table:formula="of:=[.E160]" office:value-type="float" office:value="0" calcext:value-type="float">
            <text:p>0</text:p>
          </table:table-cell>
          <table:table-cell table:formula="of:=[.D161]*COS(2*PI()*[.E161]*[.B161])" office:value-type="float" office:value="3.22932637035013" calcext:value-type="float">
            <text:p>3.2293263704</text:p>
          </table:table-cell>
          <table:table-cell table:number-columns-repeated="1017"/>
        </table:table-row>
        <table:table-row table:style-name="ro1">
          <table:table-cell table:formula="of:=[.A161]+1" office:value-type="float" office:value="158" calcext:value-type="float">
            <text:p>158</text:p>
          </table:table-cell>
          <table:table-cell table:formula="of:=[.B161]+[.C161]" office:value-type="float" office:value="0.154750244857982" calcext:value-type="float">
            <text:p>0.1547502449</text:p>
          </table:table-cell>
          <table:table-cell table:formula="of:=[.C161]" office:value-type="float" office:value="0.000979431929480901" calcext:value-type="float">
            <text:p>0.0009794319</text:p>
          </table:table-cell>
          <table:table-cell table:formula="of:=4+3*COS(2*PI()*[.B162])+7*COS(4*PI()*[.B162])" office:value-type="float" office:value="3.13370937938711" calcext:value-type="float">
            <text:p>3.1337093794</text:p>
          </table:table-cell>
          <table:table-cell table:formula="of:=[.E161]" office:value-type="float" office:value="0" calcext:value-type="float">
            <text:p>0</text:p>
          </table:table-cell>
          <table:table-cell table:formula="of:=[.D162]*COS(2*PI()*[.E162]*[.B162])" office:value-type="float" office:value="3.13370937938711" calcext:value-type="float">
            <text:p>3.1337093794</text:p>
          </table:table-cell>
          <table:table-cell table:number-columns-repeated="1017"/>
        </table:table-row>
        <table:table-row table:style-name="ro1">
          <table:table-cell table:formula="of:=[.A162]+1" office:value-type="float" office:value="159" calcext:value-type="float">
            <text:p>159</text:p>
          </table:table-cell>
          <table:table-cell table:formula="of:=[.B162]+[.C162]" office:value-type="float" office:value="0.155729676787463" calcext:value-type="float">
            <text:p>0.1557296768</text:p>
          </table:table-cell>
          <table:table-cell table:formula="of:=[.C162]" office:value-type="float" office:value="0.000979431929480901" calcext:value-type="float">
            <text:p>0.0009794319</text:p>
          </table:table-cell>
          <table:table-cell table:formula="of:=4+3*COS(2*PI()*[.B163])+7*COS(4*PI()*[.B163])" office:value-type="float" office:value="3.03841563608327" calcext:value-type="float">
            <text:p>3.0384156361</text:p>
          </table:table-cell>
          <table:table-cell table:formula="of:=[.E162]" office:value-type="float" office:value="0" calcext:value-type="float">
            <text:p>0</text:p>
          </table:table-cell>
          <table:table-cell table:formula="of:=[.D163]*COS(2*PI()*[.E163]*[.B163])" office:value-type="float" office:value="3.03841563608327" calcext:value-type="float">
            <text:p>3.0384156361</text:p>
          </table:table-cell>
          <table:table-cell table:number-columns-repeated="1017"/>
        </table:table-row>
        <table:table-row table:style-name="ro1">
          <table:table-cell table:formula="of:=[.A163]+1" office:value-type="float" office:value="160" calcext:value-type="float">
            <text:p>160</text:p>
          </table:table-cell>
          <table:table-cell table:formula="of:=[.B163]+[.C163]" office:value-type="float" office:value="0.156709108716944" calcext:value-type="float">
            <text:p>0.1567091087</text:p>
          </table:table-cell>
          <table:table-cell table:formula="of:=[.C163]" office:value-type="float" office:value="0.000979431929480901" calcext:value-type="float">
            <text:p>0.0009794319</text:p>
          </table:table-cell>
          <table:table-cell table:formula="of:=4+3*COS(2*PI()*[.B164])+7*COS(4*PI()*[.B164])" office:value-type="float" office:value="2.94345783922436" calcext:value-type="float">
            <text:p>2.9434578392</text:p>
          </table:table-cell>
          <table:table-cell table:formula="of:=[.E163]" office:value-type="float" office:value="0" calcext:value-type="float">
            <text:p>0</text:p>
          </table:table-cell>
          <table:table-cell table:formula="of:=[.D164]*COS(2*PI()*[.E164]*[.B164])" office:value-type="float" office:value="2.94345783922436" calcext:value-type="float">
            <text:p>2.9434578392</text:p>
          </table:table-cell>
          <table:table-cell table:number-columns-repeated="1017"/>
        </table:table-row>
        <table:table-row table:style-name="ro1">
          <table:table-cell table:formula="of:=[.A164]+1" office:value-type="float" office:value="161" calcext:value-type="float">
            <text:p>161</text:p>
          </table:table-cell>
          <table:table-cell table:formula="of:=[.B164]+[.C164]" office:value-type="float" office:value="0.157688540646425" calcext:value-type="float">
            <text:p>0.1576885406</text:p>
          </table:table-cell>
          <table:table-cell table:formula="of:=[.C164]" office:value-type="float" office:value="0.000979431929480901" calcext:value-type="float">
            <text:p>0.0009794319</text:p>
          </table:table-cell>
          <table:table-cell table:formula="of:=4+3*COS(2*PI()*[.B165])+7*COS(4*PI()*[.B165])" office:value-type="float" office:value="2.84884862949988" calcext:value-type="float">
            <text:p>2.8488486295</text:p>
          </table:table-cell>
          <table:table-cell table:formula="of:=[.E164]" office:value-type="float" office:value="0" calcext:value-type="float">
            <text:p>0</text:p>
          </table:table-cell>
          <table:table-cell table:formula="of:=[.D165]*COS(2*PI()*[.E165]*[.B165])" office:value-type="float" office:value="2.84884862949988" calcext:value-type="float">
            <text:p>2.8488486295</text:p>
          </table:table-cell>
          <table:table-cell table:number-columns-repeated="1017"/>
        </table:table-row>
        <table:table-row table:style-name="ro1">
          <table:table-cell table:formula="of:=[.A165]+1" office:value-type="float" office:value="162" calcext:value-type="float">
            <text:p>162</text:p>
          </table:table-cell>
          <table:table-cell table:formula="of:=[.B165]+[.C165]" office:value-type="float" office:value="0.158667972575906" calcext:value-type="float">
            <text:p>0.1586679726</text:p>
          </table:table-cell>
          <table:table-cell table:formula="of:=[.C165]" office:value-type="float" office:value="0.000979431929480901" calcext:value-type="float">
            <text:p>0.0009794319</text:p>
          </table:table-cell>
          <table:table-cell table:formula="of:=4+3*COS(2*PI()*[.B166])+7*COS(4*PI()*[.B166])" office:value-type="float" office:value="2.75460058765425" calcext:value-type="float">
            <text:p>2.7546005877</text:p>
          </table:table-cell>
          <table:table-cell table:formula="of:=[.E165]" office:value-type="float" office:value="0" calcext:value-type="float">
            <text:p>0</text:p>
          </table:table-cell>
          <table:table-cell table:formula="of:=[.D166]*COS(2*PI()*[.E166]*[.B166])" office:value-type="float" office:value="2.75460058765425" calcext:value-type="float">
            <text:p>2.7546005877</text:p>
          </table:table-cell>
          <table:table-cell table:number-columns-repeated="1017"/>
        </table:table-row>
        <table:table-row table:style-name="ro1">
          <table:table-cell table:formula="of:=[.A166]+1" office:value-type="float" office:value="163" calcext:value-type="float">
            <text:p>163</text:p>
          </table:table-cell>
          <table:table-cell table:formula="of:=[.B166]+[.C166]" office:value-type="float" office:value="0.159647404505387" calcext:value-type="float">
            <text:p>0.1596474045</text:p>
          </table:table-cell>
          <table:table-cell table:formula="of:=[.C166]" office:value-type="float" office:value="0.000979431929480901" calcext:value-type="float">
            <text:p>0.0009794319</text:p>
          </table:table-cell>
          <table:table-cell table:formula="of:=4+3*COS(2*PI()*[.B167])+7*COS(4*PI()*[.B167])" office:value-type="float" office:value="2.66072623264736" calcext:value-type="float">
            <text:p>2.6607262326</text:p>
          </table:table-cell>
          <table:table-cell table:formula="of:=[.E166]" office:value-type="float" office:value="0" calcext:value-type="float">
            <text:p>0</text:p>
          </table:table-cell>
          <table:table-cell table:formula="of:=[.D167]*COS(2*PI()*[.E167]*[.B167])" office:value-type="float" office:value="2.66072623264736" calcext:value-type="float">
            <text:p>2.6607262326</text:p>
          </table:table-cell>
          <table:table-cell table:number-columns-repeated="1017"/>
        </table:table-row>
        <table:table-row table:style-name="ro1">
          <table:table-cell table:formula="of:=[.A167]+1" office:value-type="float" office:value="164" calcext:value-type="float">
            <text:p>164</text:p>
          </table:table-cell>
          <table:table-cell table:formula="of:=[.B167]+[.C167]" office:value-type="float" office:value="0.160626836434868" calcext:value-type="float">
            <text:p>0.1606268364</text:p>
          </table:table-cell>
          <table:table-cell table:formula="of:=[.C167]" office:value-type="float" office:value="0.000979431929480901" calcext:value-type="float">
            <text:p>0.0009794319</text:p>
          </table:table-cell>
          <table:table-cell table:formula="of:=4+3*COS(2*PI()*[.B168])+7*COS(4*PI()*[.B168])" office:value-type="float" office:value="2.56723801982479" calcext:value-type="float">
            <text:p>2.5672380198</text:p>
          </table:table-cell>
          <table:table-cell table:formula="of:=[.E167]" office:value-type="float" office:value="0" calcext:value-type="float">
            <text:p>0</text:p>
          </table:table-cell>
          <table:table-cell table:formula="of:=[.D168]*COS(2*PI()*[.E168]*[.B168])" office:value-type="float" office:value="2.56723801982479" calcext:value-type="float">
            <text:p>2.5672380198</text:p>
          </table:table-cell>
          <table:table-cell table:number-columns-repeated="1017"/>
        </table:table-row>
        <table:table-row table:style-name="ro1">
          <table:table-cell table:formula="of:=[.A168]+1" office:value-type="float" office:value="165" calcext:value-type="float">
            <text:p>165</text:p>
          </table:table-cell>
          <table:table-cell table:formula="of:=[.B168]+[.C168]" office:value-type="float" office:value="0.161606268364349" calcext:value-type="float">
            <text:p>0.1616062684</text:p>
          </table:table-cell>
          <table:table-cell table:formula="of:=[.C168]" office:value-type="float" office:value="0.000979431929480901" calcext:value-type="float">
            <text:p>0.0009794319</text:p>
          </table:table-cell>
          <table:table-cell table:formula="of:=4+3*COS(2*PI()*[.B169])+7*COS(4*PI()*[.B169])" office:value-type="float" office:value="2.47414833909782" calcext:value-type="float">
            <text:p>2.4741483391</text:p>
          </table:table-cell>
          <table:table-cell table:formula="of:=[.E168]" office:value-type="float" office:value="0" calcext:value-type="float">
            <text:p>0</text:p>
          </table:table-cell>
          <table:table-cell table:formula="of:=[.D169]*COS(2*PI()*[.E169]*[.B169])" office:value-type="float" office:value="2.47414833909782" calcext:value-type="float">
            <text:p>2.4741483391</text:p>
          </table:table-cell>
          <table:table-cell table:number-columns-repeated="1017"/>
        </table:table-row>
        <table:table-row table:style-name="ro1">
          <table:table-cell table:formula="of:=[.A169]+1" office:value-type="float" office:value="166" calcext:value-type="float">
            <text:p>166</text:p>
          </table:table-cell>
          <table:table-cell table:formula="of:=[.B169]+[.C169]" office:value-type="float" office:value="0.16258570029383" calcext:value-type="float">
            <text:p>0.1625857003</text:p>
          </table:table-cell>
          <table:table-cell table:formula="of:=[.C169]" office:value-type="float" office:value="0.000979431929480901" calcext:value-type="float">
            <text:p>0.0009794319</text:p>
          </table:table-cell>
          <table:table-cell table:formula="of:=4+3*COS(2*PI()*[.B170])+7*COS(4*PI()*[.B170])" office:value-type="float" office:value="2.38146951313371" calcext:value-type="float">
            <text:p>2.3814695131</text:p>
          </table:table-cell>
          <table:table-cell table:formula="of:=[.E169]" office:value-type="float" office:value="0" calcext:value-type="float">
            <text:p>0</text:p>
          </table:table-cell>
          <table:table-cell table:formula="of:=[.D170]*COS(2*PI()*[.E170]*[.B170])" office:value-type="float" office:value="2.38146951313371" calcext:value-type="float">
            <text:p>2.3814695131</text:p>
          </table:table-cell>
          <table:table-cell table:number-columns-repeated="1017"/>
        </table:table-row>
        <table:table-row table:style-name="ro1">
          <table:table-cell table:formula="of:=[.A170]+1" office:value-type="float" office:value="167" calcext:value-type="float">
            <text:p>167</text:p>
          </table:table-cell>
          <table:table-cell table:formula="of:=[.B170]+[.C170]" office:value-type="float" office:value="0.163565132223311" calcext:value-type="float">
            <text:p>0.1635651322</text:p>
          </table:table-cell>
          <table:table-cell table:formula="of:=[.C170]" office:value-type="float" office:value="0.000979431929480901" calcext:value-type="float">
            <text:p>0.0009794319</text:p>
          </table:table-cell>
          <table:table-cell table:formula="of:=4+3*COS(2*PI()*[.B171])+7*COS(4*PI()*[.B171])" office:value-type="float" office:value="2.28921379555639" calcext:value-type="float">
            <text:p>2.2892137956</text:p>
          </table:table-cell>
          <table:table-cell table:formula="of:=[.E170]" office:value-type="float" office:value="0" calcext:value-type="float">
            <text:p>0</text:p>
          </table:table-cell>
          <table:table-cell table:formula="of:=[.D171]*COS(2*PI()*[.E171]*[.B171])" office:value-type="float" office:value="2.28921379555639" calcext:value-type="float">
            <text:p>2.2892137956</text:p>
          </table:table-cell>
          <table:table-cell table:number-columns-repeated="1017"/>
        </table:table-row>
        <table:table-row table:style-name="ro1">
          <table:table-cell table:formula="of:=[.A171]+1" office:value-type="float" office:value="168" calcext:value-type="float">
            <text:p>168</text:p>
          </table:table-cell>
          <table:table-cell table:formula="of:=[.B171]+[.C171]" office:value-type="float" office:value="0.164544564152792" calcext:value-type="float">
            <text:p>0.1645445642</text:p>
          </table:table-cell>
          <table:table-cell table:formula="of:=[.C171]" office:value-type="float" office:value="0.000979431929480901" calcext:value-type="float">
            <text:p>0.0009794319</text:p>
          </table:table-cell>
          <table:table-cell table:formula="of:=4+3*COS(2*PI()*[.B172])+7*COS(4*PI()*[.B172])" office:value-type="float" office:value="2.19739336915788" calcext:value-type="float">
            <text:p>2.1973933692</text:p>
          </table:table-cell>
          <table:table-cell table:formula="of:=[.E171]" office:value-type="float" office:value="0" calcext:value-type="float">
            <text:p>0</text:p>
          </table:table-cell>
          <table:table-cell table:formula="of:=[.D172]*COS(2*PI()*[.E172]*[.B172])" office:value-type="float" office:value="2.19739336915788" calcext:value-type="float">
            <text:p>2.1973933692</text:p>
          </table:table-cell>
          <table:table-cell table:number-columns-repeated="1017"/>
        </table:table-row>
        <table:table-row table:style-name="ro1">
          <table:table-cell table:formula="of:=[.A172]+1" office:value-type="float" office:value="169" calcext:value-type="float">
            <text:p>169</text:p>
          </table:table-cell>
          <table:table-cell table:formula="of:=[.B172]+[.C172]" office:value-type="float" office:value="0.165523996082272" calcext:value-type="float">
            <text:p>0.1655239961</text:p>
          </table:table-cell>
          <table:table-cell table:formula="of:=[.C172]" office:value-type="float" office:value="0.000979431929480901" calcext:value-type="float">
            <text:p>0.0009794319</text:p>
          </table:table-cell>
          <table:table-cell table:formula="of:=4+3*COS(2*PI()*[.B173])+7*COS(4*PI()*[.B173])" office:value-type="float" office:value="2.10602034412067" calcext:value-type="float">
            <text:p>2.1060203441</text:p>
          </table:table-cell>
          <table:table-cell table:formula="of:=[.E172]" office:value-type="float" office:value="0" calcext:value-type="float">
            <text:p>0</text:p>
          </table:table-cell>
          <table:table-cell table:formula="of:=[.D173]*COS(2*PI()*[.E173]*[.B173])" office:value-type="float" office:value="2.10602034412067" calcext:value-type="float">
            <text:p>2.1060203441</text:p>
          </table:table-cell>
          <table:table-cell table:number-columns-repeated="1017"/>
        </table:table-row>
        <table:table-row table:style-name="ro1">
          <table:table-cell table:formula="of:=[.A173]+1" office:value-type="float" office:value="170" calcext:value-type="float">
            <text:p>170</text:p>
          </table:table-cell>
          <table:table-cell table:formula="of:=[.B173]+[.C173]" office:value-type="float" office:value="0.166503428011753" calcext:value-type="float">
            <text:p>0.166503428</text:p>
          </table:table-cell>
          <table:table-cell table:formula="of:=[.C173]" office:value-type="float" office:value="0.000979431929480901" calcext:value-type="float">
            <text:p>0.0009794319</text:p>
          </table:table-cell>
          <table:table-cell table:formula="of:=4+3*COS(2*PI()*[.B174])+7*COS(4*PI()*[.B174])" office:value-type="float" office:value="2.01510675625139" calcext:value-type="float">
            <text:p>2.0151067563</text:p>
          </table:table-cell>
          <table:table-cell table:formula="of:=[.E173]" office:value-type="float" office:value="0" calcext:value-type="float">
            <text:p>0</text:p>
          </table:table-cell>
          <table:table-cell table:formula="of:=[.D174]*COS(2*PI()*[.E174]*[.B174])" office:value-type="float" office:value="2.01510675625139" calcext:value-type="float">
            <text:p>2.0151067563</text:p>
          </table:table-cell>
          <table:table-cell table:number-columns-repeated="1017"/>
        </table:table-row>
        <table:table-row table:style-name="ro1">
          <table:table-cell table:formula="of:=[.A174]+1" office:value-type="float" office:value="171" calcext:value-type="float">
            <text:p>171</text:p>
          </table:table-cell>
          <table:table-cell table:formula="of:=[.B174]+[.C174]" office:value-type="float" office:value="0.167482859941234" calcext:value-type="float">
            <text:p>0.1674828599</text:p>
          </table:table-cell>
          <table:table-cell table:formula="of:=[.C174]" office:value-type="float" office:value="0.000979431929480901" calcext:value-type="float">
            <text:p>0.0009794319</text:p>
          </table:table-cell>
          <table:table-cell table:formula="of:=4+3*COS(2*PI()*[.B175])+7*COS(4*PI()*[.B175])" office:value-type="float" office:value="1.92466456522594" calcext:value-type="float">
            <text:p>1.9246645652</text:p>
          </table:table-cell>
          <table:table-cell table:formula="of:=[.E174]" office:value-type="float" office:value="0" calcext:value-type="float">
            <text:p>0</text:p>
          </table:table-cell>
          <table:table-cell table:formula="of:=[.D175]*COS(2*PI()*[.E175]*[.B175])" office:value-type="float" office:value="1.92466456522594" calcext:value-type="float">
            <text:p>1.9246645652</text:p>
          </table:table-cell>
          <table:table-cell table:number-columns-repeated="1017"/>
        </table:table-row>
        <table:table-row table:style-name="ro1">
          <table:table-cell table:formula="of:=[.A175]+1" office:value-type="float" office:value="172" calcext:value-type="float">
            <text:p>172</text:p>
          </table:table-cell>
          <table:table-cell table:formula="of:=[.B175]+[.C175]" office:value-type="float" office:value="0.168462291870715" calcext:value-type="float">
            <text:p>0.1684622919</text:p>
          </table:table-cell>
          <table:table-cell table:formula="of:=[.C175]" office:value-type="float" office:value="0.000979431929480901" calcext:value-type="float">
            <text:p>0.0009794319</text:p>
          </table:table-cell>
          <table:table-cell table:formula="of:=4+3*COS(2*PI()*[.B176])+7*COS(4*PI()*[.B176])" office:value-type="float" office:value="1.83470565284648" calcext:value-type="float">
            <text:p>1.8347056528</text:p>
          </table:table-cell>
          <table:table-cell table:formula="of:=[.E175]" office:value-type="float" office:value="0" calcext:value-type="float">
            <text:p>0</text:p>
          </table:table-cell>
          <table:table-cell table:formula="of:=[.D176]*COS(2*PI()*[.E176]*[.B176])" office:value-type="float" office:value="1.83470565284648" calcext:value-type="float">
            <text:p>1.8347056528</text:p>
          </table:table-cell>
          <table:table-cell table:number-columns-repeated="1017"/>
        </table:table-row>
        <table:table-row table:style-name="ro1">
          <table:table-cell table:formula="of:=[.A176]+1" office:value-type="float" office:value="173" calcext:value-type="float">
            <text:p>173</text:p>
          </table:table-cell>
          <table:table-cell table:formula="of:=[.B176]+[.C176]" office:value-type="float" office:value="0.169441723800196" calcext:value-type="float">
            <text:p>0.1694417238</text:p>
          </table:table-cell>
          <table:table-cell table:formula="of:=[.C176]" office:value-type="float" office:value="0.000979431929480901" calcext:value-type="float">
            <text:p>0.0009794319</text:p>
          </table:table-cell>
          <table:table-cell table:formula="of:=4+3*COS(2*PI()*[.B177])+7*COS(4*PI()*[.B177])" office:value-type="float" office:value="1.74524182131039" calcext:value-type="float">
            <text:p>1.7452418213</text:p>
          </table:table-cell>
          <table:table-cell table:formula="of:=[.E176]" office:value-type="float" office:value="0" calcext:value-type="float">
            <text:p>0</text:p>
          </table:table-cell>
          <table:table-cell table:formula="of:=[.D177]*COS(2*PI()*[.E177]*[.B177])" office:value-type="float" office:value="1.74524182131039" calcext:value-type="float">
            <text:p>1.7452418213</text:p>
          </table:table-cell>
          <table:table-cell table:number-columns-repeated="1017"/>
        </table:table-row>
        <table:table-row table:style-name="ro1">
          <table:table-cell table:formula="of:=[.A177]+1" office:value-type="float" office:value="174" calcext:value-type="float">
            <text:p>174</text:p>
          </table:table-cell>
          <table:table-cell table:formula="of:=[.B177]+[.C177]" office:value-type="float" office:value="0.170421155729677" calcext:value-type="float">
            <text:p>0.1704211557</text:p>
          </table:table-cell>
          <table:table-cell table:formula="of:=[.C177]" office:value-type="float" office:value="0.000979431929480901" calcext:value-type="float">
            <text:p>0.0009794319</text:p>
          </table:table-cell>
          <table:table-cell table:formula="of:=4+3*COS(2*PI()*[.B178])+7*COS(4*PI()*[.B178])" office:value-type="float" office:value="1.65628479149156" calcext:value-type="float">
            <text:p>1.6562847915</text:p>
          </table:table-cell>
          <table:table-cell table:formula="of:=[.E177]" office:value-type="float" office:value="0" calcext:value-type="float">
            <text:p>0</text:p>
          </table:table-cell>
          <table:table-cell table:formula="of:=[.D178]*COS(2*PI()*[.E178]*[.B178])" office:value-type="float" office:value="1.65628479149156" calcext:value-type="float">
            <text:p>1.6562847915</text:p>
          </table:table-cell>
          <table:table-cell table:number-columns-repeated="1017"/>
        </table:table-row>
        <table:table-row table:style-name="ro1">
          <table:table-cell table:formula="of:=[.A178]+1" office:value-type="float" office:value="175" calcext:value-type="float">
            <text:p>175</text:p>
          </table:table-cell>
          <table:table-cell table:formula="of:=[.B178]+[.C178]" office:value-type="float" office:value="0.171400587659158" calcext:value-type="float">
            <text:p>0.1714005877</text:p>
          </table:table-cell>
          <table:table-cell table:formula="of:=[.C178]" office:value-type="float" office:value="0.000979431929480901" calcext:value-type="float">
            <text:p>0.0009794319</text:p>
          </table:table-cell>
          <table:table-cell table:formula="of:=4+3*COS(2*PI()*[.B179])+7*COS(4*PI()*[.B179])" office:value-type="float" office:value="1.56784620123423" calcext:value-type="float">
            <text:p>1.5678462012</text:p>
          </table:table-cell>
          <table:table-cell table:formula="of:=[.E178]" office:value-type="float" office:value="0" calcext:value-type="float">
            <text:p>0</text:p>
          </table:table-cell>
          <table:table-cell table:formula="of:=[.D179]*COS(2*PI()*[.E179]*[.B179])" office:value-type="float" office:value="1.56784620123423" calcext:value-type="float">
            <text:p>1.5678462012</text:p>
          </table:table-cell>
          <table:table-cell table:number-columns-repeated="1017"/>
        </table:table-row>
        <table:table-row table:style-name="ro1">
          <table:table-cell table:formula="of:=[.A179]+1" office:value-type="float" office:value="176" calcext:value-type="float">
            <text:p>176</text:p>
          </table:table-cell>
          <table:table-cell table:formula="of:=[.B179]+[.C179]" office:value-type="float" office:value="0.172380019588639" calcext:value-type="float">
            <text:p>0.1723800196</text:p>
          </table:table-cell>
          <table:table-cell table:formula="of:=[.C179]" office:value-type="float" office:value="0.000979431929480901" calcext:value-type="float">
            <text:p>0.0009794319</text:p>
          </table:table-cell>
          <table:table-cell table:formula="of:=4+3*COS(2*PI()*[.B180])+7*COS(4*PI()*[.B180])" office:value-type="float" office:value="1.47993760365967" calcext:value-type="float">
            <text:p>1.4799376037</text:p>
          </table:table-cell>
          <table:table-cell table:formula="of:=[.E179]" office:value-type="float" office:value="0" calcext:value-type="float">
            <text:p>0</text:p>
          </table:table-cell>
          <table:table-cell table:formula="of:=[.D180]*COS(2*PI()*[.E180]*[.B180])" office:value-type="float" office:value="1.47993760365967" calcext:value-type="float">
            <text:p>1.4799376037</text:p>
          </table:table-cell>
          <table:table-cell table:number-columns-repeated="1017"/>
        </table:table-row>
        <table:table-row table:style-name="ro1">
          <table:table-cell table:formula="of:=[.A180]+1" office:value-type="float" office:value="177" calcext:value-type="float">
            <text:p>177</text:p>
          </table:table-cell>
          <table:table-cell table:formula="of:=[.B180]+[.C180]" office:value-type="float" office:value="0.17335945151812" calcext:value-type="float">
            <text:p>0.1733594515</text:p>
          </table:table-cell>
          <table:table-cell table:formula="of:=[.C180]" office:value-type="float" office:value="0.000979431929480901" calcext:value-type="float">
            <text:p>0.0009794319</text:p>
          </table:table-cell>
          <table:table-cell table:formula="of:=4+3*COS(2*PI()*[.B181])+7*COS(4*PI()*[.B181])" office:value-type="float" office:value="1.39257046548591" calcext:value-type="float">
            <text:p>1.3925704655</text:p>
          </table:table-cell>
          <table:table-cell table:formula="of:=[.E180]" office:value-type="float" office:value="0" calcext:value-type="float">
            <text:p>0</text:p>
          </table:table-cell>
          <table:table-cell table:formula="of:=[.D181]*COS(2*PI()*[.E181]*[.B181])" office:value-type="float" office:value="1.39257046548591" calcext:value-type="float">
            <text:p>1.3925704655</text:p>
          </table:table-cell>
          <table:table-cell table:number-columns-repeated="1017"/>
        </table:table-row>
        <table:table-row table:style-name="ro1">
          <table:table-cell table:formula="of:=[.A181]+1" office:value-type="float" office:value="178" calcext:value-type="float">
            <text:p>178</text:p>
          </table:table-cell>
          <table:table-cell table:formula="of:=[.B181]+[.C181]" office:value-type="float" office:value="0.174338883447601" calcext:value-type="float">
            <text:p>0.1743388834</text:p>
          </table:table-cell>
          <table:table-cell table:formula="of:=[.C181]" office:value-type="float" office:value="0.000979431929480901" calcext:value-type="float">
            <text:p>0.0009794319</text:p>
          </table:table-cell>
          <table:table-cell table:formula="of:=4+3*COS(2*PI()*[.B182])+7*COS(4*PI()*[.B182])" office:value-type="float" office:value="1.30575616536074" calcext:value-type="float">
            <text:p>1.3057561654</text:p>
          </table:table-cell>
          <table:table-cell table:formula="of:=[.E181]" office:value-type="float" office:value="0" calcext:value-type="float">
            <text:p>0</text:p>
          </table:table-cell>
          <table:table-cell table:formula="of:=[.D182]*COS(2*PI()*[.E182]*[.B182])" office:value-type="float" office:value="1.30575616536074" calcext:value-type="float">
            <text:p>1.3057561654</text:p>
          </table:table-cell>
          <table:table-cell table:number-columns-repeated="1017"/>
        </table:table-row>
        <table:table-row table:style-name="ro1">
          <table:table-cell table:formula="of:=[.A182]+1" office:value-type="float" office:value="179" calcext:value-type="float">
            <text:p>179</text:p>
          </table:table-cell>
          <table:table-cell table:formula="of:=[.B182]+[.C182]" office:value-type="float" office:value="0.175318315377082" calcext:value-type="float">
            <text:p>0.1753183154</text:p>
          </table:table-cell>
          <table:table-cell table:formula="of:=[.C182]" office:value-type="float" office:value="0.000979431929480901" calcext:value-type="float">
            <text:p>0.0009794319</text:p>
          </table:table-cell>
          <table:table-cell table:formula="of:=4+3*COS(2*PI()*[.B183])+7*COS(4*PI()*[.B183])" office:value-type="float" office:value="1.21950599220841" calcext:value-type="float">
            <text:p>1.2195059922</text:p>
          </table:table-cell>
          <table:table-cell table:formula="of:=[.E182]" office:value-type="float" office:value="0" calcext:value-type="float">
            <text:p>0</text:p>
          </table:table-cell>
          <table:table-cell table:formula="of:=[.D183]*COS(2*PI()*[.E183]*[.B183])" office:value-type="float" office:value="1.21950599220841" calcext:value-type="float">
            <text:p>1.2195059922</text:p>
          </table:table-cell>
          <table:table-cell table:number-columns-repeated="1017"/>
        </table:table-row>
        <table:table-row table:style-name="ro1">
          <table:table-cell table:formula="of:=[.A183]+1" office:value-type="float" office:value="180" calcext:value-type="float">
            <text:p>180</text:p>
          </table:table-cell>
          <table:table-cell table:formula="of:=[.B183]+[.C183]" office:value-type="float" office:value="0.176297747306562" calcext:value-type="float">
            <text:p>0.1762977473</text:p>
          </table:table-cell>
          <table:table-cell table:formula="of:=[.C183]" office:value-type="float" office:value="0.000979431929480901" calcext:value-type="float">
            <text:p>0.0009794319</text:p>
          </table:table-cell>
          <table:table-cell table:formula="of:=4+3*COS(2*PI()*[.B184])+7*COS(4*PI()*[.B184])" office:value-type="float" office:value="1.13383114358999" calcext:value-type="float">
            <text:p>1.1338311436</text:p>
          </table:table-cell>
          <table:table-cell table:formula="of:=[.E183]" office:value-type="float" office:value="0" calcext:value-type="float">
            <text:p>0</text:p>
          </table:table-cell>
          <table:table-cell table:formula="of:=[.D184]*COS(2*PI()*[.E184]*[.B184])" office:value-type="float" office:value="1.13383114358999" calcext:value-type="float">
            <text:p>1.1338311436</text:p>
          </table:table-cell>
          <table:table-cell table:number-columns-repeated="1017"/>
        </table:table-row>
        <table:table-row table:style-name="ro1">
          <table:table-cell table:formula="of:=[.A184]+1" office:value-type="float" office:value="181" calcext:value-type="float">
            <text:p>181</text:p>
          </table:table-cell>
          <table:table-cell table:formula="of:=[.B184]+[.C184]" office:value-type="float" office:value="0.177277179236043" calcext:value-type="float">
            <text:p>0.1772771792</text:p>
          </table:table-cell>
          <table:table-cell table:formula="of:=[.C184]" office:value-type="float" office:value="0.000979431929480901" calcext:value-type="float">
            <text:p>0.0009794319</text:p>
          </table:table-cell>
          <table:table-cell table:formula="of:=4+3*COS(2*PI()*[.B185])+7*COS(4*PI()*[.B185])" office:value-type="float" office:value="1.04874272407793" calcext:value-type="float">
            <text:p>1.0487427241</text:p>
          </table:table-cell>
          <table:table-cell table:formula="of:=[.E184]" office:value-type="float" office:value="0" calcext:value-type="float">
            <text:p>0</text:p>
          </table:table-cell>
          <table:table-cell table:formula="of:=[.D185]*COS(2*PI()*[.E185]*[.B185])" office:value-type="float" office:value="1.04874272407793" calcext:value-type="float">
            <text:p>1.0487427241</text:p>
          </table:table-cell>
          <table:table-cell table:number-columns-repeated="1017"/>
        </table:table-row>
        <table:table-row table:style-name="ro1">
          <table:table-cell table:formula="of:=[.A185]+1" office:value-type="float" office:value="182" calcext:value-type="float">
            <text:p>182</text:p>
          </table:table-cell>
          <table:table-cell table:formula="of:=[.B185]+[.C185]" office:value-type="float" office:value="0.178256611165524" calcext:value-type="float">
            <text:p>0.1782566112</text:p>
          </table:table-cell>
          <table:table-cell table:formula="of:=[.C185]" office:value-type="float" office:value="0.000979431929480901" calcext:value-type="float">
            <text:p>0.0009794319</text:p>
          </table:table-cell>
          <table:table-cell table:formula="of:=4+3*COS(2*PI()*[.B186])+7*COS(4*PI()*[.B186])" office:value-type="float" office:value="0.964251743644842" calcext:value-type="float">
            <text:p>0.9642517436</text:p>
          </table:table-cell>
          <table:table-cell table:formula="of:=[.E185]" office:value-type="float" office:value="0" calcext:value-type="float">
            <text:p>0</text:p>
          </table:table-cell>
          <table:table-cell table:formula="of:=[.D186]*COS(2*PI()*[.E186]*[.B186])" office:value-type="float" office:value="0.964251743644842" calcext:value-type="float">
            <text:p>0.9642517436</text:p>
          </table:table-cell>
          <table:table-cell table:number-columns-repeated="1017"/>
        </table:table-row>
        <table:table-row table:style-name="ro1">
          <table:table-cell table:formula="of:=[.A186]+1" office:value-type="float" office:value="183" calcext:value-type="float">
            <text:p>183</text:p>
          </table:table-cell>
          <table:table-cell table:formula="of:=[.B186]+[.C186]" office:value-type="float" office:value="0.179236043095005" calcext:value-type="float">
            <text:p>0.1792360431</text:p>
          </table:table-cell>
          <table:table-cell table:formula="of:=[.C186]" office:value-type="float" office:value="0.000979431929480901" calcext:value-type="float">
            <text:p>0.0009794319</text:p>
          </table:table-cell>
          <table:table-cell table:formula="of:=4+3*COS(2*PI()*[.B187])+7*COS(4*PI()*[.B187])" office:value-type="float" office:value="0.880369116066849" calcext:value-type="float">
            <text:p>0.8803691161</text:p>
          </table:table-cell>
          <table:table-cell table:formula="of:=[.E186]" office:value-type="float" office:value="0" calcext:value-type="float">
            <text:p>0</text:p>
          </table:table-cell>
          <table:table-cell table:formula="of:=[.D187]*COS(2*PI()*[.E187]*[.B187])" office:value-type="float" office:value="0.880369116066849" calcext:value-type="float">
            <text:p>0.8803691161</text:p>
          </table:table-cell>
          <table:table-cell table:number-columns-repeated="1017"/>
        </table:table-row>
        <table:table-row table:style-name="ro1">
          <table:table-cell table:formula="of:=[.A187]+1" office:value-type="float" office:value="184" calcext:value-type="float">
            <text:p>184</text:p>
          </table:table-cell>
          <table:table-cell table:formula="of:=[.B187]+[.C187]" office:value-type="float" office:value="0.180215475024486" calcext:value-type="float">
            <text:p>0.180215475</text:p>
          </table:table-cell>
          <table:table-cell table:formula="of:=[.C187]" office:value-type="float" office:value="0.000979431929480901" calcext:value-type="float">
            <text:p>0.0009794319</text:p>
          </table:table-cell>
          <table:table-cell table:formula="of:=4+3*COS(2*PI()*[.B188])+7*COS(4*PI()*[.B188])" office:value-type="float" office:value="0.797105657341742" calcext:value-type="float">
            <text:p>0.7971056573</text:p>
          </table:table-cell>
          <table:table-cell table:formula="of:=[.E187]" office:value-type="float" office:value="0" calcext:value-type="float">
            <text:p>0</text:p>
          </table:table-cell>
          <table:table-cell table:formula="of:=[.D188]*COS(2*PI()*[.E188]*[.B188])" office:value-type="float" office:value="0.797105657341742" calcext:value-type="float">
            <text:p>0.7971056573</text:p>
          </table:table-cell>
          <table:table-cell table:number-columns-repeated="1017"/>
        </table:table-row>
        <table:table-row table:style-name="ro1">
          <table:table-cell table:formula="of:=[.A188]+1" office:value-type="float" office:value="185" calcext:value-type="float">
            <text:p>185</text:p>
          </table:table-cell>
          <table:table-cell table:formula="of:=[.B188]+[.C188]" office:value-type="float" office:value="0.181194906953967" calcext:value-type="float">
            <text:p>0.181194907</text:p>
          </table:table-cell>
          <table:table-cell table:formula="of:=[.C188]" office:value-type="float" office:value="0.000979431929480901" calcext:value-type="float">
            <text:p>0.0009794319</text:p>
          </table:table-cell>
          <table:table-cell table:formula="of:=4+3*COS(2*PI()*[.B189])+7*COS(4*PI()*[.B189])" office:value-type="float" office:value="0.714472084122159" calcext:value-type="float">
            <text:p>0.7144720841</text:p>
          </table:table-cell>
          <table:table-cell table:formula="of:=[.E188]" office:value-type="float" office:value="0" calcext:value-type="float">
            <text:p>0</text:p>
          </table:table-cell>
          <table:table-cell table:formula="of:=[.D189]*COS(2*PI()*[.E189]*[.B189])" office:value-type="float" office:value="0.714472084122159" calcext:value-type="float">
            <text:p>0.7144720841</text:p>
          </table:table-cell>
          <table:table-cell table:number-columns-repeated="1017"/>
        </table:table-row>
        <table:table-row table:style-name="ro1">
          <table:table-cell table:formula="of:=[.A189]+1" office:value-type="float" office:value="186" calcext:value-type="float">
            <text:p>186</text:p>
          </table:table-cell>
          <table:table-cell table:formula="of:=[.B189]+[.C189]" office:value-type="float" office:value="0.182174338883448" calcext:value-type="float">
            <text:p>0.1821743389</text:p>
          </table:table-cell>
          <table:table-cell table:formula="of:=[.C189]" office:value-type="float" office:value="0.000979431929480901" calcext:value-type="float">
            <text:p>0.0009794319</text:p>
          </table:table-cell>
          <table:table-cell table:formula="of:=4+3*COS(2*PI()*[.B190])+7*COS(4*PI()*[.B190])" office:value-type="float" office:value="0.632479012163995" calcext:value-type="float">
            <text:p>0.6324790122</text:p>
          </table:table-cell>
          <table:table-cell table:formula="of:=[.E189]" office:value-type="float" office:value="0" calcext:value-type="float">
            <text:p>0</text:p>
          </table:table-cell>
          <table:table-cell table:formula="of:=[.D190]*COS(2*PI()*[.E190]*[.B190])" office:value-type="float" office:value="0.632479012163995" calcext:value-type="float">
            <text:p>0.6324790122</text:p>
          </table:table-cell>
          <table:table-cell table:number-columns-repeated="1017"/>
        </table:table-row>
        <table:table-row table:style-name="ro1">
          <table:table-cell table:formula="of:=[.A190]+1" office:value-type="float" office:value="187" calcext:value-type="float">
            <text:p>187</text:p>
          </table:table-cell>
          <table:table-cell table:formula="of:=[.B190]+[.C190]" office:value-type="float" office:value="0.183153770812929" calcext:value-type="float">
            <text:p>0.1831537708</text:p>
          </table:table-cell>
          <table:table-cell table:formula="of:=[.C190]" office:value-type="float" office:value="0.000979431929480901" calcext:value-type="float">
            <text:p>0.0009794319</text:p>
          </table:table-cell>
          <table:table-cell table:formula="of:=4+3*COS(2*PI()*[.B191])+7*COS(4*PI()*[.B191])" office:value-type="float" office:value="0.551136954790329" calcext:value-type="float">
            <text:p>0.5511369548</text:p>
          </table:table-cell>
          <table:table-cell table:formula="of:=[.E190]" office:value-type="float" office:value="0" calcext:value-type="float">
            <text:p>0</text:p>
          </table:table-cell>
          <table:table-cell table:formula="of:=[.D191]*COS(2*PI()*[.E191]*[.B191])" office:value-type="float" office:value="0.551136954790329" calcext:value-type="float">
            <text:p>0.5511369548</text:p>
          </table:table-cell>
          <table:table-cell table:number-columns-repeated="1017"/>
        </table:table-row>
        <table:table-row table:style-name="ro1">
          <table:table-cell table:formula="of:=[.A191]+1" office:value-type="float" office:value="188" calcext:value-type="float">
            <text:p>188</text:p>
          </table:table-cell>
          <table:table-cell table:formula="of:=[.B191]+[.C191]" office:value-type="float" office:value="0.18413320274241" calcext:value-type="float">
            <text:p>0.1841332027</text:p>
          </table:table-cell>
          <table:table-cell table:formula="of:=[.C191]" office:value-type="float" office:value="0.000979431929480901" calcext:value-type="float">
            <text:p>0.0009794319</text:p>
          </table:table-cell>
          <table:table-cell table:formula="of:=4+3*COS(2*PI()*[.B192])+7*COS(4*PI()*[.B192])" office:value-type="float" office:value="0.470456321371073" calcext:value-type="float">
            <text:p>0.4704563214</text:p>
          </table:table-cell>
          <table:table-cell table:formula="of:=[.E191]" office:value-type="float" office:value="0" calcext:value-type="float">
            <text:p>0</text:p>
          </table:table-cell>
          <table:table-cell table:formula="of:=[.D192]*COS(2*PI()*[.E192]*[.B192])" office:value-type="float" office:value="0.470456321371073" calcext:value-type="float">
            <text:p>0.4704563214</text:p>
          </table:table-cell>
          <table:table-cell table:number-columns-repeated="1017"/>
        </table:table-row>
        <table:table-row table:style-name="ro1">
          <table:table-cell table:formula="of:=[.A192]+1" office:value-type="float" office:value="189" calcext:value-type="float">
            <text:p>189</text:p>
          </table:table-cell>
          <table:table-cell table:formula="of:=[.B192]+[.C192]" office:value-type="float" office:value="0.185112634671891" calcext:value-type="float">
            <text:p>0.1851126347</text:p>
          </table:table-cell>
          <table:table-cell table:formula="of:=[.C192]" office:value-type="float" office:value="0.000979431929480901" calcext:value-type="float">
            <text:p>0.0009794319</text:p>
          </table:table-cell>
          <table:table-cell table:formula="of:=4+3*COS(2*PI()*[.B193])+7*COS(4*PI()*[.B193])" office:value-type="float" office:value="0.390447415818558" calcext:value-type="float">
            <text:p>0.3904474158</text:p>
          </table:table-cell>
          <table:table-cell table:formula="of:=[.E192]" office:value-type="float" office:value="0" calcext:value-type="float">
            <text:p>0</text:p>
          </table:table-cell>
          <table:table-cell table:formula="of:=[.D193]*COS(2*PI()*[.E193]*[.B193])" office:value-type="float" office:value="0.390447415818558" calcext:value-type="float">
            <text:p>0.3904474158</text:p>
          </table:table-cell>
          <table:table-cell table:number-columns-repeated="1017"/>
        </table:table-row>
        <table:table-row table:style-name="ro1">
          <table:table-cell table:formula="of:=[.A193]+1" office:value-type="float" office:value="190" calcext:value-type="float">
            <text:p>190</text:p>
          </table:table-cell>
          <table:table-cell table:formula="of:=[.B193]+[.C193]" office:value-type="float" office:value="0.186092066601372" calcext:value-type="float">
            <text:p>0.1860920666</text:p>
          </table:table-cell>
          <table:table-cell table:formula="of:=[.C193]" office:value-type="float" office:value="0.000979431929480901" calcext:value-type="float">
            <text:p>0.0009794319</text:p>
          </table:table-cell>
          <table:table-cell table:formula="of:=4+3*COS(2*PI()*[.B194])+7*COS(4*PI()*[.B194])" office:value-type="float" office:value="0.311120435099291" calcext:value-type="float">
            <text:p>0.3111204351</text:p>
          </table:table-cell>
          <table:table-cell table:formula="of:=[.E193]" office:value-type="float" office:value="0" calcext:value-type="float">
            <text:p>0</text:p>
          </table:table-cell>
          <table:table-cell table:formula="of:=[.D194]*COS(2*PI()*[.E194]*[.B194])" office:value-type="float" office:value="0.311120435099291" calcext:value-type="float">
            <text:p>0.3111204351</text:p>
          </table:table-cell>
          <table:table-cell table:number-columns-repeated="1017"/>
        </table:table-row>
        <table:table-row table:style-name="ro1">
          <table:table-cell table:formula="of:=[.A194]+1" office:value-type="float" office:value="191" calcext:value-type="float">
            <text:p>191</text:p>
          </table:table-cell>
          <table:table-cell table:formula="of:=[.B194]+[.C194]" office:value-type="float" office:value="0.187071498530852" calcext:value-type="float">
            <text:p>0.1870714985</text:p>
          </table:table-cell>
          <table:table-cell table:formula="of:=[.C194]" office:value-type="float" office:value="0.000979431929480901" calcext:value-type="float">
            <text:p>0.0009794319</text:p>
          </table:table-cell>
          <table:table-cell table:formula="of:=4+3*COS(2*PI()*[.B195])+7*COS(4*PI()*[.B195])" office:value-type="float" office:value="0.232485467762134" calcext:value-type="float">
            <text:p>0.2324854678</text:p>
          </table:table-cell>
          <table:table-cell table:formula="of:=[.E194]" office:value-type="float" office:value="0" calcext:value-type="float">
            <text:p>0</text:p>
          </table:table-cell>
          <table:table-cell table:formula="of:=[.D195]*COS(2*PI()*[.E195]*[.B195])" office:value-type="float" office:value="0.232485467762134" calcext:value-type="float">
            <text:p>0.2324854678</text:p>
          </table:table-cell>
          <table:table-cell table:number-columns-repeated="1017"/>
        </table:table-row>
        <table:table-row table:style-name="ro1">
          <table:table-cell table:formula="of:=[.A195]+1" office:value-type="float" office:value="192" calcext:value-type="float">
            <text:p>192</text:p>
          </table:table-cell>
          <table:table-cell table:formula="of:=[.B195]+[.C195]" office:value-type="float" office:value="0.188050930460333" calcext:value-type="float">
            <text:p>0.1880509305</text:p>
          </table:table-cell>
          <table:table-cell table:formula="of:=[.C195]" office:value-type="float" office:value="0.000979431929480901" calcext:value-type="float">
            <text:p>0.0009794319</text:p>
          </table:table-cell>
          <table:table-cell table:formula="of:=4+3*COS(2*PI()*[.B196])+7*COS(4*PI()*[.B196])" office:value-type="float" office:value="0.154552492483077" calcext:value-type="float">
            <text:p>0.1545524925</text:p>
          </table:table-cell>
          <table:table-cell table:formula="of:=[.E195]" office:value-type="float" office:value="0" calcext:value-type="float">
            <text:p>0</text:p>
          </table:table-cell>
          <table:table-cell table:formula="of:=[.D196]*COS(2*PI()*[.E196]*[.B196])" office:value-type="float" office:value="0.154552492483077" calcext:value-type="float">
            <text:p>0.1545524925</text:p>
          </table:table-cell>
          <table:table-cell table:number-columns-repeated="1017"/>
        </table:table-row>
        <table:table-row table:style-name="ro1">
          <table:table-cell table:formula="of:=[.A196]+1" office:value-type="float" office:value="193" calcext:value-type="float">
            <text:p>193</text:p>
          </table:table-cell>
          <table:table-cell table:formula="of:=[.B196]+[.C196]" office:value-type="float" office:value="0.189030362389814" calcext:value-type="float">
            <text:p>0.1890303624</text:p>
          </table:table-cell>
          <table:table-cell table:formula="of:=[.C196]" office:value-type="float" office:value="0.000979431929480901" calcext:value-type="float">
            <text:p>0.0009794319</text:p>
          </table:table-cell>
          <table:table-cell table:formula="of:=4+3*COS(2*PI()*[.B197])+7*COS(4*PI()*[.B197])" office:value-type="float" office:value="0.0773313766268426" calcext:value-type="float">
            <text:p>0.0773313766</text:p>
          </table:table-cell>
          <table:table-cell table:formula="of:=[.E196]" office:value-type="float" office:value="0" calcext:value-type="float">
            <text:p>0</text:p>
          </table:table-cell>
          <table:table-cell table:formula="of:=[.D197]*COS(2*PI()*[.E197]*[.B197])" office:value-type="float" office:value="0.0773313766268426" calcext:value-type="float">
            <text:p>0.0773313766</text:p>
          </table:table-cell>
          <table:table-cell table:number-columns-repeated="1017"/>
        </table:table-row>
        <table:table-row table:style-name="ro1">
          <table:table-cell table:formula="of:=[.A197]+1" office:value-type="float" office:value="194" calcext:value-type="float">
            <text:p>194</text:p>
          </table:table-cell>
          <table:table-cell table:formula="of:=[.B197]+[.C197]" office:value-type="float" office:value="0.190009794319295" calcext:value-type="float">
            <text:p>0.1900097943</text:p>
          </table:table-cell>
          <table:table-cell table:formula="of:=[.C197]" office:value-type="float" office:value="0.000979431929480901" calcext:value-type="float">
            <text:p>0.0009794319</text:p>
          </table:table-cell>
          <table:table-cell table:formula="of:=4+3*COS(2*PI()*[.B198])+7*COS(4*PI()*[.B198])" office:value-type="float" office:value="0.000831874825568235" calcext:value-type="float">
            <text:p>0.0008318748</text:p>
          </table:table-cell>
          <table:table-cell table:formula="of:=[.E197]" office:value-type="float" office:value="0" calcext:value-type="float">
            <text:p>0</text:p>
          </table:table-cell>
          <table:table-cell table:formula="of:=[.D198]*COS(2*PI()*[.E198]*[.B198])" office:value-type="float" office:value="0.000831874825568235" calcext:value-type="float">
            <text:p>0.0008318748</text:p>
          </table:table-cell>
          <table:table-cell table:number-columns-repeated="1017"/>
        </table:table-row>
        <table:table-row table:style-name="ro1">
          <table:table-cell table:formula="of:=[.A198]+1" office:value-type="float" office:value="195" calcext:value-type="float">
            <text:p>195</text:p>
          </table:table-cell>
          <table:table-cell table:formula="of:=[.B198]+[.C198]" office:value-type="float" office:value="0.190989226248776" calcext:value-type="float">
            <text:p>0.1909892262</text:p>
          </table:table-cell>
          <table:table-cell table:formula="of:=[.C198]" office:value-type="float" office:value="0.000979431929480901" calcext:value-type="float">
            <text:p>0.0009794319</text:p>
          </table:table-cell>
          <table:table-cell table:formula="of:=4+3*COS(2*PI()*[.B199])+7*COS(4*PI()*[.B199])" office:value-type="float" office:value="-0.0749363724252792" calcext:value-type="float">
            <text:p>-0.0749363724</text:p>
          </table:table-cell>
          <table:table-cell table:formula="of:=[.E198]" office:value-type="float" office:value="0" calcext:value-type="float">
            <text:p>0</text:p>
          </table:table-cell>
          <table:table-cell table:formula="of:=[.D199]*COS(2*PI()*[.E199]*[.B199])" office:value-type="float" office:value="-0.0749363724252792" calcext:value-type="float">
            <text:p>-0.0749363724</text:p>
          </table:table-cell>
          <table:table-cell table:number-columns-repeated="1017"/>
        </table:table-row>
        <table:table-row table:style-name="ro1">
          <table:table-cell table:formula="of:=[.A199]+1" office:value-type="float" office:value="196" calcext:value-type="float">
            <text:p>196</text:p>
          </table:table-cell>
          <table:table-cell table:formula="of:=[.B199]+[.C199]" office:value-type="float" office:value="0.191968658178257" calcext:value-type="float">
            <text:p>0.1919686582</text:p>
          </table:table-cell>
          <table:table-cell table:formula="of:=[.C199]" office:value-type="float" office:value="0.000979431929480901" calcext:value-type="float">
            <text:p>0.0009794319</text:p>
          </table:table-cell>
          <table:table-cell table:formula="of:=4+3*COS(2*PI()*[.B200])+7*COS(4*PI()*[.B200])" office:value-type="float" office:value="-0.149963840153503" calcext:value-type="float">
            <text:p>-0.1499638402</text:p>
          </table:table-cell>
          <table:table-cell table:formula="of:=[.E199]" office:value-type="float" office:value="0" calcext:value-type="float">
            <text:p>0</text:p>
          </table:table-cell>
          <table:table-cell table:formula="of:=[.D200]*COS(2*PI()*[.E200]*[.B200])" office:value-type="float" office:value="-0.149963840153503" calcext:value-type="float">
            <text:p>-0.1499638402</text:p>
          </table:table-cell>
          <table:table-cell table:number-columns-repeated="1017"/>
        </table:table-row>
        <table:table-row table:style-name="ro1">
          <table:table-cell table:formula="of:=[.A200]+1" office:value-type="float" office:value="197" calcext:value-type="float">
            <text:p>197</text:p>
          </table:table-cell>
          <table:table-cell table:formula="of:=[.B200]+[.C200]" office:value-type="float" office:value="0.192948090107738" calcext:value-type="float">
            <text:p>0.1929480901</text:p>
          </table:table-cell>
          <table:table-cell table:formula="of:=[.C200]" office:value-type="float" office:value="0.000979431929480901" calcext:value-type="float">
            <text:p>0.0009794319</text:p>
          </table:table-cell>
          <table:table-cell table:formula="of:=4+3*COS(2*PI()*[.B201])+7*COS(4*PI()*[.B201])" office:value-type="float" office:value="-0.224241120279086" calcext:value-type="float">
            <text:p>-0.2242411203</text:p>
          </table:table-cell>
          <table:table-cell table:formula="of:=[.E200]" office:value-type="float" office:value="0" calcext:value-type="float">
            <text:p>0</text:p>
          </table:table-cell>
          <table:table-cell table:formula="of:=[.D201]*COS(2*PI()*[.E201]*[.B201])" office:value-type="float" office:value="-0.224241120279086" calcext:value-type="float">
            <text:p>-0.2242411203</text:p>
          </table:table-cell>
          <table:table-cell table:number-columns-repeated="1017"/>
        </table:table-row>
        <table:table-row table:style-name="ro1">
          <table:table-cell table:formula="of:=[.A201]+1" office:value-type="float" office:value="198" calcext:value-type="float">
            <text:p>198</text:p>
          </table:table-cell>
          <table:table-cell table:formula="of:=[.B201]+[.C201]" office:value-type="float" office:value="0.193927522037219" calcext:value-type="float">
            <text:p>0.193927522</text:p>
          </table:table-cell>
          <table:table-cell table:formula="of:=[.C201]" office:value-type="float" office:value="0.000979431929480901" calcext:value-type="float">
            <text:p>0.0009794319</text:p>
          </table:table-cell>
          <table:table-cell table:formula="of:=4+3*COS(2*PI()*[.B202])+7*COS(4*PI()*[.B202])" office:value-type="float" office:value="-0.297758922965246" calcext:value-type="float">
            <text:p>-0.297758923</text:p>
          </table:table-cell>
          <table:table-cell table:formula="of:=[.E201]" office:value-type="float" office:value="0" calcext:value-type="float">
            <text:p>0</text:p>
          </table:table-cell>
          <table:table-cell table:formula="of:=[.D202]*COS(2*PI()*[.E202]*[.B202])" office:value-type="float" office:value="-0.297758922965246" calcext:value-type="float">
            <text:p>-0.297758923</text:p>
          </table:table-cell>
          <table:table-cell table:number-columns-repeated="1017"/>
        </table:table-row>
        <table:table-row table:style-name="ro1">
          <table:table-cell table:formula="of:=[.A202]+1" office:value-type="float" office:value="199" calcext:value-type="float">
            <text:p>199</text:p>
          </table:table-cell>
          <table:table-cell table:formula="of:=[.B202]+[.C202]" office:value-type="float" office:value="0.1949069539667" calcext:value-type="float">
            <text:p>0.194906954</text:p>
          </table:table-cell>
          <table:table-cell table:formula="of:=[.C202]" office:value-type="float" office:value="0.000979431929480901" calcext:value-type="float">
            <text:p>0.0009794319</text:p>
          </table:table-cell>
          <table:table-cell table:formula="of:=4+3*COS(2*PI()*[.B203])+7*COS(4*PI()*[.B203])" office:value-type="float" office:value="-0.370508077951363" calcext:value-type="float">
            <text:p>-0.370508078</text:p>
          </table:table-cell>
          <table:table-cell table:formula="of:=[.E202]" office:value-type="float" office:value="0" calcext:value-type="float">
            <text:p>0</text:p>
          </table:table-cell>
          <table:table-cell table:formula="of:=[.D203]*COS(2*PI()*[.E203]*[.B203])" office:value-type="float" office:value="-0.370508077951363" calcext:value-type="float">
            <text:p>-0.370508078</text:p>
          </table:table-cell>
          <table:table-cell table:number-columns-repeated="1017"/>
        </table:table-row>
        <table:table-row table:style-name="ro1">
          <table:table-cell table:formula="of:=[.A203]+1" office:value-type="float" office:value="200" calcext:value-type="float">
            <text:p>200</text:p>
          </table:table-cell>
          <table:table-cell table:formula="of:=[.B203]+[.C203]" office:value-type="float" office:value="0.195886385896181" calcext:value-type="float">
            <text:p>0.1958863859</text:p>
          </table:table-cell>
          <table:table-cell table:formula="of:=[.C203]" office:value-type="float" office:value="0.000979431929480901" calcext:value-type="float">
            <text:p>0.0009794319</text:p>
          </table:table-cell>
          <table:table-cell table:formula="of:=4+3*COS(2*PI()*[.B204])+7*COS(4*PI()*[.B204])" office:value-type="float" office:value="-0.442479535867669" calcext:value-type="float">
            <text:p>-0.4424795359</text:p>
          </table:table-cell>
          <table:table-cell table:formula="of:=[.E203]" office:value-type="float" office:value="0" calcext:value-type="float">
            <text:p>0</text:p>
          </table:table-cell>
          <table:table-cell table:formula="of:=[.D204]*COS(2*PI()*[.E204]*[.B204])" office:value-type="float" office:value="-0.442479535867669" calcext:value-type="float">
            <text:p>-0.4424795359</text:p>
          </table:table-cell>
          <table:table-cell table:number-columns-repeated="1017"/>
        </table:table-row>
        <table:table-row table:style-name="ro1">
          <table:table-cell table:formula="of:=[.A204]+1" office:value-type="float" office:value="201" calcext:value-type="float">
            <text:p>201</text:p>
          </table:table-cell>
          <table:table-cell table:formula="of:=[.B204]+[.C204]" office:value-type="float" office:value="0.196865817825662" calcext:value-type="float">
            <text:p>0.1968658178</text:p>
          </table:table-cell>
          <table:table-cell table:formula="of:=[.C204]" office:value-type="float" office:value="0.000979431929480901" calcext:value-type="float">
            <text:p>0.0009794319</text:p>
          </table:table-cell>
          <table:table-cell table:formula="of:=4+3*COS(2*PI()*[.B205])+7*COS(4*PI()*[.B205])" office:value-type="float" office:value="-0.513664369531413" calcext:value-type="float">
            <text:p>-0.5136643695</text:p>
          </table:table-cell>
          <table:table-cell table:formula="of:=[.E204]" office:value-type="float" office:value="0" calcext:value-type="float">
            <text:p>0</text:p>
          </table:table-cell>
          <table:table-cell table:formula="of:=[.D205]*COS(2*PI()*[.E205]*[.B205])" office:value-type="float" office:value="-0.513664369531413" calcext:value-type="float">
            <text:p>-0.5136643695</text:p>
          </table:table-cell>
          <table:table-cell table:number-columns-repeated="1017"/>
        </table:table-row>
        <table:table-row table:style-name="ro1">
          <table:table-cell table:formula="of:=[.A205]+1" office:value-type="float" office:value="202" calcext:value-type="float">
            <text:p>202</text:p>
          </table:table-cell>
          <table:table-cell table:formula="of:=[.B205]+[.C205]" office:value-type="float" office:value="0.197845249755143" calcext:value-type="float">
            <text:p>0.1978452498</text:p>
          </table:table-cell>
          <table:table-cell table:formula="of:=[.C205]" office:value-type="float" office:value="0.000979431929480901" calcext:value-type="float">
            <text:p>0.0009794319</text:p>
          </table:table-cell>
          <table:table-cell table:formula="of:=4+3*COS(2*PI()*[.B206])+7*COS(4*PI()*[.B206])" office:value-type="float" office:value="-0.58405377522437" calcext:value-type="float">
            <text:p>-0.5840537752</text:p>
          </table:table-cell>
          <table:table-cell table:formula="of:=[.E205]" office:value-type="float" office:value="0" calcext:value-type="float">
            <text:p>0</text:p>
          </table:table-cell>
          <table:table-cell table:formula="of:=[.D206]*COS(2*PI()*[.E206]*[.B206])" office:value-type="float" office:value="-0.58405377522437" calcext:value-type="float">
            <text:p>-0.5840537752</text:p>
          </table:table-cell>
          <table:table-cell table:number-columns-repeated="1017"/>
        </table:table-row>
        <table:table-row table:style-name="ro1">
          <table:table-cell table:formula="of:=[.A206]+1" office:value-type="float" office:value="203" calcext:value-type="float">
            <text:p>203</text:p>
          </table:table-cell>
          <table:table-cell table:formula="of:=[.B206]+[.C206]" office:value-type="float" office:value="0.198824681684623" calcext:value-type="float">
            <text:p>0.1988246817</text:p>
          </table:table-cell>
          <table:table-cell table:formula="of:=[.C206]" office:value-type="float" office:value="0.000979431929480901" calcext:value-type="float">
            <text:p>0.0009794319</text:p>
          </table:table-cell>
          <table:table-cell table:formula="of:=4+3*COS(2*PI()*[.B207])+7*COS(4*PI()*[.B207])" office:value-type="float" office:value="-0.653639073951505" calcext:value-type="float">
            <text:p>-0.653639074</text:p>
          </table:table-cell>
          <table:table-cell table:formula="of:=[.E206]" office:value-type="float" office:value="0" calcext:value-type="float">
            <text:p>0</text:p>
          </table:table-cell>
          <table:table-cell table:formula="of:=[.D207]*COS(2*PI()*[.E207]*[.B207])" office:value-type="float" office:value="-0.653639073951505" calcext:value-type="float">
            <text:p>-0.653639074</text:p>
          </table:table-cell>
          <table:table-cell table:number-columns-repeated="1017"/>
        </table:table-row>
        <table:table-row table:style-name="ro1">
          <table:table-cell table:formula="of:=[.A207]+1" office:value-type="float" office:value="204" calcext:value-type="float">
            <text:p>204</text:p>
          </table:table-cell>
          <table:table-cell table:formula="of:=[.B207]+[.C207]" office:value-type="float" office:value="0.199804113614104" calcext:value-type="float">
            <text:p>0.1998041136</text:p>
          </table:table-cell>
          <table:table-cell table:formula="of:=[.C207]" office:value-type="float" office:value="0.000979431929480901" calcext:value-type="float">
            <text:p>0.0009794319</text:p>
          </table:table-cell>
          <table:table-cell table:formula="of:=4+3*COS(2*PI()*[.B208])+7*COS(4*PI()*[.B208])" office:value-type="float" office:value="-0.722411712680535" calcext:value-type="float">
            <text:p>-0.7224117127</text:p>
          </table:table-cell>
          <table:table-cell table:formula="of:=[.E207]" office:value-type="float" office:value="0" calcext:value-type="float">
            <text:p>0</text:p>
          </table:table-cell>
          <table:table-cell table:formula="of:=[.D208]*COS(2*PI()*[.E208]*[.B208])" office:value-type="float" office:value="-0.722411712680535" calcext:value-type="float">
            <text:p>-0.7224117127</text:p>
          </table:table-cell>
          <table:table-cell table:number-columns-repeated="1017"/>
        </table:table-row>
        <table:table-row table:style-name="ro1">
          <table:table-cell table:formula="of:=[.A208]+1" office:value-type="float" office:value="205" calcext:value-type="float">
            <text:p>205</text:p>
          </table:table-cell>
          <table:table-cell table:formula="of:=[.B208]+[.C208]" office:value-type="float" office:value="0.200783545543585" calcext:value-type="float">
            <text:p>0.2007835455</text:p>
          </table:table-cell>
          <table:table-cell table:formula="of:=[.C208]" office:value-type="float" office:value="0.000979431929480901" calcext:value-type="float">
            <text:p>0.0009794319</text:p>
          </table:table-cell>
          <table:table-cell table:formula="of:=4+3*COS(2*PI()*[.B209])+7*COS(4*PI()*[.B209])" office:value-type="float" office:value="-0.79036326556229" calcext:value-type="float">
            <text:p>-0.7903632656</text:p>
          </table:table-cell>
          <table:table-cell table:formula="of:=[.E208]" office:value-type="float" office:value="0" calcext:value-type="float">
            <text:p>0</text:p>
          </table:table-cell>
          <table:table-cell table:formula="of:=[.D209]*COS(2*PI()*[.E209]*[.B209])" office:value-type="float" office:value="-0.79036326556229" calcext:value-type="float">
            <text:p>-0.7903632656</text:p>
          </table:table-cell>
          <table:table-cell table:number-columns-repeated="1017"/>
        </table:table-row>
        <table:table-row table:style-name="ro1">
          <table:table-cell table:formula="of:=[.A209]+1" office:value-type="float" office:value="206" calcext:value-type="float">
            <text:p>206</text:p>
          </table:table-cell>
          <table:table-cell table:formula="of:=[.B209]+[.C209]" office:value-type="float" office:value="0.201762977473066" calcext:value-type="float">
            <text:p>0.2017629775</text:p>
          </table:table-cell>
          <table:table-cell table:formula="of:=[.C209]" office:value-type="float" office:value="0.000979431929480901" calcext:value-type="float">
            <text:p>0.0009794319</text:p>
          </table:table-cell>
          <table:table-cell table:formula="of:=4+3*COS(2*PI()*[.B210])+7*COS(4*PI()*[.B210])" office:value-type="float" office:value="-0.857485435131655" calcext:value-type="float">
            <text:p>-0.8574854351</text:p>
          </table:table-cell>
          <table:table-cell table:formula="of:=[.E209]" office:value-type="float" office:value="0" calcext:value-type="float">
            <text:p>0</text:p>
          </table:table-cell>
          <table:table-cell table:formula="of:=[.D210]*COS(2*PI()*[.E210]*[.B210])" office:value-type="float" office:value="-0.857485435131655" calcext:value-type="float">
            <text:p>-0.8574854351</text:p>
          </table:table-cell>
          <table:table-cell table:number-columns-repeated="1017"/>
        </table:table-row>
        <table:table-row table:style-name="ro1">
          <table:table-cell table:formula="of:=[.A210]+1" office:value-type="float" office:value="207" calcext:value-type="float">
            <text:p>207</text:p>
          </table:table-cell>
          <table:table-cell table:formula="of:=[.B210]+[.C210]" office:value-type="float" office:value="0.202742409402547" calcext:value-type="float">
            <text:p>0.2027424094</text:p>
          </table:table-cell>
          <table:table-cell table:formula="of:=[.C210]" office:value-type="float" office:value="0.000979431929480901" calcext:value-type="float">
            <text:p>0.0009794319</text:p>
          </table:table-cell>
          <table:table-cell table:formula="of:=4+3*COS(2*PI()*[.B211])+7*COS(4*PI()*[.B211])" office:value-type="float" office:value="-0.92377005348888" calcext:value-type="float">
            <text:p>-0.9237700535</text:p>
          </table:table-cell>
          <table:table-cell table:formula="of:=[.E210]" office:value-type="float" office:value="0" calcext:value-type="float">
            <text:p>0</text:p>
          </table:table-cell>
          <table:table-cell table:formula="of:=[.D211]*COS(2*PI()*[.E211]*[.B211])" office:value-type="float" office:value="-0.92377005348888" calcext:value-type="float">
            <text:p>-0.9237700535</text:p>
          </table:table-cell>
          <table:table-cell table:number-columns-repeated="1017"/>
        </table:table-row>
        <table:table-row table:style-name="ro1">
          <table:table-cell table:formula="of:=[.A211]+1" office:value-type="float" office:value="208" calcext:value-type="float">
            <text:p>208</text:p>
          </table:table-cell>
          <table:table-cell table:formula="of:=[.B211]+[.C211]" office:value-type="float" office:value="0.203721841332028" calcext:value-type="float">
            <text:p>0.2037218413</text:p>
          </table:table-cell>
          <table:table-cell table:formula="of:=[.C211]" office:value-type="float" office:value="0.000979431929480901" calcext:value-type="float">
            <text:p>0.0009794319</text:p>
          </table:table-cell>
          <table:table-cell table:formula="of:=4+3*COS(2*PI()*[.B212])+7*COS(4*PI()*[.B212])" office:value-type="float" office:value="-0.989209083461149" calcext:value-type="float">
            <text:p>-0.9892090835</text:p>
          </table:table-cell>
          <table:table-cell table:formula="of:=[.E211]" office:value-type="float" office:value="0" calcext:value-type="float">
            <text:p>0</text:p>
          </table:table-cell>
          <table:table-cell table:formula="of:=[.D212]*COS(2*PI()*[.E212]*[.B212])" office:value-type="float" office:value="-0.989209083461149" calcext:value-type="float">
            <text:p>-0.9892090835</text:p>
          </table:table-cell>
          <table:table-cell table:number-columns-repeated="1017"/>
        </table:table-row>
        <table:table-row table:style-name="ro1">
          <table:table-cell table:formula="of:=[.A212]+1" office:value-type="float" office:value="209" calcext:value-type="float">
            <text:p>209</text:p>
          </table:table-cell>
          <table:table-cell table:formula="of:=[.B212]+[.C212]" office:value-type="float" office:value="0.204701273261509" calcext:value-type="float">
            <text:p>0.2047012733</text:p>
          </table:table-cell>
          <table:table-cell table:formula="of:=[.C212]" office:value-type="float" office:value="0.000979431929480901" calcext:value-type="float">
            <text:p>0.0009794319</text:p>
          </table:table-cell>
          <table:table-cell table:formula="of:=4+3*COS(2*PI()*[.B213])+7*COS(4*PI()*[.B213])" office:value-type="float" office:value="-1.05379461974418" calcext:value-type="float">
            <text:p>-1.0537946197</text:p>
          </table:table-cell>
          <table:table-cell table:formula="of:=[.E212]" office:value-type="float" office:value="0" calcext:value-type="float">
            <text:p>0</text:p>
          </table:table-cell>
          <table:table-cell table:formula="of:=[.D213]*COS(2*PI()*[.E213]*[.B213])" office:value-type="float" office:value="-1.05379461974418" calcext:value-type="float">
            <text:p>-1.0537946197</text:p>
          </table:table-cell>
          <table:table-cell table:number-columns-repeated="1017"/>
        </table:table-row>
        <table:table-row table:style-name="ro1">
          <table:table-cell table:formula="of:=[.A213]+1" office:value-type="float" office:value="210" calcext:value-type="float">
            <text:p>210</text:p>
          </table:table-cell>
          <table:table-cell table:formula="of:=[.B213]+[.C213]" office:value-type="float" office:value="0.20568070519099" calcext:value-type="float">
            <text:p>0.2056807052</text:p>
          </table:table-cell>
          <table:table-cell table:formula="of:=[.C213]" office:value-type="float" office:value="0.000979431929480901" calcext:value-type="float">
            <text:p>0.0009794319</text:p>
          </table:table-cell>
          <table:table-cell table:formula="of:=4+3*COS(2*PI()*[.B214])+7*COS(4*PI()*[.B214])" office:value-type="float" office:value="-1.11751889002373" calcext:value-type="float">
            <text:p>-1.11751889</text:p>
          </table:table-cell>
          <table:table-cell table:formula="of:=[.E213]" office:value-type="float" office:value="0" calcext:value-type="float">
            <text:p>0</text:p>
          </table:table-cell>
          <table:table-cell table:formula="of:=[.D214]*COS(2*PI()*[.E214]*[.B214])" office:value-type="float" office:value="-1.11751889002373" calcext:value-type="float">
            <text:p>-1.11751889</text:p>
          </table:table-cell>
          <table:table-cell table:number-columns-repeated="1017"/>
        </table:table-row>
        <table:table-row table:style-name="ro1">
          <table:table-cell table:formula="of:=[.A214]+1" office:value-type="float" office:value="211" calcext:value-type="float">
            <text:p>211</text:p>
          </table:table-cell>
          <table:table-cell table:formula="of:=[.B214]+[.C214]" office:value-type="float" office:value="0.206660137120471" calcext:value-type="float">
            <text:p>0.2066601371</text:p>
          </table:table-cell>
          <table:table-cell table:formula="of:=[.C214]" office:value-type="float" office:value="0.000979431929480901" calcext:value-type="float">
            <text:p>0.0009794319</text:p>
          </table:table-cell>
          <table:table-cell table:formula="of:=4+3*COS(2*PI()*[.B215])+7*COS(4*PI()*[.B215])" office:value-type="float" office:value="-1.18037425607676" calcext:value-type="float">
            <text:p>-1.1803742561</text:p>
          </table:table-cell>
          <table:table-cell table:formula="of:=[.E214]" office:value-type="float" office:value="0" calcext:value-type="float">
            <text:p>0</text:p>
          </table:table-cell>
          <table:table-cell table:formula="of:=[.D215]*COS(2*PI()*[.E215]*[.B215])" office:value-type="float" office:value="-1.18037425607676" calcext:value-type="float">
            <text:p>-1.1803742561</text:p>
          </table:table-cell>
          <table:table-cell table:number-columns-repeated="1017"/>
        </table:table-row>
        <table:table-row table:style-name="ro1">
          <table:table-cell table:formula="of:=[.A215]+1" office:value-type="float" office:value="212" calcext:value-type="float">
            <text:p>212</text:p>
          </table:table-cell>
          <table:table-cell table:formula="of:=[.B215]+[.C215]" office:value-type="float" office:value="0.207639569049952" calcext:value-type="float">
            <text:p>0.207639569</text:p>
          </table:table-cell>
          <table:table-cell table:formula="of:=[.C215]" office:value-type="float" office:value="0.000979431929480901" calcext:value-type="float">
            <text:p>0.0009794319</text:p>
          </table:table-cell>
          <table:table-cell table:formula="of:=4+3*COS(2*PI()*[.B216])+7*COS(4*PI()*[.B216])" office:value-type="float" office:value="-1.24235321485221" calcext:value-type="float">
            <text:p>-1.2423532149</text:p>
          </table:table-cell>
          <table:table-cell table:formula="of:=[.E215]" office:value-type="float" office:value="0" calcext:value-type="float">
            <text:p>0</text:p>
          </table:table-cell>
          <table:table-cell table:formula="of:=[.D216]*COS(2*PI()*[.E216]*[.B216])" office:value-type="float" office:value="-1.24235321485221" calcext:value-type="float">
            <text:p>-1.2423532149</text:p>
          </table:table-cell>
          <table:table-cell table:number-columns-repeated="1017"/>
        </table:table-row>
        <table:table-row table:style-name="ro1">
          <table:table-cell table:formula="of:=[.A216]+1" office:value-type="float" office:value="213" calcext:value-type="float">
            <text:p>213</text:p>
          </table:table-cell>
          <table:table-cell table:formula="of:=[.B216]+[.C216]" office:value-type="float" office:value="0.208619000979433" calcext:value-type="float">
            <text:p>0.208619001</text:p>
          </table:table-cell>
          <table:table-cell table:formula="of:=[.C216]" office:value-type="float" office:value="0.000979431929480901" calcext:value-type="float">
            <text:p>0.0009794319</text:p>
          </table:table-cell>
          <table:table-cell table:formula="of:=4+3*COS(2*PI()*[.B217])+7*COS(4*PI()*[.B217])" office:value-type="float" office:value="-1.30344839953115" calcext:value-type="float">
            <text:p>-1.3034483995</text:p>
          </table:table-cell>
          <table:table-cell table:formula="of:=[.E216]" office:value-type="float" office:value="0" calcext:value-type="float">
            <text:p>0</text:p>
          </table:table-cell>
          <table:table-cell table:formula="of:=[.D217]*COS(2*PI()*[.E217]*[.B217])" office:value-type="float" office:value="-1.30344839953115" calcext:value-type="float">
            <text:p>-1.3034483995</text:p>
          </table:table-cell>
          <table:table-cell table:number-columns-repeated="1017"/>
        </table:table-row>
        <table:table-row table:style-name="ro1">
          <table:table-cell table:formula="of:=[.A217]+1" office:value-type="float" office:value="214" calcext:value-type="float">
            <text:p>214</text:p>
          </table:table-cell>
          <table:table-cell table:formula="of:=[.B217]+[.C217]" office:value-type="float" office:value="0.209598432908913" calcext:value-type="float">
            <text:p>0.2095984329</text:p>
          </table:table-cell>
          <table:table-cell table:formula="of:=[.C217]" office:value-type="float" office:value="0.000979431929480901" calcext:value-type="float">
            <text:p>0.0009794319</text:p>
          </table:table-cell>
          <table:table-cell table:formula="of:=4+3*COS(2*PI()*[.B218])+7*COS(4*PI()*[.B218])" office:value-type="float" office:value="-1.36365258056613" calcext:value-type="float">
            <text:p>-1.3636525806</text:p>
          </table:table-cell>
          <table:table-cell table:formula="of:=[.E217]" office:value-type="float" office:value="0" calcext:value-type="float">
            <text:p>0</text:p>
          </table:table-cell>
          <table:table-cell table:formula="of:=[.D218]*COS(2*PI()*[.E218]*[.B218])" office:value-type="float" office:value="-1.36365258056613" calcext:value-type="float">
            <text:p>-1.3636525806</text:p>
          </table:table-cell>
          <table:table-cell table:number-columns-repeated="1017"/>
        </table:table-row>
        <table:table-row table:style-name="ro1">
          <table:table-cell table:formula="of:=[.A218]+1" office:value-type="float" office:value="215" calcext:value-type="float">
            <text:p>215</text:p>
          </table:table-cell>
          <table:table-cell table:formula="of:=[.B218]+[.C218]" office:value-type="float" office:value="0.210577864838394" calcext:value-type="float">
            <text:p>0.2105778648</text:p>
          </table:table-cell>
          <table:table-cell table:formula="of:=[.C218]" office:value-type="float" office:value="0.000979431929480901" calcext:value-type="float">
            <text:p>0.0009794319</text:p>
          </table:table-cell>
          <table:table-cell table:formula="of:=4+3*COS(2*PI()*[.B219])+7*COS(4*PI()*[.B219])" office:value-type="float" office:value="-1.42295866669966" calcext:value-type="float">
            <text:p>-1.4229586667</text:p>
          </table:table-cell>
          <table:table-cell table:formula="of:=[.E218]" office:value-type="float" office:value="0" calcext:value-type="float">
            <text:p>0</text:p>
          </table:table-cell>
          <table:table-cell table:formula="of:=[.D219]*COS(2*PI()*[.E219]*[.B219])" office:value-type="float" office:value="-1.42295866669966" calcext:value-type="float">
            <text:p>-1.4229586667</text:p>
          </table:table-cell>
          <table:table-cell table:number-columns-repeated="1017"/>
        </table:table-row>
        <table:table-row table:style-name="ro1">
          <table:table-cell table:formula="of:=[.A219]+1" office:value-type="float" office:value="216" calcext:value-type="float">
            <text:p>216</text:p>
          </table:table-cell>
          <table:table-cell table:formula="of:=[.B219]+[.C219]" office:value-type="float" office:value="0.211557296767875" calcext:value-type="float">
            <text:p>0.2115572968</text:p>
          </table:table-cell>
          <table:table-cell table:formula="of:=[.C219]" office:value-type="float" office:value="0.000979431929480901" calcext:value-type="float">
            <text:p>0.0009794319</text:p>
          </table:table-cell>
          <table:table-cell table:formula="of:=4+3*COS(2*PI()*[.B220])+7*COS(4*PI()*[.B220])" office:value-type="float" office:value="-1.48135970596154" calcext:value-type="float">
            <text:p>-1.481359706</text:p>
          </table:table-cell>
          <table:table-cell table:formula="of:=[.E219]" office:value-type="float" office:value="0" calcext:value-type="float">
            <text:p>0</text:p>
          </table:table-cell>
          <table:table-cell table:formula="of:=[.D220]*COS(2*PI()*[.E220]*[.B220])" office:value-type="float" office:value="-1.48135970596154" calcext:value-type="float">
            <text:p>-1.481359706</text:p>
          </table:table-cell>
          <table:table-cell table:number-columns-repeated="1017"/>
        </table:table-row>
        <table:table-row table:style-name="ro1">
          <table:table-cell table:formula="of:=[.A220]+1" office:value-type="float" office:value="217" calcext:value-type="float">
            <text:p>217</text:p>
          </table:table-cell>
          <table:table-cell table:formula="of:=[.B220]+[.C220]" office:value-type="float" office:value="0.212536728697356" calcext:value-type="float">
            <text:p>0.2125367287</text:p>
          </table:table-cell>
          <table:table-cell table:formula="of:=[.C220]" office:value-type="float" office:value="0.000979431929480901" calcext:value-type="float">
            <text:p>0.0009794319</text:p>
          </table:table-cell>
          <table:table-cell table:formula="of:=4+3*COS(2*PI()*[.B221])+7*COS(4*PI()*[.B221])" office:value-type="float" office:value="-1.53884888664507" calcext:value-type="float">
            <text:p>-1.5388488866</text:p>
          </table:table-cell>
          <table:table-cell table:formula="of:=[.E220]" office:value-type="float" office:value="0" calcext:value-type="float">
            <text:p>0</text:p>
          </table:table-cell>
          <table:table-cell table:formula="of:=[.D221]*COS(2*PI()*[.E221]*[.B221])" office:value-type="float" office:value="-1.53884888664507" calcext:value-type="float">
            <text:p>-1.5388488866</text:p>
          </table:table-cell>
          <table:table-cell table:number-columns-repeated="1017"/>
        </table:table-row>
        <table:table-row table:style-name="ro1">
          <table:table-cell table:formula="of:=[.A221]+1" office:value-type="float" office:value="218" calcext:value-type="float">
            <text:p>218</text:p>
          </table:table-cell>
          <table:table-cell table:formula="of:=[.B221]+[.C221]" office:value-type="float" office:value="0.213516160626837" calcext:value-type="float">
            <text:p>0.2135161606</text:p>
          </table:table-cell>
          <table:table-cell table:formula="of:=[.C221]" office:value-type="float" office:value="0.000979431929480901" calcext:value-type="float">
            <text:p>0.0009794319</text:p>
          </table:table-cell>
          <table:table-cell table:formula="of:=4+3*COS(2*PI()*[.B222])+7*COS(4*PI()*[.B222])" office:value-type="float" office:value="-1.59541953826178" calcext:value-type="float">
            <text:p>-1.5954195383</text:p>
          </table:table-cell>
          <table:table-cell table:formula="of:=[.E221]" office:value-type="float" office:value="0" calcext:value-type="float">
            <text:p>0</text:p>
          </table:table-cell>
          <table:table-cell table:formula="of:=[.D222]*COS(2*PI()*[.E222]*[.B222])" office:value-type="float" office:value="-1.59541953826178" calcext:value-type="float">
            <text:p>-1.5954195383</text:p>
          </table:table-cell>
          <table:table-cell table:number-columns-repeated="1017"/>
        </table:table-row>
        <table:table-row table:style-name="ro1">
          <table:table-cell table:formula="of:=[.A222]+1" office:value-type="float" office:value="219" calcext:value-type="float">
            <text:p>219</text:p>
          </table:table-cell>
          <table:table-cell table:formula="of:=[.B222]+[.C222]" office:value-type="float" office:value="0.214495592556318" calcext:value-type="float">
            <text:p>0.2144955926</text:p>
          </table:table-cell>
          <table:table-cell table:formula="of:=[.C222]" office:value-type="float" office:value="0.000979431929480901" calcext:value-type="float">
            <text:p>0.0009794319</text:p>
          </table:table-cell>
          <table:table-cell table:formula="of:=4+3*COS(2*PI()*[.B223])+7*COS(4*PI()*[.B223])" office:value-type="float" office:value="-1.65106513247475" calcext:value-type="float">
            <text:p>-1.6510651325</text:p>
          </table:table-cell>
          <table:table-cell table:formula="of:=[.E222]" office:value-type="float" office:value="0" calcext:value-type="float">
            <text:p>0</text:p>
          </table:table-cell>
          <table:table-cell table:formula="of:=[.D223]*COS(2*PI()*[.E223]*[.B223])" office:value-type="float" office:value="-1.65106513247475" calcext:value-type="float">
            <text:p>-1.6510651325</text:p>
          </table:table-cell>
          <table:table-cell table:number-columns-repeated="1017"/>
        </table:table-row>
        <table:table-row table:style-name="ro1">
          <table:table-cell table:formula="of:=[.A223]+1" office:value-type="float" office:value="220" calcext:value-type="float">
            <text:p>220</text:p>
          </table:table-cell>
          <table:table-cell table:formula="of:=[.B223]+[.C223]" office:value-type="float" office:value="0.215475024485799" calcext:value-type="float">
            <text:p>0.2154750245</text:p>
          </table:table-cell>
          <table:table-cell table:formula="of:=[.C223]" office:value-type="float" office:value="0.000979431929480901" calcext:value-type="float">
            <text:p>0.0009794319</text:p>
          </table:table-cell>
          <table:table-cell table:formula="of:=4+3*COS(2*PI()*[.B224])+7*COS(4*PI()*[.B224])" office:value-type="float" office:value="-1.70577928401022" calcext:value-type="float">
            <text:p>-1.705779284</text:p>
          </table:table-cell>
          <table:table-cell table:formula="of:=[.E223]" office:value-type="float" office:value="0" calcext:value-type="float">
            <text:p>0</text:p>
          </table:table-cell>
          <table:table-cell table:formula="of:=[.D224]*COS(2*PI()*[.E224]*[.B224])" office:value-type="float" office:value="-1.70577928401022" calcext:value-type="float">
            <text:p>-1.705779284</text:p>
          </table:table-cell>
          <table:table-cell table:number-columns-repeated="1017"/>
        </table:table-row>
        <table:table-row table:style-name="ro1">
          <table:table-cell table:formula="of:=[.A224]+1" office:value-type="float" office:value="221" calcext:value-type="float">
            <text:p>221</text:p>
          </table:table-cell>
          <table:table-cell table:formula="of:=[.B224]+[.C224]" office:value-type="float" office:value="0.21645445641528" calcext:value-type="float">
            <text:p>0.2164544564</text:p>
          </table:table-cell>
          <table:table-cell table:formula="of:=[.C224]" office:value-type="float" office:value="0.000979431929480901" calcext:value-type="float">
            <text:p>0.0009794319</text:p>
          </table:table-cell>
          <table:table-cell table:formula="of:=4+3*COS(2*PI()*[.B225])+7*COS(4*PI()*[.B225])" office:value-type="float" office:value="-1.75955575154744" calcext:value-type="float">
            <text:p>-1.7595557515</text:p>
          </table:table-cell>
          <table:table-cell table:formula="of:=[.E224]" office:value-type="float" office:value="0" calcext:value-type="float">
            <text:p>0</text:p>
          </table:table-cell>
          <table:table-cell table:formula="of:=[.D225]*COS(2*PI()*[.E225]*[.B225])" office:value-type="float" office:value="-1.75955575154744" calcext:value-type="float">
            <text:p>-1.7595557515</text:p>
          </table:table-cell>
          <table:table-cell table:number-columns-repeated="1017"/>
        </table:table-row>
        <table:table-row table:style-name="ro1">
          <table:table-cell table:formula="of:=[.A225]+1" office:value-type="float" office:value="222" calcext:value-type="float">
            <text:p>222</text:p>
          </table:table-cell>
          <table:table-cell table:formula="of:=[.B225]+[.C225]" office:value-type="float" office:value="0.217433888344761" calcext:value-type="float">
            <text:p>0.2174338883</text:p>
          </table:table-cell>
          <table:table-cell table:formula="of:=[.C225]" office:value-type="float" office:value="0.000979431929480901" calcext:value-type="float">
            <text:p>0.0009794319</text:p>
          </table:table-cell>
          <table:table-cell table:formula="of:=4+3*COS(2*PI()*[.B226])+7*COS(4*PI()*[.B226])" office:value-type="float" office:value="-1.81238843858661" calcext:value-type="float">
            <text:p>-1.8123884386</text:p>
          </table:table-cell>
          <table:table-cell table:formula="of:=[.E225]" office:value-type="float" office:value="0" calcext:value-type="float">
            <text:p>0</text:p>
          </table:table-cell>
          <table:table-cell table:formula="of:=[.D226]*COS(2*PI()*[.E226]*[.B226])" office:value-type="float" office:value="-1.81238843858661" calcext:value-type="float">
            <text:p>-1.8123884386</text:p>
          </table:table-cell>
          <table:table-cell table:number-columns-repeated="1017"/>
        </table:table-row>
        <table:table-row table:style-name="ro1">
          <table:table-cell table:formula="of:=[.A226]+1" office:value-type="float" office:value="223" calcext:value-type="float">
            <text:p>223</text:p>
          </table:table-cell>
          <table:table-cell table:formula="of:=[.B226]+[.C226]" office:value-type="float" office:value="0.218413320274242" calcext:value-type="float">
            <text:p>0.2184133203</text:p>
          </table:table-cell>
          <table:table-cell table:formula="of:=[.C226]" office:value-type="float" office:value="0.000979431929480901" calcext:value-type="float">
            <text:p>0.0009794319</text:p>
          </table:table-cell>
          <table:table-cell table:formula="of:=4+3*COS(2*PI()*[.B227])+7*COS(4*PI()*[.B227])" office:value-type="float" office:value="-1.86427139429475" calcext:value-type="float">
            <text:p>-1.8642713943</text:p>
          </table:table-cell>
          <table:table-cell table:formula="of:=[.E226]" office:value-type="float" office:value="0" calcext:value-type="float">
            <text:p>0</text:p>
          </table:table-cell>
          <table:table-cell table:formula="of:=[.D227]*COS(2*PI()*[.E227]*[.B227])" office:value-type="float" office:value="-1.86427139429475" calcext:value-type="float">
            <text:p>-1.8642713943</text:p>
          </table:table-cell>
          <table:table-cell table:number-columns-repeated="1017"/>
        </table:table-row>
        <table:table-row table:style-name="ro1">
          <table:table-cell table:formula="of:=[.A227]+1" office:value-type="float" office:value="224" calcext:value-type="float">
            <text:p>224</text:p>
          </table:table-cell>
          <table:table-cell table:formula="of:=[.B227]+[.C227]" office:value-type="float" office:value="0.219392752203723" calcext:value-type="float">
            <text:p>0.2193927522</text:p>
          </table:table-cell>
          <table:table-cell table:formula="of:=[.C227]" office:value-type="float" office:value="0.000979431929480901" calcext:value-type="float">
            <text:p>0.0009794319</text:p>
          </table:table-cell>
          <table:table-cell table:formula="of:=4+3*COS(2*PI()*[.B228])+7*COS(4*PI()*[.B228])" office:value-type="float" office:value="-1.91519881432945" calcext:value-type="float">
            <text:p>-1.9151988143</text:p>
          </table:table-cell>
          <table:table-cell table:formula="of:=[.E227]" office:value-type="float" office:value="0" calcext:value-type="float">
            <text:p>0</text:p>
          </table:table-cell>
          <table:table-cell table:formula="of:=[.D228]*COS(2*PI()*[.E228]*[.B228])" office:value-type="float" office:value="-1.91519881432945" calcext:value-type="float">
            <text:p>-1.9151988143</text:p>
          </table:table-cell>
          <table:table-cell table:number-columns-repeated="1017"/>
        </table:table-row>
        <table:table-row table:style-name="ro1">
          <table:table-cell table:formula="of:=[.A228]+1" office:value-type="float" office:value="225" calcext:value-type="float">
            <text:p>225</text:p>
          </table:table-cell>
          <table:table-cell table:formula="of:=[.B228]+[.C228]" office:value-type="float" office:value="0.220372184133203" calcext:value-type="float">
            <text:p>0.2203721841</text:p>
          </table:table-cell>
          <table:table-cell table:formula="of:=[.C228]" office:value-type="float" office:value="0.000979431929480901" calcext:value-type="float">
            <text:p>0.0009794319</text:p>
          </table:table-cell>
          <table:table-cell table:formula="of:=4+3*COS(2*PI()*[.B229])+7*COS(4*PI()*[.B229])" office:value-type="float" office:value="-1.96516504164027" calcext:value-type="float">
            <text:p>-1.9651650416</text:p>
          </table:table-cell>
          <table:table-cell table:formula="of:=[.E228]" office:value-type="float" office:value="0" calcext:value-type="float">
            <text:p>0</text:p>
          </table:table-cell>
          <table:table-cell table:formula="of:=[.D229]*COS(2*PI()*[.E229]*[.B229])" office:value-type="float" office:value="-1.96516504164027" calcext:value-type="float">
            <text:p>-1.9651650416</text:p>
          </table:table-cell>
          <table:table-cell table:number-columns-repeated="1017"/>
        </table:table-row>
        <table:table-row table:style-name="ro1">
          <table:table-cell table:formula="of:=[.A229]+1" office:value-type="float" office:value="226" calcext:value-type="float">
            <text:p>226</text:p>
          </table:table-cell>
          <table:table-cell table:formula="of:=[.B229]+[.C229]" office:value-type="float" office:value="0.221351616062684" calcext:value-type="float">
            <text:p>0.2213516161</text:p>
          </table:table-cell>
          <table:table-cell table:formula="of:=[.C229]" office:value-type="float" office:value="0.000979431929480901" calcext:value-type="float">
            <text:p>0.0009794319</text:p>
          </table:table-cell>
          <table:table-cell table:formula="of:=4+3*COS(2*PI()*[.B230])+7*COS(4*PI()*[.B230])" office:value-type="float" office:value="-2.01416456724779" calcext:value-type="float">
            <text:p>-2.0141645672</text:p>
          </table:table-cell>
          <table:table-cell table:formula="of:=[.E229]" office:value-type="float" office:value="0" calcext:value-type="float">
            <text:p>0</text:p>
          </table:table-cell>
          <table:table-cell table:formula="of:=[.D230]*COS(2*PI()*[.E230]*[.B230])" office:value-type="float" office:value="-2.01416456724779" calcext:value-type="float">
            <text:p>-2.0141645672</text:p>
          </table:table-cell>
          <table:table-cell table:number-columns-repeated="1017"/>
        </table:table-row>
        <table:table-row table:style-name="ro1">
          <table:table-cell table:formula="of:=[.A230]+1" office:value-type="float" office:value="227" calcext:value-type="float">
            <text:p>227</text:p>
          </table:table-cell>
          <table:table-cell table:formula="of:=[.B230]+[.C230]" office:value-type="float" office:value="0.222331047992165" calcext:value-type="float">
            <text:p>0.222331048</text:p>
          </table:table-cell>
          <table:table-cell table:formula="of:=[.C230]" office:value-type="float" office:value="0.000979431929480901" calcext:value-type="float">
            <text:p>0.0009794319</text:p>
          </table:table-cell>
          <table:table-cell table:formula="of:=4+3*COS(2*PI()*[.B231])+7*COS(4*PI()*[.B231])" office:value-type="float" office:value="-2.0621920310001" calcext:value-type="float">
            <text:p>-2.062192031</text:p>
          </table:table-cell>
          <table:table-cell table:formula="of:=[.E230]" office:value-type="float" office:value="0" calcext:value-type="float">
            <text:p>0</text:p>
          </table:table-cell>
          <table:table-cell table:formula="of:=[.D231]*COS(2*PI()*[.E231]*[.B231])" office:value-type="float" office:value="-2.0621920310001" calcext:value-type="float">
            <text:p>-2.062192031</text:p>
          </table:table-cell>
          <table:table-cell table:number-columns-repeated="1017"/>
        </table:table-row>
        <table:table-row table:style-name="ro1">
          <table:table-cell table:formula="of:=[.A231]+1" office:value-type="float" office:value="228" calcext:value-type="float">
            <text:p>228</text:p>
          </table:table-cell>
          <table:table-cell table:formula="of:=[.B231]+[.C231]" office:value-type="float" office:value="0.223310479921646" calcext:value-type="float">
            <text:p>0.2233104799</text:p>
          </table:table-cell>
          <table:table-cell table:formula="of:=[.C231]" office:value-type="float" office:value="0.000979431929480901" calcext:value-type="float">
            <text:p>0.0009794319</text:p>
          </table:table-cell>
          <table:table-cell table:formula="of:=4+3*COS(2*PI()*[.B232])+7*COS(4*PI()*[.B232])" office:value-type="float" office:value="-2.10924222230663" calcext:value-type="float">
            <text:p>-2.1092422223</text:p>
          </table:table-cell>
          <table:table-cell table:formula="of:=[.E231]" office:value-type="float" office:value="0" calcext:value-type="float">
            <text:p>0</text:p>
          </table:table-cell>
          <table:table-cell table:formula="of:=[.D232]*COS(2*PI()*[.E232]*[.B232])" office:value-type="float" office:value="-2.10924222230663" calcext:value-type="float">
            <text:p>-2.1092422223</text:p>
          </table:table-cell>
          <table:table-cell table:number-columns-repeated="1017"/>
        </table:table-row>
        <table:table-row table:style-name="ro1">
          <table:table-cell table:formula="of:=[.A232]+1" office:value-type="float" office:value="229" calcext:value-type="float">
            <text:p>229</text:p>
          </table:table-cell>
          <table:table-cell table:formula="of:=[.B232]+[.C232]" office:value-type="float" office:value="0.224289911851127" calcext:value-type="float">
            <text:p>0.2242899119</text:p>
          </table:table-cell>
          <table:table-cell table:formula="of:=[.C232]" office:value-type="float" office:value="0.000979431929480901" calcext:value-type="float">
            <text:p>0.0009794319</text:p>
          </table:table-cell>
          <table:table-cell table:formula="of:=4+3*COS(2*PI()*[.B233])+7*COS(4*PI()*[.B233])" office:value-type="float" office:value="-2.15531008084935" calcext:value-type="float">
            <text:p>-2.1553100808</text:p>
          </table:table-cell>
          <table:table-cell table:formula="of:=[.E232]" office:value-type="float" office:value="0" calcext:value-type="float">
            <text:p>0</text:p>
          </table:table-cell>
          <table:table-cell table:formula="of:=[.D233]*COS(2*PI()*[.E233]*[.B233])" office:value-type="float" office:value="-2.15531008084935" calcext:value-type="float">
            <text:p>-2.1553100808</text:p>
          </table:table-cell>
          <table:table-cell table:number-columns-repeated="1017"/>
        </table:table-row>
        <table:table-row table:style-name="ro1">
          <table:table-cell table:formula="of:=[.A233]+1" office:value-type="float" office:value="230" calcext:value-type="float">
            <text:p>230</text:p>
          </table:table-cell>
          <table:table-cell table:formula="of:=[.B233]+[.C233]" office:value-type="float" office:value="0.225269343780608" calcext:value-type="float">
            <text:p>0.2252693438</text:p>
          </table:table-cell>
          <table:table-cell table:formula="of:=[.C233]" office:value-type="float" office:value="0.000979431929480901" calcext:value-type="float">
            <text:p>0.0009794319</text:p>
          </table:table-cell>
          <table:table-cell table:formula="of:=4+3*COS(2*PI()*[.B234])+7*COS(4*PI()*[.B234])" office:value-type="float" office:value="-2.20039069727095" calcext:value-type="float">
            <text:p>-2.2003906973</text:p>
          </table:table-cell>
          <table:table-cell table:formula="of:=[.E233]" office:value-type="float" office:value="0" calcext:value-type="float">
            <text:p>0</text:p>
          </table:table-cell>
          <table:table-cell table:formula="of:=[.D234]*COS(2*PI()*[.E234]*[.B234])" office:value-type="float" office:value="-2.20039069727095" calcext:value-type="float">
            <text:p>-2.2003906973</text:p>
          </table:table-cell>
          <table:table-cell table:number-columns-repeated="1017"/>
        </table:table-row>
        <table:table-row table:style-name="ro1">
          <table:table-cell table:formula="of:=[.A234]+1" office:value-type="float" office:value="231" calcext:value-type="float">
            <text:p>231</text:p>
          </table:table-cell>
          <table:table-cell table:formula="of:=[.B234]+[.C234]" office:value-type="float" office:value="0.226248775710089" calcext:value-type="float">
            <text:p>0.2262487757</text:p>
          </table:table-cell>
          <table:table-cell table:formula="of:=[.C234]" office:value-type="float" office:value="0.000979431929480901" calcext:value-type="float">
            <text:p>0.0009794319</text:p>
          </table:table-cell>
          <table:table-cell table:formula="of:=4+3*COS(2*PI()*[.B235])+7*COS(4*PI()*[.B235])" office:value-type="float" office:value="-2.24447931384022" calcext:value-type="float">
            <text:p>-2.2444793138</text:p>
          </table:table-cell>
          <table:table-cell table:formula="of:=[.E234]" office:value-type="float" office:value="0" calcext:value-type="float">
            <text:p>0</text:p>
          </table:table-cell>
          <table:table-cell table:formula="of:=[.D235]*COS(2*PI()*[.E235]*[.B235])" office:value-type="float" office:value="-2.24447931384022" calcext:value-type="float">
            <text:p>-2.2444793138</text:p>
          </table:table-cell>
          <table:table-cell table:number-columns-repeated="1017"/>
        </table:table-row>
        <table:table-row table:style-name="ro1">
          <table:table-cell table:formula="of:=[.A235]+1" office:value-type="float" office:value="232" calcext:value-type="float">
            <text:p>232</text:p>
          </table:table-cell>
          <table:table-cell table:formula="of:=[.B235]+[.C235]" office:value-type="float" office:value="0.22722820763957" calcext:value-type="float">
            <text:p>0.2272282076</text:p>
          </table:table-cell>
          <table:table-cell table:formula="of:=[.C235]" office:value-type="float" office:value="0.000979431929480901" calcext:value-type="float">
            <text:p>0.0009794319</text:p>
          </table:table-cell>
          <table:table-cell table:formula="of:=4+3*COS(2*PI()*[.B236])+7*COS(4*PI()*[.B236])" office:value-type="float" office:value="-2.28757132509433" calcext:value-type="float">
            <text:p>-2.2875713251</text:p>
          </table:table-cell>
          <table:table-cell table:formula="of:=[.E235]" office:value-type="float" office:value="0" calcext:value-type="float">
            <text:p>0</text:p>
          </table:table-cell>
          <table:table-cell table:formula="of:=[.D236]*COS(2*PI()*[.E236]*[.B236])" office:value-type="float" office:value="-2.28757132509433" calcext:value-type="float">
            <text:p>-2.2875713251</text:p>
          </table:table-cell>
          <table:table-cell table:number-columns-repeated="1017"/>
        </table:table-row>
        <table:table-row table:style-name="ro1">
          <table:table-cell table:formula="of:=[.A236]+1" office:value-type="float" office:value="233" calcext:value-type="float">
            <text:p>233</text:p>
          </table:table-cell>
          <table:table-cell table:formula="of:=[.B236]+[.C236]" office:value-type="float" office:value="0.228207639569051" calcext:value-type="float">
            <text:p>0.2282076396</text:p>
          </table:table-cell>
          <table:table-cell table:formula="of:=[.C236]" office:value-type="float" office:value="0.000979431929480901" calcext:value-type="float">
            <text:p>0.0009794319</text:p>
          </table:table-cell>
          <table:table-cell table:formula="of:=4+3*COS(2*PI()*[.B237])+7*COS(4*PI()*[.B237])" office:value-type="float" office:value="-2.32966227845791" calcext:value-type="float">
            <text:p>-2.3296622785</text:p>
          </table:table-cell>
          <table:table-cell table:formula="of:=[.E236]" office:value-type="float" office:value="0" calcext:value-type="float">
            <text:p>0</text:p>
          </table:table-cell>
          <table:table-cell table:formula="of:=[.D237]*COS(2*PI()*[.E237]*[.B237])" office:value-type="float" office:value="-2.32966227845791" calcext:value-type="float">
            <text:p>-2.3296622785</text:p>
          </table:table-cell>
          <table:table-cell table:number-columns-repeated="1017"/>
        </table:table-row>
        <table:table-row table:style-name="ro1">
          <table:table-cell table:formula="of:=[.A237]+1" office:value-type="float" office:value="234" calcext:value-type="float">
            <text:p>234</text:p>
          </table:table-cell>
          <table:table-cell table:formula="of:=[.B237]+[.C237]" office:value-type="float" office:value="0.229187071498532" calcext:value-type="float">
            <text:p>0.2291870715</text:p>
          </table:table-cell>
          <table:table-cell table:formula="of:=[.C237]" office:value-type="float" office:value="0.000979431929480901" calcext:value-type="float">
            <text:p>0.0009794319</text:p>
          </table:table-cell>
          <table:table-cell table:formula="of:=4+3*COS(2*PI()*[.B238])+7*COS(4*PI()*[.B238])" office:value-type="float" office:value="-2.37074787483901" calcext:value-type="float">
            <text:p>-2.3707478748</text:p>
          </table:table-cell>
          <table:table-cell table:formula="of:=[.E237]" office:value-type="float" office:value="0" calcext:value-type="float">
            <text:p>0</text:p>
          </table:table-cell>
          <table:table-cell table:formula="of:=[.D238]*COS(2*PI()*[.E238]*[.B238])" office:value-type="float" office:value="-2.37074787483901" calcext:value-type="float">
            <text:p>-2.3707478748</text:p>
          </table:table-cell>
          <table:table-cell table:number-columns-repeated="1017"/>
        </table:table-row>
        <table:table-row table:style-name="ro1">
          <table:table-cell table:formula="of:=[.A238]+1" office:value-type="float" office:value="235" calcext:value-type="float">
            <text:p>235</text:p>
          </table:table-cell>
          <table:table-cell table:formula="of:=[.B238]+[.C238]" office:value-type="float" office:value="0.230166503428013" calcext:value-type="float">
            <text:p>0.2301665034</text:p>
          </table:table-cell>
          <table:table-cell table:formula="of:=[.C238]" office:value-type="float" office:value="0.000979431929480901" calcext:value-type="float">
            <text:p>0.0009794319</text:p>
          </table:table-cell>
          <table:table-cell table:formula="of:=4+3*COS(2*PI()*[.B239])+7*COS(4*PI()*[.B239])" office:value-type="float" office:value="-2.41082396920164" calcext:value-type="float">
            <text:p>-2.4108239692</text:p>
          </table:table-cell>
          <table:table-cell table:formula="of:=[.E238]" office:value-type="float" office:value="0" calcext:value-type="float">
            <text:p>0</text:p>
          </table:table-cell>
          <table:table-cell table:formula="of:=[.D239]*COS(2*PI()*[.E239]*[.B239])" office:value-type="float" office:value="-2.41082396920164" calcext:value-type="float">
            <text:p>-2.4108239692</text:p>
          </table:table-cell>
          <table:table-cell table:number-columns-repeated="1017"/>
        </table:table-row>
        <table:table-row table:style-name="ro1">
          <table:table-cell table:formula="of:=[.A239]+1" office:value-type="float" office:value="236" calcext:value-type="float">
            <text:p>236</text:p>
          </table:table-cell>
          <table:table-cell table:formula="of:=[.B239]+[.C239]" office:value-type="float" office:value="0.231145935357493" calcext:value-type="float">
            <text:p>0.2311459354</text:p>
          </table:table-cell>
          <table:table-cell table:formula="of:=[.C239]" office:value-type="float" office:value="0.000979431929480901" calcext:value-type="float">
            <text:p>0.0009794319</text:p>
          </table:table-cell>
          <table:table-cell table:formula="of:=4+3*COS(2*PI()*[.B240])+7*COS(4*PI()*[.B240])" office:value-type="float" office:value="-2.44988657111498" calcext:value-type="float">
            <text:p>-2.4498865711</text:p>
          </table:table-cell>
          <table:table-cell table:formula="of:=[.E239]" office:value-type="float" office:value="0" calcext:value-type="float">
            <text:p>0</text:p>
          </table:table-cell>
          <table:table-cell table:formula="of:=[.D240]*COS(2*PI()*[.E240]*[.B240])" office:value-type="float" office:value="-2.44988657111498" calcext:value-type="float">
            <text:p>-2.4498865711</text:p>
          </table:table-cell>
          <table:table-cell table:number-columns-repeated="1017"/>
        </table:table-row>
        <table:table-row table:style-name="ro1">
          <table:table-cell table:formula="of:=[.A240]+1" office:value-type="float" office:value="237" calcext:value-type="float">
            <text:p>237</text:p>
          </table:table-cell>
          <table:table-cell table:formula="of:=[.B240]+[.C240]" office:value-type="float" office:value="0.232125367286974" calcext:value-type="float">
            <text:p>0.2321253673</text:p>
          </table:table-cell>
          <table:table-cell table:formula="of:=[.C240]" office:value-type="float" office:value="0.000979431929480901" calcext:value-type="float">
            <text:p>0.0009794319</text:p>
          </table:table-cell>
          <table:table-cell table:formula="of:=4+3*COS(2*PI()*[.B241])+7*COS(4*PI()*[.B241])" office:value-type="float" office:value="-2.48793184527904" calcext:value-type="float">
            <text:p>-2.4879318453</text:p>
          </table:table-cell>
          <table:table-cell table:formula="of:=[.E240]" office:value-type="float" office:value="0" calcext:value-type="float">
            <text:p>0</text:p>
          </table:table-cell>
          <table:table-cell table:formula="of:=[.D241]*COS(2*PI()*[.E241]*[.B241])" office:value-type="float" office:value="-2.48793184527904" calcext:value-type="float">
            <text:p>-2.4879318453</text:p>
          </table:table-cell>
          <table:table-cell table:number-columns-repeated="1017"/>
        </table:table-row>
        <table:table-row table:style-name="ro1">
          <table:table-cell table:formula="of:=[.A241]+1" office:value-type="float" office:value="238" calcext:value-type="float">
            <text:p>238</text:p>
          </table:table-cell>
          <table:table-cell table:formula="of:=[.B241]+[.C241]" office:value-type="float" office:value="0.233104799216455" calcext:value-type="float">
            <text:p>0.2331047992</text:p>
          </table:table-cell>
          <table:table-cell table:formula="of:=[.C241]" office:value-type="float" office:value="0.000979431929480901" calcext:value-type="float">
            <text:p>0.0009794319</text:p>
          </table:table-cell>
          <table:table-cell table:formula="of:=4+3*COS(2*PI()*[.B242])+7*COS(4*PI()*[.B242])" office:value-type="float" office:value="-2.52495611202683" calcext:value-type="float">
            <text:p>-2.524956112</text:p>
          </table:table-cell>
          <table:table-cell table:formula="of:=[.E241]" office:value-type="float" office:value="0" calcext:value-type="float">
            <text:p>0</text:p>
          </table:table-cell>
          <table:table-cell table:formula="of:=[.D242]*COS(2*PI()*[.E242]*[.B242])" office:value-type="float" office:value="-2.52495611202683" calcext:value-type="float">
            <text:p>-2.524956112</text:p>
          </table:table-cell>
          <table:table-cell table:number-columns-repeated="1017"/>
        </table:table-row>
        <table:table-row table:style-name="ro1">
          <table:table-cell table:formula="of:=[.A242]+1" office:value-type="float" office:value="239" calcext:value-type="float">
            <text:p>239</text:p>
          </table:table-cell>
          <table:table-cell table:formula="of:=[.B242]+[.C242]" office:value-type="float" office:value="0.234084231145936" calcext:value-type="float">
            <text:p>0.2340842311</text:p>
          </table:table-cell>
          <table:table-cell table:formula="of:=[.C242]" office:value-type="float" office:value="0.000979431929480901" calcext:value-type="float">
            <text:p>0.0009794319</text:p>
          </table:table-cell>
          <table:table-cell table:formula="of:=4+3*COS(2*PI()*[.B243])+7*COS(4*PI()*[.B243])" office:value-type="float" office:value="-2.56095584780282" calcext:value-type="float">
            <text:p>-2.5609558478</text:p>
          </table:table-cell>
          <table:table-cell table:formula="of:=[.E242]" office:value-type="float" office:value="0" calcext:value-type="float">
            <text:p>0</text:p>
          </table:table-cell>
          <table:table-cell table:formula="of:=[.D243]*COS(2*PI()*[.E243]*[.B243])" office:value-type="float" office:value="-2.56095584780282" calcext:value-type="float">
            <text:p>-2.5609558478</text:p>
          </table:table-cell>
          <table:table-cell table:number-columns-repeated="1017"/>
        </table:table-row>
        <table:table-row table:style-name="ro1">
          <table:table-cell table:formula="of:=[.A243]+1" office:value-type="float" office:value="240" calcext:value-type="float">
            <text:p>240</text:p>
          </table:table-cell>
          <table:table-cell table:formula="of:=[.B243]+[.C243]" office:value-type="float" office:value="0.235063663075417" calcext:value-type="float">
            <text:p>0.2350636631</text:p>
          </table:table-cell>
          <table:table-cell table:formula="of:=[.C243]" office:value-type="float" office:value="0.000979431929480901" calcext:value-type="float">
            <text:p>0.0009794319</text:p>
          </table:table-cell>
          <table:table-cell table:formula="of:=4+3*COS(2*PI()*[.B244])+7*COS(4*PI()*[.B244])" office:value-type="float" office:value="-2.59592768561779" calcext:value-type="float">
            <text:p>-2.5959276856</text:p>
          </table:table-cell>
          <table:table-cell table:formula="of:=[.E243]" office:value-type="float" office:value="0" calcext:value-type="float">
            <text:p>0</text:p>
          </table:table-cell>
          <table:table-cell table:formula="of:=[.D244]*COS(2*PI()*[.E244]*[.B244])" office:value-type="float" office:value="-2.59592768561779" calcext:value-type="float">
            <text:p>-2.5959276856</text:p>
          </table:table-cell>
          <table:table-cell table:number-columns-repeated="1017"/>
        </table:table-row>
        <table:table-row table:style-name="ro1">
          <table:table-cell table:formula="of:=[.A244]+1" office:value-type="float" office:value="241" calcext:value-type="float">
            <text:p>241</text:p>
          </table:table-cell>
          <table:table-cell table:formula="of:=[.B244]+[.C244]" office:value-type="float" office:value="0.236043095004898" calcext:value-type="float">
            <text:p>0.236043095</text:p>
          </table:table-cell>
          <table:table-cell table:formula="of:=[.C244]" office:value-type="float" office:value="0.000979431929480901" calcext:value-type="float">
            <text:p>0.0009794319</text:p>
          </table:table-cell>
          <table:table-cell table:formula="of:=4+3*COS(2*PI()*[.B245])+7*COS(4*PI()*[.B245])" office:value-type="float" office:value="-2.6298684154798" calcext:value-type="float">
            <text:p>-2.6298684155</text:p>
          </table:table-cell>
          <table:table-cell table:formula="of:=[.E244]" office:value-type="float" office:value="0" calcext:value-type="float">
            <text:p>0</text:p>
          </table:table-cell>
          <table:table-cell table:formula="of:=[.D245]*COS(2*PI()*[.E245]*[.B245])" office:value-type="float" office:value="-2.6298684154798" calcext:value-type="float">
            <text:p>-2.6298684155</text:p>
          </table:table-cell>
          <table:table-cell table:number-columns-repeated="1017"/>
        </table:table-row>
        <table:table-row table:style-name="ro1">
          <table:table-cell table:formula="of:=[.A245]+1" office:value-type="float" office:value="242" calcext:value-type="float">
            <text:p>242</text:p>
          </table:table-cell>
          <table:table-cell table:formula="of:=[.B245]+[.C245]" office:value-type="float" office:value="0.237022526934379" calcext:value-type="float">
            <text:p>0.2370225269</text:p>
          </table:table-cell>
          <table:table-cell table:formula="of:=[.C245]" office:value-type="float" office:value="0.000979431929480901" calcext:value-type="float">
            <text:p>0.0009794319</text:p>
          </table:table-cell>
          <table:table-cell table:formula="of:=4+3*COS(2*PI()*[.B246])+7*COS(4*PI()*[.B246])" office:value-type="float" office:value="-2.66277498480142" calcext:value-type="float">
            <text:p>-2.6627749848</text:p>
          </table:table-cell>
          <table:table-cell table:formula="of:=[.E245]" office:value-type="float" office:value="0" calcext:value-type="float">
            <text:p>0</text:p>
          </table:table-cell>
          <table:table-cell table:formula="of:=[.D246]*COS(2*PI()*[.E246]*[.B246])" office:value-type="float" office:value="-2.66277498480142" calcext:value-type="float">
            <text:p>-2.6627749848</text:p>
          </table:table-cell>
          <table:table-cell table:number-columns-repeated="1017"/>
        </table:table-row>
        <table:table-row table:style-name="ro1">
          <table:table-cell table:formula="of:=[.A246]+1" office:value-type="float" office:value="243" calcext:value-type="float">
            <text:p>243</text:p>
          </table:table-cell>
          <table:table-cell table:formula="of:=[.B246]+[.C246]" office:value-type="float" office:value="0.23800195886386" calcext:value-type="float">
            <text:p>0.2380019589</text:p>
          </table:table-cell>
          <table:table-cell table:formula="of:=[.C246]" office:value-type="float" office:value="0.000979431929480901" calcext:value-type="float">
            <text:p>0.0009794319</text:p>
          </table:table-cell>
          <table:table-cell table:formula="of:=4+3*COS(2*PI()*[.B247])+7*COS(4*PI()*[.B247])" office:value-type="float" office:value="-2.69464449878303" calcext:value-type="float">
            <text:p>-2.6946444988</text:p>
          </table:table-cell>
          <table:table-cell table:formula="of:=[.E246]" office:value-type="float" office:value="0" calcext:value-type="float">
            <text:p>0</text:p>
          </table:table-cell>
          <table:table-cell table:formula="of:=[.D247]*COS(2*PI()*[.E247]*[.B247])" office:value-type="float" office:value="-2.69464449878303" calcext:value-type="float">
            <text:p>-2.6946444988</text:p>
          </table:table-cell>
          <table:table-cell table:number-columns-repeated="1017"/>
        </table:table-row>
        <table:table-row table:style-name="ro1">
          <table:table-cell table:formula="of:=[.A247]+1" office:value-type="float" office:value="244" calcext:value-type="float">
            <text:p>244</text:p>
          </table:table-cell>
          <table:table-cell table:formula="of:=[.B247]+[.C247]" office:value-type="float" office:value="0.238981390793341" calcext:value-type="float">
            <text:p>0.2389813908</text:p>
          </table:table-cell>
          <table:table-cell table:formula="of:=[.C247]" office:value-type="float" office:value="0.000979431929480901" calcext:value-type="float">
            <text:p>0.0009794319</text:p>
          </table:table-cell>
          <table:table-cell table:formula="of:=4+3*COS(2*PI()*[.B248])+7*COS(4*PI()*[.B248])" office:value-type="float" office:value="-2.72547422077221" calcext:value-type="float">
            <text:p>-2.7254742208</text:p>
          </table:table-cell>
          <table:table-cell table:formula="of:=[.E247]" office:value-type="float" office:value="0" calcext:value-type="float">
            <text:p>0</text:p>
          </table:table-cell>
          <table:table-cell table:formula="of:=[.D248]*COS(2*PI()*[.E248]*[.B248])" office:value-type="float" office:value="-2.72547422077221" calcext:value-type="float">
            <text:p>-2.7254742208</text:p>
          </table:table-cell>
          <table:table-cell table:number-columns-repeated="1017"/>
        </table:table-row>
        <table:table-row table:style-name="ro1">
          <table:table-cell table:formula="of:=[.A248]+1" office:value-type="float" office:value="245" calcext:value-type="float">
            <text:p>245</text:p>
          </table:table-cell>
          <table:table-cell table:formula="of:=[.B248]+[.C248]" office:value-type="float" office:value="0.239960822722822" calcext:value-type="float">
            <text:p>0.2399608227</text:p>
          </table:table-cell>
          <table:table-cell table:formula="of:=[.C248]" office:value-type="float" office:value="0.000979431929480901" calcext:value-type="float">
            <text:p>0.0009794319</text:p>
          </table:table-cell>
          <table:table-cell table:formula="of:=4+3*COS(2*PI()*[.B249])+7*COS(4*PI()*[.B249])" office:value-type="float" office:value="-2.75526157259903" calcext:value-type="float">
            <text:p>-2.7552615726</text:p>
          </table:table-cell>
          <table:table-cell table:formula="of:=[.E248]" office:value-type="float" office:value="0" calcext:value-type="float">
            <text:p>0</text:p>
          </table:table-cell>
          <table:table-cell table:formula="of:=[.D249]*COS(2*PI()*[.E249]*[.B249])" office:value-type="float" office:value="-2.75526157259903" calcext:value-type="float">
            <text:p>-2.7552615726</text:p>
          </table:table-cell>
          <table:table-cell table:number-columns-repeated="1017"/>
        </table:table-row>
        <table:table-row table:style-name="ro1">
          <table:table-cell table:formula="of:=[.A249]+1" office:value-type="float" office:value="246" calcext:value-type="float">
            <text:p>246</text:p>
          </table:table-cell>
          <table:table-cell table:formula="of:=[.B249]+[.C249]" office:value-type="float" office:value="0.240940254652303" calcext:value-type="float">
            <text:p>0.2409402547</text:p>
          </table:table-cell>
          <table:table-cell table:formula="of:=[.C249]" office:value-type="float" office:value="0.000979431929480901" calcext:value-type="float">
            <text:p>0.0009794319</text:p>
          </table:table-cell>
          <table:table-cell table:formula="of:=4+3*COS(2*PI()*[.B250])+7*COS(4*PI()*[.B250])" office:value-type="float" office:value="-2.78400413488748" calcext:value-type="float">
            <text:p>-2.7840041349</text:p>
          </table:table-cell>
          <table:table-cell table:formula="of:=[.E249]" office:value-type="float" office:value="0" calcext:value-type="float">
            <text:p>0</text:p>
          </table:table-cell>
          <table:table-cell table:formula="of:=[.D250]*COS(2*PI()*[.E250]*[.B250])" office:value-type="float" office:value="-2.78400413488748" calcext:value-type="float">
            <text:p>-2.7840041349</text:p>
          </table:table-cell>
          <table:table-cell table:number-columns-repeated="1017"/>
        </table:table-row>
        <table:table-row table:style-name="ro1">
          <table:table-cell table:formula="of:=[.A250]+1" office:value-type="float" office:value="247" calcext:value-type="float">
            <text:p>247</text:p>
          </table:table-cell>
          <table:table-cell table:formula="of:=[.B250]+[.C250]" office:value-type="float" office:value="0.241919686581783" calcext:value-type="float">
            <text:p>0.2419196866</text:p>
          </table:table-cell>
          <table:table-cell table:formula="of:=[.C250]" office:value-type="float" office:value="0.000979431929480901" calcext:value-type="float">
            <text:p>0.0009794319</text:p>
          </table:table-cell>
          <table:table-cell table:formula="of:=4+3*COS(2*PI()*[.B251])+7*COS(4*PI()*[.B251])" office:value-type="float" office:value="-2.8116996473426" calcext:value-type="float">
            <text:p>-2.8116996473</text:p>
          </table:table-cell>
          <table:table-cell table:formula="of:=[.E250]" office:value-type="float" office:value="0" calcext:value-type="float">
            <text:p>0</text:p>
          </table:table-cell>
          <table:table-cell table:formula="of:=[.D251]*COS(2*PI()*[.E251]*[.B251])" office:value-type="float" office:value="-2.8116996473426" calcext:value-type="float">
            <text:p>-2.8116996473</text:p>
          </table:table-cell>
          <table:table-cell table:number-columns-repeated="1017"/>
        </table:table-row>
        <table:table-row table:style-name="ro1">
          <table:table-cell table:formula="of:=[.A251]+1" office:value-type="float" office:value="248" calcext:value-type="float">
            <text:p>248</text:p>
          </table:table-cell>
          <table:table-cell table:formula="of:=[.B251]+[.C251]" office:value-type="float" office:value="0.242899118511264" calcext:value-type="float">
            <text:p>0.2428991185</text:p>
          </table:table-cell>
          <table:table-cell table:formula="of:=[.C251]" office:value-type="float" office:value="0.000979431929480901" calcext:value-type="float">
            <text:p>0.0009794319</text:p>
          </table:table-cell>
          <table:table-cell table:formula="of:=4+3*COS(2*PI()*[.B252])+7*COS(4*PI()*[.B252])" office:value-type="float" office:value="-2.83834600901365" calcext:value-type="float">
            <text:p>-2.838346009</text:p>
          </table:table-cell>
          <table:table-cell table:formula="of:=[.E251]" office:value-type="float" office:value="0" calcext:value-type="float">
            <text:p>0</text:p>
          </table:table-cell>
          <table:table-cell table:formula="of:=[.D252]*COS(2*PI()*[.E252]*[.B252])" office:value-type="float" office:value="-2.83834600901365" calcext:value-type="float">
            <text:p>-2.838346009</text:p>
          </table:table-cell>
          <table:table-cell table:number-columns-repeated="1017"/>
        </table:table-row>
        <table:table-row table:style-name="ro1">
          <table:table-cell table:formula="of:=[.A252]+1" office:value-type="float" office:value="249" calcext:value-type="float">
            <text:p>249</text:p>
          </table:table-cell>
          <table:table-cell table:formula="of:=[.B252]+[.C252]" office:value-type="float" office:value="0.243878550440745" calcext:value-type="float">
            <text:p>0.2438785504</text:p>
          </table:table-cell>
          <table:table-cell table:formula="of:=[.C252]" office:value-type="float" office:value="0.000979431929480901" calcext:value-type="float">
            <text:p>0.0009794319</text:p>
          </table:table-cell>
          <table:table-cell table:formula="of:=4+3*COS(2*PI()*[.B253])+7*COS(4*PI()*[.B253])" office:value-type="float" office:value="-2.86394127853303" calcext:value-type="float">
            <text:p>-2.8639412785</text:p>
          </table:table-cell>
          <table:table-cell table:formula="of:=[.E252]" office:value-type="float" office:value="0" calcext:value-type="float">
            <text:p>0</text:p>
          </table:table-cell>
          <table:table-cell table:formula="of:=[.D253]*COS(2*PI()*[.E253]*[.B253])" office:value-type="float" office:value="-2.86394127853303" calcext:value-type="float">
            <text:p>-2.8639412785</text:p>
          </table:table-cell>
          <table:table-cell table:number-columns-repeated="1017"/>
        </table:table-row>
        <table:table-row table:style-name="ro1">
          <table:table-cell table:formula="of:=[.A253]+1" office:value-type="float" office:value="250" calcext:value-type="float">
            <text:p>250</text:p>
          </table:table-cell>
          <table:table-cell table:formula="of:=[.B253]+[.C253]" office:value-type="float" office:value="0.244857982370226" calcext:value-type="float">
            <text:p>0.2448579824</text:p>
          </table:table-cell>
          <table:table-cell table:formula="of:=[.C253]" office:value-type="float" office:value="0.000979431929480901" calcext:value-type="float">
            <text:p>0.0009794319</text:p>
          </table:table-cell>
          <table:table-cell table:formula="of:=4+3*COS(2*PI()*[.B254])+7*COS(4*PI()*[.B254])" office:value-type="float" office:value="-2.88848367433101" calcext:value-type="float">
            <text:p>-2.8884836743</text:p>
          </table:table-cell>
          <table:table-cell table:formula="of:=[.E253]" office:value-type="float" office:value="0" calcext:value-type="float">
            <text:p>0</text:p>
          </table:table-cell>
          <table:table-cell table:formula="of:=[.D254]*COS(2*PI()*[.E254]*[.B254])" office:value-type="float" office:value="-2.88848367433101" calcext:value-type="float">
            <text:p>-2.8884836743</text:p>
          </table:table-cell>
          <table:table-cell table:number-columns-repeated="1017"/>
        </table:table-row>
        <table:table-row table:style-name="ro1">
          <table:table-cell table:formula="of:=[.A254]+1" office:value-type="float" office:value="251" calcext:value-type="float">
            <text:p>251</text:p>
          </table:table-cell>
          <table:table-cell table:formula="of:=[.B254]+[.C254]" office:value-type="float" office:value="0.245837414299707" calcext:value-type="float">
            <text:p>0.2458374143</text:p>
          </table:table-cell>
          <table:table-cell table:formula="of:=[.C254]" office:value-type="float" office:value="0.000979431929480901" calcext:value-type="float">
            <text:p>0.0009794319</text:p>
          </table:table-cell>
          <table:table-cell table:formula="of:=4+3*COS(2*PI()*[.B255])+7*COS(4*PI()*[.B255])" office:value-type="float" office:value="-2.91197157482626" calcext:value-type="float">
            <text:p>-2.9119715748</text:p>
          </table:table-cell>
          <table:table-cell table:formula="of:=[.E254]" office:value-type="float" office:value="0" calcext:value-type="float">
            <text:p>0</text:p>
          </table:table-cell>
          <table:table-cell table:formula="of:=[.D255]*COS(2*PI()*[.E255]*[.B255])" office:value-type="float" office:value="-2.91197157482626" calcext:value-type="float">
            <text:p>-2.9119715748</text:p>
          </table:table-cell>
          <table:table-cell table:number-columns-repeated="1017"/>
        </table:table-row>
        <table:table-row table:style-name="ro1">
          <table:table-cell table:formula="of:=[.A255]+1" office:value-type="float" office:value="252" calcext:value-type="float">
            <text:p>252</text:p>
          </table:table-cell>
          <table:table-cell table:formula="of:=[.B255]+[.C255]" office:value-type="float" office:value="0.246816846229188" calcext:value-type="float">
            <text:p>0.2468168462</text:p>
          </table:table-cell>
          <table:table-cell table:formula="of:=[.C255]" office:value-type="float" office:value="0.000979431929480901" calcext:value-type="float">
            <text:p>0.0009794319</text:p>
          </table:table-cell>
          <table:table-cell table:formula="of:=4+3*COS(2*PI()*[.B256])+7*COS(4*PI()*[.B256])" office:value-type="float" office:value="-2.9344035185921" calcext:value-type="float">
            <text:p>-2.9344035186</text:p>
          </table:table-cell>
          <table:table-cell table:formula="of:=[.E255]" office:value-type="float" office:value="0" calcext:value-type="float">
            <text:p>0</text:p>
          </table:table-cell>
          <table:table-cell table:formula="of:=[.D256]*COS(2*PI()*[.E256]*[.B256])" office:value-type="float" office:value="-2.9344035185921" calcext:value-type="float">
            <text:p>-2.9344035186</text:p>
          </table:table-cell>
          <table:table-cell table:number-columns-repeated="1017"/>
        </table:table-row>
        <table:table-row table:style-name="ro1">
          <table:table-cell table:formula="of:=[.A256]+1" office:value-type="float" office:value="253" calcext:value-type="float">
            <text:p>253</text:p>
          </table:table-cell>
          <table:table-cell table:formula="of:=[.B256]+[.C256]" office:value-type="float" office:value="0.247796278158669" calcext:value-type="float">
            <text:p>0.2477962782</text:p>
          </table:table-cell>
          <table:table-cell table:formula="of:=[.C256]" office:value-type="float" office:value="0.000979431929480901" calcext:value-type="float">
            <text:p>0.0009794319</text:p>
          </table:table-cell>
          <table:table-cell table:formula="of:=4+3*COS(2*PI()*[.B257])+7*COS(4*PI()*[.B257])" office:value-type="float" office:value="-2.95577820449846" calcext:value-type="float">
            <text:p>-2.9557782045</text:p>
          </table:table-cell>
          <table:table-cell table:formula="of:=[.E256]" office:value-type="float" office:value="0" calcext:value-type="float">
            <text:p>0</text:p>
          </table:table-cell>
          <table:table-cell table:formula="of:=[.D257]*COS(2*PI()*[.E257]*[.B257])" office:value-type="float" office:value="-2.95577820449846" calcext:value-type="float">
            <text:p>-2.9557782045</text:p>
          </table:table-cell>
          <table:table-cell table:number-columns-repeated="1017"/>
        </table:table-row>
        <table:table-row table:style-name="ro1">
          <table:table-cell table:formula="of:=[.A257]+1" office:value-type="float" office:value="254" calcext:value-type="float">
            <text:p>254</text:p>
          </table:table-cell>
          <table:table-cell table:formula="of:=[.B257]+[.C257]" office:value-type="float" office:value="0.24877571008815" calcext:value-type="float">
            <text:p>0.2487757101</text:p>
          </table:table-cell>
          <table:table-cell table:formula="of:=[.C257]" office:value-type="float" office:value="0.000979431929480901" calcext:value-type="float">
            <text:p>0.0009794319</text:p>
          </table:table-cell>
          <table:table-cell table:formula="of:=4+3*COS(2*PI()*[.B258])+7*COS(4*PI()*[.B258])" office:value-type="float" office:value="-2.97609449182961" calcext:value-type="float">
            <text:p>-2.9760944918</text:p>
          </table:table-cell>
          <table:table-cell table:formula="of:=[.E257]" office:value-type="float" office:value="0" calcext:value-type="float">
            <text:p>0</text:p>
          </table:table-cell>
          <table:table-cell table:formula="of:=[.D258]*COS(2*PI()*[.E258]*[.B258])" office:value-type="float" office:value="-2.97609449182961" calcext:value-type="float">
            <text:p>-2.9760944918</text:p>
          </table:table-cell>
          <table:table-cell table:number-columns-repeated="1017"/>
        </table:table-row>
        <table:table-row table:style-name="ro1">
          <table:table-cell table:formula="of:=[.A258]+1" office:value-type="float" office:value="255" calcext:value-type="float">
            <text:p>255</text:p>
          </table:table-cell>
          <table:table-cell table:formula="of:=[.B258]+[.C258]" office:value-type="float" office:value="0.249755142017631" calcext:value-type="float">
            <text:p>0.249755142</text:p>
          </table:table-cell>
          <table:table-cell table:formula="of:=[.C258]" office:value-type="float" office:value="0.000979431929480901" calcext:value-type="float">
            <text:p>0.0009794319</text:p>
          </table:table-cell>
          <table:table-cell table:formula="of:=4+3*COS(2*PI()*[.B259])+7*COS(4*PI()*[.B259])" office:value-type="float" office:value="-2.99535140037751" calcext:value-type="float">
            <text:p>-2.9953514004</text:p>
          </table:table-cell>
          <table:table-cell table:formula="of:=[.E258]" office:value-type="float" office:value="0" calcext:value-type="float">
            <text:p>0</text:p>
          </table:table-cell>
          <table:table-cell table:formula="of:=[.D259]*COS(2*PI()*[.E259]*[.B259])" office:value-type="float" office:value="-2.99535140037751" calcext:value-type="float">
            <text:p>-2.9953514004</text:p>
          </table:table-cell>
          <table:table-cell table:number-columns-repeated="1017"/>
        </table:table-row>
        <table:table-row table:style-name="ro1">
          <table:table-cell table:formula="of:=[.A259]+1" office:value-type="float" office:value="256" calcext:value-type="float">
            <text:p>256</text:p>
          </table:table-cell>
          <table:table-cell table:formula="of:=[.B259]+[.C259]" office:value-type="float" office:value="0.250734573947112" calcext:value-type="float">
            <text:p>0.2507345739</text:p>
          </table:table-cell>
          <table:table-cell table:formula="of:=[.C259]" office:value-type="float" office:value="0.000979431929480901" calcext:value-type="float">
            <text:p>0.0009794319</text:p>
          </table:table-cell>
          <table:table-cell table:formula="of:=4+3*COS(2*PI()*[.B260])+7*COS(4*PI()*[.B260])" office:value-type="float" office:value="-3.01354811051085" calcext:value-type="float">
            <text:p>-3.0135481105</text:p>
          </table:table-cell>
          <table:table-cell table:formula="of:=[.E259]" office:value-type="float" office:value="0" calcext:value-type="float">
            <text:p>0</text:p>
          </table:table-cell>
          <table:table-cell table:formula="of:=[.D260]*COS(2*PI()*[.E260]*[.B260])" office:value-type="float" office:value="-3.01354811051085" calcext:value-type="float">
            <text:p>-3.0135481105</text:p>
          </table:table-cell>
          <table:table-cell table:number-columns-repeated="1017"/>
        </table:table-row>
        <table:table-row table:style-name="ro1">
          <table:table-cell table:formula="of:=[.A260]+1" office:value-type="float" office:value="257" calcext:value-type="float">
            <text:p>257</text:p>
          </table:table-cell>
          <table:table-cell table:formula="of:=[.B260]+[.C260]" office:value-type="float" office:value="0.251714005876593" calcext:value-type="float">
            <text:p>0.2517140059</text:p>
          </table:table-cell>
          <table:table-cell table:formula="of:=[.C260]" office:value-type="float" office:value="0.000979431929480901" calcext:value-type="float">
            <text:p>0.0009794319</text:p>
          </table:table-cell>
          <table:table-cell table:formula="of:=4+3*COS(2*PI()*[.B261])+7*COS(4*PI()*[.B261])" office:value-type="float" office:value="-3.03068396321981" calcext:value-type="float">
            <text:p>-3.0306839632</text:p>
          </table:table-cell>
          <table:table-cell table:formula="of:=[.E260]" office:value-type="float" office:value="0" calcext:value-type="float">
            <text:p>0</text:p>
          </table:table-cell>
          <table:table-cell table:formula="of:=[.D261]*COS(2*PI()*[.E261]*[.B261])" office:value-type="float" office:value="-3.03068396321981" calcext:value-type="float">
            <text:p>-3.0306839632</text:p>
          </table:table-cell>
          <table:table-cell table:number-columns-repeated="1017"/>
        </table:table-row>
        <table:table-row table:style-name="ro1">
          <table:table-cell table:formula="of:=[.A261]+1" office:value-type="float" office:value="258" calcext:value-type="float">
            <text:p>258</text:p>
          </table:table-cell>
          <table:table-cell table:formula="of:=[.B261]+[.C261]" office:value-type="float" office:value="0.252693437806074" calcext:value-type="float">
            <text:p>0.2526934378</text:p>
          </table:table-cell>
          <table:table-cell table:formula="of:=[.C261]" office:value-type="float" office:value="0.000979431929480901" calcext:value-type="float">
            <text:p>0.0009794319</text:p>
          </table:table-cell>
          <table:table-cell table:formula="of:=4+3*COS(2*PI()*[.B262])+7*COS(4*PI()*[.B262])" office:value-type="float" office:value="-3.04675846013644" calcext:value-type="float">
            <text:p>-3.0467584601</text:p>
          </table:table-cell>
          <table:table-cell table:formula="of:=[.E261]" office:value-type="float" office:value="0" calcext:value-type="float">
            <text:p>0</text:p>
          </table:table-cell>
          <table:table-cell table:formula="of:=[.D262]*COS(2*PI()*[.E262]*[.B262])" office:value-type="float" office:value="-3.04675846013644" calcext:value-type="float">
            <text:p>-3.0467584601</text:p>
          </table:table-cell>
          <table:table-cell table:number-columns-repeated="1017"/>
        </table:table-row>
        <table:table-row table:style-name="ro1">
          <table:table-cell table:formula="of:=[.A262]+1" office:value-type="float" office:value="259" calcext:value-type="float">
            <text:p>259</text:p>
          </table:table-cell>
          <table:table-cell table:formula="of:=[.B262]+[.C262]" office:value-type="float" office:value="0.253672869735554" calcext:value-type="float">
            <text:p>0.2536728697</text:p>
          </table:table-cell>
          <table:table-cell table:formula="of:=[.C262]" office:value-type="float" office:value="0.000979431929480901" calcext:value-type="float">
            <text:p>0.0009794319</text:p>
          </table:table-cell>
          <table:table-cell table:formula="of:=4+3*COS(2*PI()*[.B263])+7*COS(4*PI()*[.B263])" office:value-type="float" office:value="-3.06177126353071" calcext:value-type="float">
            <text:p>-3.0617712635</text:p>
          </table:table-cell>
          <table:table-cell table:formula="of:=[.E262]" office:value-type="float" office:value="0" calcext:value-type="float">
            <text:p>0</text:p>
          </table:table-cell>
          <table:table-cell table:formula="of:=[.D263]*COS(2*PI()*[.E263]*[.B263])" office:value-type="float" office:value="-3.06177126353071" calcext:value-type="float">
            <text:p>-3.0617712635</text:p>
          </table:table-cell>
          <table:table-cell table:number-columns-repeated="1017"/>
        </table:table-row>
        <table:table-row table:style-name="ro1">
          <table:table-cell table:formula="of:=[.A263]+1" office:value-type="float" office:value="260" calcext:value-type="float">
            <text:p>260</text:p>
          </table:table-cell>
          <table:table-cell table:formula="of:=[.B263]+[.C263]" office:value-type="float" office:value="0.254652301665035" calcext:value-type="float">
            <text:p>0.2546523017</text:p>
          </table:table-cell>
          <table:table-cell table:formula="of:=[.C263]" office:value-type="float" office:value="0.000979431929480901" calcext:value-type="float">
            <text:p>0.0009794319</text:p>
          </table:table-cell>
          <table:table-cell table:formula="of:=4+3*COS(2*PI()*[.B264])+7*COS(4*PI()*[.B264])" office:value-type="float" office:value="-3.07572219628226" calcext:value-type="float">
            <text:p>-3.0757221963</text:p>
          </table:table-cell>
          <table:table-cell table:formula="of:=[.E263]" office:value-type="float" office:value="0" calcext:value-type="float">
            <text:p>0</text:p>
          </table:table-cell>
          <table:table-cell table:formula="of:=[.D264]*COS(2*PI()*[.E264]*[.B264])" office:value-type="float" office:value="-3.07572219628226" calcext:value-type="float">
            <text:p>-3.0757221963</text:p>
          </table:table-cell>
          <table:table-cell table:number-columns-repeated="1017"/>
        </table:table-row>
        <table:table-row table:style-name="ro1">
          <table:table-cell table:formula="of:=[.A264]+1" office:value-type="float" office:value="261" calcext:value-type="float">
            <text:p>261</text:p>
          </table:table-cell>
          <table:table-cell table:formula="of:=[.B264]+[.C264]" office:value-type="float" office:value="0.255631733594516" calcext:value-type="float">
            <text:p>0.2556317336</text:p>
          </table:table-cell>
          <table:table-cell table:formula="of:=[.C264]" office:value-type="float" office:value="0.000979431929480901" calcext:value-type="float">
            <text:p>0.0009794319</text:p>
          </table:table-cell>
          <table:table-cell table:formula="of:=4+3*COS(2*PI()*[.B265])+7*COS(4*PI()*[.B265])" office:value-type="float" office:value="-3.08861124182783" calcext:value-type="float">
            <text:p>-3.0886112418</text:p>
          </table:table-cell>
          <table:table-cell table:formula="of:=[.E264]" office:value-type="float" office:value="0" calcext:value-type="float">
            <text:p>0</text:p>
          </table:table-cell>
          <table:table-cell table:formula="of:=[.D265]*COS(2*PI()*[.E265]*[.B265])" office:value-type="float" office:value="-3.08861124182783" calcext:value-type="float">
            <text:p>-3.0886112418</text:p>
          </table:table-cell>
          <table:table-cell table:number-columns-repeated="1017"/>
        </table:table-row>
        <table:table-row table:style-name="ro1">
          <table:table-cell table:formula="of:=[.A265]+1" office:value-type="float" office:value="262" calcext:value-type="float">
            <text:p>262</text:p>
          </table:table-cell>
          <table:table-cell table:formula="of:=[.B265]+[.C265]" office:value-type="float" office:value="0.256611165523997" calcext:value-type="float">
            <text:p>0.2566111655</text:p>
          </table:table-cell>
          <table:table-cell table:formula="of:=[.C265]" office:value-type="float" office:value="0.000979431929480901" calcext:value-type="float">
            <text:p>0.0009794319</text:p>
          </table:table-cell>
          <table:table-cell table:formula="of:=4+3*COS(2*PI()*[.B266])+7*COS(4*PI()*[.B266])" office:value-type="float" office:value="-3.10043854408432" calcext:value-type="float">
            <text:p>-3.1004385441</text:p>
          </table:table-cell>
          <table:table-cell table:formula="of:=[.E265]" office:value-type="float" office:value="0" calcext:value-type="float">
            <text:p>0</text:p>
          </table:table-cell>
          <table:table-cell table:formula="of:=[.D266]*COS(2*PI()*[.E266]*[.B266])" office:value-type="float" office:value="-3.10043854408432" calcext:value-type="float">
            <text:p>-3.1004385441</text:p>
          </table:table-cell>
          <table:table-cell table:number-columns-repeated="1017"/>
        </table:table-row>
        <table:table-row table:style-name="ro1">
          <table:table-cell table:formula="of:=[.A266]+1" office:value-type="float" office:value="263" calcext:value-type="float">
            <text:p>263</text:p>
          </table:table-cell>
          <table:table-cell table:formula="of:=[.B266]+[.C266]" office:value-type="float" office:value="0.257590597453478" calcext:value-type="float">
            <text:p>0.2575905975</text:p>
          </table:table-cell>
          <table:table-cell table:formula="of:=[.C266]" office:value-type="float" office:value="0.000979431929480901" calcext:value-type="float">
            <text:p>0.0009794319</text:p>
          </table:table-cell>
          <table:table-cell table:formula="of:=4+3*COS(2*PI()*[.B267])+7*COS(4*PI()*[.B267])" office:value-type="float" office:value="-3.11120440734762" calcext:value-type="float">
            <text:p>-3.1112044073</text:p>
          </table:table-cell>
          <table:table-cell table:formula="of:=[.E266]" office:value-type="float" office:value="0" calcext:value-type="float">
            <text:p>0</text:p>
          </table:table-cell>
          <table:table-cell table:formula="of:=[.D267]*COS(2*PI()*[.E267]*[.B267])" office:value-type="float" office:value="-3.11120440734762" calcext:value-type="float">
            <text:p>-3.1112044073</text:p>
          </table:table-cell>
          <table:table-cell table:number-columns-repeated="1017"/>
        </table:table-row>
        <table:table-row table:style-name="ro1">
          <table:table-cell table:formula="of:=[.A267]+1" office:value-type="float" office:value="264" calcext:value-type="float">
            <text:p>264</text:p>
          </table:table-cell>
          <table:table-cell table:formula="of:=[.B267]+[.C267]" office:value-type="float" office:value="0.258570029382959" calcext:value-type="float">
            <text:p>0.2585700294</text:p>
          </table:table-cell>
          <table:table-cell table:formula="of:=[.C267]" office:value-type="float" office:value="0.000979431929480901" calcext:value-type="float">
            <text:p>0.0009794319</text:p>
          </table:table-cell>
          <table:table-cell table:formula="of:=4+3*COS(2*PI()*[.B268])+7*COS(4*PI()*[.B268])" office:value-type="float" office:value="-3.12090929616716" calcext:value-type="float">
            <text:p>-3.1209092962</text:p>
          </table:table-cell>
          <table:table-cell table:formula="of:=[.E267]" office:value-type="float" office:value="0" calcext:value-type="float">
            <text:p>0</text:p>
          </table:table-cell>
          <table:table-cell table:formula="of:=[.D268]*COS(2*PI()*[.E268]*[.B268])" office:value-type="float" office:value="-3.12090929616716" calcext:value-type="float">
            <text:p>-3.1209092962</text:p>
          </table:table-cell>
          <table:table-cell table:number-columns-repeated="1017"/>
        </table:table-row>
        <table:table-row table:style-name="ro1">
          <table:table-cell table:formula="of:=[.A268]+1" office:value-type="float" office:value="265" calcext:value-type="float">
            <text:p>265</text:p>
          </table:table-cell>
          <table:table-cell table:formula="of:=[.B268]+[.C268]" office:value-type="float" office:value="0.25954946131244" calcext:value-type="float">
            <text:p>0.2595494613</text:p>
          </table:table-cell>
          <table:table-cell table:formula="of:=[.C268]" office:value-type="float" office:value="0.000979431929480901" calcext:value-type="float">
            <text:p>0.0009794319</text:p>
          </table:table-cell>
          <table:table-cell table:formula="of:=4+3*COS(2*PI()*[.B269])+7*COS(4*PI()*[.B269])" office:value-type="float" office:value="-3.12955383519613" calcext:value-type="float">
            <text:p>-3.1295538352</text:p>
          </table:table-cell>
          <table:table-cell table:formula="of:=[.E268]" office:value-type="float" office:value="0" calcext:value-type="float">
            <text:p>0</text:p>
          </table:table-cell>
          <table:table-cell table:formula="of:=[.D269]*COS(2*PI()*[.E269]*[.B269])" office:value-type="float" office:value="-3.12955383519613" calcext:value-type="float">
            <text:p>-3.1295538352</text:p>
          </table:table-cell>
          <table:table-cell table:number-columns-repeated="1017"/>
        </table:table-row>
        <table:table-row table:style-name="ro1">
          <table:table-cell table:formula="of:=[.A269]+1" office:value-type="float" office:value="266" calcext:value-type="float">
            <text:p>266</text:p>
          </table:table-cell>
          <table:table-cell table:formula="of:=[.B269]+[.C269]" office:value-type="float" office:value="0.260528893241921" calcext:value-type="float">
            <text:p>0.2605288932</text:p>
          </table:table-cell>
          <table:table-cell table:formula="of:=[.C269]" office:value-type="float" office:value="0.000979431929480901" calcext:value-type="float">
            <text:p>0.0009794319</text:p>
          </table:table-cell>
          <table:table-cell table:formula="of:=4+3*COS(2*PI()*[.B270])+7*COS(4*PI()*[.B270])" office:value-type="float" office:value="-3.13713880901759" calcext:value-type="float">
            <text:p>-3.137138809</text:p>
          </table:table-cell>
          <table:table-cell table:formula="of:=[.E269]" office:value-type="float" office:value="0" calcext:value-type="float">
            <text:p>0</text:p>
          </table:table-cell>
          <table:table-cell table:formula="of:=[.D270]*COS(2*PI()*[.E270]*[.B270])" office:value-type="float" office:value="-3.13713880901759" calcext:value-type="float">
            <text:p>-3.137138809</text:p>
          </table:table-cell>
          <table:table-cell table:number-columns-repeated="1017"/>
        </table:table-row>
        <table:table-row table:style-name="ro1">
          <table:table-cell table:formula="of:=[.A270]+1" office:value-type="float" office:value="267" calcext:value-type="float">
            <text:p>267</text:p>
          </table:table-cell>
          <table:table-cell table:formula="of:=[.B270]+[.C270]" office:value-type="float" office:value="0.261508325171402" calcext:value-type="float">
            <text:p>0.2615083252</text:p>
          </table:table-cell>
          <table:table-cell table:formula="of:=[.C270]" office:value-type="float" office:value="0.000979431929480901" calcext:value-type="float">
            <text:p>0.0009794319</text:p>
          </table:table-cell>
          <table:table-cell table:formula="of:=4+3*COS(2*PI()*[.B271])+7*COS(4*PI()*[.B271])" office:value-type="float" office:value="-3.14366516194627" calcext:value-type="float">
            <text:p>-3.1436651619</text:p>
          </table:table-cell>
          <table:table-cell table:formula="of:=[.E270]" office:value-type="float" office:value="0" calcext:value-type="float">
            <text:p>0</text:p>
          </table:table-cell>
          <table:table-cell table:formula="of:=[.D271]*COS(2*PI()*[.E271]*[.B271])" office:value-type="float" office:value="-3.14366516194627" calcext:value-type="float">
            <text:p>-3.1436651619</text:p>
          </table:table-cell>
          <table:table-cell table:number-columns-repeated="1017"/>
        </table:table-row>
        <table:table-row table:style-name="ro1">
          <table:table-cell table:formula="of:=[.A271]+1" office:value-type="float" office:value="268" calcext:value-type="float">
            <text:p>268</text:p>
          </table:table-cell>
          <table:table-cell table:formula="of:=[.B271]+[.C271]" office:value-type="float" office:value="0.262487757100883" calcext:value-type="float">
            <text:p>0.2624877571</text:p>
          </table:table-cell>
          <table:table-cell table:formula="of:=[.C271]" office:value-type="float" office:value="0.000979431929480901" calcext:value-type="float">
            <text:p>0.0009794319</text:p>
          </table:table-cell>
          <table:table-cell table:formula="of:=4+3*COS(2*PI()*[.B272])+7*COS(4*PI()*[.B272])" office:value-type="float" office:value="-3.14913399780625" calcext:value-type="float">
            <text:p>-3.1491339978</text:p>
          </table:table-cell>
          <table:table-cell table:formula="of:=[.E271]" office:value-type="float" office:value="0" calcext:value-type="float">
            <text:p>0</text:p>
          </table:table-cell>
          <table:table-cell table:formula="of:=[.D272]*COS(2*PI()*[.E272]*[.B272])" office:value-type="float" office:value="-3.14913399780625" calcext:value-type="float">
            <text:p>-3.1491339978</text:p>
          </table:table-cell>
          <table:table-cell table:number-columns-repeated="1017"/>
        </table:table-row>
        <table:table-row table:style-name="ro1">
          <table:table-cell table:formula="of:=[.A272]+1" office:value-type="float" office:value="269" calcext:value-type="float">
            <text:p>269</text:p>
          </table:table-cell>
          <table:table-cell table:formula="of:=[.B272]+[.C272]" office:value-type="float" office:value="0.263467189030364" calcext:value-type="float">
            <text:p>0.263467189</text:p>
          </table:table-cell>
          <table:table-cell table:formula="of:=[.C272]" office:value-type="float" office:value="0.000979431929480901" calcext:value-type="float">
            <text:p>0.0009794319</text:p>
          </table:table-cell>
          <table:table-cell table:formula="of:=4+3*COS(2*PI()*[.B273])+7*COS(4*PI()*[.B273])" office:value-type="float" office:value="-3.15354657968453" calcext:value-type="float">
            <text:p>-3.1535465797</text:p>
          </table:table-cell>
          <table:table-cell table:formula="of:=[.E272]" office:value-type="float" office:value="0" calcext:value-type="float">
            <text:p>0</text:p>
          </table:table-cell>
          <table:table-cell table:formula="of:=[.D273]*COS(2*PI()*[.E273]*[.B273])" office:value-type="float" office:value="-3.15354657968453" calcext:value-type="float">
            <text:p>-3.1535465797</text:p>
          </table:table-cell>
          <table:table-cell table:number-columns-repeated="1017"/>
        </table:table-row>
        <table:table-row table:style-name="ro1">
          <table:table-cell table:formula="of:=[.A273]+1" office:value-type="float" office:value="270" calcext:value-type="float">
            <text:p>270</text:p>
          </table:table-cell>
          <table:table-cell table:formula="of:=[.B273]+[.C273]" office:value-type="float" office:value="0.264446620959844" calcext:value-type="float">
            <text:p>0.264446621</text:p>
          </table:table-cell>
          <table:table-cell table:formula="of:=[.C273]" office:value-type="float" office:value="0.000979431929480901" calcext:value-type="float">
            <text:p>0.0009794319</text:p>
          </table:table-cell>
          <table:table-cell table:formula="of:=4+3*COS(2*PI()*[.B274])+7*COS(4*PI()*[.B274])" office:value-type="float" office:value="-3.15690432966046" calcext:value-type="float">
            <text:p>-3.1569043297</text:p>
          </table:table-cell>
          <table:table-cell table:formula="of:=[.E273]" office:value-type="float" office:value="0" calcext:value-type="float">
            <text:p>0</text:p>
          </table:table-cell>
          <table:table-cell table:formula="of:=[.D274]*COS(2*PI()*[.E274]*[.B274])" office:value-type="float" office:value="-3.15690432966046" calcext:value-type="float">
            <text:p>-3.1569043297</text:p>
          </table:table-cell>
          <table:table-cell table:number-columns-repeated="1017"/>
        </table:table-row>
        <table:table-row table:style-name="ro1">
          <table:table-cell table:formula="of:=[.A274]+1" office:value-type="float" office:value="271" calcext:value-type="float">
            <text:p>271</text:p>
          </table:table-cell>
          <table:table-cell table:formula="of:=[.B274]+[.C274]" office:value-type="float" office:value="0.265426052889325" calcext:value-type="float">
            <text:p>0.2654260529</text:p>
          </table:table-cell>
          <table:table-cell table:formula="of:=[.C274]" office:value-type="float" office:value="0.000979431929480901" calcext:value-type="float">
            <text:p>0.0009794319</text:p>
          </table:table-cell>
          <table:table-cell table:formula="of:=4+3*COS(2*PI()*[.B275])+7*COS(4*PI()*[.B275])" office:value-type="float" office:value="-3.15920882851118" calcext:value-type="float">
            <text:p>-3.1592088285</text:p>
          </table:table-cell>
          <table:table-cell table:formula="of:=[.E274]" office:value-type="float" office:value="0" calcext:value-type="float">
            <text:p>0</text:p>
          </table:table-cell>
          <table:table-cell table:formula="of:=[.D275]*COS(2*PI()*[.E275]*[.B275])" office:value-type="float" office:value="-3.15920882851118" calcext:value-type="float">
            <text:p>-3.1592088285</text:p>
          </table:table-cell>
          <table:table-cell table:number-columns-repeated="1017"/>
        </table:table-row>
        <table:table-row table:style-name="ro1">
          <table:table-cell table:formula="of:=[.A275]+1" office:value-type="float" office:value="272" calcext:value-type="float">
            <text:p>272</text:p>
          </table:table-cell>
          <table:table-cell table:formula="of:=[.B275]+[.C275]" office:value-type="float" office:value="0.266405484818806" calcext:value-type="float">
            <text:p>0.2664054848</text:p>
          </table:table-cell>
          <table:table-cell table:formula="of:=[.C275]" office:value-type="float" office:value="0.000979431929480901" calcext:value-type="float">
            <text:p>0.0009794319</text:p>
          </table:table-cell>
          <table:table-cell table:formula="of:=4+3*COS(2*PI()*[.B276])+7*COS(4*PI()*[.B276])" office:value-type="float" office:value="-3.16046181539299" calcext:value-type="float">
            <text:p>-3.1604618154</text:p>
          </table:table-cell>
          <table:table-cell table:formula="of:=[.E275]" office:value-type="float" office:value="0" calcext:value-type="float">
            <text:p>0</text:p>
          </table:table-cell>
          <table:table-cell table:formula="of:=[.D276]*COS(2*PI()*[.E276]*[.B276])" office:value-type="float" office:value="-3.16046181539299" calcext:value-type="float">
            <text:p>-3.1604618154</text:p>
          </table:table-cell>
          <table:table-cell table:number-columns-repeated="1017"/>
        </table:table-row>
        <table:table-row table:style-name="ro1">
          <table:table-cell table:formula="of:=[.A276]+1" office:value-type="float" office:value="273" calcext:value-type="float">
            <text:p>273</text:p>
          </table:table-cell>
          <table:table-cell table:formula="of:=[.B276]+[.C276]" office:value-type="float" office:value="0.267384916748287" calcext:value-type="float">
            <text:p>0.2673849167</text:p>
          </table:table-cell>
          <table:table-cell table:formula="of:=[.C276]" office:value-type="float" office:value="0.000979431929480901" calcext:value-type="float">
            <text:p>0.0009794319</text:p>
          </table:table-cell>
          <table:table-cell table:formula="of:=4+3*COS(2*PI()*[.B277])+7*COS(4*PI()*[.B277])" office:value-type="float" office:value="-3.16066518749887" calcext:value-type="float">
            <text:p>-3.1606651875</text:p>
          </table:table-cell>
          <table:table-cell table:formula="of:=[.E276]" office:value-type="float" office:value="0" calcext:value-type="float">
            <text:p>0</text:p>
          </table:table-cell>
          <table:table-cell table:formula="of:=[.D277]*COS(2*PI()*[.E277]*[.B277])" office:value-type="float" office:value="-3.16066518749887" calcext:value-type="float">
            <text:p>-3.1606651875</text:p>
          </table:table-cell>
          <table:table-cell table:number-columns-repeated="1017"/>
        </table:table-row>
        <table:table-row table:style-name="ro1">
          <table:table-cell table:formula="of:=[.A277]+1" office:value-type="float" office:value="274" calcext:value-type="float">
            <text:p>274</text:p>
          </table:table-cell>
          <table:table-cell table:formula="of:=[.B277]+[.C277]" office:value-type="float" office:value="0.268364348677768" calcext:value-type="float">
            <text:p>0.2683643487</text:p>
          </table:table-cell>
          <table:table-cell table:formula="of:=[.C277]" office:value-type="float" office:value="0.000979431929480901" calcext:value-type="float">
            <text:p>0.0009794319</text:p>
          </table:table-cell>
          <table:table-cell table:formula="of:=4+3*COS(2*PI()*[.B278])+7*COS(4*PI()*[.B278])" office:value-type="float" office:value="-3.15982099969198" calcext:value-type="float">
            <text:p>-3.1598209997</text:p>
          </table:table-cell>
          <table:table-cell table:formula="of:=[.E277]" office:value-type="float" office:value="0" calcext:value-type="float">
            <text:p>0</text:p>
          </table:table-cell>
          <table:table-cell table:formula="of:=[.D278]*COS(2*PI()*[.E278]*[.B278])" office:value-type="float" office:value="-3.15982099969198" calcext:value-type="float">
            <text:p>-3.1598209997</text:p>
          </table:table-cell>
          <table:table-cell table:number-columns-repeated="1017"/>
        </table:table-row>
        <table:table-row table:style-name="ro1">
          <table:table-cell table:formula="of:=[.A278]+1" office:value-type="float" office:value="275" calcext:value-type="float">
            <text:p>275</text:p>
          </table:table-cell>
          <table:table-cell table:formula="of:=[.B278]+[.C278]" office:value-type="float" office:value="0.269343780607249" calcext:value-type="float">
            <text:p>0.2693437806</text:p>
          </table:table-cell>
          <table:table-cell table:formula="of:=[.C278]" office:value-type="float" office:value="0.000979431929480901" calcext:value-type="float">
            <text:p>0.0009794319</text:p>
          </table:table-cell>
          <table:table-cell table:formula="of:=4+3*COS(2*PI()*[.B279])+7*COS(4*PI()*[.B279])" office:value-type="float" office:value="-3.15793146411546" calcext:value-type="float">
            <text:p>-3.1579314641</text:p>
          </table:table-cell>
          <table:table-cell table:formula="of:=[.E278]" office:value-type="float" office:value="0" calcext:value-type="float">
            <text:p>0</text:p>
          </table:table-cell>
          <table:table-cell table:formula="of:=[.D279]*COS(2*PI()*[.E279]*[.B279])" office:value-type="float" office:value="-3.15793146411546" calcext:value-type="float">
            <text:p>-3.1579314641</text:p>
          </table:table-cell>
          <table:table-cell table:number-columns-repeated="1017"/>
        </table:table-row>
        <table:table-row table:style-name="ro1">
          <table:table-cell table:formula="of:=[.A279]+1" office:value-type="float" office:value="276" calcext:value-type="float">
            <text:p>276</text:p>
          </table:table-cell>
          <table:table-cell table:formula="of:=[.B279]+[.C279]" office:value-type="float" office:value="0.27032321253673" calcext:value-type="float">
            <text:p>0.2703232125</text:p>
          </table:table-cell>
          <table:table-cell table:formula="of:=[.C279]" office:value-type="float" office:value="0.000979431929480901" calcext:value-type="float">
            <text:p>0.0009794319</text:p>
          </table:table-cell>
          <table:table-cell table:formula="of:=4+3*COS(2*PI()*[.B280])+7*COS(4*PI()*[.B280])" office:value-type="float" office:value="-3.15499894977838" calcext:value-type="float">
            <text:p>-3.1549989498</text:p>
          </table:table-cell>
          <table:table-cell table:formula="of:=[.E279]" office:value-type="float" office:value="0" calcext:value-type="float">
            <text:p>0</text:p>
          </table:table-cell>
          <table:table-cell table:formula="of:=[.D280]*COS(2*PI()*[.E280]*[.B280])" office:value-type="float" office:value="-3.15499894977838" calcext:value-type="float">
            <text:p>-3.1549989498</text:p>
          </table:table-cell>
          <table:table-cell table:number-columns-repeated="1017"/>
        </table:table-row>
        <table:table-row table:style-name="ro1">
          <table:table-cell table:formula="of:=[.A280]+1" office:value-type="float" office:value="277" calcext:value-type="float">
            <text:p>277</text:p>
          </table:table-cell>
          <table:table-cell table:formula="of:=[.B280]+[.C280]" office:value-type="float" office:value="0.271302644466211" calcext:value-type="float">
            <text:p>0.2713026445</text:p>
          </table:table-cell>
          <table:table-cell table:formula="of:=[.C280]" office:value-type="float" office:value="0.000979431929480901" calcext:value-type="float">
            <text:p>0.0009794319</text:p>
          </table:table-cell>
          <table:table-cell table:formula="of:=4+3*COS(2*PI()*[.B281])+7*COS(4*PI()*[.B281])" office:value-type="float" office:value="-3.15102598211797" calcext:value-type="float">
            <text:p>-3.1510259821</text:p>
          </table:table-cell>
          <table:table-cell table:formula="of:=[.E280]" office:value-type="float" office:value="0" calcext:value-type="float">
            <text:p>0</text:p>
          </table:table-cell>
          <table:table-cell table:formula="of:=[.D281]*COS(2*PI()*[.E281]*[.B281])" office:value-type="float" office:value="-3.15102598211797" calcext:value-type="float">
            <text:p>-3.1510259821</text:p>
          </table:table-cell>
          <table:table-cell table:number-columns-repeated="1017"/>
        </table:table-row>
        <table:table-row table:style-name="ro1">
          <table:table-cell table:formula="of:=[.A281]+1" office:value-type="float" office:value="278" calcext:value-type="float">
            <text:p>278</text:p>
          </table:table-cell>
          <table:table-cell table:formula="of:=[.B281]+[.C281]" office:value-type="float" office:value="0.272282076395692" calcext:value-type="float">
            <text:p>0.2722820764</text:p>
          </table:table-cell>
          <table:table-cell table:formula="of:=[.C281]" office:value-type="float" office:value="0.000979431929480901" calcext:value-type="float">
            <text:p>0.0009794319</text:p>
          </table:table-cell>
          <table:table-cell table:formula="of:=4+3*COS(2*PI()*[.B282])+7*COS(4*PI()*[.B282])" office:value-type="float" office:value="-3.14601524253829" calcext:value-type="float">
            <text:p>-3.1460152425</text:p>
          </table:table-cell>
          <table:table-cell table:formula="of:=[.E281]" office:value-type="float" office:value="0" calcext:value-type="float">
            <text:p>0</text:p>
          </table:table-cell>
          <table:table-cell table:formula="of:=[.D282]*COS(2*PI()*[.E282]*[.B282])" office:value-type="float" office:value="-3.14601524253829" calcext:value-type="float">
            <text:p>-3.1460152425</text:p>
          </table:table-cell>
          <table:table-cell table:number-columns-repeated="1017"/>
        </table:table-row>
        <table:table-row table:style-name="ro1">
          <table:table-cell table:formula="of:=[.A282]+1" office:value-type="float" office:value="279" calcext:value-type="float">
            <text:p>279</text:p>
          </table:table-cell>
          <table:table-cell table:formula="of:=[.B282]+[.C282]" office:value-type="float" office:value="0.273261508325173" calcext:value-type="float">
            <text:p>0.2732615083</text:p>
          </table:table-cell>
          <table:table-cell table:formula="of:=[.C282]" office:value-type="float" office:value="0.000979431929480901" calcext:value-type="float">
            <text:p>0.0009794319</text:p>
          </table:table-cell>
          <table:table-cell table:formula="of:=4+3*COS(2*PI()*[.B283])+7*COS(4*PI()*[.B283])" office:value-type="float" office:value="-3.13996956792523" calcext:value-type="float">
            <text:p>-3.1399695679</text:p>
          </table:table-cell>
          <table:table-cell table:formula="of:=[.E282]" office:value-type="float" office:value="0" calcext:value-type="float">
            <text:p>0</text:p>
          </table:table-cell>
          <table:table-cell table:formula="of:=[.D283]*COS(2*PI()*[.E283]*[.B283])" office:value-type="float" office:value="-3.13996956792523" calcext:value-type="float">
            <text:p>-3.1399695679</text:p>
          </table:table-cell>
          <table:table-cell table:number-columns-repeated="1017"/>
        </table:table-row>
        <table:table-row table:style-name="ro1">
          <table:table-cell table:formula="of:=[.A283]+1" office:value-type="float" office:value="280" calcext:value-type="float">
            <text:p>280</text:p>
          </table:table-cell>
          <table:table-cell table:formula="of:=[.B283]+[.C283]" office:value-type="float" office:value="0.274240940254654" calcext:value-type="float">
            <text:p>0.2742409403</text:p>
          </table:table-cell>
          <table:table-cell table:formula="of:=[.C283]" office:value-type="float" office:value="0.000979431929480901" calcext:value-type="float">
            <text:p>0.0009794319</text:p>
          </table:table-cell>
          <table:table-cell table:formula="of:=4+3*COS(2*PI()*[.B284])+7*COS(4*PI()*[.B284])" office:value-type="float" office:value="-3.13289195013815" calcext:value-type="float">
            <text:p>-3.1328919501</text:p>
          </table:table-cell>
          <table:table-cell table:formula="of:=[.E283]" office:value-type="float" office:value="0" calcext:value-type="float">
            <text:p>0</text:p>
          </table:table-cell>
          <table:table-cell table:formula="of:=[.D284]*COS(2*PI()*[.E284]*[.B284])" office:value-type="float" office:value="-3.13289195013815" calcext:value-type="float">
            <text:p>-3.1328919501</text:p>
          </table:table-cell>
          <table:table-cell table:number-columns-repeated="1017"/>
        </table:table-row>
        <table:table-row table:style-name="ro1">
          <table:table-cell table:formula="of:=[.A284]+1" office:value-type="float" office:value="281" calcext:value-type="float">
            <text:p>281</text:p>
          </table:table-cell>
          <table:table-cell table:formula="of:=[.B284]+[.C284]" office:value-type="float" office:value="0.275220372184134" calcext:value-type="float">
            <text:p>0.2752203722</text:p>
          </table:table-cell>
          <table:table-cell table:formula="of:=[.C284]" office:value-type="float" office:value="0.000979431929480901" calcext:value-type="float">
            <text:p>0.0009794319</text:p>
          </table:table-cell>
          <table:table-cell table:formula="of:=4+3*COS(2*PI()*[.B285])+7*COS(4*PI()*[.B285])" office:value-type="float" office:value="-3.12478553547797" calcext:value-type="float">
            <text:p>-3.1247855355</text:p>
          </table:table-cell>
          <table:table-cell table:formula="of:=[.E284]" office:value-type="float" office:value="0" calcext:value-type="float">
            <text:p>0</text:p>
          </table:table-cell>
          <table:table-cell table:formula="of:=[.D285]*COS(2*PI()*[.E285]*[.B285])" office:value-type="float" office:value="-3.12478553547797" calcext:value-type="float">
            <text:p>-3.1247855355</text:p>
          </table:table-cell>
          <table:table-cell table:number-columns-repeated="1017"/>
        </table:table-row>
        <table:table-row table:style-name="ro1">
          <table:table-cell table:formula="of:=[.A285]+1" office:value-type="float" office:value="282" calcext:value-type="float">
            <text:p>282</text:p>
          </table:table-cell>
          <table:table-cell table:formula="of:=[.B285]+[.C285]" office:value-type="float" office:value="0.276199804113615" calcext:value-type="float">
            <text:p>0.2761998041</text:p>
          </table:table-cell>
          <table:table-cell table:formula="of:=[.C285]" office:value-type="float" office:value="0.000979431929480901" calcext:value-type="float">
            <text:p>0.0009794319</text:p>
          </table:table-cell>
          <table:table-cell table:formula="of:=4+3*COS(2*PI()*[.B286])+7*COS(4*PI()*[.B286])" office:value-type="float" office:value="-3.11565362413209" calcext:value-type="float">
            <text:p>-3.1156536241</text:p>
          </table:table-cell>
          <table:table-cell table:formula="of:=[.E285]" office:value-type="float" office:value="0" calcext:value-type="float">
            <text:p>0</text:p>
          </table:table-cell>
          <table:table-cell table:formula="of:=[.D286]*COS(2*PI()*[.E286]*[.B286])" office:value-type="float" office:value="-3.11565362413209" calcext:value-type="float">
            <text:p>-3.1156536241</text:p>
          </table:table-cell>
          <table:table-cell table:number-columns-repeated="1017"/>
        </table:table-row>
        <table:table-row table:style-name="ro1">
          <table:table-cell table:formula="of:=[.A286]+1" office:value-type="float" office:value="283" calcext:value-type="float">
            <text:p>283</text:p>
          </table:table-cell>
          <table:table-cell table:formula="of:=[.B286]+[.C286]" office:value-type="float" office:value="0.277179236043096" calcext:value-type="float">
            <text:p>0.277179236</text:p>
          </table:table-cell>
          <table:table-cell table:formula="of:=[.C286]" office:value-type="float" office:value="0.000979431929480901" calcext:value-type="float">
            <text:p>0.0009794319</text:p>
          </table:table-cell>
          <table:table-cell table:formula="of:=4+3*COS(2*PI()*[.B287])+7*COS(4*PI()*[.B287])" office:value-type="float" office:value="-3.10549966959591" calcext:value-type="float">
            <text:p>-3.1054996696</text:p>
          </table:table-cell>
          <table:table-cell table:formula="of:=[.E286]" office:value-type="float" office:value="0" calcext:value-type="float">
            <text:p>0</text:p>
          </table:table-cell>
          <table:table-cell table:formula="of:=[.D287]*COS(2*PI()*[.E287]*[.B287])" office:value-type="float" office:value="-3.10549966959591" calcext:value-type="float">
            <text:p>-3.1054996696</text:p>
          </table:table-cell>
          <table:table-cell table:number-columns-repeated="1017"/>
        </table:table-row>
        <table:table-row table:style-name="ro1">
          <table:table-cell table:formula="of:=[.A287]+1" office:value-type="float" office:value="284" calcext:value-type="float">
            <text:p>284</text:p>
          </table:table-cell>
          <table:table-cell table:formula="of:=[.B287]+[.C287]" office:value-type="float" office:value="0.278158667972577" calcext:value-type="float">
            <text:p>0.278158668</text:p>
          </table:table-cell>
          <table:table-cell table:formula="of:=[.C287]" office:value-type="float" office:value="0.000979431929480901" calcext:value-type="float">
            <text:p>0.0009794319</text:p>
          </table:table-cell>
          <table:table-cell table:formula="of:=4+3*COS(2*PI()*[.B288])+7*COS(4*PI()*[.B288])" office:value-type="float" office:value="-3.09432727807135" calcext:value-type="float">
            <text:p>-3.0943272781</text:p>
          </table:table-cell>
          <table:table-cell table:formula="of:=[.E287]" office:value-type="float" office:value="0" calcext:value-type="float">
            <text:p>0</text:p>
          </table:table-cell>
          <table:table-cell table:formula="of:=[.D288]*COS(2*PI()*[.E288]*[.B288])" office:value-type="float" office:value="-3.09432727807135" calcext:value-type="float">
            <text:p>-3.0943272781</text:p>
          </table:table-cell>
          <table:table-cell table:number-columns-repeated="1017"/>
        </table:table-row>
        <table:table-row table:style-name="ro1">
          <table:table-cell table:formula="of:=[.A288]+1" office:value-type="float" office:value="285" calcext:value-type="float">
            <text:p>285</text:p>
          </table:table-cell>
          <table:table-cell table:formula="of:=[.B288]+[.C288]" office:value-type="float" office:value="0.279138099902058" calcext:value-type="float">
            <text:p>0.2791380999</text:p>
          </table:table-cell>
          <table:table-cell table:formula="of:=[.C288]" office:value-type="float" office:value="0.000979431929480901" calcext:value-type="float">
            <text:p>0.0009794319</text:p>
          </table:table-cell>
          <table:table-cell table:formula="of:=4+3*COS(2*PI()*[.B289])+7*COS(4*PI()*[.B289])" office:value-type="float" office:value="-3.08214020784222" calcext:value-type="float">
            <text:p>-3.0821402078</text:p>
          </table:table-cell>
          <table:table-cell table:formula="of:=[.E288]" office:value-type="float" office:value="0" calcext:value-type="float">
            <text:p>0</text:p>
          </table:table-cell>
          <table:table-cell table:formula="of:=[.D289]*COS(2*PI()*[.E289]*[.B289])" office:value-type="float" office:value="-3.08214020784222" calcext:value-type="float">
            <text:p>-3.0821402078</text:p>
          </table:table-cell>
          <table:table-cell table:number-columns-repeated="1017"/>
        </table:table-row>
        <table:table-row table:style-name="ro1">
          <table:table-cell table:formula="of:=[.A289]+1" office:value-type="float" office:value="286" calcext:value-type="float">
            <text:p>286</text:p>
          </table:table-cell>
          <table:table-cell table:formula="of:=[.B289]+[.C289]" office:value-type="float" office:value="0.280117531831539" calcext:value-type="float">
            <text:p>0.2801175318</text:p>
          </table:table-cell>
          <table:table-cell table:formula="of:=[.C289]" office:value-type="float" office:value="0.000979431929480901" calcext:value-type="float">
            <text:p>0.0009794319</text:p>
          </table:table-cell>
          <table:table-cell table:formula="of:=4+3*COS(2*PI()*[.B290])+7*COS(4*PI()*[.B290])" office:value-type="float" office:value="-3.06894236862668" calcext:value-type="float">
            <text:p>-3.0689423686</text:p>
          </table:table-cell>
          <table:table-cell table:formula="of:=[.E289]" office:value-type="float" office:value="0" calcext:value-type="float">
            <text:p>0</text:p>
          </table:table-cell>
          <table:table-cell table:formula="of:=[.D290]*COS(2*PI()*[.E290]*[.B290])" office:value-type="float" office:value="-3.06894236862668" calcext:value-type="float">
            <text:p>-3.0689423686</text:p>
          </table:table-cell>
          <table:table-cell table:number-columns-repeated="1017"/>
        </table:table-row>
        <table:table-row table:style-name="ro1">
          <table:table-cell table:formula="of:=[.A290]+1" office:value-type="float" office:value="287" calcext:value-type="float">
            <text:p>287</text:p>
          </table:table-cell>
          <table:table-cell table:formula="of:=[.B290]+[.C290]" office:value-type="float" office:value="0.28109696376102" calcext:value-type="float">
            <text:p>0.2810969638</text:p>
          </table:table-cell>
          <table:table-cell table:formula="of:=[.C290]" office:value-type="float" office:value="0.000979431929480901" calcext:value-type="float">
            <text:p>0.0009794319</text:p>
          </table:table-cell>
          <table:table-cell table:formula="of:=4+3*COS(2*PI()*[.B291])+7*COS(4*PI()*[.B291])" office:value-type="float" office:value="-3.05473782090683" calcext:value-type="float">
            <text:p>-3.0547378209</text:p>
          </table:table-cell>
          <table:table-cell table:formula="of:=[.E290]" office:value-type="float" office:value="0" calcext:value-type="float">
            <text:p>0</text:p>
          </table:table-cell>
          <table:table-cell table:formula="of:=[.D291]*COS(2*PI()*[.E291]*[.B291])" office:value-type="float" office:value="-3.05473782090683" calcext:value-type="float">
            <text:p>-3.0547378209</text:p>
          </table:table-cell>
          <table:table-cell table:number-columns-repeated="1017"/>
        </table:table-row>
        <table:table-row table:style-name="ro1">
          <table:table-cell table:formula="of:=[.A291]+1" office:value-type="float" office:value="288" calcext:value-type="float">
            <text:p>288</text:p>
          </table:table-cell>
          <table:table-cell table:formula="of:=[.B291]+[.C291]" office:value-type="float" office:value="0.282076395690501" calcext:value-type="float">
            <text:p>0.2820763957</text:p>
          </table:table-cell>
          <table:table-cell table:formula="of:=[.C291]" office:value-type="float" office:value="0.000979431929480901" calcext:value-type="float">
            <text:p>0.0009794319</text:p>
          </table:table-cell>
          <table:table-cell table:formula="of:=4+3*COS(2*PI()*[.B292])+7*COS(4*PI()*[.B292])" office:value-type="float" office:value="-3.03953077523558" calcext:value-type="float">
            <text:p>-3.0395307752</text:p>
          </table:table-cell>
          <table:table-cell table:formula="of:=[.E291]" office:value-type="float" office:value="0" calcext:value-type="float">
            <text:p>0</text:p>
          </table:table-cell>
          <table:table-cell table:formula="of:=[.D292]*COS(2*PI()*[.E292]*[.B292])" office:value-type="float" office:value="-3.03953077523558" calcext:value-type="float">
            <text:p>-3.0395307752</text:p>
          </table:table-cell>
          <table:table-cell table:number-columns-repeated="1017"/>
        </table:table-row>
        <table:table-row table:style-name="ro1">
          <table:table-cell table:formula="of:=[.A292]+1" office:value-type="float" office:value="289" calcext:value-type="float">
            <text:p>289</text:p>
          </table:table-cell>
          <table:table-cell table:formula="of:=[.B292]+[.C292]" office:value-type="float" office:value="0.283055827619982" calcext:value-type="float">
            <text:p>0.2830558276</text:p>
          </table:table-cell>
          <table:table-cell table:formula="of:=[.C292]" office:value-type="float" office:value="0.000979431929480901" calcext:value-type="float">
            <text:p>0.0009794319</text:p>
          </table:table-cell>
          <table:table-cell table:formula="of:=4+3*COS(2*PI()*[.B293])+7*COS(4*PI()*[.B293])" office:value-type="float" office:value="-3.0233255915208" calcext:value-type="float">
            <text:p>-3.0233255915</text:p>
          </table:table-cell>
          <table:table-cell table:formula="of:=[.E292]" office:value-type="float" office:value="0" calcext:value-type="float">
            <text:p>0</text:p>
          </table:table-cell>
          <table:table-cell table:formula="of:=[.D293]*COS(2*PI()*[.E293]*[.B293])" office:value-type="float" office:value="-3.0233255915208" calcext:value-type="float">
            <text:p>-3.0233255915</text:p>
          </table:table-cell>
          <table:table-cell table:number-columns-repeated="1017"/>
        </table:table-row>
        <table:table-row table:style-name="ro1">
          <table:table-cell table:formula="of:=[.A293]+1" office:value-type="float" office:value="290" calcext:value-type="float">
            <text:p>290</text:p>
          </table:table-cell>
          <table:table-cell table:formula="of:=[.B293]+[.C293]" office:value-type="float" office:value="0.284035259549463" calcext:value-type="float">
            <text:p>0.2840352595</text:p>
          </table:table-cell>
          <table:table-cell table:formula="of:=[.C293]" office:value-type="float" office:value="0.000979431929480901" calcext:value-type="float">
            <text:p>0.0009794319</text:p>
          </table:table-cell>
          <table:table-cell table:formula="of:=4+3*COS(2*PI()*[.B294])+7*COS(4*PI()*[.B294])" office:value-type="float" office:value="-3.00612677828705" calcext:value-type="float">
            <text:p>-3.0061267783</text:p>
          </table:table-cell>
          <table:table-cell table:formula="of:=[.E293]" office:value-type="float" office:value="0" calcext:value-type="float">
            <text:p>0</text:p>
          </table:table-cell>
          <table:table-cell table:formula="of:=[.D294]*COS(2*PI()*[.E294]*[.B294])" office:value-type="float" office:value="-3.00612677828705" calcext:value-type="float">
            <text:p>-3.0061267783</text:p>
          </table:table-cell>
          <table:table-cell table:number-columns-repeated="1017"/>
        </table:table-row>
        <table:table-row table:style-name="ro1">
          <table:table-cell table:formula="of:=[.A294]+1" office:value-type="float" office:value="291" calcext:value-type="float">
            <text:p>291</text:p>
          </table:table-cell>
          <table:table-cell table:formula="of:=[.B294]+[.C294]" office:value-type="float" office:value="0.285014691478944" calcext:value-type="float">
            <text:p>0.2850146915</text:p>
          </table:table-cell>
          <table:table-cell table:formula="of:=[.C294]" office:value-type="float" office:value="0.000979431929480901" calcext:value-type="float">
            <text:p>0.0009794319</text:p>
          </table:table-cell>
          <table:table-cell table:formula="of:=4+3*COS(2*PI()*[.B295])+7*COS(4*PI()*[.B295])" office:value-type="float" office:value="-2.98793899191484" calcext:value-type="float">
            <text:p>-2.9879389919</text:p>
          </table:table-cell>
          <table:table-cell table:formula="of:=[.E294]" office:value-type="float" office:value="0" calcext:value-type="float">
            <text:p>0</text:p>
          </table:table-cell>
          <table:table-cell table:formula="of:=[.D295]*COS(2*PI()*[.E295]*[.B295])" office:value-type="float" office:value="-2.98793899191484" calcext:value-type="float">
            <text:p>-2.9879389919</text:p>
          </table:table-cell>
          <table:table-cell table:number-columns-repeated="1017"/>
        </table:table-row>
        <table:table-row table:style-name="ro1">
          <table:table-cell table:formula="of:=[.A295]+1" office:value-type="float" office:value="292" calcext:value-type="float">
            <text:p>292</text:p>
          </table:table-cell>
          <table:table-cell table:formula="of:=[.B295]+[.C295]" office:value-type="float" office:value="0.285994123408425" calcext:value-type="float">
            <text:p>0.2859941234</text:p>
          </table:table-cell>
          <table:table-cell table:formula="of:=[.C295]" office:value-type="float" office:value="0.000979431929480901" calcext:value-type="float">
            <text:p>0.0009794319</text:p>
          </table:table-cell>
          <table:table-cell table:formula="of:=4+3*COS(2*PI()*[.B296])+7*COS(4*PI()*[.B296])" office:value-type="float" office:value="-2.96876703585755" calcext:value-type="float">
            <text:p>-2.9687670359</text:p>
          </table:table-cell>
          <table:table-cell table:formula="of:=[.E295]" office:value-type="float" office:value="0" calcext:value-type="float">
            <text:p>0</text:p>
          </table:table-cell>
          <table:table-cell table:formula="of:=[.D296]*COS(2*PI()*[.E296]*[.B296])" office:value-type="float" office:value="-2.96876703585755" calcext:value-type="float">
            <text:p>-2.9687670359</text:p>
          </table:table-cell>
          <table:table-cell table:number-columns-repeated="1017"/>
        </table:table-row>
        <table:table-row table:style-name="ro1">
          <table:table-cell table:formula="of:=[.A296]+1" office:value-type="float" office:value="293" calcext:value-type="float">
            <text:p>293</text:p>
          </table:table-cell>
          <table:table-cell table:formula="of:=[.B296]+[.C296]" office:value-type="float" office:value="0.286973555337905" calcext:value-type="float">
            <text:p>0.2869735553</text:p>
          </table:table-cell>
          <table:table-cell table:formula="of:=[.C296]" office:value-type="float" office:value="0.000979431929480901" calcext:value-type="float">
            <text:p>0.0009794319</text:p>
          </table:table-cell>
          <table:table-cell table:formula="of:=4+3*COS(2*PI()*[.B297])+7*COS(4*PI()*[.B297])" office:value-type="float" office:value="-2.94861585983626" calcext:value-type="float">
            <text:p>-2.9486158598</text:p>
          </table:table-cell>
          <table:table-cell table:formula="of:=[.E296]" office:value-type="float" office:value="0" calcext:value-type="float">
            <text:p>0</text:p>
          </table:table-cell>
          <table:table-cell table:formula="of:=[.D297]*COS(2*PI()*[.E297]*[.B297])" office:value-type="float" office:value="-2.94861585983626" calcext:value-type="float">
            <text:p>-2.9486158598</text:p>
          </table:table-cell>
          <table:table-cell table:number-columns-repeated="1017"/>
        </table:table-row>
        <table:table-row table:style-name="ro1">
          <table:table-cell table:formula="of:=[.A297]+1" office:value-type="float" office:value="294" calcext:value-type="float">
            <text:p>294</text:p>
          </table:table-cell>
          <table:table-cell table:formula="of:=[.B297]+[.C297]" office:value-type="float" office:value="0.287952987267386" calcext:value-type="float">
            <text:p>0.2879529873</text:p>
          </table:table-cell>
          <table:table-cell table:formula="of:=[.C297]" office:value-type="float" office:value="0.000979431929480901" calcext:value-type="float">
            <text:p>0.0009794319</text:p>
          </table:table-cell>
          <table:table-cell table:formula="of:=4+3*COS(2*PI()*[.B298])+7*COS(4*PI()*[.B298])" office:value-type="float" office:value="-2.92749055901244" calcext:value-type="float">
            <text:p>-2.927490559</text:p>
          </table:table-cell>
          <table:table-cell table:formula="of:=[.E297]" office:value-type="float" office:value="0" calcext:value-type="float">
            <text:p>0</text:p>
          </table:table-cell>
          <table:table-cell table:formula="of:=[.D298]*COS(2*PI()*[.E298]*[.B298])" office:value-type="float" office:value="-2.92749055901244" calcext:value-type="float">
            <text:p>-2.927490559</text:p>
          </table:table-cell>
          <table:table-cell table:number-columns-repeated="1017"/>
        </table:table-row>
        <table:table-row table:style-name="ro1">
          <table:table-cell table:formula="of:=[.A298]+1" office:value-type="float" office:value="295" calcext:value-type="float">
            <text:p>295</text:p>
          </table:table-cell>
          <table:table-cell table:formula="of:=[.B298]+[.C298]" office:value-type="float" office:value="0.288932419196867" calcext:value-type="float">
            <text:p>0.2889324192</text:p>
          </table:table-cell>
          <table:table-cell table:formula="of:=[.C298]" office:value-type="float" office:value="0.000979431929480901" calcext:value-type="float">
            <text:p>0.0009794319</text:p>
          </table:table-cell>
          <table:table-cell table:formula="of:=4+3*COS(2*PI()*[.B299])+7*COS(4*PI()*[.B299])" office:value-type="float" office:value="-2.90539637313884" calcext:value-type="float">
            <text:p>-2.9053963731</text:p>
          </table:table-cell>
          <table:table-cell table:formula="of:=[.E298]" office:value-type="float" office:value="0" calcext:value-type="float">
            <text:p>0</text:p>
          </table:table-cell>
          <table:table-cell table:formula="of:=[.D299]*COS(2*PI()*[.E299]*[.B299])" office:value-type="float" office:value="-2.90539637313884" calcext:value-type="float">
            <text:p>-2.9053963731</text:p>
          </table:table-cell>
          <table:table-cell table:number-columns-repeated="1017"/>
        </table:table-row>
        <table:table-row table:style-name="ro1">
          <table:table-cell table:formula="of:=[.A299]+1" office:value-type="float" office:value="296" calcext:value-type="float">
            <text:p>296</text:p>
          </table:table-cell>
          <table:table-cell table:formula="of:=[.B299]+[.C299]" office:value-type="float" office:value="0.289911851126348" calcext:value-type="float">
            <text:p>0.2899118511</text:p>
          </table:table-cell>
          <table:table-cell table:formula="of:=[.C299]" office:value-type="float" office:value="0.000979431929480901" calcext:value-type="float">
            <text:p>0.0009794319</text:p>
          </table:table-cell>
          <table:table-cell table:formula="of:=4+3*COS(2*PI()*[.B300])+7*COS(4*PI()*[.B300])" office:value-type="float" office:value="-2.88233868568845" calcext:value-type="float">
            <text:p>-2.8823386857</text:p>
          </table:table-cell>
          <table:table-cell table:formula="of:=[.E299]" office:value-type="float" office:value="0" calcext:value-type="float">
            <text:p>0</text:p>
          </table:table-cell>
          <table:table-cell table:formula="of:=[.D300]*COS(2*PI()*[.E300]*[.B300])" office:value-type="float" office:value="-2.88233868568845" calcext:value-type="float">
            <text:p>-2.8823386857</text:p>
          </table:table-cell>
          <table:table-cell table:number-columns-repeated="1017"/>
        </table:table-row>
        <table:table-row table:style-name="ro1">
          <table:table-cell table:formula="of:=[.A300]+1" office:value-type="float" office:value="297" calcext:value-type="float">
            <text:p>297</text:p>
          </table:table-cell>
          <table:table-cell table:formula="of:=[.B300]+[.C300]" office:value-type="float" office:value="0.290891283055829" calcext:value-type="float">
            <text:p>0.2908912831</text:p>
          </table:table-cell>
          <table:table-cell table:formula="of:=[.C300]" office:value-type="float" office:value="0.000979431929480901" calcext:value-type="float">
            <text:p>0.0009794319</text:p>
          </table:table-cell>
          <table:table-cell table:formula="of:=4+3*COS(2*PI()*[.B301])+7*COS(4*PI()*[.B301])" office:value-type="float" office:value="-2.8583230229619" calcext:value-type="float">
            <text:p>-2.858323023</text:p>
          </table:table-cell>
          <table:table-cell table:formula="of:=[.E300]" office:value-type="float" office:value="0" calcext:value-type="float">
            <text:p>0</text:p>
          </table:table-cell>
          <table:table-cell table:formula="of:=[.D301]*COS(2*PI()*[.E301]*[.B301])" office:value-type="float" office:value="-2.8583230229619" calcext:value-type="float">
            <text:p>-2.858323023</text:p>
          </table:table-cell>
          <table:table-cell table:number-columns-repeated="1017"/>
        </table:table-row>
        <table:table-row table:style-name="ro1">
          <table:table-cell table:formula="of:=[.A301]+1" office:value-type="float" office:value="298" calcext:value-type="float">
            <text:p>298</text:p>
          </table:table-cell>
          <table:table-cell table:formula="of:=[.B301]+[.C301]" office:value-type="float" office:value="0.29187071498531" calcext:value-type="float">
            <text:p>0.291870715</text:p>
          </table:table-cell>
          <table:table-cell table:formula="of:=[.C301]" office:value-type="float" office:value="0.000979431929480901" calcext:value-type="float">
            <text:p>0.0009794319</text:p>
          </table:table-cell>
          <table:table-cell table:formula="of:=4+3*COS(2*PI()*[.B302])+7*COS(4*PI()*[.B302])" office:value-type="float" office:value="-2.8333550531733" calcext:value-type="float">
            <text:p>-2.8333550532</text:p>
          </table:table-cell>
          <table:table-cell table:formula="of:=[.E301]" office:value-type="float" office:value="0" calcext:value-type="float">
            <text:p>0</text:p>
          </table:table-cell>
          <table:table-cell table:formula="of:=[.D302]*COS(2*PI()*[.E302]*[.B302])" office:value-type="float" office:value="-2.8333550531733" calcext:value-type="float">
            <text:p>-2.8333550532</text:p>
          </table:table-cell>
          <table:table-cell table:number-columns-repeated="1017"/>
        </table:table-row>
        <table:table-row table:style-name="ro1">
          <table:table-cell table:formula="of:=[.A302]+1" office:value-type="float" office:value="299" calcext:value-type="float">
            <text:p>299</text:p>
          </table:table-cell>
          <table:table-cell table:formula="of:=[.B302]+[.C302]" office:value-type="float" office:value="0.292850146914791" calcext:value-type="float">
            <text:p>0.2928501469</text:p>
          </table:table-cell>
          <table:table-cell table:formula="of:=[.C302]" office:value-type="float" office:value="0.000979431929480901" calcext:value-type="float">
            <text:p>0.0009794319</text:p>
          </table:table-cell>
          <table:table-cell table:formula="of:=4+3*COS(2*PI()*[.B303])+7*COS(4*PI()*[.B303])" office:value-type="float" office:value="-2.80744058551472" calcext:value-type="float">
            <text:p>-2.8074405855</text:p>
          </table:table-cell>
          <table:table-cell table:formula="of:=[.E302]" office:value-type="float" office:value="0" calcext:value-type="float">
            <text:p>0</text:p>
          </table:table-cell>
          <table:table-cell table:formula="of:=[.D303]*COS(2*PI()*[.E303]*[.B303])" office:value-type="float" office:value="-2.80744058551472" calcext:value-type="float">
            <text:p>-2.8074405855</text:p>
          </table:table-cell>
          <table:table-cell table:number-columns-repeated="1017"/>
        </table:table-row>
        <table:table-row table:style-name="ro1">
          <table:table-cell table:formula="of:=[.A303]+1" office:value-type="float" office:value="300" calcext:value-type="float">
            <text:p>300</text:p>
          </table:table-cell>
          <table:table-cell table:formula="of:=[.B303]+[.C303]" office:value-type="float" office:value="0.293829578844272" calcext:value-type="float">
            <text:p>0.2938295788</text:p>
          </table:table-cell>
          <table:table-cell table:formula="of:=[.C303]" office:value-type="float" office:value="0.000979431929480901" calcext:value-type="float">
            <text:p>0.0009794319</text:p>
          </table:table-cell>
          <table:table-cell table:formula="of:=4+3*COS(2*PI()*[.B304])+7*COS(4*PI()*[.B304])" office:value-type="float" office:value="-2.78058556919945" calcext:value-type="float">
            <text:p>-2.7805855692</text:p>
          </table:table-cell>
          <table:table-cell table:formula="of:=[.E303]" office:value-type="float" office:value="0" calcext:value-type="float">
            <text:p>0</text:p>
          </table:table-cell>
          <table:table-cell table:formula="of:=[.D304]*COS(2*PI()*[.E304]*[.B304])" office:value-type="float" office:value="-2.78058556919945" calcext:value-type="float">
            <text:p>-2.7805855692</text:p>
          </table:table-cell>
          <table:table-cell table:number-columns-repeated="1017"/>
        </table:table-row>
        <table:table-row table:style-name="ro1">
          <table:table-cell table:formula="of:=[.A304]+1" office:value-type="float" office:value="301" calcext:value-type="float">
            <text:p>301</text:p>
          </table:table-cell>
          <table:table-cell table:formula="of:=[.B304]+[.C304]" office:value-type="float" office:value="0.294809010773753" calcext:value-type="float">
            <text:p>0.2948090108</text:p>
          </table:table-cell>
          <table:table-cell table:formula="of:=[.C304]" office:value-type="float" office:value="0.000979431929480901" calcext:value-type="float">
            <text:p>0.0009794319</text:p>
          </table:table-cell>
          <table:table-cell table:formula="of:=4+3*COS(2*PI()*[.B305])+7*COS(4*PI()*[.B305])" office:value-type="float" office:value="-2.75279609248414" calcext:value-type="float">
            <text:p>-2.7527960925</text:p>
          </table:table-cell>
          <table:table-cell table:formula="of:=[.E304]" office:value-type="float" office:value="0" calcext:value-type="float">
            <text:p>0</text:p>
          </table:table-cell>
          <table:table-cell table:formula="of:=[.D305]*COS(2*PI()*[.E305]*[.B305])" office:value-type="float" office:value="-2.75279609248414" calcext:value-type="float">
            <text:p>-2.7527960925</text:p>
          </table:table-cell>
          <table:table-cell table:number-columns-repeated="1017"/>
        </table:table-row>
        <table:table-row table:style-name="ro1">
          <table:table-cell table:formula="of:=[.A305]+1" office:value-type="float" office:value="302" calcext:value-type="float">
            <text:p>302</text:p>
          </table:table-cell>
          <table:table-cell table:formula="of:=[.B305]+[.C305]" office:value-type="float" office:value="0.295788442703234" calcext:value-type="float">
            <text:p>0.2957884427</text:p>
          </table:table-cell>
          <table:table-cell table:formula="of:=[.C305]" office:value-type="float" office:value="0.000979431929480901" calcext:value-type="float">
            <text:p>0.0009794319</text:p>
          </table:table-cell>
          <table:table-cell table:formula="of:=4+3*COS(2*PI()*[.B306])+7*COS(4*PI()*[.B306])" office:value-type="float" office:value="-2.72407838167002" calcext:value-type="float">
            <text:p>-2.7240783817</text:p>
          </table:table-cell>
          <table:table-cell table:formula="of:=[.E305]" office:value-type="float" office:value="0" calcext:value-type="float">
            <text:p>0</text:p>
          </table:table-cell>
          <table:table-cell table:formula="of:=[.D306]*COS(2*PI()*[.E306]*[.B306])" office:value-type="float" office:value="-2.72407838167002" calcext:value-type="float">
            <text:p>-2.7240783817</text:p>
          </table:table-cell>
          <table:table-cell table:number-columns-repeated="1017"/>
        </table:table-row>
        <table:table-row table:style-name="ro1">
          <table:table-cell table:formula="of:=[.A306]+1" office:value-type="float" office:value="303" calcext:value-type="float">
            <text:p>303</text:p>
          </table:table-cell>
          <table:table-cell table:formula="of:=[.B306]+[.C306]" office:value-type="float" office:value="0.296767874632715" calcext:value-type="float">
            <text:p>0.2967678746</text:p>
          </table:table-cell>
          <table:table-cell table:formula="of:=[.C306]" office:value-type="float" office:value="0.000979431929480901" calcext:value-type="float">
            <text:p>0.0009794319</text:p>
          </table:table-cell>
          <table:table-cell table:formula="of:=4+3*COS(2*PI()*[.B307])+7*COS(4*PI()*[.B307])" office:value-type="float" office:value="-2.69443880008338" calcext:value-type="float">
            <text:p>-2.6944388001</text:p>
          </table:table-cell>
          <table:table-cell table:formula="of:=[.E306]" office:value-type="float" office:value="0" calcext:value-type="float">
            <text:p>0</text:p>
          </table:table-cell>
          <table:table-cell table:formula="of:=[.D307]*COS(2*PI()*[.E307]*[.B307])" office:value-type="float" office:value="-2.69443880008338" calcext:value-type="float">
            <text:p>-2.6944388001</text:p>
          </table:table-cell>
          <table:table-cell table:number-columns-repeated="1017"/>
        </table:table-row>
        <table:table-row table:style-name="ro1">
          <table:table-cell table:formula="of:=[.A307]+1" office:value-type="float" office:value="304" calcext:value-type="float">
            <text:p>304</text:p>
          </table:table-cell>
          <table:table-cell table:formula="of:=[.B307]+[.C307]" office:value-type="float" office:value="0.297747306562195" calcext:value-type="float">
            <text:p>0.2977473066</text:p>
          </table:table-cell>
          <table:table-cell table:formula="of:=[.C307]" office:value-type="float" office:value="0.000979431929480901" calcext:value-type="float">
            <text:p>0.0009794319</text:p>
          </table:table-cell>
          <table:table-cell table:formula="of:=4+3*COS(2*PI()*[.B308])+7*COS(4*PI()*[.B308])" office:value-type="float" office:value="-2.6638838470354" calcext:value-type="float">
            <text:p>-2.663883847</text:p>
          </table:table-cell>
          <table:table-cell table:formula="of:=[.E307]" office:value-type="float" office:value="0" calcext:value-type="float">
            <text:p>0</text:p>
          </table:table-cell>
          <table:table-cell table:formula="of:=[.D308]*COS(2*PI()*[.E308]*[.B308])" office:value-type="float" office:value="-2.6638838470354" calcext:value-type="float">
            <text:p>-2.663883847</text:p>
          </table:table-cell>
          <table:table-cell table:number-columns-repeated="1017"/>
        </table:table-row>
        <table:table-row table:style-name="ro1">
          <table:table-cell table:formula="of:=[.A308]+1" office:value-type="float" office:value="305" calcext:value-type="float">
            <text:p>305</text:p>
          </table:table-cell>
          <table:table-cell table:formula="of:=[.B308]+[.C308]" office:value-type="float" office:value="0.298726738491676" calcext:value-type="float">
            <text:p>0.2987267385</text:p>
          </table:table-cell>
          <table:table-cell table:formula="of:=[.C308]" office:value-type="float" office:value="0.000979431929480901" calcext:value-type="float">
            <text:p>0.0009794319</text:p>
          </table:table-cell>
          <table:table-cell table:formula="of:=4+3*COS(2*PI()*[.B309])+7*COS(4*PI()*[.B309])" office:value-type="float" office:value="-2.63242015676148" calcext:value-type="float">
            <text:p>-2.6324201568</text:p>
          </table:table-cell>
          <table:table-cell table:formula="of:=[.E308]" office:value-type="float" office:value="0" calcext:value-type="float">
            <text:p>0</text:p>
          </table:table-cell>
          <table:table-cell table:formula="of:=[.D309]*COS(2*PI()*[.E309]*[.B309])" office:value-type="float" office:value="-2.63242015676148" calcext:value-type="float">
            <text:p>-2.6324201568</text:p>
          </table:table-cell>
          <table:table-cell table:number-columns-repeated="1017"/>
        </table:table-row>
        <table:table-row table:style-name="ro1">
          <table:table-cell table:formula="of:=[.A309]+1" office:value-type="float" office:value="306" calcext:value-type="float">
            <text:p>306</text:p>
          </table:table-cell>
          <table:table-cell table:formula="of:=[.B309]+[.C309]" office:value-type="float" office:value="0.299706170421157" calcext:value-type="float">
            <text:p>0.2997061704</text:p>
          </table:table-cell>
          <table:table-cell table:formula="of:=[.C309]" office:value-type="float" office:value="0.000979431929480901" calcext:value-type="float">
            <text:p>0.0009794319</text:p>
          </table:table-cell>
          <table:table-cell table:formula="of:=4+3*COS(2*PI()*[.B310])+7*COS(4*PI()*[.B310])" office:value-type="float" office:value="-2.60005449734034" calcext:value-type="float">
            <text:p>-2.6000544973</text:p>
          </table:table-cell>
          <table:table-cell table:formula="of:=[.E309]" office:value-type="float" office:value="0" calcext:value-type="float">
            <text:p>0</text:p>
          </table:table-cell>
          <table:table-cell table:formula="of:=[.D310]*COS(2*PI()*[.E310]*[.B310])" office:value-type="float" office:value="-2.60005449734034" calcext:value-type="float">
            <text:p>-2.6000544973</text:p>
          </table:table-cell>
          <table:table-cell table:number-columns-repeated="1017"/>
        </table:table-row>
        <table:table-row table:style-name="ro1">
          <table:table-cell table:formula="of:=[.A310]+1" office:value-type="float" office:value="307" calcext:value-type="float">
            <text:p>307</text:p>
          </table:table-cell>
          <table:table-cell table:formula="of:=[.B310]+[.C310]" office:value-type="float" office:value="0.300685602350638" calcext:value-type="float">
            <text:p>0.3006856024</text:p>
          </table:table-cell>
          <table:table-cell table:formula="of:=[.C310]" office:value-type="float" office:value="0.000979431929480901" calcext:value-type="float">
            <text:p>0.0009794319</text:p>
          </table:table-cell>
          <table:table-cell table:formula="of:=4+3*COS(2*PI()*[.B311])+7*COS(4*PI()*[.B311])" office:value-type="float" office:value="-2.56679376959296" calcext:value-type="float">
            <text:p>-2.5667937696</text:p>
          </table:table-cell>
          <table:table-cell table:formula="of:=[.E310]" office:value-type="float" office:value="0" calcext:value-type="float">
            <text:p>0</text:p>
          </table:table-cell>
          <table:table-cell table:formula="of:=[.D311]*COS(2*PI()*[.E311]*[.B311])" office:value-type="float" office:value="-2.56679376959296" calcext:value-type="float">
            <text:p>-2.5667937696</text:p>
          </table:table-cell>
          <table:table-cell table:number-columns-repeated="1017"/>
        </table:table-row>
        <table:table-row table:style-name="ro1">
          <table:table-cell table:formula="of:=[.A311]+1" office:value-type="float" office:value="308" calcext:value-type="float">
            <text:p>308</text:p>
          </table:table-cell>
          <table:table-cell table:formula="of:=[.B311]+[.C311]" office:value-type="float" office:value="0.301665034280119" calcext:value-type="float">
            <text:p>0.3016650343</text:p>
          </table:table-cell>
          <table:table-cell table:formula="of:=[.C311]" office:value-type="float" office:value="0.000979431929480901" calcext:value-type="float">
            <text:p>0.0009794319</text:p>
          </table:table-cell>
          <table:table-cell table:formula="of:=4+3*COS(2*PI()*[.B312])+7*COS(4*PI()*[.B312])" office:value-type="float" office:value="-2.53264500596155" calcext:value-type="float">
            <text:p>-2.532645006</text:p>
          </table:table-cell>
          <table:table-cell table:formula="of:=[.E311]" office:value-type="float" office:value="0" calcext:value-type="float">
            <text:p>0</text:p>
          </table:table-cell>
          <table:table-cell table:formula="of:=[.D312]*COS(2*PI()*[.E312]*[.B312])" office:value-type="float" office:value="-2.53264500596155" calcext:value-type="float">
            <text:p>-2.532645006</text:p>
          </table:table-cell>
          <table:table-cell table:number-columns-repeated="1017"/>
        </table:table-row>
        <table:table-row table:style-name="ro1">
          <table:table-cell table:formula="of:=[.A312]+1" office:value-type="float" office:value="309" calcext:value-type="float">
            <text:p>309</text:p>
          </table:table-cell>
          <table:table-cell table:formula="of:=[.B312]+[.C312]" office:value-type="float" office:value="0.3026444662096" calcext:value-type="float">
            <text:p>0.3026444662</text:p>
          </table:table-cell>
          <table:table-cell table:formula="of:=[.C312]" office:value-type="float" office:value="0.000979431929480901" calcext:value-type="float">
            <text:p>0.0009794319</text:p>
          </table:table-cell>
          <table:table-cell table:formula="of:=4+3*COS(2*PI()*[.B313])+7*COS(4*PI()*[.B313])" office:value-type="float" office:value="-2.49761536936875" calcext:value-type="float">
            <text:p>-2.4976153694</text:p>
          </table:table-cell>
          <table:table-cell table:formula="of:=[.E312]" office:value-type="float" office:value="0" calcext:value-type="float">
            <text:p>0</text:p>
          </table:table-cell>
          <table:table-cell table:formula="of:=[.D313]*COS(2*PI()*[.E313]*[.B313])" office:value-type="float" office:value="-2.49761536936875" calcext:value-type="float">
            <text:p>-2.4976153694</text:p>
          </table:table-cell>
          <table:table-cell table:number-columns-repeated="1017"/>
        </table:table-row>
        <table:table-row table:style-name="ro1">
          <table:table-cell table:formula="of:=[.A313]+1" office:value-type="float" office:value="310" calcext:value-type="float">
            <text:p>310</text:p>
          </table:table-cell>
          <table:table-cell table:formula="of:=[.B313]+[.C313]" office:value-type="float" office:value="0.303623898139081" calcext:value-type="float">
            <text:p>0.3036238981</text:p>
          </table:table-cell>
          <table:table-cell table:formula="of:=[.C313]" office:value-type="float" office:value="0.000979431929480901" calcext:value-type="float">
            <text:p>0.0009794319</text:p>
          </table:table-cell>
          <table:table-cell table:formula="of:=4+3*COS(2*PI()*[.B314])+7*COS(4*PI()*[.B314])" office:value-type="float" office:value="-2.4617121520572" calcext:value-type="float">
            <text:p>-2.4617121521</text:p>
          </table:table-cell>
          <table:table-cell table:formula="of:=[.E313]" office:value-type="float" office:value="0" calcext:value-type="float">
            <text:p>0</text:p>
          </table:table-cell>
          <table:table-cell table:formula="of:=[.D314]*COS(2*PI()*[.E314]*[.B314])" office:value-type="float" office:value="-2.4617121520572" calcext:value-type="float">
            <text:p>-2.4617121521</text:p>
          </table:table-cell>
          <table:table-cell table:number-columns-repeated="1017"/>
        </table:table-row>
        <table:table-row table:style-name="ro1">
          <table:table-cell table:formula="of:=[.A314]+1" office:value-type="float" office:value="311" calcext:value-type="float">
            <text:p>311</text:p>
          </table:table-cell>
          <table:table-cell table:formula="of:=[.B314]+[.C314]" office:value-type="float" office:value="0.304603330068562" calcext:value-type="float">
            <text:p>0.3046033301</text:p>
          </table:table-cell>
          <table:table-cell table:formula="of:=[.C314]" office:value-type="float" office:value="0.000979431929480901" calcext:value-type="float">
            <text:p>0.0009794319</text:p>
          </table:table-cell>
          <table:table-cell table:formula="of:=4+3*COS(2*PI()*[.B315])+7*COS(4*PI()*[.B315])" office:value-type="float" office:value="-2.4249427744097" calcext:value-type="float">
            <text:p>-2.4249427744</text:p>
          </table:table-cell>
          <table:table-cell table:formula="of:=[.E314]" office:value-type="float" office:value="0" calcext:value-type="float">
            <text:p>0</text:p>
          </table:table-cell>
          <table:table-cell table:formula="of:=[.D315]*COS(2*PI()*[.E315]*[.B315])" office:value-type="float" office:value="-2.4249427744097" calcext:value-type="float">
            <text:p>-2.4249427744</text:p>
          </table:table-cell>
          <table:table-cell table:number-columns-repeated="1017"/>
        </table:table-row>
        <table:table-row table:style-name="ro1">
          <table:table-cell table:formula="of:=[.A315]+1" office:value-type="float" office:value="312" calcext:value-type="float">
            <text:p>312</text:p>
          </table:table-cell>
          <table:table-cell table:formula="of:=[.B315]+[.C315]" office:value-type="float" office:value="0.305582761998043" calcext:value-type="float">
            <text:p>0.305582762</text:p>
          </table:table-cell>
          <table:table-cell table:formula="of:=[.C315]" office:value-type="float" office:value="0.000979431929480901" calcext:value-type="float">
            <text:p>0.0009794319</text:p>
          </table:table-cell>
          <table:table-cell table:formula="of:=4+3*COS(2*PI()*[.B316])+7*COS(4*PI()*[.B316])" office:value-type="float" office:value="-2.38731478375008" calcext:value-type="float">
            <text:p>-2.3873147838</text:p>
          </table:table-cell>
          <table:table-cell table:formula="of:=[.E315]" office:value-type="float" office:value="0" calcext:value-type="float">
            <text:p>0</text:p>
          </table:table-cell>
          <table:table-cell table:formula="of:=[.D316]*COS(2*PI()*[.E316]*[.B316])" office:value-type="float" office:value="-2.38731478375008" calcext:value-type="float">
            <text:p>-2.3873147838</text:p>
          </table:table-cell>
          <table:table-cell table:number-columns-repeated="1017"/>
        </table:table-row>
        <table:table-row table:style-name="ro1">
          <table:table-cell table:formula="of:=[.A316]+1" office:value-type="float" office:value="313" calcext:value-type="float">
            <text:p>313</text:p>
          </table:table-cell>
          <table:table-cell table:formula="of:=[.B316]+[.C316]" office:value-type="float" office:value="0.306562193927524" calcext:value-type="float">
            <text:p>0.3065621939</text:p>
          </table:table-cell>
          <table:table-cell table:formula="of:=[.C316]" office:value-type="float" office:value="0.000979431929480901" calcext:value-type="float">
            <text:p>0.0009794319</text:p>
          </table:table-cell>
          <table:table-cell table:formula="of:=4+3*COS(2*PI()*[.B317])+7*COS(4*PI()*[.B317])" office:value-type="float" office:value="-2.34883585312507" calcext:value-type="float">
            <text:p>-2.3488358531</text:p>
          </table:table-cell>
          <table:table-cell table:formula="of:=[.E316]" office:value-type="float" office:value="0" calcext:value-type="float">
            <text:p>0</text:p>
          </table:table-cell>
          <table:table-cell table:formula="of:=[.D317]*COS(2*PI()*[.E317]*[.B317])" office:value-type="float" office:value="-2.34883585312507" calcext:value-type="float">
            <text:p>-2.3488358531</text:p>
          </table:table-cell>
          <table:table-cell table:number-columns-repeated="1017"/>
        </table:table-row>
        <table:table-row table:style-name="ro1">
          <table:table-cell table:formula="of:=[.A317]+1" office:value-type="float" office:value="314" calcext:value-type="float">
            <text:p>314</text:p>
          </table:table-cell>
          <table:table-cell table:formula="of:=[.B317]+[.C317]" office:value-type="float" office:value="0.307541625857005" calcext:value-type="float">
            <text:p>0.3075416259</text:p>
          </table:table-cell>
          <table:table-cell table:formula="of:=[.C317]" office:value-type="float" office:value="0.000979431929480901" calcext:value-type="float">
            <text:p>0.0009794319</text:p>
          </table:table-cell>
          <table:table-cell table:formula="of:=4+3*COS(2*PI()*[.B318])+7*COS(4*PI()*[.B318])" office:value-type="float" office:value="-2.30951378006718" calcext:value-type="float">
            <text:p>-2.3095137801</text:p>
          </table:table-cell>
          <table:table-cell table:formula="of:=[.E317]" office:value-type="float" office:value="0" calcext:value-type="float">
            <text:p>0</text:p>
          </table:table-cell>
          <table:table-cell table:formula="of:=[.D318]*COS(2*PI()*[.E318]*[.B318])" office:value-type="float" office:value="-2.30951378006718" calcext:value-type="float">
            <text:p>-2.3095137801</text:p>
          </table:table-cell>
          <table:table-cell table:number-columns-repeated="1017"/>
        </table:table-row>
        <table:table-row table:style-name="ro1">
          <table:table-cell table:formula="of:=[.A318]+1" office:value-type="float" office:value="315" calcext:value-type="float">
            <text:p>315</text:p>
          </table:table-cell>
          <table:table-cell table:formula="of:=[.B318]+[.C318]" office:value-type="float" office:value="0.308521057786485" calcext:value-type="float">
            <text:p>0.3085210578</text:p>
          </table:table-cell>
          <table:table-cell table:formula="of:=[.C318]" office:value-type="float" office:value="0.000979431929480901" calcext:value-type="float">
            <text:p>0.0009794319</text:p>
          </table:table-cell>
          <table:table-cell table:formula="of:=4+3*COS(2*PI()*[.B319])+7*COS(4*PI()*[.B319])" office:value-type="float" office:value="-2.26935648533901" calcext:value-type="float">
            <text:p>-2.2693564853</text:p>
          </table:table-cell>
          <table:table-cell table:formula="of:=[.E318]" office:value-type="float" office:value="0" calcext:value-type="float">
            <text:p>0</text:p>
          </table:table-cell>
          <table:table-cell table:formula="of:=[.D319]*COS(2*PI()*[.E319]*[.B319])" office:value-type="float" office:value="-2.26935648533901" calcext:value-type="float">
            <text:p>-2.2693564853</text:p>
          </table:table-cell>
          <table:table-cell table:number-columns-repeated="1017"/>
        </table:table-row>
        <table:table-row table:style-name="ro1">
          <table:table-cell table:formula="of:=[.A319]+1" office:value-type="float" office:value="316" calcext:value-type="float">
            <text:p>316</text:p>
          </table:table-cell>
          <table:table-cell table:formula="of:=[.B319]+[.C319]" office:value-type="float" office:value="0.309500489715966" calcext:value-type="float">
            <text:p>0.3095004897</text:p>
          </table:table-cell>
          <table:table-cell table:formula="of:=[.C319]" office:value-type="float" office:value="0.000979431929480901" calcext:value-type="float">
            <text:p>0.0009794319</text:p>
          </table:table-cell>
          <table:table-cell table:formula="of:=4+3*COS(2*PI()*[.B320])+7*COS(4*PI()*[.B320])" office:value-type="float" office:value="-2.22837201165898" calcext:value-type="float">
            <text:p>-2.2283720117</text:p>
          </table:table-cell>
          <table:table-cell table:formula="of:=[.E319]" office:value-type="float" office:value="0" calcext:value-type="float">
            <text:p>0</text:p>
          </table:table-cell>
          <table:table-cell table:formula="of:=[.D320]*COS(2*PI()*[.E320]*[.B320])" office:value-type="float" office:value="-2.22837201165898" calcext:value-type="float">
            <text:p>-2.2283720117</text:p>
          </table:table-cell>
          <table:table-cell table:number-columns-repeated="1017"/>
        </table:table-row>
        <table:table-row table:style-name="ro1">
          <table:table-cell table:formula="of:=[.A320]+1" office:value-type="float" office:value="317" calcext:value-type="float">
            <text:p>317</text:p>
          </table:table-cell>
          <table:table-cell table:formula="of:=[.B320]+[.C320]" office:value-type="float" office:value="0.310479921645447" calcext:value-type="float">
            <text:p>0.3104799216</text:p>
          </table:table-cell>
          <table:table-cell table:formula="of:=[.C320]" office:value-type="float" office:value="0.000979431929480901" calcext:value-type="float">
            <text:p>0.0009794319</text:p>
          </table:table-cell>
          <table:table-cell table:formula="of:=4+3*COS(2*PI()*[.B321])+7*COS(4*PI()*[.B321])" office:value-type="float" office:value="-2.18656852240881" calcext:value-type="float">
            <text:p>-2.1865685224</text:p>
          </table:table-cell>
          <table:table-cell table:formula="of:=[.E320]" office:value-type="float" office:value="0" calcext:value-type="float">
            <text:p>0</text:p>
          </table:table-cell>
          <table:table-cell table:formula="of:=[.D321]*COS(2*PI()*[.E321]*[.B321])" office:value-type="float" office:value="-2.18656852240881" calcext:value-type="float">
            <text:p>-2.1865685224</text:p>
          </table:table-cell>
          <table:table-cell table:number-columns-repeated="1017"/>
        </table:table-row>
        <table:table-row table:style-name="ro1">
          <table:table-cell table:formula="of:=[.A321]+1" office:value-type="float" office:value="318" calcext:value-type="float">
            <text:p>318</text:p>
          </table:table-cell>
          <table:table-cell table:formula="of:=[.B321]+[.C321]" office:value-type="float" office:value="0.311459353574928" calcext:value-type="float">
            <text:p>0.3114593536</text:p>
          </table:table-cell>
          <table:table-cell table:formula="of:=[.C321]" office:value-type="float" office:value="0.000979431929480901" calcext:value-type="float">
            <text:p>0.0009794319</text:p>
          </table:table-cell>
          <table:table-cell table:formula="of:=4+3*COS(2*PI()*[.B322])+7*COS(4*PI()*[.B322])" office:value-type="float" office:value="-2.14395430032283" calcext:value-type="float">
            <text:p>-2.1439543003</text:p>
          </table:table-cell>
          <table:table-cell table:formula="of:=[.E321]" office:value-type="float" office:value="0" calcext:value-type="float">
            <text:p>0</text:p>
          </table:table-cell>
          <table:table-cell table:formula="of:=[.D322]*COS(2*PI()*[.E322]*[.B322])" office:value-type="float" office:value="-2.14395430032283" calcext:value-type="float">
            <text:p>-2.1439543003</text:p>
          </table:table-cell>
          <table:table-cell table:number-columns-repeated="1017"/>
        </table:table-row>
        <table:table-row table:style-name="ro1">
          <table:table-cell table:formula="of:=[.A322]+1" office:value-type="float" office:value="319" calcext:value-type="float">
            <text:p>319</text:p>
          </table:table-cell>
          <table:table-cell table:formula="of:=[.B322]+[.C322]" office:value-type="float" office:value="0.312438785504409" calcext:value-type="float">
            <text:p>0.3124387855</text:p>
          </table:table-cell>
          <table:table-cell table:formula="of:=[.C322]" office:value-type="float" office:value="0.000979431929480901" calcext:value-type="float">
            <text:p>0.0009794319</text:p>
          </table:table-cell>
          <table:table-cell table:formula="of:=4+3*COS(2*PI()*[.B323])+7*COS(4*PI()*[.B323])" office:value-type="float" office:value="-2.1005377461595" calcext:value-type="float">
            <text:p>-2.1005377462</text:p>
          </table:table-cell>
          <table:table-cell table:formula="of:=[.E322]" office:value-type="float" office:value="0" calcext:value-type="float">
            <text:p>0</text:p>
          </table:table-cell>
          <table:table-cell table:formula="of:=[.D323]*COS(2*PI()*[.E323]*[.B323])" office:value-type="float" office:value="-2.1005377461595" calcext:value-type="float">
            <text:p>-2.1005377462</text:p>
          </table:table-cell>
          <table:table-cell table:number-columns-repeated="1017"/>
        </table:table-row>
        <table:table-row table:style-name="ro1">
          <table:table-cell table:formula="of:=[.A323]+1" office:value-type="float" office:value="320" calcext:value-type="float">
            <text:p>320</text:p>
          </table:table-cell>
          <table:table-cell table:formula="of:=[.B323]+[.C323]" office:value-type="float" office:value="0.31341821743389" calcext:value-type="float">
            <text:p>0.3134182174</text:p>
          </table:table-cell>
          <table:table-cell table:formula="of:=[.C323]" office:value-type="float" office:value="0.000979431929480901" calcext:value-type="float">
            <text:p>0.0009794319</text:p>
          </table:table-cell>
          <table:table-cell table:formula="of:=4+3*COS(2*PI()*[.B324])+7*COS(4*PI()*[.B324])" office:value-type="float" office:value="-2.05632737735508" calcext:value-type="float">
            <text:p>-2.0563273774</text:p>
          </table:table-cell>
          <table:table-cell table:formula="of:=[.E323]" office:value-type="float" office:value="0" calcext:value-type="float">
            <text:p>0</text:p>
          </table:table-cell>
          <table:table-cell table:formula="of:=[.D324]*COS(2*PI()*[.E324]*[.B324])" office:value-type="float" office:value="-2.05632737735508" calcext:value-type="float">
            <text:p>-2.0563273774</text:p>
          </table:table-cell>
          <table:table-cell table:number-columns-repeated="1017"/>
        </table:table-row>
        <table:table-row table:style-name="ro1">
          <table:table-cell table:formula="of:=[.A324]+1" office:value-type="float" office:value="321" calcext:value-type="float">
            <text:p>321</text:p>
          </table:table-cell>
          <table:table-cell table:formula="of:=[.B324]+[.C324]" office:value-type="float" office:value="0.314397649363371" calcext:value-type="float">
            <text:p>0.3143976494</text:p>
          </table:table-cell>
          <table:table-cell table:formula="of:=[.C324]" office:value-type="float" office:value="0.000979431929480901" calcext:value-type="float">
            <text:p>0.0009794319</text:p>
          </table:table-cell>
          <table:table-cell table:formula="of:=4+3*COS(2*PI()*[.B325])+7*COS(4*PI()*[.B325])" office:value-type="float" office:value="-2.01133182665998" calcext:value-type="float">
            <text:p>-2.0113318267</text:p>
          </table:table-cell>
          <table:table-cell table:formula="of:=[.E324]" office:value-type="float" office:value="0" calcext:value-type="float">
            <text:p>0</text:p>
          </table:table-cell>
          <table:table-cell table:formula="of:=[.D325]*COS(2*PI()*[.E325]*[.B325])" office:value-type="float" office:value="-2.01133182665998" calcext:value-type="float">
            <text:p>-2.0113318267</text:p>
          </table:table-cell>
          <table:table-cell table:number-columns-repeated="1017"/>
        </table:table-row>
        <table:table-row table:style-name="ro1">
          <table:table-cell table:formula="of:=[.A325]+1" office:value-type="float" office:value="322" calcext:value-type="float">
            <text:p>322</text:p>
          </table:table-cell>
          <table:table-cell table:formula="of:=[.B325]+[.C325]" office:value-type="float" office:value="0.315377081292852" calcext:value-type="float">
            <text:p>0.3153770813</text:p>
          </table:table-cell>
          <table:table-cell table:formula="of:=[.C325]" office:value-type="float" office:value="0.000979431929480901" calcext:value-type="float">
            <text:p>0.0009794319</text:p>
          </table:table-cell>
          <table:table-cell table:formula="of:=4+3*COS(2*PI()*[.B326])+7*COS(4*PI()*[.B326])" office:value-type="float" office:value="-1.96555984075769" calcext:value-type="float">
            <text:p>-1.9655598408</text:p>
          </table:table-cell>
          <table:table-cell table:formula="of:=[.E325]" office:value-type="float" office:value="0" calcext:value-type="float">
            <text:p>0</text:p>
          </table:table-cell>
          <table:table-cell table:formula="of:=[.D326]*COS(2*PI()*[.E326]*[.B326])" office:value-type="float" office:value="-1.96555984075769" calcext:value-type="float">
            <text:p>-1.9655598408</text:p>
          </table:table-cell>
          <table:table-cell table:number-columns-repeated="1017"/>
        </table:table-row>
        <table:table-row table:style-name="ro1">
          <table:table-cell table:formula="of:=[.A326]+1" office:value-type="float" office:value="323" calcext:value-type="float">
            <text:p>323</text:p>
          </table:table-cell>
          <table:table-cell table:formula="of:=[.B326]+[.C326]" office:value-type="float" office:value="0.316356513222333" calcext:value-type="float">
            <text:p>0.3163565132</text:p>
          </table:table-cell>
          <table:table-cell table:formula="of:=[.C326]" office:value-type="float" office:value="0.000979431929480901" calcext:value-type="float">
            <text:p>0.0009794319</text:p>
          </table:table-cell>
          <table:table-cell table:formula="of:=4+3*COS(2*PI()*[.B327])+7*COS(4*PI()*[.B327])" office:value-type="float" office:value="-1.9190202788667" calcext:value-type="float">
            <text:p>-1.9190202789</text:p>
          </table:table-cell>
          <table:table-cell table:formula="of:=[.E326]" office:value-type="float" office:value="0" calcext:value-type="float">
            <text:p>0</text:p>
          </table:table-cell>
          <table:table-cell table:formula="of:=[.D327]*COS(2*PI()*[.E327]*[.B327])" office:value-type="float" office:value="-1.9190202788667" calcext:value-type="float">
            <text:p>-1.9190202789</text:p>
          </table:table-cell>
          <table:table-cell table:number-columns-repeated="1017"/>
        </table:table-row>
        <table:table-row table:style-name="ro1">
          <table:table-cell table:formula="of:=[.A327]+1" office:value-type="float" office:value="324" calcext:value-type="float">
            <text:p>324</text:p>
          </table:table-cell>
          <table:table-cell table:formula="of:=[.B327]+[.C327]" office:value-type="float" office:value="0.317335945151814" calcext:value-type="float">
            <text:p>0.3173359452</text:p>
          </table:table-cell>
          <table:table-cell table:formula="of:=[.C327]" office:value-type="float" office:value="0.000979431929480901" calcext:value-type="float">
            <text:p>0.0009794319</text:p>
          </table:table-cell>
          <table:table-cell table:formula="of:=4+3*COS(2*PI()*[.B328])+7*COS(4*PI()*[.B328])" office:value-type="float" office:value="-1.87172211132558" calcext:value-type="float">
            <text:p>-1.8717221113</text:p>
          </table:table-cell>
          <table:table-cell table:formula="of:=[.E327]" office:value-type="float" office:value="0" calcext:value-type="float">
            <text:p>0</text:p>
          </table:table-cell>
          <table:table-cell table:formula="of:=[.D328]*COS(2*PI()*[.E328]*[.B328])" office:value-type="float" office:value="-1.87172211132558" calcext:value-type="float">
            <text:p>-1.8717221113</text:p>
          </table:table-cell>
          <table:table-cell table:number-columns-repeated="1017"/>
        </table:table-row>
        <table:table-row table:style-name="ro1">
          <table:table-cell table:formula="of:=[.A328]+1" office:value-type="float" office:value="325" calcext:value-type="float">
            <text:p>325</text:p>
          </table:table-cell>
          <table:table-cell table:formula="of:=[.B328]+[.C328]" office:value-type="float" office:value="0.318315377081295" calcext:value-type="float">
            <text:p>0.3183153771</text:p>
          </table:table-cell>
          <table:table-cell table:formula="of:=[.C328]" office:value-type="float" office:value="0.000979431929480901" calcext:value-type="float">
            <text:p>0.0009794319</text:p>
          </table:table-cell>
          <table:table-cell table:formula="of:=4+3*COS(2*PI()*[.B329])+7*COS(4*PI()*[.B329])" office:value-type="float" office:value="-1.82367441816139" calcext:value-type="float">
            <text:p>-1.8236744182</text:p>
          </table:table-cell>
          <table:table-cell table:formula="of:=[.E328]" office:value-type="float" office:value="0" calcext:value-type="float">
            <text:p>0</text:p>
          </table:table-cell>
          <table:table-cell table:formula="of:=[.D329]*COS(2*PI()*[.E329]*[.B329])" office:value-type="float" office:value="-1.82367441816139" calcext:value-type="float">
            <text:p>-1.8236744182</text:p>
          </table:table-cell>
          <table:table-cell table:number-columns-repeated="1017"/>
        </table:table-row>
        <table:table-row table:style-name="ro1">
          <table:table-cell table:formula="of:=[.A329]+1" office:value-type="float" office:value="326" calcext:value-type="float">
            <text:p>326</text:p>
          </table:table-cell>
          <table:table-cell table:formula="of:=[.B329]+[.C329]" office:value-type="float" office:value="0.319294809010776" calcext:value-type="float">
            <text:p>0.319294809</text:p>
          </table:table-cell>
          <table:table-cell table:formula="of:=[.C329]" office:value-type="float" office:value="0.000979431929480901" calcext:value-type="float">
            <text:p>0.0009794319</text:p>
          </table:table-cell>
          <table:table-cell table:formula="of:=4+3*COS(2*PI()*[.B330])+7*COS(4*PI()*[.B330])" office:value-type="float" office:value="-1.77488638764168" calcext:value-type="float">
            <text:p>-1.7748863876</text:p>
          </table:table-cell>
          <table:table-cell table:formula="of:=[.E329]" office:value-type="float" office:value="0" calcext:value-type="float">
            <text:p>0</text:p>
          </table:table-cell>
          <table:table-cell table:formula="of:=[.D330]*COS(2*PI()*[.E330]*[.B330])" office:value-type="float" office:value="-1.77488638764168" calcext:value-type="float">
            <text:p>-1.7748863876</text:p>
          </table:table-cell>
          <table:table-cell table:number-columns-repeated="1017"/>
        </table:table-row>
        <table:table-row table:style-name="ro1">
          <table:table-cell table:formula="of:=[.A330]+1" office:value-type="float" office:value="327" calcext:value-type="float">
            <text:p>327</text:p>
          </table:table-cell>
          <table:table-cell table:formula="of:=[.B330]+[.C330]" office:value-type="float" office:value="0.320274240940256" calcext:value-type="float">
            <text:p>0.3202742409</text:p>
          </table:table-cell>
          <table:table-cell table:formula="of:=[.C330]" office:value-type="float" office:value="0.000979431929480901" calcext:value-type="float">
            <text:p>0.0009794319</text:p>
          </table:table-cell>
          <table:table-cell table:formula="of:=4+3*COS(2*PI()*[.B331])+7*COS(4*PI()*[.B331])" office:value-type="float" office:value="-1.7253673148103" calcext:value-type="float">
            <text:p>-1.7253673148</text:p>
          </table:table-cell>
          <table:table-cell table:formula="of:=[.E330]" office:value-type="float" office:value="0" calcext:value-type="float">
            <text:p>0</text:p>
          </table:table-cell>
          <table:table-cell table:formula="of:=[.D331]*COS(2*PI()*[.E331]*[.B331])" office:value-type="float" office:value="-1.7253673148103" calcext:value-type="float">
            <text:p>-1.7253673148</text:p>
          </table:table-cell>
          <table:table-cell table:number-columns-repeated="1017"/>
        </table:table-row>
        <table:table-row table:style-name="ro1">
          <table:table-cell table:formula="of:=[.A331]+1" office:value-type="float" office:value="328" calcext:value-type="float">
            <text:p>328</text:p>
          </table:table-cell>
          <table:table-cell table:formula="of:=[.B331]+[.C331]" office:value-type="float" office:value="0.321253672869737" calcext:value-type="float">
            <text:p>0.3212536729</text:p>
          </table:table-cell>
          <table:table-cell table:formula="of:=[.C331]" office:value-type="float" office:value="0.000979431929480901" calcext:value-type="float">
            <text:p>0.0009794319</text:p>
          </table:table-cell>
          <table:table-cell table:formula="of:=4+3*COS(2*PI()*[.B332])+7*COS(4*PI()*[.B332])" office:value-type="float" office:value="-1.67512660000726" calcext:value-type="float">
            <text:p>-1.6751266</text:p>
          </table:table-cell>
          <table:table-cell table:formula="of:=[.E331]" office:value-type="float" office:value="0" calcext:value-type="float">
            <text:p>0</text:p>
          </table:table-cell>
          <table:table-cell table:formula="of:=[.D332]*COS(2*PI()*[.E332]*[.B332])" office:value-type="float" office:value="-1.67512660000726" calcext:value-type="float">
            <text:p>-1.6751266</text:p>
          </table:table-cell>
          <table:table-cell table:number-columns-repeated="1017"/>
        </table:table-row>
        <table:table-row table:style-name="ro1">
          <table:table-cell table:formula="of:=[.A332]+1" office:value-type="float" office:value="329" calcext:value-type="float">
            <text:p>329</text:p>
          </table:table-cell>
          <table:table-cell table:formula="of:=[.B332]+[.C332]" office:value-type="float" office:value="0.322233104799218" calcext:value-type="float">
            <text:p>0.3222331048</text:p>
          </table:table-cell>
          <table:table-cell table:formula="of:=[.C332]" office:value-type="float" office:value="0.000979431929480901" calcext:value-type="float">
            <text:p>0.0009794319</text:p>
          </table:table-cell>
          <table:table-cell table:formula="of:=4+3*COS(2*PI()*[.B333])+7*COS(4*PI()*[.B333])" office:value-type="float" office:value="-1.62417374737277" calcext:value-type="float">
            <text:p>-1.6241737474</text:p>
          </table:table-cell>
          <table:table-cell table:formula="of:=[.E332]" office:value-type="float" office:value="0" calcext:value-type="float">
            <text:p>0</text:p>
          </table:table-cell>
          <table:table-cell table:formula="of:=[.D333]*COS(2*PI()*[.E333]*[.B333])" office:value-type="float" office:value="-1.62417374737277" calcext:value-type="float">
            <text:p>-1.6241737474</text:p>
          </table:table-cell>
          <table:table-cell table:number-columns-repeated="1017"/>
        </table:table-row>
        <table:table-row table:style-name="ro1">
          <table:table-cell table:formula="of:=[.A333]+1" office:value-type="float" office:value="330" calcext:value-type="float">
            <text:p>330</text:p>
          </table:table-cell>
          <table:table-cell table:formula="of:=[.B333]+[.C333]" office:value-type="float" office:value="0.323212536728699" calcext:value-type="float">
            <text:p>0.3232125367</text:p>
          </table:table-cell>
          <table:table-cell table:formula="of:=[.C333]" office:value-type="float" office:value="0.000979431929480901" calcext:value-type="float">
            <text:p>0.0009794319</text:p>
          </table:table-cell>
          <table:table-cell table:formula="of:=4+3*COS(2*PI()*[.B334])+7*COS(4*PI()*[.B334])" office:value-type="float" office:value="-1.57251836333588" calcext:value-type="float">
            <text:p>-1.5725183633</text:p>
          </table:table-cell>
          <table:table-cell table:formula="of:=[.E333]" office:value-type="float" office:value="0" calcext:value-type="float">
            <text:p>0</text:p>
          </table:table-cell>
          <table:table-cell table:formula="of:=[.D334]*COS(2*PI()*[.E334]*[.B334])" office:value-type="float" office:value="-1.57251836333588" calcext:value-type="float">
            <text:p>-1.5725183633</text:p>
          </table:table-cell>
          <table:table-cell table:number-columns-repeated="1017"/>
        </table:table-row>
        <table:table-row table:style-name="ro1">
          <table:table-cell table:formula="of:=[.A334]+1" office:value-type="float" office:value="331" calcext:value-type="float">
            <text:p>331</text:p>
          </table:table-cell>
          <table:table-cell table:formula="of:=[.B334]+[.C334]" office:value-type="float" office:value="0.32419196865818" calcext:value-type="float">
            <text:p>0.3241919687</text:p>
          </table:table-cell>
          <table:table-cell table:formula="of:=[.C334]" office:value-type="float" office:value="0.000979431929480901" calcext:value-type="float">
            <text:p>0.0009794319</text:p>
          </table:table-cell>
          <table:table-cell table:formula="of:=4+3*COS(2*PI()*[.B335])+7*COS(4*PI()*[.B335])" office:value-type="float" office:value="-1.52017015508772" calcext:value-type="float">
            <text:p>-1.5201701551</text:p>
          </table:table-cell>
          <table:table-cell table:formula="of:=[.E334]" office:value-type="float" office:value="0" calcext:value-type="float">
            <text:p>0</text:p>
          </table:table-cell>
          <table:table-cell table:formula="of:=[.D335]*COS(2*PI()*[.E335]*[.B335])" office:value-type="float" office:value="-1.52017015508772" calcext:value-type="float">
            <text:p>-1.5201701551</text:p>
          </table:table-cell>
          <table:table-cell table:number-columns-repeated="1017"/>
        </table:table-row>
        <table:table-row table:style-name="ro1">
          <table:table-cell table:formula="of:=[.A335]+1" office:value-type="float" office:value="332" calcext:value-type="float">
            <text:p>332</text:p>
          </table:table-cell>
          <table:table-cell table:formula="of:=[.B335]+[.C335]" office:value-type="float" office:value="0.325171400587661" calcext:value-type="float">
            <text:p>0.3251714006</text:p>
          </table:table-cell>
          <table:table-cell table:formula="of:=[.C335]" office:value-type="float" office:value="0.000979431929480901" calcext:value-type="float">
            <text:p>0.0009794319</text:p>
          </table:table-cell>
          <table:table-cell table:formula="of:=4+3*COS(2*PI()*[.B336])+7*COS(4*PI()*[.B336])" office:value-type="float" office:value="-1.4671389290398" calcext:value-type="float">
            <text:p>-1.467138929</text:p>
          </table:table-cell>
          <table:table-cell table:formula="of:=[.E335]" office:value-type="float" office:value="0" calcext:value-type="float">
            <text:p>0</text:p>
          </table:table-cell>
          <table:table-cell table:formula="of:=[.D336]*COS(2*PI()*[.E336]*[.B336])" office:value-type="float" office:value="-1.4671389290398" calcext:value-type="float">
            <text:p>-1.467138929</text:p>
          </table:table-cell>
          <table:table-cell table:number-columns-repeated="1017"/>
        </table:table-row>
        <table:table-row table:style-name="ro1">
          <table:table-cell table:formula="of:=[.A336]+1" office:value-type="float" office:value="333" calcext:value-type="float">
            <text:p>333</text:p>
          </table:table-cell>
          <table:table-cell table:formula="of:=[.B336]+[.C336]" office:value-type="float" office:value="0.326150832517142" calcext:value-type="float">
            <text:p>0.3261508325</text:p>
          </table:table-cell>
          <table:table-cell table:formula="of:=[.C336]" office:value-type="float" office:value="0.000979431929480901" calcext:value-type="float">
            <text:p>0.0009794319</text:p>
          </table:table-cell>
          <table:table-cell table:formula="of:=4+3*COS(2*PI()*[.B337])+7*COS(4*PI()*[.B337])" office:value-type="float" office:value="-1.41343458926737" calcext:value-type="float">
            <text:p>-1.4134345893</text:p>
          </table:table-cell>
          <table:table-cell table:formula="of:=[.E336]" office:value-type="float" office:value="0" calcext:value-type="float">
            <text:p>0</text:p>
          </table:table-cell>
          <table:table-cell table:formula="of:=[.D337]*COS(2*PI()*[.E337]*[.B337])" office:value-type="float" office:value="-1.41343458926737" calcext:value-type="float">
            <text:p>-1.4134345893</text:p>
          </table:table-cell>
          <table:table-cell table:number-columns-repeated="1017"/>
        </table:table-row>
        <table:table-row table:style-name="ro1">
          <table:table-cell table:formula="of:=[.A337]+1" office:value-type="float" office:value="334" calcext:value-type="float">
            <text:p>334</text:p>
          </table:table-cell>
          <table:table-cell table:formula="of:=[.B337]+[.C337]" office:value-type="float" office:value="0.327130264446623" calcext:value-type="float">
            <text:p>0.3271302644</text:p>
          </table:table-cell>
          <table:table-cell table:formula="of:=[.C337]" office:value-type="float" office:value="0.000979431929480901" calcext:value-type="float">
            <text:p>0.0009794319</text:p>
          </table:table-cell>
          <table:table-cell table:formula="of:=4+3*COS(2*PI()*[.B338])+7*COS(4*PI()*[.B338])" office:value-type="float" office:value="-1.35906713593836" calcext:value-type="float">
            <text:p>-1.3590671359</text:p>
          </table:table-cell>
          <table:table-cell table:formula="of:=[.E337]" office:value-type="float" office:value="0" calcext:value-type="float">
            <text:p>0</text:p>
          </table:table-cell>
          <table:table-cell table:formula="of:=[.D338]*COS(2*PI()*[.E338]*[.B338])" office:value-type="float" office:value="-1.35906713593836" calcext:value-type="float">
            <text:p>-1.3590671359</text:p>
          </table:table-cell>
          <table:table-cell table:number-columns-repeated="1017"/>
        </table:table-row>
        <table:table-row table:style-name="ro1">
          <table:table-cell table:formula="of:=[.A338]+1" office:value-type="float" office:value="335" calcext:value-type="float">
            <text:p>335</text:p>
          </table:table-cell>
          <table:table-cell table:formula="of:=[.B338]+[.C338]" office:value-type="float" office:value="0.328109696376104" calcext:value-type="float">
            <text:p>0.3281096964</text:p>
          </table:table-cell>
          <table:table-cell table:formula="of:=[.C338]" office:value-type="float" office:value="0.000979431929480901" calcext:value-type="float">
            <text:p>0.0009794319</text:p>
          </table:table-cell>
          <table:table-cell table:formula="of:=4+3*COS(2*PI()*[.B339])+7*COS(4*PI()*[.B339])" office:value-type="float" office:value="-1.30404666372783" calcext:value-type="float">
            <text:p>-1.3040466637</text:p>
          </table:table-cell>
          <table:table-cell table:formula="of:=[.E338]" office:value-type="float" office:value="0" calcext:value-type="float">
            <text:p>0</text:p>
          </table:table-cell>
          <table:table-cell table:formula="of:=[.D339]*COS(2*PI()*[.E339]*[.B339])" office:value-type="float" office:value="-1.30404666372783" calcext:value-type="float">
            <text:p>-1.3040466637</text:p>
          </table:table-cell>
          <table:table-cell table:number-columns-repeated="1017"/>
        </table:table-row>
        <table:table-row table:style-name="ro1">
          <table:table-cell table:formula="of:=[.A339]+1" office:value-type="float" office:value="336" calcext:value-type="float">
            <text:p>336</text:p>
          </table:table-cell>
          <table:table-cell table:formula="of:=[.B339]+[.C339]" office:value-type="float" office:value="0.329089128305585" calcext:value-type="float">
            <text:p>0.3290891283</text:p>
          </table:table-cell>
          <table:table-cell table:formula="of:=[.C339]" office:value-type="float" office:value="0.000979431929480901" calcext:value-type="float">
            <text:p>0.0009794319</text:p>
          </table:table-cell>
          <table:table-cell table:formula="of:=4+3*COS(2*PI()*[.B340])+7*COS(4*PI()*[.B340])" office:value-type="float" office:value="-1.24838336021846" calcext:value-type="float">
            <text:p>-1.2483833602</text:p>
          </table:table-cell>
          <table:table-cell table:formula="of:=[.E339]" office:value-type="float" office:value="0" calcext:value-type="float">
            <text:p>0</text:p>
          </table:table-cell>
          <table:table-cell table:formula="of:=[.D340]*COS(2*PI()*[.E340]*[.B340])" office:value-type="float" office:value="-1.24838336021846" calcext:value-type="float">
            <text:p>-1.2483833602</text:p>
          </table:table-cell>
          <table:table-cell table:number-columns-repeated="1017"/>
        </table:table-row>
        <table:table-row table:style-name="ro1">
          <table:table-cell table:formula="of:=[.A340]+1" office:value-type="float" office:value="337" calcext:value-type="float">
            <text:p>337</text:p>
          </table:table-cell>
          <table:table-cell table:formula="of:=[.B340]+[.C340]" office:value-type="float" office:value="0.330068560235066" calcext:value-type="float">
            <text:p>0.3300685602</text:p>
          </table:table-cell>
          <table:table-cell table:formula="of:=[.C340]" office:value-type="float" office:value="0.000979431929480901" calcext:value-type="float">
            <text:p>0.0009794319</text:p>
          </table:table-cell>
          <table:table-cell table:formula="of:=4+3*COS(2*PI()*[.B341])+7*COS(4*PI()*[.B341])" office:value-type="float" office:value="-1.19208750428707" calcext:value-type="float">
            <text:p>-1.1920875043</text:p>
          </table:table-cell>
          <table:table-cell table:formula="of:=[.E340]" office:value-type="float" office:value="0" calcext:value-type="float">
            <text:p>0</text:p>
          </table:table-cell>
          <table:table-cell table:formula="of:=[.D341]*COS(2*PI()*[.E341]*[.B341])" office:value-type="float" office:value="-1.19208750428707" calcext:value-type="float">
            <text:p>-1.1920875043</text:p>
          </table:table-cell>
          <table:table-cell table:number-columns-repeated="1017"/>
        </table:table-row>
        <table:table-row table:style-name="ro1">
          <table:table-cell table:formula="of:=[.A341]+1" office:value-type="float" office:value="338" calcext:value-type="float">
            <text:p>338</text:p>
          </table:table-cell>
          <table:table-cell table:formula="of:=[.B341]+[.C341]" office:value-type="float" office:value="0.331047992164546" calcext:value-type="float">
            <text:p>0.3310479922</text:p>
          </table:table-cell>
          <table:table-cell table:formula="of:=[.C341]" office:value-type="float" office:value="0.000979431929480901" calcext:value-type="float">
            <text:p>0.0009794319</text:p>
          </table:table-cell>
          <table:table-cell table:formula="of:=4+3*COS(2*PI()*[.B342])+7*COS(4*PI()*[.B342])" office:value-type="float" office:value="-1.13516946447768" calcext:value-type="float">
            <text:p>-1.1351694645</text:p>
          </table:table-cell>
          <table:table-cell table:formula="of:=[.E341]" office:value-type="float" office:value="0" calcext:value-type="float">
            <text:p>0</text:p>
          </table:table-cell>
          <table:table-cell table:formula="of:=[.D342]*COS(2*PI()*[.E342]*[.B342])" office:value-type="float" office:value="-1.13516946447768" calcext:value-type="float">
            <text:p>-1.1351694645</text:p>
          </table:table-cell>
          <table:table-cell table:number-columns-repeated="1017"/>
        </table:table-row>
        <table:table-row table:style-name="ro1">
          <table:table-cell table:formula="of:=[.A342]+1" office:value-type="float" office:value="339" calcext:value-type="float">
            <text:p>339</text:p>
          </table:table-cell>
          <table:table-cell table:formula="of:=[.B342]+[.C342]" office:value-type="float" office:value="0.332027424094027" calcext:value-type="float">
            <text:p>0.3320274241</text:p>
          </table:table-cell>
          <table:table-cell table:formula="of:=[.C342]" office:value-type="float" office:value="0.000979431929480901" calcext:value-type="float">
            <text:p>0.0009794319</text:p>
          </table:table-cell>
          <table:table-cell table:formula="of:=4+3*COS(2*PI()*[.B343])+7*COS(4*PI()*[.B343])" office:value-type="float" office:value="-1.07763969736111" calcext:value-type="float">
            <text:p>-1.0776396974</text:p>
          </table:table-cell>
          <table:table-cell table:formula="of:=[.E342]" office:value-type="float" office:value="0" calcext:value-type="float">
            <text:p>0</text:p>
          </table:table-cell>
          <table:table-cell table:formula="of:=[.D343]*COS(2*PI()*[.E343]*[.B343])" office:value-type="float" office:value="-1.07763969736111" calcext:value-type="float">
            <text:p>-1.0776396974</text:p>
          </table:table-cell>
          <table:table-cell table:number-columns-repeated="1017"/>
        </table:table-row>
        <table:table-row table:style-name="ro1">
          <table:table-cell table:formula="of:=[.A343]+1" office:value-type="float" office:value="340" calcext:value-type="float">
            <text:p>340</text:p>
          </table:table-cell>
          <table:table-cell table:formula="of:=[.B343]+[.C343]" office:value-type="float" office:value="0.333006856023508" calcext:value-type="float">
            <text:p>0.333006856</text:p>
          </table:table-cell>
          <table:table-cell table:formula="of:=[.C343]" office:value-type="float" office:value="0.000979431929480901" calcext:value-type="float">
            <text:p>0.0009794319</text:p>
          </table:table-cell>
          <table:table-cell table:formula="of:=4+3*COS(2*PI()*[.B344])+7*COS(4*PI()*[.B344])" office:value-type="float" office:value="-1.0195087458815" calcext:value-type="float">
            <text:p>-1.0195087459</text:p>
          </table:table-cell>
          <table:table-cell table:formula="of:=[.E343]" office:value-type="float" office:value="0" calcext:value-type="float">
            <text:p>0</text:p>
          </table:table-cell>
          <table:table-cell table:formula="of:=[.D344]*COS(2*PI()*[.E344]*[.B344])" office:value-type="float" office:value="-1.0195087458815" calcext:value-type="float">
            <text:p>-1.0195087459</text:p>
          </table:table-cell>
          <table:table-cell table:number-columns-repeated="1017"/>
        </table:table-row>
        <table:table-row table:style-name="ro1">
          <table:table-cell table:formula="of:=[.A344]+1" office:value-type="float" office:value="341" calcext:value-type="float">
            <text:p>341</text:p>
          </table:table-cell>
          <table:table-cell table:formula="of:=[.B344]+[.C344]" office:value-type="float" office:value="0.333986287952989" calcext:value-type="float">
            <text:p>0.333986288</text:p>
          </table:table-cell>
          <table:table-cell table:formula="of:=[.C344]" office:value-type="float" office:value="0.000979431929480901" calcext:value-type="float">
            <text:p>0.0009794319</text:p>
          </table:table-cell>
          <table:table-cell table:formula="of:=4+3*COS(2*PI()*[.B345])+7*COS(4*PI()*[.B345])" office:value-type="float" office:value="-0.960787237690041" calcext:value-type="float">
            <text:p>-0.9607872377</text:p>
          </table:table-cell>
          <table:table-cell table:formula="of:=[.E344]" office:value-type="float" office:value="0" calcext:value-type="float">
            <text:p>0</text:p>
          </table:table-cell>
          <table:table-cell table:formula="of:=[.D345]*COS(2*PI()*[.E345]*[.B345])" office:value-type="float" office:value="-0.960787237690041" calcext:value-type="float">
            <text:p>-0.9607872377</text:p>
          </table:table-cell>
          <table:table-cell table:number-columns-repeated="1017"/>
        </table:table-row>
        <table:table-row table:style-name="ro1">
          <table:table-cell table:formula="of:=[.A345]+1" office:value-type="float" office:value="342" calcext:value-type="float">
            <text:p>342</text:p>
          </table:table-cell>
          <table:table-cell table:formula="of:=[.B345]+[.C345]" office:value-type="float" office:value="0.33496571988247" calcext:value-type="float">
            <text:p>0.3349657199</text:p>
          </table:table-cell>
          <table:table-cell table:formula="of:=[.C345]" office:value-type="float" office:value="0.000979431929480901" calcext:value-type="float">
            <text:p>0.0009794319</text:p>
          </table:table-cell>
          <table:table-cell table:formula="of:=4+3*COS(2*PI()*[.B346])+7*COS(4*PI()*[.B346])" office:value-type="float" office:value="-0.901485883466054" calcext:value-type="float">
            <text:p>-0.9014858835</text:p>
          </table:table-cell>
          <table:table-cell table:formula="of:=[.E345]" office:value-type="float" office:value="0" calcext:value-type="float">
            <text:p>0</text:p>
          </table:table-cell>
          <table:table-cell table:formula="of:=[.D346]*COS(2*PI()*[.E346]*[.B346])" office:value-type="float" office:value="-0.901485883466054" calcext:value-type="float">
            <text:p>-0.9014858835</text:p>
          </table:table-cell>
          <table:table-cell table:number-columns-repeated="1017"/>
        </table:table-row>
        <table:table-row table:style-name="ro1">
          <table:table-cell table:formula="of:=[.A346]+1" office:value-type="float" office:value="343" calcext:value-type="float">
            <text:p>343</text:p>
          </table:table-cell>
          <table:table-cell table:formula="of:=[.B346]+[.C346]" office:value-type="float" office:value="0.335945151811951" calcext:value-type="float">
            <text:p>0.3359451518</text:p>
          </table:table-cell>
          <table:table-cell table:formula="of:=[.C346]" office:value-type="float" office:value="0.000979431929480901" calcext:value-type="float">
            <text:p>0.0009794319</text:p>
          </table:table-cell>
          <table:table-cell table:formula="of:=4+3*COS(2*PI()*[.B347])+7*COS(4*PI()*[.B347])" office:value-type="float" office:value="-0.841615475225751" calcext:value-type="float">
            <text:p>-0.8416154752</text:p>
          </table:table-cell>
          <table:table-cell table:formula="of:=[.E346]" office:value-type="float" office:value="0" calcext:value-type="float">
            <text:p>0</text:p>
          </table:table-cell>
          <table:table-cell table:formula="of:=[.D347]*COS(2*PI()*[.E347]*[.B347])" office:value-type="float" office:value="-0.841615475225751" calcext:value-type="float">
            <text:p>-0.8416154752</text:p>
          </table:table-cell>
          <table:table-cell table:number-columns-repeated="1017"/>
        </table:table-row>
        <table:table-row table:style-name="ro1">
          <table:table-cell table:formula="of:=[.A347]+1" office:value-type="float" office:value="344" calcext:value-type="float">
            <text:p>344</text:p>
          </table:table-cell>
          <table:table-cell table:formula="of:=[.B347]+[.C347]" office:value-type="float" office:value="0.336924583741432" calcext:value-type="float">
            <text:p>0.3369245837</text:p>
          </table:table-cell>
          <table:table-cell table:formula="of:=[.C347]" office:value-type="float" office:value="0.000979431929480901" calcext:value-type="float">
            <text:p>0.0009794319</text:p>
          </table:table-cell>
          <table:table-cell table:formula="of:=4+3*COS(2*PI()*[.B348])+7*COS(4*PI()*[.B348])" office:value-type="float" office:value="-0.781186884618949" calcext:value-type="float">
            <text:p>-0.7811868846</text:p>
          </table:table-cell>
          <table:table-cell table:formula="of:=[.E347]" office:value-type="float" office:value="0" calcext:value-type="float">
            <text:p>0</text:p>
          </table:table-cell>
          <table:table-cell table:formula="of:=[.D348]*COS(2*PI()*[.E348]*[.B348])" office:value-type="float" office:value="-0.781186884618949" calcext:value-type="float">
            <text:p>-0.7811868846</text:p>
          </table:table-cell>
          <table:table-cell table:number-columns-repeated="1017"/>
        </table:table-row>
        <table:table-row table:style-name="ro1">
          <table:table-cell table:formula="of:=[.A348]+1" office:value-type="float" office:value="345" calcext:value-type="float">
            <text:p>345</text:p>
          </table:table-cell>
          <table:table-cell table:formula="of:=[.B348]+[.C348]" office:value-type="float" office:value="0.337904015670913" calcext:value-type="float">
            <text:p>0.3379040157</text:p>
          </table:table-cell>
          <table:table-cell table:formula="of:=[.C348]" office:value-type="float" office:value="0.000979431929480901" calcext:value-type="float">
            <text:p>0.0009794319</text:p>
          </table:table-cell>
          <table:table-cell table:formula="of:=4+3*COS(2*PI()*[.B349])+7*COS(4*PI()*[.B349])" office:value-type="float" office:value="-0.720211061213936" calcext:value-type="float">
            <text:p>-0.7202110612</text:p>
          </table:table-cell>
          <table:table-cell table:formula="of:=[.E348]" office:value-type="float" office:value="0" calcext:value-type="float">
            <text:p>0</text:p>
          </table:table-cell>
          <table:table-cell table:formula="of:=[.D349]*COS(2*PI()*[.E349]*[.B349])" office:value-type="float" office:value="-0.720211061213936" calcext:value-type="float">
            <text:p>-0.7202110612</text:p>
          </table:table-cell>
          <table:table-cell table:number-columns-repeated="1017"/>
        </table:table-row>
        <table:table-row table:style-name="ro1">
          <table:table-cell table:formula="of:=[.A349]+1" office:value-type="float" office:value="346" calcext:value-type="float">
            <text:p>346</text:p>
          </table:table-cell>
          <table:table-cell table:formula="of:=[.B349]+[.C349]" office:value-type="float" office:value="0.338883447600394" calcext:value-type="float">
            <text:p>0.3388834476</text:p>
          </table:table-cell>
          <table:table-cell table:formula="of:=[.C349]" office:value-type="float" office:value="0.000979431929480901" calcext:value-type="float">
            <text:p>0.0009794319</text:p>
          </table:table-cell>
          <table:table-cell table:formula="of:=4+3*COS(2*PI()*[.B350])+7*COS(4*PI()*[.B350])" office:value-type="float" office:value="-0.658699030770795" calcext:value-type="float">
            <text:p>-0.6586990308</text:p>
          </table:table-cell>
          <table:table-cell table:formula="of:=[.E349]" office:value-type="float" office:value="0" calcext:value-type="float">
            <text:p>0</text:p>
          </table:table-cell>
          <table:table-cell table:formula="of:=[.D350]*COS(2*PI()*[.E350]*[.B350])" office:value-type="float" office:value="-0.658699030770795" calcext:value-type="float">
            <text:p>-0.6586990308</text:p>
          </table:table-cell>
          <table:table-cell table:number-columns-repeated="1017"/>
        </table:table-row>
        <table:table-row table:style-name="ro1">
          <table:table-cell table:formula="of:=[.A350]+1" office:value-type="float" office:value="347" calcext:value-type="float">
            <text:p>347</text:p>
          </table:table-cell>
          <table:table-cell table:formula="of:=[.B350]+[.C350]" office:value-type="float" office:value="0.339862879529875" calcext:value-type="float">
            <text:p>0.3398628795</text:p>
          </table:table-cell>
          <table:table-cell table:formula="of:=[.C350]" office:value-type="float" office:value="0.000979431929480901" calcext:value-type="float">
            <text:p>0.0009794319</text:p>
          </table:table-cell>
          <table:table-cell table:formula="of:=4+3*COS(2*PI()*[.B351])+7*COS(4*PI()*[.B351])" office:value-type="float" office:value="-0.59666189350345" calcext:value-type="float">
            <text:p>-0.5966618935</text:p>
          </table:table-cell>
          <table:table-cell table:formula="of:=[.E350]" office:value-type="float" office:value="0" calcext:value-type="float">
            <text:p>0</text:p>
          </table:table-cell>
          <table:table-cell table:formula="of:=[.D351]*COS(2*PI()*[.E351]*[.B351])" office:value-type="float" office:value="-0.59666189350345" calcext:value-type="float">
            <text:p>-0.5966618935</text:p>
          </table:table-cell>
          <table:table-cell table:number-columns-repeated="1017"/>
        </table:table-row>
        <table:table-row table:style-name="ro1">
          <table:table-cell table:formula="of:=[.A351]+1" office:value-type="float" office:value="348" calcext:value-type="float">
            <text:p>348</text:p>
          </table:table-cell>
          <table:table-cell table:formula="of:=[.B351]+[.C351]" office:value-type="float" office:value="0.340842311459356" calcext:value-type="float">
            <text:p>0.3408423115</text:p>
          </table:table-cell>
          <table:table-cell table:formula="of:=[.C351]" office:value-type="float" office:value="0.000979431929480901" calcext:value-type="float">
            <text:p>0.0009794319</text:p>
          </table:table-cell>
          <table:table-cell table:formula="of:=4+3*COS(2*PI()*[.B352])+7*COS(4*PI()*[.B352])" office:value-type="float" office:value="-0.534110822330678" calcext:value-type="float">
            <text:p>-0.5341108223</text:p>
          </table:table-cell>
          <table:table-cell table:formula="of:=[.E351]" office:value-type="float" office:value="0" calcext:value-type="float">
            <text:p>0</text:p>
          </table:table-cell>
          <table:table-cell table:formula="of:=[.D352]*COS(2*PI()*[.E352]*[.B352])" office:value-type="float" office:value="-0.534110822330678" calcext:value-type="float">
            <text:p>-0.5341108223</text:p>
          </table:table-cell>
          <table:table-cell table:number-columns-repeated="1017"/>
        </table:table-row>
        <table:table-row table:style-name="ro1">
          <table:table-cell table:formula="of:=[.A352]+1" office:value-type="float" office:value="349" calcext:value-type="float">
            <text:p>349</text:p>
          </table:table-cell>
          <table:table-cell table:formula="of:=[.B352]+[.C352]" office:value-type="float" office:value="0.341821743388836" calcext:value-type="float">
            <text:p>0.3418217434</text:p>
          </table:table-cell>
          <table:table-cell table:formula="of:=[.C352]" office:value-type="float" office:value="0.000979431929480901" calcext:value-type="float">
            <text:p>0.0009794319</text:p>
          </table:table-cell>
          <table:table-cell table:formula="of:=4+3*COS(2*PI()*[.B353])+7*COS(4*PI()*[.B353])" office:value-type="float" office:value="-0.471057061116376" calcext:value-type="float">
            <text:p>-0.4710570611</text:p>
          </table:table-cell>
          <table:table-cell table:formula="of:=[.E352]" office:value-type="float" office:value="0" calcext:value-type="float">
            <text:p>0</text:p>
          </table:table-cell>
          <table:table-cell table:formula="of:=[.D353]*COS(2*PI()*[.E353]*[.B353])" office:value-type="float" office:value="-0.471057061116376" calcext:value-type="float">
            <text:p>-0.4710570611</text:p>
          </table:table-cell>
          <table:table-cell table:number-columns-repeated="1017"/>
        </table:table-row>
        <table:table-row table:style-name="ro1">
          <table:table-cell table:formula="of:=[.A353]+1" office:value-type="float" office:value="350" calcext:value-type="float">
            <text:p>350</text:p>
          </table:table-cell>
          <table:table-cell table:formula="of:=[.B353]+[.C353]" office:value-type="float" office:value="0.342801175318317" calcext:value-type="float">
            <text:p>0.3428011753</text:p>
          </table:table-cell>
          <table:table-cell table:formula="of:=[.C353]" office:value-type="float" office:value="0.000979431929480901" calcext:value-type="float">
            <text:p>0.0009794319</text:p>
          </table:table-cell>
          <table:table-cell table:formula="of:=4+3*COS(2*PI()*[.B354])+7*COS(4*PI()*[.B354])" office:value-type="float" office:value="-0.407511922899321" calcext:value-type="float">
            <text:p>-0.4075119229</text:p>
          </table:table-cell>
          <table:table-cell table:formula="of:=[.E353]" office:value-type="float" office:value="0" calcext:value-type="float">
            <text:p>0</text:p>
          </table:table-cell>
          <table:table-cell table:formula="of:=[.D354]*COS(2*PI()*[.E354]*[.B354])" office:value-type="float" office:value="-0.407511922899321" calcext:value-type="float">
            <text:p>-0.4075119229</text:p>
          </table:table-cell>
          <table:table-cell table:number-columns-repeated="1017"/>
        </table:table-row>
        <table:table-row table:style-name="ro1">
          <table:table-cell table:formula="of:=[.A354]+1" office:value-type="float" office:value="351" calcext:value-type="float">
            <text:p>351</text:p>
          </table:table-cell>
          <table:table-cell table:formula="of:=[.B354]+[.C354]" office:value-type="float" office:value="0.343780607247798" calcext:value-type="float">
            <text:p>0.3437806072</text:p>
          </table:table-cell>
          <table:table-cell table:formula="of:=[.C354]" office:value-type="float" office:value="0.000979431929480901" calcext:value-type="float">
            <text:p>0.0009794319</text:p>
          </table:table-cell>
          <table:table-cell table:formula="of:=4+3*COS(2*PI()*[.B355])+7*COS(4*PI()*[.B355])" office:value-type="float" office:value="-0.343486788112756" calcext:value-type="float">
            <text:p>-0.3434867881</text:p>
          </table:table-cell>
          <table:table-cell table:formula="of:=[.E354]" office:value-type="float" office:value="0" calcext:value-type="float">
            <text:p>0</text:p>
          </table:table-cell>
          <table:table-cell table:formula="of:=[.D355]*COS(2*PI()*[.E355]*[.B355])" office:value-type="float" office:value="-0.343486788112756" calcext:value-type="float">
            <text:p>-0.3434867881</text:p>
          </table:table-cell>
          <table:table-cell table:number-columns-repeated="1017"/>
        </table:table-row>
        <table:table-row table:style-name="ro1">
          <table:table-cell table:formula="of:=[.A355]+1" office:value-type="float" office:value="352" calcext:value-type="float">
            <text:p>352</text:p>
          </table:table-cell>
          <table:table-cell table:formula="of:=[.B355]+[.C355]" office:value-type="float" office:value="0.344760039177279" calcext:value-type="float">
            <text:p>0.3447600392</text:p>
          </table:table-cell>
          <table:table-cell table:formula="of:=[.C355]" office:value-type="float" office:value="0.000979431929480901" calcext:value-type="float">
            <text:p>0.0009794319</text:p>
          </table:table-cell>
          <table:table-cell table:formula="of:=4+3*COS(2*PI()*[.B356])+7*COS(4*PI()*[.B356])" office:value-type="float" office:value="-0.278993102793998" calcext:value-type="float">
            <text:p>-0.2789931028</text:p>
          </table:table-cell>
          <table:table-cell table:formula="of:=[.E355]" office:value-type="float" office:value="0" calcext:value-type="float">
            <text:p>0</text:p>
          </table:table-cell>
          <table:table-cell table:formula="of:=[.D356]*COS(2*PI()*[.E356]*[.B356])" office:value-type="float" office:value="-0.278993102793998" calcext:value-type="float">
            <text:p>-0.2789931028</text:p>
          </table:table-cell>
          <table:table-cell table:number-columns-repeated="1017"/>
        </table:table-row>
        <table:table-row table:style-name="ro1">
          <table:table-cell table:formula="of:=[.A356]+1" office:value-type="float" office:value="353" calcext:value-type="float">
            <text:p>353</text:p>
          </table:table-cell>
          <table:table-cell table:formula="of:=[.B356]+[.C356]" office:value-type="float" office:value="0.34573947110676" calcext:value-type="float">
            <text:p>0.3457394711</text:p>
          </table:table-cell>
          <table:table-cell table:formula="of:=[.C356]" office:value-type="float" office:value="0.000979431929480901" calcext:value-type="float">
            <text:p>0.0009794319</text:p>
          </table:table-cell>
          <table:table-cell table:formula="of:=4+3*COS(2*PI()*[.B357])+7*COS(4*PI()*[.B357])" office:value-type="float" office:value="-0.214042376784385" calcext:value-type="float">
            <text:p>-0.2140423768</text:p>
          </table:table-cell>
          <table:table-cell table:formula="of:=[.E356]" office:value-type="float" office:value="0" calcext:value-type="float">
            <text:p>0</text:p>
          </table:table-cell>
          <table:table-cell table:formula="of:=[.D357]*COS(2*PI()*[.E357]*[.B357])" office:value-type="float" office:value="-0.214042376784385" calcext:value-type="float">
            <text:p>-0.2140423768</text:p>
          </table:table-cell>
          <table:table-cell table:number-columns-repeated="1017"/>
        </table:table-row>
        <table:table-row table:style-name="ro1">
          <table:table-cell table:formula="of:=[.A357]+1" office:value-type="float" office:value="354" calcext:value-type="float">
            <text:p>354</text:p>
          </table:table-cell>
          <table:table-cell table:formula="of:=[.B357]+[.C357]" office:value-type="float" office:value="0.346718903036241" calcext:value-type="float">
            <text:p>0.346718903</text:p>
          </table:table-cell>
          <table:table-cell table:formula="of:=[.C357]" office:value-type="float" office:value="0.000979431929480901" calcext:value-type="float">
            <text:p>0.0009794319</text:p>
          </table:table-cell>
          <table:table-cell table:formula="of:=4+3*COS(2*PI()*[.B358])+7*COS(4*PI()*[.B358])" office:value-type="float" office:value="-0.148646181919839" calcext:value-type="float">
            <text:p>-0.1486461819</text:p>
          </table:table-cell>
          <table:table-cell table:formula="of:=[.E357]" office:value-type="float" office:value="0" calcext:value-type="float">
            <text:p>0</text:p>
          </table:table-cell>
          <table:table-cell table:formula="of:=[.D358]*COS(2*PI()*[.E358]*[.B358])" office:value-type="float" office:value="-0.148646181919839" calcext:value-type="float">
            <text:p>-0.1486461819</text:p>
          </table:table-cell>
          <table:table-cell table:number-columns-repeated="1017"/>
        </table:table-row>
        <table:table-row table:style-name="ro1">
          <table:table-cell table:formula="of:=[.A358]+1" office:value-type="float" office:value="355" calcext:value-type="float">
            <text:p>355</text:p>
          </table:table-cell>
          <table:table-cell table:formula="of:=[.B358]+[.C358]" office:value-type="float" office:value="0.347698334965722" calcext:value-type="float">
            <text:p>0.347698335</text:p>
          </table:table-cell>
          <table:table-cell table:formula="of:=[.C358]" office:value-type="float" office:value="0.000979431929480901" calcext:value-type="float">
            <text:p>0.0009794319</text:p>
          </table:table-cell>
          <table:table-cell table:formula="of:=4+3*COS(2*PI()*[.B359])+7*COS(4*PI()*[.B359])" office:value-type="float" office:value="-0.0828161502123104" calcext:value-type="float">
            <text:p>-0.0828161502</text:p>
          </table:table-cell>
          <table:table-cell table:formula="of:=[.E358]" office:value-type="float" office:value="0" calcext:value-type="float">
            <text:p>0</text:p>
          </table:table-cell>
          <table:table-cell table:formula="of:=[.D359]*COS(2*PI()*[.E359]*[.B359])" office:value-type="float" office:value="-0.0828161502123104" calcext:value-type="float">
            <text:p>-0.0828161502</text:p>
          </table:table-cell>
          <table:table-cell table:number-columns-repeated="1017"/>
        </table:table-row>
        <table:table-row table:style-name="ro1">
          <table:table-cell table:formula="of:=[.A359]+1" office:value-type="float" office:value="356" calcext:value-type="float">
            <text:p>356</text:p>
          </table:table-cell>
          <table:table-cell table:formula="of:=[.B359]+[.C359]" office:value-type="float" office:value="0.348677766895203" calcext:value-type="float">
            <text:p>0.3486777669</text:p>
          </table:table-cell>
          <table:table-cell table:formula="of:=[.C359]" office:value-type="float" office:value="0.000979431929480901" calcext:value-type="float">
            <text:p>0.0009794319</text:p>
          </table:table-cell>
          <table:table-cell table:formula="of:=4+3*COS(2*PI()*[.B360])+7*COS(4*PI()*[.B360])" office:value-type="float" office:value="-0.0165639720223578" calcext:value-type="float">
            <text:p>-0.016563972</text:p>
          </table:table-cell>
          <table:table-cell table:formula="of:=[.E359]" office:value-type="float" office:value="0" calcext:value-type="float">
            <text:p>0</text:p>
          </table:table-cell>
          <table:table-cell table:formula="of:=[.D360]*COS(2*PI()*[.E360]*[.B360])" office:value-type="float" office:value="-0.0165639720223578" calcext:value-type="float">
            <text:p>-0.016563972</text:p>
          </table:table-cell>
          <table:table-cell table:number-columns-repeated="1017"/>
        </table:table-row>
        <table:table-row table:style-name="ro1">
          <table:table-cell table:formula="of:=[.A360]+1" office:value-type="float" office:value="357" calcext:value-type="float">
            <text:p>357</text:p>
          </table:table-cell>
          <table:table-cell table:formula="of:=[.B360]+[.C360]" office:value-type="float" office:value="0.349657198824684" calcext:value-type="float">
            <text:p>0.3496571988</text:p>
          </table:table-cell>
          <table:table-cell table:formula="of:=[.C360]" office:value-type="float" office:value="0.000979431929480901" calcext:value-type="float">
            <text:p>0.0009794319</text:p>
          </table:table-cell>
          <table:table-cell table:formula="of:=4+3*COS(2*PI()*[.B361])+7*COS(4*PI()*[.B361])" office:value-type="float" office:value="0.0500986057767809" calcext:value-type="float">
            <text:p>0.0500986058</text:p>
          </table:table-cell>
          <table:table-cell table:formula="of:=[.E360]" office:value-type="float" office:value="0" calcext:value-type="float">
            <text:p>0</text:p>
          </table:table-cell>
          <table:table-cell table:formula="of:=[.D361]*COS(2*PI()*[.E361]*[.B361])" office:value-type="float" office:value="0.0500986057767809" calcext:value-type="float">
            <text:p>0.0500986058</text:p>
          </table:table-cell>
          <table:table-cell table:number-columns-repeated="1017"/>
        </table:table-row>
        <table:table-row table:style-name="ro1">
          <table:table-cell table:formula="of:=[.A361]+1" office:value-type="float" office:value="358" calcext:value-type="float">
            <text:p>358</text:p>
          </table:table-cell>
          <table:table-cell table:formula="of:=[.B361]+[.C361]" office:value-type="float" office:value="0.350636630754165" calcext:value-type="float">
            <text:p>0.3506366308</text:p>
          </table:table-cell>
          <table:table-cell table:formula="of:=[.C361]" office:value-type="float" office:value="0.000979431929480901" calcext:value-type="float">
            <text:p>0.0009794319</text:p>
          </table:table-cell>
          <table:table-cell table:formula="of:=4+3*COS(2*PI()*[.B362])+7*COS(4*PI()*[.B362])" office:value-type="float" office:value="0.117159781643442" calcext:value-type="float">
            <text:p>0.1171597816</text:p>
          </table:table-cell>
          <table:table-cell table:formula="of:=[.E361]" office:value-type="float" office:value="0" calcext:value-type="float">
            <text:p>0</text:p>
          </table:table-cell>
          <table:table-cell table:formula="of:=[.D362]*COS(2*PI()*[.E362]*[.B362])" office:value-type="float" office:value="0.117159781643442" calcext:value-type="float">
            <text:p>0.1171597816</text:p>
          </table:table-cell>
          <table:table-cell table:number-columns-repeated="1017"/>
        </table:table-row>
        <table:table-row table:style-name="ro1">
          <table:table-cell table:formula="of:=[.A362]+1" office:value-type="float" office:value="359" calcext:value-type="float">
            <text:p>359</text:p>
          </table:table-cell>
          <table:table-cell table:formula="of:=[.B362]+[.C362]" office:value-type="float" office:value="0.351616062683646" calcext:value-type="float">
            <text:p>0.3516160627</text:p>
          </table:table-cell>
          <table:table-cell table:formula="of:=[.C362]" office:value-type="float" office:value="0.000979431929480901" calcext:value-type="float">
            <text:p>0.0009794319</text:p>
          </table:table-cell>
          <table:table-cell table:formula="of:=4+3*COS(2*PI()*[.B363])+7*COS(4*PI()*[.B363])" office:value-type="float" office:value="0.184607701219771" calcext:value-type="float">
            <text:p>0.1846077012</text:p>
          </table:table-cell>
          <table:table-cell table:formula="of:=[.E362]" office:value-type="float" office:value="0" calcext:value-type="float">
            <text:p>0</text:p>
          </table:table-cell>
          <table:table-cell table:formula="of:=[.D363]*COS(2*PI()*[.E363]*[.B363])" office:value-type="float" office:value="0.184607701219771" calcext:value-type="float">
            <text:p>0.1846077012</text:p>
          </table:table-cell>
          <table:table-cell table:number-columns-repeated="1017"/>
        </table:table-row>
        <table:table-row table:style-name="ro1">
          <table:table-cell table:formula="of:=[.A363]+1" office:value-type="float" office:value="360" calcext:value-type="float">
            <text:p>360</text:p>
          </table:table-cell>
          <table:table-cell table:formula="of:=[.B363]+[.C363]" office:value-type="float" office:value="0.352595494613127" calcext:value-type="float">
            <text:p>0.3525954946</text:p>
          </table:table-cell>
          <table:table-cell table:formula="of:=[.C363]" office:value-type="float" office:value="0.000979431929480901" calcext:value-type="float">
            <text:p>0.0009794319</text:p>
          </table:table-cell>
          <table:table-cell table:formula="of:=4+3*COS(2*PI()*[.B364])+7*COS(4*PI()*[.B364])" office:value-type="float" office:value="0.252430459191666" calcext:value-type="float">
            <text:p>0.2524304592</text:p>
          </table:table-cell>
          <table:table-cell table:formula="of:=[.E363]" office:value-type="float" office:value="0" calcext:value-type="float">
            <text:p>0</text:p>
          </table:table-cell>
          <table:table-cell table:formula="of:=[.D364]*COS(2*PI()*[.E364]*[.B364])" office:value-type="float" office:value="0.252430459191666" calcext:value-type="float">
            <text:p>0.2524304592</text:p>
          </table:table-cell>
          <table:table-cell table:number-columns-repeated="1017"/>
        </table:table-row>
        <table:table-row table:style-name="ro1">
          <table:table-cell table:formula="of:=[.A364]+1" office:value-type="float" office:value="361" calcext:value-type="float">
            <text:p>361</text:p>
          </table:table-cell>
          <table:table-cell table:formula="of:=[.B364]+[.C364]" office:value-type="float" office:value="0.353574926542607" calcext:value-type="float">
            <text:p>0.3535749265</text:p>
          </table:table-cell>
          <table:table-cell table:formula="of:=[.C364]" office:value-type="float" office:value="0.000979431929480901" calcext:value-type="float">
            <text:p>0.0009794319</text:p>
          </table:table-cell>
          <table:table-cell table:formula="of:=4+3*COS(2*PI()*[.B365])+7*COS(4*PI()*[.B365])" office:value-type="float" office:value="0.320616101156162" calcext:value-type="float">
            <text:p>0.3206161012</text:p>
          </table:table-cell>
          <table:table-cell table:formula="of:=[.E364]" office:value-type="float" office:value="0" calcext:value-type="float">
            <text:p>0</text:p>
          </table:table-cell>
          <table:table-cell table:formula="of:=[.D365]*COS(2*PI()*[.E365]*[.B365])" office:value-type="float" office:value="0.320616101156162" calcext:value-type="float">
            <text:p>0.3206161012</text:p>
          </table:table-cell>
          <table:table-cell table:number-columns-repeated="1017"/>
        </table:table-row>
        <table:table-row table:style-name="ro1">
          <table:table-cell table:formula="of:=[.A365]+1" office:value-type="float" office:value="362" calcext:value-type="float">
            <text:p>362</text:p>
          </table:table-cell>
          <table:table-cell table:formula="of:=[.B365]+[.C365]" office:value-type="float" office:value="0.354554358472088" calcext:value-type="float">
            <text:p>0.3545543585</text:p>
          </table:table-cell>
          <table:table-cell table:formula="of:=[.C365]" office:value-type="float" office:value="0.000979431929480901" calcext:value-type="float">
            <text:p>0.0009794319</text:p>
          </table:table-cell>
          <table:table-cell table:formula="of:=4+3*COS(2*PI()*[.B366])+7*COS(4*PI()*[.B366])" office:value-type="float" office:value="0.389152625495947" calcext:value-type="float">
            <text:p>0.3891526255</text:p>
          </table:table-cell>
          <table:table-cell table:formula="of:=[.E365]" office:value-type="float" office:value="0" calcext:value-type="float">
            <text:p>0</text:p>
          </table:table-cell>
          <table:table-cell table:formula="of:=[.D366]*COS(2*PI()*[.E366]*[.B366])" office:value-type="float" office:value="0.389152625495947" calcext:value-type="float">
            <text:p>0.3891526255</text:p>
          </table:table-cell>
          <table:table-cell table:number-columns-repeated="1017"/>
        </table:table-row>
        <table:table-row table:style-name="ro1">
          <table:table-cell table:formula="of:=[.A366]+1" office:value-type="float" office:value="363" calcext:value-type="float">
            <text:p>363</text:p>
          </table:table-cell>
          <table:table-cell table:formula="of:=[.B366]+[.C366]" office:value-type="float" office:value="0.355533790401569" calcext:value-type="float">
            <text:p>0.3555337904</text:p>
          </table:table-cell>
          <table:table-cell table:formula="of:=[.C366]" office:value-type="float" office:value="0.000979431929480901" calcext:value-type="float">
            <text:p>0.0009794319</text:p>
          </table:table-cell>
          <table:table-cell table:formula="of:=4+3*COS(2*PI()*[.B367])+7*COS(4*PI()*[.B367])" office:value-type="float" office:value="0.458027985260764" calcext:value-type="float">
            <text:p>0.4580279853</text:p>
          </table:table-cell>
          <table:table-cell table:formula="of:=[.E366]" office:value-type="float" office:value="0" calcext:value-type="float">
            <text:p>0</text:p>
          </table:table-cell>
          <table:table-cell table:formula="of:=[.D367]*COS(2*PI()*[.E367]*[.B367])" office:value-type="float" office:value="0.458027985260764" calcext:value-type="float">
            <text:p>0.4580279853</text:p>
          </table:table-cell>
          <table:table-cell table:number-columns-repeated="1017"/>
        </table:table-row>
        <table:table-row table:style-name="ro1">
          <table:table-cell table:formula="of:=[.A367]+1" office:value-type="float" office:value="364" calcext:value-type="float">
            <text:p>364</text:p>
          </table:table-cell>
          <table:table-cell table:formula="of:=[.B367]+[.C367]" office:value-type="float" office:value="0.35651322233105" calcext:value-type="float">
            <text:p>0.3565132223</text:p>
          </table:table-cell>
          <table:table-cell table:formula="of:=[.C367]" office:value-type="float" office:value="0.000979431929480901" calcext:value-type="float">
            <text:p>0.0009794319</text:p>
          </table:table-cell>
          <table:table-cell table:formula="of:=4+3*COS(2*PI()*[.B368])+7*COS(4*PI()*[.B368])" office:value-type="float" office:value="0.527230090055336" calcext:value-type="float">
            <text:p>0.5272300901</text:p>
          </table:table-cell>
          <table:table-cell table:formula="of:=[.E367]" office:value-type="float" office:value="0" calcext:value-type="float">
            <text:p>0</text:p>
          </table:table-cell>
          <table:table-cell table:formula="of:=[.D368]*COS(2*PI()*[.E368]*[.B368])" office:value-type="float" office:value="0.527230090055336" calcext:value-type="float">
            <text:p>0.5272300901</text:p>
          </table:table-cell>
          <table:table-cell table:number-columns-repeated="1017"/>
        </table:table-row>
        <table:table-row table:style-name="ro1">
          <table:table-cell table:formula="of:=[.A368]+1" office:value-type="float" office:value="365" calcext:value-type="float">
            <text:p>365</text:p>
          </table:table-cell>
          <table:table-cell table:formula="of:=[.B368]+[.C368]" office:value-type="float" office:value="0.357492654260531" calcext:value-type="float">
            <text:p>0.3574926543</text:p>
          </table:table-cell>
          <table:table-cell table:formula="of:=[.C368]" office:value-type="float" office:value="0.000979431929480901" calcext:value-type="float">
            <text:p>0.0009794319</text:p>
          </table:table-cell>
          <table:table-cell table:formula="of:=4+3*COS(2*PI()*[.B369])+7*COS(4*PI()*[.B369])" office:value-type="float" office:value="0.596746807933619" calcext:value-type="float">
            <text:p>0.5967468079</text:p>
          </table:table-cell>
          <table:table-cell table:formula="of:=[.E368]" office:value-type="float" office:value="0" calcext:value-type="float">
            <text:p>0</text:p>
          </table:table-cell>
          <table:table-cell table:formula="of:=[.D369]*COS(2*PI()*[.E369]*[.B369])" office:value-type="float" office:value="0.596746807933619" calcext:value-type="float">
            <text:p>0.5967468079</text:p>
          </table:table-cell>
          <table:table-cell table:number-columns-repeated="1017"/>
        </table:table-row>
        <table:table-row table:style-name="ro1">
          <table:table-cell table:formula="of:=[.A369]+1" office:value-type="float" office:value="366" calcext:value-type="float">
            <text:p>366</text:p>
          </table:table-cell>
          <table:table-cell table:formula="of:=[.B369]+[.C369]" office:value-type="float" office:value="0.358472086190012" calcext:value-type="float">
            <text:p>0.3584720862</text:p>
          </table:table-cell>
          <table:table-cell table:formula="of:=[.C369]" office:value-type="float" office:value="0.000979431929480901" calcext:value-type="float">
            <text:p>0.0009794319</text:p>
          </table:table-cell>
          <table:table-cell table:formula="of:=4+3*COS(2*PI()*[.B370])+7*COS(4*PI()*[.B370])" office:value-type="float" office:value="0.666565967299031" calcext:value-type="float">
            <text:p>0.6665659673</text:p>
          </table:table-cell>
          <table:table-cell table:formula="of:=[.E369]" office:value-type="float" office:value="0" calcext:value-type="float">
            <text:p>0</text:p>
          </table:table-cell>
          <table:table-cell table:formula="of:=[.D370]*COS(2*PI()*[.E370]*[.B370])" office:value-type="float" office:value="0.666565967299031" calcext:value-type="float">
            <text:p>0.6665659673</text:p>
          </table:table-cell>
          <table:table-cell table:number-columns-repeated="1017"/>
        </table:table-row>
        <table:table-row table:style-name="ro1">
          <table:table-cell table:formula="of:=[.A370]+1" office:value-type="float" office:value="367" calcext:value-type="float">
            <text:p>367</text:p>
          </table:table-cell>
          <table:table-cell table:formula="of:=[.B370]+[.C370]" office:value-type="float" office:value="0.359451518119493" calcext:value-type="float">
            <text:p>0.3594515181</text:p>
          </table:table-cell>
          <table:table-cell table:formula="of:=[.C370]" office:value-type="float" office:value="0.000979431929480901" calcext:value-type="float">
            <text:p>0.0009794319</text:p>
          </table:table-cell>
          <table:table-cell table:formula="of:=4+3*COS(2*PI()*[.B371])+7*COS(4*PI()*[.B371])" office:value-type="float" office:value="0.736675358810381" calcext:value-type="float">
            <text:p>0.7366753588</text:p>
          </table:table-cell>
          <table:table-cell table:formula="of:=[.E370]" office:value-type="float" office:value="0" calcext:value-type="float">
            <text:p>0</text:p>
          </table:table-cell>
          <table:table-cell table:formula="of:=[.D371]*COS(2*PI()*[.E371]*[.B371])" office:value-type="float" office:value="0.736675358810381" calcext:value-type="float">
            <text:p>0.7366753588</text:p>
          </table:table-cell>
          <table:table-cell table:number-columns-repeated="1017"/>
        </table:table-row>
        <table:table-row table:style-name="ro1">
          <table:table-cell table:formula="of:=[.A371]+1" office:value-type="float" office:value="368" calcext:value-type="float">
            <text:p>368</text:p>
          </table:table-cell>
          <table:table-cell table:formula="of:=[.B371]+[.C371]" office:value-type="float" office:value="0.360430950048974" calcext:value-type="float">
            <text:p>0.36043095</text:p>
          </table:table-cell>
          <table:table-cell table:formula="of:=[.C371]" office:value-type="float" office:value="0.000979431929480901" calcext:value-type="float">
            <text:p>0.0009794319</text:p>
          </table:table-cell>
          <table:table-cell table:formula="of:=4+3*COS(2*PI()*[.B372])+7*COS(4*PI()*[.B372])" office:value-type="float" office:value="0.807062737293206" calcext:value-type="float">
            <text:p>0.8070627373</text:p>
          </table:table-cell>
          <table:table-cell table:formula="of:=[.E371]" office:value-type="float" office:value="0" calcext:value-type="float">
            <text:p>0</text:p>
          </table:table-cell>
          <table:table-cell table:formula="of:=[.D372]*COS(2*PI()*[.E372]*[.B372])" office:value-type="float" office:value="0.807062737293206" calcext:value-type="float">
            <text:p>0.8070627373</text:p>
          </table:table-cell>
          <table:table-cell table:number-columns-repeated="1017"/>
        </table:table-row>
        <table:table-row table:style-name="ro1">
          <table:table-cell table:formula="of:=[.A372]+1" office:value-type="float" office:value="369" calcext:value-type="float">
            <text:p>369</text:p>
          </table:table-cell>
          <table:table-cell table:formula="of:=[.B372]+[.C372]" office:value-type="float" office:value="0.361410381978455" calcext:value-type="float">
            <text:p>0.361410382</text:p>
          </table:table-cell>
          <table:table-cell table:formula="of:=[.C372]" office:value-type="float" office:value="0.000979431929480901" calcext:value-type="float">
            <text:p>0.0009794319</text:p>
          </table:table-cell>
          <table:table-cell table:formula="of:=4+3*COS(2*PI()*[.B373])+7*COS(4*PI()*[.B373])" office:value-type="float" office:value="0.877715823656262" calcext:value-type="float">
            <text:p>0.8777158237</text:p>
          </table:table-cell>
          <table:table-cell table:formula="of:=[.E372]" office:value-type="float" office:value="0" calcext:value-type="float">
            <text:p>0</text:p>
          </table:table-cell>
          <table:table-cell table:formula="of:=[.D373]*COS(2*PI()*[.E373]*[.B373])" office:value-type="float" office:value="0.877715823656262" calcext:value-type="float">
            <text:p>0.8777158237</text:p>
          </table:table-cell>
          <table:table-cell table:number-columns-repeated="1017"/>
        </table:table-row>
        <table:table-row table:style-name="ro1">
          <table:table-cell table:formula="of:=[.A373]+1" office:value-type="float" office:value="370" calcext:value-type="float">
            <text:p>370</text:p>
          </table:table-cell>
          <table:table-cell table:formula="of:=[.B373]+[.C373]" office:value-type="float" office:value="0.362389813907936" calcext:value-type="float">
            <text:p>0.3623898139</text:p>
          </table:table-cell>
          <table:table-cell table:formula="of:=[.C373]" office:value-type="float" office:value="0.000979431929480901" calcext:value-type="float">
            <text:p>0.0009794319</text:p>
          </table:table-cell>
          <table:table-cell table:formula="of:=4+3*COS(2*PI()*[.B374])+7*COS(4*PI()*[.B374])" office:value-type="float" office:value="0.948622306812781" calcext:value-type="float">
            <text:p>0.9486223068</text:p>
          </table:table-cell>
          <table:table-cell table:formula="of:=[.E373]" office:value-type="float" office:value="0" calcext:value-type="float">
            <text:p>0</text:p>
          </table:table-cell>
          <table:table-cell table:formula="of:=[.D374]*COS(2*PI()*[.E374]*[.B374])" office:value-type="float" office:value="0.948622306812781" calcext:value-type="float">
            <text:p>0.9486223068</text:p>
          </table:table-cell>
          <table:table-cell table:number-columns-repeated="1017"/>
        </table:table-row>
        <table:table-row table:style-name="ro1">
          <table:table-cell table:formula="of:=[.A374]+1" office:value-type="float" office:value="371" calcext:value-type="float">
            <text:p>371</text:p>
          </table:table-cell>
          <table:table-cell table:formula="of:=[.B374]+[.C374]" office:value-type="float" office:value="0.363369245837417" calcext:value-type="float">
            <text:p>0.3633692458</text:p>
          </table:table-cell>
          <table:table-cell table:formula="of:=[.C374]" office:value-type="float" office:value="0.000979431929480901" calcext:value-type="float">
            <text:p>0.0009794319</text:p>
          </table:table-cell>
          <table:table-cell table:formula="of:=4+3*COS(2*PI()*[.B375])+7*COS(4*PI()*[.B375])" office:value-type="float" office:value="1.01976984560632" calcext:value-type="float">
            <text:p>1.0197698456</text:p>
          </table:table-cell>
          <table:table-cell table:formula="of:=[.E374]" office:value-type="float" office:value="0" calcext:value-type="float">
            <text:p>0</text:p>
          </table:table-cell>
          <table:table-cell table:formula="of:=[.D375]*COS(2*PI()*[.E375]*[.B375])" office:value-type="float" office:value="1.01976984560632" calcext:value-type="float">
            <text:p>1.0197698456</text:p>
          </table:table-cell>
          <table:table-cell table:number-columns-repeated="1017"/>
        </table:table-row>
        <table:table-row table:style-name="ro1">
          <table:table-cell table:formula="of:=[.A375]+1" office:value-type="float" office:value="372" calcext:value-type="float">
            <text:p>372</text:p>
          </table:table-cell>
          <table:table-cell table:formula="of:=[.B375]+[.C375]" office:value-type="float" office:value="0.364348677766897" calcext:value-type="float">
            <text:p>0.3643486778</text:p>
          </table:table-cell>
          <table:table-cell table:formula="of:=[.C375]" office:value-type="float" office:value="0.000979431929480901" calcext:value-type="float">
            <text:p>0.0009794319</text:p>
          </table:table-cell>
          <table:table-cell table:formula="of:=4+3*COS(2*PI()*[.B376])+7*COS(4*PI()*[.B376])" office:value-type="float" office:value="1.09114607074082" calcext:value-type="float">
            <text:p>1.0911460707</text:p>
          </table:table-cell>
          <table:table-cell table:formula="of:=[.E375]" office:value-type="float" office:value="0" calcext:value-type="float">
            <text:p>0</text:p>
          </table:table-cell>
          <table:table-cell table:formula="of:=[.D376]*COS(2*PI()*[.E376]*[.B376])" office:value-type="float" office:value="1.09114607074082" calcext:value-type="float">
            <text:p>1.0911460707</text:p>
          </table:table-cell>
          <table:table-cell table:number-columns-repeated="1017"/>
        </table:table-row>
        <table:table-row table:style-name="ro1">
          <table:table-cell table:formula="of:=[.A376]+1" office:value-type="float" office:value="373" calcext:value-type="float">
            <text:p>373</text:p>
          </table:table-cell>
          <table:table-cell table:formula="of:=[.B376]+[.C376]" office:value-type="float" office:value="0.365328109696378" calcext:value-type="float">
            <text:p>0.3653281097</text:p>
          </table:table-cell>
          <table:table-cell table:formula="of:=[.C376]" office:value-type="float" office:value="0.000979431929480901" calcext:value-type="float">
            <text:p>0.0009794319</text:p>
          </table:table-cell>
          <table:table-cell table:formula="of:=4+3*COS(2*PI()*[.B377])+7*COS(4*PI()*[.B377])" office:value-type="float" office:value="1.16273858671461" calcext:value-type="float">
            <text:p>1.1627385867</text:p>
          </table:table-cell>
          <table:table-cell table:formula="of:=[.E376]" office:value-type="float" office:value="0" calcext:value-type="float">
            <text:p>0</text:p>
          </table:table-cell>
          <table:table-cell table:formula="of:=[.D377]*COS(2*PI()*[.E377]*[.B377])" office:value-type="float" office:value="1.16273858671461" calcext:value-type="float">
            <text:p>1.1627385867</text:p>
          </table:table-cell>
          <table:table-cell table:number-columns-repeated="1017"/>
        </table:table-row>
        <table:table-row table:style-name="ro1">
          <table:table-cell table:formula="of:=[.A377]+1" office:value-type="float" office:value="374" calcext:value-type="float">
            <text:p>374</text:p>
          </table:table-cell>
          <table:table-cell table:formula="of:=[.B377]+[.C377]" office:value-type="float" office:value="0.366307541625859" calcext:value-type="float">
            <text:p>0.3663075416</text:p>
          </table:table-cell>
          <table:table-cell table:formula="of:=[.C377]" office:value-type="float" office:value="0.000979431929480901" calcext:value-type="float">
            <text:p>0.0009794319</text:p>
          </table:table-cell>
          <table:table-cell table:formula="of:=4+3*COS(2*PI()*[.B378])+7*COS(4*PI()*[.B378])" office:value-type="float" office:value="1.2345349737581" calcext:value-type="float">
            <text:p>1.2345349738</text:p>
          </table:table-cell>
          <table:table-cell table:formula="of:=[.E377]" office:value-type="float" office:value="0" calcext:value-type="float">
            <text:p>0</text:p>
          </table:table-cell>
          <table:table-cell table:formula="of:=[.D378]*COS(2*PI()*[.E378]*[.B378])" office:value-type="float" office:value="1.2345349737581" calcext:value-type="float">
            <text:p>1.2345349738</text:p>
          </table:table-cell>
          <table:table-cell table:number-columns-repeated="1017"/>
        </table:table-row>
        <table:table-row table:style-name="ro1">
          <table:table-cell table:formula="of:=[.A378]+1" office:value-type="float" office:value="375" calcext:value-type="float">
            <text:p>375</text:p>
          </table:table-cell>
          <table:table-cell table:formula="of:=[.B378]+[.C378]" office:value-type="float" office:value="0.36728697355534" calcext:value-type="float">
            <text:p>0.3672869736</text:p>
          </table:table-cell>
          <table:table-cell table:formula="of:=[.C378]" office:value-type="float" office:value="0.000979431929480901" calcext:value-type="float">
            <text:p>0.0009794319</text:p>
          </table:table-cell>
          <table:table-cell table:formula="of:=4+3*COS(2*PI()*[.B379])+7*COS(4*PI()*[.B379])" office:value-type="float" office:value="1.30652278977474" calcext:value-type="float">
            <text:p>1.3065227898</text:p>
          </table:table-cell>
          <table:table-cell table:formula="of:=[.E378]" office:value-type="float" office:value="0" calcext:value-type="float">
            <text:p>0</text:p>
          </table:table-cell>
          <table:table-cell table:formula="of:=[.D379]*COS(2*PI()*[.E379]*[.B379])" office:value-type="float" office:value="1.30652278977474" calcext:value-type="float">
            <text:p>1.3065227898</text:p>
          </table:table-cell>
          <table:table-cell table:number-columns-repeated="1017"/>
        </table:table-row>
        <table:table-row table:style-name="ro1">
          <table:table-cell table:formula="of:=[.A379]+1" office:value-type="float" office:value="376" calcext:value-type="float">
            <text:p>376</text:p>
          </table:table-cell>
          <table:table-cell table:formula="of:=[.B379]+[.C379]" office:value-type="float" office:value="0.368266405484821" calcext:value-type="float">
            <text:p>0.3682664055</text:p>
          </table:table-cell>
          <table:table-cell table:formula="of:=[.C379]" office:value-type="float" office:value="0.000979431929480901" calcext:value-type="float">
            <text:p>0.0009794319</text:p>
          </table:table-cell>
          <table:table-cell table:formula="of:=4+3*COS(2*PI()*[.B380])+7*COS(4*PI()*[.B380])" office:value-type="float" office:value="1.37868957228518" calcext:value-type="float">
            <text:p>1.3786895723</text:p>
          </table:table-cell>
          <table:table-cell table:formula="of:=[.E379]" office:value-type="float" office:value="0" calcext:value-type="float">
            <text:p>0</text:p>
          </table:table-cell>
          <table:table-cell table:formula="of:=[.D380]*COS(2*PI()*[.E380]*[.B380])" office:value-type="float" office:value="1.37868957228518" calcext:value-type="float">
            <text:p>1.3786895723</text:p>
          </table:table-cell>
          <table:table-cell table:number-columns-repeated="1017"/>
        </table:table-row>
        <table:table-row table:style-name="ro1">
          <table:table-cell table:formula="of:=[.A380]+1" office:value-type="float" office:value="377" calcext:value-type="float">
            <text:p>377</text:p>
          </table:table-cell>
          <table:table-cell table:formula="of:=[.B380]+[.C380]" office:value-type="float" office:value="0.369245837414302" calcext:value-type="float">
            <text:p>0.3692458374</text:p>
          </table:table-cell>
          <table:table-cell table:formula="of:=[.C380]" office:value-type="float" office:value="0.000979431929480901" calcext:value-type="float">
            <text:p>0.0009794319</text:p>
          </table:table-cell>
          <table:table-cell table:formula="of:=4+3*COS(2*PI()*[.B381])+7*COS(4*PI()*[.B381])" office:value-type="float" office:value="1.45102284037401" calcext:value-type="float">
            <text:p>1.4510228404</text:p>
          </table:table-cell>
          <table:table-cell table:formula="of:=[.E380]" office:value-type="float" office:value="0" calcext:value-type="float">
            <text:p>0</text:p>
          </table:table-cell>
          <table:table-cell table:formula="of:=[.D381]*COS(2*PI()*[.E381]*[.B381])" office:value-type="float" office:value="1.45102284037401" calcext:value-type="float">
            <text:p>1.4510228404</text:p>
          </table:table-cell>
          <table:table-cell table:number-columns-repeated="1017"/>
        </table:table-row>
        <table:table-row table:style-name="ro1">
          <table:table-cell table:formula="of:=[.A381]+1" office:value-type="float" office:value="378" calcext:value-type="float">
            <text:p>378</text:p>
          </table:table-cell>
          <table:table-cell table:formula="of:=[.B381]+[.C381]" office:value-type="float" office:value="0.370225269343783" calcext:value-type="float">
            <text:p>0.3702252693</text:p>
          </table:table-cell>
          <table:table-cell table:formula="of:=[.C381]" office:value-type="float" office:value="0.000979431929480901" calcext:value-type="float">
            <text:p>0.0009794319</text:p>
          </table:table-cell>
          <table:table-cell table:formula="of:=4+3*COS(2*PI()*[.B382])+7*COS(4*PI()*[.B382])" office:value-type="float" office:value="1.52351009663912" calcext:value-type="float">
            <text:p>1.5235100966</text:p>
          </table:table-cell>
          <table:table-cell table:formula="of:=[.E381]" office:value-type="float" office:value="0" calcext:value-type="float">
            <text:p>0</text:p>
          </table:table-cell>
          <table:table-cell table:formula="of:=[.D382]*COS(2*PI()*[.E382]*[.B382])" office:value-type="float" office:value="1.52351009663912" calcext:value-type="float">
            <text:p>1.5235100966</text:p>
          </table:table-cell>
          <table:table-cell table:number-columns-repeated="1017"/>
        </table:table-row>
        <table:table-row table:style-name="ro1">
          <table:table-cell table:formula="of:=[.A382]+1" office:value-type="float" office:value="379" calcext:value-type="float">
            <text:p>379</text:p>
          </table:table-cell>
          <table:table-cell table:formula="of:=[.B382]+[.C382]" office:value-type="float" office:value="0.371204701273264" calcext:value-type="float">
            <text:p>0.3712047013</text:p>
          </table:table-cell>
          <table:table-cell table:formula="of:=[.C382]" office:value-type="float" office:value="0.000979431929480901" calcext:value-type="float">
            <text:p>0.0009794319</text:p>
          </table:table-cell>
          <table:table-cell table:formula="of:=4+3*COS(2*PI()*[.B383])+7*COS(4*PI()*[.B383])" office:value-type="float" office:value="1.59613882914316" calcext:value-type="float">
            <text:p>1.5961388291</text:p>
          </table:table-cell>
          <table:table-cell table:formula="of:=[.E382]" office:value-type="float" office:value="0" calcext:value-type="float">
            <text:p>0</text:p>
          </table:table-cell>
          <table:table-cell table:formula="of:=[.D383]*COS(2*PI()*[.E383]*[.B383])" office:value-type="float" office:value="1.59613882914316" calcext:value-type="float">
            <text:p>1.5961388291</text:p>
          </table:table-cell>
          <table:table-cell table:number-columns-repeated="1017"/>
        </table:table-row>
        <table:table-row table:style-name="ro1">
          <table:table-cell table:formula="of:=[.A383]+1" office:value-type="float" office:value="380" calcext:value-type="float">
            <text:p>380</text:p>
          </table:table-cell>
          <table:table-cell table:formula="of:=[.B383]+[.C383]" office:value-type="float" office:value="0.372184133202745" calcext:value-type="float">
            <text:p>0.3721841332</text:p>
          </table:table-cell>
          <table:table-cell table:formula="of:=[.C383]" office:value-type="float" office:value="0.000979431929480901" calcext:value-type="float">
            <text:p>0.0009794319</text:p>
          </table:table-cell>
          <table:table-cell table:formula="of:=4+3*COS(2*PI()*[.B384])+7*COS(4*PI()*[.B384])" office:value-type="float" office:value="1.66889651336687" calcext:value-type="float">
            <text:p>1.6688965134</text:p>
          </table:table-cell>
          <table:table-cell table:formula="of:=[.E383]" office:value-type="float" office:value="0" calcext:value-type="float">
            <text:p>0</text:p>
          </table:table-cell>
          <table:table-cell table:formula="of:=[.D384]*COS(2*PI()*[.E384]*[.B384])" office:value-type="float" office:value="1.66889651336687" calcext:value-type="float">
            <text:p>1.6688965134</text:p>
          </table:table-cell>
          <table:table-cell table:number-columns-repeated="1017"/>
        </table:table-row>
        <table:table-row table:style-name="ro1">
          <table:table-cell table:formula="of:=[.A384]+1" office:value-type="float" office:value="381" calcext:value-type="float">
            <text:p>381</text:p>
          </table:table-cell>
          <table:table-cell table:formula="of:=[.B384]+[.C384]" office:value-type="float" office:value="0.373163565132226" calcext:value-type="float">
            <text:p>0.3731635651</text:p>
          </table:table-cell>
          <table:table-cell table:formula="of:=[.C384]" office:value-type="float" office:value="0.000979431929480901" calcext:value-type="float">
            <text:p>0.0009794319</text:p>
          </table:table-cell>
          <table:table-cell table:formula="of:=4+3*COS(2*PI()*[.B385])+7*COS(4*PI()*[.B385])" office:value-type="float" office:value="1.74177061416395" calcext:value-type="float">
            <text:p>1.7417706142</text:p>
          </table:table-cell>
          <table:table-cell table:formula="of:=[.E384]" office:value-type="float" office:value="0" calcext:value-type="float">
            <text:p>0</text:p>
          </table:table-cell>
          <table:table-cell table:formula="of:=[.D385]*COS(2*PI()*[.E385]*[.B385])" office:value-type="float" office:value="1.74177061416395" calcext:value-type="float">
            <text:p>1.7417706142</text:p>
          </table:table-cell>
          <table:table-cell table:number-columns-repeated="1017"/>
        </table:table-row>
        <table:table-row table:style-name="ro1">
          <table:table-cell table:formula="of:=[.A385]+1" office:value-type="float" office:value="382" calcext:value-type="float">
            <text:p>382</text:p>
          </table:table-cell>
          <table:table-cell table:formula="of:=[.B385]+[.C385]" office:value-type="float" office:value="0.374142997061707" calcext:value-type="float">
            <text:p>0.3741429971</text:p>
          </table:table-cell>
          <table:table-cell table:formula="of:=[.C385]" office:value-type="float" office:value="0.000979431929480901" calcext:value-type="float">
            <text:p>0.0009794319</text:p>
          </table:table-cell>
          <table:table-cell table:formula="of:=4+3*COS(2*PI()*[.B386])+7*COS(4*PI()*[.B386])" office:value-type="float" office:value="1.81474858771733" calcext:value-type="float">
            <text:p>1.8147485877</text:p>
          </table:table-cell>
          <table:table-cell table:formula="of:=[.E385]" office:value-type="float" office:value="0" calcext:value-type="float">
            <text:p>0</text:p>
          </table:table-cell>
          <table:table-cell table:formula="of:=[.D386]*COS(2*PI()*[.E386]*[.B386])" office:value-type="float" office:value="1.81474858771733" calcext:value-type="float">
            <text:p>1.8147485877</text:p>
          </table:table-cell>
          <table:table-cell table:number-columns-repeated="1017"/>
        </table:table-row>
        <table:table-row table:style-name="ro1">
          <table:table-cell table:formula="of:=[.A386]+1" office:value-type="float" office:value="383" calcext:value-type="float">
            <text:p>383</text:p>
          </table:table-cell>
          <table:table-cell table:formula="of:=[.B386]+[.C386]" office:value-type="float" office:value="0.375122428991187" calcext:value-type="float">
            <text:p>0.375122429</text:p>
          </table:table-cell>
          <table:table-cell table:formula="of:=[.C386]" office:value-type="float" office:value="0.000979431929480901" calcext:value-type="float">
            <text:p>0.0009794319</text:p>
          </table:table-cell>
          <table:table-cell table:formula="of:=4+3*COS(2*PI()*[.B387])+7*COS(4*PI()*[.B387])" office:value-type="float" office:value="1.88781788349623" calcext:value-type="float">
            <text:p>1.8878178835</text:p>
          </table:table-cell>
          <table:table-cell table:formula="of:=[.E386]" office:value-type="float" office:value="0" calcext:value-type="float">
            <text:p>0</text:p>
          </table:table-cell>
          <table:table-cell table:formula="of:=[.D387]*COS(2*PI()*[.E387]*[.B387])" office:value-type="float" office:value="1.88781788349623" calcext:value-type="float">
            <text:p>1.8878178835</text:p>
          </table:table-cell>
          <table:table-cell table:number-columns-repeated="1017"/>
        </table:table-row>
        <table:table-row table:style-name="ro1">
          <table:table-cell table:formula="of:=[.A387]+1" office:value-type="float" office:value="384" calcext:value-type="float">
            <text:p>384</text:p>
          </table:table-cell>
          <table:table-cell table:formula="of:=[.B387]+[.C387]" office:value-type="float" office:value="0.376101860920668" calcext:value-type="float">
            <text:p>0.3761018609</text:p>
          </table:table-cell>
          <table:table-cell table:formula="of:=[.C387]" office:value-type="float" office:value="0.000979431929480901" calcext:value-type="float">
            <text:p>0.0009794319</text:p>
          </table:table-cell>
          <table:table-cell table:formula="of:=4+3*COS(2*PI()*[.B388])+7*COS(4*PI()*[.B388])" office:value-type="float" office:value="1.96096594621402" calcext:value-type="float">
            <text:p>1.9609659462</text:p>
          </table:table-cell>
          <table:table-cell table:formula="of:=[.E387]" office:value-type="float" office:value="0" calcext:value-type="float">
            <text:p>0</text:p>
          </table:table-cell>
          <table:table-cell table:formula="of:=[.D388]*COS(2*PI()*[.E388]*[.B388])" office:value-type="float" office:value="1.96096594621402" calcext:value-type="float">
            <text:p>1.9609659462</text:p>
          </table:table-cell>
          <table:table-cell table:number-columns-repeated="1017"/>
        </table:table-row>
        <table:table-row table:style-name="ro1">
          <table:table-cell table:formula="of:=[.A388]+1" office:value-type="float" office:value="385" calcext:value-type="float">
            <text:p>385</text:p>
          </table:table-cell>
          <table:table-cell table:formula="of:=[.B388]+[.C388]" office:value-type="float" office:value="0.377081292850149" calcext:value-type="float">
            <text:p>0.3770812929</text:p>
          </table:table-cell>
          <table:table-cell table:formula="of:=[.C388]" office:value-type="float" office:value="0.000979431929480901" calcext:value-type="float">
            <text:p>0.0009794319</text:p>
          </table:table-cell>
          <table:table-cell table:formula="of:=4+3*COS(2*PI()*[.B389])+7*COS(4*PI()*[.B389])" office:value-type="float" office:value="2.03418021778646" calcext:value-type="float">
            <text:p>2.0341802178</text:p>
          </table:table-cell>
          <table:table-cell table:formula="of:=[.E388]" office:value-type="float" office:value="0" calcext:value-type="float">
            <text:p>0</text:p>
          </table:table-cell>
          <table:table-cell table:formula="of:=[.D389]*COS(2*PI()*[.E389]*[.B389])" office:value-type="float" office:value="2.03418021778646" calcext:value-type="float">
            <text:p>2.0341802178</text:p>
          </table:table-cell>
          <table:table-cell table:number-columns-repeated="1017"/>
        </table:table-row>
        <table:table-row table:style-name="ro1">
          <table:table-cell table:formula="of:=[.A389]+1" office:value-type="float" office:value="386" calcext:value-type="float">
            <text:p>386</text:p>
          </table:table-cell>
          <table:table-cell table:formula="of:=[.B389]+[.C389]" office:value-type="float" office:value="0.37806072477963" calcext:value-type="float">
            <text:p>0.3780607248</text:p>
          </table:table-cell>
          <table:table-cell table:formula="of:=[.C389]" office:value-type="float" office:value="0.000979431929480901" calcext:value-type="float">
            <text:p>0.0009794319</text:p>
          </table:table-cell>
          <table:table-cell table:formula="of:=4+3*COS(2*PI()*[.B390])+7*COS(4*PI()*[.B390])" office:value-type="float" office:value="2.10744813928992" calcext:value-type="float">
            <text:p>2.1074481393</text:p>
          </table:table-cell>
          <table:table-cell table:formula="of:=[.E389]" office:value-type="float" office:value="0" calcext:value-type="float">
            <text:p>0</text:p>
          </table:table-cell>
          <table:table-cell table:formula="of:=[.D390]*COS(2*PI()*[.E390]*[.B390])" office:value-type="float" office:value="2.10744813928992" calcext:value-type="float">
            <text:p>2.1074481393</text:p>
          </table:table-cell>
          <table:table-cell table:number-columns-repeated="1017"/>
        </table:table-row>
        <table:table-row table:style-name="ro1">
          <table:table-cell table:formula="of:=[.A390]+1" office:value-type="float" office:value="387" calcext:value-type="float">
            <text:p>387</text:p>
          </table:table-cell>
          <table:table-cell table:formula="of:=[.B390]+[.C390]" office:value-type="float" office:value="0.379040156709111" calcext:value-type="float">
            <text:p>0.3790401567</text:p>
          </table:table-cell>
          <table:table-cell table:formula="of:=[.C390]" office:value-type="float" office:value="0.000979431929480901" calcext:value-type="float">
            <text:p>0.0009794319</text:p>
          </table:table-cell>
          <table:table-cell table:formula="of:=4+3*COS(2*PI()*[.B391])+7*COS(4*PI()*[.B391])" office:value-type="float" office:value="2.1807571529195" calcext:value-type="float">
            <text:p>2.1807571529</text:p>
          </table:table-cell>
          <table:table-cell table:formula="of:=[.E390]" office:value-type="float" office:value="0" calcext:value-type="float">
            <text:p>0</text:p>
          </table:table-cell>
          <table:table-cell table:formula="of:=[.D391]*COS(2*PI()*[.E391]*[.B391])" office:value-type="float" office:value="2.1807571529195" calcext:value-type="float">
            <text:p>2.1807571529</text:p>
          </table:table-cell>
          <table:table-cell table:number-columns-repeated="1017"/>
        </table:table-row>
        <table:table-row table:style-name="ro1">
          <table:table-cell table:formula="of:=[.A391]+1" office:value-type="float" office:value="388" calcext:value-type="float">
            <text:p>388</text:p>
          </table:table-cell>
          <table:table-cell table:formula="of:=[.B391]+[.C391]" office:value-type="float" office:value="0.380019588638592" calcext:value-type="float">
            <text:p>0.3800195886</text:p>
          </table:table-cell>
          <table:table-cell table:formula="of:=[.C391]" office:value-type="float" office:value="0.000979431929480901" calcext:value-type="float">
            <text:p>0.0009794319</text:p>
          </table:table-cell>
          <table:table-cell table:formula="of:=4+3*COS(2*PI()*[.B392])+7*COS(4*PI()*[.B392])" office:value-type="float" office:value="2.25409470394652" calcext:value-type="float">
            <text:p>2.2540947039</text:p>
          </table:table-cell>
          <table:table-cell table:formula="of:=[.E391]" office:value-type="float" office:value="0" calcext:value-type="float">
            <text:p>0</text:p>
          </table:table-cell>
          <table:table-cell table:formula="of:=[.D392]*COS(2*PI()*[.E392]*[.B392])" office:value-type="float" office:value="2.25409470394652" calcext:value-type="float">
            <text:p>2.2540947039</text:p>
          </table:table-cell>
          <table:table-cell table:number-columns-repeated="1017"/>
        </table:table-row>
        <table:table-row table:style-name="ro1">
          <table:table-cell table:formula="of:=[.A392]+1" office:value-type="float" office:value="389" calcext:value-type="float">
            <text:p>389</text:p>
          </table:table-cell>
          <table:table-cell table:formula="of:=[.B392]+[.C392]" office:value-type="float" office:value="0.380999020568073" calcext:value-type="float">
            <text:p>0.3809990206</text:p>
          </table:table-cell>
          <table:table-cell table:formula="of:=[.C392]" office:value-type="float" office:value="0.000979431929480901" calcext:value-type="float">
            <text:p>0.0009794319</text:p>
          </table:table-cell>
          <table:table-cell table:formula="of:=4+3*COS(2*PI()*[.B393])+7*COS(4*PI()*[.B393])" office:value-type="float" office:value="2.32744824267532" calcext:value-type="float">
            <text:p>2.3274482427</text:p>
          </table:table-cell>
          <table:table-cell table:formula="of:=[.E392]" office:value-type="float" office:value="0" calcext:value-type="float">
            <text:p>0</text:p>
          </table:table-cell>
          <table:table-cell table:formula="of:=[.D393]*COS(2*PI()*[.E393]*[.B393])" office:value-type="float" office:value="2.32744824267532" calcext:value-type="float">
            <text:p>2.3274482427</text:p>
          </table:table-cell>
          <table:table-cell table:number-columns-repeated="1017"/>
        </table:table-row>
        <table:table-row table:style-name="ro1">
          <table:table-cell table:formula="of:=[.A393]+1" office:value-type="float" office:value="390" calcext:value-type="float">
            <text:p>390</text:p>
          </table:table-cell>
          <table:table-cell table:formula="of:=[.B393]+[.C393]" office:value-type="float" office:value="0.381978452497554" calcext:value-type="float">
            <text:p>0.3819784525</text:p>
          </table:table-cell>
          <table:table-cell table:formula="of:=[.C393]" office:value-type="float" office:value="0.000979431929480901" calcext:value-type="float">
            <text:p>0.0009794319</text:p>
          </table:table-cell>
          <table:table-cell table:formula="of:=4+3*COS(2*PI()*[.B394])+7*COS(4*PI()*[.B394])" office:value-type="float" office:value="2.40080522639876" calcext:value-type="float">
            <text:p>2.4008052264</text:p>
          </table:table-cell>
          <table:table-cell table:formula="of:=[.E393]" office:value-type="float" office:value="0" calcext:value-type="float">
            <text:p>0</text:p>
          </table:table-cell>
          <table:table-cell table:formula="of:=[.D394]*COS(2*PI()*[.E394]*[.B394])" office:value-type="float" office:value="2.40080522639876" calcext:value-type="float">
            <text:p>2.4008052264</text:p>
          </table:table-cell>
          <table:table-cell table:number-columns-repeated="1017"/>
        </table:table-row>
        <table:table-row table:style-name="ro1">
          <table:table-cell table:formula="of:=[.A394]+1" office:value-type="float" office:value="391" calcext:value-type="float">
            <text:p>391</text:p>
          </table:table-cell>
          <table:table-cell table:formula="of:=[.B394]+[.C394]" office:value-type="float" office:value="0.382957884427035" calcext:value-type="float">
            <text:p>0.3829578844</text:p>
          </table:table-cell>
          <table:table-cell table:formula="of:=[.C394]" office:value-type="float" office:value="0.000979431929480901" calcext:value-type="float">
            <text:p>0.0009794319</text:p>
          </table:table-cell>
          <table:table-cell table:formula="of:=4+3*COS(2*PI()*[.B395])+7*COS(4*PI()*[.B395])" office:value-type="float" office:value="2.47415312135252" calcext:value-type="float">
            <text:p>2.4741531214</text:p>
          </table:table-cell>
          <table:table-cell table:formula="of:=[.E394]" office:value-type="float" office:value="0" calcext:value-type="float">
            <text:p>0</text:p>
          </table:table-cell>
          <table:table-cell table:formula="of:=[.D395]*COS(2*PI()*[.E395]*[.B395])" office:value-type="float" office:value="2.47415312135252" calcext:value-type="float">
            <text:p>2.4741531214</text:p>
          </table:table-cell>
          <table:table-cell table:number-columns-repeated="1017"/>
        </table:table-row>
        <table:table-row table:style-name="ro1">
          <table:table-cell table:formula="of:=[.A395]+1" office:value-type="float" office:value="392" calcext:value-type="float">
            <text:p>392</text:p>
          </table:table-cell>
          <table:table-cell table:formula="of:=[.B395]+[.C395]" office:value-type="float" office:value="0.383937316356516" calcext:value-type="float">
            <text:p>0.3839373164</text:p>
          </table:table-cell>
          <table:table-cell table:formula="of:=[.C395]" office:value-type="float" office:value="0.000979431929480901" calcext:value-type="float">
            <text:p>0.0009794319</text:p>
          </table:table-cell>
          <table:table-cell table:formula="of:=4+3*COS(2*PI()*[.B396])+7*COS(4*PI()*[.B396])" office:value-type="float" office:value="2.54747940466749" calcext:value-type="float">
            <text:p>2.5474794047</text:p>
          </table:table-cell>
          <table:table-cell table:formula="of:=[.E395]" office:value-type="float" office:value="0" calcext:value-type="float">
            <text:p>0</text:p>
          </table:table-cell>
          <table:table-cell table:formula="of:=[.D396]*COS(2*PI()*[.E396]*[.B396])" office:value-type="float" office:value="2.54747940466749" calcext:value-type="float">
            <text:p>2.5474794047</text:p>
          </table:table-cell>
          <table:table-cell table:number-columns-repeated="1017"/>
        </table:table-row>
        <table:table-row table:style-name="ro1">
          <table:table-cell table:formula="of:=[.A396]+1" office:value-type="float" office:value="393" calcext:value-type="float">
            <text:p>393</text:p>
          </table:table-cell>
          <table:table-cell table:formula="of:=[.B396]+[.C396]" office:value-type="float" office:value="0.384916748285997" calcext:value-type="float">
            <text:p>0.3849167483</text:p>
          </table:table-cell>
          <table:table-cell table:formula="of:=[.C396]" office:value-type="float" office:value="0.000979431929480901" calcext:value-type="float">
            <text:p>0.0009794319</text:p>
          </table:table-cell>
          <table:table-cell table:formula="of:=4+3*COS(2*PI()*[.B397])+7*COS(4*PI()*[.B397])" office:value-type="float" office:value="2.62077156632031" calcext:value-type="float">
            <text:p>2.6207715663</text:p>
          </table:table-cell>
          <table:table-cell table:formula="of:=[.E396]" office:value-type="float" office:value="0" calcext:value-type="float">
            <text:p>0</text:p>
          </table:table-cell>
          <table:table-cell table:formula="of:=[.D397]*COS(2*PI()*[.E397]*[.B397])" office:value-type="float" office:value="2.62077156632031" calcext:value-type="float">
            <text:p>2.6207715663</text:p>
          </table:table-cell>
          <table:table-cell table:number-columns-repeated="1017"/>
        </table:table-row>
        <table:table-row table:style-name="ro1">
          <table:table-cell table:formula="of:=[.A397]+1" office:value-type="float" office:value="394" calcext:value-type="float">
            <text:p>394</text:p>
          </table:table-cell>
          <table:table-cell table:formula="of:=[.B397]+[.C397]" office:value-type="float" office:value="0.385896180215478" calcext:value-type="float">
            <text:p>0.3858961802</text:p>
          </table:table-cell>
          <table:table-cell table:formula="of:=[.C397]" office:value-type="float" office:value="0.000979431929480901" calcext:value-type="float">
            <text:p>0.0009794319</text:p>
          </table:table-cell>
          <table:table-cell table:formula="of:=4+3*COS(2*PI()*[.B398])+7*COS(4*PI()*[.B398])" office:value-type="float" office:value="2.69401711108149" calcext:value-type="float">
            <text:p>2.6940171111</text:p>
          </table:table-cell>
          <table:table-cell table:formula="of:=[.E397]" office:value-type="float" office:value="0" calcext:value-type="float">
            <text:p>0</text:p>
          </table:table-cell>
          <table:table-cell table:formula="of:=[.D398]*COS(2*PI()*[.E398]*[.B398])" office:value-type="float" office:value="2.69401711108149" calcext:value-type="float">
            <text:p>2.6940171111</text:p>
          </table:table-cell>
          <table:table-cell table:number-columns-repeated="1017"/>
        </table:table-row>
        <table:table-row table:style-name="ro1">
          <table:table-cell table:formula="of:=[.A398]+1" office:value-type="float" office:value="395" calcext:value-type="float">
            <text:p>395</text:p>
          </table:table-cell>
          <table:table-cell table:formula="of:=[.B398]+[.C398]" office:value-type="float" office:value="0.386875612144958" calcext:value-type="float">
            <text:p>0.3868756121</text:p>
          </table:table-cell>
          <table:table-cell table:formula="of:=[.C398]" office:value-type="float" office:value="0.000979431929480901" calcext:value-type="float">
            <text:p>0.0009794319</text:p>
          </table:table-cell>
          <table:table-cell table:formula="of:=4+3*COS(2*PI()*[.B399])+7*COS(4*PI()*[.B399])" office:value-type="float" office:value="2.76720356046096" calcext:value-type="float">
            <text:p>2.7672035605</text:p>
          </table:table-cell>
          <table:table-cell table:formula="of:=[.E398]" office:value-type="float" office:value="0" calcext:value-type="float">
            <text:p>0</text:p>
          </table:table-cell>
          <table:table-cell table:formula="of:=[.D399]*COS(2*PI()*[.E399]*[.B399])" office:value-type="float" office:value="2.76720356046096" calcext:value-type="float">
            <text:p>2.7672035605</text:p>
          </table:table-cell>
          <table:table-cell table:number-columns-repeated="1017"/>
        </table:table-row>
        <table:table-row table:style-name="ro1">
          <table:table-cell table:formula="of:=[.A399]+1" office:value-type="float" office:value="396" calcext:value-type="float">
            <text:p>396</text:p>
          </table:table-cell>
          <table:table-cell table:formula="of:=[.B399]+[.C399]" office:value-type="float" office:value="0.387855044074439" calcext:value-type="float">
            <text:p>0.3878550441</text:p>
          </table:table-cell>
          <table:table-cell table:formula="of:=[.C399]" office:value-type="float" office:value="0.000979431929480901" calcext:value-type="float">
            <text:p>0.0009794319</text:p>
          </table:table-cell>
          <table:table-cell table:formula="of:=4+3*COS(2*PI()*[.B400])+7*COS(4*PI()*[.B400])" office:value-type="float" office:value="2.84031845465076" calcext:value-type="float">
            <text:p>2.8403184547</text:p>
          </table:table-cell>
          <table:table-cell table:formula="of:=[.E399]" office:value-type="float" office:value="0" calcext:value-type="float">
            <text:p>0</text:p>
          </table:table-cell>
          <table:table-cell table:formula="of:=[.D400]*COS(2*PI()*[.E400]*[.B400])" office:value-type="float" office:value="2.84031845465076" calcext:value-type="float">
            <text:p>2.8403184547</text:p>
          </table:table-cell>
          <table:table-cell table:number-columns-repeated="1017"/>
        </table:table-row>
        <table:table-row table:style-name="ro1">
          <table:table-cell table:formula="of:=[.A400]+1" office:value-type="float" office:value="397" calcext:value-type="float">
            <text:p>397</text:p>
          </table:table-cell>
          <table:table-cell table:formula="of:=[.B400]+[.C400]" office:value-type="float" office:value="0.38883447600392" calcext:value-type="float">
            <text:p>0.388834476</text:p>
          </table:table-cell>
          <table:table-cell table:formula="of:=[.C400]" office:value-type="float" office:value="0.000979431929480901" calcext:value-type="float">
            <text:p>0.0009794319</text:p>
          </table:table-cell>
          <table:table-cell table:formula="of:=4+3*COS(2*PI()*[.B401])+7*COS(4*PI()*[.B401])" office:value-type="float" office:value="2.91334935446445" calcext:value-type="float">
            <text:p>2.9133493545</text:p>
          </table:table-cell>
          <table:table-cell table:formula="of:=[.E400]" office:value-type="float" office:value="0" calcext:value-type="float">
            <text:p>0</text:p>
          </table:table-cell>
          <table:table-cell table:formula="of:=[.D401]*COS(2*PI()*[.E401]*[.B401])" office:value-type="float" office:value="2.91334935446445" calcext:value-type="float">
            <text:p>2.9133493545</text:p>
          </table:table-cell>
          <table:table-cell table:number-columns-repeated="1017"/>
        </table:table-row>
        <table:table-row table:style-name="ro1">
          <table:table-cell table:formula="of:=[.A401]+1" office:value-type="float" office:value="398" calcext:value-type="float">
            <text:p>398</text:p>
          </table:table-cell>
          <table:table-cell table:formula="of:=[.B401]+[.C401]" office:value-type="float" office:value="0.389813907933401" calcext:value-type="float">
            <text:p>0.3898139079</text:p>
          </table:table-cell>
          <table:table-cell table:formula="of:=[.C401]" office:value-type="float" office:value="0.000979431929480901" calcext:value-type="float">
            <text:p>0.0009794319</text:p>
          </table:table-cell>
          <table:table-cell table:formula="of:=4+3*COS(2*PI()*[.B402])+7*COS(4*PI()*[.B402])" office:value-type="float" office:value="2.98628384327309" calcext:value-type="float">
            <text:p>2.9862838433</text:p>
          </table:table-cell>
          <table:table-cell table:formula="of:=[.E401]" office:value-type="float" office:value="0" calcext:value-type="float">
            <text:p>0</text:p>
          </table:table-cell>
          <table:table-cell table:formula="of:=[.D402]*COS(2*PI()*[.E402]*[.B402])" office:value-type="float" office:value="2.98628384327309" calcext:value-type="float">
            <text:p>2.9862838433</text:p>
          </table:table-cell>
          <table:table-cell table:number-columns-repeated="1017"/>
        </table:table-row>
        <table:table-row table:style-name="ro1">
          <table:table-cell table:formula="of:=[.A402]+1" office:value-type="float" office:value="399" calcext:value-type="float">
            <text:p>399</text:p>
          </table:table-cell>
          <table:table-cell table:formula="of:=[.B402]+[.C402]" office:value-type="float" office:value="0.390793339862882" calcext:value-type="float">
            <text:p>0.3907933399</text:p>
          </table:table-cell>
          <table:table-cell table:formula="of:=[.C402]" office:value-type="float" office:value="0.000979431929480901" calcext:value-type="float">
            <text:p>0.0009794319</text:p>
          </table:table-cell>
          <table:table-cell table:formula="of:=4+3*COS(2*PI()*[.B403])+7*COS(4*PI()*[.B403])" office:value-type="float" office:value="3.05910952893742" calcext:value-type="float">
            <text:p>3.0591095289</text:p>
          </table:table-cell>
          <table:table-cell table:formula="of:=[.E402]" office:value-type="float" office:value="0" calcext:value-type="float">
            <text:p>0</text:p>
          </table:table-cell>
          <table:table-cell table:formula="of:=[.D403]*COS(2*PI()*[.E403]*[.B403])" office:value-type="float" office:value="3.05910952893742" calcext:value-type="float">
            <text:p>3.0591095289</text:p>
          </table:table-cell>
          <table:table-cell table:number-columns-repeated="1017"/>
        </table:table-row>
        <table:table-row table:style-name="ro1">
          <table:table-cell table:formula="of:=[.A403]+1" office:value-type="float" office:value="400" calcext:value-type="float">
            <text:p>400</text:p>
          </table:table-cell>
          <table:table-cell table:formula="of:=[.B403]+[.C403]" office:value-type="float" office:value="0.391772771792363" calcext:value-type="float">
            <text:p>0.3917727718</text:p>
          </table:table-cell>
          <table:table-cell table:formula="of:=[.C403]" office:value-type="float" office:value="0.000979431929480901" calcext:value-type="float">
            <text:p>0.0009794319</text:p>
          </table:table-cell>
          <table:table-cell table:formula="of:=4+3*COS(2*PI()*[.B404])+7*COS(4*PI()*[.B404])" office:value-type="float" office:value="3.13181404573592" calcext:value-type="float">
            <text:p>3.1318140457</text:p>
          </table:table-cell>
          <table:table-cell table:formula="of:=[.E403]" office:value-type="float" office:value="0" calcext:value-type="float">
            <text:p>0</text:p>
          </table:table-cell>
          <table:table-cell table:formula="of:=[.D404]*COS(2*PI()*[.E404]*[.B404])" office:value-type="float" office:value="3.13181404573592" calcext:value-type="float">
            <text:p>3.1318140457</text:p>
          </table:table-cell>
          <table:table-cell table:number-columns-repeated="1017"/>
        </table:table-row>
        <table:table-row table:style-name="ro1">
          <table:table-cell table:formula="of:=[.A404]+1" office:value-type="float" office:value="401" calcext:value-type="float">
            <text:p>401</text:p>
          </table:table-cell>
          <table:table-cell table:formula="of:=[.B404]+[.C404]" office:value-type="float" office:value="0.392752203721844" calcext:value-type="float">
            <text:p>0.3927522037</text:p>
          </table:table-cell>
          <table:table-cell table:formula="of:=[.C404]" office:value-type="float" office:value="0.000979431929480901" calcext:value-type="float">
            <text:p>0.0009794319</text:p>
          </table:table-cell>
          <table:table-cell table:formula="of:=4+3*COS(2*PI()*[.B405])+7*COS(4*PI()*[.B405])" office:value-type="float" office:value="3.20438505628854" calcext:value-type="float">
            <text:p>3.2043850563</text:p>
          </table:table-cell>
          <table:table-cell table:formula="of:=[.E404]" office:value-type="float" office:value="0" calcext:value-type="float">
            <text:p>0</text:p>
          </table:table-cell>
          <table:table-cell table:formula="of:=[.D405]*COS(2*PI()*[.E405]*[.B405])" office:value-type="float" office:value="3.20438505628854" calcext:value-type="float">
            <text:p>3.2043850563</text:p>
          </table:table-cell>
          <table:table-cell table:number-columns-repeated="1017"/>
        </table:table-row>
        <table:table-row table:style-name="ro1">
          <table:table-cell table:formula="of:=[.A405]+1" office:value-type="float" office:value="402" calcext:value-type="float">
            <text:p>402</text:p>
          </table:table-cell>
          <table:table-cell table:formula="of:=[.B405]+[.C405]" office:value-type="float" office:value="0.393731635651325" calcext:value-type="float">
            <text:p>0.3937316357</text:p>
          </table:table-cell>
          <table:table-cell table:formula="of:=[.C405]" office:value-type="float" office:value="0.000979431929480901" calcext:value-type="float">
            <text:p>0.0009794319</text:p>
          </table:table-cell>
          <table:table-cell table:formula="of:=4+3*COS(2*PI()*[.B406])+7*COS(4*PI()*[.B406])" office:value-type="float" office:value="3.27681025347573" calcext:value-type="float">
            <text:p>3.2768102535</text:p>
          </table:table-cell>
          <table:table-cell table:formula="of:=[.E405]" office:value-type="float" office:value="0" calcext:value-type="float">
            <text:p>0</text:p>
          </table:table-cell>
          <table:table-cell table:formula="of:=[.D406]*COS(2*PI()*[.E406]*[.B406])" office:value-type="float" office:value="3.27681025347573" calcext:value-type="float">
            <text:p>3.2768102535</text:p>
          </table:table-cell>
          <table:table-cell table:number-columns-repeated="1017"/>
        </table:table-row>
        <table:table-row table:style-name="ro1">
          <table:table-cell table:formula="of:=[.A406]+1" office:value-type="float" office:value="403" calcext:value-type="float">
            <text:p>403</text:p>
          </table:table-cell>
          <table:table-cell table:formula="of:=[.B406]+[.C406]" office:value-type="float" office:value="0.394711067580806" calcext:value-type="float">
            <text:p>0.3947110676</text:p>
          </table:table-cell>
          <table:table-cell table:formula="of:=[.C406]" office:value-type="float" office:value="0.000979431929480901" calcext:value-type="float">
            <text:p>0.0009794319</text:p>
          </table:table-cell>
          <table:table-cell table:formula="of:=4+3*COS(2*PI()*[.B407])+7*COS(4*PI()*[.B407])" office:value-type="float" office:value="3.34907736235252" calcext:value-type="float">
            <text:p>3.3490773624</text:p>
          </table:table-cell>
          <table:table-cell table:formula="of:=[.E406]" office:value-type="float" office:value="0" calcext:value-type="float">
            <text:p>0</text:p>
          </table:table-cell>
          <table:table-cell table:formula="of:=[.D407]*COS(2*PI()*[.E407]*[.B407])" office:value-type="float" office:value="3.34907736235252" calcext:value-type="float">
            <text:p>3.3490773624</text:p>
          </table:table-cell>
          <table:table-cell table:number-columns-repeated="1017"/>
        </table:table-row>
        <table:table-row table:style-name="ro1">
          <table:table-cell table:formula="of:=[.A407]+1" office:value-type="float" office:value="404" calcext:value-type="float">
            <text:p>404</text:p>
          </table:table-cell>
          <table:table-cell table:formula="of:=[.B407]+[.C407]" office:value-type="float" office:value="0.395690499510287" calcext:value-type="float">
            <text:p>0.3956904995</text:p>
          </table:table-cell>
          <table:table-cell table:formula="of:=[.C407]" office:value-type="float" office:value="0.000979431929480901" calcext:value-type="float">
            <text:p>0.0009794319</text:p>
          </table:table-cell>
          <table:table-cell table:formula="of:=4+3*COS(2*PI()*[.B408])+7*COS(4*PI()*[.B408])" office:value-type="float" office:value="3.4211741420573" calcext:value-type="float">
            <text:p>3.4211741421</text:p>
          </table:table-cell>
          <table:table-cell table:formula="of:=[.E407]" office:value-type="float" office:value="0" calcext:value-type="float">
            <text:p>0</text:p>
          </table:table-cell>
          <table:table-cell table:formula="of:=[.D408]*COS(2*PI()*[.E408]*[.B408])" office:value-type="float" office:value="3.4211741420573" calcext:value-type="float">
            <text:p>3.4211741421</text:p>
          </table:table-cell>
          <table:table-cell table:number-columns-repeated="1017"/>
        </table:table-row>
        <table:table-row table:style-name="ro1">
          <table:table-cell table:formula="of:=[.A408]+1" office:value-type="float" office:value="405" calcext:value-type="float">
            <text:p>405</text:p>
          </table:table-cell>
          <table:table-cell table:formula="of:=[.B408]+[.C408]" office:value-type="float" office:value="0.396669931439768" calcext:value-type="float">
            <text:p>0.3966699314</text:p>
          </table:table-cell>
          <table:table-cell table:formula="of:=[.C408]" office:value-type="float" office:value="0.000979431929480901" calcext:value-type="float">
            <text:p>0.0009794319</text:p>
          </table:table-cell>
          <table:table-cell table:formula="of:=4+3*COS(2*PI()*[.B409])+7*COS(4*PI()*[.B409])" office:value-type="float" office:value="3.49308838771514" calcext:value-type="float">
            <text:p>3.4930883877</text:p>
          </table:table-cell>
          <table:table-cell table:formula="of:=[.E408]" office:value-type="float" office:value="0" calcext:value-type="float">
            <text:p>0</text:p>
          </table:table-cell>
          <table:table-cell table:formula="of:=[.D409]*COS(2*PI()*[.E409]*[.B409])" office:value-type="float" office:value="3.49308838771514" calcext:value-type="float">
            <text:p>3.4930883877</text:p>
          </table:table-cell>
          <table:table-cell table:number-columns-repeated="1017"/>
        </table:table-row>
        <table:table-row table:style-name="ro1">
          <table:table-cell table:formula="of:=[.A409]+1" office:value-type="float" office:value="406" calcext:value-type="float">
            <text:p>406</text:p>
          </table:table-cell>
          <table:table-cell table:formula="of:=[.B409]+[.C409]" office:value-type="float" office:value="0.397649363369248" calcext:value-type="float">
            <text:p>0.3976493634</text:p>
          </table:table-cell>
          <table:table-cell table:formula="of:=[.C409]" office:value-type="float" office:value="0.000979431929480901" calcext:value-type="float">
            <text:p>0.0009794319</text:p>
          </table:table-cell>
          <table:table-cell table:formula="of:=4+3*COS(2*PI()*[.B410])+7*COS(4*PI()*[.B410])" office:value-type="float" office:value="3.5648079323352" calcext:value-type="float">
            <text:p>3.5648079323</text:p>
          </table:table-cell>
          <table:table-cell table:formula="of:=[.E409]" office:value-type="float" office:value="0" calcext:value-type="float">
            <text:p>0</text:p>
          </table:table-cell>
          <table:table-cell table:formula="of:=[.D410]*COS(2*PI()*[.E410]*[.B410])" office:value-type="float" office:value="3.5648079323352" calcext:value-type="float">
            <text:p>3.5648079323</text:p>
          </table:table-cell>
          <table:table-cell table:number-columns-repeated="1017"/>
        </table:table-row>
        <table:table-row table:style-name="ro1">
          <table:table-cell table:formula="of:=[.A410]+1" office:value-type="float" office:value="407" calcext:value-type="float">
            <text:p>407</text:p>
          </table:table-cell>
          <table:table-cell table:formula="of:=[.B410]+[.C410]" office:value-type="float" office:value="0.398628795298729" calcext:value-type="float">
            <text:p>0.3986287953</text:p>
          </table:table-cell>
          <table:table-cell table:formula="of:=[.C410]" office:value-type="float" office:value="0.000979431929480901" calcext:value-type="float">
            <text:p>0.0009794319</text:p>
          </table:table-cell>
          <table:table-cell table:formula="of:=4+3*COS(2*PI()*[.B411])+7*COS(4*PI()*[.B411])" office:value-type="float" office:value="3.636320648702" calcext:value-type="float">
            <text:p>3.6363206487</text:p>
          </table:table-cell>
          <table:table-cell table:formula="of:=[.E410]" office:value-type="float" office:value="0" calcext:value-type="float">
            <text:p>0</text:p>
          </table:table-cell>
          <table:table-cell table:formula="of:=[.D411]*COS(2*PI()*[.E411]*[.B411])" office:value-type="float" office:value="3.636320648702" calcext:value-type="float">
            <text:p>3.6363206487</text:p>
          </table:table-cell>
          <table:table-cell table:number-columns-repeated="1017"/>
        </table:table-row>
        <table:table-row table:style-name="ro1">
          <table:table-cell table:formula="of:=[.A411]+1" office:value-type="float" office:value="408" calcext:value-type="float">
            <text:p>408</text:p>
          </table:table-cell>
          <table:table-cell table:formula="of:=[.B411]+[.C411]" office:value-type="float" office:value="0.39960822722821" calcext:value-type="float">
            <text:p>0.3996082272</text:p>
          </table:table-cell>
          <table:table-cell table:formula="of:=[.C411]" office:value-type="float" office:value="0.000979431929480901" calcext:value-type="float">
            <text:p>0.0009794319</text:p>
          </table:table-cell>
          <table:table-cell table:formula="of:=4+3*COS(2*PI()*[.B412])+7*COS(4*PI()*[.B412])" office:value-type="float" office:value="3.7076144512604" calcext:value-type="float">
            <text:p>3.7076144513</text:p>
          </table:table-cell>
          <table:table-cell table:formula="of:=[.E411]" office:value-type="float" office:value="0" calcext:value-type="float">
            <text:p>0</text:p>
          </table:table-cell>
          <table:table-cell table:formula="of:=[.D412]*COS(2*PI()*[.E412]*[.B412])" office:value-type="float" office:value="3.7076144512604" calcext:value-type="float">
            <text:p>3.7076144513</text:p>
          </table:table-cell>
          <table:table-cell table:number-columns-repeated="1017"/>
        </table:table-row>
        <table:table-row table:style-name="ro1">
          <table:table-cell table:formula="of:=[.A412]+1" office:value-type="float" office:value="409" calcext:value-type="float">
            <text:p>409</text:p>
          </table:table-cell>
          <table:table-cell table:formula="of:=[.B412]+[.C412]" office:value-type="float" office:value="0.400587659157691" calcext:value-type="float">
            <text:p>0.4005876592</text:p>
          </table:table-cell>
          <table:table-cell table:formula="of:=[.C412]" office:value-type="float" office:value="0.000979431929480901" calcext:value-type="float">
            <text:p>0.0009794319</text:p>
          </table:table-cell>
          <table:table-cell table:formula="of:=4+3*COS(2*PI()*[.B413])+7*COS(4*PI()*[.B413])" office:value-type="float" office:value="3.77867729799371" calcext:value-type="float">
            <text:p>3.778677298</text:p>
          </table:table-cell>
          <table:table-cell table:formula="of:=[.E412]" office:value-type="float" office:value="0" calcext:value-type="float">
            <text:p>0</text:p>
          </table:table-cell>
          <table:table-cell table:formula="of:=[.D413]*COS(2*PI()*[.E413]*[.B413])" office:value-type="float" office:value="3.77867729799371" calcext:value-type="float">
            <text:p>3.778677298</text:p>
          </table:table-cell>
          <table:table-cell table:number-columns-repeated="1017"/>
        </table:table-row>
        <table:table-row table:style-name="ro1">
          <table:table-cell table:formula="of:=[.A413]+1" office:value-type="float" office:value="410" calcext:value-type="float">
            <text:p>410</text:p>
          </table:table-cell>
          <table:table-cell table:formula="of:=[.B413]+[.C413]" office:value-type="float" office:value="0.401567091087172" calcext:value-type="float">
            <text:p>0.4015670911</text:p>
          </table:table-cell>
          <table:table-cell table:formula="of:=[.C413]" office:value-type="float" office:value="0.000979431929480901" calcext:value-type="float">
            <text:p>0.0009794319</text:p>
          </table:table-cell>
          <table:table-cell table:formula="of:=4+3*COS(2*PI()*[.B414])+7*COS(4*PI()*[.B414])" office:value-type="float" office:value="3.84949719229489" calcext:value-type="float">
            <text:p>3.8494971923</text:p>
          </table:table-cell>
          <table:table-cell table:formula="of:=[.E413]" office:value-type="float" office:value="0" calcext:value-type="float">
            <text:p>0</text:p>
          </table:table-cell>
          <table:table-cell table:formula="of:=[.D414]*COS(2*PI()*[.E414]*[.B414])" office:value-type="float" office:value="3.84949719229489" calcext:value-type="float">
            <text:p>3.8494971923</text:p>
          </table:table-cell>
          <table:table-cell table:number-columns-repeated="1017"/>
        </table:table-row>
        <table:table-row table:style-name="ro1">
          <table:table-cell table:formula="of:=[.A414]+1" office:value-type="float" office:value="411" calcext:value-type="float">
            <text:p>411</text:p>
          </table:table-cell>
          <table:table-cell table:formula="of:=[.B414]+[.C414]" office:value-type="float" office:value="0.402546523016653" calcext:value-type="float">
            <text:p>0.402546523</text:p>
          </table:table-cell>
          <table:table-cell table:formula="of:=[.C414]" office:value-type="float" office:value="0.000979431929480901" calcext:value-type="float">
            <text:p>0.0009794319</text:p>
          </table:table-cell>
          <table:table-cell table:formula="of:=4+3*COS(2*PI()*[.B415])+7*COS(4*PI()*[.B415])" office:value-type="float" office:value="3.92006218483056" calcext:value-type="float">
            <text:p>3.9200621848</text:p>
          </table:table-cell>
          <table:table-cell table:formula="of:=[.E414]" office:value-type="float" office:value="0" calcext:value-type="float">
            <text:p>0</text:p>
          </table:table-cell>
          <table:table-cell table:formula="of:=[.D415]*COS(2*PI()*[.E415]*[.B415])" office:value-type="float" office:value="3.92006218483056" calcext:value-type="float">
            <text:p>3.9200621848</text:p>
          </table:table-cell>
          <table:table-cell table:number-columns-repeated="1017"/>
        </table:table-row>
        <table:table-row table:style-name="ro1">
          <table:table-cell table:formula="of:=[.A415]+1" office:value-type="float" office:value="412" calcext:value-type="float">
            <text:p>412</text:p>
          </table:table-cell>
          <table:table-cell table:formula="of:=[.B415]+[.C415]" office:value-type="float" office:value="0.403525954946134" calcext:value-type="float">
            <text:p>0.4035259549</text:p>
          </table:table-cell>
          <table:table-cell table:formula="of:=[.C415]" office:value-type="float" office:value="0.000979431929480901" calcext:value-type="float">
            <text:p>0.0009794319</text:p>
          </table:table-cell>
          <table:table-cell table:formula="of:=4+3*COS(2*PI()*[.B416])+7*COS(4*PI()*[.B416])" office:value-type="float" office:value="3.99036037539727" calcext:value-type="float">
            <text:p>3.9903603754</text:p>
          </table:table-cell>
          <table:table-cell table:formula="of:=[.E415]" office:value-type="float" office:value="0" calcext:value-type="float">
            <text:p>0</text:p>
          </table:table-cell>
          <table:table-cell table:formula="of:=[.D416]*COS(2*PI()*[.E416]*[.B416])" office:value-type="float" office:value="3.99036037539727" calcext:value-type="float">
            <text:p>3.9903603754</text:p>
          </table:table-cell>
          <table:table-cell table:number-columns-repeated="1017"/>
        </table:table-row>
        <table:table-row table:style-name="ro1">
          <table:table-cell table:formula="of:=[.A416]+1" office:value-type="float" office:value="413" calcext:value-type="float">
            <text:p>413</text:p>
          </table:table-cell>
          <table:table-cell table:formula="of:=[.B416]+[.C416]" office:value-type="float" office:value="0.404505386875615" calcext:value-type="float">
            <text:p>0.4045053869</text:p>
          </table:table-cell>
          <table:table-cell table:formula="of:=[.C416]" office:value-type="float" office:value="0.000979431929480901" calcext:value-type="float">
            <text:p>0.0009794319</text:p>
          </table:table-cell>
          <table:table-cell table:formula="of:=4+3*COS(2*PI()*[.B417])+7*COS(4*PI()*[.B417])" office:value-type="float" office:value="4.06037991477009" calcext:value-type="float">
            <text:p>4.0603799148</text:p>
          </table:table-cell>
          <table:table-cell table:formula="of:=[.E416]" office:value-type="float" office:value="0" calcext:value-type="float">
            <text:p>0</text:p>
          </table:table-cell>
          <table:table-cell table:formula="of:=[.D417]*COS(2*PI()*[.E417]*[.B417])" office:value-type="float" office:value="4.06037991477009" calcext:value-type="float">
            <text:p>4.0603799148</text:p>
          </table:table-cell>
          <table:table-cell table:number-columns-repeated="1017"/>
        </table:table-row>
        <table:table-row table:style-name="ro1">
          <table:table-cell table:formula="of:=[.A417]+1" office:value-type="float" office:value="414" calcext:value-type="float">
            <text:p>414</text:p>
          </table:table-cell>
          <table:table-cell table:formula="of:=[.B417]+[.C417]" office:value-type="float" office:value="0.405484818805096" calcext:value-type="float">
            <text:p>0.4054848188</text:p>
          </table:table-cell>
          <table:table-cell table:formula="of:=[.C417]" office:value-type="float" office:value="0.000979431929480901" calcext:value-type="float">
            <text:p>0.0009794319</text:p>
          </table:table-cell>
          <table:table-cell table:formula="of:=4+3*COS(2*PI()*[.B418])+7*COS(4*PI()*[.B418])" office:value-type="float" office:value="4.130109006543" calcext:value-type="float">
            <text:p>4.1301090065</text:p>
          </table:table-cell>
          <table:table-cell table:formula="of:=[.E417]" office:value-type="float" office:value="0" calcext:value-type="float">
            <text:p>0</text:p>
          </table:table-cell>
          <table:table-cell table:formula="of:=[.D418]*COS(2*PI()*[.E418]*[.B418])" office:value-type="float" office:value="4.130109006543" calcext:value-type="float">
            <text:p>4.1301090065</text:p>
          </table:table-cell>
          <table:table-cell table:number-columns-repeated="1017"/>
        </table:table-row>
        <table:table-row table:style-name="ro1">
          <table:table-cell table:formula="of:=[.A418]+1" office:value-type="float" office:value="415" calcext:value-type="float">
            <text:p>415</text:p>
          </table:table-cell>
          <table:table-cell table:formula="of:=[.B418]+[.C418]" office:value-type="float" office:value="0.406464250734577" calcext:value-type="float">
            <text:p>0.4064642507</text:p>
          </table:table-cell>
          <table:table-cell table:formula="of:=[.C418]" office:value-type="float" office:value="0.000979431929480901" calcext:value-type="float">
            <text:p>0.0009794319</text:p>
          </table:table-cell>
          <table:table-cell table:formula="of:=4+3*COS(2*PI()*[.B419])+7*COS(4*PI()*[.B419])" office:value-type="float" office:value="4.19953590896091" calcext:value-type="float">
            <text:p>4.199535909</text:p>
          </table:table-cell>
          <table:table-cell table:formula="of:=[.E418]" office:value-type="float" office:value="0" calcext:value-type="float">
            <text:p>0</text:p>
          </table:table-cell>
          <table:table-cell table:formula="of:=[.D419]*COS(2*PI()*[.E419]*[.B419])" office:value-type="float" office:value="4.19953590896091" calcext:value-type="float">
            <text:p>4.199535909</text:p>
          </table:table-cell>
          <table:table-cell table:number-columns-repeated="1017"/>
        </table:table-row>
        <table:table-row table:style-name="ro1">
          <table:table-cell table:formula="of:=[.A419]+1" office:value-type="float" office:value="416" calcext:value-type="float">
            <text:p>416</text:p>
          </table:table-cell>
          <table:table-cell table:formula="of:=[.B419]+[.C419]" office:value-type="float" office:value="0.407443682664058" calcext:value-type="float">
            <text:p>0.4074436827</text:p>
          </table:table-cell>
          <table:table-cell table:formula="of:=[.C419]" office:value-type="float" office:value="0.000979431929480901" calcext:value-type="float">
            <text:p>0.0009794319</text:p>
          </table:table-cell>
          <table:table-cell table:formula="of:=4+3*COS(2*PI()*[.B420])+7*COS(4*PI()*[.B420])" office:value-type="float" office:value="4.26864893674294" calcext:value-type="float">
            <text:p>4.2686489367</text:p>
          </table:table-cell>
          <table:table-cell table:formula="of:=[.E419]" office:value-type="float" office:value="0" calcext:value-type="float">
            <text:p>0</text:p>
          </table:table-cell>
          <table:table-cell table:formula="of:=[.D420]*COS(2*PI()*[.E420]*[.B420])" office:value-type="float" office:value="4.26864893674294" calcext:value-type="float">
            <text:p>4.2686489367</text:p>
          </table:table-cell>
          <table:table-cell table:number-columns-repeated="1017"/>
        </table:table-row>
        <table:table-row table:style-name="ro1">
          <table:table-cell table:formula="of:=[.A420]+1" office:value-type="float" office:value="417" calcext:value-type="float">
            <text:p>417</text:p>
          </table:table-cell>
          <table:table-cell table:formula="of:=[.B420]+[.C420]" office:value-type="float" office:value="0.408423114593538" calcext:value-type="float">
            <text:p>0.4084231146</text:p>
          </table:table-cell>
          <table:table-cell table:formula="of:=[.C420]" office:value-type="float" office:value="0.000979431929480901" calcext:value-type="float">
            <text:p>0.0009794319</text:p>
          </table:table-cell>
          <table:table-cell table:formula="of:=4+3*COS(2*PI()*[.B421])+7*COS(4*PI()*[.B421])" office:value-type="float" office:value="4.33743646289682" calcext:value-type="float">
            <text:p>4.3374364629</text:p>
          </table:table-cell>
          <table:table-cell table:formula="of:=[.E420]" office:value-type="float" office:value="0" calcext:value-type="float">
            <text:p>0</text:p>
          </table:table-cell>
          <table:table-cell table:formula="of:=[.D421]*COS(2*PI()*[.E421]*[.B421])" office:value-type="float" office:value="4.33743646289682" calcext:value-type="float">
            <text:p>4.3374364629</text:p>
          </table:table-cell>
          <table:table-cell table:number-columns-repeated="1017"/>
        </table:table-row>
        <table:table-row table:style-name="ro1">
          <table:table-cell table:formula="of:=[.A421]+1" office:value-type="float" office:value="418" calcext:value-type="float">
            <text:p>418</text:p>
          </table:table-cell>
          <table:table-cell table:formula="of:=[.B421]+[.C421]" office:value-type="float" office:value="0.409402546523019" calcext:value-type="float">
            <text:p>0.4094025465</text:p>
          </table:table-cell>
          <table:table-cell table:formula="of:=[.C421]" office:value-type="float" office:value="0.000979431929480901" calcext:value-type="float">
            <text:p>0.0009794319</text:p>
          </table:table-cell>
          <table:table-cell table:formula="of:=4+3*COS(2*PI()*[.B422])+7*COS(4*PI()*[.B422])" office:value-type="float" office:value="4.40588692052402" calcext:value-type="float">
            <text:p>4.4058869205</text:p>
          </table:table-cell>
          <table:table-cell table:formula="of:=[.E421]" office:value-type="float" office:value="0" calcext:value-type="float">
            <text:p>0</text:p>
          </table:table-cell>
          <table:table-cell table:formula="of:=[.D422]*COS(2*PI()*[.E422]*[.B422])" office:value-type="float" office:value="4.40588692052402" calcext:value-type="float">
            <text:p>4.4058869205</text:p>
          </table:table-cell>
          <table:table-cell table:number-columns-repeated="1017"/>
        </table:table-row>
        <table:table-row table:style-name="ro1">
          <table:table-cell table:formula="of:=[.A422]+1" office:value-type="float" office:value="419" calcext:value-type="float">
            <text:p>419</text:p>
          </table:table-cell>
          <table:table-cell table:formula="of:=[.B422]+[.C422]" office:value-type="float" office:value="0.4103819784525" calcext:value-type="float">
            <text:p>0.4103819785</text:p>
          </table:table-cell>
          <table:table-cell table:formula="of:=[.C422]" office:value-type="float" office:value="0.000979431929480901" calcext:value-type="float">
            <text:p>0.0009794319</text:p>
          </table:table-cell>
          <table:table-cell table:formula="of:=4+3*COS(2*PI()*[.B423])+7*COS(4*PI()*[.B423])" office:value-type="float" office:value="4.47398880461532" calcext:value-type="float">
            <text:p>4.4739888046</text:p>
          </table:table-cell>
          <table:table-cell table:formula="of:=[.E422]" office:value-type="float" office:value="0" calcext:value-type="float">
            <text:p>0</text:p>
          </table:table-cell>
          <table:table-cell table:formula="of:=[.D423]*COS(2*PI()*[.E423]*[.B423])" office:value-type="float" office:value="4.47398880461532" calcext:value-type="float">
            <text:p>4.4739888046</text:p>
          </table:table-cell>
          <table:table-cell table:number-columns-repeated="1017"/>
        </table:table-row>
        <table:table-row table:style-name="ro1">
          <table:table-cell table:formula="of:=[.A423]+1" office:value-type="float" office:value="420" calcext:value-type="float">
            <text:p>420</text:p>
          </table:table-cell>
          <table:table-cell table:formula="of:=[.B423]+[.C423]" office:value-type="float" office:value="0.411361410381981" calcext:value-type="float">
            <text:p>0.4113614104</text:p>
          </table:table-cell>
          <table:table-cell table:formula="of:=[.C423]" office:value-type="float" office:value="0.000979431929480901" calcext:value-type="float">
            <text:p>0.0009794319</text:p>
          </table:table-cell>
          <table:table-cell table:formula="of:=4+3*COS(2*PI()*[.B424])+7*COS(4*PI()*[.B424])" office:value-type="float" office:value="4.54173067383669" calcext:value-type="float">
            <text:p>4.5417306738</text:p>
          </table:table-cell>
          <table:table-cell table:formula="of:=[.E423]" office:value-type="float" office:value="0" calcext:value-type="float">
            <text:p>0</text:p>
          </table:table-cell>
          <table:table-cell table:formula="of:=[.D424]*COS(2*PI()*[.E424]*[.B424])" office:value-type="float" office:value="4.54173067383669" calcext:value-type="float">
            <text:p>4.5417306738</text:p>
          </table:table-cell>
          <table:table-cell table:number-columns-repeated="1017"/>
        </table:table-row>
        <table:table-row table:style-name="ro1">
          <table:table-cell table:formula="of:=[.A424]+1" office:value-type="float" office:value="421" calcext:value-type="float">
            <text:p>421</text:p>
          </table:table-cell>
          <table:table-cell table:formula="of:=[.B424]+[.C424]" office:value-type="float" office:value="0.412340842311462" calcext:value-type="float">
            <text:p>0.4123408423</text:p>
          </table:table-cell>
          <table:table-cell table:formula="of:=[.C424]" office:value-type="float" office:value="0.000979431929480901" calcext:value-type="float">
            <text:p>0.0009794319</text:p>
          </table:table-cell>
          <table:table-cell table:formula="of:=4+3*COS(2*PI()*[.B425])+7*COS(4*PI()*[.B425])" office:value-type="float" office:value="4.60910115230503" calcext:value-type="float">
            <text:p>4.6091011523</text:p>
          </table:table-cell>
          <table:table-cell table:formula="of:=[.E424]" office:value-type="float" office:value="0" calcext:value-type="float">
            <text:p>0</text:p>
          </table:table-cell>
          <table:table-cell table:formula="of:=[.D425]*COS(2*PI()*[.E425]*[.B425])" office:value-type="float" office:value="4.60910115230503" calcext:value-type="float">
            <text:p>4.6091011523</text:p>
          </table:table-cell>
          <table:table-cell table:number-columns-repeated="1017"/>
        </table:table-row>
        <table:table-row table:style-name="ro1">
          <table:table-cell table:formula="of:=[.A425]+1" office:value-type="float" office:value="422" calcext:value-type="float">
            <text:p>422</text:p>
          </table:table-cell>
          <table:table-cell table:formula="of:=[.B425]+[.C425]" office:value-type="float" office:value="0.413320274240943" calcext:value-type="float">
            <text:p>0.4133202742</text:p>
          </table:table-cell>
          <table:table-cell table:formula="of:=[.C425]" office:value-type="float" office:value="0.000979431929480901" calcext:value-type="float">
            <text:p>0.0009794319</text:p>
          </table:table-cell>
          <table:table-cell table:formula="of:=4+3*COS(2*PI()*[.B426])+7*COS(4*PI()*[.B426])" office:value-type="float" office:value="4.67608893135362" calcext:value-type="float">
            <text:p>4.6760889314</text:p>
          </table:table-cell>
          <table:table-cell table:formula="of:=[.E425]" office:value-type="float" office:value="0" calcext:value-type="float">
            <text:p>0</text:p>
          </table:table-cell>
          <table:table-cell table:formula="of:=[.D426]*COS(2*PI()*[.E426]*[.B426])" office:value-type="float" office:value="4.67608893135362" calcext:value-type="float">
            <text:p>4.6760889314</text:p>
          </table:table-cell>
          <table:table-cell table:number-columns-repeated="1017"/>
        </table:table-row>
        <table:table-row table:style-name="ro1">
          <table:table-cell table:formula="of:=[.A426]+1" office:value-type="float" office:value="423" calcext:value-type="float">
            <text:p>423</text:p>
          </table:table-cell>
          <table:table-cell table:formula="of:=[.B426]+[.C426]" office:value-type="float" office:value="0.414299706170424" calcext:value-type="float">
            <text:p>0.4142997062</text:p>
          </table:table-cell>
          <table:table-cell table:formula="of:=[.C426]" office:value-type="float" office:value="0.000979431929480901" calcext:value-type="float">
            <text:p>0.0009794319</text:p>
          </table:table-cell>
          <table:table-cell table:formula="of:=4+3*COS(2*PI()*[.B427])+7*COS(4*PI()*[.B427])" office:value-type="float" office:value="4.74268277128696" calcext:value-type="float">
            <text:p>4.7426827713</text:p>
          </table:table-cell>
          <table:table-cell table:formula="of:=[.E426]" office:value-type="float" office:value="0" calcext:value-type="float">
            <text:p>0</text:p>
          </table:table-cell>
          <table:table-cell table:formula="of:=[.D427]*COS(2*PI()*[.E427]*[.B427])" office:value-type="float" office:value="4.74268277128696" calcext:value-type="float">
            <text:p>4.7426827713</text:p>
          </table:table-cell>
          <table:table-cell table:number-columns-repeated="1017"/>
        </table:table-row>
        <table:table-row table:style-name="ro1">
          <table:table-cell table:formula="of:=[.A427]+1" office:value-type="float" office:value="424" calcext:value-type="float">
            <text:p>424</text:p>
          </table:table-cell>
          <table:table-cell table:formula="of:=[.B427]+[.C427]" office:value-type="float" office:value="0.415279138099905" calcext:value-type="float">
            <text:p>0.4152791381</text:p>
          </table:table-cell>
          <table:table-cell table:formula="of:=[.C427]" office:value-type="float" office:value="0.000979431929480901" calcext:value-type="float">
            <text:p>0.0009794319</text:p>
          </table:table-cell>
          <table:table-cell table:formula="of:=4+3*COS(2*PI()*[.B428])+7*COS(4*PI()*[.B428])" office:value-type="float" office:value="4.80887150312477" calcext:value-type="float">
            <text:p>4.8088715031</text:p>
          </table:table-cell>
          <table:table-cell table:formula="of:=[.E427]" office:value-type="float" office:value="0" calcext:value-type="float">
            <text:p>0</text:p>
          </table:table-cell>
          <table:table-cell table:formula="of:=[.D428]*COS(2*PI()*[.E428]*[.B428])" office:value-type="float" office:value="4.80887150312477" calcext:value-type="float">
            <text:p>4.8088715031</text:p>
          </table:table-cell>
          <table:table-cell table:number-columns-repeated="1017"/>
        </table:table-row>
        <table:table-row table:style-name="ro1">
          <table:table-cell table:formula="of:=[.A428]+1" office:value-type="float" office:value="425" calcext:value-type="float">
            <text:p>425</text:p>
          </table:table-cell>
          <table:table-cell table:formula="of:=[.B428]+[.C428]" office:value-type="float" office:value="0.416258570029386" calcext:value-type="float">
            <text:p>0.41625857</text:p>
          </table:table-cell>
          <table:table-cell table:formula="of:=[.C428]" office:value-type="float" office:value="0.000979431929480901" calcext:value-type="float">
            <text:p>0.0009794319</text:p>
          </table:table-cell>
          <table:table-cell table:formula="of:=4+3*COS(2*PI()*[.B429])+7*COS(4*PI()*[.B429])" office:value-type="float" office:value="4.87464403033483" calcext:value-type="float">
            <text:p>4.8746440303</text:p>
          </table:table-cell>
          <table:table-cell table:formula="of:=[.E428]" office:value-type="float" office:value="0" calcext:value-type="float">
            <text:p>0</text:p>
          </table:table-cell>
          <table:table-cell table:formula="of:=[.D429]*COS(2*PI()*[.E429]*[.B429])" office:value-type="float" office:value="4.87464403033483" calcext:value-type="float">
            <text:p>4.8746440303</text:p>
          </table:table-cell>
          <table:table-cell table:number-columns-repeated="1017"/>
        </table:table-row>
        <table:table-row table:style-name="ro1">
          <table:table-cell table:formula="of:=[.A429]+1" office:value-type="float" office:value="426" calcext:value-type="float">
            <text:p>426</text:p>
          </table:table-cell>
          <table:table-cell table:formula="of:=[.B429]+[.C429]" office:value-type="float" office:value="0.417238001958867" calcext:value-type="float">
            <text:p>0.417238002</text:p>
          </table:table-cell>
          <table:table-cell table:formula="of:=[.C429]" office:value-type="float" office:value="0.000979431929480901" calcext:value-type="float">
            <text:p>0.0009794319</text:p>
          </table:table-cell>
          <table:table-cell table:formula="of:=4+3*COS(2*PI()*[.B430])+7*COS(4*PI()*[.B430])" office:value-type="float" office:value="4.93998933055442" calcext:value-type="float">
            <text:p>4.9399893306</text:p>
          </table:table-cell>
          <table:table-cell table:formula="of:=[.E429]" office:value-type="float" office:value="0" calcext:value-type="float">
            <text:p>0</text:p>
          </table:table-cell>
          <table:table-cell table:formula="of:=[.D430]*COS(2*PI()*[.E430]*[.B430])" office:value-type="float" office:value="4.93998933055442" calcext:value-type="float">
            <text:p>4.9399893306</text:p>
          </table:table-cell>
          <table:table-cell table:number-columns-repeated="1017"/>
        </table:table-row>
        <table:table-row table:style-name="ro1">
          <table:table-cell table:formula="of:=[.A430]+1" office:value-type="float" office:value="427" calcext:value-type="float">
            <text:p>427</text:p>
          </table:table-cell>
          <table:table-cell table:formula="of:=[.B430]+[.C430]" office:value-type="float" office:value="0.418217433888348" calcext:value-type="float">
            <text:p>0.4182174339</text:p>
          </table:table-cell>
          <table:table-cell table:formula="of:=[.C430]" office:value-type="float" office:value="0.000979431929480901" calcext:value-type="float">
            <text:p>0.0009794319</text:p>
          </table:table-cell>
          <table:table-cell table:formula="of:=4+3*COS(2*PI()*[.B431])+7*COS(4*PI()*[.B431])" office:value-type="float" office:value="5.00489645730017" calcext:value-type="float">
            <text:p>5.0048964573</text:p>
          </table:table-cell>
          <table:table-cell table:formula="of:=[.E430]" office:value-type="float" office:value="0" calcext:value-type="float">
            <text:p>0</text:p>
          </table:table-cell>
          <table:table-cell table:formula="of:=[.D431]*COS(2*PI()*[.E431]*[.B431])" office:value-type="float" office:value="5.00489645730017" calcext:value-type="float">
            <text:p>5.0048964573</text:p>
          </table:table-cell>
          <table:table-cell table:number-columns-repeated="1017"/>
        </table:table-row>
        <table:table-row table:style-name="ro1">
          <table:table-cell table:formula="of:=[.A431]+1" office:value-type="float" office:value="428" calcext:value-type="float">
            <text:p>428</text:p>
          </table:table-cell>
          <table:table-cell table:formula="of:=[.B431]+[.C431]" office:value-type="float" office:value="0.419196865817829" calcext:value-type="float">
            <text:p>0.4191968658</text:p>
          </table:table-cell>
          <table:table-cell table:formula="of:=[.C431]" office:value-type="float" office:value="0.000979431929480901" calcext:value-type="float">
            <text:p>0.0009794319</text:p>
          </table:table-cell>
          <table:table-cell table:formula="of:=4+3*COS(2*PI()*[.B432])+7*COS(4*PI()*[.B432])" office:value-type="float" office:value="5.06935454166588" calcext:value-type="float">
            <text:p>5.0693545417</text:p>
          </table:table-cell>
          <table:table-cell table:formula="of:=[.E431]" office:value-type="float" office:value="0" calcext:value-type="float">
            <text:p>0</text:p>
          </table:table-cell>
          <table:table-cell table:formula="of:=[.D432]*COS(2*PI()*[.E432]*[.B432])" office:value-type="float" office:value="5.06935454166588" calcext:value-type="float">
            <text:p>5.0693545417</text:p>
          </table:table-cell>
          <table:table-cell table:number-columns-repeated="1017"/>
        </table:table-row>
        <table:table-row table:style-name="ro1">
          <table:table-cell table:formula="of:=[.A432]+1" office:value-type="float" office:value="429" calcext:value-type="float">
            <text:p>429</text:p>
          </table:table-cell>
          <table:table-cell table:formula="of:=[.B432]+[.C432]" office:value-type="float" office:value="0.420176297747309" calcext:value-type="float">
            <text:p>0.4201762977</text:p>
          </table:table-cell>
          <table:table-cell table:formula="of:=[.C432]" office:value-type="float" office:value="0.000979431929480901" calcext:value-type="float">
            <text:p>0.0009794319</text:p>
          </table:table-cell>
          <table:table-cell table:formula="of:=4+3*COS(2*PI()*[.B433])+7*COS(4*PI()*[.B433])" office:value-type="float" office:value="5.13335279400826" calcext:value-type="float">
            <text:p>5.133352794</text:p>
          </table:table-cell>
          <table:table-cell table:formula="of:=[.E432]" office:value-type="float" office:value="0" calcext:value-type="float">
            <text:p>0</text:p>
          </table:table-cell>
          <table:table-cell table:formula="of:=[.D433]*COS(2*PI()*[.E433]*[.B433])" office:value-type="float" office:value="5.13335279400826" calcext:value-type="float">
            <text:p>5.133352794</text:p>
          </table:table-cell>
          <table:table-cell table:number-columns-repeated="1017"/>
        </table:table-row>
        <table:table-row table:style-name="ro1">
          <table:table-cell table:formula="of:=[.A433]+1" office:value-type="float" office:value="430" calcext:value-type="float">
            <text:p>430</text:p>
          </table:table-cell>
          <table:table-cell table:formula="of:=[.B433]+[.C433]" office:value-type="float" office:value="0.42115572967679" calcext:value-type="float">
            <text:p>0.4211557297</text:p>
          </table:table-cell>
          <table:table-cell table:formula="of:=[.C433]" office:value-type="float" office:value="0.000979431929480901" calcext:value-type="float">
            <text:p>0.0009794319</text:p>
          </table:table-cell>
          <table:table-cell table:formula="of:=4+3*COS(2*PI()*[.B434])+7*COS(4*PI()*[.B434])" office:value-type="float" office:value="5.19688050562022" calcext:value-type="float">
            <text:p>5.1968805056</text:p>
          </table:table-cell>
          <table:table-cell table:formula="of:=[.E433]" office:value-type="float" office:value="0" calcext:value-type="float">
            <text:p>0</text:p>
          </table:table-cell>
          <table:table-cell table:formula="of:=[.D434]*COS(2*PI()*[.E434]*[.B434])" office:value-type="float" office:value="5.19688050562022" calcext:value-type="float">
            <text:p>5.1968805056</text:p>
          </table:table-cell>
          <table:table-cell table:number-columns-repeated="1017"/>
        </table:table-row>
        <table:table-row table:style-name="ro1">
          <table:table-cell table:formula="of:=[.A434]+1" office:value-type="float" office:value="431" calcext:value-type="float">
            <text:p>431</text:p>
          </table:table-cell>
          <table:table-cell table:formula="of:=[.B434]+[.C434]" office:value-type="float" office:value="0.422135161606271" calcext:value-type="float">
            <text:p>0.4221351616</text:p>
          </table:table-cell>
          <table:table-cell table:formula="of:=[.C434]" office:value-type="float" office:value="0.000979431929480901" calcext:value-type="float">
            <text:p>0.0009794319</text:p>
          </table:table-cell>
          <table:table-cell table:formula="of:=4+3*COS(2*PI()*[.B435])+7*COS(4*PI()*[.B435])" office:value-type="float" office:value="5.25992705039143" calcext:value-type="float">
            <text:p>5.2599270504</text:p>
          </table:table-cell>
          <table:table-cell table:formula="of:=[.E434]" office:value-type="float" office:value="0" calcext:value-type="float">
            <text:p>0</text:p>
          </table:table-cell>
          <table:table-cell table:formula="of:=[.D435]*COS(2*PI()*[.E435]*[.B435])" office:value-type="float" office:value="5.25992705039143" calcext:value-type="float">
            <text:p>5.2599270504</text:p>
          </table:table-cell>
          <table:table-cell table:number-columns-repeated="1017"/>
        </table:table-row>
        <table:table-row table:style-name="ro1">
          <table:table-cell table:formula="of:=[.A435]+1" office:value-type="float" office:value="432" calcext:value-type="float">
            <text:p>432</text:p>
          </table:table-cell>
          <table:table-cell table:formula="of:=[.B435]+[.C435]" office:value-type="float" office:value="0.423114593535752" calcext:value-type="float">
            <text:p>0.4231145935</text:p>
          </table:table-cell>
          <table:table-cell table:formula="of:=[.C435]" office:value-type="float" office:value="0.000979431929480901" calcext:value-type="float">
            <text:p>0.0009794319</text:p>
          </table:table-cell>
          <table:table-cell table:formula="of:=4+3*COS(2*PI()*[.B436])+7*COS(4*PI()*[.B436])" office:value-type="float" office:value="5.32248188645598" calcext:value-type="float">
            <text:p>5.3224818865</text:p>
          </table:table-cell>
          <table:table-cell table:formula="of:=[.E435]" office:value-type="float" office:value="0" calcext:value-type="float">
            <text:p>0</text:p>
          </table:table-cell>
          <table:table-cell table:formula="of:=[.D436]*COS(2*PI()*[.E436]*[.B436])" office:value-type="float" office:value="5.32248188645598" calcext:value-type="float">
            <text:p>5.3224818865</text:p>
          </table:table-cell>
          <table:table-cell table:number-columns-repeated="1017"/>
        </table:table-row>
        <table:table-row table:style-name="ro1">
          <table:table-cell table:formula="of:=[.A436]+1" office:value-type="float" office:value="433" calcext:value-type="float">
            <text:p>433</text:p>
          </table:table-cell>
          <table:table-cell table:formula="of:=[.B436]+[.C436]" office:value-type="float" office:value="0.424094025465233" calcext:value-type="float">
            <text:p>0.4240940255</text:p>
          </table:table-cell>
          <table:table-cell table:formula="of:=[.C436]" office:value-type="float" office:value="0.000979431929480901" calcext:value-type="float">
            <text:p>0.0009794319</text:p>
          </table:table-cell>
          <table:table-cell table:formula="of:=4+3*COS(2*PI()*[.B437])+7*COS(4*PI()*[.B437])" office:value-type="float" office:value="5.38453455782682" calcext:value-type="float">
            <text:p>5.3845345578</text:p>
          </table:table-cell>
          <table:table-cell table:formula="of:=[.E436]" office:value-type="float" office:value="0" calcext:value-type="float">
            <text:p>0</text:p>
          </table:table-cell>
          <table:table-cell table:formula="of:=[.D437]*COS(2*PI()*[.E437]*[.B437])" office:value-type="float" office:value="5.38453455782682" calcext:value-type="float">
            <text:p>5.3845345578</text:p>
          </table:table-cell>
          <table:table-cell table:number-columns-repeated="1017"/>
        </table:table-row>
        <table:table-row table:style-name="ro1">
          <table:table-cell table:formula="of:=[.A437]+1" office:value-type="float" office:value="434" calcext:value-type="float">
            <text:p>434</text:p>
          </table:table-cell>
          <table:table-cell table:formula="of:=[.B437]+[.C437]" office:value-type="float" office:value="0.425073457394714" calcext:value-type="float">
            <text:p>0.4250734574</text:p>
          </table:table-cell>
          <table:table-cell table:formula="of:=[.C437]" office:value-type="float" office:value="0.000979431929480901" calcext:value-type="float">
            <text:p>0.0009794319</text:p>
          </table:table-cell>
          <table:table-cell table:formula="of:=4+3*COS(2*PI()*[.B438])+7*COS(4*PI()*[.B438])" office:value-type="float" office:value="5.44607469601681" calcext:value-type="float">
            <text:p>5.446074696</text:p>
          </table:table-cell>
          <table:table-cell table:formula="of:=[.E437]" office:value-type="float" office:value="0" calcext:value-type="float">
            <text:p>0</text:p>
          </table:table-cell>
          <table:table-cell table:formula="of:=[.D438]*COS(2*PI()*[.E438]*[.B438])" office:value-type="float" office:value="5.44607469601681" calcext:value-type="float">
            <text:p>5.446074696</text:p>
          </table:table-cell>
          <table:table-cell table:number-columns-repeated="1017"/>
        </table:table-row>
        <table:table-row table:style-name="ro1">
          <table:table-cell table:formula="of:=[.A438]+1" office:value-type="float" office:value="435" calcext:value-type="float">
            <text:p>435</text:p>
          </table:table-cell>
          <table:table-cell table:formula="of:=[.B438]+[.C438]" office:value-type="float" office:value="0.426052889324195" calcext:value-type="float">
            <text:p>0.4260528893</text:p>
          </table:table-cell>
          <table:table-cell table:formula="of:=[.C438]" office:value-type="float" office:value="0.000979431929480901" calcext:value-type="float">
            <text:p>0.0009794319</text:p>
          </table:table-cell>
          <table:table-cell table:formula="of:=4+3*COS(2*PI()*[.B439])+7*COS(4*PI()*[.B439])" office:value-type="float" office:value="5.507092021646" calcext:value-type="float">
            <text:p>5.5070920216</text:p>
          </table:table-cell>
          <table:table-cell table:formula="of:=[.E438]" office:value-type="float" office:value="0" calcext:value-type="float">
            <text:p>0</text:p>
          </table:table-cell>
          <table:table-cell table:formula="of:=[.D439]*COS(2*PI()*[.E439]*[.B439])" office:value-type="float" office:value="5.507092021646" calcext:value-type="float">
            <text:p>5.5070920216</text:p>
          </table:table-cell>
          <table:table-cell table:number-columns-repeated="1017"/>
        </table:table-row>
        <table:table-row table:style-name="ro1">
          <table:table-cell table:formula="of:=[.A439]+1" office:value-type="float" office:value="436" calcext:value-type="float">
            <text:p>436</text:p>
          </table:table-cell>
          <table:table-cell table:formula="of:=[.B439]+[.C439]" office:value-type="float" office:value="0.427032321253676" calcext:value-type="float">
            <text:p>0.4270323213</text:p>
          </table:table-cell>
          <table:table-cell table:formula="of:=[.C439]" office:value-type="float" office:value="0.000979431929480901" calcext:value-type="float">
            <text:p>0.0009794319</text:p>
          </table:table-cell>
          <table:table-cell table:formula="of:=4+3*COS(2*PI()*[.B440])+7*COS(4*PI()*[.B440])" office:value-type="float" office:value="5.56757634603506" calcext:value-type="float">
            <text:p>5.567576346</text:p>
          </table:table-cell>
          <table:table-cell table:formula="of:=[.E439]" office:value-type="float" office:value="0" calcext:value-type="float">
            <text:p>0</text:p>
          </table:table-cell>
          <table:table-cell table:formula="of:=[.D440]*COS(2*PI()*[.E440]*[.B440])" office:value-type="float" office:value="5.56757634603506" calcext:value-type="float">
            <text:p>5.567576346</text:p>
          </table:table-cell>
          <table:table-cell table:number-columns-repeated="1017"/>
        </table:table-row>
        <table:table-row table:style-name="ro1">
          <table:table-cell table:formula="of:=[.A440]+1" office:value-type="float" office:value="437" calcext:value-type="float">
            <text:p>437</text:p>
          </table:table-cell>
          <table:table-cell table:formula="of:=[.B440]+[.C440]" office:value-type="float" office:value="0.428011753183157" calcext:value-type="float">
            <text:p>0.4280117532</text:p>
          </table:table-cell>
          <table:table-cell table:formula="of:=[.C440]" office:value-type="float" office:value="0.000979431929480901" calcext:value-type="float">
            <text:p>0.0009794319</text:p>
          </table:table-cell>
          <table:table-cell table:formula="of:=4+3*COS(2*PI()*[.B441])+7*COS(4*PI()*[.B441])" office:value-type="float" office:value="5.62751757278449" calcext:value-type="float">
            <text:p>5.6275175728</text:p>
          </table:table-cell>
          <table:table-cell table:formula="of:=[.E440]" office:value-type="float" office:value="0" calcext:value-type="float">
            <text:p>0</text:p>
          </table:table-cell>
          <table:table-cell table:formula="of:=[.D441]*COS(2*PI()*[.E441]*[.B441])" office:value-type="float" office:value="5.62751757278449" calcext:value-type="float">
            <text:p>5.6275175728</text:p>
          </table:table-cell>
          <table:table-cell table:number-columns-repeated="1017"/>
        </table:table-row>
        <table:table-row table:style-name="ro1">
          <table:table-cell table:formula="of:=[.A441]+1" office:value-type="float" office:value="438" calcext:value-type="float">
            <text:p>438</text:p>
          </table:table-cell>
          <table:table-cell table:formula="of:=[.B441]+[.C441]" office:value-type="float" office:value="0.428991185112638" calcext:value-type="float">
            <text:p>0.4289911851</text:p>
          </table:table-cell>
          <table:table-cell table:formula="of:=[.C441]" office:value-type="float" office:value="0.000979431929480901" calcext:value-type="float">
            <text:p>0.0009794319</text:p>
          </table:table-cell>
          <table:table-cell table:formula="of:=4+3*COS(2*PI()*[.B442])+7*COS(4*PI()*[.B442])" office:value-type="float" office:value="5.6869056993394" calcext:value-type="float">
            <text:p>5.6869056993</text:p>
          </table:table-cell>
          <table:table-cell table:formula="of:=[.E441]" office:value-type="float" office:value="0" calcext:value-type="float">
            <text:p>0</text:p>
          </table:table-cell>
          <table:table-cell table:formula="of:=[.D442]*COS(2*PI()*[.E442]*[.B442])" office:value-type="float" office:value="5.6869056993394" calcext:value-type="float">
            <text:p>5.6869056993</text:p>
          </table:table-cell>
          <table:table-cell table:number-columns-repeated="1017"/>
        </table:table-row>
        <table:table-row table:style-name="ro1">
          <table:table-cell table:formula="of:=[.A442]+1" office:value-type="float" office:value="439" calcext:value-type="float">
            <text:p>439</text:p>
          </table:table-cell>
          <table:table-cell table:formula="of:=[.B442]+[.C442]" office:value-type="float" office:value="0.429970617042119" calcext:value-type="float">
            <text:p>0.429970617</text:p>
          </table:table-cell>
          <table:table-cell table:formula="of:=[.C442]" office:value-type="float" office:value="0.000979431929480901" calcext:value-type="float">
            <text:p>0.0009794319</text:p>
          </table:table-cell>
          <table:table-cell table:formula="of:=4+3*COS(2*PI()*[.B443])+7*COS(4*PI()*[.B443])" office:value-type="float" office:value="5.7457308185397" calcext:value-type="float">
            <text:p>5.7457308185</text:p>
          </table:table-cell>
          <table:table-cell table:formula="of:=[.E442]" office:value-type="float" office:value="0" calcext:value-type="float">
            <text:p>0</text:p>
          </table:table-cell>
          <table:table-cell table:formula="of:=[.D443]*COS(2*PI()*[.E443]*[.B443])" office:value-type="float" office:value="5.7457308185397" calcext:value-type="float">
            <text:p>5.7457308185</text:p>
          </table:table-cell>
          <table:table-cell table:number-columns-repeated="1017"/>
        </table:table-row>
        <table:table-row table:style-name="ro1">
          <table:table-cell table:formula="of:=[.A443]+1" office:value-type="float" office:value="440" calcext:value-type="float">
            <text:p>440</text:p>
          </table:table-cell>
          <table:table-cell table:formula="of:=[.B443]+[.C443]" office:value-type="float" office:value="0.4309500489716" calcext:value-type="float">
            <text:p>0.430950049</text:p>
          </table:table-cell>
          <table:table-cell table:formula="of:=[.C443]" office:value-type="float" office:value="0.000979431929480901" calcext:value-type="float">
            <text:p>0.0009794319</text:p>
          </table:table-cell>
          <table:table-cell table:formula="of:=4+3*COS(2*PI()*[.B444])+7*COS(4*PI()*[.B444])" office:value-type="float" office:value="5.80398312015533" calcext:value-type="float">
            <text:p>5.8039831202</text:p>
          </table:table-cell>
          <table:table-cell table:formula="of:=[.E443]" office:value-type="float" office:value="0" calcext:value-type="float">
            <text:p>0</text:p>
          </table:table-cell>
          <table:table-cell table:formula="of:=[.D444]*COS(2*PI()*[.E444]*[.B444])" office:value-type="float" office:value="5.80398312015533" calcext:value-type="float">
            <text:p>5.8039831202</text:p>
          </table:table-cell>
          <table:table-cell table:number-columns-repeated="1017"/>
        </table:table-row>
        <table:table-row table:style-name="ro1">
          <table:table-cell table:formula="of:=[.A444]+1" office:value-type="float" office:value="441" calcext:value-type="float">
            <text:p>441</text:p>
          </table:table-cell>
          <table:table-cell table:formula="of:=[.B444]+[.C444]" office:value-type="float" office:value="0.43192948090108" calcext:value-type="float">
            <text:p>0.4319294809</text:p>
          </table:table-cell>
          <table:table-cell table:formula="of:=[.C444]" office:value-type="float" office:value="0.000979431929480901" calcext:value-type="float">
            <text:p>0.0009794319</text:p>
          </table:table-cell>
          <table:table-cell table:formula="of:=4+3*COS(2*PI()*[.B445])+7*COS(4*PI()*[.B445])" office:value-type="float" office:value="5.8616528924064" calcext:value-type="float">
            <text:p>5.8616528924</text:p>
          </table:table-cell>
          <table:table-cell table:formula="of:=[.E444]" office:value-type="float" office:value="0" calcext:value-type="float">
            <text:p>0</text:p>
          </table:table-cell>
          <table:table-cell table:formula="of:=[.D445]*COS(2*PI()*[.E445]*[.B445])" office:value-type="float" office:value="5.8616528924064" calcext:value-type="float">
            <text:p>5.8616528924</text:p>
          </table:table-cell>
          <table:table-cell table:number-columns-repeated="1017"/>
        </table:table-row>
        <table:table-row table:style-name="ro1">
          <table:table-cell table:formula="of:=[.A445]+1" office:value-type="float" office:value="442" calcext:value-type="float">
            <text:p>442</text:p>
          </table:table-cell>
          <table:table-cell table:formula="of:=[.B445]+[.C445]" office:value-type="float" office:value="0.432908912830561" calcext:value-type="float">
            <text:p>0.4329089128</text:p>
          </table:table-cell>
          <table:table-cell table:formula="of:=[.C445]" office:value-type="float" office:value="0.000979431929480901" calcext:value-type="float">
            <text:p>0.0009794319</text:p>
          </table:table-cell>
          <table:table-cell table:formula="of:=4+3*COS(2*PI()*[.B446])+7*COS(4*PI()*[.B446])" office:value-type="float" office:value="5.91873052346798" calcext:value-type="float">
            <text:p>5.9187305235</text:p>
          </table:table-cell>
          <table:table-cell table:formula="of:=[.E445]" office:value-type="float" office:value="0" calcext:value-type="float">
            <text:p>0</text:p>
          </table:table-cell>
          <table:table-cell table:formula="of:=[.D446]*COS(2*PI()*[.E446]*[.B446])" office:value-type="float" office:value="5.91873052346798" calcext:value-type="float">
            <text:p>5.9187305235</text:p>
          </table:table-cell>
          <table:table-cell table:number-columns-repeated="1017"/>
        </table:table-row>
        <table:table-row table:style-name="ro1">
          <table:table-cell table:formula="of:=[.A446]+1" office:value-type="float" office:value="443" calcext:value-type="float">
            <text:p>443</text:p>
          </table:table-cell>
          <table:table-cell table:formula="of:=[.B446]+[.C446]" office:value-type="float" office:value="0.433888344760042" calcext:value-type="float">
            <text:p>0.4338883448</text:p>
          </table:table-cell>
          <table:table-cell table:formula="of:=[.C446]" office:value-type="float" office:value="0.000979431929480901" calcext:value-type="float">
            <text:p>0.0009794319</text:p>
          </table:table-cell>
          <table:table-cell table:formula="of:=4+3*COS(2*PI()*[.B447])+7*COS(4*PI()*[.B447])" office:value-type="float" office:value="5.97520650295927" calcext:value-type="float">
            <text:p>5.975206503</text:p>
          </table:table-cell>
          <table:table-cell table:formula="of:=[.E446]" office:value-type="float" office:value="0" calcext:value-type="float">
            <text:p>0</text:p>
          </table:table-cell>
          <table:table-cell table:formula="of:=[.D447]*COS(2*PI()*[.E447]*[.B447])" office:value-type="float" office:value="5.97520650295927" calcext:value-type="float">
            <text:p>5.975206503</text:p>
          </table:table-cell>
          <table:table-cell table:number-columns-repeated="1017"/>
        </table:table-row>
        <table:table-row table:style-name="ro1">
          <table:table-cell table:formula="of:=[.A447]+1" office:value-type="float" office:value="444" calcext:value-type="float">
            <text:p>444</text:p>
          </table:table-cell>
          <table:table-cell table:formula="of:=[.B447]+[.C447]" office:value-type="float" office:value="0.434867776689523" calcext:value-type="float">
            <text:p>0.4348677767</text:p>
          </table:table-cell>
          <table:table-cell table:formula="of:=[.C447]" office:value-type="float" office:value="0.000979431929480901" calcext:value-type="float">
            <text:p>0.0009794319</text:p>
          </table:table-cell>
          <table:table-cell table:formula="of:=4+3*COS(2*PI()*[.B448])+7*COS(4*PI()*[.B448])" office:value-type="float" office:value="6.03107142341701" calcext:value-type="float">
            <text:p>6.0310714234</text:p>
          </table:table-cell>
          <table:table-cell table:formula="of:=[.E447]" office:value-type="float" office:value="0" calcext:value-type="float">
            <text:p>0</text:p>
          </table:table-cell>
          <table:table-cell table:formula="of:=[.D448]*COS(2*PI()*[.E448]*[.B448])" office:value-type="float" office:value="6.03107142341701" calcext:value-type="float">
            <text:p>6.0310714234</text:p>
          </table:table-cell>
          <table:table-cell table:number-columns-repeated="1017"/>
        </table:table-row>
        <table:table-row table:style-name="ro1">
          <table:table-cell table:formula="of:=[.A448]+1" office:value-type="float" office:value="445" calcext:value-type="float">
            <text:p>445</text:p>
          </table:table-cell>
          <table:table-cell table:formula="of:=[.B448]+[.C448]" office:value-type="float" office:value="0.435847208619004" calcext:value-type="float">
            <text:p>0.4358472086</text:p>
          </table:table-cell>
          <table:table-cell table:formula="of:=[.C448]" office:value-type="float" office:value="0.000979431929480901" calcext:value-type="float">
            <text:p>0.0009794319</text:p>
          </table:table-cell>
          <table:table-cell table:formula="of:=4+3*COS(2*PI()*[.B449])+7*COS(4*PI()*[.B449])" office:value-type="float" office:value="6.0863159817528" calcext:value-type="float">
            <text:p>6.0863159818</text:p>
          </table:table-cell>
          <table:table-cell table:formula="of:=[.E448]" office:value-type="float" office:value="0" calcext:value-type="float">
            <text:p>0</text:p>
          </table:table-cell>
          <table:table-cell table:formula="of:=[.D449]*COS(2*PI()*[.E449]*[.B449])" office:value-type="float" office:value="6.0863159817528" calcext:value-type="float">
            <text:p>6.0863159818</text:p>
          </table:table-cell>
          <table:table-cell table:number-columns-repeated="1017"/>
        </table:table-row>
        <table:table-row table:style-name="ro1">
          <table:table-cell table:formula="of:=[.A449]+1" office:value-type="float" office:value="446" calcext:value-type="float">
            <text:p>446</text:p>
          </table:table-cell>
          <table:table-cell table:formula="of:=[.B449]+[.C449]" office:value-type="float" office:value="0.436826640548485" calcext:value-type="float">
            <text:p>0.4368266405</text:p>
          </table:table-cell>
          <table:table-cell table:formula="of:=[.C449]" office:value-type="float" office:value="0.000979431929480901" calcext:value-type="float">
            <text:p>0.0009794319</text:p>
          </table:table-cell>
          <table:table-cell table:formula="of:=4+3*COS(2*PI()*[.B450])+7*COS(4*PI()*[.B450])" office:value-type="float" office:value="6.14093098069422" calcext:value-type="float">
            <text:p>6.1409309807</text:p>
          </table:table-cell>
          <table:table-cell table:formula="of:=[.E449]" office:value-type="float" office:value="0" calcext:value-type="float">
            <text:p>0</text:p>
          </table:table-cell>
          <table:table-cell table:formula="of:=[.D450]*COS(2*PI()*[.E450]*[.B450])" office:value-type="float" office:value="6.14093098069422" calcext:value-type="float">
            <text:p>6.1409309807</text:p>
          </table:table-cell>
          <table:table-cell table:number-columns-repeated="1017"/>
        </table:table-row>
        <table:table-row table:style-name="ro1">
          <table:table-cell table:formula="of:=[.A450]+1" office:value-type="float" office:value="447" calcext:value-type="float">
            <text:p>447</text:p>
          </table:table-cell>
          <table:table-cell table:formula="of:=[.B450]+[.C450]" office:value-type="float" office:value="0.437806072477966" calcext:value-type="float">
            <text:p>0.4378060725</text:p>
          </table:table-cell>
          <table:table-cell table:formula="of:=[.C450]" office:value-type="float" office:value="0.000979431929480901" calcext:value-type="float">
            <text:p>0.0009794319</text:p>
          </table:table-cell>
          <table:table-cell table:formula="of:=4+3*COS(2*PI()*[.B451])+7*COS(4*PI()*[.B451])" office:value-type="float" office:value="6.19490733020941" calcext:value-type="float">
            <text:p>6.1949073302</text:p>
          </table:table-cell>
          <table:table-cell table:formula="of:=[.E450]" office:value-type="float" office:value="0" calcext:value-type="float">
            <text:p>0</text:p>
          </table:table-cell>
          <table:table-cell table:formula="of:=[.D451]*COS(2*PI()*[.E451]*[.B451])" office:value-type="float" office:value="6.19490733020941" calcext:value-type="float">
            <text:p>6.1949073302</text:p>
          </table:table-cell>
          <table:table-cell table:number-columns-repeated="1017"/>
        </table:table-row>
        <table:table-row table:style-name="ro1">
          <table:table-cell table:formula="of:=[.A451]+1" office:value-type="float" office:value="448" calcext:value-type="float">
            <text:p>448</text:p>
          </table:table-cell>
          <table:table-cell table:formula="of:=[.B451]+[.C451]" office:value-type="float" office:value="0.438785504407447" calcext:value-type="float">
            <text:p>0.4387855044</text:p>
          </table:table-cell>
          <table:table-cell table:formula="of:=[.C451]" office:value-type="float" office:value="0.000979431929480901" calcext:value-type="float">
            <text:p>0.0009794319</text:p>
          </table:table-cell>
          <table:table-cell table:formula="of:=4+3*COS(2*PI()*[.B452])+7*COS(4*PI()*[.B452])" office:value-type="float" office:value="6.248236048915" calcext:value-type="float">
            <text:p>6.2482360489</text:p>
          </table:table-cell>
          <table:table-cell table:formula="of:=[.E451]" office:value-type="float" office:value="0" calcext:value-type="float">
            <text:p>0</text:p>
          </table:table-cell>
          <table:table-cell table:formula="of:=[.D452]*COS(2*PI()*[.E452]*[.B452])" office:value-type="float" office:value="6.248236048915" calcext:value-type="float">
            <text:p>6.2482360489</text:p>
          </table:table-cell>
          <table:table-cell table:number-columns-repeated="1017"/>
        </table:table-row>
        <table:table-row table:style-name="ro1">
          <table:table-cell table:formula="of:=[.A452]+1" office:value-type="float" office:value="449" calcext:value-type="float">
            <text:p>449</text:p>
          </table:table-cell>
          <table:table-cell table:formula="of:=[.B452]+[.C452]" office:value-type="float" office:value="0.439764936336928" calcext:value-type="float">
            <text:p>0.4397649363</text:p>
          </table:table-cell>
          <table:table-cell table:formula="of:=[.C452]" office:value-type="float" office:value="0.000979431929480901" calcext:value-type="float">
            <text:p>0.0009794319</text:p>
          </table:table-cell>
          <table:table-cell table:formula="of:=4+3*COS(2*PI()*[.B453])+7*COS(4*PI()*[.B453])" office:value-type="float" office:value="6.30090826546709" calcext:value-type="float">
            <text:p>6.3009082655</text:p>
          </table:table-cell>
          <table:table-cell table:formula="of:=[.E452]" office:value-type="float" office:value="0" calcext:value-type="float">
            <text:p>0</text:p>
          </table:table-cell>
          <table:table-cell table:formula="of:=[.D453]*COS(2*PI()*[.E453]*[.B453])" office:value-type="float" office:value="6.30090826546709" calcext:value-type="float">
            <text:p>6.3009082655</text:p>
          </table:table-cell>
          <table:table-cell table:number-columns-repeated="1017"/>
        </table:table-row>
        <table:table-row table:style-name="ro1">
          <table:table-cell table:formula="of:=[.A453]+1" office:value-type="float" office:value="450" calcext:value-type="float">
            <text:p>450</text:p>
          </table:table-cell>
          <table:table-cell table:formula="of:=[.B453]+[.C453]" office:value-type="float" office:value="0.440744368266409" calcext:value-type="float">
            <text:p>0.4407443683</text:p>
          </table:table-cell>
          <table:table-cell table:formula="of:=[.C453]" office:value-type="float" office:value="0.000979431929480901" calcext:value-type="float">
            <text:p>0.0009794319</text:p>
          </table:table-cell>
          <table:table-cell table:formula="of:=4+3*COS(2*PI()*[.B454])+7*COS(4*PI()*[.B454])" office:value-type="float" office:value="6.35291521993518" calcext:value-type="float">
            <text:p>6.3529152199</text:p>
          </table:table-cell>
          <table:table-cell table:formula="of:=[.E453]" office:value-type="float" office:value="0" calcext:value-type="float">
            <text:p>0</text:p>
          </table:table-cell>
          <table:table-cell table:formula="of:=[.D454]*COS(2*PI()*[.E454]*[.B454])" office:value-type="float" office:value="6.35291521993518" calcext:value-type="float">
            <text:p>6.3529152199</text:p>
          </table:table-cell>
          <table:table-cell table:number-columns-repeated="1017"/>
        </table:table-row>
        <table:table-row table:style-name="ro1">
          <table:table-cell table:formula="of:=[.A454]+1" office:value-type="float" office:value="451" calcext:value-type="float">
            <text:p>451</text:p>
          </table:table-cell>
          <table:table-cell table:formula="of:=[.B454]+[.C454]" office:value-type="float" office:value="0.441723800195889" calcext:value-type="float">
            <text:p>0.4417238002</text:p>
          </table:table-cell>
          <table:table-cell table:formula="of:=[.C454]" office:value-type="float" office:value="0.000979431929480901" calcext:value-type="float">
            <text:p>0.0009794319</text:p>
          </table:table-cell>
          <table:table-cell table:formula="of:=4+3*COS(2*PI()*[.B455])+7*COS(4*PI()*[.B455])" office:value-type="float" office:value="6.4042482651587" calcext:value-type="float">
            <text:p>6.4042482652</text:p>
          </table:table-cell>
          <table:table-cell table:formula="of:=[.E454]" office:value-type="float" office:value="0" calcext:value-type="float">
            <text:p>0</text:p>
          </table:table-cell>
          <table:table-cell table:formula="of:=[.D455]*COS(2*PI()*[.E455]*[.B455])" office:value-type="float" office:value="6.4042482651587" calcext:value-type="float">
            <text:p>6.4042482652</text:p>
          </table:table-cell>
          <table:table-cell table:number-columns-repeated="1017"/>
        </table:table-row>
        <table:table-row table:style-name="ro1">
          <table:table-cell table:formula="of:=[.A455]+1" office:value-type="float" office:value="452" calcext:value-type="float">
            <text:p>452</text:p>
          </table:table-cell>
          <table:table-cell table:formula="of:=[.B455]+[.C455]" office:value-type="float" office:value="0.44270323212537" calcext:value-type="float">
            <text:p>0.4427032321</text:p>
          </table:table-cell>
          <table:table-cell table:formula="of:=[.C455]" office:value-type="float" office:value="0.000979431929480901" calcext:value-type="float">
            <text:p>0.0009794319</text:p>
          </table:table-cell>
          <table:table-cell table:formula="of:=4+3*COS(2*PI()*[.B456])+7*COS(4*PI()*[.B456])" office:value-type="float" office:value="6.45489886808601" calcext:value-type="float">
            <text:p>6.4548988681</text:p>
          </table:table-cell>
          <table:table-cell table:formula="of:=[.E455]" office:value-type="float" office:value="0" calcext:value-type="float">
            <text:p>0</text:p>
          </table:table-cell>
          <table:table-cell table:formula="of:=[.D456]*COS(2*PI()*[.E456]*[.B456])" office:value-type="float" office:value="6.45489886808601" calcext:value-type="float">
            <text:p>6.4548988681</text:p>
          </table:table-cell>
          <table:table-cell table:number-columns-repeated="1017"/>
        </table:table-row>
        <table:table-row table:style-name="ro1">
          <table:table-cell table:formula="of:=[.A456]+1" office:value-type="float" office:value="453" calcext:value-type="float">
            <text:p>453</text:p>
          </table:table-cell>
          <table:table-cell table:formula="of:=[.B456]+[.C456]" office:value-type="float" office:value="0.443682664054851" calcext:value-type="float">
            <text:p>0.4436826641</text:p>
          </table:table-cell>
          <table:table-cell table:formula="of:=[.C456]" office:value-type="float" office:value="0.000979431929480901" calcext:value-type="float">
            <text:p>0.0009794319</text:p>
          </table:table-cell>
          <table:table-cell table:formula="of:=4+3*COS(2*PI()*[.B457])+7*COS(4*PI()*[.B457])" office:value-type="float" office:value="6.50485861109572" calcext:value-type="float">
            <text:p>6.5048586111</text:p>
          </table:table-cell>
          <table:table-cell table:formula="of:=[.E456]" office:value-type="float" office:value="0" calcext:value-type="float">
            <text:p>0</text:p>
          </table:table-cell>
          <table:table-cell table:formula="of:=[.D457]*COS(2*PI()*[.E457]*[.B457])" office:value-type="float" office:value="6.50485861109572" calcext:value-type="float">
            <text:p>6.5048586111</text:p>
          </table:table-cell>
          <table:table-cell table:number-columns-repeated="1017"/>
        </table:table-row>
        <table:table-row table:style-name="ro1">
          <table:table-cell table:formula="of:=[.A457]+1" office:value-type="float" office:value="454" calcext:value-type="float">
            <text:p>454</text:p>
          </table:table-cell>
          <table:table-cell table:formula="of:=[.B457]+[.C457]" office:value-type="float" office:value="0.444662095984332" calcext:value-type="float">
            <text:p>0.444662096</text:p>
          </table:table-cell>
          <table:table-cell table:formula="of:=[.C457]" office:value-type="float" office:value="0.000979431929480901" calcext:value-type="float">
            <text:p>0.0009794319</text:p>
          </table:table-cell>
          <table:table-cell table:formula="of:=4+3*COS(2*PI()*[.B458])+7*COS(4*PI()*[.B458])" office:value-type="float" office:value="6.55411919329998" calcext:value-type="float">
            <text:p>6.5541191933</text:p>
          </table:table-cell>
          <table:table-cell table:formula="of:=[.E457]" office:value-type="float" office:value="0" calcext:value-type="float">
            <text:p>0</text:p>
          </table:table-cell>
          <table:table-cell table:formula="of:=[.D458]*COS(2*PI()*[.E458]*[.B458])" office:value-type="float" office:value="6.55411919329998" calcext:value-type="float">
            <text:p>6.5541191933</text:p>
          </table:table-cell>
          <table:table-cell table:number-columns-repeated="1017"/>
        </table:table-row>
        <table:table-row table:style-name="ro1">
          <table:table-cell table:formula="of:=[.A458]+1" office:value-type="float" office:value="455" calcext:value-type="float">
            <text:p>455</text:p>
          </table:table-cell>
          <table:table-cell table:formula="of:=[.B458]+[.C458]" office:value-type="float" office:value="0.445641527913813" calcext:value-type="float">
            <text:p>0.4456415279</text:p>
          </table:table-cell>
          <table:table-cell table:formula="of:=[.C458]" office:value-type="float" office:value="0.000979431929480901" calcext:value-type="float">
            <text:p>0.0009794319</text:p>
          </table:table-cell>
          <table:table-cell table:formula="of:=4+3*COS(2*PI()*[.B459])+7*COS(4*PI()*[.B459])" office:value-type="float" office:value="6.60267243182971" calcext:value-type="float">
            <text:p>6.6026724318</text:p>
          </table:table-cell>
          <table:table-cell table:formula="of:=[.E458]" office:value-type="float" office:value="0" calcext:value-type="float">
            <text:p>0</text:p>
          </table:table-cell>
          <table:table-cell table:formula="of:=[.D459]*COS(2*PI()*[.E459]*[.B459])" office:value-type="float" office:value="6.60267243182971" calcext:value-type="float">
            <text:p>6.6026724318</text:p>
          </table:table-cell>
          <table:table-cell table:number-columns-repeated="1017"/>
        </table:table-row>
        <table:table-row table:style-name="ro1">
          <table:table-cell table:formula="of:=[.A459]+1" office:value-type="float" office:value="456" calcext:value-type="float">
            <text:p>456</text:p>
          </table:table-cell>
          <table:table-cell table:formula="of:=[.B459]+[.C459]" office:value-type="float" office:value="0.446620959843294" calcext:value-type="float">
            <text:p>0.4466209598</text:p>
          </table:table-cell>
          <table:table-cell table:formula="of:=[.C459]" office:value-type="float" office:value="0.000979431929480901" calcext:value-type="float">
            <text:p>0.0009794319</text:p>
          </table:table-cell>
          <table:table-cell table:formula="of:=4+3*COS(2*PI()*[.B460])+7*COS(4*PI()*[.B460])" office:value-type="float" office:value="6.65051026310143" calcext:value-type="float">
            <text:p>6.6505102631</text:p>
          </table:table-cell>
          <table:table-cell table:formula="of:=[.E459]" office:value-type="float" office:value="0" calcext:value-type="float">
            <text:p>0</text:p>
          </table:table-cell>
          <table:table-cell table:formula="of:=[.D460]*COS(2*PI()*[.E460]*[.B460])" office:value-type="float" office:value="6.65051026310143" calcext:value-type="float">
            <text:p>6.6505102631</text:p>
          </table:table-cell>
          <table:table-cell table:number-columns-repeated="1017"/>
        </table:table-row>
        <table:table-row table:style-name="ro1">
          <table:table-cell table:formula="of:=[.A460]+1" office:value-type="float" office:value="457" calcext:value-type="float">
            <text:p>457</text:p>
          </table:table-cell>
          <table:table-cell table:formula="of:=[.B460]+[.C460]" office:value-type="float" office:value="0.447600391772775" calcext:value-type="float">
            <text:p>0.4476003918</text:p>
          </table:table-cell>
          <table:table-cell table:formula="of:=[.C460]" office:value-type="float" office:value="0.000979431929480901" calcext:value-type="float">
            <text:p>0.0009794319</text:p>
          </table:table-cell>
          <table:table-cell table:formula="of:=4+3*COS(2*PI()*[.B461])+7*COS(4*PI()*[.B461])" office:value-type="float" office:value="6.69762474406559" calcext:value-type="float">
            <text:p>6.6976247441</text:p>
          </table:table-cell>
          <table:table-cell table:formula="of:=[.E460]" office:value-type="float" office:value="0" calcext:value-type="float">
            <text:p>0</text:p>
          </table:table-cell>
          <table:table-cell table:formula="of:=[.D461]*COS(2*PI()*[.E461]*[.B461])" office:value-type="float" office:value="6.69762474406559" calcext:value-type="float">
            <text:p>6.6976247441</text:p>
          </table:table-cell>
          <table:table-cell table:number-columns-repeated="1017"/>
        </table:table-row>
        <table:table-row table:style-name="ro1">
          <table:table-cell table:formula="of:=[.A461]+1" office:value-type="float" office:value="458" calcext:value-type="float">
            <text:p>458</text:p>
          </table:table-cell>
          <table:table-cell table:formula="of:=[.B461]+[.C461]" office:value-type="float" office:value="0.448579823702256" calcext:value-type="float">
            <text:p>0.4485798237</text:p>
          </table:table-cell>
          <table:table-cell table:formula="of:=[.C461]" office:value-type="float" office:value="0.000979431929480901" calcext:value-type="float">
            <text:p>0.0009794319</text:p>
          </table:table-cell>
          <table:table-cell table:formula="of:=4+3*COS(2*PI()*[.B462])+7*COS(4*PI()*[.B462])" office:value-type="float" office:value="6.74400805343623" calcext:value-type="float">
            <text:p>6.7440080534</text:p>
          </table:table-cell>
          <table:table-cell table:formula="of:=[.E461]" office:value-type="float" office:value="0" calcext:value-type="float">
            <text:p>0</text:p>
          </table:table-cell>
          <table:table-cell table:formula="of:=[.D462]*COS(2*PI()*[.E462]*[.B462])" office:value-type="float" office:value="6.74400805343623" calcext:value-type="float">
            <text:p>6.7440080534</text:p>
          </table:table-cell>
          <table:table-cell table:number-columns-repeated="1017"/>
        </table:table-row>
        <table:table-row table:style-name="ro1">
          <table:table-cell table:formula="of:=[.A462]+1" office:value-type="float" office:value="459" calcext:value-type="float">
            <text:p>459</text:p>
          </table:table-cell>
          <table:table-cell table:formula="of:=[.B462]+[.C462]" office:value-type="float" office:value="0.449559255631737" calcext:value-type="float">
            <text:p>0.4495592556</text:p>
          </table:table-cell>
          <table:table-cell table:formula="of:=[.C462]" office:value-type="float" office:value="0.000979431929480901" calcext:value-type="float">
            <text:p>0.0009794319</text:p>
          </table:table-cell>
          <table:table-cell table:formula="of:=4+3*COS(2*PI()*[.B463])+7*COS(4*PI()*[.B463])" office:value-type="float" office:value="6.78965249290159" calcext:value-type="float">
            <text:p>6.7896524929</text:p>
          </table:table-cell>
          <table:table-cell table:formula="of:=[.E462]" office:value-type="float" office:value="0" calcext:value-type="float">
            <text:p>0</text:p>
          </table:table-cell>
          <table:table-cell table:formula="of:=[.D463]*COS(2*PI()*[.E463]*[.B463])" office:value-type="float" office:value="6.78965249290159" calcext:value-type="float">
            <text:p>6.7896524929</text:p>
          </table:table-cell>
          <table:table-cell table:number-columns-repeated="1017"/>
        </table:table-row>
        <table:table-row table:style-name="ro1">
          <table:table-cell table:formula="of:=[.A463]+1" office:value-type="float" office:value="460" calcext:value-type="float">
            <text:p>460</text:p>
          </table:table-cell>
          <table:table-cell table:formula="of:=[.B463]+[.C463]" office:value-type="float" office:value="0.450538687561218" calcext:value-type="float">
            <text:p>0.4505386876</text:p>
          </table:table-cell>
          <table:table-cell table:formula="of:=[.C463]" office:value-type="float" office:value="0.000979431929480901" calcext:value-type="float">
            <text:p>0.0009794319</text:p>
          </table:table-cell>
          <table:table-cell table:formula="of:=4+3*COS(2*PI()*[.B464])+7*COS(4*PI()*[.B464])" office:value-type="float" office:value="6.83455048831581" calcext:value-type="float">
            <text:p>6.8345504883</text:p>
          </table:table-cell>
          <table:table-cell table:formula="of:=[.E463]" office:value-type="float" office:value="0" calcext:value-type="float">
            <text:p>0</text:p>
          </table:table-cell>
          <table:table-cell table:formula="of:=[.D464]*COS(2*PI()*[.E464]*[.B464])" office:value-type="float" office:value="6.83455048831581" calcext:value-type="float">
            <text:p>6.8345504883</text:p>
          </table:table-cell>
          <table:table-cell table:number-columns-repeated="1017"/>
        </table:table-row>
        <table:table-row table:style-name="ro1">
          <table:table-cell table:formula="of:=[.A464]+1" office:value-type="float" office:value="461" calcext:value-type="float">
            <text:p>461</text:p>
          </table:table-cell>
          <table:table-cell table:formula="of:=[.B464]+[.C464]" office:value-type="float" office:value="0.451518119490699" calcext:value-type="float">
            <text:p>0.4515181195</text:p>
          </table:table-cell>
          <table:table-cell table:formula="of:=[.C464]" office:value-type="float" office:value="0.000979431929480901" calcext:value-type="float">
            <text:p>0.0009794319</text:p>
          </table:table-cell>
          <table:table-cell table:formula="of:=4+3*COS(2*PI()*[.B465])+7*COS(4*PI()*[.B465])" office:value-type="float" office:value="6.87869459087122" calcext:value-type="float">
            <text:p>6.8786945909</text:p>
          </table:table-cell>
          <table:table-cell table:formula="of:=[.E464]" office:value-type="float" office:value="0" calcext:value-type="float">
            <text:p>0</text:p>
          </table:table-cell>
          <table:table-cell table:formula="of:=[.D465]*COS(2*PI()*[.E465]*[.B465])" office:value-type="float" office:value="6.87869459087122" calcext:value-type="float">
            <text:p>6.8786945909</text:p>
          </table:table-cell>
          <table:table-cell table:number-columns-repeated="1017"/>
        </table:table-row>
        <table:table-row table:style-name="ro1">
          <table:table-cell table:formula="of:=[.A465]+1" office:value-type="float" office:value="462" calcext:value-type="float">
            <text:p>462</text:p>
          </table:table-cell>
          <table:table-cell table:formula="of:=[.B465]+[.C465]" office:value-type="float" office:value="0.45249755142018" calcext:value-type="float">
            <text:p>0.4524975514</text:p>
          </table:table-cell>
          <table:table-cell table:formula="of:=[.C465]" office:value-type="float" office:value="0.000979431929480901" calcext:value-type="float">
            <text:p>0.0009794319</text:p>
          </table:table-cell>
          <table:table-cell table:formula="of:=4+3*COS(2*PI()*[.B466])+7*COS(4*PI()*[.B466])" office:value-type="float" office:value="6.92207747825124" calcext:value-type="float">
            <text:p>6.9220774783</text:p>
          </table:table-cell>
          <table:table-cell table:formula="of:=[.E465]" office:value-type="float" office:value="0" calcext:value-type="float">
            <text:p>0</text:p>
          </table:table-cell>
          <table:table-cell table:formula="of:=[.D466]*COS(2*PI()*[.E466]*[.B466])" office:value-type="float" office:value="6.92207747825124" calcext:value-type="float">
            <text:p>6.9220774783</text:p>
          </table:table-cell>
          <table:table-cell table:number-columns-repeated="1017"/>
        </table:table-row>
        <table:table-row table:style-name="ro1">
          <table:table-cell table:formula="of:=[.A466]+1" office:value-type="float" office:value="463" calcext:value-type="float">
            <text:p>463</text:p>
          </table:table-cell>
          <table:table-cell table:formula="of:=[.B466]+[.C466]" office:value-type="float" office:value="0.45347698334966" calcext:value-type="float">
            <text:p>0.4534769833</text:p>
          </table:table-cell>
          <table:table-cell table:formula="of:=[.C466]" office:value-type="float" office:value="0.000979431929480901" calcext:value-type="float">
            <text:p>0.0009794319</text:p>
          </table:table-cell>
          <table:table-cell table:formula="of:=4+3*COS(2*PI()*[.B467])+7*COS(4*PI()*[.B467])" office:value-type="float" office:value="6.96469195576365" calcext:value-type="float">
            <text:p>6.9646919558</text:p>
          </table:table-cell>
          <table:table-cell table:formula="of:=[.E466]" office:value-type="float" office:value="0" calcext:value-type="float">
            <text:p>0</text:p>
          </table:table-cell>
          <table:table-cell table:formula="of:=[.D467]*COS(2*PI()*[.E467]*[.B467])" office:value-type="float" office:value="6.96469195576365" calcext:value-type="float">
            <text:p>6.9646919558</text:p>
          </table:table-cell>
          <table:table-cell table:number-columns-repeated="1017"/>
        </table:table-row>
        <table:table-row table:style-name="ro1">
          <table:table-cell table:formula="of:=[.A467]+1" office:value-type="float" office:value="464" calcext:value-type="float">
            <text:p>464</text:p>
          </table:table-cell>
          <table:table-cell table:formula="of:=[.B467]+[.C467]" office:value-type="float" office:value="0.454456415279141" calcext:value-type="float">
            <text:p>0.4544564153</text:p>
          </table:table-cell>
          <table:table-cell table:formula="of:=[.C467]" office:value-type="float" office:value="0.000979431929480901" calcext:value-type="float">
            <text:p>0.0009794319</text:p>
          </table:table-cell>
          <table:table-cell table:formula="of:=4+3*COS(2*PI()*[.B468])+7*COS(4*PI()*[.B468])" office:value-type="float" office:value="7.00653095745402" calcext:value-type="float">
            <text:p>7.0065309575</text:p>
          </table:table-cell>
          <table:table-cell table:formula="of:=[.E467]" office:value-type="float" office:value="0" calcext:value-type="float">
            <text:p>0</text:p>
          </table:table-cell>
          <table:table-cell table:formula="of:=[.D468]*COS(2*PI()*[.E468]*[.B468])" office:value-type="float" office:value="7.00653095745402" calcext:value-type="float">
            <text:p>7.0065309575</text:p>
          </table:table-cell>
          <table:table-cell table:number-columns-repeated="1017"/>
        </table:table-row>
        <table:table-row table:style-name="ro1">
          <table:table-cell table:formula="of:=[.A468]+1" office:value-type="float" office:value="465" calcext:value-type="float">
            <text:p>465</text:p>
          </table:table-cell>
          <table:table-cell table:formula="of:=[.B468]+[.C468]" office:value-type="float" office:value="0.455435847208622" calcext:value-type="float">
            <text:p>0.4554358472</text:p>
          </table:table-cell>
          <table:table-cell table:formula="of:=[.C468]" office:value-type="float" office:value="0.000979431929480901" calcext:value-type="float">
            <text:p>0.0009794319</text:p>
          </table:table-cell>
          <table:table-cell table:formula="of:=4+3*COS(2*PI()*[.B469])+7*COS(4*PI()*[.B469])" office:value-type="float" office:value="7.04758754719925" calcext:value-type="float">
            <text:p>7.0475875472</text:p>
          </table:table-cell>
          <table:table-cell table:formula="of:=[.E468]" office:value-type="float" office:value="0" calcext:value-type="float">
            <text:p>0</text:p>
          </table:table-cell>
          <table:table-cell table:formula="of:=[.D469]*COS(2*PI()*[.E469]*[.B469])" office:value-type="float" office:value="7.04758754719925" calcext:value-type="float">
            <text:p>7.0475875472</text:p>
          </table:table-cell>
          <table:table-cell table:number-columns-repeated="1017"/>
        </table:table-row>
        <table:table-row table:style-name="ro1">
          <table:table-cell table:formula="of:=[.A469]+1" office:value-type="float" office:value="466" calcext:value-type="float">
            <text:p>466</text:p>
          </table:table-cell>
          <table:table-cell table:formula="of:=[.B469]+[.C469]" office:value-type="float" office:value="0.456415279138103" calcext:value-type="float">
            <text:p>0.4564152791</text:p>
          </table:table-cell>
          <table:table-cell table:formula="of:=[.C469]" office:value-type="float" office:value="0.000979431929480901" calcext:value-type="float">
            <text:p>0.0009794319</text:p>
          </table:table-cell>
          <table:table-cell table:formula="of:=4+3*COS(2*PI()*[.B470])+7*COS(4*PI()*[.B470])" office:value-type="float" office:value="7.0878549197809" calcext:value-type="float">
            <text:p>7.0878549198</text:p>
          </table:table-cell>
          <table:table-cell table:formula="of:=[.E469]" office:value-type="float" office:value="0" calcext:value-type="float">
            <text:p>0</text:p>
          </table:table-cell>
          <table:table-cell table:formula="of:=[.D470]*COS(2*PI()*[.E470]*[.B470])" office:value-type="float" office:value="7.0878549197809" calcext:value-type="float">
            <text:p>7.0878549198</text:p>
          </table:table-cell>
          <table:table-cell table:number-columns-repeated="1017"/>
        </table:table-row>
        <table:table-row table:style-name="ro1">
          <table:table-cell table:formula="of:=[.A470]+1" office:value-type="float" office:value="467" calcext:value-type="float">
            <text:p>467</text:p>
          </table:table-cell>
          <table:table-cell table:formula="of:=[.B470]+[.C470]" office:value-type="float" office:value="0.457394711067584" calcext:value-type="float">
            <text:p>0.4573947111</text:p>
          </table:table-cell>
          <table:table-cell table:formula="of:=[.C470]" office:value-type="float" office:value="0.000979431929480901" calcext:value-type="float">
            <text:p>0.0009794319</text:p>
          </table:table-cell>
          <table:table-cell table:formula="of:=4+3*COS(2*PI()*[.B471])+7*COS(4*PI()*[.B471])" office:value-type="float" office:value="7.12732640193825" calcext:value-type="float">
            <text:p>7.1273264019</text:p>
          </table:table-cell>
          <table:table-cell table:formula="of:=[.E470]" office:value-type="float" office:value="0" calcext:value-type="float">
            <text:p>0</text:p>
          </table:table-cell>
          <table:table-cell table:formula="of:=[.D471]*COS(2*PI()*[.E471]*[.B471])" office:value-type="float" office:value="7.12732640193825" calcext:value-type="float">
            <text:p>7.1273264019</text:p>
          </table:table-cell>
          <table:table-cell table:number-columns-repeated="1017"/>
        </table:table-row>
        <table:table-row table:style-name="ro1">
          <table:table-cell table:formula="of:=[.A471]+1" office:value-type="float" office:value="468" calcext:value-type="float">
            <text:p>468</text:p>
          </table:table-cell>
          <table:table-cell table:formula="of:=[.B471]+[.C471]" office:value-type="float" office:value="0.458374142997065" calcext:value-type="float">
            <text:p>0.458374143</text:p>
          </table:table-cell>
          <table:table-cell table:formula="of:=[.C471]" office:value-type="float" office:value="0.000979431929480901" calcext:value-type="float">
            <text:p>0.0009794319</text:p>
          </table:table-cell>
          <table:table-cell table:formula="of:=4+3*COS(2*PI()*[.B472])+7*COS(4*PI()*[.B472])" office:value-type="float" office:value="7.1659954534009" calcext:value-type="float">
            <text:p>7.1659954534</text:p>
          </table:table-cell>
          <table:table-cell table:formula="of:=[.E471]" office:value-type="float" office:value="0" calcext:value-type="float">
            <text:p>0</text:p>
          </table:table-cell>
          <table:table-cell table:formula="of:=[.D472]*COS(2*PI()*[.E472]*[.B472])" office:value-type="float" office:value="7.1659954534009" calcext:value-type="float">
            <text:p>7.1659954534</text:p>
          </table:table-cell>
          <table:table-cell table:number-columns-repeated="1017"/>
        </table:table-row>
        <table:table-row table:style-name="ro1">
          <table:table-cell table:formula="of:=[.A472]+1" office:value-type="float" office:value="469" calcext:value-type="float">
            <text:p>469</text:p>
          </table:table-cell>
          <table:table-cell table:formula="of:=[.B472]+[.C472]" office:value-type="float" office:value="0.459353574926546" calcext:value-type="float">
            <text:p>0.4593535749</text:p>
          </table:table-cell>
          <table:table-cell table:formula="of:=[.C472]" office:value-type="float" office:value="0.000979431929480901" calcext:value-type="float">
            <text:p>0.0009794319</text:p>
          </table:table-cell>
          <table:table-cell table:formula="of:=4+3*COS(2*PI()*[.B473])+7*COS(4*PI()*[.B473])" office:value-type="float" office:value="7.20385566790076" calcext:value-type="float">
            <text:p>7.2038556679</text:p>
          </table:table-cell>
          <table:table-cell table:formula="of:=[.E472]" office:value-type="float" office:value="0" calcext:value-type="float">
            <text:p>0</text:p>
          </table:table-cell>
          <table:table-cell table:formula="of:=[.D473]*COS(2*PI()*[.E473]*[.B473])" office:value-type="float" office:value="7.20385566790076" calcext:value-type="float">
            <text:p>7.2038556679</text:p>
          </table:table-cell>
          <table:table-cell table:number-columns-repeated="1017"/>
        </table:table-row>
        <table:table-row table:style-name="ro1">
          <table:table-cell table:formula="of:=[.A473]+1" office:value-type="float" office:value="470" calcext:value-type="float">
            <text:p>470</text:p>
          </table:table-cell>
          <table:table-cell table:formula="of:=[.B473]+[.C473]" office:value-type="float" office:value="0.460333006856027" calcext:value-type="float">
            <text:p>0.4603330069</text:p>
          </table:table-cell>
          <table:table-cell table:formula="of:=[.C473]" office:value-type="float" office:value="0.000979431929480901" calcext:value-type="float">
            <text:p>0.0009794319</text:p>
          </table:table-cell>
          <table:table-cell table:formula="of:=4+3*COS(2*PI()*[.B474])+7*COS(4*PI()*[.B474])" office:value-type="float" office:value="7.24090077416328" calcext:value-type="float">
            <text:p>7.2409007742</text:p>
          </table:table-cell>
          <table:table-cell table:formula="of:=[.E473]" office:value-type="float" office:value="0" calcext:value-type="float">
            <text:p>0</text:p>
          </table:table-cell>
          <table:table-cell table:formula="of:=[.D474]*COS(2*PI()*[.E474]*[.B474])" office:value-type="float" office:value="7.24090077416328" calcext:value-type="float">
            <text:p>7.2409007742</text:p>
          </table:table-cell>
          <table:table-cell table:number-columns-repeated="1017"/>
        </table:table-row>
        <table:table-row table:style-name="ro1">
          <table:table-cell table:formula="of:=[.A474]+1" office:value-type="float" office:value="471" calcext:value-type="float">
            <text:p>471</text:p>
          </table:table-cell>
          <table:table-cell table:formula="of:=[.B474]+[.C474]" office:value-type="float" office:value="0.461312438785508" calcext:value-type="float">
            <text:p>0.4613124388</text:p>
          </table:table-cell>
          <table:table-cell table:formula="of:=[.C474]" office:value-type="float" office:value="0.000979431929480901" calcext:value-type="float">
            <text:p>0.0009794319</text:p>
          </table:table-cell>
          <table:table-cell table:formula="of:=4+3*COS(2*PI()*[.B475])+7*COS(4*PI()*[.B475])" office:value-type="float" office:value="7.2771246368777" calcext:value-type="float">
            <text:p>7.2771246369</text:p>
          </table:table-cell>
          <table:table-cell table:formula="of:=[.E474]" office:value-type="float" office:value="0" calcext:value-type="float">
            <text:p>0</text:p>
          </table:table-cell>
          <table:table-cell table:formula="of:=[.D475]*COS(2*PI()*[.E475]*[.B475])" office:value-type="float" office:value="7.2771246368777" calcext:value-type="float">
            <text:p>7.2771246369</text:p>
          </table:table-cell>
          <table:table-cell table:number-columns-repeated="1017"/>
        </table:table-row>
        <table:table-row table:style-name="ro1">
          <table:table-cell table:formula="of:=[.A475]+1" office:value-type="float" office:value="472" calcext:value-type="float">
            <text:p>472</text:p>
          </table:table-cell>
          <table:table-cell table:formula="of:=[.B475]+[.C475]" office:value-type="float" office:value="0.462291870714989" calcext:value-type="float">
            <text:p>0.4622918707</text:p>
          </table:table-cell>
          <table:table-cell table:formula="of:=[.C475]" office:value-type="float" office:value="0.000979431929480901" calcext:value-type="float">
            <text:p>0.0009794319</text:p>
          </table:table-cell>
          <table:table-cell table:formula="of:=4+3*COS(2*PI()*[.B476])+7*COS(4*PI()*[.B476])" office:value-type="float" office:value="7.3125212576463" calcext:value-type="float">
            <text:p>7.3125212576</text:p>
          </table:table-cell>
          <table:table-cell table:formula="of:=[.E475]" office:value-type="float" office:value="0" calcext:value-type="float">
            <text:p>0</text:p>
          </table:table-cell>
          <table:table-cell table:formula="of:=[.D476]*COS(2*PI()*[.E476]*[.B476])" office:value-type="float" office:value="7.3125212576463" calcext:value-type="float">
            <text:p>7.3125212576</text:p>
          </table:table-cell>
          <table:table-cell table:number-columns-repeated="1017"/>
        </table:table-row>
        <table:table-row table:style-name="ro1">
          <table:table-cell table:formula="of:=[.A476]+1" office:value-type="float" office:value="473" calcext:value-type="float">
            <text:p>473</text:p>
          </table:table-cell>
          <table:table-cell table:formula="of:=[.B476]+[.C476]" office:value-type="float" office:value="0.46327130264447" calcext:value-type="float">
            <text:p>0.4632713026</text:p>
          </table:table-cell>
          <table:table-cell table:formula="of:=[.C476]" office:value-type="float" office:value="0.000979431929480901" calcext:value-type="float">
            <text:p>0.0009794319</text:p>
          </table:table-cell>
          <table:table-cell table:formula="of:=4+3*COS(2*PI()*[.B477])+7*COS(4*PI()*[.B477])" office:value-type="float" office:value="7.34708477591241" calcext:value-type="float">
            <text:p>7.3470847759</text:p>
          </table:table-cell>
          <table:table-cell table:formula="of:=[.E476]" office:value-type="float" office:value="0" calcext:value-type="float">
            <text:p>0</text:p>
          </table:table-cell>
          <table:table-cell table:formula="of:=[.D477]*COS(2*PI()*[.E477]*[.B477])" office:value-type="float" office:value="7.34708477591241" calcext:value-type="float">
            <text:p>7.3470847759</text:p>
          </table:table-cell>
          <table:table-cell table:number-columns-repeated="1017"/>
        </table:table-row>
        <table:table-row table:style-name="ro1">
          <table:table-cell table:formula="of:=[.A477]+1" office:value-type="float" office:value="474" calcext:value-type="float">
            <text:p>474</text:p>
          </table:table-cell>
          <table:table-cell table:formula="of:=[.B477]+[.C477]" office:value-type="float" office:value="0.464250734573951" calcext:value-type="float">
            <text:p>0.4642507346</text:p>
          </table:table-cell>
          <table:table-cell table:formula="of:=[.C477]" office:value-type="float" office:value="0.000979431929480901" calcext:value-type="float">
            <text:p>0.0009794319</text:p>
          </table:table-cell>
          <table:table-cell table:formula="of:=4+3*COS(2*PI()*[.B478])+7*COS(4*PI()*[.B478])" office:value-type="float" office:value="7.38080946986708" calcext:value-type="float">
            <text:p>7.3808094699</text:p>
          </table:table-cell>
          <table:table-cell table:formula="of:=[.E477]" office:value-type="float" office:value="0" calcext:value-type="float">
            <text:p>0</text:p>
          </table:table-cell>
          <table:table-cell table:formula="of:=[.D478]*COS(2*PI()*[.E478]*[.B478])" office:value-type="float" office:value="7.38080946986708" calcext:value-type="float">
            <text:p>7.3808094699</text:p>
          </table:table-cell>
          <table:table-cell table:number-columns-repeated="1017"/>
        </table:table-row>
        <table:table-row table:style-name="ro1">
          <table:table-cell table:formula="of:=[.A478]+1" office:value-type="float" office:value="475" calcext:value-type="float">
            <text:p>475</text:p>
          </table:table-cell>
          <table:table-cell table:formula="of:=[.B478]+[.C478]" office:value-type="float" office:value="0.465230166503431" calcext:value-type="float">
            <text:p>0.4652301665</text:p>
          </table:table-cell>
          <table:table-cell table:formula="of:=[.C478]" office:value-type="float" office:value="0.000979431929480901" calcext:value-type="float">
            <text:p>0.0009794319</text:p>
          </table:table-cell>
          <table:table-cell table:formula="of:=4+3*COS(2*PI()*[.B479])+7*COS(4*PI()*[.B479])" office:value-type="float" office:value="7.41368975733417" calcext:value-type="float">
            <text:p>7.4136897573</text:p>
          </table:table-cell>
          <table:table-cell table:formula="of:=[.E478]" office:value-type="float" office:value="0" calcext:value-type="float">
            <text:p>0</text:p>
          </table:table-cell>
          <table:table-cell table:formula="of:=[.D479]*COS(2*PI()*[.E479]*[.B479])" office:value-type="float" office:value="7.41368975733417" calcext:value-type="float">
            <text:p>7.4136897573</text:p>
          </table:table-cell>
          <table:table-cell table:number-columns-repeated="1017"/>
        </table:table-row>
        <table:table-row table:style-name="ro1">
          <table:table-cell table:formula="of:=[.A479]+1" office:value-type="float" office:value="476" calcext:value-type="float">
            <text:p>476</text:p>
          </table:table-cell>
          <table:table-cell table:formula="of:=[.B479]+[.C479]" office:value-type="float" office:value="0.466209598432912" calcext:value-type="float">
            <text:p>0.4662095984</text:p>
          </table:table-cell>
          <table:table-cell table:formula="of:=[.C479]" office:value-type="float" office:value="0.000979431929480901" calcext:value-type="float">
            <text:p>0.0009794319</text:p>
          </table:table-cell>
          <table:table-cell table:formula="of:=4+3*COS(2*PI()*[.B480])+7*COS(4*PI()*[.B480])" office:value-type="float" office:value="7.44572019663399" calcext:value-type="float">
            <text:p>7.4457201966</text:p>
          </table:table-cell>
          <table:table-cell table:formula="of:=[.E479]" office:value-type="float" office:value="0" calcext:value-type="float">
            <text:p>0</text:p>
          </table:table-cell>
          <table:table-cell table:formula="of:=[.D480]*COS(2*PI()*[.E480]*[.B480])" office:value-type="float" office:value="7.44572019663399" calcext:value-type="float">
            <text:p>7.4457201966</text:p>
          </table:table-cell>
          <table:table-cell table:number-columns-repeated="1017"/>
        </table:table-row>
        <table:table-row table:style-name="ro1">
          <table:table-cell table:formula="of:=[.A480]+1" office:value-type="float" office:value="477" calcext:value-type="float">
            <text:p>477</text:p>
          </table:table-cell>
          <table:table-cell table:formula="of:=[.B480]+[.C480]" office:value-type="float" office:value="0.467189030362393" calcext:value-type="float">
            <text:p>0.4671890304</text:p>
          </table:table-cell>
          <table:table-cell table:formula="of:=[.C480]" office:value-type="float" office:value="0.000979431929480901" calcext:value-type="float">
            <text:p>0.0009794319</text:p>
          </table:table-cell>
          <table:table-cell table:formula="of:=4+3*COS(2*PI()*[.B481])+7*COS(4*PI()*[.B481])" office:value-type="float" office:value="7.47689548742499" calcext:value-type="float">
            <text:p>7.4768954874</text:p>
          </table:table-cell>
          <table:table-cell table:formula="of:=[.E480]" office:value-type="float" office:value="0" calcext:value-type="float">
            <text:p>0</text:p>
          </table:table-cell>
          <table:table-cell table:formula="of:=[.D481]*COS(2*PI()*[.E481]*[.B481])" office:value-type="float" office:value="7.47689548742499" calcext:value-type="float">
            <text:p>7.4768954874</text:p>
          </table:table-cell>
          <table:table-cell table:number-columns-repeated="1017"/>
        </table:table-row>
        <table:table-row table:style-name="ro1">
          <table:table-cell table:formula="of:=[.A481]+1" office:value-type="float" office:value="478" calcext:value-type="float">
            <text:p>478</text:p>
          </table:table-cell>
          <table:table-cell table:formula="of:=[.B481]+[.C481]" office:value-type="float" office:value="0.468168462291874" calcext:value-type="float">
            <text:p>0.4681684623</text:p>
          </table:table-cell>
          <table:table-cell table:formula="of:=[.C481]" office:value-type="float" office:value="0.000979431929480901" calcext:value-type="float">
            <text:p>0.0009794319</text:p>
          </table:table-cell>
          <table:table-cell table:formula="of:=4+3*COS(2*PI()*[.B482])+7*COS(4*PI()*[.B482])" office:value-type="float" office:value="7.50721047152368" calcext:value-type="float">
            <text:p>7.5072104715</text:p>
          </table:table-cell>
          <table:table-cell table:formula="of:=[.E481]" office:value-type="float" office:value="0" calcext:value-type="float">
            <text:p>0</text:p>
          </table:table-cell>
          <table:table-cell table:formula="of:=[.D482]*COS(2*PI()*[.E482]*[.B482])" office:value-type="float" office:value="7.50721047152368" calcext:value-type="float">
            <text:p>7.5072104715</text:p>
          </table:table-cell>
          <table:table-cell table:number-columns-repeated="1017"/>
        </table:table-row>
        <table:table-row table:style-name="ro1">
          <table:table-cell table:formula="of:=[.A482]+1" office:value-type="float" office:value="479" calcext:value-type="float">
            <text:p>479</text:p>
          </table:table-cell>
          <table:table-cell table:formula="of:=[.B482]+[.C482]" office:value-type="float" office:value="0.469147894221355" calcext:value-type="float">
            <text:p>0.4691478942</text:p>
          </table:table-cell>
          <table:table-cell table:formula="of:=[.C482]" office:value-type="float" office:value="0.000979431929480901" calcext:value-type="float">
            <text:p>0.0009794319</text:p>
          </table:table-cell>
          <table:table-cell table:formula="of:=4+3*COS(2*PI()*[.B483])+7*COS(4*PI()*[.B483])" office:value-type="float" office:value="7.5366601337025" calcext:value-type="float">
            <text:p>7.5366601337</text:p>
          </table:table-cell>
          <table:table-cell table:formula="of:=[.E482]" office:value-type="float" office:value="0" calcext:value-type="float">
            <text:p>0</text:p>
          </table:table-cell>
          <table:table-cell table:formula="of:=[.D483]*COS(2*PI()*[.E483]*[.B483])" office:value-type="float" office:value="7.5366601337025" calcext:value-type="float">
            <text:p>7.5366601337</text:p>
          </table:table-cell>
          <table:table-cell table:number-columns-repeated="1017"/>
        </table:table-row>
        <table:table-row table:style-name="ro1">
          <table:table-cell table:formula="of:=[.A483]+1" office:value-type="float" office:value="480" calcext:value-type="float">
            <text:p>480</text:p>
          </table:table-cell>
          <table:table-cell table:formula="of:=[.B483]+[.C483]" office:value-type="float" office:value="0.470127326150836" calcext:value-type="float">
            <text:p>0.4701273262</text:p>
          </table:table-cell>
          <table:table-cell table:formula="of:=[.C483]" office:value-type="float" office:value="0.000979431929480901" calcext:value-type="float">
            <text:p>0.0009794319</text:p>
          </table:table-cell>
          <table:table-cell table:formula="of:=4+3*COS(2*PI()*[.B484])+7*COS(4*PI()*[.B484])" office:value-type="float" office:value="7.56523960246556" calcext:value-type="float">
            <text:p>7.5652396025</text:p>
          </table:table-cell>
          <table:table-cell table:formula="of:=[.E483]" office:value-type="float" office:value="0" calcext:value-type="float">
            <text:p>0</text:p>
          </table:table-cell>
          <table:table-cell table:formula="of:=[.D484]*COS(2*PI()*[.E484]*[.B484])" office:value-type="float" office:value="7.56523960246556" calcext:value-type="float">
            <text:p>7.5652396025</text:p>
          </table:table-cell>
          <table:table-cell table:number-columns-repeated="1017"/>
        </table:table-row>
        <table:table-row table:style-name="ro1">
          <table:table-cell table:formula="of:=[.A484]+1" office:value-type="float" office:value="481" calcext:value-type="float">
            <text:p>481</text:p>
          </table:table-cell>
          <table:table-cell table:formula="of:=[.B484]+[.C484]" office:value-type="float" office:value="0.471106758080317" calcext:value-type="float">
            <text:p>0.4711067581</text:p>
          </table:table-cell>
          <table:table-cell table:formula="of:=[.C484]" office:value-type="float" office:value="0.000979431929480901" calcext:value-type="float">
            <text:p>0.0009794319</text:p>
          </table:table-cell>
          <table:table-cell table:formula="of:=4+3*COS(2*PI()*[.B485])+7*COS(4*PI()*[.B485])" office:value-type="float" office:value="7.59294415080213" calcext:value-type="float">
            <text:p>7.5929441508</text:p>
          </table:table-cell>
          <table:table-cell table:formula="of:=[.E484]" office:value-type="float" office:value="0" calcext:value-type="float">
            <text:p>0</text:p>
          </table:table-cell>
          <table:table-cell table:formula="of:=[.D485]*COS(2*PI()*[.E485]*[.B485])" office:value-type="float" office:value="7.59294415080213" calcext:value-type="float">
            <text:p>7.5929441508</text:p>
          </table:table-cell>
          <table:table-cell table:number-columns-repeated="1017"/>
        </table:table-row>
        <table:table-row table:style-name="ro1">
          <table:table-cell table:formula="of:=[.A485]+1" office:value-type="float" office:value="482" calcext:value-type="float">
            <text:p>482</text:p>
          </table:table-cell>
          <table:table-cell table:formula="of:=[.B485]+[.C485]" office:value-type="float" office:value="0.472086190009798" calcext:value-type="float">
            <text:p>0.47208619</text:p>
          </table:table-cell>
          <table:table-cell table:formula="of:=[.C485]" office:value-type="float" office:value="0.000979431929480901" calcext:value-type="float">
            <text:p>0.0009794319</text:p>
          </table:table-cell>
          <table:table-cell table:formula="of:=4+3*COS(2*PI()*[.B486])+7*COS(4*PI()*[.B486])" office:value-type="float" office:value="7.61976919691776" calcext:value-type="float">
            <text:p>7.6197691969</text:p>
          </table:table-cell>
          <table:table-cell table:formula="of:=[.E485]" office:value-type="float" office:value="0" calcext:value-type="float">
            <text:p>0</text:p>
          </table:table-cell>
          <table:table-cell table:formula="of:=[.D486]*COS(2*PI()*[.E486]*[.B486])" office:value-type="float" office:value="7.61976919691776" calcext:value-type="float">
            <text:p>7.6197691969</text:p>
          </table:table-cell>
          <table:table-cell table:number-columns-repeated="1017"/>
        </table:table-row>
        <table:table-row table:style-name="ro1">
          <table:table-cell table:formula="of:=[.A486]+1" office:value-type="float" office:value="483" calcext:value-type="float">
            <text:p>483</text:p>
          </table:table-cell>
          <table:table-cell table:formula="of:=[.B486]+[.C486]" office:value-type="float" office:value="0.473065621939279" calcext:value-type="float">
            <text:p>0.4730656219</text:p>
          </table:table-cell>
          <table:table-cell table:formula="of:=[.C486]" office:value-type="float" office:value="0.000979431929480901" calcext:value-type="float">
            <text:p>0.0009794319</text:p>
          </table:table-cell>
          <table:table-cell table:formula="of:=4+3*COS(2*PI()*[.B487])+7*COS(4*PI()*[.B487])" office:value-type="float" office:value="7.64571030494292" calcext:value-type="float">
            <text:p>7.6457103049</text:p>
          </table:table-cell>
          <table:table-cell table:formula="of:=[.E486]" office:value-type="float" office:value="0" calcext:value-type="float">
            <text:p>0</text:p>
          </table:table-cell>
          <table:table-cell table:formula="of:=[.D487]*COS(2*PI()*[.E487]*[.B487])" office:value-type="float" office:value="7.64571030494292" calcext:value-type="float">
            <text:p>7.6457103049</text:p>
          </table:table-cell>
          <table:table-cell table:number-columns-repeated="1017"/>
        </table:table-row>
        <table:table-row table:style-name="ro1">
          <table:table-cell table:formula="of:=[.A487]+1" office:value-type="float" office:value="484" calcext:value-type="float">
            <text:p>484</text:p>
          </table:table-cell>
          <table:table-cell table:formula="of:=[.B487]+[.C487]" office:value-type="float" office:value="0.47404505386876" calcext:value-type="float">
            <text:p>0.4740450539</text:p>
          </table:table-cell>
          <table:table-cell table:formula="of:=[.C487]" office:value-type="float" office:value="0.000979431929480901" calcext:value-type="float">
            <text:p>0.0009794319</text:p>
          </table:table-cell>
          <table:table-cell table:formula="of:=4+3*COS(2*PI()*[.B488])+7*COS(4*PI()*[.B488])" office:value-type="float" office:value="7.67076318561908" calcext:value-type="float">
            <text:p>7.6707631856</text:p>
          </table:table-cell>
          <table:table-cell table:formula="of:=[.E487]" office:value-type="float" office:value="0" calcext:value-type="float">
            <text:p>0</text:p>
          </table:table-cell>
          <table:table-cell table:formula="of:=[.D488]*COS(2*PI()*[.E488]*[.B488])" office:value-type="float" office:value="7.67076318561908" calcext:value-type="float">
            <text:p>7.6707631856</text:p>
          </table:table-cell>
          <table:table-cell table:number-columns-repeated="1017"/>
        </table:table-row>
        <table:table-row table:style-name="ro1">
          <table:table-cell table:formula="of:=[.A488]+1" office:value-type="float" office:value="485" calcext:value-type="float">
            <text:p>485</text:p>
          </table:table-cell>
          <table:table-cell table:formula="of:=[.B488]+[.C488]" office:value-type="float" office:value="0.47502448579824" calcext:value-type="float">
            <text:p>0.4750244858</text:p>
          </table:table-cell>
          <table:table-cell table:formula="of:=[.C488]" office:value-type="float" office:value="0.000979431929480901" calcext:value-type="float">
            <text:p>0.0009794319</text:p>
          </table:table-cell>
          <table:table-cell table:formula="of:=4+3*COS(2*PI()*[.B489])+7*COS(4*PI()*[.B489])" office:value-type="float" office:value="7.69492369696203" calcext:value-type="float">
            <text:p>7.694923697</text:p>
          </table:table-cell>
          <table:table-cell table:formula="of:=[.E488]" office:value-type="float" office:value="0" calcext:value-type="float">
            <text:p>0</text:p>
          </table:table-cell>
          <table:table-cell table:formula="of:=[.D489]*COS(2*PI()*[.E489]*[.B489])" office:value-type="float" office:value="7.69492369696203" calcext:value-type="float">
            <text:p>7.694923697</text:p>
          </table:table-cell>
          <table:table-cell table:number-columns-repeated="1017"/>
        </table:table-row>
        <table:table-row table:style-name="ro1">
          <table:table-cell table:formula="of:=[.A489]+1" office:value-type="float" office:value="486" calcext:value-type="float">
            <text:p>486</text:p>
          </table:table-cell>
          <table:table-cell table:formula="of:=[.B489]+[.C489]" office:value-type="float" office:value="0.476003917727721" calcext:value-type="float">
            <text:p>0.4760039177</text:p>
          </table:table-cell>
          <table:table-cell table:formula="of:=[.C489]" office:value-type="float" office:value="0.000979431929480901" calcext:value-type="float">
            <text:p>0.0009794319</text:p>
          </table:table-cell>
          <table:table-cell table:formula="of:=4+3*COS(2*PI()*[.B490])+7*COS(4*PI()*[.B490])" office:value-type="float" office:value="7.71818784490251" calcext:value-type="float">
            <text:p>7.7181878449</text:p>
          </table:table-cell>
          <table:table-cell table:formula="of:=[.E489]" office:value-type="float" office:value="0" calcext:value-type="float">
            <text:p>0</text:p>
          </table:table-cell>
          <table:table-cell table:formula="of:=[.D490]*COS(2*PI()*[.E490]*[.B490])" office:value-type="float" office:value="7.71818784490251" calcext:value-type="float">
            <text:p>7.7181878449</text:p>
          </table:table-cell>
          <table:table-cell table:number-columns-repeated="1017"/>
        </table:table-row>
        <table:table-row table:style-name="ro1">
          <table:table-cell table:formula="of:=[.A490]+1" office:value-type="float" office:value="487" calcext:value-type="float">
            <text:p>487</text:p>
          </table:table-cell>
          <table:table-cell table:formula="of:=[.B490]+[.C490]" office:value-type="float" office:value="0.476983349657202" calcext:value-type="float">
            <text:p>0.4769833497</text:p>
          </table:table-cell>
          <table:table-cell table:formula="of:=[.C490]" office:value-type="float" office:value="0.000979431929480901" calcext:value-type="float">
            <text:p>0.0009794319</text:p>
          </table:table-cell>
          <table:table-cell table:formula="of:=4+3*COS(2*PI()*[.B491])+7*COS(4*PI()*[.B491])" office:value-type="float" office:value="7.74055178390388" calcext:value-type="float">
            <text:p>7.7405517839</text:p>
          </table:table-cell>
          <table:table-cell table:formula="of:=[.E490]" office:value-type="float" office:value="0" calcext:value-type="float">
            <text:p>0</text:p>
          </table:table-cell>
          <table:table-cell table:formula="of:=[.D491]*COS(2*PI()*[.E491]*[.B491])" office:value-type="float" office:value="7.74055178390388" calcext:value-type="float">
            <text:p>7.7405517839</text:p>
          </table:table-cell>
          <table:table-cell table:number-columns-repeated="1017"/>
        </table:table-row>
        <table:table-row table:style-name="ro1">
          <table:table-cell table:formula="of:=[.A491]+1" office:value-type="float" office:value="488" calcext:value-type="float">
            <text:p>488</text:p>
          </table:table-cell>
          <table:table-cell table:formula="of:=[.B491]+[.C491]" office:value-type="float" office:value="0.477962781586683" calcext:value-type="float">
            <text:p>0.4779627816</text:p>
          </table:table-cell>
          <table:table-cell table:formula="of:=[.C491]" office:value-type="float" office:value="0.000979431929480901" calcext:value-type="float">
            <text:p>0.0009794319</text:p>
          </table:table-cell>
          <table:table-cell table:formula="of:=4+3*COS(2*PI()*[.B492])+7*COS(4*PI()*[.B492])" office:value-type="float" office:value="7.7620118175568" calcext:value-type="float">
            <text:p>7.7620118176</text:p>
          </table:table-cell>
          <table:table-cell table:formula="of:=[.E491]" office:value-type="float" office:value="0" calcext:value-type="float">
            <text:p>0</text:p>
          </table:table-cell>
          <table:table-cell table:formula="of:=[.D492]*COS(2*PI()*[.E492]*[.B492])" office:value-type="float" office:value="7.7620118175568" calcext:value-type="float">
            <text:p>7.7620118176</text:p>
          </table:table-cell>
          <table:table-cell table:number-columns-repeated="1017"/>
        </table:table-row>
        <table:table-row table:style-name="ro1">
          <table:table-cell table:formula="of:=[.A492]+1" office:value-type="float" office:value="489" calcext:value-type="float">
            <text:p>489</text:p>
          </table:table-cell>
          <table:table-cell table:formula="of:=[.B492]+[.C492]" office:value-type="float" office:value="0.478942213516164" calcext:value-type="float">
            <text:p>0.4789422135</text:p>
          </table:table-cell>
          <table:table-cell table:formula="of:=[.C492]" office:value-type="float" office:value="0.000979431929480901" calcext:value-type="float">
            <text:p>0.0009794319</text:p>
          </table:table-cell>
          <table:table-cell table:formula="of:=4+3*COS(2*PI()*[.B493])+7*COS(4*PI()*[.B493])" office:value-type="float" office:value="7.78256439915088" calcext:value-type="float">
            <text:p>7.7825643992</text:p>
          </table:table-cell>
          <table:table-cell table:formula="of:=[.E492]" office:value-type="float" office:value="0" calcext:value-type="float">
            <text:p>0</text:p>
          </table:table-cell>
          <table:table-cell table:formula="of:=[.D493]*COS(2*PI()*[.E493]*[.B493])" office:value-type="float" office:value="7.78256439915088" calcext:value-type="float">
            <text:p>7.7825643992</text:p>
          </table:table-cell>
          <table:table-cell table:number-columns-repeated="1017"/>
        </table:table-row>
        <table:table-row table:style-name="ro1">
          <table:table-cell table:formula="of:=[.A493]+1" office:value-type="float" office:value="490" calcext:value-type="float">
            <text:p>490</text:p>
          </table:table-cell>
          <table:table-cell table:formula="of:=[.B493]+[.C493]" office:value-type="float" office:value="0.479921645445645" calcext:value-type="float">
            <text:p>0.4799216454</text:p>
          </table:table-cell>
          <table:table-cell table:formula="of:=[.C493]" office:value-type="float" office:value="0.000979431929480901" calcext:value-type="float">
            <text:p>0.0009794319</text:p>
          </table:table-cell>
          <table:table-cell table:formula="of:=4+3*COS(2*PI()*[.B494])+7*COS(4*PI()*[.B494])" office:value-type="float" office:value="7.80220613222316" calcext:value-type="float">
            <text:p>7.8022061322</text:p>
          </table:table-cell>
          <table:table-cell table:formula="of:=[.E493]" office:value-type="float" office:value="0" calcext:value-type="float">
            <text:p>0</text:p>
          </table:table-cell>
          <table:table-cell table:formula="of:=[.D494]*COS(2*PI()*[.E494]*[.B494])" office:value-type="float" office:value="7.80220613222316" calcext:value-type="float">
            <text:p>7.8022061322</text:p>
          </table:table-cell>
          <table:table-cell table:number-columns-repeated="1017"/>
        </table:table-row>
        <table:table-row table:style-name="ro1">
          <table:table-cell table:formula="of:=[.A494]+1" office:value-type="float" office:value="491" calcext:value-type="float">
            <text:p>491</text:p>
          </table:table-cell>
          <table:table-cell table:formula="of:=[.B494]+[.C494]" office:value-type="float" office:value="0.480901077375126" calcext:value-type="float">
            <text:p>0.4809010774</text:p>
          </table:table-cell>
          <table:table-cell table:formula="of:=[.C494]" office:value-type="float" office:value="0.000979431929480901" calcext:value-type="float">
            <text:p>0.0009794319</text:p>
          </table:table-cell>
          <table:table-cell table:formula="of:=4+3*COS(2*PI()*[.B495])+7*COS(4*PI()*[.B495])" office:value-type="float" office:value="7.82093377108332" calcext:value-type="float">
            <text:p>7.8209337711</text:p>
          </table:table-cell>
          <table:table-cell table:formula="of:=[.E494]" office:value-type="float" office:value="0" calcext:value-type="float">
            <text:p>0</text:p>
          </table:table-cell>
          <table:table-cell table:formula="of:=[.D495]*COS(2*PI()*[.E495]*[.B495])" office:value-type="float" office:value="7.82093377108332" calcext:value-type="float">
            <text:p>7.8209337711</text:p>
          </table:table-cell>
          <table:table-cell table:number-columns-repeated="1017"/>
        </table:table-row>
        <table:table-row table:style-name="ro1">
          <table:table-cell table:formula="of:=[.A495]+1" office:value-type="float" office:value="492" calcext:value-type="float">
            <text:p>492</text:p>
          </table:table-cell>
          <table:table-cell table:formula="of:=[.B495]+[.C495]" office:value-type="float" office:value="0.481880509304607" calcext:value-type="float">
            <text:p>0.4818805093</text:p>
          </table:table-cell>
          <table:table-cell table:formula="of:=[.C495]" office:value-type="float" office:value="0.000979431929480901" calcext:value-type="float">
            <text:p>0.0009794319</text:p>
          </table:table-cell>
          <table:table-cell table:formula="of:=4+3*COS(2*PI()*[.B496])+7*COS(4*PI()*[.B496])" office:value-type="float" office:value="7.8387442213156" calcext:value-type="float">
            <text:p>7.8387442213</text:p>
          </table:table-cell>
          <table:table-cell table:formula="of:=[.E495]" office:value-type="float" office:value="0" calcext:value-type="float">
            <text:p>0</text:p>
          </table:table-cell>
          <table:table-cell table:formula="of:=[.D496]*COS(2*PI()*[.E496]*[.B496])" office:value-type="float" office:value="7.8387442213156" calcext:value-type="float">
            <text:p>7.8387442213</text:p>
          </table:table-cell>
          <table:table-cell table:number-columns-repeated="1017"/>
        </table:table-row>
        <table:table-row table:style-name="ro1">
          <table:table-cell table:formula="of:=[.A496]+1" office:value-type="float" office:value="493" calcext:value-type="float">
            <text:p>493</text:p>
          </table:table-cell>
          <table:table-cell table:formula="of:=[.B496]+[.C496]" office:value-type="float" office:value="0.482859941234088" calcext:value-type="float">
            <text:p>0.4828599412</text:p>
          </table:table-cell>
          <table:table-cell table:formula="of:=[.C496]" office:value-type="float" office:value="0.000979431929480901" calcext:value-type="float">
            <text:p>0.0009794319</text:p>
          </table:table-cell>
          <table:table-cell table:formula="of:=4+3*COS(2*PI()*[.B497])+7*COS(4*PI()*[.B497])" office:value-type="float" office:value="7.85563454025728" calcext:value-type="float">
            <text:p>7.8556345403</text:p>
          </table:table-cell>
          <table:table-cell table:formula="of:=[.E496]" office:value-type="float" office:value="0" calcext:value-type="float">
            <text:p>0</text:p>
          </table:table-cell>
          <table:table-cell table:formula="of:=[.D497]*COS(2*PI()*[.E497]*[.B497])" office:value-type="float" office:value="7.85563454025728" calcext:value-type="float">
            <text:p>7.8556345403</text:p>
          </table:table-cell>
          <table:table-cell table:number-columns-repeated="1017"/>
        </table:table-row>
        <table:table-row table:style-name="ro1">
          <table:table-cell table:formula="of:=[.A497]+1" office:value-type="float" office:value="494" calcext:value-type="float">
            <text:p>494</text:p>
          </table:table-cell>
          <table:table-cell table:formula="of:=[.B497]+[.C497]" office:value-type="float" office:value="0.483839373163569" calcext:value-type="float">
            <text:p>0.4838393732</text:p>
          </table:table-cell>
          <table:table-cell table:formula="of:=[.C497]" office:value-type="float" office:value="0.000979431929480901" calcext:value-type="float">
            <text:p>0.0009794319</text:p>
          </table:table-cell>
          <table:table-cell table:formula="of:=4+3*COS(2*PI()*[.B498])+7*COS(4*PI()*[.B498])" office:value-type="float" office:value="7.87160193745372" calcext:value-type="float">
            <text:p>7.8716019375</text:p>
          </table:table-cell>
          <table:table-cell table:formula="of:=[.E497]" office:value-type="float" office:value="0" calcext:value-type="float">
            <text:p>0</text:p>
          </table:table-cell>
          <table:table-cell table:formula="of:=[.D498]*COS(2*PI()*[.E498]*[.B498])" office:value-type="float" office:value="7.87160193745372" calcext:value-type="float">
            <text:p>7.8716019375</text:p>
          </table:table-cell>
          <table:table-cell table:number-columns-repeated="1017"/>
        </table:table-row>
        <table:table-row table:style-name="ro1">
          <table:table-cell table:formula="of:=[.A498]+1" office:value-type="float" office:value="495" calcext:value-type="float">
            <text:p>495</text:p>
          </table:table-cell>
          <table:table-cell table:formula="of:=[.B498]+[.C498]" office:value-type="float" office:value="0.48481880509305" calcext:value-type="float">
            <text:p>0.4848188051</text:p>
          </table:table-cell>
          <table:table-cell table:formula="of:=[.C498]" office:value-type="float" office:value="0.000979431929480901" calcext:value-type="float">
            <text:p>0.0009794319</text:p>
          </table:table-cell>
          <table:table-cell table:formula="of:=4+3*COS(2*PI()*[.B499])+7*COS(4*PI()*[.B499])" office:value-type="float" office:value="7.88664377508985" calcext:value-type="float">
            <text:p>7.8866437751</text:p>
          </table:table-cell>
          <table:table-cell table:formula="of:=[.E498]" office:value-type="float" office:value="0" calcext:value-type="float">
            <text:p>0</text:p>
          </table:table-cell>
          <table:table-cell table:formula="of:=[.D499]*COS(2*PI()*[.E499]*[.B499])" office:value-type="float" office:value="7.88664377508985" calcext:value-type="float">
            <text:p>7.8866437751</text:p>
          </table:table-cell>
          <table:table-cell table:number-columns-repeated="1017"/>
        </table:table-row>
        <table:table-row table:style-name="ro1">
          <table:table-cell table:formula="of:=[.A499]+1" office:value-type="float" office:value="496" calcext:value-type="float">
            <text:p>496</text:p>
          </table:table-cell>
          <table:table-cell table:formula="of:=[.B499]+[.C499]" office:value-type="float" office:value="0.485798237022531" calcext:value-type="float">
            <text:p>0.485798237</text:p>
          </table:table-cell>
          <table:table-cell table:formula="of:=[.C499]" office:value-type="float" office:value="0.000979431929480901" calcext:value-type="float">
            <text:p>0.0009794319</text:p>
          </table:table-cell>
          <table:table-cell table:formula="of:=4+3*COS(2*PI()*[.B500])+7*COS(4*PI()*[.B500])" office:value-type="float" office:value="7.90075756839804" calcext:value-type="float">
            <text:p>7.9007575684</text:p>
          </table:table-cell>
          <table:table-cell table:formula="of:=[.E499]" office:value-type="float" office:value="0" calcext:value-type="float">
            <text:p>0</text:p>
          </table:table-cell>
          <table:table-cell table:formula="of:=[.D500]*COS(2*PI()*[.E500]*[.B500])" office:value-type="float" office:value="7.90075756839804" calcext:value-type="float">
            <text:p>7.9007575684</text:p>
          </table:table-cell>
          <table:table-cell table:number-columns-repeated="1017"/>
        </table:table-row>
        <table:table-row table:style-name="ro1">
          <table:table-cell table:formula="of:=[.A500]+1" office:value-type="float" office:value="497" calcext:value-type="float">
            <text:p>497</text:p>
          </table:table-cell>
          <table:table-cell table:formula="of:=[.B500]+[.C500]" office:value-type="float" office:value="0.486777668952011" calcext:value-type="float">
            <text:p>0.486777669</text:p>
          </table:table-cell>
          <table:table-cell table:formula="of:=[.C500]" office:value-type="float" office:value="0.000979431929480901" calcext:value-type="float">
            <text:p>0.0009794319</text:p>
          </table:table-cell>
          <table:table-cell table:formula="of:=4+3*COS(2*PI()*[.B501])+7*COS(4*PI()*[.B501])" office:value-type="float" office:value="7.91394098604233" calcext:value-type="float">
            <text:p>7.913940986</text:p>
          </table:table-cell>
          <table:table-cell table:formula="of:=[.E500]" office:value-type="float" office:value="0" calcext:value-type="float">
            <text:p>0</text:p>
          </table:table-cell>
          <table:table-cell table:formula="of:=[.D501]*COS(2*PI()*[.E501]*[.B501])" office:value-type="float" office:value="7.91394098604233" calcext:value-type="float">
            <text:p>7.913940986</text:p>
          </table:table-cell>
          <table:table-cell table:number-columns-repeated="1017"/>
        </table:table-row>
        <table:table-row table:style-name="ro1">
          <table:table-cell table:formula="of:=[.A501]+1" office:value-type="float" office:value="498" calcext:value-type="float">
            <text:p>498</text:p>
          </table:table-cell>
          <table:table-cell table:formula="of:=[.B501]+[.C501]" office:value-type="float" office:value="0.487757100881492" calcext:value-type="float">
            <text:p>0.4877571009</text:p>
          </table:table-cell>
          <table:table-cell table:formula="of:=[.C501]" office:value-type="float" office:value="0.000979431929480901" calcext:value-type="float">
            <text:p>0.0009794319</text:p>
          </table:table-cell>
          <table:table-cell table:formula="of:=4+3*COS(2*PI()*[.B502])+7*COS(4*PI()*[.B502])" office:value-type="float" office:value="7.92619185047887" calcext:value-type="float">
            <text:p>7.9261918505</text:p>
          </table:table-cell>
          <table:table-cell table:formula="of:=[.E501]" office:value-type="float" office:value="0" calcext:value-type="float">
            <text:p>0</text:p>
          </table:table-cell>
          <table:table-cell table:formula="of:=[.D502]*COS(2*PI()*[.E502]*[.B502])" office:value-type="float" office:value="7.92619185047887" calcext:value-type="float">
            <text:p>7.9261918505</text:p>
          </table:table-cell>
          <table:table-cell table:number-columns-repeated="1017"/>
        </table:table-row>
        <table:table-row table:style-name="ro1">
          <table:table-cell table:formula="of:=[.A502]+1" office:value-type="float" office:value="499" calcext:value-type="float">
            <text:p>499</text:p>
          </table:table-cell>
          <table:table-cell table:formula="of:=[.B502]+[.C502]" office:value-type="float" office:value="0.488736532810973" calcext:value-type="float">
            <text:p>0.4887365328</text:p>
          </table:table-cell>
          <table:table-cell table:formula="of:=[.C502]" office:value-type="float" office:value="0.000979431929480901" calcext:value-type="float">
            <text:p>0.0009794319</text:p>
          </table:table-cell>
          <table:table-cell table:formula="of:=4+3*COS(2*PI()*[.B503])+7*COS(4*PI()*[.B503])" office:value-type="float" office:value="7.93750813829264" calcext:value-type="float">
            <text:p>7.9375081383</text:p>
          </table:table-cell>
          <table:table-cell table:formula="of:=[.E502]" office:value-type="float" office:value="0" calcext:value-type="float">
            <text:p>0</text:p>
          </table:table-cell>
          <table:table-cell table:formula="of:=[.D503]*COS(2*PI()*[.E503]*[.B503])" office:value-type="float" office:value="7.93750813829264" calcext:value-type="float">
            <text:p>7.9375081383</text:p>
          </table:table-cell>
          <table:table-cell table:number-columns-repeated="1017"/>
        </table:table-row>
        <table:table-row table:style-name="ro1">
          <table:table-cell table:formula="of:=[.A503]+1" office:value-type="float" office:value="500" calcext:value-type="float">
            <text:p>500</text:p>
          </table:table-cell>
          <table:table-cell table:formula="of:=[.B503]+[.C503]" office:value-type="float" office:value="0.489715964740454" calcext:value-type="float">
            <text:p>0.4897159647</text:p>
          </table:table-cell>
          <table:table-cell table:formula="of:=[.C503]" office:value-type="float" office:value="0.000979431929480901" calcext:value-type="float">
            <text:p>0.0009794319</text:p>
          </table:table-cell>
          <table:table-cell table:formula="of:=4+3*COS(2*PI()*[.B504])+7*COS(4*PI()*[.B504])" office:value-type="float" office:value="7.94788798051031" calcext:value-type="float">
            <text:p>7.9478879805</text:p>
          </table:table-cell>
          <table:table-cell table:formula="of:=[.E503]" office:value-type="float" office:value="0" calcext:value-type="float">
            <text:p>0</text:p>
          </table:table-cell>
          <table:table-cell table:formula="of:=[.D504]*COS(2*PI()*[.E504]*[.B504])" office:value-type="float" office:value="7.94788798051031" calcext:value-type="float">
            <text:p>7.9478879805</text:p>
          </table:table-cell>
          <table:table-cell table:number-columns-repeated="1017"/>
        </table:table-row>
        <table:table-row table:style-name="ro1">
          <table:table-cell table:formula="of:=[.A504]+1" office:value-type="float" office:value="501" calcext:value-type="float">
            <text:p>501</text:p>
          </table:table-cell>
          <table:table-cell table:formula="of:=[.B504]+[.C504]" office:value-type="float" office:value="0.490695396669935" calcext:value-type="float">
            <text:p>0.4906953967</text:p>
          </table:table-cell>
          <table:table-cell table:formula="of:=[.C504]" office:value-type="float" office:value="0.000979431929480901" calcext:value-type="float">
            <text:p>0.0009794319</text:p>
          </table:table-cell>
          <table:table-cell table:formula="of:=4+3*COS(2*PI()*[.B505])+7*COS(4*PI()*[.B505])" office:value-type="float" office:value="7.95732966288923" calcext:value-type="float">
            <text:p>7.9573296629</text:p>
          </table:table-cell>
          <table:table-cell table:formula="of:=[.E504]" office:value-type="float" office:value="0" calcext:value-type="float">
            <text:p>0</text:p>
          </table:table-cell>
          <table:table-cell table:formula="of:=[.D505]*COS(2*PI()*[.E505]*[.B505])" office:value-type="float" office:value="7.95732966288923" calcext:value-type="float">
            <text:p>7.9573296629</text:p>
          </table:table-cell>
          <table:table-cell table:number-columns-repeated="1017"/>
        </table:table-row>
        <table:table-row table:style-name="ro1">
          <table:table-cell table:formula="of:=[.A505]+1" office:value-type="float" office:value="502" calcext:value-type="float">
            <text:p>502</text:p>
          </table:table-cell>
          <table:table-cell table:formula="of:=[.B505]+[.C505]" office:value-type="float" office:value="0.491674828599416" calcext:value-type="float">
            <text:p>0.4916748286</text:p>
          </table:table-cell>
          <table:table-cell table:formula="of:=[.C505]" office:value-type="float" office:value="0.000979431929480901" calcext:value-type="float">
            <text:p>0.0009794319</text:p>
          </table:table-cell>
          <table:table-cell table:formula="of:=4+3*COS(2*PI()*[.B506])+7*COS(4*PI()*[.B506])" office:value-type="float" office:value="7.96583162618242" calcext:value-type="float">
            <text:p>7.9658316262</text:p>
          </table:table-cell>
          <table:table-cell table:formula="of:=[.E505]" office:value-type="float" office:value="0" calcext:value-type="float">
            <text:p>0</text:p>
          </table:table-cell>
          <table:table-cell table:formula="of:=[.D506]*COS(2*PI()*[.E506]*[.B506])" office:value-type="float" office:value="7.96583162618242" calcext:value-type="float">
            <text:p>7.9658316262</text:p>
          </table:table-cell>
          <table:table-cell table:number-columns-repeated="1017"/>
        </table:table-row>
        <table:table-row table:style-name="ro1">
          <table:table-cell table:formula="of:=[.A506]+1" office:value-type="float" office:value="503" calcext:value-type="float">
            <text:p>503</text:p>
          </table:table-cell>
          <table:table-cell table:formula="of:=[.B506]+[.C506]" office:value-type="float" office:value="0.492654260528897" calcext:value-type="float">
            <text:p>0.4926542605</text:p>
          </table:table-cell>
          <table:table-cell table:formula="of:=[.C506]" office:value-type="float" office:value="0.000979431929480901" calcext:value-type="float">
            <text:p>0.0009794319</text:p>
          </table:table-cell>
          <table:table-cell table:formula="of:=4+3*COS(2*PI()*[.B507])+7*COS(4*PI()*[.B507])" office:value-type="float" office:value="7.97339246637976" calcext:value-type="float">
            <text:p>7.9733924664</text:p>
          </table:table-cell>
          <table:table-cell table:formula="of:=[.E506]" office:value-type="float" office:value="0" calcext:value-type="float">
            <text:p>0</text:p>
          </table:table-cell>
          <table:table-cell table:formula="of:=[.D507]*COS(2*PI()*[.E507]*[.B507])" office:value-type="float" office:value="7.97339246637976" calcext:value-type="float">
            <text:p>7.9733924664</text:p>
          </table:table-cell>
          <table:table-cell table:number-columns-repeated="1017"/>
        </table:table-row>
        <table:table-row table:style-name="ro1">
          <table:table-cell table:formula="of:=[.A507]+1" office:value-type="float" office:value="504" calcext:value-type="float">
            <text:p>504</text:p>
          </table:table-cell>
          <table:table-cell table:formula="of:=[.B507]+[.C507]" office:value-type="float" office:value="0.493633692458378" calcext:value-type="float">
            <text:p>0.4936336925</text:p>
          </table:table-cell>
          <table:table-cell table:formula="of:=[.C507]" office:value-type="float" office:value="0.000979431929480901" calcext:value-type="float">
            <text:p>0.0009794319</text:p>
          </table:table-cell>
          <table:table-cell table:formula="of:=4+3*COS(2*PI()*[.B508])+7*COS(4*PI()*[.B508])" office:value-type="float" office:value="7.98001093492495" calcext:value-type="float">
            <text:p>7.9800109349</text:p>
          </table:table-cell>
          <table:table-cell table:formula="of:=[.E507]" office:value-type="float" office:value="0" calcext:value-type="float">
            <text:p>0</text:p>
          </table:table-cell>
          <table:table-cell table:formula="of:=[.D508]*COS(2*PI()*[.E508]*[.B508])" office:value-type="float" office:value="7.98001093492495" calcext:value-type="float">
            <text:p>7.9800109349</text:p>
          </table:table-cell>
          <table:table-cell table:number-columns-repeated="1017"/>
        </table:table-row>
        <table:table-row table:style-name="ro1">
          <table:table-cell table:formula="of:=[.A508]+1" office:value-type="float" office:value="505" calcext:value-type="float">
            <text:p>505</text:p>
          </table:table-cell>
          <table:table-cell table:formula="of:=[.B508]+[.C508]" office:value-type="float" office:value="0.494613124387859" calcext:value-type="float">
            <text:p>0.4946131244</text:p>
          </table:table-cell>
          <table:table-cell table:formula="of:=[.C508]" office:value-type="float" office:value="0.000979431929480901" calcext:value-type="float">
            <text:p>0.0009794319</text:p>
          </table:table-cell>
          <table:table-cell table:formula="of:=4+3*COS(2*PI()*[.B509])+7*COS(4*PI()*[.B509])" office:value-type="float" office:value="7.98568593890866" calcext:value-type="float">
            <text:p>7.9856859389</text:p>
          </table:table-cell>
          <table:table-cell table:formula="of:=[.E508]" office:value-type="float" office:value="0" calcext:value-type="float">
            <text:p>0</text:p>
          </table:table-cell>
          <table:table-cell table:formula="of:=[.D509]*COS(2*PI()*[.E509]*[.B509])" office:value-type="float" office:value="7.98568593890866" calcext:value-type="float">
            <text:p>7.9856859389</text:p>
          </table:table-cell>
          <table:table-cell table:number-columns-repeated="1017"/>
        </table:table-row>
        <table:table-row table:style-name="ro1">
          <table:table-cell table:formula="of:=[.A509]+1" office:value-type="float" office:value="506" calcext:value-type="float">
            <text:p>506</text:p>
          </table:table-cell>
          <table:table-cell table:formula="of:=[.B509]+[.C509]" office:value-type="float" office:value="0.49559255631734" calcext:value-type="float">
            <text:p>0.4955925563</text:p>
          </table:table-cell>
          <table:table-cell table:formula="of:=[.C509]" office:value-type="float" office:value="0.000979431929480901" calcext:value-type="float">
            <text:p>0.0009794319</text:p>
          </table:table-cell>
          <table:table-cell table:formula="of:=4+3*COS(2*PI()*[.B510])+7*COS(4*PI()*[.B510])" office:value-type="float" office:value="7.99041654123743" calcext:value-type="float">
            <text:p>7.9904165412</text:p>
          </table:table-cell>
          <table:table-cell table:formula="of:=[.E509]" office:value-type="float" office:value="0" calcext:value-type="float">
            <text:p>0</text:p>
          </table:table-cell>
          <table:table-cell table:formula="of:=[.D510]*COS(2*PI()*[.E510]*[.B510])" office:value-type="float" office:value="7.99041654123743" calcext:value-type="float">
            <text:p>7.9904165412</text:p>
          </table:table-cell>
          <table:table-cell table:number-columns-repeated="1017"/>
        </table:table-row>
        <table:table-row table:style-name="ro1">
          <table:table-cell table:formula="of:=[.A510]+1" office:value-type="float" office:value="507" calcext:value-type="float">
            <text:p>507</text:p>
          </table:table-cell>
          <table:table-cell table:formula="of:=[.B510]+[.C510]" office:value-type="float" office:value="0.496571988246821" calcext:value-type="float">
            <text:p>0.4965719882</text:p>
          </table:table-cell>
          <table:table-cell table:formula="of:=[.C510]" office:value-type="float" office:value="0.000979431929480901" calcext:value-type="float">
            <text:p>0.0009794319</text:p>
          </table:table-cell>
          <table:table-cell table:formula="of:=4+3*COS(2*PI()*[.B511])+7*COS(4*PI()*[.B511])" office:value-type="float" office:value="7.9942019607786" calcext:value-type="float">
            <text:p>7.9942019608</text:p>
          </table:table-cell>
          <table:table-cell table:formula="of:=[.E510]" office:value-type="float" office:value="0" calcext:value-type="float">
            <text:p>0</text:p>
          </table:table-cell>
          <table:table-cell table:formula="of:=[.D511]*COS(2*PI()*[.E511]*[.B511])" office:value-type="float" office:value="7.9942019607786" calcext:value-type="float">
            <text:p>7.9942019608</text:p>
          </table:table-cell>
          <table:table-cell table:number-columns-repeated="1017"/>
        </table:table-row>
        <table:table-row table:style-name="ro1">
          <table:table-cell table:formula="of:=[.A511]+1" office:value-type="float" office:value="508" calcext:value-type="float">
            <text:p>508</text:p>
          </table:table-cell>
          <table:table-cell table:formula="of:=[.B511]+[.C511]" office:value-type="float" office:value="0.497551420176302" calcext:value-type="float">
            <text:p>0.4975514202</text:p>
          </table:table-cell>
          <table:table-cell table:formula="of:=[.C511]" office:value-type="float" office:value="0.000979431929480901" calcext:value-type="float">
            <text:p>0.0009794319</text:p>
          </table:table-cell>
          <table:table-cell table:formula="of:=4+3*COS(2*PI()*[.B512])+7*COS(4*PI()*[.B512])" office:value-type="float" office:value="7.99704157248106" calcext:value-type="float">
            <text:p>7.9970415725</text:p>
          </table:table-cell>
          <table:table-cell table:formula="of:=[.E511]" office:value-type="float" office:value="0" calcext:value-type="float">
            <text:p>0</text:p>
          </table:table-cell>
          <table:table-cell table:formula="of:=[.D512]*COS(2*PI()*[.E512]*[.B512])" office:value-type="float" office:value="7.99704157248106" calcext:value-type="float">
            <text:p>7.9970415725</text:p>
          </table:table-cell>
          <table:table-cell table:number-columns-repeated="1017"/>
        </table:table-row>
        <table:table-row table:style-name="ro1">
          <table:table-cell table:formula="of:=[.A512]+1" office:value-type="float" office:value="509" calcext:value-type="float">
            <text:p>509</text:p>
          </table:table-cell>
          <table:table-cell table:formula="of:=[.B512]+[.C512]" office:value-type="float" office:value="0.498530852105782" calcext:value-type="float">
            <text:p>0.4985308521</text:p>
          </table:table-cell>
          <table:table-cell table:formula="of:=[.C512]" office:value-type="float" office:value="0.000979431929480901" calcext:value-type="float">
            <text:p>0.0009794319</text:p>
          </table:table-cell>
          <table:table-cell table:formula="of:=4+3*COS(2*PI()*[.B513])+7*COS(4*PI()*[.B513])" office:value-type="float" office:value="7.99893490747191" calcext:value-type="float">
            <text:p>7.9989349075</text:p>
          </table:table-cell>
          <table:table-cell table:formula="of:=[.E512]" office:value-type="float" office:value="0" calcext:value-type="float">
            <text:p>0</text:p>
          </table:table-cell>
          <table:table-cell table:formula="of:=[.D513]*COS(2*PI()*[.E513]*[.B513])" office:value-type="float" office:value="7.99893490747191" calcext:value-type="float">
            <text:p>7.9989349075</text:p>
          </table:table-cell>
          <table:table-cell table:number-columns-repeated="1017"/>
        </table:table-row>
        <table:table-row table:style-name="ro1">
          <table:table-cell table:formula="of:=[.A513]+1" office:value-type="float" office:value="510" calcext:value-type="float">
            <text:p>510</text:p>
          </table:table-cell>
          <table:table-cell table:formula="of:=[.B513]+[.C513]" office:value-type="float" office:value="0.499510284035263" calcext:value-type="float">
            <text:p>0.499510284</text:p>
          </table:table-cell>
          <table:table-cell table:formula="of:=[.C513]" office:value-type="float" office:value="0.000979431929480901" calcext:value-type="float">
            <text:p>0.0009794319</text:p>
          </table:table-cell>
          <table:table-cell table:formula="of:=4+3*COS(2*PI()*[.B514])+7*COS(4*PI()*[.B514])" office:value-type="float" office:value="7.99988165312893" calcext:value-type="float">
            <text:p>7.9998816531</text:p>
          </table:table-cell>
          <table:table-cell table:formula="of:=[.E513]" office:value-type="float" office:value="0" calcext:value-type="float">
            <text:p>0</text:p>
          </table:table-cell>
          <table:table-cell table:formula="of:=[.D514]*COS(2*PI()*[.E514]*[.B514])" office:value-type="float" office:value="7.99988165312893" calcext:value-type="float">
            <text:p>7.9998816531</text:p>
          </table:table-cell>
          <table:table-cell table:number-columns-repeated="1017"/>
        </table:table-row>
        <table:table-row table:style-name="ro1">
          <table:table-cell table:formula="of:=[.A514]+1" office:value-type="float" office:value="511" calcext:value-type="float">
            <text:p>511</text:p>
          </table:table-cell>
          <table:table-cell table:formula="of:=[.B514]+[.C514]" office:value-type="float" office:value="0.500489715964744" calcext:value-type="float">
            <text:p>0.500489716</text:p>
          </table:table-cell>
          <table:table-cell table:formula="of:=[.C514]" office:value-type="float" office:value="0.000979431929480901" calcext:value-type="float">
            <text:p>0.0009794319</text:p>
          </table:table-cell>
          <table:table-cell table:formula="of:=4+3*COS(2*PI()*[.B515])+7*COS(4*PI()*[.B515])" office:value-type="float" office:value="7.99988165312893" calcext:value-type="float">
            <text:p>7.9998816531</text:p>
          </table:table-cell>
          <table:table-cell table:formula="of:=[.E514]" office:value-type="float" office:value="0" calcext:value-type="float">
            <text:p>0</text:p>
          </table:table-cell>
          <table:table-cell table:formula="of:=[.D515]*COS(2*PI()*[.E515]*[.B515])" office:value-type="float" office:value="7.99988165312893" calcext:value-type="float">
            <text:p>7.9998816531</text:p>
          </table:table-cell>
          <table:table-cell table:number-columns-repeated="1017"/>
        </table:table-row>
        <table:table-row table:style-name="ro1">
          <table:table-cell table:formula="of:=[.A515]+1" office:value-type="float" office:value="512" calcext:value-type="float">
            <text:p>512</text:p>
          </table:table-cell>
          <table:table-cell table:formula="of:=[.B515]+[.C515]" office:value-type="float" office:value="0.501469147894225" calcext:value-type="float">
            <text:p>0.5014691479</text:p>
          </table:table-cell>
          <table:table-cell table:formula="of:=[.C515]" office:value-type="float" office:value="0.000979431929480901" calcext:value-type="float">
            <text:p>0.0009794319</text:p>
          </table:table-cell>
          <table:table-cell table:formula="of:=4+3*COS(2*PI()*[.B516])+7*COS(4*PI()*[.B516])" office:value-type="float" office:value="7.9989349074719" calcext:value-type="float">
            <text:p>7.9989349075</text:p>
          </table:table-cell>
          <table:table-cell table:formula="of:=[.E515]" office:value-type="float" office:value="0" calcext:value-type="float">
            <text:p>0</text:p>
          </table:table-cell>
          <table:table-cell table:formula="of:=[.D516]*COS(2*PI()*[.E516]*[.B516])" office:value-type="float" office:value="7.9989349074719" calcext:value-type="float">
            <text:p>7.9989349075</text:p>
          </table:table-cell>
          <table:table-cell table:number-columns-repeated="1017"/>
        </table:table-row>
        <table:table-row table:style-name="ro1">
          <table:table-cell table:formula="of:=[.A516]+1" office:value-type="float" office:value="513" calcext:value-type="float">
            <text:p>513</text:p>
          </table:table-cell>
          <table:table-cell table:formula="of:=[.B516]+[.C516]" office:value-type="float" office:value="0.502448579823706" calcext:value-type="float">
            <text:p>0.5024485798</text:p>
          </table:table-cell>
          <table:table-cell table:formula="of:=[.C516]" office:value-type="float" office:value="0.000979431929480901" calcext:value-type="float">
            <text:p>0.0009794319</text:p>
          </table:table-cell>
          <table:table-cell table:formula="of:=4+3*COS(2*PI()*[.B517])+7*COS(4*PI()*[.B517])" office:value-type="float" office:value="7.99704157248104" calcext:value-type="float">
            <text:p>7.9970415725</text:p>
          </table:table-cell>
          <table:table-cell table:formula="of:=[.E516]" office:value-type="float" office:value="0" calcext:value-type="float">
            <text:p>0</text:p>
          </table:table-cell>
          <table:table-cell table:formula="of:=[.D517]*COS(2*PI()*[.E517]*[.B517])" office:value-type="float" office:value="7.99704157248104" calcext:value-type="float">
            <text:p>7.9970415725</text:p>
          </table:table-cell>
          <table:table-cell table:number-columns-repeated="1017"/>
        </table:table-row>
        <table:table-row table:style-name="ro1">
          <table:table-cell table:formula="of:=[.A517]+1" office:value-type="float" office:value="514" calcext:value-type="float">
            <text:p>514</text:p>
          </table:table-cell>
          <table:table-cell table:formula="of:=[.B517]+[.C517]" office:value-type="float" office:value="0.503428011753187" calcext:value-type="float">
            <text:p>0.5034280118</text:p>
          </table:table-cell>
          <table:table-cell table:formula="of:=[.C517]" office:value-type="float" office:value="0.000979431929480901" calcext:value-type="float">
            <text:p>0.0009794319</text:p>
          </table:table-cell>
          <table:table-cell table:formula="of:=4+3*COS(2*PI()*[.B518])+7*COS(4*PI()*[.B518])" office:value-type="float" office:value="7.99420196077857" calcext:value-type="float">
            <text:p>7.9942019608</text:p>
          </table:table-cell>
          <table:table-cell table:formula="of:=[.E517]" office:value-type="float" office:value="0" calcext:value-type="float">
            <text:p>0</text:p>
          </table:table-cell>
          <table:table-cell table:formula="of:=[.D518]*COS(2*PI()*[.E518]*[.B518])" office:value-type="float" office:value="7.99420196077857" calcext:value-type="float">
            <text:p>7.9942019608</text:p>
          </table:table-cell>
          <table:table-cell table:number-columns-repeated="1017"/>
        </table:table-row>
        <table:table-row table:style-name="ro1">
          <table:table-cell table:formula="of:=[.A518]+1" office:value-type="float" office:value="515" calcext:value-type="float">
            <text:p>515</text:p>
          </table:table-cell>
          <table:table-cell table:formula="of:=[.B518]+[.C518]" office:value-type="float" office:value="0.504407443682668" calcext:value-type="float">
            <text:p>0.5044074437</text:p>
          </table:table-cell>
          <table:table-cell table:formula="of:=[.C518]" office:value-type="float" office:value="0.000979431929480901" calcext:value-type="float">
            <text:p>0.0009794319</text:p>
          </table:table-cell>
          <table:table-cell table:formula="of:=4+3*COS(2*PI()*[.B519])+7*COS(4*PI()*[.B519])" office:value-type="float" office:value="7.99041654123739" calcext:value-type="float">
            <text:p>7.9904165412</text:p>
          </table:table-cell>
          <table:table-cell table:formula="of:=[.E518]" office:value-type="float" office:value="0" calcext:value-type="float">
            <text:p>0</text:p>
          </table:table-cell>
          <table:table-cell table:formula="of:=[.D519]*COS(2*PI()*[.E519]*[.B519])" office:value-type="float" office:value="7.99041654123739" calcext:value-type="float">
            <text:p>7.9904165412</text:p>
          </table:table-cell>
          <table:table-cell table:number-columns-repeated="1017"/>
        </table:table-row>
        <table:table-row table:style-name="ro1">
          <table:table-cell table:formula="of:=[.A519]+1" office:value-type="float" office:value="516" calcext:value-type="float">
            <text:p>516</text:p>
          </table:table-cell>
          <table:table-cell table:formula="of:=[.B519]+[.C519]" office:value-type="float" office:value="0.505386875612149" calcext:value-type="float">
            <text:p>0.5053868756</text:p>
          </table:table-cell>
          <table:table-cell table:formula="of:=[.C519]" office:value-type="float" office:value="0.000979431929480901" calcext:value-type="float">
            <text:p>0.0009794319</text:p>
          </table:table-cell>
          <table:table-cell table:formula="of:=4+3*COS(2*PI()*[.B520])+7*COS(4*PI()*[.B520])" office:value-type="float" office:value="7.98568593890862" calcext:value-type="float">
            <text:p>7.9856859389</text:p>
          </table:table-cell>
          <table:table-cell table:formula="of:=[.E519]" office:value-type="float" office:value="0" calcext:value-type="float">
            <text:p>0</text:p>
          </table:table-cell>
          <table:table-cell table:formula="of:=[.D520]*COS(2*PI()*[.E520]*[.B520])" office:value-type="float" office:value="7.98568593890862" calcext:value-type="float">
            <text:p>7.9856859389</text:p>
          </table:table-cell>
          <table:table-cell table:number-columns-repeated="1017"/>
        </table:table-row>
        <table:table-row table:style-name="ro1">
          <table:table-cell table:formula="of:=[.A520]+1" office:value-type="float" office:value="517" calcext:value-type="float">
            <text:p>517</text:p>
          </table:table-cell>
          <table:table-cell table:formula="of:=[.B520]+[.C520]" office:value-type="float" office:value="0.50636630754163" calcext:value-type="float">
            <text:p>0.5063663075</text:p>
          </table:table-cell>
          <table:table-cell table:formula="of:=[.C520]" office:value-type="float" office:value="0.000979431929480901" calcext:value-type="float">
            <text:p>0.0009794319</text:p>
          </table:table-cell>
          <table:table-cell table:formula="of:=4+3*COS(2*PI()*[.B521])+7*COS(4*PI()*[.B521])" office:value-type="float" office:value="7.9800109349249" calcext:value-type="float">
            <text:p>7.9800109349</text:p>
          </table:table-cell>
          <table:table-cell table:formula="of:=[.E520]" office:value-type="float" office:value="0" calcext:value-type="float">
            <text:p>0</text:p>
          </table:table-cell>
          <table:table-cell table:formula="of:=[.D521]*COS(2*PI()*[.E521]*[.B521])" office:value-type="float" office:value="7.9800109349249" calcext:value-type="float">
            <text:p>7.9800109349</text:p>
          </table:table-cell>
          <table:table-cell table:number-columns-repeated="1017"/>
        </table:table-row>
        <table:table-row table:style-name="ro1">
          <table:table-cell table:formula="of:=[.A521]+1" office:value-type="float" office:value="518" calcext:value-type="float">
            <text:p>518</text:p>
          </table:table-cell>
          <table:table-cell table:formula="of:=[.B521]+[.C521]" office:value-type="float" office:value="0.507345739471111" calcext:value-type="float">
            <text:p>0.5073457395</text:p>
          </table:table-cell>
          <table:table-cell table:formula="of:=[.C521]" office:value-type="float" office:value="0.000979431929480901" calcext:value-type="float">
            <text:p>0.0009794319</text:p>
          </table:table-cell>
          <table:table-cell table:formula="of:=4+3*COS(2*PI()*[.B522])+7*COS(4*PI()*[.B522])" office:value-type="float" office:value="7.9733924663797" calcext:value-type="float">
            <text:p>7.9733924664</text:p>
          </table:table-cell>
          <table:table-cell table:formula="of:=[.E521]" office:value-type="float" office:value="0" calcext:value-type="float">
            <text:p>0</text:p>
          </table:table-cell>
          <table:table-cell table:formula="of:=[.D522]*COS(2*PI()*[.E522]*[.B522])" office:value-type="float" office:value="7.9733924663797" calcext:value-type="float">
            <text:p>7.9733924664</text:p>
          </table:table-cell>
          <table:table-cell table:number-columns-repeated="1017"/>
        </table:table-row>
        <table:table-row table:style-name="ro1">
          <table:table-cell table:formula="of:=[.A522]+1" office:value-type="float" office:value="519" calcext:value-type="float">
            <text:p>519</text:p>
          </table:table-cell>
          <table:table-cell table:formula="of:=[.B522]+[.C522]" office:value-type="float" office:value="0.508325171400591" calcext:value-type="float">
            <text:p>0.5083251714</text:p>
          </table:table-cell>
          <table:table-cell table:formula="of:=[.C522]" office:value-type="float" office:value="0.000979431929480901" calcext:value-type="float">
            <text:p>0.0009794319</text:p>
          </table:table-cell>
          <table:table-cell table:formula="of:=4+3*COS(2*PI()*[.B523])+7*COS(4*PI()*[.B523])" office:value-type="float" office:value="7.96583162618236" calcext:value-type="float">
            <text:p>7.9658316262</text:p>
          </table:table-cell>
          <table:table-cell table:formula="of:=[.E522]" office:value-type="float" office:value="0" calcext:value-type="float">
            <text:p>0</text:p>
          </table:table-cell>
          <table:table-cell table:formula="of:=[.D523]*COS(2*PI()*[.E523]*[.B523])" office:value-type="float" office:value="7.96583162618236" calcext:value-type="float">
            <text:p>7.9658316262</text:p>
          </table:table-cell>
          <table:table-cell table:number-columns-repeated="1017"/>
        </table:table-row>
        <table:table-row table:style-name="ro1">
          <table:table-cell table:formula="of:=[.A523]+1" office:value-type="float" office:value="520" calcext:value-type="float">
            <text:p>520</text:p>
          </table:table-cell>
          <table:table-cell table:formula="of:=[.B523]+[.C523]" office:value-type="float" office:value="0.509304603330072" calcext:value-type="float">
            <text:p>0.5093046033</text:p>
          </table:table-cell>
          <table:table-cell table:formula="of:=[.C523]" office:value-type="float" office:value="0.000979431929480901" calcext:value-type="float">
            <text:p>0.0009794319</text:p>
          </table:table-cell>
          <table:table-cell table:formula="of:=4+3*COS(2*PI()*[.B524])+7*COS(4*PI()*[.B524])" office:value-type="float" office:value="7.95732966288916" calcext:value-type="float">
            <text:p>7.9573296629</text:p>
          </table:table-cell>
          <table:table-cell table:formula="of:=[.E523]" office:value-type="float" office:value="0" calcext:value-type="float">
            <text:p>0</text:p>
          </table:table-cell>
          <table:table-cell table:formula="of:=[.D524]*COS(2*PI()*[.E524]*[.B524])" office:value-type="float" office:value="7.95732966288916" calcext:value-type="float">
            <text:p>7.9573296629</text:p>
          </table:table-cell>
          <table:table-cell table:number-columns-repeated="1017"/>
        </table:table-row>
        <table:table-row table:style-name="ro1">
          <table:table-cell table:formula="of:=[.A524]+1" office:value-type="float" office:value="521" calcext:value-type="float">
            <text:p>521</text:p>
          </table:table-cell>
          <table:table-cell table:formula="of:=[.B524]+[.C524]" office:value-type="float" office:value="0.510284035259553" calcext:value-type="float">
            <text:p>0.5102840353</text:p>
          </table:table-cell>
          <table:table-cell table:formula="of:=[.C524]" office:value-type="float" office:value="0.000979431929480901" calcext:value-type="float">
            <text:p>0.0009794319</text:p>
          </table:table-cell>
          <table:table-cell table:formula="of:=4+3*COS(2*PI()*[.B525])+7*COS(4*PI()*[.B525])" office:value-type="float" office:value="7.94788798051024" calcext:value-type="float">
            <text:p>7.9478879805</text:p>
          </table:table-cell>
          <table:table-cell table:formula="of:=[.E524]" office:value-type="float" office:value="0" calcext:value-type="float">
            <text:p>0</text:p>
          </table:table-cell>
          <table:table-cell table:formula="of:=[.D525]*COS(2*PI()*[.E525]*[.B525])" office:value-type="float" office:value="7.94788798051024" calcext:value-type="float">
            <text:p>7.9478879805</text:p>
          </table:table-cell>
          <table:table-cell table:number-columns-repeated="1017"/>
        </table:table-row>
        <table:table-row table:style-name="ro1">
          <table:table-cell table:formula="of:=[.A525]+1" office:value-type="float" office:value="522" calcext:value-type="float">
            <text:p>522</text:p>
          </table:table-cell>
          <table:table-cell table:formula="of:=[.B525]+[.C525]" office:value-type="float" office:value="0.511263467189034" calcext:value-type="float">
            <text:p>0.5112634672</text:p>
          </table:table-cell>
          <table:table-cell table:formula="of:=[.C525]" office:value-type="float" office:value="0.000979431929480901" calcext:value-type="float">
            <text:p>0.0009794319</text:p>
          </table:table-cell>
          <table:table-cell table:formula="of:=4+3*COS(2*PI()*[.B526])+7*COS(4*PI()*[.B526])" office:value-type="float" office:value="7.93750813829256" calcext:value-type="float">
            <text:p>7.9375081383</text:p>
          </table:table-cell>
          <table:table-cell table:formula="of:=[.E525]" office:value-type="float" office:value="0" calcext:value-type="float">
            <text:p>0</text:p>
          </table:table-cell>
          <table:table-cell table:formula="of:=[.D526]*COS(2*PI()*[.E526]*[.B526])" office:value-type="float" office:value="7.93750813829256" calcext:value-type="float">
            <text:p>7.9375081383</text:p>
          </table:table-cell>
          <table:table-cell table:number-columns-repeated="1017"/>
        </table:table-row>
        <table:table-row table:style-name="ro1">
          <table:table-cell table:formula="of:=[.A526]+1" office:value-type="float" office:value="523" calcext:value-type="float">
            <text:p>523</text:p>
          </table:table-cell>
          <table:table-cell table:formula="of:=[.B526]+[.C526]" office:value-type="float" office:value="0.512242899118515" calcext:value-type="float">
            <text:p>0.5122428991</text:p>
          </table:table-cell>
          <table:table-cell table:formula="of:=[.C526]" office:value-type="float" office:value="0.000979431929480901" calcext:value-type="float">
            <text:p>0.0009794319</text:p>
          </table:table-cell>
          <table:table-cell table:formula="of:=4+3*COS(2*PI()*[.B527])+7*COS(4*PI()*[.B527])" office:value-type="float" office:value="7.92619185047878" calcext:value-type="float">
            <text:p>7.9261918505</text:p>
          </table:table-cell>
          <table:table-cell table:formula="of:=[.E526]" office:value-type="float" office:value="0" calcext:value-type="float">
            <text:p>0</text:p>
          </table:table-cell>
          <table:table-cell table:formula="of:=[.D527]*COS(2*PI()*[.E527]*[.B527])" office:value-type="float" office:value="7.92619185047878" calcext:value-type="float">
            <text:p>7.9261918505</text:p>
          </table:table-cell>
          <table:table-cell table:number-columns-repeated="1017"/>
        </table:table-row>
        <table:table-row table:style-name="ro1">
          <table:table-cell table:formula="of:=[.A527]+1" office:value-type="float" office:value="524" calcext:value-type="float">
            <text:p>524</text:p>
          </table:table-cell>
          <table:table-cell table:formula="of:=[.B527]+[.C527]" office:value-type="float" office:value="0.513222331047996" calcext:value-type="float">
            <text:p>0.513222331</text:p>
          </table:table-cell>
          <table:table-cell table:formula="of:=[.C527]" office:value-type="float" office:value="0.000979431929480901" calcext:value-type="float">
            <text:p>0.0009794319</text:p>
          </table:table-cell>
          <table:table-cell table:formula="of:=4+3*COS(2*PI()*[.B528])+7*COS(4*PI()*[.B528])" office:value-type="float" office:value="7.91394098604223" calcext:value-type="float">
            <text:p>7.913940986</text:p>
          </table:table-cell>
          <table:table-cell table:formula="of:=[.E527]" office:value-type="float" office:value="0" calcext:value-type="float">
            <text:p>0</text:p>
          </table:table-cell>
          <table:table-cell table:formula="of:=[.D528]*COS(2*PI()*[.E528]*[.B528])" office:value-type="float" office:value="7.91394098604223" calcext:value-type="float">
            <text:p>7.913940986</text:p>
          </table:table-cell>
          <table:table-cell table:number-columns-repeated="1017"/>
        </table:table-row>
        <table:table-row table:style-name="ro1">
          <table:table-cell table:formula="of:=[.A528]+1" office:value-type="float" office:value="525" calcext:value-type="float">
            <text:p>525</text:p>
          </table:table-cell>
          <table:table-cell table:formula="of:=[.B528]+[.C528]" office:value-type="float" office:value="0.514201762977477" calcext:value-type="float">
            <text:p>0.514201763</text:p>
          </table:table-cell>
          <table:table-cell table:formula="of:=[.C528]" office:value-type="float" office:value="0.000979431929480901" calcext:value-type="float">
            <text:p>0.0009794319</text:p>
          </table:table-cell>
          <table:table-cell table:formula="of:=4+3*COS(2*PI()*[.B529])+7*COS(4*PI()*[.B529])" office:value-type="float" office:value="7.90075756839794" calcext:value-type="float">
            <text:p>7.9007575684</text:p>
          </table:table-cell>
          <table:table-cell table:formula="of:=[.E528]" office:value-type="float" office:value="0" calcext:value-type="float">
            <text:p>0</text:p>
          </table:table-cell>
          <table:table-cell table:formula="of:=[.D529]*COS(2*PI()*[.E529]*[.B529])" office:value-type="float" office:value="7.90075756839794" calcext:value-type="float">
            <text:p>7.9007575684</text:p>
          </table:table-cell>
          <table:table-cell table:number-columns-repeated="1017"/>
        </table:table-row>
        <table:table-row table:style-name="ro1">
          <table:table-cell table:formula="of:=[.A529]+1" office:value-type="float" office:value="526" calcext:value-type="float">
            <text:p>526</text:p>
          </table:table-cell>
          <table:table-cell table:formula="of:=[.B529]+[.C529]" office:value-type="float" office:value="0.515181194906958" calcext:value-type="float">
            <text:p>0.5151811949</text:p>
          </table:table-cell>
          <table:table-cell table:formula="of:=[.C529]" office:value-type="float" office:value="0.000979431929480901" calcext:value-type="float">
            <text:p>0.0009794319</text:p>
          </table:table-cell>
          <table:table-cell table:formula="of:=4+3*COS(2*PI()*[.B530])+7*COS(4*PI()*[.B530])" office:value-type="float" office:value="7.88664377508973" calcext:value-type="float">
            <text:p>7.8866437751</text:p>
          </table:table-cell>
          <table:table-cell table:formula="of:=[.E529]" office:value-type="float" office:value="0" calcext:value-type="float">
            <text:p>0</text:p>
          </table:table-cell>
          <table:table-cell table:formula="of:=[.D530]*COS(2*PI()*[.E530]*[.B530])" office:value-type="float" office:value="7.88664377508973" calcext:value-type="float">
            <text:p>7.8866437751</text:p>
          </table:table-cell>
          <table:table-cell table:number-columns-repeated="1017"/>
        </table:table-row>
        <table:table-row table:style-name="ro1">
          <table:table-cell table:formula="of:=[.A530]+1" office:value-type="float" office:value="527" calcext:value-type="float">
            <text:p>527</text:p>
          </table:table-cell>
          <table:table-cell table:formula="of:=[.B530]+[.C530]" office:value-type="float" office:value="0.516160626836439" calcext:value-type="float">
            <text:p>0.5161606268</text:p>
          </table:table-cell>
          <table:table-cell table:formula="of:=[.C530]" office:value-type="float" office:value="0.000979431929480901" calcext:value-type="float">
            <text:p>0.0009794319</text:p>
          </table:table-cell>
          <table:table-cell table:formula="of:=4+3*COS(2*PI()*[.B531])+7*COS(4*PI()*[.B531])" office:value-type="float" office:value="7.8716019374536" calcext:value-type="float">
            <text:p>7.8716019375</text:p>
          </table:table-cell>
          <table:table-cell table:formula="of:=[.E530]" office:value-type="float" office:value="0" calcext:value-type="float">
            <text:p>0</text:p>
          </table:table-cell>
          <table:table-cell table:formula="of:=[.D531]*COS(2*PI()*[.E531]*[.B531])" office:value-type="float" office:value="7.8716019374536" calcext:value-type="float">
            <text:p>7.8716019375</text:p>
          </table:table-cell>
          <table:table-cell table:number-columns-repeated="1017"/>
        </table:table-row>
        <table:table-row table:style-name="ro1">
          <table:table-cell table:formula="of:=[.A531]+1" office:value-type="float" office:value="528" calcext:value-type="float">
            <text:p>528</text:p>
          </table:table-cell>
          <table:table-cell table:formula="of:=[.B531]+[.C531]" office:value-type="float" office:value="0.51714005876592" calcext:value-type="float">
            <text:p>0.5171400588</text:p>
          </table:table-cell>
          <table:table-cell table:formula="of:=[.C531]" office:value-type="float" office:value="0.000979431929480901" calcext:value-type="float">
            <text:p>0.0009794319</text:p>
          </table:table-cell>
          <table:table-cell table:formula="of:=4+3*COS(2*PI()*[.B532])+7*COS(4*PI()*[.B532])" office:value-type="float" office:value="7.85563454025715" calcext:value-type="float">
            <text:p>7.8556345403</text:p>
          </table:table-cell>
          <table:table-cell table:formula="of:=[.E531]" office:value-type="float" office:value="0" calcext:value-type="float">
            <text:p>0</text:p>
          </table:table-cell>
          <table:table-cell table:formula="of:=[.D532]*COS(2*PI()*[.E532]*[.B532])" office:value-type="float" office:value="7.85563454025715" calcext:value-type="float">
            <text:p>7.8556345403</text:p>
          </table:table-cell>
          <table:table-cell table:number-columns-repeated="1017"/>
        </table:table-row>
        <table:table-row table:style-name="ro1">
          <table:table-cell table:formula="of:=[.A532]+1" office:value-type="float" office:value="529" calcext:value-type="float">
            <text:p>529</text:p>
          </table:table-cell>
          <table:table-cell table:formula="of:=[.B532]+[.C532]" office:value-type="float" office:value="0.518119490695401" calcext:value-type="float">
            <text:p>0.5181194907</text:p>
          </table:table-cell>
          <table:table-cell table:formula="of:=[.C532]" office:value-type="float" office:value="0.000979431929480901" calcext:value-type="float">
            <text:p>0.0009794319</text:p>
          </table:table-cell>
          <table:table-cell table:formula="of:=4+3*COS(2*PI()*[.B533])+7*COS(4*PI()*[.B533])" office:value-type="float" office:value="7.83874422131547" calcext:value-type="float">
            <text:p>7.8387442213</text:p>
          </table:table-cell>
          <table:table-cell table:formula="of:=[.E532]" office:value-type="float" office:value="0" calcext:value-type="float">
            <text:p>0</text:p>
          </table:table-cell>
          <table:table-cell table:formula="of:=[.D533]*COS(2*PI()*[.E533]*[.B533])" office:value-type="float" office:value="7.83874422131547" calcext:value-type="float">
            <text:p>7.8387442213</text:p>
          </table:table-cell>
          <table:table-cell table:number-columns-repeated="1017"/>
        </table:table-row>
        <table:table-row table:style-name="ro1">
          <table:table-cell table:formula="of:=[.A533]+1" office:value-type="float" office:value="530" calcext:value-type="float">
            <text:p>530</text:p>
          </table:table-cell>
          <table:table-cell table:formula="of:=[.B533]+[.C533]" office:value-type="float" office:value="0.519098922624882" calcext:value-type="float">
            <text:p>0.5190989226</text:p>
          </table:table-cell>
          <table:table-cell table:formula="of:=[.C533]" office:value-type="float" office:value="0.000979431929480901" calcext:value-type="float">
            <text:p>0.0009794319</text:p>
          </table:table-cell>
          <table:table-cell table:formula="of:=4+3*COS(2*PI()*[.B534])+7*COS(4*PI()*[.B534])" office:value-type="float" office:value="7.82093377108318" calcext:value-type="float">
            <text:p>7.8209337711</text:p>
          </table:table-cell>
          <table:table-cell table:formula="of:=[.E533]" office:value-type="float" office:value="0" calcext:value-type="float">
            <text:p>0</text:p>
          </table:table-cell>
          <table:table-cell table:formula="of:=[.D534]*COS(2*PI()*[.E534]*[.B534])" office:value-type="float" office:value="7.82093377108318" calcext:value-type="float">
            <text:p>7.8209337711</text:p>
          </table:table-cell>
          <table:table-cell table:number-columns-repeated="1017"/>
        </table:table-row>
        <table:table-row table:style-name="ro1">
          <table:table-cell table:formula="of:=[.A534]+1" office:value-type="float" office:value="531" calcext:value-type="float">
            <text:p>531</text:p>
          </table:table-cell>
          <table:table-cell table:formula="of:=[.B534]+[.C534]" office:value-type="float" office:value="0.520078354554362" calcext:value-type="float">
            <text:p>0.5200783546</text:p>
          </table:table-cell>
          <table:table-cell table:formula="of:=[.C534]" office:value-type="float" office:value="0.000979431929480901" calcext:value-type="float">
            <text:p>0.0009794319</text:p>
          </table:table-cell>
          <table:table-cell table:formula="of:=4+3*COS(2*PI()*[.B535])+7*COS(4*PI()*[.B535])" office:value-type="float" office:value="7.80220613222301" calcext:value-type="float">
            <text:p>7.8022061322</text:p>
          </table:table-cell>
          <table:table-cell table:formula="of:=[.E534]" office:value-type="float" office:value="0" calcext:value-type="float">
            <text:p>0</text:p>
          </table:table-cell>
          <table:table-cell table:formula="of:=[.D535]*COS(2*PI()*[.E535]*[.B535])" office:value-type="float" office:value="7.80220613222301" calcext:value-type="float">
            <text:p>7.8022061322</text:p>
          </table:table-cell>
          <table:table-cell table:number-columns-repeated="1017"/>
        </table:table-row>
        <table:table-row table:style-name="ro1">
          <table:table-cell table:formula="of:=[.A535]+1" office:value-type="float" office:value="532" calcext:value-type="float">
            <text:p>532</text:p>
          </table:table-cell>
          <table:table-cell table:formula="of:=[.B535]+[.C535]" office:value-type="float" office:value="0.521057786483843" calcext:value-type="float">
            <text:p>0.5210577865</text:p>
          </table:table-cell>
          <table:table-cell table:formula="of:=[.C535]" office:value-type="float" office:value="0.000979431929480901" calcext:value-type="float">
            <text:p>0.0009794319</text:p>
          </table:table-cell>
          <table:table-cell table:formula="of:=4+3*COS(2*PI()*[.B536])+7*COS(4*PI()*[.B536])" office:value-type="float" office:value="7.78256439915072" calcext:value-type="float">
            <text:p>7.7825643992</text:p>
          </table:table-cell>
          <table:table-cell table:formula="of:=[.E535]" office:value-type="float" office:value="0" calcext:value-type="float">
            <text:p>0</text:p>
          </table:table-cell>
          <table:table-cell table:formula="of:=[.D536]*COS(2*PI()*[.E536]*[.B536])" office:value-type="float" office:value="7.78256439915072" calcext:value-type="float">
            <text:p>7.7825643992</text:p>
          </table:table-cell>
          <table:table-cell table:number-columns-repeated="1017"/>
        </table:table-row>
        <table:table-row table:style-name="ro1">
          <table:table-cell table:formula="of:=[.A536]+1" office:value-type="float" office:value="533" calcext:value-type="float">
            <text:p>533</text:p>
          </table:table-cell>
          <table:table-cell table:formula="of:=[.B536]+[.C536]" office:value-type="float" office:value="0.522037218413324" calcext:value-type="float">
            <text:p>0.5220372184</text:p>
          </table:table-cell>
          <table:table-cell table:formula="of:=[.C536]" office:value-type="float" office:value="0.000979431929480901" calcext:value-type="float">
            <text:p>0.0009794319</text:p>
          </table:table-cell>
          <table:table-cell table:formula="of:=4+3*COS(2*PI()*[.B537])+7*COS(4*PI()*[.B537])" office:value-type="float" office:value="7.76201181755664" calcext:value-type="float">
            <text:p>7.7620118176</text:p>
          </table:table-cell>
          <table:table-cell table:formula="of:=[.E536]" office:value-type="float" office:value="0" calcext:value-type="float">
            <text:p>0</text:p>
          </table:table-cell>
          <table:table-cell table:formula="of:=[.D537]*COS(2*PI()*[.E537]*[.B537])" office:value-type="float" office:value="7.76201181755664" calcext:value-type="float">
            <text:p>7.7620118176</text:p>
          </table:table-cell>
          <table:table-cell table:number-columns-repeated="1017"/>
        </table:table-row>
        <table:table-row table:style-name="ro1">
          <table:table-cell table:formula="of:=[.A537]+1" office:value-type="float" office:value="534" calcext:value-type="float">
            <text:p>534</text:p>
          </table:table-cell>
          <table:table-cell table:formula="of:=[.B537]+[.C537]" office:value-type="float" office:value="0.523016650342805" calcext:value-type="float">
            <text:p>0.5230166503</text:p>
          </table:table-cell>
          <table:table-cell table:formula="of:=[.C537]" office:value-type="float" office:value="0.000979431929480901" calcext:value-type="float">
            <text:p>0.0009794319</text:p>
          </table:table-cell>
          <table:table-cell table:formula="of:=4+3*COS(2*PI()*[.B538])+7*COS(4*PI()*[.B538])" office:value-type="float" office:value="7.74055178390371" calcext:value-type="float">
            <text:p>7.7405517839</text:p>
          </table:table-cell>
          <table:table-cell table:formula="of:=[.E537]" office:value-type="float" office:value="0" calcext:value-type="float">
            <text:p>0</text:p>
          </table:table-cell>
          <table:table-cell table:formula="of:=[.D538]*COS(2*PI()*[.E538]*[.B538])" office:value-type="float" office:value="7.74055178390371" calcext:value-type="float">
            <text:p>7.7405517839</text:p>
          </table:table-cell>
          <table:table-cell table:number-columns-repeated="1017"/>
        </table:table-row>
        <table:table-row table:style-name="ro1">
          <table:table-cell table:formula="of:=[.A538]+1" office:value-type="float" office:value="535" calcext:value-type="float">
            <text:p>535</text:p>
          </table:table-cell>
          <table:table-cell table:formula="of:=[.B538]+[.C538]" office:value-type="float" office:value="0.523996082272286" calcext:value-type="float">
            <text:p>0.5239960823</text:p>
          </table:table-cell>
          <table:table-cell table:formula="of:=[.C538]" office:value-type="float" office:value="0.000979431929480901" calcext:value-type="float">
            <text:p>0.0009794319</text:p>
          </table:table-cell>
          <table:table-cell table:formula="of:=4+3*COS(2*PI()*[.B539])+7*COS(4*PI()*[.B539])" office:value-type="float" office:value="7.71818784490234" calcext:value-type="float">
            <text:p>7.7181878449</text:p>
          </table:table-cell>
          <table:table-cell table:formula="of:=[.E538]" office:value-type="float" office:value="0" calcext:value-type="float">
            <text:p>0</text:p>
          </table:table-cell>
          <table:table-cell table:formula="of:=[.D539]*COS(2*PI()*[.E539]*[.B539])" office:value-type="float" office:value="7.71818784490234" calcext:value-type="float">
            <text:p>7.7181878449</text:p>
          </table:table-cell>
          <table:table-cell table:number-columns-repeated="1017"/>
        </table:table-row>
        <table:table-row table:style-name="ro1">
          <table:table-cell table:formula="of:=[.A539]+1" office:value-type="float" office:value="536" calcext:value-type="float">
            <text:p>536</text:p>
          </table:table-cell>
          <table:table-cell table:formula="of:=[.B539]+[.C539]" office:value-type="float" office:value="0.524975514201767" calcext:value-type="float">
            <text:p>0.5249755142</text:p>
          </table:table-cell>
          <table:table-cell table:formula="of:=[.C539]" office:value-type="float" office:value="0.000979431929480901" calcext:value-type="float">
            <text:p>0.0009794319</text:p>
          </table:table-cell>
          <table:table-cell table:formula="of:=4+3*COS(2*PI()*[.B540])+7*COS(4*PI()*[.B540])" office:value-type="float" office:value="7.69492369696185" calcext:value-type="float">
            <text:p>7.694923697</text:p>
          </table:table-cell>
          <table:table-cell table:formula="of:=[.E539]" office:value-type="float" office:value="0" calcext:value-type="float">
            <text:p>0</text:p>
          </table:table-cell>
          <table:table-cell table:formula="of:=[.D540]*COS(2*PI()*[.E540]*[.B540])" office:value-type="float" office:value="7.69492369696185" calcext:value-type="float">
            <text:p>7.694923697</text:p>
          </table:table-cell>
          <table:table-cell table:number-columns-repeated="1017"/>
        </table:table-row>
        <table:table-row table:style-name="ro1">
          <table:table-cell table:formula="of:=[.A540]+1" office:value-type="float" office:value="537" calcext:value-type="float">
            <text:p>537</text:p>
          </table:table-cell>
          <table:table-cell table:formula="of:=[.B540]+[.C540]" office:value-type="float" office:value="0.525954946131248" calcext:value-type="float">
            <text:p>0.5259549461</text:p>
          </table:table-cell>
          <table:table-cell table:formula="of:=[.C540]" office:value-type="float" office:value="0.000979431929480901" calcext:value-type="float">
            <text:p>0.0009794319</text:p>
          </table:table-cell>
          <table:table-cell table:formula="of:=4+3*COS(2*PI()*[.B541])+7*COS(4*PI()*[.B541])" office:value-type="float" office:value="7.67076318561889" calcext:value-type="float">
            <text:p>7.6707631856</text:p>
          </table:table-cell>
          <table:table-cell table:formula="of:=[.E540]" office:value-type="float" office:value="0" calcext:value-type="float">
            <text:p>0</text:p>
          </table:table-cell>
          <table:table-cell table:formula="of:=[.D541]*COS(2*PI()*[.E541]*[.B541])" office:value-type="float" office:value="7.67076318561889" calcext:value-type="float">
            <text:p>7.6707631856</text:p>
          </table:table-cell>
          <table:table-cell table:number-columns-repeated="1017"/>
        </table:table-row>
        <table:table-row table:style-name="ro1">
          <table:table-cell table:formula="of:=[.A541]+1" office:value-type="float" office:value="538" calcext:value-type="float">
            <text:p>538</text:p>
          </table:table-cell>
          <table:table-cell table:formula="of:=[.B541]+[.C541]" office:value-type="float" office:value="0.526934378060729" calcext:value-type="float">
            <text:p>0.5269343781</text:p>
          </table:table-cell>
          <table:table-cell table:formula="of:=[.C541]" office:value-type="float" office:value="0.000979431929480901" calcext:value-type="float">
            <text:p>0.0009794319</text:p>
          </table:table-cell>
          <table:table-cell table:formula="of:=4+3*COS(2*PI()*[.B542])+7*COS(4*PI()*[.B542])" office:value-type="float" office:value="7.64571030494272" calcext:value-type="float">
            <text:p>7.6457103049</text:p>
          </table:table-cell>
          <table:table-cell table:formula="of:=[.E541]" office:value-type="float" office:value="0" calcext:value-type="float">
            <text:p>0</text:p>
          </table:table-cell>
          <table:table-cell table:formula="of:=[.D542]*COS(2*PI()*[.E542]*[.B542])" office:value-type="float" office:value="7.64571030494272" calcext:value-type="float">
            <text:p>7.6457103049</text:p>
          </table:table-cell>
          <table:table-cell table:number-columns-repeated="1017"/>
        </table:table-row>
        <table:table-row table:style-name="ro1">
          <table:table-cell table:formula="of:=[.A542]+1" office:value-type="float" office:value="539" calcext:value-type="float">
            <text:p>539</text:p>
          </table:table-cell>
          <table:table-cell table:formula="of:=[.B542]+[.C542]" office:value-type="float" office:value="0.52791380999021" calcext:value-type="float">
            <text:p>0.52791381</text:p>
          </table:table-cell>
          <table:table-cell table:formula="of:=[.C542]" office:value-type="float" office:value="0.000979431929480901" calcext:value-type="float">
            <text:p>0.0009794319</text:p>
          </table:table-cell>
          <table:table-cell table:formula="of:=4+3*COS(2*PI()*[.B543])+7*COS(4*PI()*[.B543])" office:value-type="float" office:value="7.61976919691755" calcext:value-type="float">
            <text:p>7.6197691969</text:p>
          </table:table-cell>
          <table:table-cell table:formula="of:=[.E542]" office:value-type="float" office:value="0" calcext:value-type="float">
            <text:p>0</text:p>
          </table:table-cell>
          <table:table-cell table:formula="of:=[.D543]*COS(2*PI()*[.E543]*[.B543])" office:value-type="float" office:value="7.61976919691755" calcext:value-type="float">
            <text:p>7.6197691969</text:p>
          </table:table-cell>
          <table:table-cell table:number-columns-repeated="1017"/>
        </table:table-row>
        <table:table-row table:style-name="ro1">
          <table:table-cell table:formula="of:=[.A543]+1" office:value-type="float" office:value="540" calcext:value-type="float">
            <text:p>540</text:p>
          </table:table-cell>
          <table:table-cell table:formula="of:=[.B543]+[.C543]" office:value-type="float" office:value="0.528893241919691" calcext:value-type="float">
            <text:p>0.5288932419</text:p>
          </table:table-cell>
          <table:table-cell table:formula="of:=[.C543]" office:value-type="float" office:value="0.000979431929480901" calcext:value-type="float">
            <text:p>0.0009794319</text:p>
          </table:table-cell>
          <table:table-cell table:formula="of:=4+3*COS(2*PI()*[.B544])+7*COS(4*PI()*[.B544])" office:value-type="float" office:value="7.59294415080192" calcext:value-type="float">
            <text:p>7.5929441508</text:p>
          </table:table-cell>
          <table:table-cell table:formula="of:=[.E543]" office:value-type="float" office:value="0" calcext:value-type="float">
            <text:p>0</text:p>
          </table:table-cell>
          <table:table-cell table:formula="of:=[.D544]*COS(2*PI()*[.E544]*[.B544])" office:value-type="float" office:value="7.59294415080192" calcext:value-type="float">
            <text:p>7.5929441508</text:p>
          </table:table-cell>
          <table:table-cell table:number-columns-repeated="1017"/>
        </table:table-row>
        <table:table-row table:style-name="ro1">
          <table:table-cell table:formula="of:=[.A544]+1" office:value-type="float" office:value="541" calcext:value-type="float">
            <text:p>541</text:p>
          </table:table-cell>
          <table:table-cell table:formula="of:=[.B544]+[.C544]" office:value-type="float" office:value="0.529872673849172" calcext:value-type="float">
            <text:p>0.5298726738</text:p>
          </table:table-cell>
          <table:table-cell table:formula="of:=[.C544]" office:value-type="float" office:value="0.000979431929480901" calcext:value-type="float">
            <text:p>0.0009794319</text:p>
          </table:table-cell>
          <table:table-cell table:formula="of:=4+3*COS(2*PI()*[.B545])+7*COS(4*PI()*[.B545])" office:value-type="float" office:value="7.56523960246534" calcext:value-type="float">
            <text:p>7.5652396025</text:p>
          </table:table-cell>
          <table:table-cell table:formula="of:=[.E544]" office:value-type="float" office:value="0" calcext:value-type="float">
            <text:p>0</text:p>
          </table:table-cell>
          <table:table-cell table:formula="of:=[.D545]*COS(2*PI()*[.E545]*[.B545])" office:value-type="float" office:value="7.56523960246534" calcext:value-type="float">
            <text:p>7.5652396025</text:p>
          </table:table-cell>
          <table:table-cell table:number-columns-repeated="1017"/>
        </table:table-row>
        <table:table-row table:style-name="ro1">
          <table:table-cell table:formula="of:=[.A545]+1" office:value-type="float" office:value="542" calcext:value-type="float">
            <text:p>542</text:p>
          </table:table-cell>
          <table:table-cell table:formula="of:=[.B545]+[.C545]" office:value-type="float" office:value="0.530852105778653" calcext:value-type="float">
            <text:p>0.5308521058</text:p>
          </table:table-cell>
          <table:table-cell table:formula="of:=[.C545]" office:value-type="float" office:value="0.000979431929480901" calcext:value-type="float">
            <text:p>0.0009794319</text:p>
          </table:table-cell>
          <table:table-cell table:formula="of:=4+3*COS(2*PI()*[.B546])+7*COS(4*PI()*[.B546])" office:value-type="float" office:value="7.53666013370228" calcext:value-type="float">
            <text:p>7.5366601337</text:p>
          </table:table-cell>
          <table:table-cell table:formula="of:=[.E545]" office:value-type="float" office:value="0" calcext:value-type="float">
            <text:p>0</text:p>
          </table:table-cell>
          <table:table-cell table:formula="of:=[.D546]*COS(2*PI()*[.E546]*[.B546])" office:value-type="float" office:value="7.53666013370228" calcext:value-type="float">
            <text:p>7.5366601337</text:p>
          </table:table-cell>
          <table:table-cell table:number-columns-repeated="1017"/>
        </table:table-row>
        <table:table-row table:style-name="ro1">
          <table:table-cell table:formula="of:=[.A546]+1" office:value-type="float" office:value="543" calcext:value-type="float">
            <text:p>543</text:p>
          </table:table-cell>
          <table:table-cell table:formula="of:=[.B546]+[.C546]" office:value-type="float" office:value="0.531831537708133" calcext:value-type="float">
            <text:p>0.5318315377</text:p>
          </table:table-cell>
          <table:table-cell table:formula="of:=[.C546]" office:value-type="float" office:value="0.000979431929480901" calcext:value-type="float">
            <text:p>0.0009794319</text:p>
          </table:table-cell>
          <table:table-cell table:formula="of:=4+3*COS(2*PI()*[.B547])+7*COS(4*PI()*[.B547])" office:value-type="float" office:value="7.50721047152345" calcext:value-type="float">
            <text:p>7.5072104715</text:p>
          </table:table-cell>
          <table:table-cell table:formula="of:=[.E546]" office:value-type="float" office:value="0" calcext:value-type="float">
            <text:p>0</text:p>
          </table:table-cell>
          <table:table-cell table:formula="of:=[.D547]*COS(2*PI()*[.E547]*[.B547])" office:value-type="float" office:value="7.50721047152345" calcext:value-type="float">
            <text:p>7.5072104715</text:p>
          </table:table-cell>
          <table:table-cell table:number-columns-repeated="1017"/>
        </table:table-row>
        <table:table-row table:style-name="ro1">
          <table:table-cell table:formula="of:=[.A547]+1" office:value-type="float" office:value="544" calcext:value-type="float">
            <text:p>544</text:p>
          </table:table-cell>
          <table:table-cell table:formula="of:=[.B547]+[.C547]" office:value-type="float" office:value="0.532810969637614" calcext:value-type="float">
            <text:p>0.5328109696</text:p>
          </table:table-cell>
          <table:table-cell table:formula="of:=[.C547]" office:value-type="float" office:value="0.000979431929480901" calcext:value-type="float">
            <text:p>0.0009794319</text:p>
          </table:table-cell>
          <table:table-cell table:formula="of:=4+3*COS(2*PI()*[.B548])+7*COS(4*PI()*[.B548])" office:value-type="float" office:value="7.47689548742476" calcext:value-type="float">
            <text:p>7.4768954874</text:p>
          </table:table-cell>
          <table:table-cell table:formula="of:=[.E547]" office:value-type="float" office:value="0" calcext:value-type="float">
            <text:p>0</text:p>
          </table:table-cell>
          <table:table-cell table:formula="of:=[.D548]*COS(2*PI()*[.E548]*[.B548])" office:value-type="float" office:value="7.47689548742476" calcext:value-type="float">
            <text:p>7.4768954874</text:p>
          </table:table-cell>
          <table:table-cell table:number-columns-repeated="1017"/>
        </table:table-row>
        <table:table-row table:style-name="ro1">
          <table:table-cell table:formula="of:=[.A548]+1" office:value-type="float" office:value="545" calcext:value-type="float">
            <text:p>545</text:p>
          </table:table-cell>
          <table:table-cell table:formula="of:=[.B548]+[.C548]" office:value-type="float" office:value="0.533790401567095" calcext:value-type="float">
            <text:p>0.5337904016</text:p>
          </table:table-cell>
          <table:table-cell table:formula="of:=[.C548]" office:value-type="float" office:value="0.000979431929480901" calcext:value-type="float">
            <text:p>0.0009794319</text:p>
          </table:table-cell>
          <table:table-cell table:formula="of:=4+3*COS(2*PI()*[.B549])+7*COS(4*PI()*[.B549])" office:value-type="float" office:value="7.44572019663375" calcext:value-type="float">
            <text:p>7.4457201966</text:p>
          </table:table-cell>
          <table:table-cell table:formula="of:=[.E548]" office:value-type="float" office:value="0" calcext:value-type="float">
            <text:p>0</text:p>
          </table:table-cell>
          <table:table-cell table:formula="of:=[.D549]*COS(2*PI()*[.E549]*[.B549])" office:value-type="float" office:value="7.44572019663375" calcext:value-type="float">
            <text:p>7.4457201966</text:p>
          </table:table-cell>
          <table:table-cell table:number-columns-repeated="1017"/>
        </table:table-row>
        <table:table-row table:style-name="ro1">
          <table:table-cell table:formula="of:=[.A549]+1" office:value-type="float" office:value="546" calcext:value-type="float">
            <text:p>546</text:p>
          </table:table-cell>
          <table:table-cell table:formula="of:=[.B549]+[.C549]" office:value-type="float" office:value="0.534769833496576" calcext:value-type="float">
            <text:p>0.5347698335</text:p>
          </table:table-cell>
          <table:table-cell table:formula="of:=[.C549]" office:value-type="float" office:value="0.000979431929480901" calcext:value-type="float">
            <text:p>0.0009794319</text:p>
          </table:table-cell>
          <table:table-cell table:formula="of:=4+3*COS(2*PI()*[.B550])+7*COS(4*PI()*[.B550])" office:value-type="float" office:value="7.41368975733392" calcext:value-type="float">
            <text:p>7.4136897573</text:p>
          </table:table-cell>
          <table:table-cell table:formula="of:=[.E549]" office:value-type="float" office:value="0" calcext:value-type="float">
            <text:p>0</text:p>
          </table:table-cell>
          <table:table-cell table:formula="of:=[.D550]*COS(2*PI()*[.E550]*[.B550])" office:value-type="float" office:value="7.41368975733392" calcext:value-type="float">
            <text:p>7.4136897573</text:p>
          </table:table-cell>
          <table:table-cell table:number-columns-repeated="1017"/>
        </table:table-row>
        <table:table-row table:style-name="ro1">
          <table:table-cell table:formula="of:=[.A550]+1" office:value-type="float" office:value="547" calcext:value-type="float">
            <text:p>547</text:p>
          </table:table-cell>
          <table:table-cell table:formula="of:=[.B550]+[.C550]" office:value-type="float" office:value="0.535749265426057" calcext:value-type="float">
            <text:p>0.5357492654</text:p>
          </table:table-cell>
          <table:table-cell table:formula="of:=[.C550]" office:value-type="float" office:value="0.000979431929480901" calcext:value-type="float">
            <text:p>0.0009794319</text:p>
          </table:table-cell>
          <table:table-cell table:formula="of:=4+3*COS(2*PI()*[.B551])+7*COS(4*PI()*[.B551])" office:value-type="float" office:value="7.38080946986682" calcext:value-type="float">
            <text:p>7.3808094699</text:p>
          </table:table-cell>
          <table:table-cell table:formula="of:=[.E550]" office:value-type="float" office:value="0" calcext:value-type="float">
            <text:p>0</text:p>
          </table:table-cell>
          <table:table-cell table:formula="of:=[.D551]*COS(2*PI()*[.E551]*[.B551])" office:value-type="float" office:value="7.38080946986682" calcext:value-type="float">
            <text:p>7.3808094699</text:p>
          </table:table-cell>
          <table:table-cell table:number-columns-repeated="1017"/>
        </table:table-row>
        <table:table-row table:style-name="ro1">
          <table:table-cell table:formula="of:=[.A551]+1" office:value-type="float" office:value="548" calcext:value-type="float">
            <text:p>548</text:p>
          </table:table-cell>
          <table:table-cell table:formula="of:=[.B551]+[.C551]" office:value-type="float" office:value="0.536728697355538" calcext:value-type="float">
            <text:p>0.5367286974</text:p>
          </table:table-cell>
          <table:table-cell table:formula="of:=[.C551]" office:value-type="float" office:value="0.000979431929480901" calcext:value-type="float">
            <text:p>0.0009794319</text:p>
          </table:table-cell>
          <table:table-cell table:formula="of:=4+3*COS(2*PI()*[.B552])+7*COS(4*PI()*[.B552])" office:value-type="float" office:value="7.34708477591215" calcext:value-type="float">
            <text:p>7.3470847759</text:p>
          </table:table-cell>
          <table:table-cell table:formula="of:=[.E551]" office:value-type="float" office:value="0" calcext:value-type="float">
            <text:p>0</text:p>
          </table:table-cell>
          <table:table-cell table:formula="of:=[.D552]*COS(2*PI()*[.E552]*[.B552])" office:value-type="float" office:value="7.34708477591215" calcext:value-type="float">
            <text:p>7.3470847759</text:p>
          </table:table-cell>
          <table:table-cell table:number-columns-repeated="1017"/>
        </table:table-row>
        <table:table-row table:style-name="ro1">
          <table:table-cell table:formula="of:=[.A552]+1" office:value-type="float" office:value="549" calcext:value-type="float">
            <text:p>549</text:p>
          </table:table-cell>
          <table:table-cell table:formula="of:=[.B552]+[.C552]" office:value-type="float" office:value="0.537708129285019" calcext:value-type="float">
            <text:p>0.5377081293</text:p>
          </table:table-cell>
          <table:table-cell table:formula="of:=[.C552]" office:value-type="float" office:value="0.000979431929480901" calcext:value-type="float">
            <text:p>0.0009794319</text:p>
          </table:table-cell>
          <table:table-cell table:formula="of:=4+3*COS(2*PI()*[.B553])+7*COS(4*PI()*[.B553])" office:value-type="float" office:value="7.31252125764603" calcext:value-type="float">
            <text:p>7.3125212576</text:p>
          </table:table-cell>
          <table:table-cell table:formula="of:=[.E552]" office:value-type="float" office:value="0" calcext:value-type="float">
            <text:p>0</text:p>
          </table:table-cell>
          <table:table-cell table:formula="of:=[.D553]*COS(2*PI()*[.E553]*[.B553])" office:value-type="float" office:value="7.31252125764603" calcext:value-type="float">
            <text:p>7.3125212576</text:p>
          </table:table-cell>
          <table:table-cell table:number-columns-repeated="1017"/>
        </table:table-row>
        <table:table-row table:style-name="ro1">
          <table:table-cell table:formula="of:=[.A553]+1" office:value-type="float" office:value="550" calcext:value-type="float">
            <text:p>550</text:p>
          </table:table-cell>
          <table:table-cell table:formula="of:=[.B553]+[.C553]" office:value-type="float" office:value="0.5386875612145" calcext:value-type="float">
            <text:p>0.5386875612</text:p>
          </table:table-cell>
          <table:table-cell table:formula="of:=[.C553]" office:value-type="float" office:value="0.000979431929480901" calcext:value-type="float">
            <text:p>0.0009794319</text:p>
          </table:table-cell>
          <table:table-cell table:formula="of:=4+3*COS(2*PI()*[.B554])+7*COS(4*PI()*[.B554])" office:value-type="float" office:value="7.27712463687742" calcext:value-type="float">
            <text:p>7.2771246369</text:p>
          </table:table-cell>
          <table:table-cell table:formula="of:=[.E553]" office:value-type="float" office:value="0" calcext:value-type="float">
            <text:p>0</text:p>
          </table:table-cell>
          <table:table-cell table:formula="of:=[.D554]*COS(2*PI()*[.E554]*[.B554])" office:value-type="float" office:value="7.27712463687742" calcext:value-type="float">
            <text:p>7.2771246369</text:p>
          </table:table-cell>
          <table:table-cell table:number-columns-repeated="1017"/>
        </table:table-row>
        <table:table-row table:style-name="ro1">
          <table:table-cell table:formula="of:=[.A554]+1" office:value-type="float" office:value="551" calcext:value-type="float">
            <text:p>551</text:p>
          </table:table-cell>
          <table:table-cell table:formula="of:=[.B554]+[.C554]" office:value-type="float" office:value="0.539666993143981" calcext:value-type="float">
            <text:p>0.5396669931</text:p>
          </table:table-cell>
          <table:table-cell table:formula="of:=[.C554]" office:value-type="float" office:value="0.000979431929480901" calcext:value-type="float">
            <text:p>0.0009794319</text:p>
          </table:table-cell>
          <table:table-cell table:formula="of:=4+3*COS(2*PI()*[.B555])+7*COS(4*PI()*[.B555])" office:value-type="float" office:value="7.240900774163" calcext:value-type="float">
            <text:p>7.2409007742</text:p>
          </table:table-cell>
          <table:table-cell table:formula="of:=[.E554]" office:value-type="float" office:value="0" calcext:value-type="float">
            <text:p>0</text:p>
          </table:table-cell>
          <table:table-cell table:formula="of:=[.D555]*COS(2*PI()*[.E555]*[.B555])" office:value-type="float" office:value="7.240900774163" calcext:value-type="float">
            <text:p>7.2409007742</text:p>
          </table:table-cell>
          <table:table-cell table:number-columns-repeated="1017"/>
        </table:table-row>
        <table:table-row table:style-name="ro1">
          <table:table-cell table:formula="of:=[.A555]+1" office:value-type="float" office:value="552" calcext:value-type="float">
            <text:p>552</text:p>
          </table:table-cell>
          <table:table-cell table:formula="of:=[.B555]+[.C555]" office:value-type="float" office:value="0.540646425073462" calcext:value-type="float">
            <text:p>0.5406464251</text:p>
          </table:table-cell>
          <table:table-cell table:formula="of:=[.C555]" office:value-type="float" office:value="0.000979431929480901" calcext:value-type="float">
            <text:p>0.0009794319</text:p>
          </table:table-cell>
          <table:table-cell table:formula="of:=4+3*COS(2*PI()*[.B556])+7*COS(4*PI()*[.B556])" office:value-type="float" office:value="7.20385566790048" calcext:value-type="float">
            <text:p>7.2038556679</text:p>
          </table:table-cell>
          <table:table-cell table:formula="of:=[.E555]" office:value-type="float" office:value="0" calcext:value-type="float">
            <text:p>0</text:p>
          </table:table-cell>
          <table:table-cell table:formula="of:=[.D556]*COS(2*PI()*[.E556]*[.B556])" office:value-type="float" office:value="7.20385566790048" calcext:value-type="float">
            <text:p>7.2038556679</text:p>
          </table:table-cell>
          <table:table-cell table:number-columns-repeated="1017"/>
        </table:table-row>
        <table:table-row table:style-name="ro1">
          <table:table-cell table:formula="of:=[.A556]+1" office:value-type="float" office:value="553" calcext:value-type="float">
            <text:p>553</text:p>
          </table:table-cell>
          <table:table-cell table:formula="of:=[.B556]+[.C556]" office:value-type="float" office:value="0.541625857002942" calcext:value-type="float">
            <text:p>0.541625857</text:p>
          </table:table-cell>
          <table:table-cell table:formula="of:=[.C556]" office:value-type="float" office:value="0.000979431929480901" calcext:value-type="float">
            <text:p>0.0009794319</text:p>
          </table:table-cell>
          <table:table-cell table:formula="of:=4+3*COS(2*PI()*[.B557])+7*COS(4*PI()*[.B557])" office:value-type="float" office:value="7.1659954534006" calcext:value-type="float">
            <text:p>7.1659954534</text:p>
          </table:table-cell>
          <table:table-cell table:formula="of:=[.E556]" office:value-type="float" office:value="0" calcext:value-type="float">
            <text:p>0</text:p>
          </table:table-cell>
          <table:table-cell table:formula="of:=[.D557]*COS(2*PI()*[.E557]*[.B557])" office:value-type="float" office:value="7.1659954534006" calcext:value-type="float">
            <text:p>7.1659954534</text:p>
          </table:table-cell>
          <table:table-cell table:number-columns-repeated="1017"/>
        </table:table-row>
        <table:table-row table:style-name="ro1">
          <table:table-cell table:formula="of:=[.A557]+1" office:value-type="float" office:value="554" calcext:value-type="float">
            <text:p>554</text:p>
          </table:table-cell>
          <table:table-cell table:formula="of:=[.B557]+[.C557]" office:value-type="float" office:value="0.542605288932423" calcext:value-type="float">
            <text:p>0.5426052889</text:p>
          </table:table-cell>
          <table:table-cell table:formula="of:=[.C557]" office:value-type="float" office:value="0.000979431929480901" calcext:value-type="float">
            <text:p>0.0009794319</text:p>
          </table:table-cell>
          <table:table-cell table:formula="of:=4+3*COS(2*PI()*[.B558])+7*COS(4*PI()*[.B558])" office:value-type="float" office:value="7.12732640193795" calcext:value-type="float">
            <text:p>7.1273264019</text:p>
          </table:table-cell>
          <table:table-cell table:formula="of:=[.E557]" office:value-type="float" office:value="0" calcext:value-type="float">
            <text:p>0</text:p>
          </table:table-cell>
          <table:table-cell table:formula="of:=[.D558]*COS(2*PI()*[.E558]*[.B558])" office:value-type="float" office:value="7.12732640193795" calcext:value-type="float">
            <text:p>7.1273264019</text:p>
          </table:table-cell>
          <table:table-cell table:number-columns-repeated="1017"/>
        </table:table-row>
        <table:table-row table:style-name="ro1">
          <table:table-cell table:formula="of:=[.A558]+1" office:value-type="float" office:value="555" calcext:value-type="float">
            <text:p>555</text:p>
          </table:table-cell>
          <table:table-cell table:formula="of:=[.B558]+[.C558]" office:value-type="float" office:value="0.543584720861904" calcext:value-type="float">
            <text:p>0.5435847209</text:p>
          </table:table-cell>
          <table:table-cell table:formula="of:=[.C558]" office:value-type="float" office:value="0.000979431929480901" calcext:value-type="float">
            <text:p>0.0009794319</text:p>
          </table:table-cell>
          <table:table-cell table:formula="of:=4+3*COS(2*PI()*[.B559])+7*COS(4*PI()*[.B559])" office:value-type="float" office:value="7.08785491978059" calcext:value-type="float">
            <text:p>7.0878549198</text:p>
          </table:table-cell>
          <table:table-cell table:formula="of:=[.E558]" office:value-type="float" office:value="0" calcext:value-type="float">
            <text:p>0</text:p>
          </table:table-cell>
          <table:table-cell table:formula="of:=[.D559]*COS(2*PI()*[.E559]*[.B559])" office:value-type="float" office:value="7.08785491978059" calcext:value-type="float">
            <text:p>7.0878549198</text:p>
          </table:table-cell>
          <table:table-cell table:number-columns-repeated="1017"/>
        </table:table-row>
        <table:table-row table:style-name="ro1">
          <table:table-cell table:formula="of:=[.A559]+1" office:value-type="float" office:value="556" calcext:value-type="float">
            <text:p>556</text:p>
          </table:table-cell>
          <table:table-cell table:formula="of:=[.B559]+[.C559]" office:value-type="float" office:value="0.544564152791385" calcext:value-type="float">
            <text:p>0.5445641528</text:p>
          </table:table-cell>
          <table:table-cell table:formula="of:=[.C559]" office:value-type="float" office:value="0.000979431929480901" calcext:value-type="float">
            <text:p>0.0009794319</text:p>
          </table:table-cell>
          <table:table-cell table:formula="of:=4+3*COS(2*PI()*[.B560])+7*COS(4*PI()*[.B560])" office:value-type="float" office:value="7.04758754719894" calcext:value-type="float">
            <text:p>7.0475875472</text:p>
          </table:table-cell>
          <table:table-cell table:formula="of:=[.E559]" office:value-type="float" office:value="0" calcext:value-type="float">
            <text:p>0</text:p>
          </table:table-cell>
          <table:table-cell table:formula="of:=[.D560]*COS(2*PI()*[.E560]*[.B560])" office:value-type="float" office:value="7.04758754719894" calcext:value-type="float">
            <text:p>7.0475875472</text:p>
          </table:table-cell>
          <table:table-cell table:number-columns-repeated="1017"/>
        </table:table-row>
        <table:table-row table:style-name="ro1">
          <table:table-cell table:formula="of:=[.A560]+1" office:value-type="float" office:value="557" calcext:value-type="float">
            <text:p>557</text:p>
          </table:table-cell>
          <table:table-cell table:formula="of:=[.B560]+[.C560]" office:value-type="float" office:value="0.545543584720866" calcext:value-type="float">
            <text:p>0.5455435847</text:p>
          </table:table-cell>
          <table:table-cell table:formula="of:=[.C560]" office:value-type="float" office:value="0.000979431929480901" calcext:value-type="float">
            <text:p>0.0009794319</text:p>
          </table:table-cell>
          <table:table-cell table:formula="of:=4+3*COS(2*PI()*[.B561])+7*COS(4*PI()*[.B561])" office:value-type="float" office:value="7.0065309574537" calcext:value-type="float">
            <text:p>7.0065309575</text:p>
          </table:table-cell>
          <table:table-cell table:formula="of:=[.E560]" office:value-type="float" office:value="0" calcext:value-type="float">
            <text:p>0</text:p>
          </table:table-cell>
          <table:table-cell table:formula="of:=[.D561]*COS(2*PI()*[.E561]*[.B561])" office:value-type="float" office:value="7.0065309574537" calcext:value-type="float">
            <text:p>7.0065309575</text:p>
          </table:table-cell>
          <table:table-cell table:number-columns-repeated="1017"/>
        </table:table-row>
        <table:table-row table:style-name="ro1">
          <table:table-cell table:formula="of:=[.A561]+1" office:value-type="float" office:value="558" calcext:value-type="float">
            <text:p>558</text:p>
          </table:table-cell>
          <table:table-cell table:formula="of:=[.B561]+[.C561]" office:value-type="float" office:value="0.546523016650347" calcext:value-type="float">
            <text:p>0.5465230167</text:p>
          </table:table-cell>
          <table:table-cell table:formula="of:=[.C561]" office:value-type="float" office:value="0.000979431929480901" calcext:value-type="float">
            <text:p>0.0009794319</text:p>
          </table:table-cell>
          <table:table-cell table:formula="of:=4+3*COS(2*PI()*[.B562])+7*COS(4*PI()*[.B562])" office:value-type="float" office:value="6.96469195576332" calcext:value-type="float">
            <text:p>6.9646919558</text:p>
          </table:table-cell>
          <table:table-cell table:formula="of:=[.E561]" office:value-type="float" office:value="0" calcext:value-type="float">
            <text:p>0</text:p>
          </table:table-cell>
          <table:table-cell table:formula="of:=[.D562]*COS(2*PI()*[.E562]*[.B562])" office:value-type="float" office:value="6.96469195576332" calcext:value-type="float">
            <text:p>6.9646919558</text:p>
          </table:table-cell>
          <table:table-cell table:number-columns-repeated="1017"/>
        </table:table-row>
        <table:table-row table:style-name="ro1">
          <table:table-cell table:formula="of:=[.A562]+1" office:value-type="float" office:value="559" calcext:value-type="float">
            <text:p>559</text:p>
          </table:table-cell>
          <table:table-cell table:formula="of:=[.B562]+[.C562]" office:value-type="float" office:value="0.547502448579828" calcext:value-type="float">
            <text:p>0.5475024486</text:p>
          </table:table-cell>
          <table:table-cell table:formula="of:=[.C562]" office:value-type="float" office:value="0.000979431929480901" calcext:value-type="float">
            <text:p>0.0009794319</text:p>
          </table:table-cell>
          <table:table-cell table:formula="of:=4+3*COS(2*PI()*[.B563])+7*COS(4*PI()*[.B563])" office:value-type="float" office:value="6.92207747825091" calcext:value-type="float">
            <text:p>6.9220774783</text:p>
          </table:table-cell>
          <table:table-cell table:formula="of:=[.E562]" office:value-type="float" office:value="0" calcext:value-type="float">
            <text:p>0</text:p>
          </table:table-cell>
          <table:table-cell table:formula="of:=[.D563]*COS(2*PI()*[.E563]*[.B563])" office:value-type="float" office:value="6.92207747825091" calcext:value-type="float">
            <text:p>6.9220774783</text:p>
          </table:table-cell>
          <table:table-cell table:number-columns-repeated="1017"/>
        </table:table-row>
        <table:table-row table:style-name="ro1">
          <table:table-cell table:formula="of:=[.A563]+1" office:value-type="float" office:value="560" calcext:value-type="float">
            <text:p>560</text:p>
          </table:table-cell>
          <table:table-cell table:formula="of:=[.B563]+[.C563]" office:value-type="float" office:value="0.548481880509309" calcext:value-type="float">
            <text:p>0.5484818805</text:p>
          </table:table-cell>
          <table:table-cell table:formula="of:=[.C563]" office:value-type="float" office:value="0.000979431929480901" calcext:value-type="float">
            <text:p>0.0009794319</text:p>
          </table:table-cell>
          <table:table-cell table:formula="of:=4+3*COS(2*PI()*[.B564])+7*COS(4*PI()*[.B564])" office:value-type="float" office:value="6.87869459087088" calcext:value-type="float">
            <text:p>6.8786945909</text:p>
          </table:table-cell>
          <table:table-cell table:formula="of:=[.E563]" office:value-type="float" office:value="0" calcext:value-type="float">
            <text:p>0</text:p>
          </table:table-cell>
          <table:table-cell table:formula="of:=[.D564]*COS(2*PI()*[.E564]*[.B564])" office:value-type="float" office:value="6.87869459087088" calcext:value-type="float">
            <text:p>6.8786945909</text:p>
          </table:table-cell>
          <table:table-cell table:number-columns-repeated="1017"/>
        </table:table-row>
        <table:table-row table:style-name="ro1">
          <table:table-cell table:formula="of:=[.A564]+1" office:value-type="float" office:value="561" calcext:value-type="float">
            <text:p>561</text:p>
          </table:table-cell>
          <table:table-cell table:formula="of:=[.B564]+[.C564]" office:value-type="float" office:value="0.54946131243879" calcext:value-type="float">
            <text:p>0.5494613124</text:p>
          </table:table-cell>
          <table:table-cell table:formula="of:=[.C564]" office:value-type="float" office:value="0.000979431929480901" calcext:value-type="float">
            <text:p>0.0009794319</text:p>
          </table:table-cell>
          <table:table-cell table:formula="of:=4+3*COS(2*PI()*[.B565])+7*COS(4*PI()*[.B565])" office:value-type="float" office:value="6.83455048831547" calcext:value-type="float">
            <text:p>6.8345504883</text:p>
          </table:table-cell>
          <table:table-cell table:formula="of:=[.E564]" office:value-type="float" office:value="0" calcext:value-type="float">
            <text:p>0</text:p>
          </table:table-cell>
          <table:table-cell table:formula="of:=[.D565]*COS(2*PI()*[.E565]*[.B565])" office:value-type="float" office:value="6.83455048831547" calcext:value-type="float">
            <text:p>6.8345504883</text:p>
          </table:table-cell>
          <table:table-cell table:number-columns-repeated="1017"/>
        </table:table-row>
        <table:table-row table:style-name="ro1">
          <table:table-cell table:formula="of:=[.A565]+1" office:value-type="float" office:value="562" calcext:value-type="float">
            <text:p>562</text:p>
          </table:table-cell>
          <table:table-cell table:formula="of:=[.B565]+[.C565]" office:value-type="float" office:value="0.550440744368271" calcext:value-type="float">
            <text:p>0.5504407444</text:p>
          </table:table-cell>
          <table:table-cell table:formula="of:=[.C565]" office:value-type="float" office:value="0.000979431929480901" calcext:value-type="float">
            <text:p>0.0009794319</text:p>
          </table:table-cell>
          <table:table-cell table:formula="of:=4+3*COS(2*PI()*[.B566])+7*COS(4*PI()*[.B566])" office:value-type="float" office:value="6.78965249290124" calcext:value-type="float">
            <text:p>6.7896524929</text:p>
          </table:table-cell>
          <table:table-cell table:formula="of:=[.E565]" office:value-type="float" office:value="0" calcext:value-type="float">
            <text:p>0</text:p>
          </table:table-cell>
          <table:table-cell table:formula="of:=[.D566]*COS(2*PI()*[.E566]*[.B566])" office:value-type="float" office:value="6.78965249290124" calcext:value-type="float">
            <text:p>6.7896524929</text:p>
          </table:table-cell>
          <table:table-cell table:number-columns-repeated="1017"/>
        </table:table-row>
        <table:table-row table:style-name="ro1">
          <table:table-cell table:formula="of:=[.A566]+1" office:value-type="float" office:value="563" calcext:value-type="float">
            <text:p>563</text:p>
          </table:table-cell>
          <table:table-cell table:formula="of:=[.B566]+[.C566]" office:value-type="float" office:value="0.551420176297752" calcext:value-type="float">
            <text:p>0.5514201763</text:p>
          </table:table-cell>
          <table:table-cell table:formula="of:=[.C566]" office:value-type="float" office:value="0.000979431929480901" calcext:value-type="float">
            <text:p>0.0009794319</text:p>
          </table:table-cell>
          <table:table-cell table:formula="of:=4+3*COS(2*PI()*[.B567])+7*COS(4*PI()*[.B567])" office:value-type="float" office:value="6.74400805343587" calcext:value-type="float">
            <text:p>6.7440080534</text:p>
          </table:table-cell>
          <table:table-cell table:formula="of:=[.E566]" office:value-type="float" office:value="0" calcext:value-type="float">
            <text:p>0</text:p>
          </table:table-cell>
          <table:table-cell table:formula="of:=[.D567]*COS(2*PI()*[.E567]*[.B567])" office:value-type="float" office:value="6.74400805343587" calcext:value-type="float">
            <text:p>6.7440080534</text:p>
          </table:table-cell>
          <table:table-cell table:number-columns-repeated="1017"/>
        </table:table-row>
        <table:table-row table:style-name="ro1">
          <table:table-cell table:formula="of:=[.A567]+1" office:value-type="float" office:value="564" calcext:value-type="float">
            <text:p>564</text:p>
          </table:table-cell>
          <table:table-cell table:formula="of:=[.B567]+[.C567]" office:value-type="float" office:value="0.552399608227233" calcext:value-type="float">
            <text:p>0.5523996082</text:p>
          </table:table-cell>
          <table:table-cell table:formula="of:=[.C567]" office:value-type="float" office:value="0.000979431929480901" calcext:value-type="float">
            <text:p>0.0009794319</text:p>
          </table:table-cell>
          <table:table-cell table:formula="of:=4+3*COS(2*PI()*[.B568])+7*COS(4*PI()*[.B568])" office:value-type="float" office:value="6.69762474406523" calcext:value-type="float">
            <text:p>6.6976247441</text:p>
          </table:table-cell>
          <table:table-cell table:formula="of:=[.E567]" office:value-type="float" office:value="0" calcext:value-type="float">
            <text:p>0</text:p>
          </table:table-cell>
          <table:table-cell table:formula="of:=[.D568]*COS(2*PI()*[.E568]*[.B568])" office:value-type="float" office:value="6.69762474406523" calcext:value-type="float">
            <text:p>6.6976247441</text:p>
          </table:table-cell>
          <table:table-cell table:number-columns-repeated="1017"/>
        </table:table-row>
        <table:table-row table:style-name="ro1">
          <table:table-cell table:formula="of:=[.A568]+1" office:value-type="float" office:value="565" calcext:value-type="float">
            <text:p>565</text:p>
          </table:table-cell>
          <table:table-cell table:formula="of:=[.B568]+[.C568]" office:value-type="float" office:value="0.553379040156713" calcext:value-type="float">
            <text:p>0.5533790402</text:p>
          </table:table-cell>
          <table:table-cell table:formula="of:=[.C568]" office:value-type="float" office:value="0.000979431929480901" calcext:value-type="float">
            <text:p>0.0009794319</text:p>
          </table:table-cell>
          <table:table-cell table:formula="of:=4+3*COS(2*PI()*[.B569])+7*COS(4*PI()*[.B569])" office:value-type="float" office:value="6.65051026310106" calcext:value-type="float">
            <text:p>6.6505102631</text:p>
          </table:table-cell>
          <table:table-cell table:formula="of:=[.E568]" office:value-type="float" office:value="0" calcext:value-type="float">
            <text:p>0</text:p>
          </table:table-cell>
          <table:table-cell table:formula="of:=[.D569]*COS(2*PI()*[.E569]*[.B569])" office:value-type="float" office:value="6.65051026310106" calcext:value-type="float">
            <text:p>6.6505102631</text:p>
          </table:table-cell>
          <table:table-cell table:number-columns-repeated="1017"/>
        </table:table-row>
        <table:table-row table:style-name="ro1">
          <table:table-cell table:formula="of:=[.A569]+1" office:value-type="float" office:value="566" calcext:value-type="float">
            <text:p>566</text:p>
          </table:table-cell>
          <table:table-cell table:formula="of:=[.B569]+[.C569]" office:value-type="float" office:value="0.554358472086194" calcext:value-type="float">
            <text:p>0.5543584721</text:p>
          </table:table-cell>
          <table:table-cell table:formula="of:=[.C569]" office:value-type="float" office:value="0.000979431929480901" calcext:value-type="float">
            <text:p>0.0009794319</text:p>
          </table:table-cell>
          <table:table-cell table:formula="of:=4+3*COS(2*PI()*[.B570])+7*COS(4*PI()*[.B570])" office:value-type="float" office:value="6.60267243182934" calcext:value-type="float">
            <text:p>6.6026724318</text:p>
          </table:table-cell>
          <table:table-cell table:formula="of:=[.E569]" office:value-type="float" office:value="0" calcext:value-type="float">
            <text:p>0</text:p>
          </table:table-cell>
          <table:table-cell table:formula="of:=[.D570]*COS(2*PI()*[.E570]*[.B570])" office:value-type="float" office:value="6.60267243182934" calcext:value-type="float">
            <text:p>6.6026724318</text:p>
          </table:table-cell>
          <table:table-cell table:number-columns-repeated="1017"/>
        </table:table-row>
        <table:table-row table:style-name="ro1">
          <table:table-cell table:formula="of:=[.A570]+1" office:value-type="float" office:value="567" calcext:value-type="float">
            <text:p>567</text:p>
          </table:table-cell>
          <table:table-cell table:formula="of:=[.B570]+[.C570]" office:value-type="float" office:value="0.555337904015675" calcext:value-type="float">
            <text:p>0.555337904</text:p>
          </table:table-cell>
          <table:table-cell table:formula="of:=[.C570]" office:value-type="float" office:value="0.000979431929480901" calcext:value-type="float">
            <text:p>0.0009794319</text:p>
          </table:table-cell>
          <table:table-cell table:formula="of:=4+3*COS(2*PI()*[.B571])+7*COS(4*PI()*[.B571])" office:value-type="float" office:value="6.55411919329961" calcext:value-type="float">
            <text:p>6.5541191933</text:p>
          </table:table-cell>
          <table:table-cell table:formula="of:=[.E570]" office:value-type="float" office:value="0" calcext:value-type="float">
            <text:p>0</text:p>
          </table:table-cell>
          <table:table-cell table:formula="of:=[.D571]*COS(2*PI()*[.E571]*[.B571])" office:value-type="float" office:value="6.55411919329961" calcext:value-type="float">
            <text:p>6.5541191933</text:p>
          </table:table-cell>
          <table:table-cell table:number-columns-repeated="1017"/>
        </table:table-row>
        <table:table-row table:style-name="ro1">
          <table:table-cell table:formula="of:=[.A571]+1" office:value-type="float" office:value="568" calcext:value-type="float">
            <text:p>568</text:p>
          </table:table-cell>
          <table:table-cell table:formula="of:=[.B571]+[.C571]" office:value-type="float" office:value="0.556317335945156" calcext:value-type="float">
            <text:p>0.5563173359</text:p>
          </table:table-cell>
          <table:table-cell table:formula="of:=[.C571]" office:value-type="float" office:value="0.000979431929480901" calcext:value-type="float">
            <text:p>0.0009794319</text:p>
          </table:table-cell>
          <table:table-cell table:formula="of:=4+3*COS(2*PI()*[.B572])+7*COS(4*PI()*[.B572])" office:value-type="float" office:value="6.50485861109534" calcext:value-type="float">
            <text:p>6.5048586111</text:p>
          </table:table-cell>
          <table:table-cell table:formula="of:=[.E571]" office:value-type="float" office:value="0" calcext:value-type="float">
            <text:p>0</text:p>
          </table:table-cell>
          <table:table-cell table:formula="of:=[.D572]*COS(2*PI()*[.E572]*[.B572])" office:value-type="float" office:value="6.50485861109534" calcext:value-type="float">
            <text:p>6.5048586111</text:p>
          </table:table-cell>
          <table:table-cell table:number-columns-repeated="1017"/>
        </table:table-row>
        <table:table-row table:style-name="ro1">
          <table:table-cell table:formula="of:=[.A572]+1" office:value-type="float" office:value="569" calcext:value-type="float">
            <text:p>569</text:p>
          </table:table-cell>
          <table:table-cell table:formula="of:=[.B572]+[.C572]" office:value-type="float" office:value="0.557296767874637" calcext:value-type="float">
            <text:p>0.5572967679</text:p>
          </table:table-cell>
          <table:table-cell table:formula="of:=[.C572]" office:value-type="float" office:value="0.000979431929480901" calcext:value-type="float">
            <text:p>0.0009794319</text:p>
          </table:table-cell>
          <table:table-cell table:formula="of:=4+3*COS(2*PI()*[.B573])+7*COS(4*PI()*[.B573])" office:value-type="float" office:value="6.45489886808563" calcext:value-type="float">
            <text:p>6.4548988681</text:p>
          </table:table-cell>
          <table:table-cell table:formula="of:=[.E572]" office:value-type="float" office:value="0" calcext:value-type="float">
            <text:p>0</text:p>
          </table:table-cell>
          <table:table-cell table:formula="of:=[.D573]*COS(2*PI()*[.E573]*[.B573])" office:value-type="float" office:value="6.45489886808563" calcext:value-type="float">
            <text:p>6.4548988681</text:p>
          </table:table-cell>
          <table:table-cell table:number-columns-repeated="1017"/>
        </table:table-row>
        <table:table-row table:style-name="ro1">
          <table:table-cell table:formula="of:=[.A573]+1" office:value-type="float" office:value="570" calcext:value-type="float">
            <text:p>570</text:p>
          </table:table-cell>
          <table:table-cell table:formula="of:=[.B573]+[.C573]" office:value-type="float" office:value="0.558276199804118" calcext:value-type="float">
            <text:p>0.5582761998</text:p>
          </table:table-cell>
          <table:table-cell table:formula="of:=[.C573]" office:value-type="float" office:value="0.000979431929480901" calcext:value-type="float">
            <text:p>0.0009794319</text:p>
          </table:table-cell>
          <table:table-cell table:formula="of:=4+3*COS(2*PI()*[.B574])+7*COS(4*PI()*[.B574])" office:value-type="float" office:value="6.4042482651583" calcext:value-type="float">
            <text:p>6.4042482652</text:p>
          </table:table-cell>
          <table:table-cell table:formula="of:=[.E573]" office:value-type="float" office:value="0" calcext:value-type="float">
            <text:p>0</text:p>
          </table:table-cell>
          <table:table-cell table:formula="of:=[.D574]*COS(2*PI()*[.E574]*[.B574])" office:value-type="float" office:value="6.4042482651583" calcext:value-type="float">
            <text:p>6.4042482652</text:p>
          </table:table-cell>
          <table:table-cell table:number-columns-repeated="1017"/>
        </table:table-row>
        <table:table-row table:style-name="ro1">
          <table:table-cell table:formula="of:=[.A574]+1" office:value-type="float" office:value="571" calcext:value-type="float">
            <text:p>571</text:p>
          </table:table-cell>
          <table:table-cell table:formula="of:=[.B574]+[.C574]" office:value-type="float" office:value="0.559255631733599" calcext:value-type="float">
            <text:p>0.5592556317</text:p>
          </table:table-cell>
          <table:table-cell table:formula="of:=[.C574]" office:value-type="float" office:value="0.000979431929480901" calcext:value-type="float">
            <text:p>0.0009794319</text:p>
          </table:table-cell>
          <table:table-cell table:formula="of:=4+3*COS(2*PI()*[.B575])+7*COS(4*PI()*[.B575])" office:value-type="float" office:value="6.35291521993478" calcext:value-type="float">
            <text:p>6.3529152199</text:p>
          </table:table-cell>
          <table:table-cell table:formula="of:=[.E574]" office:value-type="float" office:value="0" calcext:value-type="float">
            <text:p>0</text:p>
          </table:table-cell>
          <table:table-cell table:formula="of:=[.D575]*COS(2*PI()*[.E575]*[.B575])" office:value-type="float" office:value="6.35291521993478" calcext:value-type="float">
            <text:p>6.3529152199</text:p>
          </table:table-cell>
          <table:table-cell table:number-columns-repeated="1017"/>
        </table:table-row>
        <table:table-row table:style-name="ro1">
          <table:table-cell table:formula="of:=[.A575]+1" office:value-type="float" office:value="572" calcext:value-type="float">
            <text:p>572</text:p>
          </table:table-cell>
          <table:table-cell table:formula="of:=[.B575]+[.C575]" office:value-type="float" office:value="0.56023506366308" calcext:value-type="float">
            <text:p>0.5602350637</text:p>
          </table:table-cell>
          <table:table-cell table:formula="of:=[.C575]" office:value-type="float" office:value="0.000979431929480901" calcext:value-type="float">
            <text:p>0.0009794319</text:p>
          </table:table-cell>
          <table:table-cell table:formula="of:=4+3*COS(2*PI()*[.B576])+7*COS(4*PI()*[.B576])" office:value-type="float" office:value="6.30090826546668" calcext:value-type="float">
            <text:p>6.3009082655</text:p>
          </table:table-cell>
          <table:table-cell table:formula="of:=[.E575]" office:value-type="float" office:value="0" calcext:value-type="float">
            <text:p>0</text:p>
          </table:table-cell>
          <table:table-cell table:formula="of:=[.D576]*COS(2*PI()*[.E576]*[.B576])" office:value-type="float" office:value="6.30090826546668" calcext:value-type="float">
            <text:p>6.3009082655</text:p>
          </table:table-cell>
          <table:table-cell table:number-columns-repeated="1017"/>
        </table:table-row>
        <table:table-row table:style-name="ro1">
          <table:table-cell table:formula="of:=[.A576]+1" office:value-type="float" office:value="573" calcext:value-type="float">
            <text:p>573</text:p>
          </table:table-cell>
          <table:table-cell table:formula="of:=[.B576]+[.C576]" office:value-type="float" office:value="0.561214495592561" calcext:value-type="float">
            <text:p>0.5612144956</text:p>
          </table:table-cell>
          <table:table-cell table:formula="of:=[.C576]" office:value-type="float" office:value="0.000979431929480901" calcext:value-type="float">
            <text:p>0.0009794319</text:p>
          </table:table-cell>
          <table:table-cell table:formula="of:=4+3*COS(2*PI()*[.B577])+7*COS(4*PI()*[.B577])" office:value-type="float" office:value="6.24823604891459" calcext:value-type="float">
            <text:p>6.2482360489</text:p>
          </table:table-cell>
          <table:table-cell table:formula="of:=[.E576]" office:value-type="float" office:value="0" calcext:value-type="float">
            <text:p>0</text:p>
          </table:table-cell>
          <table:table-cell table:formula="of:=[.D577]*COS(2*PI()*[.E577]*[.B577])" office:value-type="float" office:value="6.24823604891459" calcext:value-type="float">
            <text:p>6.2482360489</text:p>
          </table:table-cell>
          <table:table-cell table:number-columns-repeated="1017"/>
        </table:table-row>
        <table:table-row table:style-name="ro1">
          <table:table-cell table:formula="of:=[.A577]+1" office:value-type="float" office:value="574" calcext:value-type="float">
            <text:p>574</text:p>
          </table:table-cell>
          <table:table-cell table:formula="of:=[.B577]+[.C577]" office:value-type="float" office:value="0.562193927522042" calcext:value-type="float">
            <text:p>0.5621939275</text:p>
          </table:table-cell>
          <table:table-cell table:formula="of:=[.C577]" office:value-type="float" office:value="0.000979431929480901" calcext:value-type="float">
            <text:p>0.0009794319</text:p>
          </table:table-cell>
          <table:table-cell table:formula="of:=4+3*COS(2*PI()*[.B578])+7*COS(4*PI()*[.B578])" office:value-type="float" office:value="6.194907330209" calcext:value-type="float">
            <text:p>6.1949073302</text:p>
          </table:table-cell>
          <table:table-cell table:formula="of:=[.E577]" office:value-type="float" office:value="0" calcext:value-type="float">
            <text:p>0</text:p>
          </table:table-cell>
          <table:table-cell table:formula="of:=[.D578]*COS(2*PI()*[.E578]*[.B578])" office:value-type="float" office:value="6.194907330209" calcext:value-type="float">
            <text:p>6.1949073302</text:p>
          </table:table-cell>
          <table:table-cell table:number-columns-repeated="1017"/>
        </table:table-row>
        <table:table-row table:style-name="ro1">
          <table:table-cell table:formula="of:=[.A578]+1" office:value-type="float" office:value="575" calcext:value-type="float">
            <text:p>575</text:p>
          </table:table-cell>
          <table:table-cell table:formula="of:=[.B578]+[.C578]" office:value-type="float" office:value="0.563173359451523" calcext:value-type="float">
            <text:p>0.5631733595</text:p>
          </table:table-cell>
          <table:table-cell table:formula="of:=[.C578]" office:value-type="float" office:value="0.000979431929480901" calcext:value-type="float">
            <text:p>0.0009794319</text:p>
          </table:table-cell>
          <table:table-cell table:formula="of:=4+3*COS(2*PI()*[.B579])+7*COS(4*PI()*[.B579])" office:value-type="float" office:value="6.14093098069381" calcext:value-type="float">
            <text:p>6.1409309807</text:p>
          </table:table-cell>
          <table:table-cell table:formula="of:=[.E578]" office:value-type="float" office:value="0" calcext:value-type="float">
            <text:p>0</text:p>
          </table:table-cell>
          <table:table-cell table:formula="of:=[.D579]*COS(2*PI()*[.E579]*[.B579])" office:value-type="float" office:value="6.14093098069381" calcext:value-type="float">
            <text:p>6.1409309807</text:p>
          </table:table-cell>
          <table:table-cell table:number-columns-repeated="1017"/>
        </table:table-row>
        <table:table-row table:style-name="ro1">
          <table:table-cell table:formula="of:=[.A579]+1" office:value-type="float" office:value="576" calcext:value-type="float">
            <text:p>576</text:p>
          </table:table-cell>
          <table:table-cell table:formula="of:=[.B579]+[.C579]" office:value-type="float" office:value="0.564152791381004" calcext:value-type="float">
            <text:p>0.5641527914</text:p>
          </table:table-cell>
          <table:table-cell table:formula="of:=[.C579]" office:value-type="float" office:value="0.000979431929480901" calcext:value-type="float">
            <text:p>0.0009794319</text:p>
          </table:table-cell>
          <table:table-cell table:formula="of:=4+3*COS(2*PI()*[.B580])+7*COS(4*PI()*[.B580])" office:value-type="float" office:value="6.08631598175238" calcext:value-type="float">
            <text:p>6.0863159818</text:p>
          </table:table-cell>
          <table:table-cell table:formula="of:=[.E579]" office:value-type="float" office:value="0" calcext:value-type="float">
            <text:p>0</text:p>
          </table:table-cell>
          <table:table-cell table:formula="of:=[.D580]*COS(2*PI()*[.E580]*[.B580])" office:value-type="float" office:value="6.08631598175238" calcext:value-type="float">
            <text:p>6.0863159818</text:p>
          </table:table-cell>
          <table:table-cell table:number-columns-repeated="1017"/>
        </table:table-row>
        <table:table-row table:style-name="ro1">
          <table:table-cell table:formula="of:=[.A580]+1" office:value-type="float" office:value="577" calcext:value-type="float">
            <text:p>577</text:p>
          </table:table-cell>
          <table:table-cell table:formula="of:=[.B580]+[.C580]" office:value-type="float" office:value="0.565132223310484" calcext:value-type="float">
            <text:p>0.5651322233</text:p>
          </table:table-cell>
          <table:table-cell table:formula="of:=[.C580]" office:value-type="float" office:value="0.000979431929480901" calcext:value-type="float">
            <text:p>0.0009794319</text:p>
          </table:table-cell>
          <table:table-cell table:formula="of:=4+3*COS(2*PI()*[.B581])+7*COS(4*PI()*[.B581])" office:value-type="float" office:value="6.03107142341658" calcext:value-type="float">
            <text:p>6.0310714234</text:p>
          </table:table-cell>
          <table:table-cell table:formula="of:=[.E580]" office:value-type="float" office:value="0" calcext:value-type="float">
            <text:p>0</text:p>
          </table:table-cell>
          <table:table-cell table:formula="of:=[.D581]*COS(2*PI()*[.E581]*[.B581])" office:value-type="float" office:value="6.03107142341658" calcext:value-type="float">
            <text:p>6.0310714234</text:p>
          </table:table-cell>
          <table:table-cell table:number-columns-repeated="1017"/>
        </table:table-row>
        <table:table-row table:style-name="ro1">
          <table:table-cell table:formula="of:=[.A581]+1" office:value-type="float" office:value="578" calcext:value-type="float">
            <text:p>578</text:p>
          </table:table-cell>
          <table:table-cell table:formula="of:=[.B581]+[.C581]" office:value-type="float" office:value="0.566111655239965" calcext:value-type="float">
            <text:p>0.5661116552</text:p>
          </table:table-cell>
          <table:table-cell table:formula="of:=[.C581]" office:value-type="float" office:value="0.000979431929480901" calcext:value-type="float">
            <text:p>0.0009794319</text:p>
          </table:table-cell>
          <table:table-cell table:formula="of:=4+3*COS(2*PI()*[.B582])+7*COS(4*PI()*[.B582])" office:value-type="float" office:value="5.97520650295884" calcext:value-type="float">
            <text:p>5.975206503</text:p>
          </table:table-cell>
          <table:table-cell table:formula="of:=[.E581]" office:value-type="float" office:value="0" calcext:value-type="float">
            <text:p>0</text:p>
          </table:table-cell>
          <table:table-cell table:formula="of:=[.D582]*COS(2*PI()*[.E582]*[.B582])" office:value-type="float" office:value="5.97520650295884" calcext:value-type="float">
            <text:p>5.975206503</text:p>
          </table:table-cell>
          <table:table-cell table:number-columns-repeated="1017"/>
        </table:table-row>
        <table:table-row table:style-name="ro1">
          <table:table-cell table:formula="of:=[.A582]+1" office:value-type="float" office:value="579" calcext:value-type="float">
            <text:p>579</text:p>
          </table:table-cell>
          <table:table-cell table:formula="of:=[.B582]+[.C582]" office:value-type="float" office:value="0.567091087169446" calcext:value-type="float">
            <text:p>0.5670910872</text:p>
          </table:table-cell>
          <table:table-cell table:formula="of:=[.C582]" office:value-type="float" office:value="0.000979431929480901" calcext:value-type="float">
            <text:p>0.0009794319</text:p>
          </table:table-cell>
          <table:table-cell table:formula="of:=4+3*COS(2*PI()*[.B583])+7*COS(4*PI()*[.B583])" office:value-type="float" office:value="5.91873052346754" calcext:value-type="float">
            <text:p>5.9187305235</text:p>
          </table:table-cell>
          <table:table-cell table:formula="of:=[.E582]" office:value-type="float" office:value="0" calcext:value-type="float">
            <text:p>0</text:p>
          </table:table-cell>
          <table:table-cell table:formula="of:=[.D583]*COS(2*PI()*[.E583]*[.B583])" office:value-type="float" office:value="5.91873052346754" calcext:value-type="float">
            <text:p>5.9187305235</text:p>
          </table:table-cell>
          <table:table-cell table:number-columns-repeated="1017"/>
        </table:table-row>
        <table:table-row table:style-name="ro1">
          <table:table-cell table:formula="of:=[.A583]+1" office:value-type="float" office:value="580" calcext:value-type="float">
            <text:p>580</text:p>
          </table:table-cell>
          <table:table-cell table:formula="of:=[.B583]+[.C583]" office:value-type="float" office:value="0.568070519098927" calcext:value-type="float">
            <text:p>0.5680705191</text:p>
          </table:table-cell>
          <table:table-cell table:formula="of:=[.C583]" office:value-type="float" office:value="0.000979431929480901" calcext:value-type="float">
            <text:p>0.0009794319</text:p>
          </table:table-cell>
          <table:table-cell table:formula="of:=4+3*COS(2*PI()*[.B584])+7*COS(4*PI()*[.B584])" office:value-type="float" office:value="5.86165289240596" calcext:value-type="float">
            <text:p>5.8616528924</text:p>
          </table:table-cell>
          <table:table-cell table:formula="of:=[.E583]" office:value-type="float" office:value="0" calcext:value-type="float">
            <text:p>0</text:p>
          </table:table-cell>
          <table:table-cell table:formula="of:=[.D584]*COS(2*PI()*[.E584]*[.B584])" office:value-type="float" office:value="5.86165289240596" calcext:value-type="float">
            <text:p>5.8616528924</text:p>
          </table:table-cell>
          <table:table-cell table:number-columns-repeated="1017"/>
        </table:table-row>
        <table:table-row table:style-name="ro1">
          <table:table-cell table:formula="of:=[.A584]+1" office:value-type="float" office:value="581" calcext:value-type="float">
            <text:p>581</text:p>
          </table:table-cell>
          <table:table-cell table:formula="of:=[.B584]+[.C584]" office:value-type="float" office:value="0.569049951028408" calcext:value-type="float">
            <text:p>0.569049951</text:p>
          </table:table-cell>
          <table:table-cell table:formula="of:=[.C584]" office:value-type="float" office:value="0.000979431929480901" calcext:value-type="float">
            <text:p>0.0009794319</text:p>
          </table:table-cell>
          <table:table-cell table:formula="of:=4+3*COS(2*PI()*[.B585])+7*COS(4*PI()*[.B585])" office:value-type="float" office:value="5.80398312015489" calcext:value-type="float">
            <text:p>5.8039831202</text:p>
          </table:table-cell>
          <table:table-cell table:formula="of:=[.E584]" office:value-type="float" office:value="0" calcext:value-type="float">
            <text:p>0</text:p>
          </table:table-cell>
          <table:table-cell table:formula="of:=[.D585]*COS(2*PI()*[.E585]*[.B585])" office:value-type="float" office:value="5.80398312015489" calcext:value-type="float">
            <text:p>5.8039831202</text:p>
          </table:table-cell>
          <table:table-cell table:number-columns-repeated="1017"/>
        </table:table-row>
        <table:table-row table:style-name="ro1">
          <table:table-cell table:formula="of:=[.A585]+1" office:value-type="float" office:value="582" calcext:value-type="float">
            <text:p>582</text:p>
          </table:table-cell>
          <table:table-cell table:formula="of:=[.B585]+[.C585]" office:value-type="float" office:value="0.570029382957889" calcext:value-type="float">
            <text:p>0.570029383</text:p>
          </table:table-cell>
          <table:table-cell table:formula="of:=[.C585]" office:value-type="float" office:value="0.000979431929480901" calcext:value-type="float">
            <text:p>0.0009794319</text:p>
          </table:table-cell>
          <table:table-cell table:formula="of:=4+3*COS(2*PI()*[.B586])+7*COS(4*PI()*[.B586])" office:value-type="float" office:value="5.74573081853925" calcext:value-type="float">
            <text:p>5.7457308185</text:p>
          </table:table-cell>
          <table:table-cell table:formula="of:=[.E585]" office:value-type="float" office:value="0" calcext:value-type="float">
            <text:p>0</text:p>
          </table:table-cell>
          <table:table-cell table:formula="of:=[.D586]*COS(2*PI()*[.E586]*[.B586])" office:value-type="float" office:value="5.74573081853925" calcext:value-type="float">
            <text:p>5.7457308185</text:p>
          </table:table-cell>
          <table:table-cell table:number-columns-repeated="1017"/>
        </table:table-row>
        <table:table-row table:style-name="ro1">
          <table:table-cell table:formula="of:=[.A586]+1" office:value-type="float" office:value="583" calcext:value-type="float">
            <text:p>583</text:p>
          </table:table-cell>
          <table:table-cell table:formula="of:=[.B586]+[.C586]" office:value-type="float" office:value="0.57100881488737" calcext:value-type="float">
            <text:p>0.5710088149</text:p>
          </table:table-cell>
          <table:table-cell table:formula="of:=[.C586]" office:value-type="float" office:value="0.000979431929480901" calcext:value-type="float">
            <text:p>0.0009794319</text:p>
          </table:table-cell>
          <table:table-cell table:formula="of:=4+3*COS(2*PI()*[.B587])+7*COS(4*PI()*[.B587])" office:value-type="float" office:value="5.68690569933895" calcext:value-type="float">
            <text:p>5.6869056993</text:p>
          </table:table-cell>
          <table:table-cell table:formula="of:=[.E586]" office:value-type="float" office:value="0" calcext:value-type="float">
            <text:p>0</text:p>
          </table:table-cell>
          <table:table-cell table:formula="of:=[.D587]*COS(2*PI()*[.E587]*[.B587])" office:value-type="float" office:value="5.68690569933895" calcext:value-type="float">
            <text:p>5.6869056993</text:p>
          </table:table-cell>
          <table:table-cell table:number-columns-repeated="1017"/>
        </table:table-row>
        <table:table-row table:style-name="ro1">
          <table:table-cell table:formula="of:=[.A587]+1" office:value-type="float" office:value="584" calcext:value-type="float">
            <text:p>584</text:p>
          </table:table-cell>
          <table:table-cell table:formula="of:=[.B587]+[.C587]" office:value-type="float" office:value="0.571988246816851" calcext:value-type="float">
            <text:p>0.5719882468</text:p>
          </table:table-cell>
          <table:table-cell table:formula="of:=[.C587]" office:value-type="float" office:value="0.000979431929480901" calcext:value-type="float">
            <text:p>0.0009794319</text:p>
          </table:table-cell>
          <table:table-cell table:formula="of:=4+3*COS(2*PI()*[.B588])+7*COS(4*PI()*[.B588])" office:value-type="float" office:value="5.62751757278403" calcext:value-type="float">
            <text:p>5.6275175728</text:p>
          </table:table-cell>
          <table:table-cell table:formula="of:=[.E587]" office:value-type="float" office:value="0" calcext:value-type="float">
            <text:p>0</text:p>
          </table:table-cell>
          <table:table-cell table:formula="of:=[.D588]*COS(2*PI()*[.E588]*[.B588])" office:value-type="float" office:value="5.62751757278403" calcext:value-type="float">
            <text:p>5.6275175728</text:p>
          </table:table-cell>
          <table:table-cell table:number-columns-repeated="1017"/>
        </table:table-row>
        <table:table-row table:style-name="ro1">
          <table:table-cell table:formula="of:=[.A588]+1" office:value-type="float" office:value="585" calcext:value-type="float">
            <text:p>585</text:p>
          </table:table-cell>
          <table:table-cell table:formula="of:=[.B588]+[.C588]" office:value-type="float" office:value="0.572967678746332" calcext:value-type="float">
            <text:p>0.5729676787</text:p>
          </table:table-cell>
          <table:table-cell table:formula="of:=[.C588]" office:value-type="float" office:value="0.000979431929480901" calcext:value-type="float">
            <text:p>0.0009794319</text:p>
          </table:table-cell>
          <table:table-cell table:formula="of:=4+3*COS(2*PI()*[.B589])+7*COS(4*PI()*[.B589])" office:value-type="float" office:value="5.5675763460346" calcext:value-type="float">
            <text:p>5.567576346</text:p>
          </table:table-cell>
          <table:table-cell table:formula="of:=[.E588]" office:value-type="float" office:value="0" calcext:value-type="float">
            <text:p>0</text:p>
          </table:table-cell>
          <table:table-cell table:formula="of:=[.D589]*COS(2*PI()*[.E589]*[.B589])" office:value-type="float" office:value="5.5675763460346" calcext:value-type="float">
            <text:p>5.567576346</text:p>
          </table:table-cell>
          <table:table-cell table:number-columns-repeated="1017"/>
        </table:table-row>
        <table:table-row table:style-name="ro1">
          <table:table-cell table:formula="of:=[.A589]+1" office:value-type="float" office:value="586" calcext:value-type="float">
            <text:p>586</text:p>
          </table:table-cell>
          <table:table-cell table:formula="of:=[.B589]+[.C589]" office:value-type="float" office:value="0.573947110675813" calcext:value-type="float">
            <text:p>0.5739471107</text:p>
          </table:table-cell>
          <table:table-cell table:formula="of:=[.C589]" office:value-type="float" office:value="0.000979431929480901" calcext:value-type="float">
            <text:p>0.0009794319</text:p>
          </table:table-cell>
          <table:table-cell table:formula="of:=4+3*COS(2*PI()*[.B590])+7*COS(4*PI()*[.B590])" office:value-type="float" office:value="5.50709202164553" calcext:value-type="float">
            <text:p>5.5070920216</text:p>
          </table:table-cell>
          <table:table-cell table:formula="of:=[.E589]" office:value-type="float" office:value="0" calcext:value-type="float">
            <text:p>0</text:p>
          </table:table-cell>
          <table:table-cell table:formula="of:=[.D590]*COS(2*PI()*[.E590]*[.B590])" office:value-type="float" office:value="5.50709202164553" calcext:value-type="float">
            <text:p>5.5070920216</text:p>
          </table:table-cell>
          <table:table-cell table:number-columns-repeated="1017"/>
        </table:table-row>
        <table:table-row table:style-name="ro1">
          <table:table-cell table:formula="of:=[.A590]+1" office:value-type="float" office:value="587" calcext:value-type="float">
            <text:p>587</text:p>
          </table:table-cell>
          <table:table-cell table:formula="of:=[.B590]+[.C590]" office:value-type="float" office:value="0.574926542605293" calcext:value-type="float">
            <text:p>0.5749265426</text:p>
          </table:table-cell>
          <table:table-cell table:formula="of:=[.C590]" office:value-type="float" office:value="0.000979431929480901" calcext:value-type="float">
            <text:p>0.0009794319</text:p>
          </table:table-cell>
          <table:table-cell table:formula="of:=4+3*COS(2*PI()*[.B591])+7*COS(4*PI()*[.B591])" office:value-type="float" office:value="5.44607469601633" calcext:value-type="float">
            <text:p>5.446074696</text:p>
          </table:table-cell>
          <table:table-cell table:formula="of:=[.E590]" office:value-type="float" office:value="0" calcext:value-type="float">
            <text:p>0</text:p>
          </table:table-cell>
          <table:table-cell table:formula="of:=[.D591]*COS(2*PI()*[.E591]*[.B591])" office:value-type="float" office:value="5.44607469601633" calcext:value-type="float">
            <text:p>5.446074696</text:p>
          </table:table-cell>
          <table:table-cell table:number-columns-repeated="1017"/>
        </table:table-row>
        <table:table-row table:style-name="ro1">
          <table:table-cell table:formula="of:=[.A591]+1" office:value-type="float" office:value="588" calcext:value-type="float">
            <text:p>588</text:p>
          </table:table-cell>
          <table:table-cell table:formula="of:=[.B591]+[.C591]" office:value-type="float" office:value="0.575905974534774" calcext:value-type="float">
            <text:p>0.5759059745</text:p>
          </table:table-cell>
          <table:table-cell table:formula="of:=[.C591]" office:value-type="float" office:value="0.000979431929480901" calcext:value-type="float">
            <text:p>0.0009794319</text:p>
          </table:table-cell>
          <table:table-cell table:formula="of:=4+3*COS(2*PI()*[.B592])+7*COS(4*PI()*[.B592])" office:value-type="float" office:value="5.38453455782635" calcext:value-type="float">
            <text:p>5.3845345578</text:p>
          </table:table-cell>
          <table:table-cell table:formula="of:=[.E591]" office:value-type="float" office:value="0" calcext:value-type="float">
            <text:p>0</text:p>
          </table:table-cell>
          <table:table-cell table:formula="of:=[.D592]*COS(2*PI()*[.E592]*[.B592])" office:value-type="float" office:value="5.38453455782635" calcext:value-type="float">
            <text:p>5.3845345578</text:p>
          </table:table-cell>
          <table:table-cell table:number-columns-repeated="1017"/>
        </table:table-row>
        <table:table-row table:style-name="ro1">
          <table:table-cell table:formula="of:=[.A592]+1" office:value-type="float" office:value="589" calcext:value-type="float">
            <text:p>589</text:p>
          </table:table-cell>
          <table:table-cell table:formula="of:=[.B592]+[.C592]" office:value-type="float" office:value="0.576885406464255" calcext:value-type="float">
            <text:p>0.5768854065</text:p>
          </table:table-cell>
          <table:table-cell table:formula="of:=[.C592]" office:value-type="float" office:value="0.000979431929480901" calcext:value-type="float">
            <text:p>0.0009794319</text:p>
          </table:table-cell>
          <table:table-cell table:formula="of:=4+3*COS(2*PI()*[.B593])+7*COS(4*PI()*[.B593])" office:value-type="float" office:value="5.3224818864555" calcext:value-type="float">
            <text:p>5.3224818865</text:p>
          </table:table-cell>
          <table:table-cell table:formula="of:=[.E592]" office:value-type="float" office:value="0" calcext:value-type="float">
            <text:p>0</text:p>
          </table:table-cell>
          <table:table-cell table:formula="of:=[.D593]*COS(2*PI()*[.E593]*[.B593])" office:value-type="float" office:value="5.3224818864555" calcext:value-type="float">
            <text:p>5.3224818865</text:p>
          </table:table-cell>
          <table:table-cell table:number-columns-repeated="1017"/>
        </table:table-row>
        <table:table-row table:style-name="ro1">
          <table:table-cell table:formula="of:=[.A593]+1" office:value-type="float" office:value="590" calcext:value-type="float">
            <text:p>590</text:p>
          </table:table-cell>
          <table:table-cell table:formula="of:=[.B593]+[.C593]" office:value-type="float" office:value="0.577864838393736" calcext:value-type="float">
            <text:p>0.5778648384</text:p>
          </table:table-cell>
          <table:table-cell table:formula="of:=[.C593]" office:value-type="float" office:value="0.000979431929480901" calcext:value-type="float">
            <text:p>0.0009794319</text:p>
          </table:table-cell>
          <table:table-cell table:formula="of:=4+3*COS(2*PI()*[.B594])+7*COS(4*PI()*[.B594])" office:value-type="float" office:value="5.25992705039095" calcext:value-type="float">
            <text:p>5.2599270504</text:p>
          </table:table-cell>
          <table:table-cell table:formula="of:=[.E593]" office:value-type="float" office:value="0" calcext:value-type="float">
            <text:p>0</text:p>
          </table:table-cell>
          <table:table-cell table:formula="of:=[.D594]*COS(2*PI()*[.E594]*[.B594])" office:value-type="float" office:value="5.25992705039095" calcext:value-type="float">
            <text:p>5.2599270504</text:p>
          </table:table-cell>
          <table:table-cell table:number-columns-repeated="1017"/>
        </table:table-row>
        <table:table-row table:style-name="ro1">
          <table:table-cell table:formula="of:=[.A594]+1" office:value-type="float" office:value="591" calcext:value-type="float">
            <text:p>591</text:p>
          </table:table-cell>
          <table:table-cell table:formula="of:=[.B594]+[.C594]" office:value-type="float" office:value="0.578844270323217" calcext:value-type="float">
            <text:p>0.5788442703</text:p>
          </table:table-cell>
          <table:table-cell table:formula="of:=[.C594]" office:value-type="float" office:value="0.000979431929480901" calcext:value-type="float">
            <text:p>0.0009794319</text:p>
          </table:table-cell>
          <table:table-cell table:formula="of:=4+3*COS(2*PI()*[.B595])+7*COS(4*PI()*[.B595])" office:value-type="float" office:value="5.19688050561973" calcext:value-type="float">
            <text:p>5.1968805056</text:p>
          </table:table-cell>
          <table:table-cell table:formula="of:=[.E594]" office:value-type="float" office:value="0" calcext:value-type="float">
            <text:p>0</text:p>
          </table:table-cell>
          <table:table-cell table:formula="of:=[.D595]*COS(2*PI()*[.E595]*[.B595])" office:value-type="float" office:value="5.19688050561973" calcext:value-type="float">
            <text:p>5.1968805056</text:p>
          </table:table-cell>
          <table:table-cell table:number-columns-repeated="1017"/>
        </table:table-row>
        <table:table-row table:style-name="ro1">
          <table:table-cell table:formula="of:=[.A595]+1" office:value-type="float" office:value="592" calcext:value-type="float">
            <text:p>592</text:p>
          </table:table-cell>
          <table:table-cell table:formula="of:=[.B595]+[.C595]" office:value-type="float" office:value="0.579823702252698" calcext:value-type="float">
            <text:p>0.5798237023</text:p>
          </table:table-cell>
          <table:table-cell table:formula="of:=[.C595]" office:value-type="float" office:value="0.000979431929480901" calcext:value-type="float">
            <text:p>0.0009794319</text:p>
          </table:table-cell>
          <table:table-cell table:formula="of:=4+3*COS(2*PI()*[.B596])+7*COS(4*PI()*[.B596])" office:value-type="float" office:value="5.13335279400777" calcext:value-type="float">
            <text:p>5.133352794</text:p>
          </table:table-cell>
          <table:table-cell table:formula="of:=[.E595]" office:value-type="float" office:value="0" calcext:value-type="float">
            <text:p>0</text:p>
          </table:table-cell>
          <table:table-cell table:formula="of:=[.D596]*COS(2*PI()*[.E596]*[.B596])" office:value-type="float" office:value="5.13335279400777" calcext:value-type="float">
            <text:p>5.133352794</text:p>
          </table:table-cell>
          <table:table-cell table:number-columns-repeated="1017"/>
        </table:table-row>
        <table:table-row table:style-name="ro1">
          <table:table-cell table:formula="of:=[.A596]+1" office:value-type="float" office:value="593" calcext:value-type="float">
            <text:p>593</text:p>
          </table:table-cell>
          <table:table-cell table:formula="of:=[.B596]+[.C596]" office:value-type="float" office:value="0.580803134182179" calcext:value-type="float">
            <text:p>0.5808031342</text:p>
          </table:table-cell>
          <table:table-cell table:formula="of:=[.C596]" office:value-type="float" office:value="0.000979431929480901" calcext:value-type="float">
            <text:p>0.0009794319</text:p>
          </table:table-cell>
          <table:table-cell table:formula="of:=4+3*COS(2*PI()*[.B597])+7*COS(4*PI()*[.B597])" office:value-type="float" office:value="5.06935454166538" calcext:value-type="float">
            <text:p>5.0693545417</text:p>
          </table:table-cell>
          <table:table-cell table:formula="of:=[.E596]" office:value-type="float" office:value="0" calcext:value-type="float">
            <text:p>0</text:p>
          </table:table-cell>
          <table:table-cell table:formula="of:=[.D597]*COS(2*PI()*[.E597]*[.B597])" office:value-type="float" office:value="5.06935454166538" calcext:value-type="float">
            <text:p>5.0693545417</text:p>
          </table:table-cell>
          <table:table-cell table:number-columns-repeated="1017"/>
        </table:table-row>
        <table:table-row table:style-name="ro1">
          <table:table-cell table:formula="of:=[.A597]+1" office:value-type="float" office:value="594" calcext:value-type="float">
            <text:p>594</text:p>
          </table:table-cell>
          <table:table-cell table:formula="of:=[.B597]+[.C597]" office:value-type="float" office:value="0.58178256611166" calcext:value-type="float">
            <text:p>0.5817825661</text:p>
          </table:table-cell>
          <table:table-cell table:formula="of:=[.C597]" office:value-type="float" office:value="0.000979431929480901" calcext:value-type="float">
            <text:p>0.0009794319</text:p>
          </table:table-cell>
          <table:table-cell table:formula="of:=4+3*COS(2*PI()*[.B598])+7*COS(4*PI()*[.B598])" office:value-type="float" office:value="5.00489645729968" calcext:value-type="float">
            <text:p>5.0048964573</text:p>
          </table:table-cell>
          <table:table-cell table:formula="of:=[.E597]" office:value-type="float" office:value="0" calcext:value-type="float">
            <text:p>0</text:p>
          </table:table-cell>
          <table:table-cell table:formula="of:=[.D598]*COS(2*PI()*[.E598]*[.B598])" office:value-type="float" office:value="5.00489645729968" calcext:value-type="float">
            <text:p>5.0048964573</text:p>
          </table:table-cell>
          <table:table-cell table:number-columns-repeated="1017"/>
        </table:table-row>
        <table:table-row table:style-name="ro1">
          <table:table-cell table:formula="of:=[.A598]+1" office:value-type="float" office:value="595" calcext:value-type="float">
            <text:p>595</text:p>
          </table:table-cell>
          <table:table-cell table:formula="of:=[.B598]+[.C598]" office:value-type="float" office:value="0.582761998041141" calcext:value-type="float">
            <text:p>0.582761998</text:p>
          </table:table-cell>
          <table:table-cell table:formula="of:=[.C598]" office:value-type="float" office:value="0.000979431929480901" calcext:value-type="float">
            <text:p>0.0009794319</text:p>
          </table:table-cell>
          <table:table-cell table:formula="of:=4+3*COS(2*PI()*[.B599])+7*COS(4*PI()*[.B599])" office:value-type="float" office:value="4.93998933055393" calcext:value-type="float">
            <text:p>4.9399893306</text:p>
          </table:table-cell>
          <table:table-cell table:formula="of:=[.E598]" office:value-type="float" office:value="0" calcext:value-type="float">
            <text:p>0</text:p>
          </table:table-cell>
          <table:table-cell table:formula="of:=[.D599]*COS(2*PI()*[.E599]*[.B599])" office:value-type="float" office:value="4.93998933055393" calcext:value-type="float">
            <text:p>4.9399893306</text:p>
          </table:table-cell>
          <table:table-cell table:number-columns-repeated="1017"/>
        </table:table-row>
        <table:table-row table:style-name="ro1">
          <table:table-cell table:formula="of:=[.A599]+1" office:value-type="float" office:value="596" calcext:value-type="float">
            <text:p>596</text:p>
          </table:table-cell>
          <table:table-cell table:formula="of:=[.B599]+[.C599]" office:value-type="float" office:value="0.583741429970622" calcext:value-type="float">
            <text:p>0.58374143</text:p>
          </table:table-cell>
          <table:table-cell table:formula="of:=[.C599]" office:value-type="float" office:value="0.000979431929480901" calcext:value-type="float">
            <text:p>0.0009794319</text:p>
          </table:table-cell>
          <table:table-cell table:formula="of:=4+3*COS(2*PI()*[.B600])+7*COS(4*PI()*[.B600])" office:value-type="float" office:value="4.87464403033433" calcext:value-type="float">
            <text:p>4.8746440303</text:p>
          </table:table-cell>
          <table:table-cell table:formula="of:=[.E599]" office:value-type="float" office:value="0" calcext:value-type="float">
            <text:p>0</text:p>
          </table:table-cell>
          <table:table-cell table:formula="of:=[.D600]*COS(2*PI()*[.E600]*[.B600])" office:value-type="float" office:value="4.87464403033433" calcext:value-type="float">
            <text:p>4.8746440303</text:p>
          </table:table-cell>
          <table:table-cell table:number-columns-repeated="1017"/>
        </table:table-row>
        <table:table-row table:style-name="ro1">
          <table:table-cell table:formula="of:=[.A600]+1" office:value-type="float" office:value="597" calcext:value-type="float">
            <text:p>597</text:p>
          </table:table-cell>
          <table:table-cell table:formula="of:=[.B600]+[.C600]" office:value-type="float" office:value="0.584720861900103" calcext:value-type="float">
            <text:p>0.5847208619</text:p>
          </table:table-cell>
          <table:table-cell table:formula="of:=[.C600]" office:value-type="float" office:value="0.000979431929480901" calcext:value-type="float">
            <text:p>0.0009794319</text:p>
          </table:table-cell>
          <table:table-cell table:formula="of:=4+3*COS(2*PI()*[.B601])+7*COS(4*PI()*[.B601])" office:value-type="float" office:value="4.80887150312426" calcext:value-type="float">
            <text:p>4.8088715031</text:p>
          </table:table-cell>
          <table:table-cell table:formula="of:=[.E600]" office:value-type="float" office:value="0" calcext:value-type="float">
            <text:p>0</text:p>
          </table:table-cell>
          <table:table-cell table:formula="of:=[.D601]*COS(2*PI()*[.E601]*[.B601])" office:value-type="float" office:value="4.80887150312426" calcext:value-type="float">
            <text:p>4.8088715031</text:p>
          </table:table-cell>
          <table:table-cell table:number-columns-repeated="1017"/>
        </table:table-row>
        <table:table-row table:style-name="ro1">
          <table:table-cell table:formula="of:=[.A601]+1" office:value-type="float" office:value="598" calcext:value-type="float">
            <text:p>598</text:p>
          </table:table-cell>
          <table:table-cell table:formula="of:=[.B601]+[.C601]" office:value-type="float" office:value="0.585700293829584" calcext:value-type="float">
            <text:p>0.5857002938</text:p>
          </table:table-cell>
          <table:table-cell table:formula="of:=[.C601]" office:value-type="float" office:value="0.000979431929480901" calcext:value-type="float">
            <text:p>0.0009794319</text:p>
          </table:table-cell>
          <table:table-cell table:formula="of:=4+3*COS(2*PI()*[.B602])+7*COS(4*PI()*[.B602])" office:value-type="float" office:value="4.74268277128645" calcext:value-type="float">
            <text:p>4.7426827713</text:p>
          </table:table-cell>
          <table:table-cell table:formula="of:=[.E601]" office:value-type="float" office:value="0" calcext:value-type="float">
            <text:p>0</text:p>
          </table:table-cell>
          <table:table-cell table:formula="of:=[.D602]*COS(2*PI()*[.E602]*[.B602])" office:value-type="float" office:value="4.74268277128645" calcext:value-type="float">
            <text:p>4.7426827713</text:p>
          </table:table-cell>
          <table:table-cell table:number-columns-repeated="1017"/>
        </table:table-row>
        <table:table-row table:style-name="ro1">
          <table:table-cell table:formula="of:=[.A602]+1" office:value-type="float" office:value="599" calcext:value-type="float">
            <text:p>599</text:p>
          </table:table-cell>
          <table:table-cell table:formula="of:=[.B602]+[.C602]" office:value-type="float" office:value="0.586679725759064" calcext:value-type="float">
            <text:p>0.5866797258</text:p>
          </table:table-cell>
          <table:table-cell table:formula="of:=[.C602]" office:value-type="float" office:value="0.000979431929480901" calcext:value-type="float">
            <text:p>0.0009794319</text:p>
          </table:table-cell>
          <table:table-cell table:formula="of:=4+3*COS(2*PI()*[.B603])+7*COS(4*PI()*[.B603])" office:value-type="float" office:value="4.6760889313531" calcext:value-type="float">
            <text:p>4.6760889314</text:p>
          </table:table-cell>
          <table:table-cell table:formula="of:=[.E602]" office:value-type="float" office:value="0" calcext:value-type="float">
            <text:p>0</text:p>
          </table:table-cell>
          <table:table-cell table:formula="of:=[.D603]*COS(2*PI()*[.E603]*[.B603])" office:value-type="float" office:value="4.6760889313531" calcext:value-type="float">
            <text:p>4.6760889314</text:p>
          </table:table-cell>
          <table:table-cell table:number-columns-repeated="1017"/>
        </table:table-row>
        <table:table-row table:style-name="ro1">
          <table:table-cell table:formula="of:=[.A603]+1" office:value-type="float" office:value="600" calcext:value-type="float">
            <text:p>600</text:p>
          </table:table-cell>
          <table:table-cell table:formula="of:=[.B603]+[.C603]" office:value-type="float" office:value="0.587659157688545" calcext:value-type="float">
            <text:p>0.5876591577</text:p>
          </table:table-cell>
          <table:table-cell table:formula="of:=[.C603]" office:value-type="float" office:value="0.000979431929480901" calcext:value-type="float">
            <text:p>0.0009794319</text:p>
          </table:table-cell>
          <table:table-cell table:formula="of:=4+3*COS(2*PI()*[.B604])+7*COS(4*PI()*[.B604])" office:value-type="float" office:value="4.60910115230451" calcext:value-type="float">
            <text:p>4.6091011523</text:p>
          </table:table-cell>
          <table:table-cell table:formula="of:=[.E603]" office:value-type="float" office:value="0" calcext:value-type="float">
            <text:p>0</text:p>
          </table:table-cell>
          <table:table-cell table:formula="of:=[.D604]*COS(2*PI()*[.E604]*[.B604])" office:value-type="float" office:value="4.60910115230451" calcext:value-type="float">
            <text:p>4.6091011523</text:p>
          </table:table-cell>
          <table:table-cell table:number-columns-repeated="1017"/>
        </table:table-row>
        <table:table-row table:style-name="ro1">
          <table:table-cell table:formula="of:=[.A604]+1" office:value-type="float" office:value="601" calcext:value-type="float">
            <text:p>601</text:p>
          </table:table-cell>
          <table:table-cell table:formula="of:=[.B604]+[.C604]" office:value-type="float" office:value="0.588638589618026" calcext:value-type="float">
            <text:p>0.5886385896</text:p>
          </table:table-cell>
          <table:table-cell table:formula="of:=[.C604]" office:value-type="float" office:value="0.000979431929480901" calcext:value-type="float">
            <text:p>0.0009794319</text:p>
          </table:table-cell>
          <table:table-cell table:formula="of:=4+3*COS(2*PI()*[.B605])+7*COS(4*PI()*[.B605])" office:value-type="float" office:value="4.54173067383618" calcext:value-type="float">
            <text:p>4.5417306738</text:p>
          </table:table-cell>
          <table:table-cell table:formula="of:=[.E604]" office:value-type="float" office:value="0" calcext:value-type="float">
            <text:p>0</text:p>
          </table:table-cell>
          <table:table-cell table:formula="of:=[.D605]*COS(2*PI()*[.E605]*[.B605])" office:value-type="float" office:value="4.54173067383618" calcext:value-type="float">
            <text:p>4.5417306738</text:p>
          </table:table-cell>
          <table:table-cell table:number-columns-repeated="1017"/>
        </table:table-row>
        <table:table-row table:style-name="ro1">
          <table:table-cell table:formula="of:=[.A605]+1" office:value-type="float" office:value="602" calcext:value-type="float">
            <text:p>602</text:p>
          </table:table-cell>
          <table:table-cell table:formula="of:=[.B605]+[.C605]" office:value-type="float" office:value="0.589618021547507" calcext:value-type="float">
            <text:p>0.5896180215</text:p>
          </table:table-cell>
          <table:table-cell table:formula="of:=[.C605]" office:value-type="float" office:value="0.000979431929480901" calcext:value-type="float">
            <text:p>0.0009794319</text:p>
          </table:table-cell>
          <table:table-cell table:formula="of:=4+3*COS(2*PI()*[.B606])+7*COS(4*PI()*[.B606])" office:value-type="float" office:value="4.4739888046148" calcext:value-type="float">
            <text:p>4.4739888046</text:p>
          </table:table-cell>
          <table:table-cell table:formula="of:=[.E605]" office:value-type="float" office:value="0" calcext:value-type="float">
            <text:p>0</text:p>
          </table:table-cell>
          <table:table-cell table:formula="of:=[.D606]*COS(2*PI()*[.E606]*[.B606])" office:value-type="float" office:value="4.4739888046148" calcext:value-type="float">
            <text:p>4.4739888046</text:p>
          </table:table-cell>
          <table:table-cell table:number-columns-repeated="1017"/>
        </table:table-row>
        <table:table-row table:style-name="ro1">
          <table:table-cell table:formula="of:=[.A606]+1" office:value-type="float" office:value="603" calcext:value-type="float">
            <text:p>603</text:p>
          </table:table-cell>
          <table:table-cell table:formula="of:=[.B606]+[.C606]" office:value-type="float" office:value="0.590597453476988" calcext:value-type="float">
            <text:p>0.5905974535</text:p>
          </table:table-cell>
          <table:table-cell table:formula="of:=[.C606]" office:value-type="float" office:value="0.000979431929480901" calcext:value-type="float">
            <text:p>0.0009794319</text:p>
          </table:table-cell>
          <table:table-cell table:formula="of:=4+3*COS(2*PI()*[.B607])+7*COS(4*PI()*[.B607])" office:value-type="float" office:value="4.4058869205235" calcext:value-type="float">
            <text:p>4.4058869205</text:p>
          </table:table-cell>
          <table:table-cell table:formula="of:=[.E606]" office:value-type="float" office:value="0" calcext:value-type="float">
            <text:p>0</text:p>
          </table:table-cell>
          <table:table-cell table:formula="of:=[.D607]*COS(2*PI()*[.E607]*[.B607])" office:value-type="float" office:value="4.4058869205235" calcext:value-type="float">
            <text:p>4.4058869205</text:p>
          </table:table-cell>
          <table:table-cell table:number-columns-repeated="1017"/>
        </table:table-row>
        <table:table-row table:style-name="ro1">
          <table:table-cell table:formula="of:=[.A607]+1" office:value-type="float" office:value="604" calcext:value-type="float">
            <text:p>604</text:p>
          </table:table-cell>
          <table:table-cell table:formula="of:=[.B607]+[.C607]" office:value-type="float" office:value="0.591576885406469" calcext:value-type="float">
            <text:p>0.5915768854</text:p>
          </table:table-cell>
          <table:table-cell table:formula="of:=[.C607]" office:value-type="float" office:value="0.000979431929480901" calcext:value-type="float">
            <text:p>0.0009794319</text:p>
          </table:table-cell>
          <table:table-cell table:formula="of:=4+3*COS(2*PI()*[.B608])+7*COS(4*PI()*[.B608])" office:value-type="float" office:value="4.3374364628963" calcext:value-type="float">
            <text:p>4.3374364629</text:p>
          </table:table-cell>
          <table:table-cell table:formula="of:=[.E607]" office:value-type="float" office:value="0" calcext:value-type="float">
            <text:p>0</text:p>
          </table:table-cell>
          <table:table-cell table:formula="of:=[.D608]*COS(2*PI()*[.E608]*[.B608])" office:value-type="float" office:value="4.3374364628963" calcext:value-type="float">
            <text:p>4.3374364629</text:p>
          </table:table-cell>
          <table:table-cell table:number-columns-repeated="1017"/>
        </table:table-row>
        <table:table-row table:style-name="ro1">
          <table:table-cell table:formula="of:=[.A608]+1" office:value-type="float" office:value="605" calcext:value-type="float">
            <text:p>605</text:p>
          </table:table-cell>
          <table:table-cell table:formula="of:=[.B608]+[.C608]" office:value-type="float" office:value="0.59255631733595" calcext:value-type="float">
            <text:p>0.5925563173</text:p>
          </table:table-cell>
          <table:table-cell table:formula="of:=[.C608]" office:value-type="float" office:value="0.000979431929480901" calcext:value-type="float">
            <text:p>0.0009794319</text:p>
          </table:table-cell>
          <table:table-cell table:formula="of:=4+3*COS(2*PI()*[.B609])+7*COS(4*PI()*[.B609])" office:value-type="float" office:value="4.26864893674241" calcext:value-type="float">
            <text:p>4.2686489367</text:p>
          </table:table-cell>
          <table:table-cell table:formula="of:=[.E608]" office:value-type="float" office:value="0" calcext:value-type="float">
            <text:p>0</text:p>
          </table:table-cell>
          <table:table-cell table:formula="of:=[.D609]*COS(2*PI()*[.E609]*[.B609])" office:value-type="float" office:value="4.26864893674241" calcext:value-type="float">
            <text:p>4.2686489367</text:p>
          </table:table-cell>
          <table:table-cell table:number-columns-repeated="1017"/>
        </table:table-row>
        <table:table-row table:style-name="ro1">
          <table:table-cell table:formula="of:=[.A609]+1" office:value-type="float" office:value="606" calcext:value-type="float">
            <text:p>606</text:p>
          </table:table-cell>
          <table:table-cell table:formula="of:=[.B609]+[.C609]" office:value-type="float" office:value="0.593535749265431" calcext:value-type="float">
            <text:p>0.5935357493</text:p>
          </table:table-cell>
          <table:table-cell table:formula="of:=[.C609]" office:value-type="float" office:value="0.000979431929480901" calcext:value-type="float">
            <text:p>0.0009794319</text:p>
          </table:table-cell>
          <table:table-cell table:formula="of:=4+3*COS(2*PI()*[.B610])+7*COS(4*PI()*[.B610])" office:value-type="float" office:value="4.19953590896038" calcext:value-type="float">
            <text:p>4.199535909</text:p>
          </table:table-cell>
          <table:table-cell table:formula="of:=[.E609]" office:value-type="float" office:value="0" calcext:value-type="float">
            <text:p>0</text:p>
          </table:table-cell>
          <table:table-cell table:formula="of:=[.D610]*COS(2*PI()*[.E610]*[.B610])" office:value-type="float" office:value="4.19953590896038" calcext:value-type="float">
            <text:p>4.199535909</text:p>
          </table:table-cell>
          <table:table-cell table:number-columns-repeated="1017"/>
        </table:table-row>
        <table:table-row table:style-name="ro1">
          <table:table-cell table:formula="of:=[.A610]+1" office:value-type="float" office:value="607" calcext:value-type="float">
            <text:p>607</text:p>
          </table:table-cell>
          <table:table-cell table:formula="of:=[.B610]+[.C610]" office:value-type="float" office:value="0.594515181194912" calcext:value-type="float">
            <text:p>0.5945151812</text:p>
          </table:table-cell>
          <table:table-cell table:formula="of:=[.C610]" office:value-type="float" office:value="0.000979431929480901" calcext:value-type="float">
            <text:p>0.0009794319</text:p>
          </table:table-cell>
          <table:table-cell table:formula="of:=4+3*COS(2*PI()*[.B611])+7*COS(4*PI()*[.B611])" office:value-type="float" office:value="4.13010900654247" calcext:value-type="float">
            <text:p>4.1301090065</text:p>
          </table:table-cell>
          <table:table-cell table:formula="of:=[.E610]" office:value-type="float" office:value="0" calcext:value-type="float">
            <text:p>0</text:p>
          </table:table-cell>
          <table:table-cell table:formula="of:=[.D611]*COS(2*PI()*[.E611]*[.B611])" office:value-type="float" office:value="4.13010900654247" calcext:value-type="float">
            <text:p>4.1301090065</text:p>
          </table:table-cell>
          <table:table-cell table:number-columns-repeated="1017"/>
        </table:table-row>
        <table:table-row table:style-name="ro1">
          <table:table-cell table:formula="of:=[.A611]+1" office:value-type="float" office:value="608" calcext:value-type="float">
            <text:p>608</text:p>
          </table:table-cell>
          <table:table-cell table:formula="of:=[.B611]+[.C611]" office:value-type="float" office:value="0.595494613124393" calcext:value-type="float">
            <text:p>0.5954946131</text:p>
          </table:table-cell>
          <table:table-cell table:formula="of:=[.C611]" office:value-type="float" office:value="0.000979431929480901" calcext:value-type="float">
            <text:p>0.0009794319</text:p>
          </table:table-cell>
          <table:table-cell table:formula="of:=4+3*COS(2*PI()*[.B612])+7*COS(4*PI()*[.B612])" office:value-type="float" office:value="4.06037991476955" calcext:value-type="float">
            <text:p>4.0603799148</text:p>
          </table:table-cell>
          <table:table-cell table:formula="of:=[.E611]" office:value-type="float" office:value="0" calcext:value-type="float">
            <text:p>0</text:p>
          </table:table-cell>
          <table:table-cell table:formula="of:=[.D612]*COS(2*PI()*[.E612]*[.B612])" office:value-type="float" office:value="4.06037991476955" calcext:value-type="float">
            <text:p>4.0603799148</text:p>
          </table:table-cell>
          <table:table-cell table:number-columns-repeated="1017"/>
        </table:table-row>
        <table:table-row table:style-name="ro1">
          <table:table-cell table:formula="of:=[.A612]+1" office:value-type="float" office:value="609" calcext:value-type="float">
            <text:p>609</text:p>
          </table:table-cell>
          <table:table-cell table:formula="of:=[.B612]+[.C612]" office:value-type="float" office:value="0.596474045053874" calcext:value-type="float">
            <text:p>0.5964740451</text:p>
          </table:table-cell>
          <table:table-cell table:formula="of:=[.C612]" office:value-type="float" office:value="0.000979431929480901" calcext:value-type="float">
            <text:p>0.0009794319</text:p>
          </table:table-cell>
          <table:table-cell table:formula="of:=4+3*COS(2*PI()*[.B613])+7*COS(4*PI()*[.B613])" office:value-type="float" office:value="3.99036037539673" calcext:value-type="float">
            <text:p>3.9903603754</text:p>
          </table:table-cell>
          <table:table-cell table:formula="of:=[.E612]" office:value-type="float" office:value="0" calcext:value-type="float">
            <text:p>0</text:p>
          </table:table-cell>
          <table:table-cell table:formula="of:=[.D613]*COS(2*PI()*[.E613]*[.B613])" office:value-type="float" office:value="3.99036037539673" calcext:value-type="float">
            <text:p>3.9903603754</text:p>
          </table:table-cell>
          <table:table-cell table:number-columns-repeated="1017"/>
        </table:table-row>
        <table:table-row table:style-name="ro1">
          <table:table-cell table:formula="of:=[.A613]+1" office:value-type="float" office:value="610" calcext:value-type="float">
            <text:p>610</text:p>
          </table:table-cell>
          <table:table-cell table:formula="of:=[.B613]+[.C613]" office:value-type="float" office:value="0.597453476983355" calcext:value-type="float">
            <text:p>0.597453477</text:p>
          </table:table-cell>
          <table:table-cell table:formula="of:=[.C613]" office:value-type="float" office:value="0.000979431929480901" calcext:value-type="float">
            <text:p>0.0009794319</text:p>
          </table:table-cell>
          <table:table-cell table:formula="of:=4+3*COS(2*PI()*[.B614])+7*COS(4*PI()*[.B614])" office:value-type="float" office:value="3.92006218483002" calcext:value-type="float">
            <text:p>3.9200621848</text:p>
          </table:table-cell>
          <table:table-cell table:formula="of:=[.E613]" office:value-type="float" office:value="0" calcext:value-type="float">
            <text:p>0</text:p>
          </table:table-cell>
          <table:table-cell table:formula="of:=[.D614]*COS(2*PI()*[.E614]*[.B614])" office:value-type="float" office:value="3.92006218483002" calcext:value-type="float">
            <text:p>3.9200621848</text:p>
          </table:table-cell>
          <table:table-cell table:number-columns-repeated="1017"/>
        </table:table-row>
        <table:table-row table:style-name="ro1">
          <table:table-cell table:formula="of:=[.A614]+1" office:value-type="float" office:value="611" calcext:value-type="float">
            <text:p>611</text:p>
          </table:table-cell>
          <table:table-cell table:formula="of:=[.B614]+[.C614]" office:value-type="float" office:value="0.598432908912835" calcext:value-type="float">
            <text:p>0.5984329089</text:p>
          </table:table-cell>
          <table:table-cell table:formula="of:=[.C614]" office:value-type="float" office:value="0.000979431929480901" calcext:value-type="float">
            <text:p>0.0009794319</text:p>
          </table:table-cell>
          <table:table-cell table:formula="of:=4+3*COS(2*PI()*[.B615])+7*COS(4*PI()*[.B615])" office:value-type="float" office:value="3.84949719229435" calcext:value-type="float">
            <text:p>3.8494971923</text:p>
          </table:table-cell>
          <table:table-cell table:formula="of:=[.E614]" office:value-type="float" office:value="0" calcext:value-type="float">
            <text:p>0</text:p>
          </table:table-cell>
          <table:table-cell table:formula="of:=[.D615]*COS(2*PI()*[.E615]*[.B615])" office:value-type="float" office:value="3.84949719229435" calcext:value-type="float">
            <text:p>3.8494971923</text:p>
          </table:table-cell>
          <table:table-cell table:number-columns-repeated="1017"/>
        </table:table-row>
        <table:table-row table:style-name="ro1">
          <table:table-cell table:formula="of:=[.A615]+1" office:value-type="float" office:value="612" calcext:value-type="float">
            <text:p>612</text:p>
          </table:table-cell>
          <table:table-cell table:formula="of:=[.B615]+[.C615]" office:value-type="float" office:value="0.599412340842316" calcext:value-type="float">
            <text:p>0.5994123408</text:p>
          </table:table-cell>
          <table:table-cell table:formula="of:=[.C615]" office:value-type="float" office:value="0.000979431929480901" calcext:value-type="float">
            <text:p>0.0009794319</text:p>
          </table:table-cell>
          <table:table-cell table:formula="of:=4+3*COS(2*PI()*[.B616])+7*COS(4*PI()*[.B616])" office:value-type="float" office:value="3.77867729799316" calcext:value-type="float">
            <text:p>3.778677298</text:p>
          </table:table-cell>
          <table:table-cell table:formula="of:=[.E615]" office:value-type="float" office:value="0" calcext:value-type="float">
            <text:p>0</text:p>
          </table:table-cell>
          <table:table-cell table:formula="of:=[.D616]*COS(2*PI()*[.E616]*[.B616])" office:value-type="float" office:value="3.77867729799316" calcext:value-type="float">
            <text:p>3.778677298</text:p>
          </table:table-cell>
          <table:table-cell table:number-columns-repeated="1017"/>
        </table:table-row>
        <table:table-row table:style-name="ro1">
          <table:table-cell table:formula="of:=[.A616]+1" office:value-type="float" office:value="613" calcext:value-type="float">
            <text:p>613</text:p>
          </table:table-cell>
          <table:table-cell table:formula="of:=[.B616]+[.C616]" office:value-type="float" office:value="0.600391772771797" calcext:value-type="float">
            <text:p>0.6003917728</text:p>
          </table:table-cell>
          <table:table-cell table:formula="of:=[.C616]" office:value-type="float" office:value="0.000979431929480901" calcext:value-type="float">
            <text:p>0.0009794319</text:p>
          </table:table-cell>
          <table:table-cell table:formula="of:=4+3*COS(2*PI()*[.B617])+7*COS(4*PI()*[.B617])" office:value-type="float" office:value="3.70761445125986" calcext:value-type="float">
            <text:p>3.7076144513</text:p>
          </table:table-cell>
          <table:table-cell table:formula="of:=[.E616]" office:value-type="float" office:value="0" calcext:value-type="float">
            <text:p>0</text:p>
          </table:table-cell>
          <table:table-cell table:formula="of:=[.D617]*COS(2*PI()*[.E617]*[.B617])" office:value-type="float" office:value="3.70761445125986" calcext:value-type="float">
            <text:p>3.7076144513</text:p>
          </table:table-cell>
          <table:table-cell table:number-columns-repeated="1017"/>
        </table:table-row>
        <table:table-row table:style-name="ro1">
          <table:table-cell table:formula="of:=[.A617]+1" office:value-type="float" office:value="614" calcext:value-type="float">
            <text:p>614</text:p>
          </table:table-cell>
          <table:table-cell table:formula="of:=[.B617]+[.C617]" office:value-type="float" office:value="0.601371204701278" calcext:value-type="float">
            <text:p>0.6013712047</text:p>
          </table:table-cell>
          <table:table-cell table:formula="of:=[.C617]" office:value-type="float" office:value="0.000979431929480901" calcext:value-type="float">
            <text:p>0.0009794319</text:p>
          </table:table-cell>
          <table:table-cell table:formula="of:=4+3*COS(2*PI()*[.B618])+7*COS(4*PI()*[.B618])" office:value-type="float" office:value="3.63632064870146" calcext:value-type="float">
            <text:p>3.6363206487</text:p>
          </table:table-cell>
          <table:table-cell table:formula="of:=[.E617]" office:value-type="float" office:value="0" calcext:value-type="float">
            <text:p>0</text:p>
          </table:table-cell>
          <table:table-cell table:formula="of:=[.D618]*COS(2*PI()*[.E618]*[.B618])" office:value-type="float" office:value="3.63632064870146" calcext:value-type="float">
            <text:p>3.6363206487</text:p>
          </table:table-cell>
          <table:table-cell table:number-columns-repeated="1017"/>
        </table:table-row>
        <table:table-row table:style-name="ro1">
          <table:table-cell table:formula="of:=[.A618]+1" office:value-type="float" office:value="615" calcext:value-type="float">
            <text:p>615</text:p>
          </table:table-cell>
          <table:table-cell table:formula="of:=[.B618]+[.C618]" office:value-type="float" office:value="0.602350636630759" calcext:value-type="float">
            <text:p>0.6023506366</text:p>
          </table:table-cell>
          <table:table-cell table:formula="of:=[.C618]" office:value-type="float" office:value="0.000979431929480901" calcext:value-type="float">
            <text:p>0.0009794319</text:p>
          </table:table-cell>
          <table:table-cell table:formula="of:=4+3*COS(2*PI()*[.B619])+7*COS(4*PI()*[.B619])" office:value-type="float" office:value="3.56480793233465" calcext:value-type="float">
            <text:p>3.5648079323</text:p>
          </table:table-cell>
          <table:table-cell table:formula="of:=[.E618]" office:value-type="float" office:value="0" calcext:value-type="float">
            <text:p>0</text:p>
          </table:table-cell>
          <table:table-cell table:formula="of:=[.D619]*COS(2*PI()*[.E619]*[.B619])" office:value-type="float" office:value="3.56480793233465" calcext:value-type="float">
            <text:p>3.5648079323</text:p>
          </table:table-cell>
          <table:table-cell table:number-columns-repeated="1017"/>
        </table:table-row>
        <table:table-row table:style-name="ro1">
          <table:table-cell table:formula="of:=[.A619]+1" office:value-type="float" office:value="616" calcext:value-type="float">
            <text:p>616</text:p>
          </table:table-cell>
          <table:table-cell table:formula="of:=[.B619]+[.C619]" office:value-type="float" office:value="0.60333006856024" calcext:value-type="float">
            <text:p>0.6033300686</text:p>
          </table:table-cell>
          <table:table-cell table:formula="of:=[.C619]" office:value-type="float" office:value="0.000979431929480901" calcext:value-type="float">
            <text:p>0.0009794319</text:p>
          </table:table-cell>
          <table:table-cell table:formula="of:=4+3*COS(2*PI()*[.B620])+7*COS(4*PI()*[.B620])" office:value-type="float" office:value="3.49308838771459" calcext:value-type="float">
            <text:p>3.4930883877</text:p>
          </table:table-cell>
          <table:table-cell table:formula="of:=[.E619]" office:value-type="float" office:value="0" calcext:value-type="float">
            <text:p>0</text:p>
          </table:table-cell>
          <table:table-cell table:formula="of:=[.D620]*COS(2*PI()*[.E620]*[.B620])" office:value-type="float" office:value="3.49308838771459" calcext:value-type="float">
            <text:p>3.4930883877</text:p>
          </table:table-cell>
          <table:table-cell table:number-columns-repeated="1017"/>
        </table:table-row>
        <table:table-row table:style-name="ro1">
          <table:table-cell table:formula="of:=[.A620]+1" office:value-type="float" office:value="617" calcext:value-type="float">
            <text:p>617</text:p>
          </table:table-cell>
          <table:table-cell table:formula="of:=[.B620]+[.C620]" office:value-type="float" office:value="0.604309500489721" calcext:value-type="float">
            <text:p>0.6043095005</text:p>
          </table:table-cell>
          <table:table-cell table:formula="of:=[.C620]" office:value-type="float" office:value="0.000979431929480901" calcext:value-type="float">
            <text:p>0.0009794319</text:p>
          </table:table-cell>
          <table:table-cell table:formula="of:=4+3*COS(2*PI()*[.B621])+7*COS(4*PI()*[.B621])" office:value-type="float" office:value="3.42117414205675" calcext:value-type="float">
            <text:p>3.4211741421</text:p>
          </table:table-cell>
          <table:table-cell table:formula="of:=[.E620]" office:value-type="float" office:value="0" calcext:value-type="float">
            <text:p>0</text:p>
          </table:table-cell>
          <table:table-cell table:formula="of:=[.D621]*COS(2*PI()*[.E621]*[.B621])" office:value-type="float" office:value="3.42117414205675" calcext:value-type="float">
            <text:p>3.4211741421</text:p>
          </table:table-cell>
          <table:table-cell table:number-columns-repeated="1017"/>
        </table:table-row>
        <table:table-row table:style-name="ro1">
          <table:table-cell table:formula="of:=[.A621]+1" office:value-type="float" office:value="618" calcext:value-type="float">
            <text:p>618</text:p>
          </table:table-cell>
          <table:table-cell table:formula="of:=[.B621]+[.C621]" office:value-type="float" office:value="0.605288932419202" calcext:value-type="float">
            <text:p>0.6052889324</text:p>
          </table:table-cell>
          <table:table-cell table:formula="of:=[.C621]" office:value-type="float" office:value="0.000979431929480901" calcext:value-type="float">
            <text:p>0.0009794319</text:p>
          </table:table-cell>
          <table:table-cell table:formula="of:=4+3*COS(2*PI()*[.B622])+7*COS(4*PI()*[.B622])" office:value-type="float" office:value="3.34907736235197" calcext:value-type="float">
            <text:p>3.3490773624</text:p>
          </table:table-cell>
          <table:table-cell table:formula="of:=[.E621]" office:value-type="float" office:value="0" calcext:value-type="float">
            <text:p>0</text:p>
          </table:table-cell>
          <table:table-cell table:formula="of:=[.D622]*COS(2*PI()*[.E622]*[.B622])" office:value-type="float" office:value="3.34907736235197" calcext:value-type="float">
            <text:p>3.3490773624</text:p>
          </table:table-cell>
          <table:table-cell table:number-columns-repeated="1017"/>
        </table:table-row>
        <table:table-row table:style-name="ro1">
          <table:table-cell table:formula="of:=[.A622]+1" office:value-type="float" office:value="619" calcext:value-type="float">
            <text:p>619</text:p>
          </table:table-cell>
          <table:table-cell table:formula="of:=[.B622]+[.C622]" office:value-type="float" office:value="0.606268364348683" calcext:value-type="float">
            <text:p>0.6062683643</text:p>
          </table:table-cell>
          <table:table-cell table:formula="of:=[.C622]" office:value-type="float" office:value="0.000979431929480901" calcext:value-type="float">
            <text:p>0.0009794319</text:p>
          </table:table-cell>
          <table:table-cell table:formula="of:=4+3*COS(2*PI()*[.B623])+7*COS(4*PI()*[.B623])" office:value-type="float" office:value="3.27681025347518" calcext:value-type="float">
            <text:p>3.2768102535</text:p>
          </table:table-cell>
          <table:table-cell table:formula="of:=[.E622]" office:value-type="float" office:value="0" calcext:value-type="float">
            <text:p>0</text:p>
          </table:table-cell>
          <table:table-cell table:formula="of:=[.D623]*COS(2*PI()*[.E623]*[.B623])" office:value-type="float" office:value="3.27681025347518" calcext:value-type="float">
            <text:p>3.2768102535</text:p>
          </table:table-cell>
          <table:table-cell table:number-columns-repeated="1017"/>
        </table:table-row>
        <table:table-row table:style-name="ro1">
          <table:table-cell table:formula="of:=[.A623]+1" office:value-type="float" office:value="620" calcext:value-type="float">
            <text:p>620</text:p>
          </table:table-cell>
          <table:table-cell table:formula="of:=[.B623]+[.C623]" office:value-type="float" office:value="0.607247796278164" calcext:value-type="float">
            <text:p>0.6072477963</text:p>
          </table:table-cell>
          <table:table-cell table:formula="of:=[.C623]" office:value-type="float" office:value="0.000979431929480901" calcext:value-type="float">
            <text:p>0.0009794319</text:p>
          </table:table-cell>
          <table:table-cell table:formula="of:=4+3*COS(2*PI()*[.B624])+7*COS(4*PI()*[.B624])" office:value-type="float" office:value="3.20438505628798" calcext:value-type="float">
            <text:p>3.2043850563</text:p>
          </table:table-cell>
          <table:table-cell table:formula="of:=[.E623]" office:value-type="float" office:value="0" calcext:value-type="float">
            <text:p>0</text:p>
          </table:table-cell>
          <table:table-cell table:formula="of:=[.D624]*COS(2*PI()*[.E624]*[.B624])" office:value-type="float" office:value="3.20438505628798" calcext:value-type="float">
            <text:p>3.2043850563</text:p>
          </table:table-cell>
          <table:table-cell table:number-columns-repeated="1017"/>
        </table:table-row>
        <table:table-row table:style-name="ro1">
          <table:table-cell table:formula="of:=[.A624]+1" office:value-type="float" office:value="621" calcext:value-type="float">
            <text:p>621</text:p>
          </table:table-cell>
          <table:table-cell table:formula="of:=[.B624]+[.C624]" office:value-type="float" office:value="0.608227228207644" calcext:value-type="float">
            <text:p>0.6082272282</text:p>
          </table:table-cell>
          <table:table-cell table:formula="of:=[.C624]" office:value-type="float" office:value="0.000979431929480901" calcext:value-type="float">
            <text:p>0.0009794319</text:p>
          </table:table-cell>
          <table:table-cell table:formula="of:=4+3*COS(2*PI()*[.B625])+7*COS(4*PI()*[.B625])" office:value-type="float" office:value="3.13181404573536" calcext:value-type="float">
            <text:p>3.1318140457</text:p>
          </table:table-cell>
          <table:table-cell table:formula="of:=[.E624]" office:value-type="float" office:value="0" calcext:value-type="float">
            <text:p>0</text:p>
          </table:table-cell>
          <table:table-cell table:formula="of:=[.D625]*COS(2*PI()*[.E625]*[.B625])" office:value-type="float" office:value="3.13181404573536" calcext:value-type="float">
            <text:p>3.1318140457</text:p>
          </table:table-cell>
          <table:table-cell table:number-columns-repeated="1017"/>
        </table:table-row>
        <table:table-row table:style-name="ro1">
          <table:table-cell table:formula="of:=[.A625]+1" office:value-type="float" office:value="622" calcext:value-type="float">
            <text:p>622</text:p>
          </table:table-cell>
          <table:table-cell table:formula="of:=[.B625]+[.C625]" office:value-type="float" office:value="0.609206660137125" calcext:value-type="float">
            <text:p>0.6092066601</text:p>
          </table:table-cell>
          <table:table-cell table:formula="of:=[.C625]" office:value-type="float" office:value="0.000979431929480901" calcext:value-type="float">
            <text:p>0.0009794319</text:p>
          </table:table-cell>
          <table:table-cell table:formula="of:=4+3*COS(2*PI()*[.B626])+7*COS(4*PI()*[.B626])" office:value-type="float" office:value="3.05910952893686" calcext:value-type="float">
            <text:p>3.0591095289</text:p>
          </table:table-cell>
          <table:table-cell table:formula="of:=[.E625]" office:value-type="float" office:value="0" calcext:value-type="float">
            <text:p>0</text:p>
          </table:table-cell>
          <table:table-cell table:formula="of:=[.D626]*COS(2*PI()*[.E626]*[.B626])" office:value-type="float" office:value="3.05910952893686" calcext:value-type="float">
            <text:p>3.0591095289</text:p>
          </table:table-cell>
          <table:table-cell table:number-columns-repeated="1017"/>
        </table:table-row>
        <table:table-row table:style-name="ro1">
          <table:table-cell table:formula="of:=[.A626]+1" office:value-type="float" office:value="623" calcext:value-type="float">
            <text:p>623</text:p>
          </table:table-cell>
          <table:table-cell table:formula="of:=[.B626]+[.C626]" office:value-type="float" office:value="0.610186092066606" calcext:value-type="float">
            <text:p>0.6101860921</text:p>
          </table:table-cell>
          <table:table-cell table:formula="of:=[.C626]" office:value-type="float" office:value="0.000979431929480901" calcext:value-type="float">
            <text:p>0.0009794319</text:p>
          </table:table-cell>
          <table:table-cell table:formula="of:=4+3*COS(2*PI()*[.B627])+7*COS(4*PI()*[.B627])" office:value-type="float" office:value="2.98628384327253" calcext:value-type="float">
            <text:p>2.9862838433</text:p>
          </table:table-cell>
          <table:table-cell table:formula="of:=[.E626]" office:value-type="float" office:value="0" calcext:value-type="float">
            <text:p>0</text:p>
          </table:table-cell>
          <table:table-cell table:formula="of:=[.D627]*COS(2*PI()*[.E627]*[.B627])" office:value-type="float" office:value="2.98628384327253" calcext:value-type="float">
            <text:p>2.9862838433</text:p>
          </table:table-cell>
          <table:table-cell table:number-columns-repeated="1017"/>
        </table:table-row>
        <table:table-row table:style-name="ro1">
          <table:table-cell table:formula="of:=[.A627]+1" office:value-type="float" office:value="624" calcext:value-type="float">
            <text:p>624</text:p>
          </table:table-cell>
          <table:table-cell table:formula="of:=[.B627]+[.C627]" office:value-type="float" office:value="0.611165523996087" calcext:value-type="float">
            <text:p>0.611165524</text:p>
          </table:table-cell>
          <table:table-cell table:formula="of:=[.C627]" office:value-type="float" office:value="0.000979431929480901" calcext:value-type="float">
            <text:p>0.0009794319</text:p>
          </table:table-cell>
          <table:table-cell table:formula="of:=4+3*COS(2*PI()*[.B628])+7*COS(4*PI()*[.B628])" office:value-type="float" office:value="2.91334935446389" calcext:value-type="float">
            <text:p>2.9133493545</text:p>
          </table:table-cell>
          <table:table-cell table:formula="of:=[.E627]" office:value-type="float" office:value="0" calcext:value-type="float">
            <text:p>0</text:p>
          </table:table-cell>
          <table:table-cell table:formula="of:=[.D628]*COS(2*PI()*[.E628]*[.B628])" office:value-type="float" office:value="2.91334935446389" calcext:value-type="float">
            <text:p>2.9133493545</text:p>
          </table:table-cell>
          <table:table-cell table:number-columns-repeated="1017"/>
        </table:table-row>
        <table:table-row table:style-name="ro1">
          <table:table-cell table:formula="of:=[.A628]+1" office:value-type="float" office:value="625" calcext:value-type="float">
            <text:p>625</text:p>
          </table:table-cell>
          <table:table-cell table:formula="of:=[.B628]+[.C628]" office:value-type="float" office:value="0.612144955925568" calcext:value-type="float">
            <text:p>0.6121449559</text:p>
          </table:table-cell>
          <table:table-cell table:formula="of:=[.C628]" office:value-type="float" office:value="0.000979431929480901" calcext:value-type="float">
            <text:p>0.0009794319</text:p>
          </table:table-cell>
          <table:table-cell table:formula="of:=4+3*COS(2*PI()*[.B629])+7*COS(4*PI()*[.B629])" office:value-type="float" office:value="2.8403184546502" calcext:value-type="float">
            <text:p>2.8403184547</text:p>
          </table:table-cell>
          <table:table-cell table:formula="of:=[.E628]" office:value-type="float" office:value="0" calcext:value-type="float">
            <text:p>0</text:p>
          </table:table-cell>
          <table:table-cell table:formula="of:=[.D629]*COS(2*PI()*[.E629]*[.B629])" office:value-type="float" office:value="2.8403184546502" calcext:value-type="float">
            <text:p>2.8403184547</text:p>
          </table:table-cell>
          <table:table-cell table:number-columns-repeated="1017"/>
        </table:table-row>
        <table:table-row table:style-name="ro1">
          <table:table-cell table:formula="of:=[.A629]+1" office:value-type="float" office:value="626" calcext:value-type="float">
            <text:p>626</text:p>
          </table:table-cell>
          <table:table-cell table:formula="of:=[.B629]+[.C629]" office:value-type="float" office:value="0.613124387855049" calcext:value-type="float">
            <text:p>0.6131243879</text:p>
          </table:table-cell>
          <table:table-cell table:formula="of:=[.C629]" office:value-type="float" office:value="0.000979431929480901" calcext:value-type="float">
            <text:p>0.0009794319</text:p>
          </table:table-cell>
          <table:table-cell table:formula="of:=4+3*COS(2*PI()*[.B630])+7*COS(4*PI()*[.B630])" office:value-type="float" office:value="2.7672035604604" calcext:value-type="float">
            <text:p>2.7672035605</text:p>
          </table:table-cell>
          <table:table-cell table:formula="of:=[.E629]" office:value-type="float" office:value="0" calcext:value-type="float">
            <text:p>0</text:p>
          </table:table-cell>
          <table:table-cell table:formula="of:=[.D630]*COS(2*PI()*[.E630]*[.B630])" office:value-type="float" office:value="2.7672035604604" calcext:value-type="float">
            <text:p>2.7672035605</text:p>
          </table:table-cell>
          <table:table-cell table:number-columns-repeated="1017"/>
        </table:table-row>
        <table:table-row table:style-name="ro1">
          <table:table-cell table:formula="of:=[.A630]+1" office:value-type="float" office:value="627" calcext:value-type="float">
            <text:p>627</text:p>
          </table:table-cell>
          <table:table-cell table:formula="of:=[.B630]+[.C630]" office:value-type="float" office:value="0.61410381978453" calcext:value-type="float">
            <text:p>0.6141038198</text:p>
          </table:table-cell>
          <table:table-cell table:formula="of:=[.C630]" office:value-type="float" office:value="0.000979431929480901" calcext:value-type="float">
            <text:p>0.0009794319</text:p>
          </table:table-cell>
          <table:table-cell table:formula="of:=4+3*COS(2*PI()*[.B631])+7*COS(4*PI()*[.B631])" office:value-type="float" office:value="2.69401711108093" calcext:value-type="float">
            <text:p>2.6940171111</text:p>
          </table:table-cell>
          <table:table-cell table:formula="of:=[.E630]" office:value-type="float" office:value="0" calcext:value-type="float">
            <text:p>0</text:p>
          </table:table-cell>
          <table:table-cell table:formula="of:=[.D631]*COS(2*PI()*[.E631]*[.B631])" office:value-type="float" office:value="2.69401711108093" calcext:value-type="float">
            <text:p>2.6940171111</text:p>
          </table:table-cell>
          <table:table-cell table:number-columns-repeated="1017"/>
        </table:table-row>
        <table:table-row table:style-name="ro1">
          <table:table-cell table:formula="of:=[.A631]+1" office:value-type="float" office:value="628" calcext:value-type="float">
            <text:p>628</text:p>
          </table:table-cell>
          <table:table-cell table:formula="of:=[.B631]+[.C631]" office:value-type="float" office:value="0.615083251714011" calcext:value-type="float">
            <text:p>0.6150832517</text:p>
          </table:table-cell>
          <table:table-cell table:formula="of:=[.C631]" office:value-type="float" office:value="0.000979431929480901" calcext:value-type="float">
            <text:p>0.0009794319</text:p>
          </table:table-cell>
          <table:table-cell table:formula="of:=4+3*COS(2*PI()*[.B632])+7*COS(4*PI()*[.B632])" office:value-type="float" office:value="2.62077156631975" calcext:value-type="float">
            <text:p>2.6207715663</text:p>
          </table:table-cell>
          <table:table-cell table:formula="of:=[.E631]" office:value-type="float" office:value="0" calcext:value-type="float">
            <text:p>0</text:p>
          </table:table-cell>
          <table:table-cell table:formula="of:=[.D632]*COS(2*PI()*[.E632]*[.B632])" office:value-type="float" office:value="2.62077156631975" calcext:value-type="float">
            <text:p>2.6207715663</text:p>
          </table:table-cell>
          <table:table-cell table:number-columns-repeated="1017"/>
        </table:table-row>
        <table:table-row table:style-name="ro1">
          <table:table-cell table:formula="of:=[.A632]+1" office:value-type="float" office:value="629" calcext:value-type="float">
            <text:p>629</text:p>
          </table:table-cell>
          <table:table-cell table:formula="of:=[.B632]+[.C632]" office:value-type="float" office:value="0.616062683643492" calcext:value-type="float">
            <text:p>0.6160626836</text:p>
          </table:table-cell>
          <table:table-cell table:formula="of:=[.C632]" office:value-type="float" office:value="0.000979431929480901" calcext:value-type="float">
            <text:p>0.0009794319</text:p>
          </table:table-cell>
          <table:table-cell table:formula="of:=4+3*COS(2*PI()*[.B633])+7*COS(4*PI()*[.B633])" office:value-type="float" office:value="2.54747940466693" calcext:value-type="float">
            <text:p>2.5474794047</text:p>
          </table:table-cell>
          <table:table-cell table:formula="of:=[.E632]" office:value-type="float" office:value="0" calcext:value-type="float">
            <text:p>0</text:p>
          </table:table-cell>
          <table:table-cell table:formula="of:=[.D633]*COS(2*PI()*[.E633]*[.B633])" office:value-type="float" office:value="2.54747940466693" calcext:value-type="float">
            <text:p>2.5474794047</text:p>
          </table:table-cell>
          <table:table-cell table:number-columns-repeated="1017"/>
        </table:table-row>
        <table:table-row table:style-name="ro1">
          <table:table-cell table:formula="of:=[.A633]+1" office:value-type="float" office:value="630" calcext:value-type="float">
            <text:p>630</text:p>
          </table:table-cell>
          <table:table-cell table:formula="of:=[.B633]+[.C633]" office:value-type="float" office:value="0.617042115572973" calcext:value-type="float">
            <text:p>0.6170421156</text:p>
          </table:table-cell>
          <table:table-cell table:formula="of:=[.C633]" office:value-type="float" office:value="0.000979431929480901" calcext:value-type="float">
            <text:p>0.0009794319</text:p>
          </table:table-cell>
          <table:table-cell table:formula="of:=4+3*COS(2*PI()*[.B634])+7*COS(4*PI()*[.B634])" office:value-type="float" office:value="2.47415312135195" calcext:value-type="float">
            <text:p>2.4741531214</text:p>
          </table:table-cell>
          <table:table-cell table:formula="of:=[.E633]" office:value-type="float" office:value="0" calcext:value-type="float">
            <text:p>0</text:p>
          </table:table-cell>
          <table:table-cell table:formula="of:=[.D634]*COS(2*PI()*[.E634]*[.B634])" office:value-type="float" office:value="2.47415312135195" calcext:value-type="float">
            <text:p>2.4741531214</text:p>
          </table:table-cell>
          <table:table-cell table:number-columns-repeated="1017"/>
        </table:table-row>
        <table:table-row table:style-name="ro1">
          <table:table-cell table:formula="of:=[.A634]+1" office:value-type="float" office:value="631" calcext:value-type="float">
            <text:p>631</text:p>
          </table:table-cell>
          <table:table-cell table:formula="of:=[.B634]+[.C634]" office:value-type="float" office:value="0.618021547502454" calcext:value-type="float">
            <text:p>0.6180215475</text:p>
          </table:table-cell>
          <table:table-cell table:formula="of:=[.C634]" office:value-type="float" office:value="0.000979431929480901" calcext:value-type="float">
            <text:p>0.0009794319</text:p>
          </table:table-cell>
          <table:table-cell table:formula="of:=4+3*COS(2*PI()*[.B635])+7*COS(4*PI()*[.B635])" office:value-type="float" office:value="2.4008052263982" calcext:value-type="float">
            <text:p>2.4008052264</text:p>
          </table:table-cell>
          <table:table-cell table:formula="of:=[.E634]" office:value-type="float" office:value="0" calcext:value-type="float">
            <text:p>0</text:p>
          </table:table-cell>
          <table:table-cell table:formula="of:=[.D635]*COS(2*PI()*[.E635]*[.B635])" office:value-type="float" office:value="2.4008052263982" calcext:value-type="float">
            <text:p>2.4008052264</text:p>
          </table:table-cell>
          <table:table-cell table:number-columns-repeated="1017"/>
        </table:table-row>
        <table:table-row table:style-name="ro1">
          <table:table-cell table:formula="of:=[.A635]+1" office:value-type="float" office:value="632" calcext:value-type="float">
            <text:p>632</text:p>
          </table:table-cell>
          <table:table-cell table:formula="of:=[.B635]+[.C635]" office:value-type="float" office:value="0.619000979431935" calcext:value-type="float">
            <text:p>0.6190009794</text:p>
          </table:table-cell>
          <table:table-cell table:formula="of:=[.C635]" office:value-type="float" office:value="0.000979431929480901" calcext:value-type="float">
            <text:p>0.0009794319</text:p>
          </table:table-cell>
          <table:table-cell table:formula="of:=4+3*COS(2*PI()*[.B636])+7*COS(4*PI()*[.B636])" office:value-type="float" office:value="2.32744824267475" calcext:value-type="float">
            <text:p>2.3274482427</text:p>
          </table:table-cell>
          <table:table-cell table:formula="of:=[.E635]" office:value-type="float" office:value="0" calcext:value-type="float">
            <text:p>0</text:p>
          </table:table-cell>
          <table:table-cell table:formula="of:=[.D636]*COS(2*PI()*[.E636]*[.B636])" office:value-type="float" office:value="2.32744824267475" calcext:value-type="float">
            <text:p>2.3274482427</text:p>
          </table:table-cell>
          <table:table-cell table:number-columns-repeated="1017"/>
        </table:table-row>
        <table:table-row table:style-name="ro1">
          <table:table-cell table:formula="of:=[.A636]+1" office:value-type="float" office:value="633" calcext:value-type="float">
            <text:p>633</text:p>
          </table:table-cell>
          <table:table-cell table:formula="of:=[.B636]+[.C636]" office:value-type="float" office:value="0.619980411361415" calcext:value-type="float">
            <text:p>0.6199804114</text:p>
          </table:table-cell>
          <table:table-cell table:formula="of:=[.C636]" office:value-type="float" office:value="0.000979431929480901" calcext:value-type="float">
            <text:p>0.0009794319</text:p>
          </table:table-cell>
          <table:table-cell table:formula="of:=4+3*COS(2*PI()*[.B637])+7*COS(4*PI()*[.B637])" office:value-type="float" office:value="2.25409470394596" calcext:value-type="float">
            <text:p>2.2540947039</text:p>
          </table:table-cell>
          <table:table-cell table:formula="of:=[.E636]" office:value-type="float" office:value="0" calcext:value-type="float">
            <text:p>0</text:p>
          </table:table-cell>
          <table:table-cell table:formula="of:=[.D637]*COS(2*PI()*[.E637]*[.B637])" office:value-type="float" office:value="2.25409470394596" calcext:value-type="float">
            <text:p>2.2540947039</text:p>
          </table:table-cell>
          <table:table-cell table:number-columns-repeated="1017"/>
        </table:table-row>
        <table:table-row table:style-name="ro1">
          <table:table-cell table:formula="of:=[.A637]+1" office:value-type="float" office:value="634" calcext:value-type="float">
            <text:p>634</text:p>
          </table:table-cell>
          <table:table-cell table:formula="of:=[.B637]+[.C637]" office:value-type="float" office:value="0.620959843290896" calcext:value-type="float">
            <text:p>0.6209598433</text:p>
          </table:table-cell>
          <table:table-cell table:formula="of:=[.C637]" office:value-type="float" office:value="0.000979431929480901" calcext:value-type="float">
            <text:p>0.0009794319</text:p>
          </table:table-cell>
          <table:table-cell table:formula="of:=4+3*COS(2*PI()*[.B638])+7*COS(4*PI()*[.B638])" office:value-type="float" office:value="2.18075715291893" calcext:value-type="float">
            <text:p>2.1807571529</text:p>
          </table:table-cell>
          <table:table-cell table:formula="of:=[.E637]" office:value-type="float" office:value="0" calcext:value-type="float">
            <text:p>0</text:p>
          </table:table-cell>
          <table:table-cell table:formula="of:=[.D638]*COS(2*PI()*[.E638]*[.B638])" office:value-type="float" office:value="2.18075715291893" calcext:value-type="float">
            <text:p>2.1807571529</text:p>
          </table:table-cell>
          <table:table-cell table:number-columns-repeated="1017"/>
        </table:table-row>
        <table:table-row table:style-name="ro1">
          <table:table-cell table:formula="of:=[.A638]+1" office:value-type="float" office:value="635" calcext:value-type="float">
            <text:p>635</text:p>
          </table:table-cell>
          <table:table-cell table:formula="of:=[.B638]+[.C638]" office:value-type="float" office:value="0.621939275220377" calcext:value-type="float">
            <text:p>0.6219392752</text:p>
          </table:table-cell>
          <table:table-cell table:formula="of:=[.C638]" office:value-type="float" office:value="0.000979431929480901" calcext:value-type="float">
            <text:p>0.0009794319</text:p>
          </table:table-cell>
          <table:table-cell table:formula="of:=4+3*COS(2*PI()*[.B639])+7*COS(4*PI()*[.B639])" office:value-type="float" office:value="2.10744813928935" calcext:value-type="float">
            <text:p>2.1074481393</text:p>
          </table:table-cell>
          <table:table-cell table:formula="of:=[.E638]" office:value-type="float" office:value="0" calcext:value-type="float">
            <text:p>0</text:p>
          </table:table-cell>
          <table:table-cell table:formula="of:=[.D639]*COS(2*PI()*[.E639]*[.B639])" office:value-type="float" office:value="2.10744813928935" calcext:value-type="float">
            <text:p>2.1074481393</text:p>
          </table:table-cell>
          <table:table-cell table:number-columns-repeated="1017"/>
        </table:table-row>
        <table:table-row table:style-name="ro1">
          <table:table-cell table:formula="of:=[.A639]+1" office:value-type="float" office:value="636" calcext:value-type="float">
            <text:p>636</text:p>
          </table:table-cell>
          <table:table-cell table:formula="of:=[.B639]+[.C639]" office:value-type="float" office:value="0.622918707149858" calcext:value-type="float">
            <text:p>0.6229187071</text:p>
          </table:table-cell>
          <table:table-cell table:formula="of:=[.C639]" office:value-type="float" office:value="0.000979431929480901" calcext:value-type="float">
            <text:p>0.0009794319</text:p>
          </table:table-cell>
          <table:table-cell table:formula="of:=4+3*COS(2*PI()*[.B640])+7*COS(4*PI()*[.B640])" office:value-type="float" office:value="2.03418021778589" calcext:value-type="float">
            <text:p>2.0341802178</text:p>
          </table:table-cell>
          <table:table-cell table:formula="of:=[.E639]" office:value-type="float" office:value="0" calcext:value-type="float">
            <text:p>0</text:p>
          </table:table-cell>
          <table:table-cell table:formula="of:=[.D640]*COS(2*PI()*[.E640]*[.B640])" office:value-type="float" office:value="2.03418021778589" calcext:value-type="float">
            <text:p>2.0341802178</text:p>
          </table:table-cell>
          <table:table-cell table:number-columns-repeated="1017"/>
        </table:table-row>
        <table:table-row table:style-name="ro1">
          <table:table-cell table:formula="of:=[.A640]+1" office:value-type="float" office:value="637" calcext:value-type="float">
            <text:p>637</text:p>
          </table:table-cell>
          <table:table-cell table:formula="of:=[.B640]+[.C640]" office:value-type="float" office:value="0.623898139079339" calcext:value-type="float">
            <text:p>0.6238981391</text:p>
          </table:table-cell>
          <table:table-cell table:formula="of:=[.C640]" office:value-type="float" office:value="0.000979431929480901" calcext:value-type="float">
            <text:p>0.0009794319</text:p>
          </table:table-cell>
          <table:table-cell table:formula="of:=4+3*COS(2*PI()*[.B641])+7*COS(4*PI()*[.B641])" office:value-type="float" office:value="1.96096594621346" calcext:value-type="float">
            <text:p>1.9609659462</text:p>
          </table:table-cell>
          <table:table-cell table:formula="of:=[.E640]" office:value-type="float" office:value="0" calcext:value-type="float">
            <text:p>0</text:p>
          </table:table-cell>
          <table:table-cell table:formula="of:=[.D641]*COS(2*PI()*[.E641]*[.B641])" office:value-type="float" office:value="1.96096594621346" calcext:value-type="float">
            <text:p>1.9609659462</text:p>
          </table:table-cell>
          <table:table-cell table:number-columns-repeated="1017"/>
        </table:table-row>
        <table:table-row table:style-name="ro1">
          <table:table-cell table:formula="of:=[.A641]+1" office:value-type="float" office:value="638" calcext:value-type="float">
            <text:p>638</text:p>
          </table:table-cell>
          <table:table-cell table:formula="of:=[.B641]+[.C641]" office:value-type="float" office:value="0.62487757100882" calcext:value-type="float">
            <text:p>0.624877571</text:p>
          </table:table-cell>
          <table:table-cell table:formula="of:=[.C641]" office:value-type="float" office:value="0.000979431929480901" calcext:value-type="float">
            <text:p>0.0009794319</text:p>
          </table:table-cell>
          <table:table-cell table:formula="of:=4+3*COS(2*PI()*[.B642])+7*COS(4*PI()*[.B642])" office:value-type="float" office:value="1.88781788349567" calcext:value-type="float">
            <text:p>1.8878178835</text:p>
          </table:table-cell>
          <table:table-cell table:formula="of:=[.E641]" office:value-type="float" office:value="0" calcext:value-type="float">
            <text:p>0</text:p>
          </table:table-cell>
          <table:table-cell table:formula="of:=[.D642]*COS(2*PI()*[.E642]*[.B642])" office:value-type="float" office:value="1.88781788349567" calcext:value-type="float">
            <text:p>1.8878178835</text:p>
          </table:table-cell>
          <table:table-cell table:number-columns-repeated="1017"/>
        </table:table-row>
        <table:table-row table:style-name="ro1">
          <table:table-cell table:formula="of:=[.A642]+1" office:value-type="float" office:value="639" calcext:value-type="float">
            <text:p>639</text:p>
          </table:table-cell>
          <table:table-cell table:formula="of:=[.B642]+[.C642]" office:value-type="float" office:value="0.625857002938301" calcext:value-type="float">
            <text:p>0.6258570029</text:p>
          </table:table-cell>
          <table:table-cell table:formula="of:=[.C642]" office:value-type="float" office:value="0.000979431929480901" calcext:value-type="float">
            <text:p>0.0009794319</text:p>
          </table:table-cell>
          <table:table-cell table:formula="of:=4+3*COS(2*PI()*[.B643])+7*COS(4*PI()*[.B643])" office:value-type="float" office:value="1.81474858771677" calcext:value-type="float">
            <text:p>1.8147485877</text:p>
          </table:table-cell>
          <table:table-cell table:formula="of:=[.E642]" office:value-type="float" office:value="0" calcext:value-type="float">
            <text:p>0</text:p>
          </table:table-cell>
          <table:table-cell table:formula="of:=[.D643]*COS(2*PI()*[.E643]*[.B643])" office:value-type="float" office:value="1.81474858771677" calcext:value-type="float">
            <text:p>1.8147485877</text:p>
          </table:table-cell>
          <table:table-cell table:number-columns-repeated="1017"/>
        </table:table-row>
        <table:table-row table:style-name="ro1">
          <table:table-cell table:formula="of:=[.A643]+1" office:value-type="float" office:value="640" calcext:value-type="float">
            <text:p>640</text:p>
          </table:table-cell>
          <table:table-cell table:formula="of:=[.B643]+[.C643]" office:value-type="float" office:value="0.626836434867782" calcext:value-type="float">
            <text:p>0.6268364349</text:p>
          </table:table-cell>
          <table:table-cell table:formula="of:=[.C643]" office:value-type="float" office:value="0.000979431929480901" calcext:value-type="float">
            <text:p>0.0009794319</text:p>
          </table:table-cell>
          <table:table-cell table:formula="of:=4+3*COS(2*PI()*[.B644])+7*COS(4*PI()*[.B644])" office:value-type="float" office:value="1.7417706141634" calcext:value-type="float">
            <text:p>1.7417706142</text:p>
          </table:table-cell>
          <table:table-cell table:formula="of:=[.E643]" office:value-type="float" office:value="0" calcext:value-type="float">
            <text:p>0</text:p>
          </table:table-cell>
          <table:table-cell table:formula="of:=[.D644]*COS(2*PI()*[.E644]*[.B644])" office:value-type="float" office:value="1.7417706141634" calcext:value-type="float">
            <text:p>1.7417706142</text:p>
          </table:table-cell>
          <table:table-cell table:number-columns-repeated="1017"/>
        </table:table-row>
        <table:table-row table:style-name="ro1">
          <table:table-cell table:formula="of:=[.A644]+1" office:value-type="float" office:value="641" calcext:value-type="float">
            <text:p>641</text:p>
          </table:table-cell>
          <table:table-cell table:formula="of:=[.B644]+[.C644]" office:value-type="float" office:value="0.627815866797263" calcext:value-type="float">
            <text:p>0.6278158668</text:p>
          </table:table-cell>
          <table:table-cell table:formula="of:=[.C644]" office:value-type="float" office:value="0.000979431929480901" calcext:value-type="float">
            <text:p>0.0009794319</text:p>
          </table:table-cell>
          <table:table-cell table:formula="of:=4+3*COS(2*PI()*[.B645])+7*COS(4*PI()*[.B645])" office:value-type="float" office:value="1.66889651336631" calcext:value-type="float">
            <text:p>1.6688965134</text:p>
          </table:table-cell>
          <table:table-cell table:formula="of:=[.E644]" office:value-type="float" office:value="0" calcext:value-type="float">
            <text:p>0</text:p>
          </table:table-cell>
          <table:table-cell table:formula="of:=[.D645]*COS(2*PI()*[.E645]*[.B645])" office:value-type="float" office:value="1.66889651336631" calcext:value-type="float">
            <text:p>1.6688965134</text:p>
          </table:table-cell>
          <table:table-cell table:number-columns-repeated="1017"/>
        </table:table-row>
        <table:table-row table:style-name="ro1">
          <table:table-cell table:formula="of:=[.A645]+1" office:value-type="float" office:value="642" calcext:value-type="float">
            <text:p>642</text:p>
          </table:table-cell>
          <table:table-cell table:formula="of:=[.B645]+[.C645]" office:value-type="float" office:value="0.628795298726744" calcext:value-type="float">
            <text:p>0.6287952987</text:p>
          </table:table-cell>
          <table:table-cell table:formula="of:=[.C645]" office:value-type="float" office:value="0.000979431929480901" calcext:value-type="float">
            <text:p>0.0009794319</text:p>
          </table:table-cell>
          <table:table-cell table:formula="of:=4+3*COS(2*PI()*[.B646])+7*COS(4*PI()*[.B646])" office:value-type="float" office:value="1.5961388291426" calcext:value-type="float">
            <text:p>1.5961388291</text:p>
          </table:table-cell>
          <table:table-cell table:formula="of:=[.E645]" office:value-type="float" office:value="0" calcext:value-type="float">
            <text:p>0</text:p>
          </table:table-cell>
          <table:table-cell table:formula="of:=[.D646]*COS(2*PI()*[.E646]*[.B646])" office:value-type="float" office:value="1.5961388291426" calcext:value-type="float">
            <text:p>1.5961388291</text:p>
          </table:table-cell>
          <table:table-cell table:number-columns-repeated="1017"/>
        </table:table-row>
        <table:table-row table:style-name="ro1">
          <table:table-cell table:formula="of:=[.A646]+1" office:value-type="float" office:value="643" calcext:value-type="float">
            <text:p>643</text:p>
          </table:table-cell>
          <table:table-cell table:formula="of:=[.B646]+[.C646]" office:value-type="float" office:value="0.629774730656225" calcext:value-type="float">
            <text:p>0.6297747307</text:p>
          </table:table-cell>
          <table:table-cell table:formula="of:=[.C646]" office:value-type="float" office:value="0.000979431929480901" calcext:value-type="float">
            <text:p>0.0009794319</text:p>
          </table:table-cell>
          <table:table-cell table:formula="of:=4+3*COS(2*PI()*[.B647])+7*COS(4*PI()*[.B647])" office:value-type="float" office:value="1.52351009663856" calcext:value-type="float">
            <text:p>1.5235100966</text:p>
          </table:table-cell>
          <table:table-cell table:formula="of:=[.E646]" office:value-type="float" office:value="0" calcext:value-type="float">
            <text:p>0</text:p>
          </table:table-cell>
          <table:table-cell table:formula="of:=[.D647]*COS(2*PI()*[.E647]*[.B647])" office:value-type="float" office:value="1.52351009663856" calcext:value-type="float">
            <text:p>1.5235100966</text:p>
          </table:table-cell>
          <table:table-cell table:number-columns-repeated="1017"/>
        </table:table-row>
        <table:table-row table:style-name="ro1">
          <table:table-cell table:formula="of:=[.A647]+1" office:value-type="float" office:value="644" calcext:value-type="float">
            <text:p>644</text:p>
          </table:table-cell>
          <table:table-cell table:formula="of:=[.B647]+[.C647]" office:value-type="float" office:value="0.630754162585706" calcext:value-type="float">
            <text:p>0.6307541626</text:p>
          </table:table-cell>
          <table:table-cell table:formula="of:=[.C647]" office:value-type="float" office:value="0.000979431929480901" calcext:value-type="float">
            <text:p>0.0009794319</text:p>
          </table:table-cell>
          <table:table-cell table:formula="of:=4+3*COS(2*PI()*[.B648])+7*COS(4*PI()*[.B648])" office:value-type="float" office:value="1.45102284037345" calcext:value-type="float">
            <text:p>1.4510228404</text:p>
          </table:table-cell>
          <table:table-cell table:formula="of:=[.E647]" office:value-type="float" office:value="0" calcext:value-type="float">
            <text:p>0</text:p>
          </table:table-cell>
          <table:table-cell table:formula="of:=[.D648]*COS(2*PI()*[.E648]*[.B648])" office:value-type="float" office:value="1.45102284037345" calcext:value-type="float">
            <text:p>1.4510228404</text:p>
          </table:table-cell>
          <table:table-cell table:number-columns-repeated="1017"/>
        </table:table-row>
        <table:table-row table:style-name="ro1">
          <table:table-cell table:formula="of:=[.A648]+1" office:value-type="float" office:value="645" calcext:value-type="float">
            <text:p>645</text:p>
          </table:table-cell>
          <table:table-cell table:formula="of:=[.B648]+[.C648]" office:value-type="float" office:value="0.631733594515186" calcext:value-type="float">
            <text:p>0.6317335945</text:p>
          </table:table-cell>
          <table:table-cell table:formula="of:=[.C648]" office:value-type="float" office:value="0.000979431929480901" calcext:value-type="float">
            <text:p>0.0009794319</text:p>
          </table:table-cell>
          <table:table-cell table:formula="of:=4+3*COS(2*PI()*[.B649])+7*COS(4*PI()*[.B649])" office:value-type="float" office:value="1.37868957228462" calcext:value-type="float">
            <text:p>1.3786895723</text:p>
          </table:table-cell>
          <table:table-cell table:formula="of:=[.E648]" office:value-type="float" office:value="0" calcext:value-type="float">
            <text:p>0</text:p>
          </table:table-cell>
          <table:table-cell table:formula="of:=[.D649]*COS(2*PI()*[.E649]*[.B649])" office:value-type="float" office:value="1.37868957228462" calcext:value-type="float">
            <text:p>1.3786895723</text:p>
          </table:table-cell>
          <table:table-cell table:number-columns-repeated="1017"/>
        </table:table-row>
        <table:table-row table:style-name="ro1">
          <table:table-cell table:formula="of:=[.A649]+1" office:value-type="float" office:value="646" calcext:value-type="float">
            <text:p>646</text:p>
          </table:table-cell>
          <table:table-cell table:formula="of:=[.B649]+[.C649]" office:value-type="float" office:value="0.632713026444667" calcext:value-type="float">
            <text:p>0.6327130264</text:p>
          </table:table-cell>
          <table:table-cell table:formula="of:=[.C649]" office:value-type="float" office:value="0.000979431929480901" calcext:value-type="float">
            <text:p>0.0009794319</text:p>
          </table:table-cell>
          <table:table-cell table:formula="of:=4+3*COS(2*PI()*[.B650])+7*COS(4*PI()*[.B650])" office:value-type="float" office:value="1.30652278977419" calcext:value-type="float">
            <text:p>1.3065227898</text:p>
          </table:table-cell>
          <table:table-cell table:formula="of:=[.E649]" office:value-type="float" office:value="0" calcext:value-type="float">
            <text:p>0</text:p>
          </table:table-cell>
          <table:table-cell table:formula="of:=[.D650]*COS(2*PI()*[.E650]*[.B650])" office:value-type="float" office:value="1.30652278977419" calcext:value-type="float">
            <text:p>1.3065227898</text:p>
          </table:table-cell>
          <table:table-cell table:number-columns-repeated="1017"/>
        </table:table-row>
        <table:table-row table:style-name="ro1">
          <table:table-cell table:formula="of:=[.A650]+1" office:value-type="float" office:value="647" calcext:value-type="float">
            <text:p>647</text:p>
          </table:table-cell>
          <table:table-cell table:formula="of:=[.B650]+[.C650]" office:value-type="float" office:value="0.633692458374148" calcext:value-type="float">
            <text:p>0.6336924584</text:p>
          </table:table-cell>
          <table:table-cell table:formula="of:=[.C650]" office:value-type="float" office:value="0.000979431929480901" calcext:value-type="float">
            <text:p>0.0009794319</text:p>
          </table:table-cell>
          <table:table-cell table:formula="of:=4+3*COS(2*PI()*[.B651])+7*COS(4*PI()*[.B651])" office:value-type="float" office:value="1.23453497375754" calcext:value-type="float">
            <text:p>1.2345349738</text:p>
          </table:table-cell>
          <table:table-cell table:formula="of:=[.E650]" office:value-type="float" office:value="0" calcext:value-type="float">
            <text:p>0</text:p>
          </table:table-cell>
          <table:table-cell table:formula="of:=[.D651]*COS(2*PI()*[.E651]*[.B651])" office:value-type="float" office:value="1.23453497375754" calcext:value-type="float">
            <text:p>1.2345349738</text:p>
          </table:table-cell>
          <table:table-cell table:number-columns-repeated="1017"/>
        </table:table-row>
        <table:table-row table:style-name="ro1">
          <table:table-cell table:formula="of:=[.A651]+1" office:value-type="float" office:value="648" calcext:value-type="float">
            <text:p>648</text:p>
          </table:table-cell>
          <table:table-cell table:formula="of:=[.B651]+[.C651]" office:value-type="float" office:value="0.634671890303629" calcext:value-type="float">
            <text:p>0.6346718903</text:p>
          </table:table-cell>
          <table:table-cell table:formula="of:=[.C651]" office:value-type="float" office:value="0.000979431929480901" calcext:value-type="float">
            <text:p>0.0009794319</text:p>
          </table:table-cell>
          <table:table-cell table:formula="of:=4+3*COS(2*PI()*[.B652])+7*COS(4*PI()*[.B652])" office:value-type="float" office:value="1.16273858671406" calcext:value-type="float">
            <text:p>1.1627385867</text:p>
          </table:table-cell>
          <table:table-cell table:formula="of:=[.E651]" office:value-type="float" office:value="0" calcext:value-type="float">
            <text:p>0</text:p>
          </table:table-cell>
          <table:table-cell table:formula="of:=[.D652]*COS(2*PI()*[.E652]*[.B652])" office:value-type="float" office:value="1.16273858671406" calcext:value-type="float">
            <text:p>1.1627385867</text:p>
          </table:table-cell>
          <table:table-cell table:number-columns-repeated="1017"/>
        </table:table-row>
        <table:table-row table:style-name="ro1">
          <table:table-cell table:formula="of:=[.A652]+1" office:value-type="float" office:value="649" calcext:value-type="float">
            <text:p>649</text:p>
          </table:table-cell>
          <table:table-cell table:formula="of:=[.B652]+[.C652]" office:value-type="float" office:value="0.63565132223311" calcext:value-type="float">
            <text:p>0.6356513222</text:p>
          </table:table-cell>
          <table:table-cell table:formula="of:=[.C652]" office:value-type="float" office:value="0.000979431929480901" calcext:value-type="float">
            <text:p>0.0009794319</text:p>
          </table:table-cell>
          <table:table-cell table:formula="of:=4+3*COS(2*PI()*[.B653])+7*COS(4*PI()*[.B653])" office:value-type="float" office:value="1.09114607074027" calcext:value-type="float">
            <text:p>1.0911460707</text:p>
          </table:table-cell>
          <table:table-cell table:formula="of:=[.E652]" office:value-type="float" office:value="0" calcext:value-type="float">
            <text:p>0</text:p>
          </table:table-cell>
          <table:table-cell table:formula="of:=[.D653]*COS(2*PI()*[.E653]*[.B653])" office:value-type="float" office:value="1.09114607074027" calcext:value-type="float">
            <text:p>1.0911460707</text:p>
          </table:table-cell>
          <table:table-cell table:number-columns-repeated="1017"/>
        </table:table-row>
        <table:table-row table:style-name="ro1">
          <table:table-cell table:formula="of:=[.A653]+1" office:value-type="float" office:value="650" calcext:value-type="float">
            <text:p>650</text:p>
          </table:table-cell>
          <table:table-cell table:formula="of:=[.B653]+[.C653]" office:value-type="float" office:value="0.636630754162591" calcext:value-type="float">
            <text:p>0.6366307542</text:p>
          </table:table-cell>
          <table:table-cell table:formula="of:=[.C653]" office:value-type="float" office:value="0.000979431929480901" calcext:value-type="float">
            <text:p>0.0009794319</text:p>
          </table:table-cell>
          <table:table-cell table:formula="of:=4+3*COS(2*PI()*[.B654])+7*COS(4*PI()*[.B654])" office:value-type="float" office:value="1.01976984560577" calcext:value-type="float">
            <text:p>1.0197698456</text:p>
          </table:table-cell>
          <table:table-cell table:formula="of:=[.E653]" office:value-type="float" office:value="0" calcext:value-type="float">
            <text:p>0</text:p>
          </table:table-cell>
          <table:table-cell table:formula="of:=[.D654]*COS(2*PI()*[.E654]*[.B654])" office:value-type="float" office:value="1.01976984560577" calcext:value-type="float">
            <text:p>1.0197698456</text:p>
          </table:table-cell>
          <table:table-cell table:number-columns-repeated="1017"/>
        </table:table-row>
        <table:table-row table:style-name="ro1">
          <table:table-cell table:formula="of:=[.A654]+1" office:value-type="float" office:value="651" calcext:value-type="float">
            <text:p>651</text:p>
          </table:table-cell>
          <table:table-cell table:formula="of:=[.B654]+[.C654]" office:value-type="float" office:value="0.637610186092072" calcext:value-type="float">
            <text:p>0.6376101861</text:p>
          </table:table-cell>
          <table:table-cell table:formula="of:=[.C654]" office:value-type="float" office:value="0.000979431929480901" calcext:value-type="float">
            <text:p>0.0009794319</text:p>
          </table:table-cell>
          <table:table-cell table:formula="of:=4+3*COS(2*PI()*[.B655])+7*COS(4*PI()*[.B655])" office:value-type="float" office:value="0.948622306812236" calcext:value-type="float">
            <text:p>0.9486223068</text:p>
          </table:table-cell>
          <table:table-cell table:formula="of:=[.E654]" office:value-type="float" office:value="0" calcext:value-type="float">
            <text:p>0</text:p>
          </table:table-cell>
          <table:table-cell table:formula="of:=[.D655]*COS(2*PI()*[.E655]*[.B655])" office:value-type="float" office:value="0.948622306812236" calcext:value-type="float">
            <text:p>0.9486223068</text:p>
          </table:table-cell>
          <table:table-cell table:number-columns-repeated="1017"/>
        </table:table-row>
        <table:table-row table:style-name="ro1">
          <table:table-cell table:formula="of:=[.A655]+1" office:value-type="float" office:value="652" calcext:value-type="float">
            <text:p>652</text:p>
          </table:table-cell>
          <table:table-cell table:formula="of:=[.B655]+[.C655]" office:value-type="float" office:value="0.638589618021553" calcext:value-type="float">
            <text:p>0.638589618</text:p>
          </table:table-cell>
          <table:table-cell table:formula="of:=[.C655]" office:value-type="float" office:value="0.000979431929480901" calcext:value-type="float">
            <text:p>0.0009794319</text:p>
          </table:table-cell>
          <table:table-cell table:formula="of:=4+3*COS(2*PI()*[.B656])+7*COS(4*PI()*[.B656])" office:value-type="float" office:value="0.877715823655719" calcext:value-type="float">
            <text:p>0.8777158237</text:p>
          </table:table-cell>
          <table:table-cell table:formula="of:=[.E655]" office:value-type="float" office:value="0" calcext:value-type="float">
            <text:p>0</text:p>
          </table:table-cell>
          <table:table-cell table:formula="of:=[.D656]*COS(2*PI()*[.E656]*[.B656])" office:value-type="float" office:value="0.877715823655719" calcext:value-type="float">
            <text:p>0.8777158237</text:p>
          </table:table-cell>
          <table:table-cell table:number-columns-repeated="1017"/>
        </table:table-row>
        <table:table-row table:style-name="ro1">
          <table:table-cell table:formula="of:=[.A656]+1" office:value-type="float" office:value="653" calcext:value-type="float">
            <text:p>653</text:p>
          </table:table-cell>
          <table:table-cell table:formula="of:=[.B656]+[.C656]" office:value-type="float" office:value="0.639569049951034" calcext:value-type="float">
            <text:p>0.63956905</text:p>
          </table:table-cell>
          <table:table-cell table:formula="of:=[.C656]" office:value-type="float" office:value="0.000979431929480901" calcext:value-type="float">
            <text:p>0.0009794319</text:p>
          </table:table-cell>
          <table:table-cell table:formula="of:=4+3*COS(2*PI()*[.B657])+7*COS(4*PI()*[.B657])" office:value-type="float" office:value="0.807062737292664" calcext:value-type="float">
            <text:p>0.8070627373</text:p>
          </table:table-cell>
          <table:table-cell table:formula="of:=[.E656]" office:value-type="float" office:value="0" calcext:value-type="float">
            <text:p>0</text:p>
          </table:table-cell>
          <table:table-cell table:formula="of:=[.D657]*COS(2*PI()*[.E657]*[.B657])" office:value-type="float" office:value="0.807062737292664" calcext:value-type="float">
            <text:p>0.8070627373</text:p>
          </table:table-cell>
          <table:table-cell table:number-columns-repeated="1017"/>
        </table:table-row>
        <table:table-row table:style-name="ro1">
          <table:table-cell table:formula="of:=[.A657]+1" office:value-type="float" office:value="654" calcext:value-type="float">
            <text:p>654</text:p>
          </table:table-cell>
          <table:table-cell table:formula="of:=[.B657]+[.C657]" office:value-type="float" office:value="0.640548481880515" calcext:value-type="float">
            <text:p>0.6405484819</text:p>
          </table:table-cell>
          <table:table-cell table:formula="of:=[.C657]" office:value-type="float" office:value="0.000979431929480901" calcext:value-type="float">
            <text:p>0.0009794319</text:p>
          </table:table-cell>
          <table:table-cell table:formula="of:=4+3*COS(2*PI()*[.B658])+7*COS(4*PI()*[.B658])" office:value-type="float" office:value="0.736675358809836" calcext:value-type="float">
            <text:p>0.7366753588</text:p>
          </table:table-cell>
          <table:table-cell table:formula="of:=[.E657]" office:value-type="float" office:value="0" calcext:value-type="float">
            <text:p>0</text:p>
          </table:table-cell>
          <table:table-cell table:formula="of:=[.D658]*COS(2*PI()*[.E658]*[.B658])" office:value-type="float" office:value="0.736675358809836" calcext:value-type="float">
            <text:p>0.7366753588</text:p>
          </table:table-cell>
          <table:table-cell table:number-columns-repeated="1017"/>
        </table:table-row>
        <table:table-row table:style-name="ro1">
          <table:table-cell table:formula="of:=[.A658]+1" office:value-type="float" office:value="655" calcext:value-type="float">
            <text:p>655</text:p>
          </table:table-cell>
          <table:table-cell table:formula="of:=[.B658]+[.C658]" office:value-type="float" office:value="0.641527913809995" calcext:value-type="float">
            <text:p>0.6415279138</text:p>
          </table:table-cell>
          <table:table-cell table:formula="of:=[.C658]" office:value-type="float" office:value="0.000979431929480901" calcext:value-type="float">
            <text:p>0.0009794319</text:p>
          </table:table-cell>
          <table:table-cell table:formula="of:=4+3*COS(2*PI()*[.B659])+7*COS(4*PI()*[.B659])" office:value-type="float" office:value="0.666565967298489" calcext:value-type="float">
            <text:p>0.6665659673</text:p>
          </table:table-cell>
          <table:table-cell table:formula="of:=[.E658]" office:value-type="float" office:value="0" calcext:value-type="float">
            <text:p>0</text:p>
          </table:table-cell>
          <table:table-cell table:formula="of:=[.D659]*COS(2*PI()*[.E659]*[.B659])" office:value-type="float" office:value="0.666565967298489" calcext:value-type="float">
            <text:p>0.6665659673</text:p>
          </table:table-cell>
          <table:table-cell table:number-columns-repeated="1017"/>
        </table:table-row>
        <table:table-row table:style-name="ro1">
          <table:table-cell table:formula="of:=[.A659]+1" office:value-type="float" office:value="656" calcext:value-type="float">
            <text:p>656</text:p>
          </table:table-cell>
          <table:table-cell table:formula="of:=[.B659]+[.C659]" office:value-type="float" office:value="0.642507345739476" calcext:value-type="float">
            <text:p>0.6425073457</text:p>
          </table:table-cell>
          <table:table-cell table:formula="of:=[.C659]" office:value-type="float" office:value="0.000979431929480901" calcext:value-type="float">
            <text:p>0.0009794319</text:p>
          </table:table-cell>
          <table:table-cell table:formula="of:=4+3*COS(2*PI()*[.B660])+7*COS(4*PI()*[.B660])" office:value-type="float" office:value="0.596746807933089" calcext:value-type="float">
            <text:p>0.5967468079</text:p>
          </table:table-cell>
          <table:table-cell table:formula="of:=[.E659]" office:value-type="float" office:value="0" calcext:value-type="float">
            <text:p>0</text:p>
          </table:table-cell>
          <table:table-cell table:formula="of:=[.D660]*COS(2*PI()*[.E660]*[.B660])" office:value-type="float" office:value="0.596746807933089" calcext:value-type="float">
            <text:p>0.5967468079</text:p>
          </table:table-cell>
          <table:table-cell table:number-columns-repeated="1017"/>
        </table:table-row>
        <table:table-row table:style-name="ro1">
          <table:table-cell table:formula="of:=[.A660]+1" office:value-type="float" office:value="657" calcext:value-type="float">
            <text:p>657</text:p>
          </table:table-cell>
          <table:table-cell table:formula="of:=[.B660]+[.C660]" office:value-type="float" office:value="0.643486777668957" calcext:value-type="float">
            <text:p>0.6434867777</text:p>
          </table:table-cell>
          <table:table-cell table:formula="of:=[.C660]" office:value-type="float" office:value="0.000979431929480901" calcext:value-type="float">
            <text:p>0.0009794319</text:p>
          </table:table-cell>
          <table:table-cell table:formula="of:=4+3*COS(2*PI()*[.B661])+7*COS(4*PI()*[.B661])" office:value-type="float" office:value="0.527230090054808" calcext:value-type="float">
            <text:p>0.5272300901</text:p>
          </table:table-cell>
          <table:table-cell table:formula="of:=[.E660]" office:value-type="float" office:value="0" calcext:value-type="float">
            <text:p>0</text:p>
          </table:table-cell>
          <table:table-cell table:formula="of:=[.D661]*COS(2*PI()*[.E661]*[.B661])" office:value-type="float" office:value="0.527230090054808" calcext:value-type="float">
            <text:p>0.5272300901</text:p>
          </table:table-cell>
          <table:table-cell table:number-columns-repeated="1017"/>
        </table:table-row>
        <table:table-row table:style-name="ro1">
          <table:table-cell table:formula="of:=[.A661]+1" office:value-type="float" office:value="658" calcext:value-type="float">
            <text:p>658</text:p>
          </table:table-cell>
          <table:table-cell table:formula="of:=[.B661]+[.C661]" office:value-type="float" office:value="0.644466209598438" calcext:value-type="float">
            <text:p>0.6444662096</text:p>
          </table:table-cell>
          <table:table-cell table:formula="of:=[.C661]" office:value-type="float" office:value="0.000979431929480901" calcext:value-type="float">
            <text:p>0.0009794319</text:p>
          </table:table-cell>
          <table:table-cell table:formula="of:=4+3*COS(2*PI()*[.B662])+7*COS(4*PI()*[.B662])" office:value-type="float" office:value="0.458027985260238" calcext:value-type="float">
            <text:p>0.4580279853</text:p>
          </table:table-cell>
          <table:table-cell table:formula="of:=[.E661]" office:value-type="float" office:value="0" calcext:value-type="float">
            <text:p>0</text:p>
          </table:table-cell>
          <table:table-cell table:formula="of:=[.D662]*COS(2*PI()*[.E662]*[.B662])" office:value-type="float" office:value="0.458027985260238" calcext:value-type="float">
            <text:p>0.4580279853</text:p>
          </table:table-cell>
          <table:table-cell table:number-columns-repeated="1017"/>
        </table:table-row>
        <table:table-row table:style-name="ro1">
          <table:table-cell table:formula="of:=[.A662]+1" office:value-type="float" office:value="659" calcext:value-type="float">
            <text:p>659</text:p>
          </table:table-cell>
          <table:table-cell table:formula="of:=[.B662]+[.C662]" office:value-type="float" office:value="0.645445641527919" calcext:value-type="float">
            <text:p>0.6454456415</text:p>
          </table:table-cell>
          <table:table-cell table:formula="of:=[.C662]" office:value-type="float" office:value="0.000979431929480901" calcext:value-type="float">
            <text:p>0.0009794319</text:p>
          </table:table-cell>
          <table:table-cell table:formula="of:=4+3*COS(2*PI()*[.B663])+7*COS(4*PI()*[.B663])" office:value-type="float" office:value="0.389152625495425" calcext:value-type="float">
            <text:p>0.3891526255</text:p>
          </table:table-cell>
          <table:table-cell table:formula="of:=[.E662]" office:value-type="float" office:value="0" calcext:value-type="float">
            <text:p>0</text:p>
          </table:table-cell>
          <table:table-cell table:formula="of:=[.D663]*COS(2*PI()*[.E663]*[.B663])" office:value-type="float" office:value="0.389152625495425" calcext:value-type="float">
            <text:p>0.3891526255</text:p>
          </table:table-cell>
          <table:table-cell table:number-columns-repeated="1017"/>
        </table:table-row>
        <table:table-row table:style-name="ro1">
          <table:table-cell table:formula="of:=[.A663]+1" office:value-type="float" office:value="660" calcext:value-type="float">
            <text:p>660</text:p>
          </table:table-cell>
          <table:table-cell table:formula="of:=[.B663]+[.C663]" office:value-type="float" office:value="0.6464250734574" calcext:value-type="float">
            <text:p>0.6464250735</text:p>
          </table:table-cell>
          <table:table-cell table:formula="of:=[.C663]" office:value-type="float" office:value="0.000979431929480901" calcext:value-type="float">
            <text:p>0.0009794319</text:p>
          </table:table-cell>
          <table:table-cell table:formula="of:=4+3*COS(2*PI()*[.B664])+7*COS(4*PI()*[.B664])" office:value-type="float" office:value="0.320616101155637" calcext:value-type="float">
            <text:p>0.3206161012</text:p>
          </table:table-cell>
          <table:table-cell table:formula="of:=[.E663]" office:value-type="float" office:value="0" calcext:value-type="float">
            <text:p>0</text:p>
          </table:table-cell>
          <table:table-cell table:formula="of:=[.D664]*COS(2*PI()*[.E664]*[.B664])" office:value-type="float" office:value="0.320616101155637" calcext:value-type="float">
            <text:p>0.3206161012</text:p>
          </table:table-cell>
          <table:table-cell table:number-columns-repeated="1017"/>
        </table:table-row>
        <table:table-row table:style-name="ro1">
          <table:table-cell table:formula="of:=[.A664]+1" office:value-type="float" office:value="661" calcext:value-type="float">
            <text:p>661</text:p>
          </table:table-cell>
          <table:table-cell table:formula="of:=[.B664]+[.C664]" office:value-type="float" office:value="0.647404505386881" calcext:value-type="float">
            <text:p>0.6474045054</text:p>
          </table:table-cell>
          <table:table-cell table:formula="of:=[.C664]" office:value-type="float" office:value="0.000979431929480901" calcext:value-type="float">
            <text:p>0.0009794319</text:p>
          </table:table-cell>
          <table:table-cell table:formula="of:=4+3*COS(2*PI()*[.B665])+7*COS(4*PI()*[.B665])" office:value-type="float" office:value="0.252430459191143" calcext:value-type="float">
            <text:p>0.2524304592</text:p>
          </table:table-cell>
          <table:table-cell table:formula="of:=[.E664]" office:value-type="float" office:value="0" calcext:value-type="float">
            <text:p>0</text:p>
          </table:table-cell>
          <table:table-cell table:formula="of:=[.D665]*COS(2*PI()*[.E665]*[.B665])" office:value-type="float" office:value="0.252430459191143" calcext:value-type="float">
            <text:p>0.2524304592</text:p>
          </table:table-cell>
          <table:table-cell table:number-columns-repeated="1017"/>
        </table:table-row>
        <table:table-row table:style-name="ro1">
          <table:table-cell table:formula="of:=[.A665]+1" office:value-type="float" office:value="662" calcext:value-type="float">
            <text:p>662</text:p>
          </table:table-cell>
          <table:table-cell table:formula="of:=[.B665]+[.C665]" office:value-type="float" office:value="0.648383937316362" calcext:value-type="float">
            <text:p>0.6483839373</text:p>
          </table:table-cell>
          <table:table-cell table:formula="of:=[.C665]" office:value-type="float" office:value="0.000979431929480901" calcext:value-type="float">
            <text:p>0.0009794319</text:p>
          </table:table-cell>
          <table:table-cell table:formula="of:=4+3*COS(2*PI()*[.B666])+7*COS(4*PI()*[.B666])" office:value-type="float" office:value="0.184607701219252" calcext:value-type="float">
            <text:p>0.1846077012</text:p>
          </table:table-cell>
          <table:table-cell table:formula="of:=[.E665]" office:value-type="float" office:value="0" calcext:value-type="float">
            <text:p>0</text:p>
          </table:table-cell>
          <table:table-cell table:formula="of:=[.D666]*COS(2*PI()*[.E666]*[.B666])" office:value-type="float" office:value="0.184607701219252" calcext:value-type="float">
            <text:p>0.1846077012</text:p>
          </table:table-cell>
          <table:table-cell table:number-columns-repeated="1017"/>
        </table:table-row>
        <table:table-row table:style-name="ro1">
          <table:table-cell table:formula="of:=[.A666]+1" office:value-type="float" office:value="663" calcext:value-type="float">
            <text:p>663</text:p>
          </table:table-cell>
          <table:table-cell table:formula="of:=[.B666]+[.C666]" office:value-type="float" office:value="0.649363369245843" calcext:value-type="float">
            <text:p>0.6493633692</text:p>
          </table:table-cell>
          <table:table-cell table:formula="of:=[.C666]" office:value-type="float" office:value="0.000979431929480901" calcext:value-type="float">
            <text:p>0.0009794319</text:p>
          </table:table-cell>
          <table:table-cell table:formula="of:=4+3*COS(2*PI()*[.B667])+7*COS(4*PI()*[.B667])" office:value-type="float" office:value="0.117159781642926" calcext:value-type="float">
            <text:p>0.1171597816</text:p>
          </table:table-cell>
          <table:table-cell table:formula="of:=[.E666]" office:value-type="float" office:value="0" calcext:value-type="float">
            <text:p>0</text:p>
          </table:table-cell>
          <table:table-cell table:formula="of:=[.D667]*COS(2*PI()*[.E667]*[.B667])" office:value-type="float" office:value="0.117159781642926" calcext:value-type="float">
            <text:p>0.1171597816</text:p>
          </table:table-cell>
          <table:table-cell table:number-columns-repeated="1017"/>
        </table:table-row>
        <table:table-row table:style-name="ro1">
          <table:table-cell table:formula="of:=[.A667]+1" office:value-type="float" office:value="664" calcext:value-type="float">
            <text:p>664</text:p>
          </table:table-cell>
          <table:table-cell table:formula="of:=[.B667]+[.C667]" office:value-type="float" office:value="0.650342801175324" calcext:value-type="float">
            <text:p>0.6503428012</text:p>
          </table:table-cell>
          <table:table-cell table:formula="of:=[.C667]" office:value-type="float" office:value="0.000979431929480901" calcext:value-type="float">
            <text:p>0.0009794319</text:p>
          </table:table-cell>
          <table:table-cell table:formula="of:=4+3*COS(2*PI()*[.B668])+7*COS(4*PI()*[.B668])" office:value-type="float" office:value="0.0500986057762671" calcext:value-type="float">
            <text:p>0.0500986058</text:p>
          </table:table-cell>
          <table:table-cell table:formula="of:=[.E667]" office:value-type="float" office:value="0" calcext:value-type="float">
            <text:p>0</text:p>
          </table:table-cell>
          <table:table-cell table:formula="of:=[.D668]*COS(2*PI()*[.E668]*[.B668])" office:value-type="float" office:value="0.0500986057762671" calcext:value-type="float">
            <text:p>0.0500986058</text:p>
          </table:table-cell>
          <table:table-cell table:number-columns-repeated="1017"/>
        </table:table-row>
        <table:table-row table:style-name="ro1">
          <table:table-cell table:formula="of:=[.A668]+1" office:value-type="float" office:value="665" calcext:value-type="float">
            <text:p>665</text:p>
          </table:table-cell>
          <table:table-cell table:formula="of:=[.B668]+[.C668]" office:value-type="float" office:value="0.651322233104805" calcext:value-type="float">
            <text:p>0.6513222331</text:p>
          </table:table-cell>
          <table:table-cell table:formula="of:=[.C668]" office:value-type="float" office:value="0.000979431929480901" calcext:value-type="float">
            <text:p>0.0009794319</text:p>
          </table:table-cell>
          <table:table-cell table:formula="of:=4+3*COS(2*PI()*[.B669])+7*COS(4*PI()*[.B669])" office:value-type="float" office:value="-0.0165639720228681" calcext:value-type="float">
            <text:p>-0.016563972</text:p>
          </table:table-cell>
          <table:table-cell table:formula="of:=[.E668]" office:value-type="float" office:value="0" calcext:value-type="float">
            <text:p>0</text:p>
          </table:table-cell>
          <table:table-cell table:formula="of:=[.D669]*COS(2*PI()*[.E669]*[.B669])" office:value-type="float" office:value="-0.0165639720228681" calcext:value-type="float">
            <text:p>-0.016563972</text:p>
          </table:table-cell>
          <table:table-cell table:number-columns-repeated="1017"/>
        </table:table-row>
        <table:table-row table:style-name="ro1">
          <table:table-cell table:formula="of:=[.A669]+1" office:value-type="float" office:value="666" calcext:value-type="float">
            <text:p>666</text:p>
          </table:table-cell>
          <table:table-cell table:formula="of:=[.B669]+[.C669]" office:value-type="float" office:value="0.652301665034286" calcext:value-type="float">
            <text:p>0.652301665</text:p>
          </table:table-cell>
          <table:table-cell table:formula="of:=[.C669]" office:value-type="float" office:value="0.000979431929480901" calcext:value-type="float">
            <text:p>0.0009794319</text:p>
          </table:table-cell>
          <table:table-cell table:formula="of:=4+3*COS(2*PI()*[.B670])+7*COS(4*PI()*[.B670])" office:value-type="float" office:value="-0.0828161502128184" calcext:value-type="float">
            <text:p>-0.0828161502</text:p>
          </table:table-cell>
          <table:table-cell table:formula="of:=[.E669]" office:value-type="float" office:value="0" calcext:value-type="float">
            <text:p>0</text:p>
          </table:table-cell>
          <table:table-cell table:formula="of:=[.D670]*COS(2*PI()*[.E670]*[.B670])" office:value-type="float" office:value="-0.0828161502128184" calcext:value-type="float">
            <text:p>-0.0828161502</text:p>
          </table:table-cell>
          <table:table-cell table:number-columns-repeated="1017"/>
        </table:table-row>
        <table:table-row table:style-name="ro1">
          <table:table-cell table:formula="of:=[.A670]+1" office:value-type="float" office:value="667" calcext:value-type="float">
            <text:p>667</text:p>
          </table:table-cell>
          <table:table-cell table:formula="of:=[.B670]+[.C670]" office:value-type="float" office:value="0.653281096963766" calcext:value-type="float">
            <text:p>0.653281097</text:p>
          </table:table-cell>
          <table:table-cell table:formula="of:=[.C670]" office:value-type="float" office:value="0.000979431929480901" calcext:value-type="float">
            <text:p>0.0009794319</text:p>
          </table:table-cell>
          <table:table-cell table:formula="of:=4+3*COS(2*PI()*[.B671])+7*COS(4*PI()*[.B671])" office:value-type="float" office:value="-0.148646181920348" calcext:value-type="float">
            <text:p>-0.1486461819</text:p>
          </table:table-cell>
          <table:table-cell table:formula="of:=[.E670]" office:value-type="float" office:value="0" calcext:value-type="float">
            <text:p>0</text:p>
          </table:table-cell>
          <table:table-cell table:formula="of:=[.D671]*COS(2*PI()*[.E671]*[.B671])" office:value-type="float" office:value="-0.148646181920348" calcext:value-type="float">
            <text:p>-0.1486461819</text:p>
          </table:table-cell>
          <table:table-cell table:number-columns-repeated="1017"/>
        </table:table-row>
        <table:table-row table:style-name="ro1">
          <table:table-cell table:formula="of:=[.A671]+1" office:value-type="float" office:value="668" calcext:value-type="float">
            <text:p>668</text:p>
          </table:table-cell>
          <table:table-cell table:formula="of:=[.B671]+[.C671]" office:value-type="float" office:value="0.654260528893247" calcext:value-type="float">
            <text:p>0.6542605289</text:p>
          </table:table-cell>
          <table:table-cell table:formula="of:=[.C671]" office:value-type="float" office:value="0.000979431929480901" calcext:value-type="float">
            <text:p>0.0009794319</text:p>
          </table:table-cell>
          <table:table-cell table:formula="of:=4+3*COS(2*PI()*[.B672])+7*COS(4*PI()*[.B672])" office:value-type="float" office:value="-0.21404237678489" calcext:value-type="float">
            <text:p>-0.2140423768</text:p>
          </table:table-cell>
          <table:table-cell table:formula="of:=[.E671]" office:value-type="float" office:value="0" calcext:value-type="float">
            <text:p>0</text:p>
          </table:table-cell>
          <table:table-cell table:formula="of:=[.D672]*COS(2*PI()*[.E672]*[.B672])" office:value-type="float" office:value="-0.21404237678489" calcext:value-type="float">
            <text:p>-0.2140423768</text:p>
          </table:table-cell>
          <table:table-cell table:number-columns-repeated="1017"/>
        </table:table-row>
        <table:table-row table:style-name="ro1">
          <table:table-cell table:formula="of:=[.A672]+1" office:value-type="float" office:value="669" calcext:value-type="float">
            <text:p>669</text:p>
          </table:table-cell>
          <table:table-cell table:formula="of:=[.B672]+[.C672]" office:value-type="float" office:value="0.655239960822728" calcext:value-type="float">
            <text:p>0.6552399608</text:p>
          </table:table-cell>
          <table:table-cell table:formula="of:=[.C672]" office:value-type="float" office:value="0.000979431929480901" calcext:value-type="float">
            <text:p>0.0009794319</text:p>
          </table:table-cell>
          <table:table-cell table:formula="of:=4+3*COS(2*PI()*[.B673])+7*COS(4*PI()*[.B673])" office:value-type="float" office:value="-0.27899310279449" calcext:value-type="float">
            <text:p>-0.2789931028</text:p>
          </table:table-cell>
          <table:table-cell table:formula="of:=[.E672]" office:value-type="float" office:value="0" calcext:value-type="float">
            <text:p>0</text:p>
          </table:table-cell>
          <table:table-cell table:formula="of:=[.D673]*COS(2*PI()*[.E673]*[.B673])" office:value-type="float" office:value="-0.27899310279449" calcext:value-type="float">
            <text:p>-0.2789931028</text:p>
          </table:table-cell>
          <table:table-cell table:number-columns-repeated="1017"/>
        </table:table-row>
        <table:table-row table:style-name="ro1">
          <table:table-cell table:formula="of:=[.A673]+1" office:value-type="float" office:value="670" calcext:value-type="float">
            <text:p>670</text:p>
          </table:table-cell>
          <table:table-cell table:formula="of:=[.B673]+[.C673]" office:value-type="float" office:value="0.656219392752209" calcext:value-type="float">
            <text:p>0.6562193928</text:p>
          </table:table-cell>
          <table:table-cell table:formula="of:=[.C673]" office:value-type="float" office:value="0.000979431929480901" calcext:value-type="float">
            <text:p>0.0009794319</text:p>
          </table:table-cell>
          <table:table-cell table:formula="of:=4+3*COS(2*PI()*[.B674])+7*COS(4*PI()*[.B674])" office:value-type="float" office:value="-0.343486788113245" calcext:value-type="float">
            <text:p>-0.3434867881</text:p>
          </table:table-cell>
          <table:table-cell table:formula="of:=[.E673]" office:value-type="float" office:value="0" calcext:value-type="float">
            <text:p>0</text:p>
          </table:table-cell>
          <table:table-cell table:formula="of:=[.D674]*COS(2*PI()*[.E674]*[.B674])" office:value-type="float" office:value="-0.343486788113245" calcext:value-type="float">
            <text:p>-0.3434867881</text:p>
          </table:table-cell>
          <table:table-cell table:number-columns-repeated="1017"/>
        </table:table-row>
        <table:table-row table:style-name="ro1">
          <table:table-cell table:formula="of:=[.A674]+1" office:value-type="float" office:value="671" calcext:value-type="float">
            <text:p>671</text:p>
          </table:table-cell>
          <table:table-cell table:formula="of:=[.B674]+[.C674]" office:value-type="float" office:value="0.65719882468169" calcext:value-type="float">
            <text:p>0.6571988247</text:p>
          </table:table-cell>
          <table:table-cell table:formula="of:=[.C674]" office:value-type="float" office:value="0.000979431929480901" calcext:value-type="float">
            <text:p>0.0009794319</text:p>
          </table:table-cell>
          <table:table-cell table:formula="of:=4+3*COS(2*PI()*[.B675])+7*COS(4*PI()*[.B675])" office:value-type="float" office:value="-0.407511922899805" calcext:value-type="float">
            <text:p>-0.4075119229</text:p>
          </table:table-cell>
          <table:table-cell table:formula="of:=[.E674]" office:value-type="float" office:value="0" calcext:value-type="float">
            <text:p>0</text:p>
          </table:table-cell>
          <table:table-cell table:formula="of:=[.D675]*COS(2*PI()*[.E675]*[.B675])" office:value-type="float" office:value="-0.407511922899805" calcext:value-type="float">
            <text:p>-0.4075119229</text:p>
          </table:table-cell>
          <table:table-cell table:number-columns-repeated="1017"/>
        </table:table-row>
        <table:table-row table:style-name="ro1">
          <table:table-cell table:formula="of:=[.A675]+1" office:value-type="float" office:value="672" calcext:value-type="float">
            <text:p>672</text:p>
          </table:table-cell>
          <table:table-cell table:formula="of:=[.B675]+[.C675]" office:value-type="float" office:value="0.658178256611171" calcext:value-type="float">
            <text:p>0.6581782566</text:p>
          </table:table-cell>
          <table:table-cell table:formula="of:=[.C675]" office:value-type="float" office:value="0.000979431929480901" calcext:value-type="float">
            <text:p>0.0009794319</text:p>
          </table:table-cell>
          <table:table-cell table:formula="of:=4+3*COS(2*PI()*[.B676])+7*COS(4*PI()*[.B676])" office:value-type="float" office:value="-0.471057061116857" calcext:value-type="float">
            <text:p>-0.4710570611</text:p>
          </table:table-cell>
          <table:table-cell table:formula="of:=[.E675]" office:value-type="float" office:value="0" calcext:value-type="float">
            <text:p>0</text:p>
          </table:table-cell>
          <table:table-cell table:formula="of:=[.D676]*COS(2*PI()*[.E676]*[.B676])" office:value-type="float" office:value="-0.471057061116857" calcext:value-type="float">
            <text:p>-0.4710570611</text:p>
          </table:table-cell>
          <table:table-cell table:number-columns-repeated="1017"/>
        </table:table-row>
        <table:table-row table:style-name="ro1">
          <table:table-cell table:formula="of:=[.A676]+1" office:value-type="float" office:value="673" calcext:value-type="float">
            <text:p>673</text:p>
          </table:table-cell>
          <table:table-cell table:formula="of:=[.B676]+[.C676]" office:value-type="float" office:value="0.659157688540652" calcext:value-type="float">
            <text:p>0.6591576885</text:p>
          </table:table-cell>
          <table:table-cell table:formula="of:=[.C676]" office:value-type="float" office:value="0.000979431929480901" calcext:value-type="float">
            <text:p>0.0009794319</text:p>
          </table:table-cell>
          <table:table-cell table:formula="of:=4+3*COS(2*PI()*[.B677])+7*COS(4*PI()*[.B677])" office:value-type="float" office:value="-0.53411082233116" calcext:value-type="float">
            <text:p>-0.5341108223</text:p>
          </table:table-cell>
          <table:table-cell table:formula="of:=[.E676]" office:value-type="float" office:value="0" calcext:value-type="float">
            <text:p>0</text:p>
          </table:table-cell>
          <table:table-cell table:formula="of:=[.D677]*COS(2*PI()*[.E677]*[.B677])" office:value-type="float" office:value="-0.53411082233116" calcext:value-type="float">
            <text:p>-0.5341108223</text:p>
          </table:table-cell>
          <table:table-cell table:number-columns-repeated="1017"/>
        </table:table-row>
        <table:table-row table:style-name="ro1">
          <table:table-cell table:formula="of:=[.A677]+1" office:value-type="float" office:value="674" calcext:value-type="float">
            <text:p>674</text:p>
          </table:table-cell>
          <table:table-cell table:formula="of:=[.B677]+[.C677]" office:value-type="float" office:value="0.660137120470133" calcext:value-type="float">
            <text:p>0.6601371205</text:p>
          </table:table-cell>
          <table:table-cell table:formula="of:=[.C677]" office:value-type="float" office:value="0.000979431929480901" calcext:value-type="float">
            <text:p>0.0009794319</text:p>
          </table:table-cell>
          <table:table-cell table:formula="of:=4+3*COS(2*PI()*[.B678])+7*COS(4*PI()*[.B678])" office:value-type="float" office:value="-0.596661893503929" calcext:value-type="float">
            <text:p>-0.5966618935</text:p>
          </table:table-cell>
          <table:table-cell table:formula="of:=[.E677]" office:value-type="float" office:value="0" calcext:value-type="float">
            <text:p>0</text:p>
          </table:table-cell>
          <table:table-cell table:formula="of:=[.D678]*COS(2*PI()*[.E678]*[.B678])" office:value-type="float" office:value="-0.596661893503929" calcext:value-type="float">
            <text:p>-0.5966618935</text:p>
          </table:table-cell>
          <table:table-cell table:number-columns-repeated="1017"/>
        </table:table-row>
        <table:table-row table:style-name="ro1">
          <table:table-cell table:formula="of:=[.A678]+1" office:value-type="float" office:value="675" calcext:value-type="float">
            <text:p>675</text:p>
          </table:table-cell>
          <table:table-cell table:formula="of:=[.B678]+[.C678]" office:value-type="float" office:value="0.661116552399614" calcext:value-type="float">
            <text:p>0.6611165524</text:p>
          </table:table-cell>
          <table:table-cell table:formula="of:=[.C678]" office:value-type="float" office:value="0.000979431929480901" calcext:value-type="float">
            <text:p>0.0009794319</text:p>
          </table:table-cell>
          <table:table-cell table:formula="of:=4+3*COS(2*PI()*[.B679])+7*COS(4*PI()*[.B679])" office:value-type="float" office:value="-0.658699030771269" calcext:value-type="float">
            <text:p>-0.6586990308</text:p>
          </table:table-cell>
          <table:table-cell table:formula="of:=[.E678]" office:value-type="float" office:value="0" calcext:value-type="float">
            <text:p>0</text:p>
          </table:table-cell>
          <table:table-cell table:formula="of:=[.D679]*COS(2*PI()*[.E679]*[.B679])" office:value-type="float" office:value="-0.658699030771269" calcext:value-type="float">
            <text:p>-0.6586990308</text:p>
          </table:table-cell>
          <table:table-cell table:number-columns-repeated="1017"/>
        </table:table-row>
        <table:table-row table:style-name="ro1">
          <table:table-cell table:formula="of:=[.A679]+1" office:value-type="float" office:value="676" calcext:value-type="float">
            <text:p>676</text:p>
          </table:table-cell>
          <table:table-cell table:formula="of:=[.B679]+[.C679]" office:value-type="float" office:value="0.662095984329095" calcext:value-type="float">
            <text:p>0.6620959843</text:p>
          </table:table-cell>
          <table:table-cell table:formula="of:=[.C679]" office:value-type="float" office:value="0.000979431929480901" calcext:value-type="float">
            <text:p>0.0009794319</text:p>
          </table:table-cell>
          <table:table-cell table:formula="of:=4+3*COS(2*PI()*[.B680])+7*COS(4*PI()*[.B680])" office:value-type="float" office:value="-0.720211061214406" calcext:value-type="float">
            <text:p>-0.7202110612</text:p>
          </table:table-cell>
          <table:table-cell table:formula="of:=[.E679]" office:value-type="float" office:value="0" calcext:value-type="float">
            <text:p>0</text:p>
          </table:table-cell>
          <table:table-cell table:formula="of:=[.D680]*COS(2*PI()*[.E680]*[.B680])" office:value-type="float" office:value="-0.720211061214406" calcext:value-type="float">
            <text:p>-0.7202110612</text:p>
          </table:table-cell>
          <table:table-cell table:number-columns-repeated="1017"/>
        </table:table-row>
        <table:table-row table:style-name="ro1">
          <table:table-cell table:formula="of:=[.A680]+1" office:value-type="float" office:value="677" calcext:value-type="float">
            <text:p>677</text:p>
          </table:table-cell>
          <table:table-cell table:formula="of:=[.B680]+[.C680]" office:value-type="float" office:value="0.663075416258576" calcext:value-type="float">
            <text:p>0.6630754163</text:p>
          </table:table-cell>
          <table:table-cell table:formula="of:=[.C680]" office:value-type="float" office:value="0.000979431929480901" calcext:value-type="float">
            <text:p>0.0009794319</text:p>
          </table:table-cell>
          <table:table-cell table:formula="of:=4+3*COS(2*PI()*[.B681])+7*COS(4*PI()*[.B681])" office:value-type="float" office:value="-0.781186884619416" calcext:value-type="float">
            <text:p>-0.7811868846</text:p>
          </table:table-cell>
          <table:table-cell table:formula="of:=[.E680]" office:value-type="float" office:value="0" calcext:value-type="float">
            <text:p>0</text:p>
          </table:table-cell>
          <table:table-cell table:formula="of:=[.D681]*COS(2*PI()*[.E681]*[.B681])" office:value-type="float" office:value="-0.781186884619416" calcext:value-type="float">
            <text:p>-0.7811868846</text:p>
          </table:table-cell>
          <table:table-cell table:number-columns-repeated="1017"/>
        </table:table-row>
        <table:table-row table:style-name="ro1">
          <table:table-cell table:formula="of:=[.A681]+1" office:value-type="float" office:value="678" calcext:value-type="float">
            <text:p>678</text:p>
          </table:table-cell>
          <table:table-cell table:formula="of:=[.B681]+[.C681]" office:value-type="float" office:value="0.664054848188057" calcext:value-type="float">
            <text:p>0.6640548482</text:p>
          </table:table-cell>
          <table:table-cell table:formula="of:=[.C681]" office:value-type="float" office:value="0.000979431929480901" calcext:value-type="float">
            <text:p>0.0009794319</text:p>
          </table:table-cell>
          <table:table-cell table:formula="of:=4+3*COS(2*PI()*[.B682])+7*COS(4*PI()*[.B682])" office:value-type="float" office:value="-0.841615475226213" calcext:value-type="float">
            <text:p>-0.8416154752</text:p>
          </table:table-cell>
          <table:table-cell table:formula="of:=[.E681]" office:value-type="float" office:value="0" calcext:value-type="float">
            <text:p>0</text:p>
          </table:table-cell>
          <table:table-cell table:formula="of:=[.D682]*COS(2*PI()*[.E682]*[.B682])" office:value-type="float" office:value="-0.841615475226213" calcext:value-type="float">
            <text:p>-0.8416154752</text:p>
          </table:table-cell>
          <table:table-cell table:number-columns-repeated="1017"/>
        </table:table-row>
        <table:table-row table:style-name="ro1">
          <table:table-cell table:formula="of:=[.A682]+1" office:value-type="float" office:value="679" calcext:value-type="float">
            <text:p>679</text:p>
          </table:table-cell>
          <table:table-cell table:formula="of:=[.B682]+[.C682]" office:value-type="float" office:value="0.665034280117537" calcext:value-type="float">
            <text:p>0.6650342801</text:p>
          </table:table-cell>
          <table:table-cell table:formula="of:=[.C682]" office:value-type="float" office:value="0.000979431929480901" calcext:value-type="float">
            <text:p>0.0009794319</text:p>
          </table:table-cell>
          <table:table-cell table:formula="of:=4+3*COS(2*PI()*[.B683])+7*COS(4*PI()*[.B683])" office:value-type="float" office:value="-0.901485883466512" calcext:value-type="float">
            <text:p>-0.9014858835</text:p>
          </table:table-cell>
          <table:table-cell table:formula="of:=[.E682]" office:value-type="float" office:value="0" calcext:value-type="float">
            <text:p>0</text:p>
          </table:table-cell>
          <table:table-cell table:formula="of:=[.D683]*COS(2*PI()*[.E683]*[.B683])" office:value-type="float" office:value="-0.901485883466512" calcext:value-type="float">
            <text:p>-0.9014858835</text:p>
          </table:table-cell>
          <table:table-cell table:number-columns-repeated="1017"/>
        </table:table-row>
        <table:table-row table:style-name="ro1">
          <table:table-cell table:formula="of:=[.A683]+1" office:value-type="float" office:value="680" calcext:value-type="float">
            <text:p>680</text:p>
          </table:table-cell>
          <table:table-cell table:formula="of:=[.B683]+[.C683]" office:value-type="float" office:value="0.666013712047018" calcext:value-type="float">
            <text:p>0.666013712</text:p>
          </table:table-cell>
          <table:table-cell table:formula="of:=[.C683]" office:value-type="float" office:value="0.000979431929480901" calcext:value-type="float">
            <text:p>0.0009794319</text:p>
          </table:table-cell>
          <table:table-cell table:formula="of:=4+3*COS(2*PI()*[.B684])+7*COS(4*PI()*[.B684])" office:value-type="float" office:value="-0.960787237690498" calcext:value-type="float">
            <text:p>-0.9607872377</text:p>
          </table:table-cell>
          <table:table-cell table:formula="of:=[.E683]" office:value-type="float" office:value="0" calcext:value-type="float">
            <text:p>0</text:p>
          </table:table-cell>
          <table:table-cell table:formula="of:=[.D684]*COS(2*PI()*[.E684]*[.B684])" office:value-type="float" office:value="-0.960787237690498" calcext:value-type="float">
            <text:p>-0.9607872377</text:p>
          </table:table-cell>
          <table:table-cell table:number-columns-repeated="1017"/>
        </table:table-row>
        <table:table-row table:style-name="ro1">
          <table:table-cell table:formula="of:=[.A684]+1" office:value-type="float" office:value="681" calcext:value-type="float">
            <text:p>681</text:p>
          </table:table-cell>
          <table:table-cell table:formula="of:=[.B684]+[.C684]" office:value-type="float" office:value="0.666993143976499" calcext:value-type="float">
            <text:p>0.666993144</text:p>
          </table:table-cell>
          <table:table-cell table:formula="of:=[.C684]" office:value-type="float" office:value="0.000979431929480901" calcext:value-type="float">
            <text:p>0.0009794319</text:p>
          </table:table-cell>
          <table:table-cell table:formula="of:=4+3*COS(2*PI()*[.B685])+7*COS(4*PI()*[.B685])" office:value-type="float" office:value="-1.01950874588195" calcext:value-type="float">
            <text:p>-1.0195087459</text:p>
          </table:table-cell>
          <table:table-cell table:formula="of:=[.E684]" office:value-type="float" office:value="0" calcext:value-type="float">
            <text:p>0</text:p>
          </table:table-cell>
          <table:table-cell table:formula="of:=[.D685]*COS(2*PI()*[.E685]*[.B685])" office:value-type="float" office:value="-1.01950874588195" calcext:value-type="float">
            <text:p>-1.0195087459</text:p>
          </table:table-cell>
          <table:table-cell table:number-columns-repeated="1017"/>
        </table:table-row>
        <table:table-row table:style-name="ro1">
          <table:table-cell table:formula="of:=[.A685]+1" office:value-type="float" office:value="682" calcext:value-type="float">
            <text:p>682</text:p>
          </table:table-cell>
          <table:table-cell table:formula="of:=[.B685]+[.C685]" office:value-type="float" office:value="0.66797257590598" calcext:value-type="float">
            <text:p>0.6679725759</text:p>
          </table:table-cell>
          <table:table-cell table:formula="of:=[.C685]" office:value-type="float" office:value="0.000979431929480901" calcext:value-type="float">
            <text:p>0.0009794319</text:p>
          </table:table-cell>
          <table:table-cell table:formula="of:=4+3*COS(2*PI()*[.B686])+7*COS(4*PI()*[.B686])" office:value-type="float" office:value="-1.07763969736155" calcext:value-type="float">
            <text:p>-1.0776396974</text:p>
          </table:table-cell>
          <table:table-cell table:formula="of:=[.E685]" office:value-type="float" office:value="0" calcext:value-type="float">
            <text:p>0</text:p>
          </table:table-cell>
          <table:table-cell table:formula="of:=[.D686]*COS(2*PI()*[.E686]*[.B686])" office:value-type="float" office:value="-1.07763969736155" calcext:value-type="float">
            <text:p>-1.0776396974</text:p>
          </table:table-cell>
          <table:table-cell table:number-columns-repeated="1017"/>
        </table:table-row>
        <table:table-row table:style-name="ro1">
          <table:table-cell table:formula="of:=[.A686]+1" office:value-type="float" office:value="683" calcext:value-type="float">
            <text:p>683</text:p>
          </table:table-cell>
          <table:table-cell table:formula="of:=[.B686]+[.C686]" office:value-type="float" office:value="0.668952007835461" calcext:value-type="float">
            <text:p>0.6689520078</text:p>
          </table:table-cell>
          <table:table-cell table:formula="of:=[.C686]" office:value-type="float" office:value="0.000979431929480901" calcext:value-type="float">
            <text:p>0.0009794319</text:p>
          </table:table-cell>
          <table:table-cell table:formula="of:=4+3*COS(2*PI()*[.B687])+7*COS(4*PI()*[.B687])" office:value-type="float" office:value="-1.13516946447812" calcext:value-type="float">
            <text:p>-1.1351694645</text:p>
          </table:table-cell>
          <table:table-cell table:formula="of:=[.E686]" office:value-type="float" office:value="0" calcext:value-type="float">
            <text:p>0</text:p>
          </table:table-cell>
          <table:table-cell table:formula="of:=[.D687]*COS(2*PI()*[.E687]*[.B687])" office:value-type="float" office:value="-1.13516946447812" calcext:value-type="float">
            <text:p>-1.1351694645</text:p>
          </table:table-cell>
          <table:table-cell table:number-columns-repeated="1017"/>
        </table:table-row>
        <table:table-row table:style-name="ro1">
          <table:table-cell table:formula="of:=[.A687]+1" office:value-type="float" office:value="684" calcext:value-type="float">
            <text:p>684</text:p>
          </table:table-cell>
          <table:table-cell table:formula="of:=[.B687]+[.C687]" office:value-type="float" office:value="0.669931439764942" calcext:value-type="float">
            <text:p>0.6699314398</text:p>
          </table:table-cell>
          <table:table-cell table:formula="of:=[.C687]" office:value-type="float" office:value="0.000979431929480901" calcext:value-type="float">
            <text:p>0.0009794319</text:p>
          </table:table-cell>
          <table:table-cell table:formula="of:=4+3*COS(2*PI()*[.B688])+7*COS(4*PI()*[.B688])" office:value-type="float" office:value="-1.1920875042875" calcext:value-type="float">
            <text:p>-1.1920875043</text:p>
          </table:table-cell>
          <table:table-cell table:formula="of:=[.E687]" office:value-type="float" office:value="0" calcext:value-type="float">
            <text:p>0</text:p>
          </table:table-cell>
          <table:table-cell table:formula="of:=[.D688]*COS(2*PI()*[.E688]*[.B688])" office:value-type="float" office:value="-1.1920875042875" calcext:value-type="float">
            <text:p>-1.1920875043</text:p>
          </table:table-cell>
          <table:table-cell table:number-columns-repeated="1017"/>
        </table:table-row>
        <table:table-row table:style-name="ro1">
          <table:table-cell table:formula="of:=[.A688]+1" office:value-type="float" office:value="685" calcext:value-type="float">
            <text:p>685</text:p>
          </table:table-cell>
          <table:table-cell table:formula="of:=[.B688]+[.C688]" office:value-type="float" office:value="0.670910871694423" calcext:value-type="float">
            <text:p>0.6709108717</text:p>
          </table:table-cell>
          <table:table-cell table:formula="of:=[.C688]" office:value-type="float" office:value="0.000979431929480901" calcext:value-type="float">
            <text:p>0.0009794319</text:p>
          </table:table-cell>
          <table:table-cell table:formula="of:=4+3*COS(2*PI()*[.B689])+7*COS(4*PI()*[.B689])" office:value-type="float" office:value="-1.24838336021888" calcext:value-type="float">
            <text:p>-1.2483833602</text:p>
          </table:table-cell>
          <table:table-cell table:formula="of:=[.E688]" office:value-type="float" office:value="0" calcext:value-type="float">
            <text:p>0</text:p>
          </table:table-cell>
          <table:table-cell table:formula="of:=[.D689]*COS(2*PI()*[.E689]*[.B689])" office:value-type="float" office:value="-1.24838336021888" calcext:value-type="float">
            <text:p>-1.2483833602</text:p>
          </table:table-cell>
          <table:table-cell table:number-columns-repeated="1017"/>
        </table:table-row>
        <table:table-row table:style-name="ro1">
          <table:table-cell table:formula="of:=[.A689]+1" office:value-type="float" office:value="686" calcext:value-type="float">
            <text:p>686</text:p>
          </table:table-cell>
          <table:table-cell table:formula="of:=[.B689]+[.C689]" office:value-type="float" office:value="0.671890303623904" calcext:value-type="float">
            <text:p>0.6718903036</text:p>
          </table:table-cell>
          <table:table-cell table:formula="of:=[.C689]" office:value-type="float" office:value="0.000979431929480901" calcext:value-type="float">
            <text:p>0.0009794319</text:p>
          </table:table-cell>
          <table:table-cell table:formula="of:=4+3*COS(2*PI()*[.B690])+7*COS(4*PI()*[.B690])" office:value-type="float" office:value="-1.30404666372826" calcext:value-type="float">
            <text:p>-1.3040466637</text:p>
          </table:table-cell>
          <table:table-cell table:formula="of:=[.E689]" office:value-type="float" office:value="0" calcext:value-type="float">
            <text:p>0</text:p>
          </table:table-cell>
          <table:table-cell table:formula="of:=[.D690]*COS(2*PI()*[.E690]*[.B690])" office:value-type="float" office:value="-1.30404666372826" calcext:value-type="float">
            <text:p>-1.3040466637</text:p>
          </table:table-cell>
          <table:table-cell table:number-columns-repeated="1017"/>
        </table:table-row>
        <table:table-row table:style-name="ro1">
          <table:table-cell table:formula="of:=[.A690]+1" office:value-type="float" office:value="687" calcext:value-type="float">
            <text:p>687</text:p>
          </table:table-cell>
          <table:table-cell table:formula="of:=[.B690]+[.C690]" office:value-type="float" office:value="0.672869735553385" calcext:value-type="float">
            <text:p>0.6728697356</text:p>
          </table:table-cell>
          <table:table-cell table:formula="of:=[.C690]" office:value-type="float" office:value="0.000979431929480901" calcext:value-type="float">
            <text:p>0.0009794319</text:p>
          </table:table-cell>
          <table:table-cell table:formula="of:=4+3*COS(2*PI()*[.B691])+7*COS(4*PI()*[.B691])" office:value-type="float" office:value="-1.35906713593878" calcext:value-type="float">
            <text:p>-1.3590671359</text:p>
          </table:table-cell>
          <table:table-cell table:formula="of:=[.E690]" office:value-type="float" office:value="0" calcext:value-type="float">
            <text:p>0</text:p>
          </table:table-cell>
          <table:table-cell table:formula="of:=[.D691]*COS(2*PI()*[.E691]*[.B691])" office:value-type="float" office:value="-1.35906713593878" calcext:value-type="float">
            <text:p>-1.3590671359</text:p>
          </table:table-cell>
          <table:table-cell table:number-columns-repeated="1017"/>
        </table:table-row>
        <table:table-row table:style-name="ro1">
          <table:table-cell table:formula="of:=[.A691]+1" office:value-type="float" office:value="688" calcext:value-type="float">
            <text:p>688</text:p>
          </table:table-cell>
          <table:table-cell table:formula="of:=[.B691]+[.C691]" office:value-type="float" office:value="0.673849167482866" calcext:value-type="float">
            <text:p>0.6738491675</text:p>
          </table:table-cell>
          <table:table-cell table:formula="of:=[.C691]" office:value-type="float" office:value="0.000979431929480901" calcext:value-type="float">
            <text:p>0.0009794319</text:p>
          </table:table-cell>
          <table:table-cell table:formula="of:=4+3*COS(2*PI()*[.B692])+7*COS(4*PI()*[.B692])" office:value-type="float" office:value="-1.41343458926779" calcext:value-type="float">
            <text:p>-1.4134345893</text:p>
          </table:table-cell>
          <table:table-cell table:formula="of:=[.E691]" office:value-type="float" office:value="0" calcext:value-type="float">
            <text:p>0</text:p>
          </table:table-cell>
          <table:table-cell table:formula="of:=[.D692]*COS(2*PI()*[.E692]*[.B692])" office:value-type="float" office:value="-1.41343458926779" calcext:value-type="float">
            <text:p>-1.4134345893</text:p>
          </table:table-cell>
          <table:table-cell table:number-columns-repeated="1017"/>
        </table:table-row>
        <table:table-row table:style-name="ro1">
          <table:table-cell table:formula="of:=[.A692]+1" office:value-type="float" office:value="689" calcext:value-type="float">
            <text:p>689</text:p>
          </table:table-cell>
          <table:table-cell table:formula="of:=[.B692]+[.C692]" office:value-type="float" office:value="0.674828599412346" calcext:value-type="float">
            <text:p>0.6748285994</text:p>
          </table:table-cell>
          <table:table-cell table:formula="of:=[.C692]" office:value-type="float" office:value="0.000979431929480901" calcext:value-type="float">
            <text:p>0.0009794319</text:p>
          </table:table-cell>
          <table:table-cell table:formula="of:=4+3*COS(2*PI()*[.B693])+7*COS(4*PI()*[.B693])" office:value-type="float" office:value="-1.46713892904021" calcext:value-type="float">
            <text:p>-1.467138929</text:p>
          </table:table-cell>
          <table:table-cell table:formula="of:=[.E692]" office:value-type="float" office:value="0" calcext:value-type="float">
            <text:p>0</text:p>
          </table:table-cell>
          <table:table-cell table:formula="of:=[.D693]*COS(2*PI()*[.E693]*[.B693])" office:value-type="float" office:value="-1.46713892904021" calcext:value-type="float">
            <text:p>-1.467138929</text:p>
          </table:table-cell>
          <table:table-cell table:number-columns-repeated="1017"/>
        </table:table-row>
        <table:table-row table:style-name="ro1">
          <table:table-cell table:formula="of:=[.A693]+1" office:value-type="float" office:value="690" calcext:value-type="float">
            <text:p>690</text:p>
          </table:table-cell>
          <table:table-cell table:formula="of:=[.B693]+[.C693]" office:value-type="float" office:value="0.675808031341827" calcext:value-type="float">
            <text:p>0.6758080313</text:p>
          </table:table-cell>
          <table:table-cell table:formula="of:=[.C693]" office:value-type="float" office:value="0.000979431929480901" calcext:value-type="float">
            <text:p>0.0009794319</text:p>
          </table:table-cell>
          <table:table-cell table:formula="of:=4+3*COS(2*PI()*[.B694])+7*COS(4*PI()*[.B694])" office:value-type="float" office:value="-1.52017015508813" calcext:value-type="float">
            <text:p>-1.5201701551</text:p>
          </table:table-cell>
          <table:table-cell table:formula="of:=[.E693]" office:value-type="float" office:value="0" calcext:value-type="float">
            <text:p>0</text:p>
          </table:table-cell>
          <table:table-cell table:formula="of:=[.D694]*COS(2*PI()*[.E694]*[.B694])" office:value-type="float" office:value="-1.52017015508813" calcext:value-type="float">
            <text:p>-1.5201701551</text:p>
          </table:table-cell>
          <table:table-cell table:number-columns-repeated="1017"/>
        </table:table-row>
        <table:table-row table:style-name="ro1">
          <table:table-cell table:formula="of:=[.A694]+1" office:value-type="float" office:value="691" calcext:value-type="float">
            <text:p>691</text:p>
          </table:table-cell>
          <table:table-cell table:formula="of:=[.B694]+[.C694]" office:value-type="float" office:value="0.676787463271308" calcext:value-type="float">
            <text:p>0.6767874633</text:p>
          </table:table-cell>
          <table:table-cell table:formula="of:=[.C694]" office:value-type="float" office:value="0.000979431929480901" calcext:value-type="float">
            <text:p>0.0009794319</text:p>
          </table:table-cell>
          <table:table-cell table:formula="of:=4+3*COS(2*PI()*[.B695])+7*COS(4*PI()*[.B695])" office:value-type="float" office:value="-1.57251836333628" calcext:value-type="float">
            <text:p>-1.5725183633</text:p>
          </table:table-cell>
          <table:table-cell table:formula="of:=[.E694]" office:value-type="float" office:value="0" calcext:value-type="float">
            <text:p>0</text:p>
          </table:table-cell>
          <table:table-cell table:formula="of:=[.D695]*COS(2*PI()*[.E695]*[.B695])" office:value-type="float" office:value="-1.57251836333628" calcext:value-type="float">
            <text:p>-1.5725183633</text:p>
          </table:table-cell>
          <table:table-cell table:number-columns-repeated="1017"/>
        </table:table-row>
        <table:table-row table:style-name="ro1">
          <table:table-cell table:formula="of:=[.A695]+1" office:value-type="float" office:value="692" calcext:value-type="float">
            <text:p>692</text:p>
          </table:table-cell>
          <table:table-cell table:formula="of:=[.B695]+[.C695]" office:value-type="float" office:value="0.677766895200789" calcext:value-type="float">
            <text:p>0.6777668952</text:p>
          </table:table-cell>
          <table:table-cell table:formula="of:=[.C695]" office:value-type="float" office:value="0.000979431929480901" calcext:value-type="float">
            <text:p>0.0009794319</text:p>
          </table:table-cell>
          <table:table-cell table:formula="of:=4+3*COS(2*PI()*[.B696])+7*COS(4*PI()*[.B696])" office:value-type="float" office:value="-1.62417374737317" calcext:value-type="float">
            <text:p>-1.6241737474</text:p>
          </table:table-cell>
          <table:table-cell table:formula="of:=[.E695]" office:value-type="float" office:value="0" calcext:value-type="float">
            <text:p>0</text:p>
          </table:table-cell>
          <table:table-cell table:formula="of:=[.D696]*COS(2*PI()*[.E696]*[.B696])" office:value-type="float" office:value="-1.62417374737317" calcext:value-type="float">
            <text:p>-1.6241737474</text:p>
          </table:table-cell>
          <table:table-cell table:number-columns-repeated="1017"/>
        </table:table-row>
        <table:table-row table:style-name="ro1">
          <table:table-cell table:formula="of:=[.A696]+1" office:value-type="float" office:value="693" calcext:value-type="float">
            <text:p>693</text:p>
          </table:table-cell>
          <table:table-cell table:formula="of:=[.B696]+[.C696]" office:value-type="float" office:value="0.67874632713027" calcext:value-type="float">
            <text:p>0.6787463271</text:p>
          </table:table-cell>
          <table:table-cell table:formula="of:=[.C696]" office:value-type="float" office:value="0.000979431929480901" calcext:value-type="float">
            <text:p>0.0009794319</text:p>
          </table:table-cell>
          <table:table-cell table:formula="of:=4+3*COS(2*PI()*[.B697])+7*COS(4*PI()*[.B697])" office:value-type="float" office:value="-1.67512660000765" calcext:value-type="float">
            <text:p>-1.6751266</text:p>
          </table:table-cell>
          <table:table-cell table:formula="of:=[.E696]" office:value-type="float" office:value="0" calcext:value-type="float">
            <text:p>0</text:p>
          </table:table-cell>
          <table:table-cell table:formula="of:=[.D697]*COS(2*PI()*[.E697]*[.B697])" office:value-type="float" office:value="-1.67512660000765" calcext:value-type="float">
            <text:p>-1.6751266</text:p>
          </table:table-cell>
          <table:table-cell table:number-columns-repeated="1017"/>
        </table:table-row>
        <table:table-row table:style-name="ro1">
          <table:table-cell table:formula="of:=[.A697]+1" office:value-type="float" office:value="694" calcext:value-type="float">
            <text:p>694</text:p>
          </table:table-cell>
          <table:table-cell table:formula="of:=[.B697]+[.C697]" office:value-type="float" office:value="0.679725759059751" calcext:value-type="float">
            <text:p>0.6797257591</text:p>
          </table:table-cell>
          <table:table-cell table:formula="of:=[.C697]" office:value-type="float" office:value="0.000979431929480901" calcext:value-type="float">
            <text:p>0.0009794319</text:p>
          </table:table-cell>
          <table:table-cell table:formula="of:=4+3*COS(2*PI()*[.B698])+7*COS(4*PI()*[.B698])" office:value-type="float" office:value="-1.72536731481068" calcext:value-type="float">
            <text:p>-1.7253673148</text:p>
          </table:table-cell>
          <table:table-cell table:formula="of:=[.E697]" office:value-type="float" office:value="0" calcext:value-type="float">
            <text:p>0</text:p>
          </table:table-cell>
          <table:table-cell table:formula="of:=[.D698]*COS(2*PI()*[.E698]*[.B698])" office:value-type="float" office:value="-1.72536731481068" calcext:value-type="float">
            <text:p>-1.7253673148</text:p>
          </table:table-cell>
          <table:table-cell table:number-columns-repeated="1017"/>
        </table:table-row>
        <table:table-row table:style-name="ro1">
          <table:table-cell table:formula="of:=[.A698]+1" office:value-type="float" office:value="695" calcext:value-type="float">
            <text:p>695</text:p>
          </table:table-cell>
          <table:table-cell table:formula="of:=[.B698]+[.C698]" office:value-type="float" office:value="0.680705190989232" calcext:value-type="float">
            <text:p>0.680705191</text:p>
          </table:table-cell>
          <table:table-cell table:formula="of:=[.C698]" office:value-type="float" office:value="0.000979431929480901" calcext:value-type="float">
            <text:p>0.0009794319</text:p>
          </table:table-cell>
          <table:table-cell table:formula="of:=4+3*COS(2*PI()*[.B699])+7*COS(4*PI()*[.B699])" office:value-type="float" office:value="-1.77488638764205" calcext:value-type="float">
            <text:p>-1.7748863876</text:p>
          </table:table-cell>
          <table:table-cell table:formula="of:=[.E698]" office:value-type="float" office:value="0" calcext:value-type="float">
            <text:p>0</text:p>
          </table:table-cell>
          <table:table-cell table:formula="of:=[.D699]*COS(2*PI()*[.E699]*[.B699])" office:value-type="float" office:value="-1.77488638764205" calcext:value-type="float">
            <text:p>-1.7748863876</text:p>
          </table:table-cell>
          <table:table-cell table:number-columns-repeated="1017"/>
        </table:table-row>
        <table:table-row table:style-name="ro1">
          <table:table-cell table:formula="of:=[.A699]+1" office:value-type="float" office:value="696" calcext:value-type="float">
            <text:p>696</text:p>
          </table:table-cell>
          <table:table-cell table:formula="of:=[.B699]+[.C699]" office:value-type="float" office:value="0.681684622918713" calcext:value-type="float">
            <text:p>0.6816846229</text:p>
          </table:table-cell>
          <table:table-cell table:formula="of:=[.C699]" office:value-type="float" office:value="0.000979431929480901" calcext:value-type="float">
            <text:p>0.0009794319</text:p>
          </table:table-cell>
          <table:table-cell table:formula="of:=4+3*COS(2*PI()*[.B700])+7*COS(4*PI()*[.B700])" office:value-type="float" office:value="-1.82367441816176" calcext:value-type="float">
            <text:p>-1.8236744182</text:p>
          </table:table-cell>
          <table:table-cell table:formula="of:=[.E699]" office:value-type="float" office:value="0" calcext:value-type="float">
            <text:p>0</text:p>
          </table:table-cell>
          <table:table-cell table:formula="of:=[.D700]*COS(2*PI()*[.E700]*[.B700])" office:value-type="float" office:value="-1.82367441816176" calcext:value-type="float">
            <text:p>-1.8236744182</text:p>
          </table:table-cell>
          <table:table-cell table:number-columns-repeated="1017"/>
        </table:table-row>
        <table:table-row table:style-name="ro1">
          <table:table-cell table:formula="of:=[.A700]+1" office:value-type="float" office:value="697" calcext:value-type="float">
            <text:p>697</text:p>
          </table:table-cell>
          <table:table-cell table:formula="of:=[.B700]+[.C700]" office:value-type="float" office:value="0.682664054848194" calcext:value-type="float">
            <text:p>0.6826640548</text:p>
          </table:table-cell>
          <table:table-cell table:formula="of:=[.C700]" office:value-type="float" office:value="0.000979431929480901" calcext:value-type="float">
            <text:p>0.0009794319</text:p>
          </table:table-cell>
          <table:table-cell table:formula="of:=4+3*COS(2*PI()*[.B701])+7*COS(4*PI()*[.B701])" office:value-type="float" office:value="-1.87172211132595" calcext:value-type="float">
            <text:p>-1.8717221113</text:p>
          </table:table-cell>
          <table:table-cell table:formula="of:=[.E700]" office:value-type="float" office:value="0" calcext:value-type="float">
            <text:p>0</text:p>
          </table:table-cell>
          <table:table-cell table:formula="of:=[.D701]*COS(2*PI()*[.E701]*[.B701])" office:value-type="float" office:value="-1.87172211132595" calcext:value-type="float">
            <text:p>-1.8717221113</text:p>
          </table:table-cell>
          <table:table-cell table:number-columns-repeated="1017"/>
        </table:table-row>
        <table:table-row table:style-name="ro1">
          <table:table-cell table:formula="of:=[.A701]+1" office:value-type="float" office:value="698" calcext:value-type="float">
            <text:p>698</text:p>
          </table:table-cell>
          <table:table-cell table:formula="of:=[.B701]+[.C701]" office:value-type="float" office:value="0.683643486777675" calcext:value-type="float">
            <text:p>0.6836434868</text:p>
          </table:table-cell>
          <table:table-cell table:formula="of:=[.C701]" office:value-type="float" office:value="0.000979431929480901" calcext:value-type="float">
            <text:p>0.0009794319</text:p>
          </table:table-cell>
          <table:table-cell table:formula="of:=4+3*COS(2*PI()*[.B702])+7*COS(4*PI()*[.B702])" office:value-type="float" office:value="-1.91902027886706" calcext:value-type="float">
            <text:p>-1.9190202789</text:p>
          </table:table-cell>
          <table:table-cell table:formula="of:=[.E701]" office:value-type="float" office:value="0" calcext:value-type="float">
            <text:p>0</text:p>
          </table:table-cell>
          <table:table-cell table:formula="of:=[.D702]*COS(2*PI()*[.E702]*[.B702])" office:value-type="float" office:value="-1.91902027886706" calcext:value-type="float">
            <text:p>-1.9190202789</text:p>
          </table:table-cell>
          <table:table-cell table:number-columns-repeated="1017"/>
        </table:table-row>
        <table:table-row table:style-name="ro1">
          <table:table-cell table:formula="of:=[.A702]+1" office:value-type="float" office:value="699" calcext:value-type="float">
            <text:p>699</text:p>
          </table:table-cell>
          <table:table-cell table:formula="of:=[.B702]+[.C702]" office:value-type="float" office:value="0.684622918707156" calcext:value-type="float">
            <text:p>0.6846229187</text:p>
          </table:table-cell>
          <table:table-cell table:formula="of:=[.C702]" office:value-type="float" office:value="0.000979431929480901" calcext:value-type="float">
            <text:p>0.0009794319</text:p>
          </table:table-cell>
          <table:table-cell table:formula="of:=4+3*COS(2*PI()*[.B703])+7*COS(4*PI()*[.B703])" office:value-type="float" office:value="-1.96555984075804" calcext:value-type="float">
            <text:p>-1.9655598408</text:p>
          </table:table-cell>
          <table:table-cell table:formula="of:=[.E702]" office:value-type="float" office:value="0" calcext:value-type="float">
            <text:p>0</text:p>
          </table:table-cell>
          <table:table-cell table:formula="of:=[.D703]*COS(2*PI()*[.E703]*[.B703])" office:value-type="float" office:value="-1.96555984075804" calcext:value-type="float">
            <text:p>-1.9655598408</text:p>
          </table:table-cell>
          <table:table-cell table:number-columns-repeated="1017"/>
        </table:table-row>
        <table:table-row table:style-name="ro1">
          <table:table-cell table:formula="of:=[.A703]+1" office:value-type="float" office:value="700" calcext:value-type="float">
            <text:p>700</text:p>
          </table:table-cell>
          <table:table-cell table:formula="of:=[.B703]+[.C703]" office:value-type="float" office:value="0.685602350636637" calcext:value-type="float">
            <text:p>0.6856023506</text:p>
          </table:table-cell>
          <table:table-cell table:formula="of:=[.C703]" office:value-type="float" office:value="0.000979431929480901" calcext:value-type="float">
            <text:p>0.0009794319</text:p>
          </table:table-cell>
          <table:table-cell table:formula="of:=4+3*COS(2*PI()*[.B704])+7*COS(4*PI()*[.B704])" office:value-type="float" office:value="-2.01133182666033" calcext:value-type="float">
            <text:p>-2.0113318267</text:p>
          </table:table-cell>
          <table:table-cell table:formula="of:=[.E703]" office:value-type="float" office:value="0" calcext:value-type="float">
            <text:p>0</text:p>
          </table:table-cell>
          <table:table-cell table:formula="of:=[.D704]*COS(2*PI()*[.E704]*[.B704])" office:value-type="float" office:value="-2.01133182666033" calcext:value-type="float">
            <text:p>-2.0113318267</text:p>
          </table:table-cell>
          <table:table-cell table:number-columns-repeated="1017"/>
        </table:table-row>
        <table:table-row table:style-name="ro1">
          <table:table-cell table:formula="of:=[.A704]+1" office:value-type="float" office:value="701" calcext:value-type="float">
            <text:p>701</text:p>
          </table:table-cell>
          <table:table-cell table:formula="of:=[.B704]+[.C704]" office:value-type="float" office:value="0.686581782566117" calcext:value-type="float">
            <text:p>0.6865817826</text:p>
          </table:table-cell>
          <table:table-cell table:formula="of:=[.C704]" office:value-type="float" office:value="0.000979431929480901" calcext:value-type="float">
            <text:p>0.0009794319</text:p>
          </table:table-cell>
          <table:table-cell table:formula="of:=4+3*COS(2*PI()*[.B705])+7*COS(4*PI()*[.B705])" office:value-type="float" office:value="-2.05632737735542" calcext:value-type="float">
            <text:p>-2.0563273774</text:p>
          </table:table-cell>
          <table:table-cell table:formula="of:=[.E704]" office:value-type="float" office:value="0" calcext:value-type="float">
            <text:p>0</text:p>
          </table:table-cell>
          <table:table-cell table:formula="of:=[.D705]*COS(2*PI()*[.E705]*[.B705])" office:value-type="float" office:value="-2.05632737735542" calcext:value-type="float">
            <text:p>-2.0563273774</text:p>
          </table:table-cell>
          <table:table-cell table:number-columns-repeated="1017"/>
        </table:table-row>
        <table:table-row table:style-name="ro1">
          <table:table-cell table:formula="of:=[.A705]+1" office:value-type="float" office:value="702" calcext:value-type="float">
            <text:p>702</text:p>
          </table:table-cell>
          <table:table-cell table:formula="of:=[.B705]+[.C705]" office:value-type="float" office:value="0.687561214495598" calcext:value-type="float">
            <text:p>0.6875612145</text:p>
          </table:table-cell>
          <table:table-cell table:formula="of:=[.C705]" office:value-type="float" office:value="0.000979431929480901" calcext:value-type="float">
            <text:p>0.0009794319</text:p>
          </table:table-cell>
          <table:table-cell table:formula="of:=4+3*COS(2*PI()*[.B706])+7*COS(4*PI()*[.B706])" office:value-type="float" office:value="-2.10053774615983" calcext:value-type="float">
            <text:p>-2.1005377462</text:p>
          </table:table-cell>
          <table:table-cell table:formula="of:=[.E705]" office:value-type="float" office:value="0" calcext:value-type="float">
            <text:p>0</text:p>
          </table:table-cell>
          <table:table-cell table:formula="of:=[.D706]*COS(2*PI()*[.E706]*[.B706])" office:value-type="float" office:value="-2.10053774615983" calcext:value-type="float">
            <text:p>-2.1005377462</text:p>
          </table:table-cell>
          <table:table-cell table:number-columns-repeated="1017"/>
        </table:table-row>
        <table:table-row table:style-name="ro1">
          <table:table-cell table:formula="of:=[.A706]+1" office:value-type="float" office:value="703" calcext:value-type="float">
            <text:p>703</text:p>
          </table:table-cell>
          <table:table-cell table:formula="of:=[.B706]+[.C706]" office:value-type="float" office:value="0.688540646425079" calcext:value-type="float">
            <text:p>0.6885406464</text:p>
          </table:table-cell>
          <table:table-cell table:formula="of:=[.C706]" office:value-type="float" office:value="0.000979431929480901" calcext:value-type="float">
            <text:p>0.0009794319</text:p>
          </table:table-cell>
          <table:table-cell table:formula="of:=4+3*COS(2*PI()*[.B707])+7*COS(4*PI()*[.B707])" office:value-type="float" office:value="-2.14395430032316" calcext:value-type="float">
            <text:p>-2.1439543003</text:p>
          </table:table-cell>
          <table:table-cell table:formula="of:=[.E706]" office:value-type="float" office:value="0" calcext:value-type="float">
            <text:p>0</text:p>
          </table:table-cell>
          <table:table-cell table:formula="of:=[.D707]*COS(2*PI()*[.E707]*[.B707])" office:value-type="float" office:value="-2.14395430032316" calcext:value-type="float">
            <text:p>-2.1439543003</text:p>
          </table:table-cell>
          <table:table-cell table:number-columns-repeated="1017"/>
        </table:table-row>
        <table:table-row table:style-name="ro1">
          <table:table-cell table:formula="of:=[.A707]+1" office:value-type="float" office:value="704" calcext:value-type="float">
            <text:p>704</text:p>
          </table:table-cell>
          <table:table-cell table:formula="of:=[.B707]+[.C707]" office:value-type="float" office:value="0.68952007835456" calcext:value-type="float">
            <text:p>0.6895200784</text:p>
          </table:table-cell>
          <table:table-cell table:formula="of:=[.C707]" office:value-type="float" office:value="0.000979431929480901" calcext:value-type="float">
            <text:p>0.0009794319</text:p>
          </table:table-cell>
          <table:table-cell table:formula="of:=4+3*COS(2*PI()*[.B708])+7*COS(4*PI()*[.B708])" office:value-type="float" office:value="-2.18656852240913" calcext:value-type="float">
            <text:p>-2.1865685224</text:p>
          </table:table-cell>
          <table:table-cell table:formula="of:=[.E707]" office:value-type="float" office:value="0" calcext:value-type="float">
            <text:p>0</text:p>
          </table:table-cell>
          <table:table-cell table:formula="of:=[.D708]*COS(2*PI()*[.E708]*[.B708])" office:value-type="float" office:value="-2.18656852240913" calcext:value-type="float">
            <text:p>-2.1865685224</text:p>
          </table:table-cell>
          <table:table-cell table:number-columns-repeated="1017"/>
        </table:table-row>
        <table:table-row table:style-name="ro1">
          <table:table-cell table:formula="of:=[.A708]+1" office:value-type="float" office:value="705" calcext:value-type="float">
            <text:p>705</text:p>
          </table:table-cell>
          <table:table-cell table:formula="of:=[.B708]+[.C708]" office:value-type="float" office:value="0.690499510284041" calcext:value-type="float">
            <text:p>0.6904995103</text:p>
          </table:table-cell>
          <table:table-cell table:formula="of:=[.C708]" office:value-type="float" office:value="0.000979431929480901" calcext:value-type="float">
            <text:p>0.0009794319</text:p>
          </table:table-cell>
          <table:table-cell table:formula="of:=4+3*COS(2*PI()*[.B709])+7*COS(4*PI()*[.B709])" office:value-type="float" office:value="-2.2283720116593" calcext:value-type="float">
            <text:p>-2.2283720117</text:p>
          </table:table-cell>
          <table:table-cell table:formula="of:=[.E708]" office:value-type="float" office:value="0" calcext:value-type="float">
            <text:p>0</text:p>
          </table:table-cell>
          <table:table-cell table:formula="of:=[.D709]*COS(2*PI()*[.E709]*[.B709])" office:value-type="float" office:value="-2.2283720116593" calcext:value-type="float">
            <text:p>-2.2283720117</text:p>
          </table:table-cell>
          <table:table-cell table:number-columns-repeated="1017"/>
        </table:table-row>
        <table:table-row table:style-name="ro1">
          <table:table-cell table:formula="of:=[.A709]+1" office:value-type="float" office:value="706" calcext:value-type="float">
            <text:p>706</text:p>
          </table:table-cell>
          <table:table-cell table:formula="of:=[.B709]+[.C709]" office:value-type="float" office:value="0.691478942213522" calcext:value-type="float">
            <text:p>0.6914789422</text:p>
          </table:table-cell>
          <table:table-cell table:formula="of:=[.C709]" office:value-type="float" office:value="0.000979431929480901" calcext:value-type="float">
            <text:p>0.0009794319</text:p>
          </table:table-cell>
          <table:table-cell table:formula="of:=4+3*COS(2*PI()*[.B710])+7*COS(4*PI()*[.B710])" office:value-type="float" office:value="-2.26935648533932" calcext:value-type="float">
            <text:p>-2.2693564853</text:p>
          </table:table-cell>
          <table:table-cell table:formula="of:=[.E709]" office:value-type="float" office:value="0" calcext:value-type="float">
            <text:p>0</text:p>
          </table:table-cell>
          <table:table-cell table:formula="of:=[.D710]*COS(2*PI()*[.E710]*[.B710])" office:value-type="float" office:value="-2.26935648533932" calcext:value-type="float">
            <text:p>-2.2693564853</text:p>
          </table:table-cell>
          <table:table-cell table:number-columns-repeated="1017"/>
        </table:table-row>
        <table:table-row table:style-name="ro1">
          <table:table-cell table:formula="of:=[.A710]+1" office:value-type="float" office:value="707" calcext:value-type="float">
            <text:p>707</text:p>
          </table:table-cell>
          <table:table-cell table:formula="of:=[.B710]+[.C710]" office:value-type="float" office:value="0.692458374143003" calcext:value-type="float">
            <text:p>0.6924583741</text:p>
          </table:table-cell>
          <table:table-cell table:formula="of:=[.C710]" office:value-type="float" office:value="0.000979431929480901" calcext:value-type="float">
            <text:p>0.0009794319</text:p>
          </table:table-cell>
          <table:table-cell table:formula="of:=4+3*COS(2*PI()*[.B711])+7*COS(4*PI()*[.B711])" office:value-type="float" office:value="-2.30951378006748" calcext:value-type="float">
            <text:p>-2.3095137801</text:p>
          </table:table-cell>
          <table:table-cell table:formula="of:=[.E710]" office:value-type="float" office:value="0" calcext:value-type="float">
            <text:p>0</text:p>
          </table:table-cell>
          <table:table-cell table:formula="of:=[.D711]*COS(2*PI()*[.E711]*[.B711])" office:value-type="float" office:value="-2.30951378006748" calcext:value-type="float">
            <text:p>-2.3095137801</text:p>
          </table:table-cell>
          <table:table-cell table:number-columns-repeated="1017"/>
        </table:table-row>
        <table:table-row table:style-name="ro1">
          <table:table-cell table:formula="of:=[.A711]+1" office:value-type="float" office:value="708" calcext:value-type="float">
            <text:p>708</text:p>
          </table:table-cell>
          <table:table-cell table:formula="of:=[.B711]+[.C711]" office:value-type="float" office:value="0.693437806072484" calcext:value-type="float">
            <text:p>0.6934378061</text:p>
          </table:table-cell>
          <table:table-cell table:formula="of:=[.C711]" office:value-type="float" office:value="0.000979431929480901" calcext:value-type="float">
            <text:p>0.0009794319</text:p>
          </table:table-cell>
          <table:table-cell table:formula="of:=4+3*COS(2*PI()*[.B712])+7*COS(4*PI()*[.B712])" office:value-type="float" office:value="-2.34883585312536" calcext:value-type="float">
            <text:p>-2.3488358531</text:p>
          </table:table-cell>
          <table:table-cell table:formula="of:=[.E711]" office:value-type="float" office:value="0" calcext:value-type="float">
            <text:p>0</text:p>
          </table:table-cell>
          <table:table-cell table:formula="of:=[.D712]*COS(2*PI()*[.E712]*[.B712])" office:value-type="float" office:value="-2.34883585312536" calcext:value-type="float">
            <text:p>-2.3488358531</text:p>
          </table:table-cell>
          <table:table-cell table:number-columns-repeated="1017"/>
        </table:table-row>
        <table:table-row table:style-name="ro1">
          <table:table-cell table:formula="of:=[.A712]+1" office:value-type="float" office:value="709" calcext:value-type="float">
            <text:p>709</text:p>
          </table:table-cell>
          <table:table-cell table:formula="of:=[.B712]+[.C712]" office:value-type="float" office:value="0.694417238001965" calcext:value-type="float">
            <text:p>0.694417238</text:p>
          </table:table-cell>
          <table:table-cell table:formula="of:=[.C712]" office:value-type="float" office:value="0.000979431929480901" calcext:value-type="float">
            <text:p>0.0009794319</text:p>
          </table:table-cell>
          <table:table-cell table:formula="of:=4+3*COS(2*PI()*[.B713])+7*COS(4*PI()*[.B713])" office:value-type="float" office:value="-2.38731478375037" calcext:value-type="float">
            <text:p>-2.3873147838</text:p>
          </table:table-cell>
          <table:table-cell table:formula="of:=[.E712]" office:value-type="float" office:value="0" calcext:value-type="float">
            <text:p>0</text:p>
          </table:table-cell>
          <table:table-cell table:formula="of:=[.D713]*COS(2*PI()*[.E713]*[.B713])" office:value-type="float" office:value="-2.38731478375037" calcext:value-type="float">
            <text:p>-2.3873147838</text:p>
          </table:table-cell>
          <table:table-cell table:number-columns-repeated="1017"/>
        </table:table-row>
        <table:table-row table:style-name="ro1">
          <table:table-cell table:formula="of:=[.A713]+1" office:value-type="float" office:value="710" calcext:value-type="float">
            <text:p>710</text:p>
          </table:table-cell>
          <table:table-cell table:formula="of:=[.B713]+[.C713]" office:value-type="float" office:value="0.695396669931446" calcext:value-type="float">
            <text:p>0.6953966699</text:p>
          </table:table-cell>
          <table:table-cell table:formula="of:=[.C713]" office:value-type="float" office:value="0.000979431929480901" calcext:value-type="float">
            <text:p>0.0009794319</text:p>
          </table:table-cell>
          <table:table-cell table:formula="of:=4+3*COS(2*PI()*[.B714])+7*COS(4*PI()*[.B714])" office:value-type="float" office:value="-2.42494277440998" calcext:value-type="float">
            <text:p>-2.4249427744</text:p>
          </table:table-cell>
          <table:table-cell table:formula="of:=[.E713]" office:value-type="float" office:value="0" calcext:value-type="float">
            <text:p>0</text:p>
          </table:table-cell>
          <table:table-cell table:formula="of:=[.D714]*COS(2*PI()*[.E714]*[.B714])" office:value-type="float" office:value="-2.42494277440998" calcext:value-type="float">
            <text:p>-2.4249427744</text:p>
          </table:table-cell>
          <table:table-cell table:number-columns-repeated="1017"/>
        </table:table-row>
        <table:table-row table:style-name="ro1">
          <table:table-cell table:formula="of:=[.A714]+1" office:value-type="float" office:value="711" calcext:value-type="float">
            <text:p>711</text:p>
          </table:table-cell>
          <table:table-cell table:formula="of:=[.B714]+[.C714]" office:value-type="float" office:value="0.696376101860927" calcext:value-type="float">
            <text:p>0.6963761019</text:p>
          </table:table-cell>
          <table:table-cell table:formula="of:=[.C714]" office:value-type="float" office:value="0.000979431929480901" calcext:value-type="float">
            <text:p>0.0009794319</text:p>
          </table:table-cell>
          <table:table-cell table:formula="of:=4+3*COS(2*PI()*[.B715])+7*COS(4*PI()*[.B715])" office:value-type="float" office:value="-2.46171215205748" calcext:value-type="float">
            <text:p>-2.4617121521</text:p>
          </table:table-cell>
          <table:table-cell table:formula="of:=[.E714]" office:value-type="float" office:value="0" calcext:value-type="float">
            <text:p>0</text:p>
          </table:table-cell>
          <table:table-cell table:formula="of:=[.D715]*COS(2*PI()*[.E715]*[.B715])" office:value-type="float" office:value="-2.46171215205748" calcext:value-type="float">
            <text:p>-2.4617121521</text:p>
          </table:table-cell>
          <table:table-cell table:number-columns-repeated="1017"/>
        </table:table-row>
        <table:table-row table:style-name="ro1">
          <table:table-cell table:formula="of:=[.A715]+1" office:value-type="float" office:value="712" calcext:value-type="float">
            <text:p>712</text:p>
          </table:table-cell>
          <table:table-cell table:formula="of:=[.B715]+[.C715]" office:value-type="float" office:value="0.697355533790407" calcext:value-type="float">
            <text:p>0.6973555338</text:p>
          </table:table-cell>
          <table:table-cell table:formula="of:=[.C715]" office:value-type="float" office:value="0.000979431929480901" calcext:value-type="float">
            <text:p>0.0009794319</text:p>
          </table:table-cell>
          <table:table-cell table:formula="of:=4+3*COS(2*PI()*[.B716])+7*COS(4*PI()*[.B716])" office:value-type="float" office:value="-2.49761536936902" calcext:value-type="float">
            <text:p>-2.4976153694</text:p>
          </table:table-cell>
          <table:table-cell table:formula="of:=[.E715]" office:value-type="float" office:value="0" calcext:value-type="float">
            <text:p>0</text:p>
          </table:table-cell>
          <table:table-cell table:formula="of:=[.D716]*COS(2*PI()*[.E716]*[.B716])" office:value-type="float" office:value="-2.49761536936902" calcext:value-type="float">
            <text:p>-2.4976153694</text:p>
          </table:table-cell>
          <table:table-cell table:number-columns-repeated="1017"/>
        </table:table-row>
        <table:table-row table:style-name="ro1">
          <table:table-cell table:formula="of:=[.A716]+1" office:value-type="float" office:value="713" calcext:value-type="float">
            <text:p>713</text:p>
          </table:table-cell>
          <table:table-cell table:formula="of:=[.B716]+[.C716]" office:value-type="float" office:value="0.698334965719888" calcext:value-type="float">
            <text:p>0.6983349657</text:p>
          </table:table-cell>
          <table:table-cell table:formula="of:=[.C716]" office:value-type="float" office:value="0.000979431929480901" calcext:value-type="float">
            <text:p>0.0009794319</text:p>
          </table:table-cell>
          <table:table-cell table:formula="of:=4+3*COS(2*PI()*[.B717])+7*COS(4*PI()*[.B717])" office:value-type="float" office:value="-2.53264500596182" calcext:value-type="float">
            <text:p>-2.532645006</text:p>
          </table:table-cell>
          <table:table-cell table:formula="of:=[.E716]" office:value-type="float" office:value="0" calcext:value-type="float">
            <text:p>0</text:p>
          </table:table-cell>
          <table:table-cell table:formula="of:=[.D717]*COS(2*PI()*[.E717]*[.B717])" office:value-type="float" office:value="-2.53264500596182" calcext:value-type="float">
            <text:p>-2.532645006</text:p>
          </table:table-cell>
          <table:table-cell table:number-columns-repeated="1017"/>
        </table:table-row>
        <table:table-row table:style-name="ro1">
          <table:table-cell table:formula="of:=[.A717]+1" office:value-type="float" office:value="714" calcext:value-type="float">
            <text:p>714</text:p>
          </table:table-cell>
          <table:table-cell table:formula="of:=[.B717]+[.C717]" office:value-type="float" office:value="0.699314397649369" calcext:value-type="float">
            <text:p>0.6993143976</text:p>
          </table:table-cell>
          <table:table-cell table:formula="of:=[.C717]" office:value-type="float" office:value="0.000979431929480901" calcext:value-type="float">
            <text:p>0.0009794319</text:p>
          </table:table-cell>
          <table:table-cell table:formula="of:=4+3*COS(2*PI()*[.B718])+7*COS(4*PI()*[.B718])" office:value-type="float" office:value="-2.56679376959322" calcext:value-type="float">
            <text:p>-2.5667937696</text:p>
          </table:table-cell>
          <table:table-cell table:formula="of:=[.E717]" office:value-type="float" office:value="0" calcext:value-type="float">
            <text:p>0</text:p>
          </table:table-cell>
          <table:table-cell table:formula="of:=[.D718]*COS(2*PI()*[.E718]*[.B718])" office:value-type="float" office:value="-2.56679376959322" calcext:value-type="float">
            <text:p>-2.5667937696</text:p>
          </table:table-cell>
          <table:table-cell table:number-columns-repeated="1017"/>
        </table:table-row>
        <table:table-row table:style-name="ro1">
          <table:table-cell table:formula="of:=[.A718]+1" office:value-type="float" office:value="715" calcext:value-type="float">
            <text:p>715</text:p>
          </table:table-cell>
          <table:table-cell table:formula="of:=[.B718]+[.C718]" office:value-type="float" office:value="0.70029382957885" calcext:value-type="float">
            <text:p>0.7002938296</text:p>
          </table:table-cell>
          <table:table-cell table:formula="of:=[.C718]" office:value-type="float" office:value="0.000979431929480901" calcext:value-type="float">
            <text:p>0.0009794319</text:p>
          </table:table-cell>
          <table:table-cell table:formula="of:=4+3*COS(2*PI()*[.B719])+7*COS(4*PI()*[.B719])" office:value-type="float" office:value="-2.6000544973406" calcext:value-type="float">
            <text:p>-2.6000544973</text:p>
          </table:table-cell>
          <table:table-cell table:formula="of:=[.E718]" office:value-type="float" office:value="0" calcext:value-type="float">
            <text:p>0</text:p>
          </table:table-cell>
          <table:table-cell table:formula="of:=[.D719]*COS(2*PI()*[.E719]*[.B719])" office:value-type="float" office:value="-2.6000544973406" calcext:value-type="float">
            <text:p>-2.6000544973</text:p>
          </table:table-cell>
          <table:table-cell table:number-columns-repeated="1017"/>
        </table:table-row>
        <table:table-row table:style-name="ro1">
          <table:table-cell table:formula="of:=[.A719]+1" office:value-type="float" office:value="716" calcext:value-type="float">
            <text:p>716</text:p>
          </table:table-cell>
          <table:table-cell table:formula="of:=[.B719]+[.C719]" office:value-type="float" office:value="0.701273261508331" calcext:value-type="float">
            <text:p>0.7012732615</text:p>
          </table:table-cell>
          <table:table-cell table:formula="of:=[.C719]" office:value-type="float" office:value="0.000979431929480901" calcext:value-type="float">
            <text:p>0.0009794319</text:p>
          </table:table-cell>
          <table:table-cell table:formula="of:=4+3*COS(2*PI()*[.B720])+7*COS(4*PI()*[.B720])" office:value-type="float" office:value="-2.63242015676173" calcext:value-type="float">
            <text:p>-2.6324201568</text:p>
          </table:table-cell>
          <table:table-cell table:formula="of:=[.E719]" office:value-type="float" office:value="0" calcext:value-type="float">
            <text:p>0</text:p>
          </table:table-cell>
          <table:table-cell table:formula="of:=[.D720]*COS(2*PI()*[.E720]*[.B720])" office:value-type="float" office:value="-2.63242015676173" calcext:value-type="float">
            <text:p>-2.6324201568</text:p>
          </table:table-cell>
          <table:table-cell table:number-columns-repeated="1017"/>
        </table:table-row>
        <table:table-row table:style-name="ro1">
          <table:table-cell table:formula="of:=[.A720]+1" office:value-type="float" office:value="717" calcext:value-type="float">
            <text:p>717</text:p>
          </table:table-cell>
          <table:table-cell table:formula="of:=[.B720]+[.C720]" office:value-type="float" office:value="0.702252693437812" calcext:value-type="float">
            <text:p>0.7022526934</text:p>
          </table:table-cell>
          <table:table-cell table:formula="of:=[.C720]" office:value-type="float" office:value="0.000979431929480901" calcext:value-type="float">
            <text:p>0.0009794319</text:p>
          </table:table-cell>
          <table:table-cell table:formula="of:=4+3*COS(2*PI()*[.B721])+7*COS(4*PI()*[.B721])" office:value-type="float" office:value="-2.66388384703564" calcext:value-type="float">
            <text:p>-2.663883847</text:p>
          </table:table-cell>
          <table:table-cell table:formula="of:=[.E720]" office:value-type="float" office:value="0" calcext:value-type="float">
            <text:p>0</text:p>
          </table:table-cell>
          <table:table-cell table:formula="of:=[.D721]*COS(2*PI()*[.E721]*[.B721])" office:value-type="float" office:value="-2.66388384703564" calcext:value-type="float">
            <text:p>-2.663883847</text:p>
          </table:table-cell>
          <table:table-cell table:number-columns-repeated="1017"/>
        </table:table-row>
        <table:table-row table:style-name="ro1">
          <table:table-cell table:formula="of:=[.A721]+1" office:value-type="float" office:value="718" calcext:value-type="float">
            <text:p>718</text:p>
          </table:table-cell>
          <table:table-cell table:formula="of:=[.B721]+[.C721]" office:value-type="float" office:value="0.703232125367293" calcext:value-type="float">
            <text:p>0.7032321254</text:p>
          </table:table-cell>
          <table:table-cell table:formula="of:=[.C721]" office:value-type="float" office:value="0.000979431929480901" calcext:value-type="float">
            <text:p>0.0009794319</text:p>
          </table:table-cell>
          <table:table-cell table:formula="of:=4+3*COS(2*PI()*[.B722])+7*COS(4*PI()*[.B722])" office:value-type="float" office:value="-2.69443880008362" calcext:value-type="float">
            <text:p>-2.6944388001</text:p>
          </table:table-cell>
          <table:table-cell table:formula="of:=[.E721]" office:value-type="float" office:value="0" calcext:value-type="float">
            <text:p>0</text:p>
          </table:table-cell>
          <table:table-cell table:formula="of:=[.D722]*COS(2*PI()*[.E722]*[.B722])" office:value-type="float" office:value="-2.69443880008362" calcext:value-type="float">
            <text:p>-2.6944388001</text:p>
          </table:table-cell>
          <table:table-cell table:number-columns-repeated="1017"/>
        </table:table-row>
        <table:table-row table:style-name="ro1">
          <table:table-cell table:formula="of:=[.A722]+1" office:value-type="float" office:value="719" calcext:value-type="float">
            <text:p>719</text:p>
          </table:table-cell>
          <table:table-cell table:formula="of:=[.B722]+[.C722]" office:value-type="float" office:value="0.704211557296774" calcext:value-type="float">
            <text:p>0.7042115573</text:p>
          </table:table-cell>
          <table:table-cell table:formula="of:=[.C722]" office:value-type="float" office:value="0.000979431929480901" calcext:value-type="float">
            <text:p>0.0009794319</text:p>
          </table:table-cell>
          <table:table-cell table:formula="of:=4+3*COS(2*PI()*[.B723])+7*COS(4*PI()*[.B723])" office:value-type="float" office:value="-2.72407838167024" calcext:value-type="float">
            <text:p>-2.7240783817</text:p>
          </table:table-cell>
          <table:table-cell table:formula="of:=[.E722]" office:value-type="float" office:value="0" calcext:value-type="float">
            <text:p>0</text:p>
          </table:table-cell>
          <table:table-cell table:formula="of:=[.D723]*COS(2*PI()*[.E723]*[.B723])" office:value-type="float" office:value="-2.72407838167024" calcext:value-type="float">
            <text:p>-2.7240783817</text:p>
          </table:table-cell>
          <table:table-cell table:number-columns-repeated="1017"/>
        </table:table-row>
        <table:table-row table:style-name="ro1">
          <table:table-cell table:formula="of:=[.A723]+1" office:value-type="float" office:value="720" calcext:value-type="float">
            <text:p>720</text:p>
          </table:table-cell>
          <table:table-cell table:formula="of:=[.B723]+[.C723]" office:value-type="float" office:value="0.705190989226255" calcext:value-type="float">
            <text:p>0.7051909892</text:p>
          </table:table-cell>
          <table:table-cell table:formula="of:=[.C723]" office:value-type="float" office:value="0.000979431929480901" calcext:value-type="float">
            <text:p>0.0009794319</text:p>
          </table:table-cell>
          <table:table-cell table:formula="of:=4+3*COS(2*PI()*[.B724])+7*COS(4*PI()*[.B724])" office:value-type="float" office:value="-2.75279609248435" calcext:value-type="float">
            <text:p>-2.7527960925</text:p>
          </table:table-cell>
          <table:table-cell table:formula="of:=[.E723]" office:value-type="float" office:value="0" calcext:value-type="float">
            <text:p>0</text:p>
          </table:table-cell>
          <table:table-cell table:formula="of:=[.D724]*COS(2*PI()*[.E724]*[.B724])" office:value-type="float" office:value="-2.75279609248435" calcext:value-type="float">
            <text:p>-2.7527960925</text:p>
          </table:table-cell>
          <table:table-cell table:number-columns-repeated="1017"/>
        </table:table-row>
        <table:table-row table:style-name="ro1">
          <table:table-cell table:formula="of:=[.A724]+1" office:value-type="float" office:value="721" calcext:value-type="float">
            <text:p>721</text:p>
          </table:table-cell>
          <table:table-cell table:formula="of:=[.B724]+[.C724]" office:value-type="float" office:value="0.706170421155736" calcext:value-type="float">
            <text:p>0.7061704212</text:p>
          </table:table-cell>
          <table:table-cell table:formula="of:=[.C724]" office:value-type="float" office:value="0.000979431929480901" calcext:value-type="float">
            <text:p>0.0009794319</text:p>
          </table:table-cell>
          <table:table-cell table:formula="of:=4+3*COS(2*PI()*[.B725])+7*COS(4*PI()*[.B725])" office:value-type="float" office:value="-2.78058556919966" calcext:value-type="float">
            <text:p>-2.7805855692</text:p>
          </table:table-cell>
          <table:table-cell table:formula="of:=[.E724]" office:value-type="float" office:value="0" calcext:value-type="float">
            <text:p>0</text:p>
          </table:table-cell>
          <table:table-cell table:formula="of:=[.D725]*COS(2*PI()*[.E725]*[.B725])" office:value-type="float" office:value="-2.78058556919966" calcext:value-type="float">
            <text:p>-2.7805855692</text:p>
          </table:table-cell>
          <table:table-cell table:number-columns-repeated="1017"/>
        </table:table-row>
        <table:table-row table:style-name="ro1">
          <table:table-cell table:formula="of:=[.A725]+1" office:value-type="float" office:value="722" calcext:value-type="float">
            <text:p>722</text:p>
          </table:table-cell>
          <table:table-cell table:formula="of:=[.B725]+[.C725]" office:value-type="float" office:value="0.707149853085217" calcext:value-type="float">
            <text:p>0.7071498531</text:p>
          </table:table-cell>
          <table:table-cell table:formula="of:=[.C725]" office:value-type="float" office:value="0.000979431929480901" calcext:value-type="float">
            <text:p>0.0009794319</text:p>
          </table:table-cell>
          <table:table-cell table:formula="of:=4+3*COS(2*PI()*[.B726])+7*COS(4*PI()*[.B726])" office:value-type="float" office:value="-2.80744058551493" calcext:value-type="float">
            <text:p>-2.8074405855</text:p>
          </table:table-cell>
          <table:table-cell table:formula="of:=[.E725]" office:value-type="float" office:value="0" calcext:value-type="float">
            <text:p>0</text:p>
          </table:table-cell>
          <table:table-cell table:formula="of:=[.D726]*COS(2*PI()*[.E726]*[.B726])" office:value-type="float" office:value="-2.80744058551493" calcext:value-type="float">
            <text:p>-2.8074405855</text:p>
          </table:table-cell>
          <table:table-cell table:number-columns-repeated="1017"/>
        </table:table-row>
        <table:table-row table:style-name="ro1">
          <table:table-cell table:formula="of:=[.A726]+1" office:value-type="float" office:value="723" calcext:value-type="float">
            <text:p>723</text:p>
          </table:table-cell>
          <table:table-cell table:formula="of:=[.B726]+[.C726]" office:value-type="float" office:value="0.708129285014697" calcext:value-type="float">
            <text:p>0.708129285</text:p>
          </table:table-cell>
          <table:table-cell table:formula="of:=[.C726]" office:value-type="float" office:value="0.000979431929480901" calcext:value-type="float">
            <text:p>0.0009794319</text:p>
          </table:table-cell>
          <table:table-cell table:formula="of:=4+3*COS(2*PI()*[.B727])+7*COS(4*PI()*[.B727])" office:value-type="float" office:value="-2.8333550531735" calcext:value-type="float">
            <text:p>-2.8333550532</text:p>
          </table:table-cell>
          <table:table-cell table:formula="of:=[.E726]" office:value-type="float" office:value="0" calcext:value-type="float">
            <text:p>0</text:p>
          </table:table-cell>
          <table:table-cell table:formula="of:=[.D727]*COS(2*PI()*[.E727]*[.B727])" office:value-type="float" office:value="-2.8333550531735" calcext:value-type="float">
            <text:p>-2.8333550532</text:p>
          </table:table-cell>
          <table:table-cell table:number-columns-repeated="1017"/>
        </table:table-row>
        <table:table-row table:style-name="ro1">
          <table:table-cell table:formula="of:=[.A727]+1" office:value-type="float" office:value="724" calcext:value-type="float">
            <text:p>724</text:p>
          </table:table-cell>
          <table:table-cell table:formula="of:=[.B727]+[.C727]" office:value-type="float" office:value="0.709108716944178" calcext:value-type="float">
            <text:p>0.7091087169</text:p>
          </table:table-cell>
          <table:table-cell table:formula="of:=[.C727]" office:value-type="float" office:value="0.000979431929480901" calcext:value-type="float">
            <text:p>0.0009794319</text:p>
          </table:table-cell>
          <table:table-cell table:formula="of:=4+3*COS(2*PI()*[.B728])+7*COS(4*PI()*[.B728])" office:value-type="float" office:value="-2.85832302296209" calcext:value-type="float">
            <text:p>-2.858323023</text:p>
          </table:table-cell>
          <table:table-cell table:formula="of:=[.E727]" office:value-type="float" office:value="0" calcext:value-type="float">
            <text:p>0</text:p>
          </table:table-cell>
          <table:table-cell table:formula="of:=[.D728]*COS(2*PI()*[.E728]*[.B728])" office:value-type="float" office:value="-2.85832302296209" calcext:value-type="float">
            <text:p>-2.858323023</text:p>
          </table:table-cell>
          <table:table-cell table:number-columns-repeated="1017"/>
        </table:table-row>
        <table:table-row table:style-name="ro1">
          <table:table-cell table:formula="of:=[.A728]+1" office:value-type="float" office:value="725" calcext:value-type="float">
            <text:p>725</text:p>
          </table:table-cell>
          <table:table-cell table:formula="of:=[.B728]+[.C728]" office:value-type="float" office:value="0.710088148873659" calcext:value-type="float">
            <text:p>0.7100881489</text:p>
          </table:table-cell>
          <table:table-cell table:formula="of:=[.C728]" office:value-type="float" office:value="0.000979431929480901" calcext:value-type="float">
            <text:p>0.0009794319</text:p>
          </table:table-cell>
          <table:table-cell table:formula="of:=4+3*COS(2*PI()*[.B729])+7*COS(4*PI()*[.B729])" office:value-type="float" office:value="-2.88233868568863" calcext:value-type="float">
            <text:p>-2.8823386857</text:p>
          </table:table-cell>
          <table:table-cell table:formula="of:=[.E728]" office:value-type="float" office:value="0" calcext:value-type="float">
            <text:p>0</text:p>
          </table:table-cell>
          <table:table-cell table:formula="of:=[.D729]*COS(2*PI()*[.E729]*[.B729])" office:value-type="float" office:value="-2.88233868568863" calcext:value-type="float">
            <text:p>-2.8823386857</text:p>
          </table:table-cell>
          <table:table-cell table:number-columns-repeated="1017"/>
        </table:table-row>
        <table:table-row table:style-name="ro1">
          <table:table-cell table:formula="of:=[.A729]+1" office:value-type="float" office:value="726" calcext:value-type="float">
            <text:p>726</text:p>
          </table:table-cell>
          <table:table-cell table:formula="of:=[.B729]+[.C729]" office:value-type="float" office:value="0.71106758080314" calcext:value-type="float">
            <text:p>0.7110675808</text:p>
          </table:table-cell>
          <table:table-cell table:formula="of:=[.C729]" office:value-type="float" office:value="0.000979431929480901" calcext:value-type="float">
            <text:p>0.0009794319</text:p>
          </table:table-cell>
          <table:table-cell table:formula="of:=4+3*COS(2*PI()*[.B730])+7*COS(4*PI()*[.B730])" office:value-type="float" office:value="-2.90539637313902" calcext:value-type="float">
            <text:p>-2.9053963731</text:p>
          </table:table-cell>
          <table:table-cell table:formula="of:=[.E729]" office:value-type="float" office:value="0" calcext:value-type="float">
            <text:p>0</text:p>
          </table:table-cell>
          <table:table-cell table:formula="of:=[.D730]*COS(2*PI()*[.E730]*[.B730])" office:value-type="float" office:value="-2.90539637313902" calcext:value-type="float">
            <text:p>-2.9053963731</text:p>
          </table:table-cell>
          <table:table-cell table:number-columns-repeated="1017"/>
        </table:table-row>
        <table:table-row table:style-name="ro1">
          <table:table-cell table:formula="of:=[.A730]+1" office:value-type="float" office:value="727" calcext:value-type="float">
            <text:p>727</text:p>
          </table:table-cell>
          <table:table-cell table:formula="of:=[.B730]+[.C730]" office:value-type="float" office:value="0.712047012732621" calcext:value-type="float">
            <text:p>0.7120470127</text:p>
          </table:table-cell>
          <table:table-cell table:formula="of:=[.C730]" office:value-type="float" office:value="0.000979431929480901" calcext:value-type="float">
            <text:p>0.0009794319</text:p>
          </table:table-cell>
          <table:table-cell table:formula="of:=4+3*COS(2*PI()*[.B731])+7*COS(4*PI()*[.B731])" office:value-type="float" office:value="-2.92749055901261" calcext:value-type="float">
            <text:p>-2.927490559</text:p>
          </table:table-cell>
          <table:table-cell table:formula="of:=[.E730]" office:value-type="float" office:value="0" calcext:value-type="float">
            <text:p>0</text:p>
          </table:table-cell>
          <table:table-cell table:formula="of:=[.D731]*COS(2*PI()*[.E731]*[.B731])" office:value-type="float" office:value="-2.92749055901261" calcext:value-type="float">
            <text:p>-2.927490559</text:p>
          </table:table-cell>
          <table:table-cell table:number-columns-repeated="1017"/>
        </table:table-row>
        <table:table-row table:style-name="ro1">
          <table:table-cell table:formula="of:=[.A731]+1" office:value-type="float" office:value="728" calcext:value-type="float">
            <text:p>728</text:p>
          </table:table-cell>
          <table:table-cell table:formula="of:=[.B731]+[.C731]" office:value-type="float" office:value="0.713026444662102" calcext:value-type="float">
            <text:p>0.7130264447</text:p>
          </table:table-cell>
          <table:table-cell table:formula="of:=[.C731]" office:value-type="float" office:value="0.000979431929480901" calcext:value-type="float">
            <text:p>0.0009794319</text:p>
          </table:table-cell>
          <table:table-cell table:formula="of:=4+3*COS(2*PI()*[.B732])+7*COS(4*PI()*[.B732])" office:value-type="float" office:value="-2.94861585983641" calcext:value-type="float">
            <text:p>-2.9486158598</text:p>
          </table:table-cell>
          <table:table-cell table:formula="of:=[.E731]" office:value-type="float" office:value="0" calcext:value-type="float">
            <text:p>0</text:p>
          </table:table-cell>
          <table:table-cell table:formula="of:=[.D732]*COS(2*PI()*[.E732]*[.B732])" office:value-type="float" office:value="-2.94861585983641" calcext:value-type="float">
            <text:p>-2.9486158598</text:p>
          </table:table-cell>
          <table:table-cell table:number-columns-repeated="1017"/>
        </table:table-row>
        <table:table-row table:style-name="ro1">
          <table:table-cell table:formula="of:=[.A732]+1" office:value-type="float" office:value="729" calcext:value-type="float">
            <text:p>729</text:p>
          </table:table-cell>
          <table:table-cell table:formula="of:=[.B732]+[.C732]" office:value-type="float" office:value="0.714005876591583" calcext:value-type="float">
            <text:p>0.7140058766</text:p>
          </table:table-cell>
          <table:table-cell table:formula="of:=[.C732]" office:value-type="float" office:value="0.000979431929480901" calcext:value-type="float">
            <text:p>0.0009794319</text:p>
          </table:table-cell>
          <table:table-cell table:formula="of:=4+3*COS(2*PI()*[.B733])+7*COS(4*PI()*[.B733])" office:value-type="float" office:value="-2.9687670358577" calcext:value-type="float">
            <text:p>-2.9687670359</text:p>
          </table:table-cell>
          <table:table-cell table:formula="of:=[.E732]" office:value-type="float" office:value="0" calcext:value-type="float">
            <text:p>0</text:p>
          </table:table-cell>
          <table:table-cell table:formula="of:=[.D733]*COS(2*PI()*[.E733]*[.B733])" office:value-type="float" office:value="-2.9687670358577" calcext:value-type="float">
            <text:p>-2.9687670359</text:p>
          </table:table-cell>
          <table:table-cell table:number-columns-repeated="1017"/>
        </table:table-row>
        <table:table-row table:style-name="ro1">
          <table:table-cell table:formula="of:=[.A733]+1" office:value-type="float" office:value="730" calcext:value-type="float">
            <text:p>730</text:p>
          </table:table-cell>
          <table:table-cell table:formula="of:=[.B733]+[.C733]" office:value-type="float" office:value="0.714985308521064" calcext:value-type="float">
            <text:p>0.7149853085</text:p>
          </table:table-cell>
          <table:table-cell table:formula="of:=[.C733]" office:value-type="float" office:value="0.000979431929480901" calcext:value-type="float">
            <text:p>0.0009794319</text:p>
          </table:table-cell>
          <table:table-cell table:formula="of:=4+3*COS(2*PI()*[.B734])+7*COS(4*PI()*[.B734])" office:value-type="float" office:value="-2.98793899191499" calcext:value-type="float">
            <text:p>-2.9879389919</text:p>
          </table:table-cell>
          <table:table-cell table:formula="of:=[.E733]" office:value-type="float" office:value="0" calcext:value-type="float">
            <text:p>0</text:p>
          </table:table-cell>
          <table:table-cell table:formula="of:=[.D734]*COS(2*PI()*[.E734]*[.B734])" office:value-type="float" office:value="-2.98793899191499" calcext:value-type="float">
            <text:p>-2.9879389919</text:p>
          </table:table-cell>
          <table:table-cell table:number-columns-repeated="1017"/>
        </table:table-row>
        <table:table-row table:style-name="ro1">
          <table:table-cell table:formula="of:=[.A734]+1" office:value-type="float" office:value="731" calcext:value-type="float">
            <text:p>731</text:p>
          </table:table-cell>
          <table:table-cell table:formula="of:=[.B734]+[.C734]" office:value-type="float" office:value="0.715964740450545" calcext:value-type="float">
            <text:p>0.7159647405</text:p>
          </table:table-cell>
          <table:table-cell table:formula="of:=[.C734]" office:value-type="float" office:value="0.000979431929480901" calcext:value-type="float">
            <text:p>0.0009794319</text:p>
          </table:table-cell>
          <table:table-cell table:formula="of:=4+3*COS(2*PI()*[.B735])+7*COS(4*PI()*[.B735])" office:value-type="float" office:value="-3.00612677828719" calcext:value-type="float">
            <text:p>-3.0061267783</text:p>
          </table:table-cell>
          <table:table-cell table:formula="of:=[.E734]" office:value-type="float" office:value="0" calcext:value-type="float">
            <text:p>0</text:p>
          </table:table-cell>
          <table:table-cell table:formula="of:=[.D735]*COS(2*PI()*[.E735]*[.B735])" office:value-type="float" office:value="-3.00612677828719" calcext:value-type="float">
            <text:p>-3.0061267783</text:p>
          </table:table-cell>
          <table:table-cell table:number-columns-repeated="1017"/>
        </table:table-row>
        <table:table-row table:style-name="ro1">
          <table:table-cell table:formula="of:=[.A735]+1" office:value-type="float" office:value="732" calcext:value-type="float">
            <text:p>732</text:p>
          </table:table-cell>
          <table:table-cell table:formula="of:=[.B735]+[.C735]" office:value-type="float" office:value="0.716944172380026" calcext:value-type="float">
            <text:p>0.7169441724</text:p>
          </table:table-cell>
          <table:table-cell table:formula="of:=[.C735]" office:value-type="float" office:value="0.000979431929480901" calcext:value-type="float">
            <text:p>0.0009794319</text:p>
          </table:table-cell>
          <table:table-cell table:formula="of:=4+3*COS(2*PI()*[.B736])+7*COS(4*PI()*[.B736])" office:value-type="float" office:value="-3.02332559152092" calcext:value-type="float">
            <text:p>-3.0233255915</text:p>
          </table:table-cell>
          <table:table-cell table:formula="of:=[.E735]" office:value-type="float" office:value="0" calcext:value-type="float">
            <text:p>0</text:p>
          </table:table-cell>
          <table:table-cell table:formula="of:=[.D736]*COS(2*PI()*[.E736]*[.B736])" office:value-type="float" office:value="-3.02332559152092" calcext:value-type="float">
            <text:p>-3.0233255915</text:p>
          </table:table-cell>
          <table:table-cell table:number-columns-repeated="1017"/>
        </table:table-row>
        <table:table-row table:style-name="ro1">
          <table:table-cell table:formula="of:=[.A736]+1" office:value-type="float" office:value="733" calcext:value-type="float">
            <text:p>733</text:p>
          </table:table-cell>
          <table:table-cell table:formula="of:=[.B736]+[.C736]" office:value-type="float" office:value="0.717923604309507" calcext:value-type="float">
            <text:p>0.7179236043</text:p>
          </table:table-cell>
          <table:table-cell table:formula="of:=[.C736]" office:value-type="float" office:value="0.000979431929480901" calcext:value-type="float">
            <text:p>0.0009794319</text:p>
          </table:table-cell>
          <table:table-cell table:formula="of:=4+3*COS(2*PI()*[.B737])+7*COS(4*PI()*[.B737])" office:value-type="float" office:value="-3.0395307752357" calcext:value-type="float">
            <text:p>-3.0395307752</text:p>
          </table:table-cell>
          <table:table-cell table:formula="of:=[.E736]" office:value-type="float" office:value="0" calcext:value-type="float">
            <text:p>0</text:p>
          </table:table-cell>
          <table:table-cell table:formula="of:=[.D737]*COS(2*PI()*[.E737]*[.B737])" office:value-type="float" office:value="-3.0395307752357" calcext:value-type="float">
            <text:p>-3.0395307752</text:p>
          </table:table-cell>
          <table:table-cell table:number-columns-repeated="1017"/>
        </table:table-row>
        <table:table-row table:style-name="ro1">
          <table:table-cell table:formula="of:=[.A737]+1" office:value-type="float" office:value="734" calcext:value-type="float">
            <text:p>734</text:p>
          </table:table-cell>
          <table:table-cell table:formula="of:=[.B737]+[.C737]" office:value-type="float" office:value="0.718903036238988" calcext:value-type="float">
            <text:p>0.7189030362</text:p>
          </table:table-cell>
          <table:table-cell table:formula="of:=[.C737]" office:value-type="float" office:value="0.000979431929480901" calcext:value-type="float">
            <text:p>0.0009794319</text:p>
          </table:table-cell>
          <table:table-cell table:formula="of:=4+3*COS(2*PI()*[.B738])+7*COS(4*PI()*[.B738])" office:value-type="float" office:value="-3.05473782090695" calcext:value-type="float">
            <text:p>-3.0547378209</text:p>
          </table:table-cell>
          <table:table-cell table:formula="of:=[.E737]" office:value-type="float" office:value="0" calcext:value-type="float">
            <text:p>0</text:p>
          </table:table-cell>
          <table:table-cell table:formula="of:=[.D738]*COS(2*PI()*[.E738]*[.B738])" office:value-type="float" office:value="-3.05473782090695" calcext:value-type="float">
            <text:p>-3.0547378209</text:p>
          </table:table-cell>
          <table:table-cell table:number-columns-repeated="1017"/>
        </table:table-row>
        <table:table-row table:style-name="ro1">
          <table:table-cell table:formula="of:=[.A738]+1" office:value-type="float" office:value="735" calcext:value-type="float">
            <text:p>735</text:p>
          </table:table-cell>
          <table:table-cell table:formula="of:=[.B738]+[.C738]" office:value-type="float" office:value="0.719882468168468" calcext:value-type="float">
            <text:p>0.7198824682</text:p>
          </table:table-cell>
          <table:table-cell table:formula="of:=[.C738]" office:value-type="float" office:value="0.000979431929480901" calcext:value-type="float">
            <text:p>0.0009794319</text:p>
          </table:table-cell>
          <table:table-cell table:formula="of:=4+3*COS(2*PI()*[.B739])+7*COS(4*PI()*[.B739])" office:value-type="float" office:value="-3.06894236862679" calcext:value-type="float">
            <text:p>-3.0689423686</text:p>
          </table:table-cell>
          <table:table-cell table:formula="of:=[.E738]" office:value-type="float" office:value="0" calcext:value-type="float">
            <text:p>0</text:p>
          </table:table-cell>
          <table:table-cell table:formula="of:=[.D739]*COS(2*PI()*[.E739]*[.B739])" office:value-type="float" office:value="-3.06894236862679" calcext:value-type="float">
            <text:p>-3.0689423686</text:p>
          </table:table-cell>
          <table:table-cell table:number-columns-repeated="1017"/>
        </table:table-row>
        <table:table-row table:style-name="ro1">
          <table:table-cell table:formula="of:=[.A739]+1" office:value-type="float" office:value="736" calcext:value-type="float">
            <text:p>736</text:p>
          </table:table-cell>
          <table:table-cell table:formula="of:=[.B739]+[.C739]" office:value-type="float" office:value="0.720861900097949" calcext:value-type="float">
            <text:p>0.7208619001</text:p>
          </table:table-cell>
          <table:table-cell table:formula="of:=[.C739]" office:value-type="float" office:value="0.000979431929480901" calcext:value-type="float">
            <text:p>0.0009794319</text:p>
          </table:table-cell>
          <table:table-cell table:formula="of:=4+3*COS(2*PI()*[.B740])+7*COS(4*PI()*[.B740])" office:value-type="float" office:value="-3.08214020784232" calcext:value-type="float">
            <text:p>-3.0821402078</text:p>
          </table:table-cell>
          <table:table-cell table:formula="of:=[.E739]" office:value-type="float" office:value="0" calcext:value-type="float">
            <text:p>0</text:p>
          </table:table-cell>
          <table:table-cell table:formula="of:=[.D740]*COS(2*PI()*[.E740]*[.B740])" office:value-type="float" office:value="-3.08214020784232" calcext:value-type="float">
            <text:p>-3.0821402078</text:p>
          </table:table-cell>
          <table:table-cell table:number-columns-repeated="1017"/>
        </table:table-row>
        <table:table-row table:style-name="ro1">
          <table:table-cell table:formula="of:=[.A740]+1" office:value-type="float" office:value="737" calcext:value-type="float">
            <text:p>737</text:p>
          </table:table-cell>
          <table:table-cell table:formula="of:=[.B740]+[.C740]" office:value-type="float" office:value="0.72184133202743" calcext:value-type="float">
            <text:p>0.721841332</text:p>
          </table:table-cell>
          <table:table-cell table:formula="of:=[.C740]" office:value-type="float" office:value="0.000979431929480901" calcext:value-type="float">
            <text:p>0.0009794319</text:p>
          </table:table-cell>
          <table:table-cell table:formula="of:=4+3*COS(2*PI()*[.B741])+7*COS(4*PI()*[.B741])" office:value-type="float" office:value="-3.09432727807144" calcext:value-type="float">
            <text:p>-3.0943272781</text:p>
          </table:table-cell>
          <table:table-cell table:formula="of:=[.E740]" office:value-type="float" office:value="0" calcext:value-type="float">
            <text:p>0</text:p>
          </table:table-cell>
          <table:table-cell table:formula="of:=[.D741]*COS(2*PI()*[.E741]*[.B741])" office:value-type="float" office:value="-3.09432727807144" calcext:value-type="float">
            <text:p>-3.0943272781</text:p>
          </table:table-cell>
          <table:table-cell table:number-columns-repeated="1017"/>
        </table:table-row>
        <table:table-row table:style-name="ro1">
          <table:table-cell table:formula="of:=[.A741]+1" office:value-type="float" office:value="738" calcext:value-type="float">
            <text:p>738</text:p>
          </table:table-cell>
          <table:table-cell table:formula="of:=[.B741]+[.C741]" office:value-type="float" office:value="0.722820763956911" calcext:value-type="float">
            <text:p>0.722820764</text:p>
          </table:table-cell>
          <table:table-cell table:formula="of:=[.C741]" office:value-type="float" office:value="0.000979431929480901" calcext:value-type="float">
            <text:p>0.0009794319</text:p>
          </table:table-cell>
          <table:table-cell table:formula="of:=4+3*COS(2*PI()*[.B742])+7*COS(4*PI()*[.B742])" office:value-type="float" office:value="-3.10549966959599" calcext:value-type="float">
            <text:p>-3.1054996696</text:p>
          </table:table-cell>
          <table:table-cell table:formula="of:=[.E741]" office:value-type="float" office:value="0" calcext:value-type="float">
            <text:p>0</text:p>
          </table:table-cell>
          <table:table-cell table:formula="of:=[.D742]*COS(2*PI()*[.E742]*[.B742])" office:value-type="float" office:value="-3.10549966959599" calcext:value-type="float">
            <text:p>-3.1054996696</text:p>
          </table:table-cell>
          <table:table-cell table:number-columns-repeated="1017"/>
        </table:table-row>
        <table:table-row table:style-name="ro1">
          <table:table-cell table:formula="of:=[.A742]+1" office:value-type="float" office:value="739" calcext:value-type="float">
            <text:p>739</text:p>
          </table:table-cell>
          <table:table-cell table:formula="of:=[.B742]+[.C742]" office:value-type="float" office:value="0.723800195886392" calcext:value-type="float">
            <text:p>0.7238001959</text:p>
          </table:table-cell>
          <table:table-cell table:formula="of:=[.C742]" office:value-type="float" office:value="0.000979431929480901" calcext:value-type="float">
            <text:p>0.0009794319</text:p>
          </table:table-cell>
          <table:table-cell table:formula="of:=4+3*COS(2*PI()*[.B743])+7*COS(4*PI()*[.B743])" office:value-type="float" office:value="-3.11565362413216" calcext:value-type="float">
            <text:p>-3.1156536241</text:p>
          </table:table-cell>
          <table:table-cell table:formula="of:=[.E742]" office:value-type="float" office:value="0" calcext:value-type="float">
            <text:p>0</text:p>
          </table:table-cell>
          <table:table-cell table:formula="of:=[.D743]*COS(2*PI()*[.E743]*[.B743])" office:value-type="float" office:value="-3.11565362413216" calcext:value-type="float">
            <text:p>-3.1156536241</text:p>
          </table:table-cell>
          <table:table-cell table:number-columns-repeated="1017"/>
        </table:table-row>
        <table:table-row table:style-name="ro1">
          <table:table-cell table:formula="of:=[.A743]+1" office:value-type="float" office:value="740" calcext:value-type="float">
            <text:p>740</text:p>
          </table:table-cell>
          <table:table-cell table:formula="of:=[.B743]+[.C743]" office:value-type="float" office:value="0.724779627815873" calcext:value-type="float">
            <text:p>0.7247796278</text:p>
          </table:table-cell>
          <table:table-cell table:formula="of:=[.C743]" office:value-type="float" office:value="0.000979431929480901" calcext:value-type="float">
            <text:p>0.0009794319</text:p>
          </table:table-cell>
          <table:table-cell table:formula="of:=4+3*COS(2*PI()*[.B744])+7*COS(4*PI()*[.B744])" office:value-type="float" office:value="-3.12478553547804" calcext:value-type="float">
            <text:p>-3.1247855355</text:p>
          </table:table-cell>
          <table:table-cell table:formula="of:=[.E743]" office:value-type="float" office:value="0" calcext:value-type="float">
            <text:p>0</text:p>
          </table:table-cell>
          <table:table-cell table:formula="of:=[.D744]*COS(2*PI()*[.E744]*[.B744])" office:value-type="float" office:value="-3.12478553547804" calcext:value-type="float">
            <text:p>-3.1247855355</text:p>
          </table:table-cell>
          <table:table-cell table:number-columns-repeated="1017"/>
        </table:table-row>
        <table:table-row table:style-name="ro1">
          <table:table-cell table:formula="of:=[.A744]+1" office:value-type="float" office:value="741" calcext:value-type="float">
            <text:p>741</text:p>
          </table:table-cell>
          <table:table-cell table:formula="of:=[.B744]+[.C744]" office:value-type="float" office:value="0.725759059745354" calcext:value-type="float">
            <text:p>0.7257590597</text:p>
          </table:table-cell>
          <table:table-cell table:formula="of:=[.C744]" office:value-type="float" office:value="0.000979431929480901" calcext:value-type="float">
            <text:p>0.0009794319</text:p>
          </table:table-cell>
          <table:table-cell table:formula="of:=4+3*COS(2*PI()*[.B745])+7*COS(4*PI()*[.B745])" office:value-type="float" office:value="-3.1328919501382" calcext:value-type="float">
            <text:p>-3.1328919501</text:p>
          </table:table-cell>
          <table:table-cell table:formula="of:=[.E744]" office:value-type="float" office:value="0" calcext:value-type="float">
            <text:p>0</text:p>
          </table:table-cell>
          <table:table-cell table:formula="of:=[.D745]*COS(2*PI()*[.E745]*[.B745])" office:value-type="float" office:value="-3.1328919501382" calcext:value-type="float">
            <text:p>-3.1328919501</text:p>
          </table:table-cell>
          <table:table-cell table:number-columns-repeated="1017"/>
        </table:table-row>
        <table:table-row table:style-name="ro1">
          <table:table-cell table:formula="of:=[.A745]+1" office:value-type="float" office:value="742" calcext:value-type="float">
            <text:p>742</text:p>
          </table:table-cell>
          <table:table-cell table:formula="of:=[.B745]+[.C745]" office:value-type="float" office:value="0.726738491674835" calcext:value-type="float">
            <text:p>0.7267384917</text:p>
          </table:table-cell>
          <table:table-cell table:formula="of:=[.C745]" office:value-type="float" office:value="0.000979431929480901" calcext:value-type="float">
            <text:p>0.0009794319</text:p>
          </table:table-cell>
          <table:table-cell table:formula="of:=4+3*COS(2*PI()*[.B746])+7*COS(4*PI()*[.B746])" office:value-type="float" office:value="-3.13996956792528" calcext:value-type="float">
            <text:p>-3.1399695679</text:p>
          </table:table-cell>
          <table:table-cell table:formula="of:=[.E745]" office:value-type="float" office:value="0" calcext:value-type="float">
            <text:p>0</text:p>
          </table:table-cell>
          <table:table-cell table:formula="of:=[.D746]*COS(2*PI()*[.E746]*[.B746])" office:value-type="float" office:value="-3.13996956792528" calcext:value-type="float">
            <text:p>-3.1399695679</text:p>
          </table:table-cell>
          <table:table-cell table:number-columns-repeated="1017"/>
        </table:table-row>
        <table:table-row table:style-name="ro1">
          <table:table-cell table:formula="of:=[.A746]+1" office:value-type="float" office:value="743" calcext:value-type="float">
            <text:p>743</text:p>
          </table:table-cell>
          <table:table-cell table:formula="of:=[.B746]+[.C746]" office:value-type="float" office:value="0.727717923604316" calcext:value-type="float">
            <text:p>0.7277179236</text:p>
          </table:table-cell>
          <table:table-cell table:formula="of:=[.C746]" office:value-type="float" office:value="0.000979431929480901" calcext:value-type="float">
            <text:p>0.0009794319</text:p>
          </table:table-cell>
          <table:table-cell table:formula="of:=4+3*COS(2*PI()*[.B747])+7*COS(4*PI()*[.B747])" office:value-type="float" office:value="-3.14601524253833" calcext:value-type="float">
            <text:p>-3.1460152425</text:p>
          </table:table-cell>
          <table:table-cell table:formula="of:=[.E746]" office:value-type="float" office:value="0" calcext:value-type="float">
            <text:p>0</text:p>
          </table:table-cell>
          <table:table-cell table:formula="of:=[.D747]*COS(2*PI()*[.E747]*[.B747])" office:value-type="float" office:value="-3.14601524253833" calcext:value-type="float">
            <text:p>-3.1460152425</text:p>
          </table:table-cell>
          <table:table-cell table:number-columns-repeated="1017"/>
        </table:table-row>
        <table:table-row table:style-name="ro1">
          <table:table-cell table:formula="of:=[.A747]+1" office:value-type="float" office:value="744" calcext:value-type="float">
            <text:p>744</text:p>
          </table:table-cell>
          <table:table-cell table:formula="of:=[.B747]+[.C747]" office:value-type="float" office:value="0.728697355533797" calcext:value-type="float">
            <text:p>0.7286973555</text:p>
          </table:table-cell>
          <table:table-cell table:formula="of:=[.C747]" office:value-type="float" office:value="0.000979431929480901" calcext:value-type="float">
            <text:p>0.0009794319</text:p>
          </table:table-cell>
          <table:table-cell table:formula="of:=4+3*COS(2*PI()*[.B748])+7*COS(4*PI()*[.B748])" office:value-type="float" office:value="-3.15102598211801" calcext:value-type="float">
            <text:p>-3.1510259821</text:p>
          </table:table-cell>
          <table:table-cell table:formula="of:=[.E747]" office:value-type="float" office:value="0" calcext:value-type="float">
            <text:p>0</text:p>
          </table:table-cell>
          <table:table-cell table:formula="of:=[.D748]*COS(2*PI()*[.E748]*[.B748])" office:value-type="float" office:value="-3.15102598211801" calcext:value-type="float">
            <text:p>-3.1510259821</text:p>
          </table:table-cell>
          <table:table-cell table:number-columns-repeated="1017"/>
        </table:table-row>
        <table:table-row table:style-name="ro1">
          <table:table-cell table:formula="of:=[.A748]+1" office:value-type="float" office:value="745" calcext:value-type="float">
            <text:p>745</text:p>
          </table:table-cell>
          <table:table-cell table:formula="of:=[.B748]+[.C748]" office:value-type="float" office:value="0.729676787463278" calcext:value-type="float">
            <text:p>0.7296767875</text:p>
          </table:table-cell>
          <table:table-cell table:formula="of:=[.C748]" office:value-type="float" office:value="0.000979431929480901" calcext:value-type="float">
            <text:p>0.0009794319</text:p>
          </table:table-cell>
          <table:table-cell table:formula="of:=4+3*COS(2*PI()*[.B749])+7*COS(4*PI()*[.B749])" office:value-type="float" office:value="-3.15499894977841" calcext:value-type="float">
            <text:p>-3.1549989498</text:p>
          </table:table-cell>
          <table:table-cell table:formula="of:=[.E748]" office:value-type="float" office:value="0" calcext:value-type="float">
            <text:p>0</text:p>
          </table:table-cell>
          <table:table-cell table:formula="of:=[.D749]*COS(2*PI()*[.E749]*[.B749])" office:value-type="float" office:value="-3.15499894977841" calcext:value-type="float">
            <text:p>-3.1549989498</text:p>
          </table:table-cell>
          <table:table-cell table:number-columns-repeated="1017"/>
        </table:table-row>
        <table:table-row table:style-name="ro1">
          <table:table-cell table:formula="of:=[.A749]+1" office:value-type="float" office:value="746" calcext:value-type="float">
            <text:p>746</text:p>
          </table:table-cell>
          <table:table-cell table:formula="of:=[.B749]+[.C749]" office:value-type="float" office:value="0.730656219392758" calcext:value-type="float">
            <text:p>0.7306562194</text:p>
          </table:table-cell>
          <table:table-cell table:formula="of:=[.C749]" office:value-type="float" office:value="0.000979431929480901" calcext:value-type="float">
            <text:p>0.0009794319</text:p>
          </table:table-cell>
          <table:table-cell table:formula="of:=4+3*COS(2*PI()*[.B750])+7*COS(4*PI()*[.B750])" office:value-type="float" office:value="-3.15793146411548" calcext:value-type="float">
            <text:p>-3.1579314641</text:p>
          </table:table-cell>
          <table:table-cell table:formula="of:=[.E749]" office:value-type="float" office:value="0" calcext:value-type="float">
            <text:p>0</text:p>
          </table:table-cell>
          <table:table-cell table:formula="of:=[.D750]*COS(2*PI()*[.E750]*[.B750])" office:value-type="float" office:value="-3.15793146411548" calcext:value-type="float">
            <text:p>-3.1579314641</text:p>
          </table:table-cell>
          <table:table-cell table:number-columns-repeated="1017"/>
        </table:table-row>
        <table:table-row table:style-name="ro1">
          <table:table-cell table:formula="of:=[.A750]+1" office:value-type="float" office:value="747" calcext:value-type="float">
            <text:p>747</text:p>
          </table:table-cell>
          <table:table-cell table:formula="of:=[.B750]+[.C750]" office:value-type="float" office:value="0.731635651322239" calcext:value-type="float">
            <text:p>0.7316356513</text:p>
          </table:table-cell>
          <table:table-cell table:formula="of:=[.C750]" office:value-type="float" office:value="0.000979431929480901" calcext:value-type="float">
            <text:p>0.0009794319</text:p>
          </table:table-cell>
          <table:table-cell table:formula="of:=4+3*COS(2*PI()*[.B751])+7*COS(4*PI()*[.B751])" office:value-type="float" office:value="-3.15982099969199" calcext:value-type="float">
            <text:p>-3.1598209997</text:p>
          </table:table-cell>
          <table:table-cell table:formula="of:=[.E750]" office:value-type="float" office:value="0" calcext:value-type="float">
            <text:p>0</text:p>
          </table:table-cell>
          <table:table-cell table:formula="of:=[.D751]*COS(2*PI()*[.E751]*[.B751])" office:value-type="float" office:value="-3.15982099969199" calcext:value-type="float">
            <text:p>-3.1598209997</text:p>
          </table:table-cell>
          <table:table-cell table:number-columns-repeated="1017"/>
        </table:table-row>
        <table:table-row table:style-name="ro1">
          <table:table-cell table:formula="of:=[.A751]+1" office:value-type="float" office:value="748" calcext:value-type="float">
            <text:p>748</text:p>
          </table:table-cell>
          <table:table-cell table:formula="of:=[.B751]+[.C751]" office:value-type="float" office:value="0.73261508325172" calcext:value-type="float">
            <text:p>0.7326150833</text:p>
          </table:table-cell>
          <table:table-cell table:formula="of:=[.C751]" office:value-type="float" office:value="0.000979431929480901" calcext:value-type="float">
            <text:p>0.0009794319</text:p>
          </table:table-cell>
          <table:table-cell table:formula="of:=4+3*COS(2*PI()*[.B752])+7*COS(4*PI()*[.B752])" office:value-type="float" office:value="-3.16066518749887" calcext:value-type="float">
            <text:p>-3.1606651875</text:p>
          </table:table-cell>
          <table:table-cell table:formula="of:=[.E751]" office:value-type="float" office:value="0" calcext:value-type="float">
            <text:p>0</text:p>
          </table:table-cell>
          <table:table-cell table:formula="of:=[.D752]*COS(2*PI()*[.E752]*[.B752])" office:value-type="float" office:value="-3.16066518749887" calcext:value-type="float">
            <text:p>-3.1606651875</text:p>
          </table:table-cell>
          <table:table-cell table:number-columns-repeated="1017"/>
        </table:table-row>
        <table:table-row table:style-name="ro1">
          <table:table-cell table:formula="of:=[.A752]+1" office:value-type="float" office:value="749" calcext:value-type="float">
            <text:p>749</text:p>
          </table:table-cell>
          <table:table-cell table:formula="of:=[.B752]+[.C752]" office:value-type="float" office:value="0.733594515181201" calcext:value-type="float">
            <text:p>0.7335945152</text:p>
          </table:table-cell>
          <table:table-cell table:formula="of:=[.C752]" office:value-type="float" office:value="0.000979431929480901" calcext:value-type="float">
            <text:p>0.0009794319</text:p>
          </table:table-cell>
          <table:table-cell table:formula="of:=4+3*COS(2*PI()*[.B753])+7*COS(4*PI()*[.B753])" office:value-type="float" office:value="-3.16046181539299" calcext:value-type="float">
            <text:p>-3.1604618154</text:p>
          </table:table-cell>
          <table:table-cell table:formula="of:=[.E752]" office:value-type="float" office:value="0" calcext:value-type="float">
            <text:p>0</text:p>
          </table:table-cell>
          <table:table-cell table:formula="of:=[.D753]*COS(2*PI()*[.E753]*[.B753])" office:value-type="float" office:value="-3.16046181539299" calcext:value-type="float">
            <text:p>-3.1604618154</text:p>
          </table:table-cell>
          <table:table-cell table:number-columns-repeated="1017"/>
        </table:table-row>
        <table:table-row table:style-name="ro1">
          <table:table-cell table:formula="of:=[.A753]+1" office:value-type="float" office:value="750" calcext:value-type="float">
            <text:p>750</text:p>
          </table:table-cell>
          <table:table-cell table:formula="of:=[.B753]+[.C753]" office:value-type="float" office:value="0.734573947110682" calcext:value-type="float">
            <text:p>0.7345739471</text:p>
          </table:table-cell>
          <table:table-cell table:formula="of:=[.C753]" office:value-type="float" office:value="0.000979431929480901" calcext:value-type="float">
            <text:p>0.0009794319</text:p>
          </table:table-cell>
          <table:table-cell table:formula="of:=4+3*COS(2*PI()*[.B754])+7*COS(4*PI()*[.B754])" office:value-type="float" office:value="-3.15920882851116" calcext:value-type="float">
            <text:p>-3.1592088285</text:p>
          </table:table-cell>
          <table:table-cell table:formula="of:=[.E753]" office:value-type="float" office:value="0" calcext:value-type="float">
            <text:p>0</text:p>
          </table:table-cell>
          <table:table-cell table:formula="of:=[.D754]*COS(2*PI()*[.E754]*[.B754])" office:value-type="float" office:value="-3.15920882851116" calcext:value-type="float">
            <text:p>-3.1592088285</text:p>
          </table:table-cell>
          <table:table-cell table:number-columns-repeated="1017"/>
        </table:table-row>
        <table:table-row table:style-name="ro1">
          <table:table-cell table:formula="of:=[.A754]+1" office:value-type="float" office:value="751" calcext:value-type="float">
            <text:p>751</text:p>
          </table:table-cell>
          <table:table-cell table:formula="of:=[.B754]+[.C754]" office:value-type="float" office:value="0.735553379040163" calcext:value-type="float">
            <text:p>0.735553379</text:p>
          </table:table-cell>
          <table:table-cell table:formula="of:=[.C754]" office:value-type="float" office:value="0.000979431929480901" calcext:value-type="float">
            <text:p>0.0009794319</text:p>
          </table:table-cell>
          <table:table-cell table:formula="of:=4+3*COS(2*PI()*[.B755])+7*COS(4*PI()*[.B755])" office:value-type="float" office:value="-3.15690432966044" calcext:value-type="float">
            <text:p>-3.1569043297</text:p>
          </table:table-cell>
          <table:table-cell table:formula="of:=[.E754]" office:value-type="float" office:value="0" calcext:value-type="float">
            <text:p>0</text:p>
          </table:table-cell>
          <table:table-cell table:formula="of:=[.D755]*COS(2*PI()*[.E755]*[.B755])" office:value-type="float" office:value="-3.15690432966044" calcext:value-type="float">
            <text:p>-3.1569043297</text:p>
          </table:table-cell>
          <table:table-cell table:number-columns-repeated="1017"/>
        </table:table-row>
        <table:table-row table:style-name="ro1">
          <table:table-cell table:formula="of:=[.A755]+1" office:value-type="float" office:value="752" calcext:value-type="float">
            <text:p>752</text:p>
          </table:table-cell>
          <table:table-cell table:formula="of:=[.B755]+[.C755]" office:value-type="float" office:value="0.736532810969644" calcext:value-type="float">
            <text:p>0.736532811</text:p>
          </table:table-cell>
          <table:table-cell table:formula="of:=[.C755]" office:value-type="float" office:value="0.000979431929480901" calcext:value-type="float">
            <text:p>0.0009794319</text:p>
          </table:table-cell>
          <table:table-cell table:formula="of:=4+3*COS(2*PI()*[.B756])+7*COS(4*PI()*[.B756])" office:value-type="float" office:value="-3.1535465796845" calcext:value-type="float">
            <text:p>-3.1535465797</text:p>
          </table:table-cell>
          <table:table-cell table:formula="of:=[.E755]" office:value-type="float" office:value="0" calcext:value-type="float">
            <text:p>0</text:p>
          </table:table-cell>
          <table:table-cell table:formula="of:=[.D756]*COS(2*PI()*[.E756]*[.B756])" office:value-type="float" office:value="-3.1535465796845" calcext:value-type="float">
            <text:p>-3.1535465797</text:p>
          </table:table-cell>
          <table:table-cell table:number-columns-repeated="1017"/>
        </table:table-row>
        <table:table-row table:style-name="ro1">
          <table:table-cell table:formula="of:=[.A756]+1" office:value-type="float" office:value="753" calcext:value-type="float">
            <text:p>753</text:p>
          </table:table-cell>
          <table:table-cell table:formula="of:=[.B756]+[.C756]" office:value-type="float" office:value="0.737512242899125" calcext:value-type="float">
            <text:p>0.7375122429</text:p>
          </table:table-cell>
          <table:table-cell table:formula="of:=[.C756]" office:value-type="float" office:value="0.000979431929480901" calcext:value-type="float">
            <text:p>0.0009794319</text:p>
          </table:table-cell>
          <table:table-cell table:formula="of:=4+3*COS(2*PI()*[.B757])+7*COS(4*PI()*[.B757])" office:value-type="float" office:value="-3.14913399780621" calcext:value-type="float">
            <text:p>-3.1491339978</text:p>
          </table:table-cell>
          <table:table-cell table:formula="of:=[.E756]" office:value-type="float" office:value="0" calcext:value-type="float">
            <text:p>0</text:p>
          </table:table-cell>
          <table:table-cell table:formula="of:=[.D757]*COS(2*PI()*[.E757]*[.B757])" office:value-type="float" office:value="-3.14913399780621" calcext:value-type="float">
            <text:p>-3.1491339978</text:p>
          </table:table-cell>
          <table:table-cell table:number-columns-repeated="1017"/>
        </table:table-row>
        <table:table-row table:style-name="ro1">
          <table:table-cell table:formula="of:=[.A757]+1" office:value-type="float" office:value="754" calcext:value-type="float">
            <text:p>754</text:p>
          </table:table-cell>
          <table:table-cell table:formula="of:=[.B757]+[.C757]" office:value-type="float" office:value="0.738491674828606" calcext:value-type="float">
            <text:p>0.7384916748</text:p>
          </table:table-cell>
          <table:table-cell table:formula="of:=[.C757]" office:value-type="float" office:value="0.000979431929480901" calcext:value-type="float">
            <text:p>0.0009794319</text:p>
          </table:table-cell>
          <table:table-cell table:formula="of:=4+3*COS(2*PI()*[.B758])+7*COS(4*PI()*[.B758])" office:value-type="float" office:value="-3.14366516194622" calcext:value-type="float">
            <text:p>-3.1436651619</text:p>
          </table:table-cell>
          <table:table-cell table:formula="of:=[.E757]" office:value-type="float" office:value="0" calcext:value-type="float">
            <text:p>0</text:p>
          </table:table-cell>
          <table:table-cell table:formula="of:=[.D758]*COS(2*PI()*[.E758]*[.B758])" office:value-type="float" office:value="-3.14366516194622" calcext:value-type="float">
            <text:p>-3.1436651619</text:p>
          </table:table-cell>
          <table:table-cell table:number-columns-repeated="1017"/>
        </table:table-row>
        <table:table-row table:style-name="ro1">
          <table:table-cell table:formula="of:=[.A758]+1" office:value-type="float" office:value="755" calcext:value-type="float">
            <text:p>755</text:p>
          </table:table-cell>
          <table:table-cell table:formula="of:=[.B758]+[.C758]" office:value-type="float" office:value="0.739471106758087" calcext:value-type="float">
            <text:p>0.7394711068</text:p>
          </table:table-cell>
          <table:table-cell table:formula="of:=[.C758]" office:value-type="float" office:value="0.000979431929480901" calcext:value-type="float">
            <text:p>0.0009794319</text:p>
          </table:table-cell>
          <table:table-cell table:formula="of:=4+3*COS(2*PI()*[.B759])+7*COS(4*PI()*[.B759])" office:value-type="float" office:value="-3.13713880901754" calcext:value-type="float">
            <text:p>-3.137138809</text:p>
          </table:table-cell>
          <table:table-cell table:formula="of:=[.E758]" office:value-type="float" office:value="0" calcext:value-type="float">
            <text:p>0</text:p>
          </table:table-cell>
          <table:table-cell table:formula="of:=[.D759]*COS(2*PI()*[.E759]*[.B759])" office:value-type="float" office:value="-3.13713880901754" calcext:value-type="float">
            <text:p>-3.137138809</text:p>
          </table:table-cell>
          <table:table-cell table:number-columns-repeated="1017"/>
        </table:table-row>
        <table:table-row table:style-name="ro1">
          <table:table-cell table:formula="of:=[.A759]+1" office:value-type="float" office:value="756" calcext:value-type="float">
            <text:p>756</text:p>
          </table:table-cell>
          <table:table-cell table:formula="of:=[.B759]+[.C759]" office:value-type="float" office:value="0.740450538687568" calcext:value-type="float">
            <text:p>0.7404505387</text:p>
          </table:table-cell>
          <table:table-cell table:formula="of:=[.C759]" office:value-type="float" office:value="0.000979431929480901" calcext:value-type="float">
            <text:p>0.0009794319</text:p>
          </table:table-cell>
          <table:table-cell table:formula="of:=4+3*COS(2*PI()*[.B760])+7*COS(4*PI()*[.B760])" office:value-type="float" office:value="-3.12955383519607" calcext:value-type="float">
            <text:p>-3.1295538352</text:p>
          </table:table-cell>
          <table:table-cell table:formula="of:=[.E759]" office:value-type="float" office:value="0" calcext:value-type="float">
            <text:p>0</text:p>
          </table:table-cell>
          <table:table-cell table:formula="of:=[.D760]*COS(2*PI()*[.E760]*[.B760])" office:value-type="float" office:value="-3.12955383519607" calcext:value-type="float">
            <text:p>-3.1295538352</text:p>
          </table:table-cell>
          <table:table-cell table:number-columns-repeated="1017"/>
        </table:table-row>
        <table:table-row table:style-name="ro1">
          <table:table-cell table:formula="of:=[.A760]+1" office:value-type="float" office:value="757" calcext:value-type="float">
            <text:p>757</text:p>
          </table:table-cell>
          <table:table-cell table:formula="of:=[.B760]+[.C760]" office:value-type="float" office:value="0.741429970617048" calcext:value-type="float">
            <text:p>0.7414299706</text:p>
          </table:table-cell>
          <table:table-cell table:formula="of:=[.C760]" office:value-type="float" office:value="0.000979431929480901" calcext:value-type="float">
            <text:p>0.0009794319</text:p>
          </table:table-cell>
          <table:table-cell table:formula="of:=4+3*COS(2*PI()*[.B761])+7*COS(4*PI()*[.B761])" office:value-type="float" office:value="-3.12090929616709" calcext:value-type="float">
            <text:p>-3.1209092962</text:p>
          </table:table-cell>
          <table:table-cell table:formula="of:=[.E760]" office:value-type="float" office:value="0" calcext:value-type="float">
            <text:p>0</text:p>
          </table:table-cell>
          <table:table-cell table:formula="of:=[.D761]*COS(2*PI()*[.E761]*[.B761])" office:value-type="float" office:value="-3.12090929616709" calcext:value-type="float">
            <text:p>-3.1209092962</text:p>
          </table:table-cell>
          <table:table-cell table:number-columns-repeated="1017"/>
        </table:table-row>
        <table:table-row table:style-name="ro1">
          <table:table-cell table:formula="of:=[.A761]+1" office:value-type="float" office:value="758" calcext:value-type="float">
            <text:p>758</text:p>
          </table:table-cell>
          <table:table-cell table:formula="of:=[.B761]+[.C761]" office:value-type="float" office:value="0.742409402546529" calcext:value-type="float">
            <text:p>0.7424094025</text:p>
          </table:table-cell>
          <table:table-cell table:formula="of:=[.C761]" office:value-type="float" office:value="0.000979431929480901" calcext:value-type="float">
            <text:p>0.0009794319</text:p>
          </table:table-cell>
          <table:table-cell table:formula="of:=4+3*COS(2*PI()*[.B762])+7*COS(4*PI()*[.B762])" office:value-type="float" office:value="-3.11120440734754" calcext:value-type="float">
            <text:p>-3.1112044073</text:p>
          </table:table-cell>
          <table:table-cell table:formula="of:=[.E761]" office:value-type="float" office:value="0" calcext:value-type="float">
            <text:p>0</text:p>
          </table:table-cell>
          <table:table-cell table:formula="of:=[.D762]*COS(2*PI()*[.E762]*[.B762])" office:value-type="float" office:value="-3.11120440734754" calcext:value-type="float">
            <text:p>-3.1112044073</text:p>
          </table:table-cell>
          <table:table-cell table:number-columns-repeated="1017"/>
        </table:table-row>
        <table:table-row table:style-name="ro1">
          <table:table-cell table:formula="of:=[.A762]+1" office:value-type="float" office:value="759" calcext:value-type="float">
            <text:p>759</text:p>
          </table:table-cell>
          <table:table-cell table:formula="of:=[.B762]+[.C762]" office:value-type="float" office:value="0.74338883447601" calcext:value-type="float">
            <text:p>0.7433888345</text:p>
          </table:table-cell>
          <table:table-cell table:formula="of:=[.C762]" office:value-type="float" office:value="0.000979431929480901" calcext:value-type="float">
            <text:p>0.0009794319</text:p>
          </table:table-cell>
          <table:table-cell table:formula="of:=4+3*COS(2*PI()*[.B763])+7*COS(4*PI()*[.B763])" office:value-type="float" office:value="-3.10043854408423" calcext:value-type="float">
            <text:p>-3.1004385441</text:p>
          </table:table-cell>
          <table:table-cell table:formula="of:=[.E762]" office:value-type="float" office:value="0" calcext:value-type="float">
            <text:p>0</text:p>
          </table:table-cell>
          <table:table-cell table:formula="of:=[.D763]*COS(2*PI()*[.E763]*[.B763])" office:value-type="float" office:value="-3.10043854408423" calcext:value-type="float">
            <text:p>-3.1004385441</text:p>
          </table:table-cell>
          <table:table-cell table:number-columns-repeated="1017"/>
        </table:table-row>
        <table:table-row table:style-name="ro1">
          <table:table-cell table:formula="of:=[.A763]+1" office:value-type="float" office:value="760" calcext:value-type="float">
            <text:p>760</text:p>
          </table:table-cell>
          <table:table-cell table:formula="of:=[.B763]+[.C763]" office:value-type="float" office:value="0.744368266405491" calcext:value-type="float">
            <text:p>0.7443682664</text:p>
          </table:table-cell>
          <table:table-cell table:formula="of:=[.C763]" office:value-type="float" office:value="0.000979431929480901" calcext:value-type="float">
            <text:p>0.0009794319</text:p>
          </table:table-cell>
          <table:table-cell table:formula="of:=4+3*COS(2*PI()*[.B764])+7*COS(4*PI()*[.B764])" office:value-type="float" office:value="-3.08861124182774" calcext:value-type="float">
            <text:p>-3.0886112418</text:p>
          </table:table-cell>
          <table:table-cell table:formula="of:=[.E763]" office:value-type="float" office:value="0" calcext:value-type="float">
            <text:p>0</text:p>
          </table:table-cell>
          <table:table-cell table:formula="of:=[.D764]*COS(2*PI()*[.E764]*[.B764])" office:value-type="float" office:value="-3.08861124182774" calcext:value-type="float">
            <text:p>-3.0886112418</text:p>
          </table:table-cell>
          <table:table-cell table:number-columns-repeated="1017"/>
        </table:table-row>
        <table:table-row table:style-name="ro1">
          <table:table-cell table:formula="of:=[.A764]+1" office:value-type="float" office:value="761" calcext:value-type="float">
            <text:p>761</text:p>
          </table:table-cell>
          <table:table-cell table:formula="of:=[.B764]+[.C764]" office:value-type="float" office:value="0.745347698334972" calcext:value-type="float">
            <text:p>0.7453476983</text:p>
          </table:table-cell>
          <table:table-cell table:formula="of:=[.C764]" office:value-type="float" office:value="0.000979431929480901" calcext:value-type="float">
            <text:p>0.0009794319</text:p>
          </table:table-cell>
          <table:table-cell table:formula="of:=4+3*COS(2*PI()*[.B765])+7*COS(4*PI()*[.B765])" office:value-type="float" office:value="-3.07572219628216" calcext:value-type="float">
            <text:p>-3.0757221963</text:p>
          </table:table-cell>
          <table:table-cell table:formula="of:=[.E764]" office:value-type="float" office:value="0" calcext:value-type="float">
            <text:p>0</text:p>
          </table:table-cell>
          <table:table-cell table:formula="of:=[.D765]*COS(2*PI()*[.E765]*[.B765])" office:value-type="float" office:value="-3.07572219628216" calcext:value-type="float">
            <text:p>-3.0757221963</text:p>
          </table:table-cell>
          <table:table-cell table:number-columns-repeated="1017"/>
        </table:table-row>
        <table:table-row table:style-name="ro1">
          <table:table-cell table:formula="of:=[.A765]+1" office:value-type="float" office:value="762" calcext:value-type="float">
            <text:p>762</text:p>
          </table:table-cell>
          <table:table-cell table:formula="of:=[.B765]+[.C765]" office:value-type="float" office:value="0.746327130264453" calcext:value-type="float">
            <text:p>0.7463271303</text:p>
          </table:table-cell>
          <table:table-cell table:formula="of:=[.C765]" office:value-type="float" office:value="0.000979431929480901" calcext:value-type="float">
            <text:p>0.0009794319</text:p>
          </table:table-cell>
          <table:table-cell table:formula="of:=4+3*COS(2*PI()*[.B766])+7*COS(4*PI()*[.B766])" office:value-type="float" office:value="-3.0617712635306" calcext:value-type="float">
            <text:p>-3.0617712635</text:p>
          </table:table-cell>
          <table:table-cell table:formula="of:=[.E765]" office:value-type="float" office:value="0" calcext:value-type="float">
            <text:p>0</text:p>
          </table:table-cell>
          <table:table-cell table:formula="of:=[.D766]*COS(2*PI()*[.E766]*[.B766])" office:value-type="float" office:value="-3.0617712635306" calcext:value-type="float">
            <text:p>-3.0617712635</text:p>
          </table:table-cell>
          <table:table-cell table:number-columns-repeated="1017"/>
        </table:table-row>
        <table:table-row table:style-name="ro1">
          <table:table-cell table:formula="of:=[.A766]+1" office:value-type="float" office:value="763" calcext:value-type="float">
            <text:p>763</text:p>
          </table:table-cell>
          <table:table-cell table:formula="of:=[.B766]+[.C766]" office:value-type="float" office:value="0.747306562193934" calcext:value-type="float">
            <text:p>0.7473065622</text:p>
          </table:table-cell>
          <table:table-cell table:formula="of:=[.C766]" office:value-type="float" office:value="0.000979431929480901" calcext:value-type="float">
            <text:p>0.0009794319</text:p>
          </table:table-cell>
          <table:table-cell table:formula="of:=4+3*COS(2*PI()*[.B767])+7*COS(4*PI()*[.B767])" office:value-type="float" office:value="-3.04675846013632" calcext:value-type="float">
            <text:p>-3.0467584601</text:p>
          </table:table-cell>
          <table:table-cell table:formula="of:=[.E766]" office:value-type="float" office:value="0" calcext:value-type="float">
            <text:p>0</text:p>
          </table:table-cell>
          <table:table-cell table:formula="of:=[.D767]*COS(2*PI()*[.E767]*[.B767])" office:value-type="float" office:value="-3.04675846013632" calcext:value-type="float">
            <text:p>-3.0467584601</text:p>
          </table:table-cell>
          <table:table-cell table:number-columns-repeated="1017"/>
        </table:table-row>
        <table:table-row table:style-name="ro1">
          <table:table-cell table:formula="of:=[.A767]+1" office:value-type="float" office:value="764" calcext:value-type="float">
            <text:p>764</text:p>
          </table:table-cell>
          <table:table-cell table:formula="of:=[.B767]+[.C767]" office:value-type="float" office:value="0.748285994123415" calcext:value-type="float">
            <text:p>0.7482859941</text:p>
          </table:table-cell>
          <table:table-cell table:formula="of:=[.C767]" office:value-type="float" office:value="0.000979431929480901" calcext:value-type="float">
            <text:p>0.0009794319</text:p>
          </table:table-cell>
          <table:table-cell table:formula="of:=4+3*COS(2*PI()*[.B768])+7*COS(4*PI()*[.B768])" office:value-type="float" office:value="-3.03068396321969" calcext:value-type="float">
            <text:p>-3.0306839632</text:p>
          </table:table-cell>
          <table:table-cell table:formula="of:=[.E767]" office:value-type="float" office:value="0" calcext:value-type="float">
            <text:p>0</text:p>
          </table:table-cell>
          <table:table-cell table:formula="of:=[.D768]*COS(2*PI()*[.E768]*[.B768])" office:value-type="float" office:value="-3.03068396321969" calcext:value-type="float">
            <text:p>-3.0306839632</text:p>
          </table:table-cell>
          <table:table-cell table:number-columns-repeated="1017"/>
        </table:table-row>
        <table:table-row table:style-name="ro1">
          <table:table-cell table:formula="of:=[.A768]+1" office:value-type="float" office:value="765" calcext:value-type="float">
            <text:p>765</text:p>
          </table:table-cell>
          <table:table-cell table:formula="of:=[.B768]+[.C768]" office:value-type="float" office:value="0.749265426052896" calcext:value-type="float">
            <text:p>0.7492654261</text:p>
          </table:table-cell>
          <table:table-cell table:formula="of:=[.C768]" office:value-type="float" office:value="0.000979431929480901" calcext:value-type="float">
            <text:p>0.0009794319</text:p>
          </table:table-cell>
          <table:table-cell table:formula="of:=4+3*COS(2*PI()*[.B769])+7*COS(4*PI()*[.B769])" office:value-type="float" office:value="-3.01354811051072" calcext:value-type="float">
            <text:p>-3.0135481105</text:p>
          </table:table-cell>
          <table:table-cell table:formula="of:=[.E768]" office:value-type="float" office:value="0" calcext:value-type="float">
            <text:p>0</text:p>
          </table:table-cell>
          <table:table-cell table:formula="of:=[.D769]*COS(2*PI()*[.E769]*[.B769])" office:value-type="float" office:value="-3.01354811051072" calcext:value-type="float">
            <text:p>-3.0135481105</text:p>
          </table:table-cell>
          <table:table-cell table:number-columns-repeated="1017"/>
        </table:table-row>
        <table:table-row table:style-name="ro1">
          <table:table-cell table:formula="of:=[.A769]+1" office:value-type="float" office:value="766" calcext:value-type="float">
            <text:p>766</text:p>
          </table:table-cell>
          <table:table-cell table:formula="of:=[.B769]+[.C769]" office:value-type="float" office:value="0.750244857982377" calcext:value-type="float">
            <text:p>0.750244858</text:p>
          </table:table-cell>
          <table:table-cell table:formula="of:=[.C769]" office:value-type="float" office:value="0.000979431929480901" calcext:value-type="float">
            <text:p>0.0009794319</text:p>
          </table:table-cell>
          <table:table-cell table:formula="of:=4+3*COS(2*PI()*[.B770])+7*COS(4*PI()*[.B770])" office:value-type="float" office:value="-2.99535140037737" calcext:value-type="float">
            <text:p>-2.9953514004</text:p>
          </table:table-cell>
          <table:table-cell table:formula="of:=[.E769]" office:value-type="float" office:value="0" calcext:value-type="float">
            <text:p>0</text:p>
          </table:table-cell>
          <table:table-cell table:formula="of:=[.D770]*COS(2*PI()*[.E770]*[.B770])" office:value-type="float" office:value="-2.99535140037737" calcext:value-type="float">
            <text:p>-2.9953514004</text:p>
          </table:table-cell>
          <table:table-cell table:number-columns-repeated="1017"/>
        </table:table-row>
        <table:table-row table:style-name="ro1">
          <table:table-cell table:formula="of:=[.A770]+1" office:value-type="float" office:value="767" calcext:value-type="float">
            <text:p>767</text:p>
          </table:table-cell>
          <table:table-cell table:formula="of:=[.B770]+[.C770]" office:value-type="float" office:value="0.751224289911858" calcext:value-type="float">
            <text:p>0.7512242899</text:p>
          </table:table-cell>
          <table:table-cell table:formula="of:=[.C770]" office:value-type="float" office:value="0.000979431929480901" calcext:value-type="float">
            <text:p>0.0009794319</text:p>
          </table:table-cell>
          <table:table-cell table:formula="of:=4+3*COS(2*PI()*[.B771])+7*COS(4*PI()*[.B771])" office:value-type="float" office:value="-2.97609449182946" calcext:value-type="float">
            <text:p>-2.9760944918</text:p>
          </table:table-cell>
          <table:table-cell table:formula="of:=[.E770]" office:value-type="float" office:value="0" calcext:value-type="float">
            <text:p>0</text:p>
          </table:table-cell>
          <table:table-cell table:formula="of:=[.D771]*COS(2*PI()*[.E771]*[.B771])" office:value-type="float" office:value="-2.97609449182946" calcext:value-type="float">
            <text:p>-2.9760944918</text:p>
          </table:table-cell>
          <table:table-cell table:number-columns-repeated="1017"/>
        </table:table-row>
        <table:table-row table:style-name="ro1">
          <table:table-cell table:formula="of:=[.A771]+1" office:value-type="float" office:value="768" calcext:value-type="float">
            <text:p>768</text:p>
          </table:table-cell>
          <table:table-cell table:formula="of:=[.B771]+[.C771]" office:value-type="float" office:value="0.752203721841339" calcext:value-type="float">
            <text:p>0.7522037218</text:p>
          </table:table-cell>
          <table:table-cell table:formula="of:=[.C771]" office:value-type="float" office:value="0.000979431929480901" calcext:value-type="float">
            <text:p>0.0009794319</text:p>
          </table:table-cell>
          <table:table-cell table:formula="of:=4+3*COS(2*PI()*[.B772])+7*COS(4*PI()*[.B772])" office:value-type="float" office:value="-2.9557782044983" calcext:value-type="float">
            <text:p>-2.9557782045</text:p>
          </table:table-cell>
          <table:table-cell table:formula="of:=[.E771]" office:value-type="float" office:value="0" calcext:value-type="float">
            <text:p>0</text:p>
          </table:table-cell>
          <table:table-cell table:formula="of:=[.D772]*COS(2*PI()*[.E772]*[.B772])" office:value-type="float" office:value="-2.9557782044983" calcext:value-type="float">
            <text:p>-2.9557782045</text:p>
          </table:table-cell>
          <table:table-cell table:number-columns-repeated="1017"/>
        </table:table-row>
        <table:table-row table:style-name="ro1">
          <table:table-cell table:formula="of:=[.A772]+1" office:value-type="float" office:value="769" calcext:value-type="float">
            <text:p>769</text:p>
          </table:table-cell>
          <table:table-cell table:formula="of:=[.B772]+[.C772]" office:value-type="float" office:value="0.753183153770819" calcext:value-type="float">
            <text:p>0.7531831538</text:p>
          </table:table-cell>
          <table:table-cell table:formula="of:=[.C772]" office:value-type="float" office:value="0.000979431929480901" calcext:value-type="float">
            <text:p>0.0009794319</text:p>
          </table:table-cell>
          <table:table-cell table:formula="of:=4+3*COS(2*PI()*[.B773])+7*COS(4*PI()*[.B773])" office:value-type="float" office:value="-2.93440351859193" calcext:value-type="float">
            <text:p>-2.9344035186</text:p>
          </table:table-cell>
          <table:table-cell table:formula="of:=[.E772]" office:value-type="float" office:value="0" calcext:value-type="float">
            <text:p>0</text:p>
          </table:table-cell>
          <table:table-cell table:formula="of:=[.D773]*COS(2*PI()*[.E773]*[.B773])" office:value-type="float" office:value="-2.93440351859193" calcext:value-type="float">
            <text:p>-2.9344035186</text:p>
          </table:table-cell>
          <table:table-cell table:number-columns-repeated="1017"/>
        </table:table-row>
        <table:table-row table:style-name="ro1">
          <table:table-cell table:formula="of:=[.A773]+1" office:value-type="float" office:value="770" calcext:value-type="float">
            <text:p>770</text:p>
          </table:table-cell>
          <table:table-cell table:formula="of:=[.B773]+[.C773]" office:value-type="float" office:value="0.7541625857003" calcext:value-type="float">
            <text:p>0.7541625857</text:p>
          </table:table-cell>
          <table:table-cell table:formula="of:=[.C773]" office:value-type="float" office:value="0.000979431929480901" calcext:value-type="float">
            <text:p>0.0009794319</text:p>
          </table:table-cell>
          <table:table-cell table:formula="of:=4+3*COS(2*PI()*[.B774])+7*COS(4*PI()*[.B774])" office:value-type="float" office:value="-2.91197157482608" calcext:value-type="float">
            <text:p>-2.9119715748</text:p>
          </table:table-cell>
          <table:table-cell table:formula="of:=[.E773]" office:value-type="float" office:value="0" calcext:value-type="float">
            <text:p>0</text:p>
          </table:table-cell>
          <table:table-cell table:formula="of:=[.D774]*COS(2*PI()*[.E774]*[.B774])" office:value-type="float" office:value="-2.91197157482608" calcext:value-type="float">
            <text:p>-2.9119715748</text:p>
          </table:table-cell>
          <table:table-cell table:number-columns-repeated="1017"/>
        </table:table-row>
        <table:table-row table:style-name="ro1">
          <table:table-cell table:formula="of:=[.A774]+1" office:value-type="float" office:value="771" calcext:value-type="float">
            <text:p>771</text:p>
          </table:table-cell>
          <table:table-cell table:formula="of:=[.B774]+[.C774]" office:value-type="float" office:value="0.755142017629781" calcext:value-type="float">
            <text:p>0.7551420176</text:p>
          </table:table-cell>
          <table:table-cell table:formula="of:=[.C774]" office:value-type="float" office:value="0.000979431929480901" calcext:value-type="float">
            <text:p>0.0009794319</text:p>
          </table:table-cell>
          <table:table-cell table:formula="of:=4+3*COS(2*PI()*[.B775])+7*COS(4*PI()*[.B775])" office:value-type="float" office:value="-2.88848367433082" calcext:value-type="float">
            <text:p>-2.8884836743</text:p>
          </table:table-cell>
          <table:table-cell table:formula="of:=[.E774]" office:value-type="float" office:value="0" calcext:value-type="float">
            <text:p>0</text:p>
          </table:table-cell>
          <table:table-cell table:formula="of:=[.D775]*COS(2*PI()*[.E775]*[.B775])" office:value-type="float" office:value="-2.88848367433082" calcext:value-type="float">
            <text:p>-2.8884836743</text:p>
          </table:table-cell>
          <table:table-cell table:number-columns-repeated="1017"/>
        </table:table-row>
        <table:table-row table:style-name="ro1">
          <table:table-cell table:formula="of:=[.A775]+1" office:value-type="float" office:value="772" calcext:value-type="float">
            <text:p>772</text:p>
          </table:table-cell>
          <table:table-cell table:formula="of:=[.B775]+[.C775]" office:value-type="float" office:value="0.756121449559262" calcext:value-type="float">
            <text:p>0.7561214496</text:p>
          </table:table-cell>
          <table:table-cell table:formula="of:=[.C775]" office:value-type="float" office:value="0.000979431929480901" calcext:value-type="float">
            <text:p>0.0009794319</text:p>
          </table:table-cell>
          <table:table-cell table:formula="of:=4+3*COS(2*PI()*[.B776])+7*COS(4*PI()*[.B776])" office:value-type="float" office:value="-2.86394127853284" calcext:value-type="float">
            <text:p>-2.8639412785</text:p>
          </table:table-cell>
          <table:table-cell table:formula="of:=[.E775]" office:value-type="float" office:value="0" calcext:value-type="float">
            <text:p>0</text:p>
          </table:table-cell>
          <table:table-cell table:formula="of:=[.D776]*COS(2*PI()*[.E776]*[.B776])" office:value-type="float" office:value="-2.86394127853284" calcext:value-type="float">
            <text:p>-2.8639412785</text:p>
          </table:table-cell>
          <table:table-cell table:number-columns-repeated="1017"/>
        </table:table-row>
        <table:table-row table:style-name="ro1">
          <table:table-cell table:formula="of:=[.A776]+1" office:value-type="float" office:value="773" calcext:value-type="float">
            <text:p>773</text:p>
          </table:table-cell>
          <table:table-cell table:formula="of:=[.B776]+[.C776]" office:value-type="float" office:value="0.757100881488743" calcext:value-type="float">
            <text:p>0.7571008815</text:p>
          </table:table-cell>
          <table:table-cell table:formula="of:=[.C776]" office:value-type="float" office:value="0.000979431929480901" calcext:value-type="float">
            <text:p>0.0009794319</text:p>
          </table:table-cell>
          <table:table-cell table:formula="of:=4+3*COS(2*PI()*[.B777])+7*COS(4*PI()*[.B777])" office:value-type="float" office:value="-2.83834600901345" calcext:value-type="float">
            <text:p>-2.838346009</text:p>
          </table:table-cell>
          <table:table-cell table:formula="of:=[.E776]" office:value-type="float" office:value="0" calcext:value-type="float">
            <text:p>0</text:p>
          </table:table-cell>
          <table:table-cell table:formula="of:=[.D777]*COS(2*PI()*[.E777]*[.B777])" office:value-type="float" office:value="-2.83834600901345" calcext:value-type="float">
            <text:p>-2.838346009</text:p>
          </table:table-cell>
          <table:table-cell table:number-columns-repeated="1017"/>
        </table:table-row>
        <table:table-row table:style-name="ro1">
          <table:table-cell table:formula="of:=[.A777]+1" office:value-type="float" office:value="774" calcext:value-type="float">
            <text:p>774</text:p>
          </table:table-cell>
          <table:table-cell table:formula="of:=[.B777]+[.C777]" office:value-type="float" office:value="0.758080313418224" calcext:value-type="float">
            <text:p>0.7580803134</text:p>
          </table:table-cell>
          <table:table-cell table:formula="of:=[.C777]" office:value-type="float" office:value="0.000979431929480901" calcext:value-type="float">
            <text:p>0.0009794319</text:p>
          </table:table-cell>
          <table:table-cell table:formula="of:=4+3*COS(2*PI()*[.B778])+7*COS(4*PI()*[.B778])" office:value-type="float" office:value="-2.8116996473424" calcext:value-type="float">
            <text:p>-2.8116996473</text:p>
          </table:table-cell>
          <table:table-cell table:formula="of:=[.E777]" office:value-type="float" office:value="0" calcext:value-type="float">
            <text:p>0</text:p>
          </table:table-cell>
          <table:table-cell table:formula="of:=[.D778]*COS(2*PI()*[.E778]*[.B778])" office:value-type="float" office:value="-2.8116996473424" calcext:value-type="float">
            <text:p>-2.8116996473</text:p>
          </table:table-cell>
          <table:table-cell table:number-columns-repeated="1017"/>
        </table:table-row>
        <table:table-row table:style-name="ro1">
          <table:table-cell table:formula="of:=[.A778]+1" office:value-type="float" office:value="775" calcext:value-type="float">
            <text:p>775</text:p>
          </table:table-cell>
          <table:table-cell table:formula="of:=[.B778]+[.C778]" office:value-type="float" office:value="0.759059745347705" calcext:value-type="float">
            <text:p>0.7590597453</text:p>
          </table:table-cell>
          <table:table-cell table:formula="of:=[.C778]" office:value-type="float" office:value="0.000979431929480901" calcext:value-type="float">
            <text:p>0.0009794319</text:p>
          </table:table-cell>
          <table:table-cell table:formula="of:=4+3*COS(2*PI()*[.B779])+7*COS(4*PI()*[.B779])" office:value-type="float" office:value="-2.78400413488727" calcext:value-type="float">
            <text:p>-2.7840041349</text:p>
          </table:table-cell>
          <table:table-cell table:formula="of:=[.E778]" office:value-type="float" office:value="0" calcext:value-type="float">
            <text:p>0</text:p>
          </table:table-cell>
          <table:table-cell table:formula="of:=[.D779]*COS(2*PI()*[.E779]*[.B779])" office:value-type="float" office:value="-2.78400413488727" calcext:value-type="float">
            <text:p>-2.7840041349</text:p>
          </table:table-cell>
          <table:table-cell table:number-columns-repeated="1017"/>
        </table:table-row>
        <table:table-row table:style-name="ro1">
          <table:table-cell table:formula="of:=[.A779]+1" office:value-type="float" office:value="776" calcext:value-type="float">
            <text:p>776</text:p>
          </table:table-cell>
          <table:table-cell table:formula="of:=[.B779]+[.C779]" office:value-type="float" office:value="0.760039177277186" calcext:value-type="float">
            <text:p>0.7600391773</text:p>
          </table:table-cell>
          <table:table-cell table:formula="of:=[.C779]" office:value-type="float" office:value="0.000979431929480901" calcext:value-type="float">
            <text:p>0.0009794319</text:p>
          </table:table-cell>
          <table:table-cell table:formula="of:=4+3*COS(2*PI()*[.B780])+7*COS(4*PI()*[.B780])" office:value-type="float" office:value="-2.75526157259881" calcext:value-type="float">
            <text:p>-2.7552615726</text:p>
          </table:table-cell>
          <table:table-cell table:formula="of:=[.E779]" office:value-type="float" office:value="0" calcext:value-type="float">
            <text:p>0</text:p>
          </table:table-cell>
          <table:table-cell table:formula="of:=[.D780]*COS(2*PI()*[.E780]*[.B780])" office:value-type="float" office:value="-2.75526157259881" calcext:value-type="float">
            <text:p>-2.7552615726</text:p>
          </table:table-cell>
          <table:table-cell table:number-columns-repeated="1017"/>
        </table:table-row>
        <table:table-row table:style-name="ro1">
          <table:table-cell table:formula="of:=[.A780]+1" office:value-type="float" office:value="777" calcext:value-type="float">
            <text:p>777</text:p>
          </table:table-cell>
          <table:table-cell table:formula="of:=[.B780]+[.C780]" office:value-type="float" office:value="0.761018609206667" calcext:value-type="float">
            <text:p>0.7610186092</text:p>
          </table:table-cell>
          <table:table-cell table:formula="of:=[.C780]" office:value-type="float" office:value="0.000979431929480901" calcext:value-type="float">
            <text:p>0.0009794319</text:p>
          </table:table-cell>
          <table:table-cell table:formula="of:=4+3*COS(2*PI()*[.B781])+7*COS(4*PI()*[.B781])" office:value-type="float" office:value="-2.72547422077197" calcext:value-type="float">
            <text:p>-2.7254742208</text:p>
          </table:table-cell>
          <table:table-cell table:formula="of:=[.E780]" office:value-type="float" office:value="0" calcext:value-type="float">
            <text:p>0</text:p>
          </table:table-cell>
          <table:table-cell table:formula="of:=[.D781]*COS(2*PI()*[.E781]*[.B781])" office:value-type="float" office:value="-2.72547422077197" calcext:value-type="float">
            <text:p>-2.7254742208</text:p>
          </table:table-cell>
          <table:table-cell table:number-columns-repeated="1017"/>
        </table:table-row>
        <table:table-row table:style-name="ro1">
          <table:table-cell table:formula="of:=[.A781]+1" office:value-type="float" office:value="778" calcext:value-type="float">
            <text:p>778</text:p>
          </table:table-cell>
          <table:table-cell table:formula="of:=[.B781]+[.C781]" office:value-type="float" office:value="0.761998041136148" calcext:value-type="float">
            <text:p>0.7619980411</text:p>
          </table:table-cell>
          <table:table-cell table:formula="of:=[.C781]" office:value-type="float" office:value="0.000979431929480901" calcext:value-type="float">
            <text:p>0.0009794319</text:p>
          </table:table-cell>
          <table:table-cell table:formula="of:=4+3*COS(2*PI()*[.B782])+7*COS(4*PI()*[.B782])" office:value-type="float" office:value="-2.69464449878279" calcext:value-type="float">
            <text:p>-2.6946444988</text:p>
          </table:table-cell>
          <table:table-cell table:formula="of:=[.E781]" office:value-type="float" office:value="0" calcext:value-type="float">
            <text:p>0</text:p>
          </table:table-cell>
          <table:table-cell table:formula="of:=[.D782]*COS(2*PI()*[.E782]*[.B782])" office:value-type="float" office:value="-2.69464449878279" calcext:value-type="float">
            <text:p>-2.6946444988</text:p>
          </table:table-cell>
          <table:table-cell table:number-columns-repeated="1017"/>
        </table:table-row>
        <table:table-row table:style-name="ro1">
          <table:table-cell table:formula="of:=[.A782]+1" office:value-type="float" office:value="779" calcext:value-type="float">
            <text:p>779</text:p>
          </table:table-cell>
          <table:table-cell table:formula="of:=[.B782]+[.C782]" office:value-type="float" office:value="0.762977473065629" calcext:value-type="float">
            <text:p>0.7629774731</text:p>
          </table:table-cell>
          <table:table-cell table:formula="of:=[.C782]" office:value-type="float" office:value="0.000979431929480901" calcext:value-type="float">
            <text:p>0.0009794319</text:p>
          </table:table-cell>
          <table:table-cell table:formula="of:=4+3*COS(2*PI()*[.B783])+7*COS(4*PI()*[.B783])" office:value-type="float" office:value="-2.66277498480117" calcext:value-type="float">
            <text:p>-2.6627749848</text:p>
          </table:table-cell>
          <table:table-cell table:formula="of:=[.E782]" office:value-type="float" office:value="0" calcext:value-type="float">
            <text:p>0</text:p>
          </table:table-cell>
          <table:table-cell table:formula="of:=[.D783]*COS(2*PI()*[.E783]*[.B783])" office:value-type="float" office:value="-2.66277498480117" calcext:value-type="float">
            <text:p>-2.6627749848</text:p>
          </table:table-cell>
          <table:table-cell table:number-columns-repeated="1017"/>
        </table:table-row>
        <table:table-row table:style-name="ro1">
          <table:table-cell table:formula="of:=[.A783]+1" office:value-type="float" office:value="780" calcext:value-type="float">
            <text:p>780</text:p>
          </table:table-cell>
          <table:table-cell table:formula="of:=[.B783]+[.C783]" office:value-type="float" office:value="0.763956904995109" calcext:value-type="float">
            <text:p>0.763956905</text:p>
          </table:table-cell>
          <table:table-cell table:formula="of:=[.C783]" office:value-type="float" office:value="0.000979431929480901" calcext:value-type="float">
            <text:p>0.0009794319</text:p>
          </table:table-cell>
          <table:table-cell table:formula="of:=4+3*COS(2*PI()*[.B784])+7*COS(4*PI()*[.B784])" office:value-type="float" office:value="-2.62986841547954" calcext:value-type="float">
            <text:p>-2.6298684155</text:p>
          </table:table-cell>
          <table:table-cell table:formula="of:=[.E783]" office:value-type="float" office:value="0" calcext:value-type="float">
            <text:p>0</text:p>
          </table:table-cell>
          <table:table-cell table:formula="of:=[.D784]*COS(2*PI()*[.E784]*[.B784])" office:value-type="float" office:value="-2.62986841547954" calcext:value-type="float">
            <text:p>-2.6298684155</text:p>
          </table:table-cell>
          <table:table-cell table:number-columns-repeated="1017"/>
        </table:table-row>
        <table:table-row table:style-name="ro1">
          <table:table-cell table:formula="of:=[.A784]+1" office:value-type="float" office:value="781" calcext:value-type="float">
            <text:p>781</text:p>
          </table:table-cell>
          <table:table-cell table:formula="of:=[.B784]+[.C784]" office:value-type="float" office:value="0.76493633692459" calcext:value-type="float">
            <text:p>0.7649363369</text:p>
          </table:table-cell>
          <table:table-cell table:formula="of:=[.C784]" office:value-type="float" office:value="0.000979431929480901" calcext:value-type="float">
            <text:p>0.0009794319</text:p>
          </table:table-cell>
          <table:table-cell table:formula="of:=4+3*COS(2*PI()*[.B785])+7*COS(4*PI()*[.B785])" office:value-type="float" office:value="-2.59592768561752" calcext:value-type="float">
            <text:p>-2.5959276856</text:p>
          </table:table-cell>
          <table:table-cell table:formula="of:=[.E784]" office:value-type="float" office:value="0" calcext:value-type="float">
            <text:p>0</text:p>
          </table:table-cell>
          <table:table-cell table:formula="of:=[.D785]*COS(2*PI()*[.E785]*[.B785])" office:value-type="float" office:value="-2.59592768561752" calcext:value-type="float">
            <text:p>-2.5959276856</text:p>
          </table:table-cell>
          <table:table-cell table:number-columns-repeated="1017"/>
        </table:table-row>
        <table:table-row table:style-name="ro1">
          <table:table-cell table:formula="of:=[.A785]+1" office:value-type="float" office:value="782" calcext:value-type="float">
            <text:p>782</text:p>
          </table:table-cell>
          <table:table-cell table:formula="of:=[.B785]+[.C785]" office:value-type="float" office:value="0.765915768854071" calcext:value-type="float">
            <text:p>0.7659157689</text:p>
          </table:table-cell>
          <table:table-cell table:formula="of:=[.C785]" office:value-type="float" office:value="0.000979431929480901" calcext:value-type="float">
            <text:p>0.0009794319</text:p>
          </table:table-cell>
          <table:table-cell table:formula="of:=4+3*COS(2*PI()*[.B786])+7*COS(4*PI()*[.B786])" office:value-type="float" office:value="-2.56095584780255" calcext:value-type="float">
            <text:p>-2.5609558478</text:p>
          </table:table-cell>
          <table:table-cell table:formula="of:=[.E785]" office:value-type="float" office:value="0" calcext:value-type="float">
            <text:p>0</text:p>
          </table:table-cell>
          <table:table-cell table:formula="of:=[.D786]*COS(2*PI()*[.E786]*[.B786])" office:value-type="float" office:value="-2.56095584780255" calcext:value-type="float">
            <text:p>-2.5609558478</text:p>
          </table:table-cell>
          <table:table-cell table:number-columns-repeated="1017"/>
        </table:table-row>
        <table:table-row table:style-name="ro1">
          <table:table-cell table:formula="of:=[.A786]+1" office:value-type="float" office:value="783" calcext:value-type="float">
            <text:p>783</text:p>
          </table:table-cell>
          <table:table-cell table:formula="of:=[.B786]+[.C786]" office:value-type="float" office:value="0.766895200783552" calcext:value-type="float">
            <text:p>0.7668952008</text:p>
          </table:table-cell>
          <table:table-cell table:formula="of:=[.C786]" office:value-type="float" office:value="0.000979431929480901" calcext:value-type="float">
            <text:p>0.0009794319</text:p>
          </table:table-cell>
          <table:table-cell table:formula="of:=4+3*COS(2*PI()*[.B787])+7*COS(4*PI()*[.B787])" office:value-type="float" office:value="-2.52495611202654" calcext:value-type="float">
            <text:p>-2.524956112</text:p>
          </table:table-cell>
          <table:table-cell table:formula="of:=[.E786]" office:value-type="float" office:value="0" calcext:value-type="float">
            <text:p>0</text:p>
          </table:table-cell>
          <table:table-cell table:formula="of:=[.D787]*COS(2*PI()*[.E787]*[.B787])" office:value-type="float" office:value="-2.52495611202654" calcext:value-type="float">
            <text:p>-2.524956112</text:p>
          </table:table-cell>
          <table:table-cell table:number-columns-repeated="1017"/>
        </table:table-row>
        <table:table-row table:style-name="ro1">
          <table:table-cell table:formula="of:=[.A787]+1" office:value-type="float" office:value="784" calcext:value-type="float">
            <text:p>784</text:p>
          </table:table-cell>
          <table:table-cell table:formula="of:=[.B787]+[.C787]" office:value-type="float" office:value="0.767874632713033" calcext:value-type="float">
            <text:p>0.7678746327</text:p>
          </table:table-cell>
          <table:table-cell table:formula="of:=[.C787]" office:value-type="float" office:value="0.000979431929480901" calcext:value-type="float">
            <text:p>0.0009794319</text:p>
          </table:table-cell>
          <table:table-cell table:formula="of:=4+3*COS(2*PI()*[.B788])+7*COS(4*PI()*[.B788])" office:value-type="float" office:value="-2.48793184527875" calcext:value-type="float">
            <text:p>-2.4879318453</text:p>
          </table:table-cell>
          <table:table-cell table:formula="of:=[.E787]" office:value-type="float" office:value="0" calcext:value-type="float">
            <text:p>0</text:p>
          </table:table-cell>
          <table:table-cell table:formula="of:=[.D788]*COS(2*PI()*[.E788]*[.B788])" office:value-type="float" office:value="-2.48793184527875" calcext:value-type="float">
            <text:p>-2.4879318453</text:p>
          </table:table-cell>
          <table:table-cell table:number-columns-repeated="1017"/>
        </table:table-row>
        <table:table-row table:style-name="ro1">
          <table:table-cell table:formula="of:=[.A788]+1" office:value-type="float" office:value="785" calcext:value-type="float">
            <text:p>785</text:p>
          </table:table-cell>
          <table:table-cell table:formula="of:=[.B788]+[.C788]" office:value-type="float" office:value="0.768854064642514" calcext:value-type="float">
            <text:p>0.7688540646</text:p>
          </table:table-cell>
          <table:table-cell table:formula="of:=[.C788]" office:value-type="float" office:value="0.000979431929480901" calcext:value-type="float">
            <text:p>0.0009794319</text:p>
          </table:table-cell>
          <table:table-cell table:formula="of:=4+3*COS(2*PI()*[.B789])+7*COS(4*PI()*[.B789])" office:value-type="float" office:value="-2.44988657111468" calcext:value-type="float">
            <text:p>-2.4498865711</text:p>
          </table:table-cell>
          <table:table-cell table:formula="of:=[.E788]" office:value-type="float" office:value="0" calcext:value-type="float">
            <text:p>0</text:p>
          </table:table-cell>
          <table:table-cell table:formula="of:=[.D789]*COS(2*PI()*[.E789]*[.B789])" office:value-type="float" office:value="-2.44988657111468" calcext:value-type="float">
            <text:p>-2.4498865711</text:p>
          </table:table-cell>
          <table:table-cell table:number-columns-repeated="1017"/>
        </table:table-row>
        <table:table-row table:style-name="ro1">
          <table:table-cell table:formula="of:=[.A789]+1" office:value-type="float" office:value="786" calcext:value-type="float">
            <text:p>786</text:p>
          </table:table-cell>
          <table:table-cell table:formula="of:=[.B789]+[.C789]" office:value-type="float" office:value="0.769833496571995" calcext:value-type="float">
            <text:p>0.7698334966</text:p>
          </table:table-cell>
          <table:table-cell table:formula="of:=[.C789]" office:value-type="float" office:value="0.000979431929480901" calcext:value-type="float">
            <text:p>0.0009794319</text:p>
          </table:table-cell>
          <table:table-cell table:formula="of:=4+3*COS(2*PI()*[.B790])+7*COS(4*PI()*[.B790])" office:value-type="float" office:value="-2.41082396920134" calcext:value-type="float">
            <text:p>-2.4108239692</text:p>
          </table:table-cell>
          <table:table-cell table:formula="of:=[.E789]" office:value-type="float" office:value="0" calcext:value-type="float">
            <text:p>0</text:p>
          </table:table-cell>
          <table:table-cell table:formula="of:=[.D790]*COS(2*PI()*[.E790]*[.B790])" office:value-type="float" office:value="-2.41082396920134" calcext:value-type="float">
            <text:p>-2.4108239692</text:p>
          </table:table-cell>
          <table:table-cell table:number-columns-repeated="1017"/>
        </table:table-row>
        <table:table-row table:style-name="ro1">
          <table:table-cell table:formula="of:=[.A790]+1" office:value-type="float" office:value="787" calcext:value-type="float">
            <text:p>787</text:p>
          </table:table-cell>
          <table:table-cell table:formula="of:=[.B790]+[.C790]" office:value-type="float" office:value="0.770812928501476" calcext:value-type="float">
            <text:p>0.7708129285</text:p>
          </table:table-cell>
          <table:table-cell table:formula="of:=[.C790]" office:value-type="float" office:value="0.000979431929480901" calcext:value-type="float">
            <text:p>0.0009794319</text:p>
          </table:table-cell>
          <table:table-cell table:formula="of:=4+3*COS(2*PI()*[.B791])+7*COS(4*PI()*[.B791])" office:value-type="float" office:value="-2.3707478748387" calcext:value-type="float">
            <text:p>-2.3707478748</text:p>
          </table:table-cell>
          <table:table-cell table:formula="of:=[.E790]" office:value-type="float" office:value="0" calcext:value-type="float">
            <text:p>0</text:p>
          </table:table-cell>
          <table:table-cell table:formula="of:=[.D791]*COS(2*PI()*[.E791]*[.B791])" office:value-type="float" office:value="-2.3707478748387" calcext:value-type="float">
            <text:p>-2.3707478748</text:p>
          </table:table-cell>
          <table:table-cell table:number-columns-repeated="1017"/>
        </table:table-row>
        <table:table-row table:style-name="ro1">
          <table:table-cell table:formula="of:=[.A791]+1" office:value-type="float" office:value="788" calcext:value-type="float">
            <text:p>788</text:p>
          </table:table-cell>
          <table:table-cell table:formula="of:=[.B791]+[.C791]" office:value-type="float" office:value="0.771792360430957" calcext:value-type="float">
            <text:p>0.7717923604</text:p>
          </table:table-cell>
          <table:table-cell table:formula="of:=[.C791]" office:value-type="float" office:value="0.000979431929480901" calcext:value-type="float">
            <text:p>0.0009794319</text:p>
          </table:table-cell>
          <table:table-cell table:formula="of:=4+3*COS(2*PI()*[.B792])+7*COS(4*PI()*[.B792])" office:value-type="float" office:value="-2.32966227845759" calcext:value-type="float">
            <text:p>-2.3296622785</text:p>
          </table:table-cell>
          <table:table-cell table:formula="of:=[.E791]" office:value-type="float" office:value="0" calcext:value-type="float">
            <text:p>0</text:p>
          </table:table-cell>
          <table:table-cell table:formula="of:=[.D792]*COS(2*PI()*[.E792]*[.B792])" office:value-type="float" office:value="-2.32966227845759" calcext:value-type="float">
            <text:p>-2.3296622785</text:p>
          </table:table-cell>
          <table:table-cell table:number-columns-repeated="1017"/>
        </table:table-row>
        <table:table-row table:style-name="ro1">
          <table:table-cell table:formula="of:=[.A792]+1" office:value-type="float" office:value="789" calcext:value-type="float">
            <text:p>789</text:p>
          </table:table-cell>
          <table:table-cell table:formula="of:=[.B792]+[.C792]" office:value-type="float" office:value="0.772771792360438" calcext:value-type="float">
            <text:p>0.7727717924</text:p>
          </table:table-cell>
          <table:table-cell table:formula="of:=[.C792]" office:value-type="float" office:value="0.000979431929480901" calcext:value-type="float">
            <text:p>0.0009794319</text:p>
          </table:table-cell>
          <table:table-cell table:formula="of:=4+3*COS(2*PI()*[.B793])+7*COS(4*PI()*[.B793])" office:value-type="float" office:value="-2.287571325094" calcext:value-type="float">
            <text:p>-2.2875713251</text:p>
          </table:table-cell>
          <table:table-cell table:formula="of:=[.E792]" office:value-type="float" office:value="0" calcext:value-type="float">
            <text:p>0</text:p>
          </table:table-cell>
          <table:table-cell table:formula="of:=[.D793]*COS(2*PI()*[.E793]*[.B793])" office:value-type="float" office:value="-2.287571325094" calcext:value-type="float">
            <text:p>-2.2875713251</text:p>
          </table:table-cell>
          <table:table-cell table:number-columns-repeated="1017"/>
        </table:table-row>
        <table:table-row table:style-name="ro1">
          <table:table-cell table:formula="of:=[.A793]+1" office:value-type="float" office:value="790" calcext:value-type="float">
            <text:p>790</text:p>
          </table:table-cell>
          <table:table-cell table:formula="of:=[.B793]+[.C793]" office:value-type="float" office:value="0.773751224289919" calcext:value-type="float">
            <text:p>0.7737512243</text:p>
          </table:table-cell>
          <table:table-cell table:formula="of:=[.C793]" office:value-type="float" office:value="0.000979431929480901" calcext:value-type="float">
            <text:p>0.0009794319</text:p>
          </table:table-cell>
          <table:table-cell table:formula="of:=4+3*COS(2*PI()*[.B794])+7*COS(4*PI()*[.B794])" office:value-type="float" office:value="-2.24447931383989" calcext:value-type="float">
            <text:p>-2.2444793138</text:p>
          </table:table-cell>
          <table:table-cell table:formula="of:=[.E793]" office:value-type="float" office:value="0" calcext:value-type="float">
            <text:p>0</text:p>
          </table:table-cell>
          <table:table-cell table:formula="of:=[.D794]*COS(2*PI()*[.E794]*[.B794])" office:value-type="float" office:value="-2.24447931383989" calcext:value-type="float">
            <text:p>-2.2444793138</text:p>
          </table:table-cell>
          <table:table-cell table:number-columns-repeated="1017"/>
        </table:table-row>
        <table:table-row table:style-name="ro1">
          <table:table-cell table:formula="of:=[.A794]+1" office:value-type="float" office:value="791" calcext:value-type="float">
            <text:p>791</text:p>
          </table:table-cell>
          <table:table-cell table:formula="of:=[.B794]+[.C794]" office:value-type="float" office:value="0.774730656219399" calcext:value-type="float">
            <text:p>0.7747306562</text:p>
          </table:table-cell>
          <table:table-cell table:formula="of:=[.C794]" office:value-type="float" office:value="0.000979431929480901" calcext:value-type="float">
            <text:p>0.0009794319</text:p>
          </table:table-cell>
          <table:table-cell table:formula="of:=4+3*COS(2*PI()*[.B795])+7*COS(4*PI()*[.B795])" office:value-type="float" office:value="-2.20039069727061" calcext:value-type="float">
            <text:p>-2.2003906973</text:p>
          </table:table-cell>
          <table:table-cell table:formula="of:=[.E794]" office:value-type="float" office:value="0" calcext:value-type="float">
            <text:p>0</text:p>
          </table:table-cell>
          <table:table-cell table:formula="of:=[.D795]*COS(2*PI()*[.E795]*[.B795])" office:value-type="float" office:value="-2.20039069727061" calcext:value-type="float">
            <text:p>-2.2003906973</text:p>
          </table:table-cell>
          <table:table-cell table:number-columns-repeated="1017"/>
        </table:table-row>
        <table:table-row table:style-name="ro1">
          <table:table-cell table:formula="of:=[.A795]+1" office:value-type="float" office:value="792" calcext:value-type="float">
            <text:p>792</text:p>
          </table:table-cell>
          <table:table-cell table:formula="of:=[.B795]+[.C795]" office:value-type="float" office:value="0.77571008814888" calcext:value-type="float">
            <text:p>0.7757100881</text:p>
          </table:table-cell>
          <table:table-cell table:formula="of:=[.C795]" office:value-type="float" office:value="0.000979431929480901" calcext:value-type="float">
            <text:p>0.0009794319</text:p>
          </table:table-cell>
          <table:table-cell table:formula="of:=4+3*COS(2*PI()*[.B796])+7*COS(4*PI()*[.B796])" office:value-type="float" office:value="-2.155310080849" calcext:value-type="float">
            <text:p>-2.1553100808</text:p>
          </table:table-cell>
          <table:table-cell table:formula="of:=[.E795]" office:value-type="float" office:value="0" calcext:value-type="float">
            <text:p>0</text:p>
          </table:table-cell>
          <table:table-cell table:formula="of:=[.D796]*COS(2*PI()*[.E796]*[.B796])" office:value-type="float" office:value="-2.155310080849" calcext:value-type="float">
            <text:p>-2.1553100808</text:p>
          </table:table-cell>
          <table:table-cell table:number-columns-repeated="1017"/>
        </table:table-row>
        <table:table-row table:style-name="ro1">
          <table:table-cell table:formula="of:=[.A796]+1" office:value-type="float" office:value="793" calcext:value-type="float">
            <text:p>793</text:p>
          </table:table-cell>
          <table:table-cell table:formula="of:=[.B796]+[.C796]" office:value-type="float" office:value="0.776689520078361" calcext:value-type="float">
            <text:p>0.7766895201</text:p>
          </table:table-cell>
          <table:table-cell table:formula="of:=[.C796]" office:value-type="float" office:value="0.000979431929480901" calcext:value-type="float">
            <text:p>0.0009794319</text:p>
          </table:table-cell>
          <table:table-cell table:formula="of:=4+3*COS(2*PI()*[.B797])+7*COS(4*PI()*[.B797])" office:value-type="float" office:value="-2.10924222230628" calcext:value-type="float">
            <text:p>-2.1092422223</text:p>
          </table:table-cell>
          <table:table-cell table:formula="of:=[.E796]" office:value-type="float" office:value="0" calcext:value-type="float">
            <text:p>0</text:p>
          </table:table-cell>
          <table:table-cell table:formula="of:=[.D797]*COS(2*PI()*[.E797]*[.B797])" office:value-type="float" office:value="-2.10924222230628" calcext:value-type="float">
            <text:p>-2.1092422223</text:p>
          </table:table-cell>
          <table:table-cell table:number-columns-repeated="1017"/>
        </table:table-row>
        <table:table-row table:style-name="ro1">
          <table:table-cell table:formula="of:=[.A797]+1" office:value-type="float" office:value="794" calcext:value-type="float">
            <text:p>794</text:p>
          </table:table-cell>
          <table:table-cell table:formula="of:=[.B797]+[.C797]" office:value-type="float" office:value="0.777668952007842" calcext:value-type="float">
            <text:p>0.777668952</text:p>
          </table:table-cell>
          <table:table-cell table:formula="of:=[.C797]" office:value-type="float" office:value="0.000979431929480901" calcext:value-type="float">
            <text:p>0.0009794319</text:p>
          </table:table-cell>
          <table:table-cell table:formula="of:=4+3*COS(2*PI()*[.B798])+7*COS(4*PI()*[.B798])" office:value-type="float" office:value="-2.06219203099973" calcext:value-type="float">
            <text:p>-2.062192031</text:p>
          </table:table-cell>
          <table:table-cell table:formula="of:=[.E797]" office:value-type="float" office:value="0" calcext:value-type="float">
            <text:p>0</text:p>
          </table:table-cell>
          <table:table-cell table:formula="of:=[.D798]*COS(2*PI()*[.E798]*[.B798])" office:value-type="float" office:value="-2.06219203099973" calcext:value-type="float">
            <text:p>-2.062192031</text:p>
          </table:table-cell>
          <table:table-cell table:number-columns-repeated="1017"/>
        </table:table-row>
        <table:table-row table:style-name="ro1">
          <table:table-cell table:formula="of:=[.A798]+1" office:value-type="float" office:value="795" calcext:value-type="float">
            <text:p>795</text:p>
          </table:table-cell>
          <table:table-cell table:formula="of:=[.B798]+[.C798]" office:value-type="float" office:value="0.778648383937323" calcext:value-type="float">
            <text:p>0.7786483839</text:p>
          </table:table-cell>
          <table:table-cell table:formula="of:=[.C798]" office:value-type="float" office:value="0.000979431929480901" calcext:value-type="float">
            <text:p>0.0009794319</text:p>
          </table:table-cell>
          <table:table-cell table:formula="of:=4+3*COS(2*PI()*[.B799])+7*COS(4*PI()*[.B799])" office:value-type="float" office:value="-2.01416456724742" calcext:value-type="float">
            <text:p>-2.0141645672</text:p>
          </table:table-cell>
          <table:table-cell table:formula="of:=[.E798]" office:value-type="float" office:value="0" calcext:value-type="float">
            <text:p>0</text:p>
          </table:table-cell>
          <table:table-cell table:formula="of:=[.D799]*COS(2*PI()*[.E799]*[.B799])" office:value-type="float" office:value="-2.01416456724742" calcext:value-type="float">
            <text:p>-2.0141645672</text:p>
          </table:table-cell>
          <table:table-cell table:number-columns-repeated="1017"/>
        </table:table-row>
        <table:table-row table:style-name="ro1">
          <table:table-cell table:formula="of:=[.A799]+1" office:value-type="float" office:value="796" calcext:value-type="float">
            <text:p>796</text:p>
          </table:table-cell>
          <table:table-cell table:formula="of:=[.B799]+[.C799]" office:value-type="float" office:value="0.779627815866804" calcext:value-type="float">
            <text:p>0.7796278159</text:p>
          </table:table-cell>
          <table:table-cell table:formula="of:=[.C799]" office:value-type="float" office:value="0.000979431929480901" calcext:value-type="float">
            <text:p>0.0009794319</text:p>
          </table:table-cell>
          <table:table-cell table:formula="of:=4+3*COS(2*PI()*[.B800])+7*COS(4*PI()*[.B800])" office:value-type="float" office:value="-1.96516504163989" calcext:value-type="float">
            <text:p>-1.9651650416</text:p>
          </table:table-cell>
          <table:table-cell table:formula="of:=[.E799]" office:value-type="float" office:value="0" calcext:value-type="float">
            <text:p>0</text:p>
          </table:table-cell>
          <table:table-cell table:formula="of:=[.D800]*COS(2*PI()*[.E800]*[.B800])" office:value-type="float" office:value="-1.96516504163989" calcext:value-type="float">
            <text:p>-1.9651650416</text:p>
          </table:table-cell>
          <table:table-cell table:number-columns-repeated="1017"/>
        </table:table-row>
        <table:table-row table:style-name="ro1">
          <table:table-cell table:formula="of:=[.A800]+1" office:value-type="float" office:value="797" calcext:value-type="float">
            <text:p>797</text:p>
          </table:table-cell>
          <table:table-cell table:formula="of:=[.B800]+[.C800]" office:value-type="float" office:value="0.780607247796285" calcext:value-type="float">
            <text:p>0.7806072478</text:p>
          </table:table-cell>
          <table:table-cell table:formula="of:=[.C800]" office:value-type="float" office:value="0.000979431929480901" calcext:value-type="float">
            <text:p>0.0009794319</text:p>
          </table:table-cell>
          <table:table-cell table:formula="of:=4+3*COS(2*PI()*[.B801])+7*COS(4*PI()*[.B801])" office:value-type="float" office:value="-1.91519881432906" calcext:value-type="float">
            <text:p>-1.9151988143</text:p>
          </table:table-cell>
          <table:table-cell table:formula="of:=[.E800]" office:value-type="float" office:value="0" calcext:value-type="float">
            <text:p>0</text:p>
          </table:table-cell>
          <table:table-cell table:formula="of:=[.D801]*COS(2*PI()*[.E801]*[.B801])" office:value-type="float" office:value="-1.91519881432906" calcext:value-type="float">
            <text:p>-1.9151988143</text:p>
          </table:table-cell>
          <table:table-cell table:number-columns-repeated="1017"/>
        </table:table-row>
        <table:table-row table:style-name="ro1">
          <table:table-cell table:formula="of:=[.A801]+1" office:value-type="float" office:value="798" calcext:value-type="float">
            <text:p>798</text:p>
          </table:table-cell>
          <table:table-cell table:formula="of:=[.B801]+[.C801]" office:value-type="float" office:value="0.781586679725766" calcext:value-type="float">
            <text:p>0.7815866797</text:p>
          </table:table-cell>
          <table:table-cell table:formula="of:=[.C801]" office:value-type="float" office:value="0.000979431929480901" calcext:value-type="float">
            <text:p>0.0009794319</text:p>
          </table:table-cell>
          <table:table-cell table:formula="of:=4+3*COS(2*PI()*[.B802])+7*COS(4*PI()*[.B802])" office:value-type="float" office:value="-1.86427139429436" calcext:value-type="float">
            <text:p>-1.8642713943</text:p>
          </table:table-cell>
          <table:table-cell table:formula="of:=[.E801]" office:value-type="float" office:value="0" calcext:value-type="float">
            <text:p>0</text:p>
          </table:table-cell>
          <table:table-cell table:formula="of:=[.D802]*COS(2*PI()*[.E802]*[.B802])" office:value-type="float" office:value="-1.86427139429436" calcext:value-type="float">
            <text:p>-1.8642713943</text:p>
          </table:table-cell>
          <table:table-cell table:number-columns-repeated="1017"/>
        </table:table-row>
        <table:table-row table:style-name="ro1">
          <table:table-cell table:formula="of:=[.A802]+1" office:value-type="float" office:value="799" calcext:value-type="float">
            <text:p>799</text:p>
          </table:table-cell>
          <table:table-cell table:formula="of:=[.B802]+[.C802]" office:value-type="float" office:value="0.782566111655247" calcext:value-type="float">
            <text:p>0.7825661117</text:p>
          </table:table-cell>
          <table:table-cell table:formula="of:=[.C802]" office:value-type="float" office:value="0.000979431929480901" calcext:value-type="float">
            <text:p>0.0009794319</text:p>
          </table:table-cell>
          <table:table-cell table:formula="of:=4+3*COS(2*PI()*[.B803])+7*COS(4*PI()*[.B803])" office:value-type="float" office:value="-1.81238843858621" calcext:value-type="float">
            <text:p>-1.8123884386</text:p>
          </table:table-cell>
          <table:table-cell table:formula="of:=[.E802]" office:value-type="float" office:value="0" calcext:value-type="float">
            <text:p>0</text:p>
          </table:table-cell>
          <table:table-cell table:formula="of:=[.D803]*COS(2*PI()*[.E803]*[.B803])" office:value-type="float" office:value="-1.81238843858621" calcext:value-type="float">
            <text:p>-1.8123884386</text:p>
          </table:table-cell>
          <table:table-cell table:number-columns-repeated="1017"/>
        </table:table-row>
        <table:table-row table:style-name="ro1">
          <table:table-cell table:formula="of:=[.A803]+1" office:value-type="float" office:value="800" calcext:value-type="float">
            <text:p>800</text:p>
          </table:table-cell>
          <table:table-cell table:formula="of:=[.B803]+[.C803]" office:value-type="float" office:value="0.783545543584728" calcext:value-type="float">
            <text:p>0.7835455436</text:p>
          </table:table-cell>
          <table:table-cell table:formula="of:=[.C803]" office:value-type="float" office:value="0.000979431929480901" calcext:value-type="float">
            <text:p>0.0009794319</text:p>
          </table:table-cell>
          <table:table-cell table:formula="of:=4+3*COS(2*PI()*[.B804])+7*COS(4*PI()*[.B804])" office:value-type="float" office:value="-1.75955575154704" calcext:value-type="float">
            <text:p>-1.7595557515</text:p>
          </table:table-cell>
          <table:table-cell table:formula="of:=[.E803]" office:value-type="float" office:value="0" calcext:value-type="float">
            <text:p>0</text:p>
          </table:table-cell>
          <table:table-cell table:formula="of:=[.D804]*COS(2*PI()*[.E804]*[.B804])" office:value-type="float" office:value="-1.75955575154704" calcext:value-type="float">
            <text:p>-1.7595557515</text:p>
          </table:table-cell>
          <table:table-cell table:number-columns-repeated="1017"/>
        </table:table-row>
        <table:table-row table:style-name="ro1">
          <table:table-cell table:formula="of:=[.A804]+1" office:value-type="float" office:value="801" calcext:value-type="float">
            <text:p>801</text:p>
          </table:table-cell>
          <table:table-cell table:formula="of:=[.B804]+[.C804]" office:value-type="float" office:value="0.784524975514209" calcext:value-type="float">
            <text:p>0.7845249755</text:p>
          </table:table-cell>
          <table:table-cell table:formula="of:=[.C804]" office:value-type="float" office:value="0.000979431929480901" calcext:value-type="float">
            <text:p>0.0009794319</text:p>
          </table:table-cell>
          <table:table-cell table:formula="of:=4+3*COS(2*PI()*[.B805])+7*COS(4*PI()*[.B805])" office:value-type="float" office:value="-1.70577928400981" calcext:value-type="float">
            <text:p>-1.705779284</text:p>
          </table:table-cell>
          <table:table-cell table:formula="of:=[.E804]" office:value-type="float" office:value="0" calcext:value-type="float">
            <text:p>0</text:p>
          </table:table-cell>
          <table:table-cell table:formula="of:=[.D805]*COS(2*PI()*[.E805]*[.B805])" office:value-type="float" office:value="-1.70577928400981" calcext:value-type="float">
            <text:p>-1.705779284</text:p>
          </table:table-cell>
          <table:table-cell table:number-columns-repeated="1017"/>
        </table:table-row>
        <table:table-row table:style-name="ro1">
          <table:table-cell table:formula="of:=[.A805]+1" office:value-type="float" office:value="802" calcext:value-type="float">
            <text:p>802</text:p>
          </table:table-cell>
          <table:table-cell table:formula="of:=[.B805]+[.C805]" office:value-type="float" office:value="0.78550440744369" calcext:value-type="float">
            <text:p>0.7855044074</text:p>
          </table:table-cell>
          <table:table-cell table:formula="of:=[.C805]" office:value-type="float" office:value="0.000979431929480901" calcext:value-type="float">
            <text:p>0.0009794319</text:p>
          </table:table-cell>
          <table:table-cell table:formula="of:=4+3*COS(2*PI()*[.B806])+7*COS(4*PI()*[.B806])" office:value-type="float" office:value="-1.65106513247433" calcext:value-type="float">
            <text:p>-1.6510651325</text:p>
          </table:table-cell>
          <table:table-cell table:formula="of:=[.E805]" office:value-type="float" office:value="0" calcext:value-type="float">
            <text:p>0</text:p>
          </table:table-cell>
          <table:table-cell table:formula="of:=[.D806]*COS(2*PI()*[.E806]*[.B806])" office:value-type="float" office:value="-1.65106513247433" calcext:value-type="float">
            <text:p>-1.6510651325</text:p>
          </table:table-cell>
          <table:table-cell table:number-columns-repeated="1017"/>
        </table:table-row>
        <table:table-row table:style-name="ro1">
          <table:table-cell table:formula="of:=[.A806]+1" office:value-type="float" office:value="803" calcext:value-type="float">
            <text:p>803</text:p>
          </table:table-cell>
          <table:table-cell table:formula="of:=[.B806]+[.C806]" office:value-type="float" office:value="0.78648383937317" calcext:value-type="float">
            <text:p>0.7864838394</text:p>
          </table:table-cell>
          <table:table-cell table:formula="of:=[.C806]" office:value-type="float" office:value="0.000979431929480901" calcext:value-type="float">
            <text:p>0.0009794319</text:p>
          </table:table-cell>
          <table:table-cell table:formula="of:=4+3*COS(2*PI()*[.B807])+7*COS(4*PI()*[.B807])" office:value-type="float" office:value="-1.59541953826135" calcext:value-type="float">
            <text:p>-1.5954195383</text:p>
          </table:table-cell>
          <table:table-cell table:formula="of:=[.E806]" office:value-type="float" office:value="0" calcext:value-type="float">
            <text:p>0</text:p>
          </table:table-cell>
          <table:table-cell table:formula="of:=[.D807]*COS(2*PI()*[.E807]*[.B807])" office:value-type="float" office:value="-1.59541953826135" calcext:value-type="float">
            <text:p>-1.5954195383</text:p>
          </table:table-cell>
          <table:table-cell table:number-columns-repeated="1017"/>
        </table:table-row>
        <table:table-row table:style-name="ro1">
          <table:table-cell table:formula="of:=[.A807]+1" office:value-type="float" office:value="804" calcext:value-type="float">
            <text:p>804</text:p>
          </table:table-cell>
          <table:table-cell table:formula="of:=[.B807]+[.C807]" office:value-type="float" office:value="0.787463271302651" calcext:value-type="float">
            <text:p>0.7874632713</text:p>
          </table:table-cell>
          <table:table-cell table:formula="of:=[.C807]" office:value-type="float" office:value="0.000979431929480901" calcext:value-type="float">
            <text:p>0.0009794319</text:p>
          </table:table-cell>
          <table:table-cell table:formula="of:=4+3*COS(2*PI()*[.B808])+7*COS(4*PI()*[.B808])" office:value-type="float" office:value="-1.53884888664463" calcext:value-type="float">
            <text:p>-1.5388488866</text:p>
          </table:table-cell>
          <table:table-cell table:formula="of:=[.E807]" office:value-type="float" office:value="0" calcext:value-type="float">
            <text:p>0</text:p>
          </table:table-cell>
          <table:table-cell table:formula="of:=[.D808]*COS(2*PI()*[.E808]*[.B808])" office:value-type="float" office:value="-1.53884888664463" calcext:value-type="float">
            <text:p>-1.5388488866</text:p>
          </table:table-cell>
          <table:table-cell table:number-columns-repeated="1017"/>
        </table:table-row>
        <table:table-row table:style-name="ro1">
          <table:table-cell table:formula="of:=[.A808]+1" office:value-type="float" office:value="805" calcext:value-type="float">
            <text:p>805</text:p>
          </table:table-cell>
          <table:table-cell table:formula="of:=[.B808]+[.C808]" office:value-type="float" office:value="0.788442703232132" calcext:value-type="float">
            <text:p>0.7884427032</text:p>
          </table:table-cell>
          <table:table-cell table:formula="of:=[.C808]" office:value-type="float" office:value="0.000979431929480901" calcext:value-type="float">
            <text:p>0.0009794319</text:p>
          </table:table-cell>
          <table:table-cell table:formula="of:=4+3*COS(2*PI()*[.B809])+7*COS(4*PI()*[.B809])" office:value-type="float" office:value="-1.4813597059611" calcext:value-type="float">
            <text:p>-1.481359706</text:p>
          </table:table-cell>
          <table:table-cell table:formula="of:=[.E808]" office:value-type="float" office:value="0" calcext:value-type="float">
            <text:p>0</text:p>
          </table:table-cell>
          <table:table-cell table:formula="of:=[.D809]*COS(2*PI()*[.E809]*[.B809])" office:value-type="float" office:value="-1.4813597059611" calcext:value-type="float">
            <text:p>-1.481359706</text:p>
          </table:table-cell>
          <table:table-cell table:number-columns-repeated="1017"/>
        </table:table-row>
        <table:table-row table:style-name="ro1">
          <table:table-cell table:formula="of:=[.A809]+1" office:value-type="float" office:value="806" calcext:value-type="float">
            <text:p>806</text:p>
          </table:table-cell>
          <table:table-cell table:formula="of:=[.B809]+[.C809]" office:value-type="float" office:value="0.789422135161613" calcext:value-type="float">
            <text:p>0.7894221352</text:p>
          </table:table-cell>
          <table:table-cell table:formula="of:=[.C809]" office:value-type="float" office:value="0.000979431929480901" calcext:value-type="float">
            <text:p>0.0009794319</text:p>
          </table:table-cell>
          <table:table-cell table:formula="of:=4+3*COS(2*PI()*[.B810])+7*COS(4*PI()*[.B810])" office:value-type="float" office:value="-1.42295866669921" calcext:value-type="float">
            <text:p>-1.4229586667</text:p>
          </table:table-cell>
          <table:table-cell table:formula="of:=[.E809]" office:value-type="float" office:value="0" calcext:value-type="float">
            <text:p>0</text:p>
          </table:table-cell>
          <table:table-cell table:formula="of:=[.D810]*COS(2*PI()*[.E810]*[.B810])" office:value-type="float" office:value="-1.42295866669921" calcext:value-type="float">
            <text:p>-1.4229586667</text:p>
          </table:table-cell>
          <table:table-cell table:number-columns-repeated="1017"/>
        </table:table-row>
        <table:table-row table:style-name="ro1">
          <table:table-cell table:formula="of:=[.A810]+1" office:value-type="float" office:value="807" calcext:value-type="float">
            <text:p>807</text:p>
          </table:table-cell>
          <table:table-cell table:formula="of:=[.B810]+[.C810]" office:value-type="float" office:value="0.790401567091094" calcext:value-type="float">
            <text:p>0.7904015671</text:p>
          </table:table-cell>
          <table:table-cell table:formula="of:=[.C810]" office:value-type="float" office:value="0.000979431929480901" calcext:value-type="float">
            <text:p>0.0009794319</text:p>
          </table:table-cell>
          <table:table-cell table:formula="of:=4+3*COS(2*PI()*[.B811])+7*COS(4*PI()*[.B811])" office:value-type="float" office:value="-1.36365258056567" calcext:value-type="float">
            <text:p>-1.3636525806</text:p>
          </table:table-cell>
          <table:table-cell table:formula="of:=[.E810]" office:value-type="float" office:value="0" calcext:value-type="float">
            <text:p>0</text:p>
          </table:table-cell>
          <table:table-cell table:formula="of:=[.D811]*COS(2*PI()*[.E811]*[.B811])" office:value-type="float" office:value="-1.36365258056567" calcext:value-type="float">
            <text:p>-1.3636525806</text:p>
          </table:table-cell>
          <table:table-cell table:number-columns-repeated="1017"/>
        </table:table-row>
        <table:table-row table:style-name="ro1">
          <table:table-cell table:formula="of:=[.A811]+1" office:value-type="float" office:value="808" calcext:value-type="float">
            <text:p>808</text:p>
          </table:table-cell>
          <table:table-cell table:formula="of:=[.B811]+[.C811]" office:value-type="float" office:value="0.791380999020575" calcext:value-type="float">
            <text:p>0.791380999</text:p>
          </table:table-cell>
          <table:table-cell table:formula="of:=[.C811]" office:value-type="float" office:value="0.000979431929480901" calcext:value-type="float">
            <text:p>0.0009794319</text:p>
          </table:table-cell>
          <table:table-cell table:formula="of:=4+3*COS(2*PI()*[.B812])+7*COS(4*PI()*[.B812])" office:value-type="float" office:value="-1.30344839953068" calcext:value-type="float">
            <text:p>-1.3034483995</text:p>
          </table:table-cell>
          <table:table-cell table:formula="of:=[.E811]" office:value-type="float" office:value="0" calcext:value-type="float">
            <text:p>0</text:p>
          </table:table-cell>
          <table:table-cell table:formula="of:=[.D812]*COS(2*PI()*[.E812]*[.B812])" office:value-type="float" office:value="-1.30344839953068" calcext:value-type="float">
            <text:p>-1.3034483995</text:p>
          </table:table-cell>
          <table:table-cell table:number-columns-repeated="1017"/>
        </table:table-row>
        <table:table-row table:style-name="ro1">
          <table:table-cell table:formula="of:=[.A812]+1" office:value-type="float" office:value="809" calcext:value-type="float">
            <text:p>809</text:p>
          </table:table-cell>
          <table:table-cell table:formula="of:=[.B812]+[.C812]" office:value-type="float" office:value="0.792360430950056" calcext:value-type="float">
            <text:p>0.792360431</text:p>
          </table:table-cell>
          <table:table-cell table:formula="of:=[.C812]" office:value-type="float" office:value="0.000979431929480901" calcext:value-type="float">
            <text:p>0.0009794319</text:p>
          </table:table-cell>
          <table:table-cell table:formula="of:=4+3*COS(2*PI()*[.B813])+7*COS(4*PI()*[.B813])" office:value-type="float" office:value="-1.24235321485173" calcext:value-type="float">
            <text:p>-1.2423532149</text:p>
          </table:table-cell>
          <table:table-cell table:formula="of:=[.E812]" office:value-type="float" office:value="0" calcext:value-type="float">
            <text:p>0</text:p>
          </table:table-cell>
          <table:table-cell table:formula="of:=[.D813]*COS(2*PI()*[.E813]*[.B813])" office:value-type="float" office:value="-1.24235321485173" calcext:value-type="float">
            <text:p>-1.2423532149</text:p>
          </table:table-cell>
          <table:table-cell table:number-columns-repeated="1017"/>
        </table:table-row>
        <table:table-row table:style-name="ro1">
          <table:table-cell table:formula="of:=[.A813]+1" office:value-type="float" office:value="810" calcext:value-type="float">
            <text:p>810</text:p>
          </table:table-cell>
          <table:table-cell table:formula="of:=[.B813]+[.C813]" office:value-type="float" office:value="0.793339862879537" calcext:value-type="float">
            <text:p>0.7933398629</text:p>
          </table:table-cell>
          <table:table-cell table:formula="of:=[.C813]" office:value-type="float" office:value="0.000979431929480901" calcext:value-type="float">
            <text:p>0.0009794319</text:p>
          </table:table-cell>
          <table:table-cell table:formula="of:=4+3*COS(2*PI()*[.B814])+7*COS(4*PI()*[.B814])" office:value-type="float" office:value="-1.18037425607627" calcext:value-type="float">
            <text:p>-1.1803742561</text:p>
          </table:table-cell>
          <table:table-cell table:formula="of:=[.E813]" office:value-type="float" office:value="0" calcext:value-type="float">
            <text:p>0</text:p>
          </table:table-cell>
          <table:table-cell table:formula="of:=[.D814]*COS(2*PI()*[.E814]*[.B814])" office:value-type="float" office:value="-1.18037425607627" calcext:value-type="float">
            <text:p>-1.1803742561</text:p>
          </table:table-cell>
          <table:table-cell table:number-columns-repeated="1017"/>
        </table:table-row>
        <table:table-row table:style-name="ro1">
          <table:table-cell table:formula="of:=[.A814]+1" office:value-type="float" office:value="811" calcext:value-type="float">
            <text:p>811</text:p>
          </table:table-cell>
          <table:table-cell table:formula="of:=[.B814]+[.C814]" office:value-type="float" office:value="0.794319294809018" calcext:value-type="float">
            <text:p>0.7943192948</text:p>
          </table:table-cell>
          <table:table-cell table:formula="of:=[.C814]" office:value-type="float" office:value="0.000979431929480901" calcext:value-type="float">
            <text:p>0.0009794319</text:p>
          </table:table-cell>
          <table:table-cell table:formula="of:=4+3*COS(2*PI()*[.B815])+7*COS(4*PI()*[.B815])" office:value-type="float" office:value="-1.11751889002325" calcext:value-type="float">
            <text:p>-1.11751889</text:p>
          </table:table-cell>
          <table:table-cell table:formula="of:=[.E814]" office:value-type="float" office:value="0" calcext:value-type="float">
            <text:p>0</text:p>
          </table:table-cell>
          <table:table-cell table:formula="of:=[.D815]*COS(2*PI()*[.E815]*[.B815])" office:value-type="float" office:value="-1.11751889002325" calcext:value-type="float">
            <text:p>-1.11751889</text:p>
          </table:table-cell>
          <table:table-cell table:number-columns-repeated="1017"/>
        </table:table-row>
        <table:table-row table:style-name="ro1">
          <table:table-cell table:formula="of:=[.A815]+1" office:value-type="float" office:value="812" calcext:value-type="float">
            <text:p>812</text:p>
          </table:table-cell>
          <table:table-cell table:formula="of:=[.B815]+[.C815]" office:value-type="float" office:value="0.795298726738499" calcext:value-type="float">
            <text:p>0.7952987267</text:p>
          </table:table-cell>
          <table:table-cell table:formula="of:=[.C815]" office:value-type="float" office:value="0.000979431929480901" calcext:value-type="float">
            <text:p>0.0009794319</text:p>
          </table:table-cell>
          <table:table-cell table:formula="of:=4+3*COS(2*PI()*[.B816])+7*COS(4*PI()*[.B816])" office:value-type="float" office:value="-1.0537946197437" calcext:value-type="float">
            <text:p>-1.0537946197</text:p>
          </table:table-cell>
          <table:table-cell table:formula="of:=[.E815]" office:value-type="float" office:value="0" calcext:value-type="float">
            <text:p>0</text:p>
          </table:table-cell>
          <table:table-cell table:formula="of:=[.D816]*COS(2*PI()*[.E816]*[.B816])" office:value-type="float" office:value="-1.0537946197437" calcext:value-type="float">
            <text:p>-1.0537946197</text:p>
          </table:table-cell>
          <table:table-cell table:number-columns-repeated="1017"/>
        </table:table-row>
        <table:table-row table:style-name="ro1">
          <table:table-cell table:formula="of:=[.A816]+1" office:value-type="float" office:value="813" calcext:value-type="float">
            <text:p>813</text:p>
          </table:table-cell>
          <table:table-cell table:formula="of:=[.B816]+[.C816]" office:value-type="float" office:value="0.79627815866798" calcext:value-type="float">
            <text:p>0.7962781587</text:p>
          </table:table-cell>
          <table:table-cell table:formula="of:=[.C816]" office:value-type="float" office:value="0.000979431929480901" calcext:value-type="float">
            <text:p>0.0009794319</text:p>
          </table:table-cell>
          <table:table-cell table:formula="of:=4+3*COS(2*PI()*[.B817])+7*COS(4*PI()*[.B817])" office:value-type="float" office:value="-0.989209083460654" calcext:value-type="float">
            <text:p>-0.9892090835</text:p>
          </table:table-cell>
          <table:table-cell table:formula="of:=[.E816]" office:value-type="float" office:value="0" calcext:value-type="float">
            <text:p>0</text:p>
          </table:table-cell>
          <table:table-cell table:formula="of:=[.D817]*COS(2*PI()*[.E817]*[.B817])" office:value-type="float" office:value="-0.989209083460654" calcext:value-type="float">
            <text:p>-0.9892090835</text:p>
          </table:table-cell>
          <table:table-cell table:number-columns-repeated="1017"/>
        </table:table-row>
        <table:table-row table:style-name="ro1">
          <table:table-cell table:formula="of:=[.A817]+1" office:value-type="float" office:value="814" calcext:value-type="float">
            <text:p>814</text:p>
          </table:table-cell>
          <table:table-cell table:formula="of:=[.B817]+[.C817]" office:value-type="float" office:value="0.79725759059746" calcext:value-type="float">
            <text:p>0.7972575906</text:p>
          </table:table-cell>
          <table:table-cell table:formula="of:=[.C817]" office:value-type="float" office:value="0.000979431929480901" calcext:value-type="float">
            <text:p>0.0009794319</text:p>
          </table:table-cell>
          <table:table-cell table:formula="of:=4+3*COS(2*PI()*[.B818])+7*COS(4*PI()*[.B818])" office:value-type="float" office:value="-0.923770053488377" calcext:value-type="float">
            <text:p>-0.9237700535</text:p>
          </table:table-cell>
          <table:table-cell table:formula="of:=[.E817]" office:value-type="float" office:value="0" calcext:value-type="float">
            <text:p>0</text:p>
          </table:table-cell>
          <table:table-cell table:formula="of:=[.D818]*COS(2*PI()*[.E818]*[.B818])" office:value-type="float" office:value="-0.923770053488377" calcext:value-type="float">
            <text:p>-0.9237700535</text:p>
          </table:table-cell>
          <table:table-cell table:number-columns-repeated="1017"/>
        </table:table-row>
        <table:table-row table:style-name="ro1">
          <table:table-cell table:formula="of:=[.A818]+1" office:value-type="float" office:value="815" calcext:value-type="float">
            <text:p>815</text:p>
          </table:table-cell>
          <table:table-cell table:formula="of:=[.B818]+[.C818]" office:value-type="float" office:value="0.798237022526941" calcext:value-type="float">
            <text:p>0.7982370225</text:p>
          </table:table-cell>
          <table:table-cell table:formula="of:=[.C818]" office:value-type="float" office:value="0.000979431929480901" calcext:value-type="float">
            <text:p>0.0009794319</text:p>
          </table:table-cell>
          <table:table-cell table:formula="of:=4+3*COS(2*PI()*[.B819])+7*COS(4*PI()*[.B819])" office:value-type="float" office:value="-0.857485435131145" calcext:value-type="float">
            <text:p>-0.8574854351</text:p>
          </table:table-cell>
          <table:table-cell table:formula="of:=[.E818]" office:value-type="float" office:value="0" calcext:value-type="float">
            <text:p>0</text:p>
          </table:table-cell>
          <table:table-cell table:formula="of:=[.D819]*COS(2*PI()*[.E819]*[.B819])" office:value-type="float" office:value="-0.857485435131145" calcext:value-type="float">
            <text:p>-0.8574854351</text:p>
          </table:table-cell>
          <table:table-cell table:number-columns-repeated="1017"/>
        </table:table-row>
        <table:table-row table:style-name="ro1">
          <table:table-cell table:formula="of:=[.A819]+1" office:value-type="float" office:value="816" calcext:value-type="float">
            <text:p>816</text:p>
          </table:table-cell>
          <table:table-cell table:formula="of:=[.B819]+[.C819]" office:value-type="float" office:value="0.799216454456422" calcext:value-type="float">
            <text:p>0.7992164545</text:p>
          </table:table-cell>
          <table:table-cell table:formula="of:=[.C819]" office:value-type="float" office:value="0.000979431929480901" calcext:value-type="float">
            <text:p>0.0009794319</text:p>
          </table:table-cell>
          <table:table-cell table:formula="of:=4+3*COS(2*PI()*[.B820])+7*COS(4*PI()*[.B820])" office:value-type="float" office:value="-0.790363265561774" calcext:value-type="float">
            <text:p>-0.7903632656</text:p>
          </table:table-cell>
          <table:table-cell table:formula="of:=[.E819]" office:value-type="float" office:value="0" calcext:value-type="float">
            <text:p>0</text:p>
          </table:table-cell>
          <table:table-cell table:formula="of:=[.D820]*COS(2*PI()*[.E820]*[.B820])" office:value-type="float" office:value="-0.790363265561774" calcext:value-type="float">
            <text:p>-0.7903632656</text:p>
          </table:table-cell>
          <table:table-cell table:number-columns-repeated="1017"/>
        </table:table-row>
        <table:table-row table:style-name="ro1">
          <table:table-cell table:formula="of:=[.A820]+1" office:value-type="float" office:value="817" calcext:value-type="float">
            <text:p>817</text:p>
          </table:table-cell>
          <table:table-cell table:formula="of:=[.B820]+[.C820]" office:value-type="float" office:value="0.800195886385903" calcext:value-type="float">
            <text:p>0.8001958864</text:p>
          </table:table-cell>
          <table:table-cell table:formula="of:=[.C820]" office:value-type="float" office:value="0.000979431929480901" calcext:value-type="float">
            <text:p>0.0009794319</text:p>
          </table:table-cell>
          <table:table-cell table:formula="of:=4+3*COS(2*PI()*[.B821])+7*COS(4*PI()*[.B821])" office:value-type="float" office:value="-0.72241171268001" calcext:value-type="float">
            <text:p>-0.7224117127</text:p>
          </table:table-cell>
          <table:table-cell table:formula="of:=[.E820]" office:value-type="float" office:value="0" calcext:value-type="float">
            <text:p>0</text:p>
          </table:table-cell>
          <table:table-cell table:formula="of:=[.D821]*COS(2*PI()*[.E821]*[.B821])" office:value-type="float" office:value="-0.72241171268001" calcext:value-type="float">
            <text:p>-0.7224117127</text:p>
          </table:table-cell>
          <table:table-cell table:number-columns-repeated="1017"/>
        </table:table-row>
        <table:table-row table:style-name="ro1">
          <table:table-cell table:formula="of:=[.A821]+1" office:value-type="float" office:value="818" calcext:value-type="float">
            <text:p>818</text:p>
          </table:table-cell>
          <table:table-cell table:formula="of:=[.B821]+[.C821]" office:value-type="float" office:value="0.801175318315384" calcext:value-type="float">
            <text:p>0.8011753183</text:p>
          </table:table-cell>
          <table:table-cell table:formula="of:=[.C821]" office:value-type="float" office:value="0.000979431929480901" calcext:value-type="float">
            <text:p>0.0009794319</text:p>
          </table:table-cell>
          <table:table-cell table:formula="of:=4+3*COS(2*PI()*[.B822])+7*COS(4*PI()*[.B822])" office:value-type="float" office:value="-0.653639073950974" calcext:value-type="float">
            <text:p>-0.653639074</text:p>
          </table:table-cell>
          <table:table-cell table:formula="of:=[.E821]" office:value-type="float" office:value="0" calcext:value-type="float">
            <text:p>0</text:p>
          </table:table-cell>
          <table:table-cell table:formula="of:=[.D822]*COS(2*PI()*[.E822]*[.B822])" office:value-type="float" office:value="-0.653639073950974" calcext:value-type="float">
            <text:p>-0.653639074</text:p>
          </table:table-cell>
          <table:table-cell table:number-columns-repeated="1017"/>
        </table:table-row>
        <table:table-row table:style-name="ro1">
          <table:table-cell table:formula="of:=[.A822]+1" office:value-type="float" office:value="819" calcext:value-type="float">
            <text:p>819</text:p>
          </table:table-cell>
          <table:table-cell table:formula="of:=[.B822]+[.C822]" office:value-type="float" office:value="0.802154750244865" calcext:value-type="float">
            <text:p>0.8021547502</text:p>
          </table:table-cell>
          <table:table-cell table:formula="of:=[.C822]" office:value-type="float" office:value="0.000979431929480901" calcext:value-type="float">
            <text:p>0.0009794319</text:p>
          </table:table-cell>
          <table:table-cell table:formula="of:=4+3*COS(2*PI()*[.B823])+7*COS(4*PI()*[.B823])" office:value-type="float" office:value="-0.584053775223833" calcext:value-type="float">
            <text:p>-0.5840537752</text:p>
          </table:table-cell>
          <table:table-cell table:formula="of:=[.E822]" office:value-type="float" office:value="0" calcext:value-type="float">
            <text:p>0</text:p>
          </table:table-cell>
          <table:table-cell table:formula="of:=[.D823]*COS(2*PI()*[.E823]*[.B823])" office:value-type="float" office:value="-0.584053775223833" calcext:value-type="float">
            <text:p>-0.5840537752</text:p>
          </table:table-cell>
          <table:table-cell table:number-columns-repeated="1017"/>
        </table:table-row>
        <table:table-row table:style-name="ro1">
          <table:table-cell table:formula="of:=[.A823]+1" office:value-type="float" office:value="820" calcext:value-type="float">
            <text:p>820</text:p>
          </table:table-cell>
          <table:table-cell table:formula="of:=[.B823]+[.C823]" office:value-type="float" office:value="0.803134182174346" calcext:value-type="float">
            <text:p>0.8031341822</text:p>
          </table:table-cell>
          <table:table-cell table:formula="of:=[.C823]" office:value-type="float" office:value="0.000979431929480901" calcext:value-type="float">
            <text:p>0.0009794319</text:p>
          </table:table-cell>
          <table:table-cell table:formula="of:=4+3*COS(2*PI()*[.B824])+7*COS(4*PI()*[.B824])" office:value-type="float" office:value="-0.513664369530866" calcext:value-type="float">
            <text:p>-0.5136643695</text:p>
          </table:table-cell>
          <table:table-cell table:formula="of:=[.E823]" office:value-type="float" office:value="0" calcext:value-type="float">
            <text:p>0</text:p>
          </table:table-cell>
          <table:table-cell table:formula="of:=[.D824]*COS(2*PI()*[.E824]*[.B824])" office:value-type="float" office:value="-0.513664369530866" calcext:value-type="float">
            <text:p>-0.5136643695</text:p>
          </table:table-cell>
          <table:table-cell table:number-columns-repeated="1017"/>
        </table:table-row>
        <table:table-row table:style-name="ro1">
          <table:table-cell table:formula="of:=[.A824]+1" office:value-type="float" office:value="821" calcext:value-type="float">
            <text:p>821</text:p>
          </table:table-cell>
          <table:table-cell table:formula="of:=[.B824]+[.C824]" office:value-type="float" office:value="0.804113614103827" calcext:value-type="float">
            <text:p>0.8041136141</text:p>
          </table:table-cell>
          <table:table-cell table:formula="of:=[.C824]" office:value-type="float" office:value="0.000979431929480901" calcext:value-type="float">
            <text:p>0.0009794319</text:p>
          </table:table-cell>
          <table:table-cell table:formula="of:=4+3*COS(2*PI()*[.B825])+7*COS(4*PI()*[.B825])" office:value-type="float" office:value="-0.442479535867117" calcext:value-type="float">
            <text:p>-0.4424795359</text:p>
          </table:table-cell>
          <table:table-cell table:formula="of:=[.E824]" office:value-type="float" office:value="0" calcext:value-type="float">
            <text:p>0</text:p>
          </table:table-cell>
          <table:table-cell table:formula="of:=[.D825]*COS(2*PI()*[.E825]*[.B825])" office:value-type="float" office:value="-0.442479535867117" calcext:value-type="float">
            <text:p>-0.4424795359</text:p>
          </table:table-cell>
          <table:table-cell table:number-columns-repeated="1017"/>
        </table:table-row>
        <table:table-row table:style-name="ro1">
          <table:table-cell table:formula="of:=[.A825]+1" office:value-type="float" office:value="822" calcext:value-type="float">
            <text:p>822</text:p>
          </table:table-cell>
          <table:table-cell table:formula="of:=[.B825]+[.C825]" office:value-type="float" office:value="0.805093046033308" calcext:value-type="float">
            <text:p>0.805093046</text:p>
          </table:table-cell>
          <table:table-cell table:formula="of:=[.C825]" office:value-type="float" office:value="0.000979431929480901" calcext:value-type="float">
            <text:p>0.0009794319</text:p>
          </table:table-cell>
          <table:table-cell table:formula="of:=4+3*COS(2*PI()*[.B826])+7*COS(4*PI()*[.B826])" office:value-type="float" office:value="-0.370508077950805" calcext:value-type="float">
            <text:p>-0.370508078</text:p>
          </table:table-cell>
          <table:table-cell table:formula="of:=[.E825]" office:value-type="float" office:value="0" calcext:value-type="float">
            <text:p>0</text:p>
          </table:table-cell>
          <table:table-cell table:formula="of:=[.D826]*COS(2*PI()*[.E826]*[.B826])" office:value-type="float" office:value="-0.370508077950805" calcext:value-type="float">
            <text:p>-0.370508078</text:p>
          </table:table-cell>
          <table:table-cell table:number-columns-repeated="1017"/>
        </table:table-row>
        <table:table-row table:style-name="ro1">
          <table:table-cell table:formula="of:=[.A826]+1" office:value-type="float" office:value="823" calcext:value-type="float">
            <text:p>823</text:p>
          </table:table-cell>
          <table:table-cell table:formula="of:=[.B826]+[.C826]" office:value-type="float" office:value="0.806072477962789" calcext:value-type="float">
            <text:p>0.806072478</text:p>
          </table:table-cell>
          <table:table-cell table:formula="of:=[.C826]" office:value-type="float" office:value="0.000979431929480901" calcext:value-type="float">
            <text:p>0.0009794319</text:p>
          </table:table-cell>
          <table:table-cell table:formula="of:=4+3*COS(2*PI()*[.B827])+7*COS(4*PI()*[.B827])" office:value-type="float" office:value="-0.29775892296468" calcext:value-type="float">
            <text:p>-0.297758923</text:p>
          </table:table-cell>
          <table:table-cell table:formula="of:=[.E826]" office:value-type="float" office:value="0" calcext:value-type="float">
            <text:p>0</text:p>
          </table:table-cell>
          <table:table-cell table:formula="of:=[.D827]*COS(2*PI()*[.E827]*[.B827])" office:value-type="float" office:value="-0.29775892296468" calcext:value-type="float">
            <text:p>-0.297758923</text:p>
          </table:table-cell>
          <table:table-cell table:number-columns-repeated="1017"/>
        </table:table-row>
        <table:table-row table:style-name="ro1">
          <table:table-cell table:formula="of:=[.A827]+1" office:value-type="float" office:value="824" calcext:value-type="float">
            <text:p>824</text:p>
          </table:table-cell>
          <table:table-cell table:formula="of:=[.B827]+[.C827]" office:value-type="float" office:value="0.80705190989227" calcext:value-type="float">
            <text:p>0.8070519099</text:p>
          </table:table-cell>
          <table:table-cell table:formula="of:=[.C827]" office:value-type="float" office:value="0.000979431929480901" calcext:value-type="float">
            <text:p>0.0009794319</text:p>
          </table:table-cell>
          <table:table-cell table:formula="of:=4+3*COS(2*PI()*[.B828])+7*COS(4*PI()*[.B828])" office:value-type="float" office:value="-0.224241120278524" calcext:value-type="float">
            <text:p>-0.2242411203</text:p>
          </table:table-cell>
          <table:table-cell table:formula="of:=[.E827]" office:value-type="float" office:value="0" calcext:value-type="float">
            <text:p>0</text:p>
          </table:table-cell>
          <table:table-cell table:formula="of:=[.D828]*COS(2*PI()*[.E828]*[.B828])" office:value-type="float" office:value="-0.224241120278524" calcext:value-type="float">
            <text:p>-0.2242411203</text:p>
          </table:table-cell>
          <table:table-cell table:number-columns-repeated="1017"/>
        </table:table-row>
        <table:table-row table:style-name="ro1">
          <table:table-cell table:formula="of:=[.A828]+1" office:value-type="float" office:value="825" calcext:value-type="float">
            <text:p>825</text:p>
          </table:table-cell>
          <table:table-cell table:formula="of:=[.B828]+[.C828]" office:value-type="float" office:value="0.808031341821751" calcext:value-type="float">
            <text:p>0.8080313418</text:p>
          </table:table-cell>
          <table:table-cell table:formula="of:=[.C828]" office:value-type="float" office:value="0.000979431929480901" calcext:value-type="float">
            <text:p>0.0009794319</text:p>
          </table:table-cell>
          <table:table-cell table:formula="of:=4+3*COS(2*PI()*[.B829])+7*COS(4*PI()*[.B829])" office:value-type="float" office:value="-0.149963840152934" calcext:value-type="float">
            <text:p>-0.1499638402</text:p>
          </table:table-cell>
          <table:table-cell table:formula="of:=[.E828]" office:value-type="float" office:value="0" calcext:value-type="float">
            <text:p>0</text:p>
          </table:table-cell>
          <table:table-cell table:formula="of:=[.D829]*COS(2*PI()*[.E829]*[.B829])" office:value-type="float" office:value="-0.149963840152934" calcext:value-type="float">
            <text:p>-0.1499638402</text:p>
          </table:table-cell>
          <table:table-cell table:number-columns-repeated="1017"/>
        </table:table-row>
        <table:table-row table:style-name="ro1">
          <table:table-cell table:formula="of:=[.A829]+1" office:value-type="float" office:value="826" calcext:value-type="float">
            <text:p>826</text:p>
          </table:table-cell>
          <table:table-cell table:formula="of:=[.B829]+[.C829]" office:value-type="float" office:value="0.809010773751231" calcext:value-type="float">
            <text:p>0.8090107738</text:p>
          </table:table-cell>
          <table:table-cell table:formula="of:=[.C829]" office:value-type="float" office:value="0.000979431929480901" calcext:value-type="float">
            <text:p>0.0009794319</text:p>
          </table:table-cell>
          <table:table-cell table:formula="of:=4+3*COS(2*PI()*[.B830])+7*COS(4*PI()*[.B830])" office:value-type="float" office:value="-0.0749363724247054" calcext:value-type="float">
            <text:p>-0.0749363724</text:p>
          </table:table-cell>
          <table:table-cell table:formula="of:=[.E829]" office:value-type="float" office:value="0" calcext:value-type="float">
            <text:p>0</text:p>
          </table:table-cell>
          <table:table-cell table:formula="of:=[.D830]*COS(2*PI()*[.E830]*[.B830])" office:value-type="float" office:value="-0.0749363724247054" calcext:value-type="float">
            <text:p>-0.0749363724</text:p>
          </table:table-cell>
          <table:table-cell table:number-columns-repeated="1017"/>
        </table:table-row>
        <table:table-row table:style-name="ro1">
          <table:table-cell table:formula="of:=[.A830]+1" office:value-type="float" office:value="827" calcext:value-type="float">
            <text:p>827</text:p>
          </table:table-cell>
          <table:table-cell table:formula="of:=[.B830]+[.C830]" office:value-type="float" office:value="0.809990205680712" calcext:value-type="float">
            <text:p>0.8099902057</text:p>
          </table:table-cell>
          <table:table-cell table:formula="of:=[.C830]" office:value-type="float" office:value="0.000979431929480901" calcext:value-type="float">
            <text:p>0.0009794319</text:p>
          </table:table-cell>
          <table:table-cell table:formula="of:=4+3*COS(2*PI()*[.B831])+7*COS(4*PI()*[.B831])" office:value-type="float" office:value="0.000831874826149992" calcext:value-type="float">
            <text:p>0.0008318748</text:p>
          </table:table-cell>
          <table:table-cell table:formula="of:=[.E830]" office:value-type="float" office:value="0" calcext:value-type="float">
            <text:p>0</text:p>
          </table:table-cell>
          <table:table-cell table:formula="of:=[.D831]*COS(2*PI()*[.E831]*[.B831])" office:value-type="float" office:value="0.000831874826149992" calcext:value-type="float">
            <text:p>0.0008318748</text:p>
          </table:table-cell>
          <table:table-cell table:number-columns-repeated="1017"/>
        </table:table-row>
        <table:table-row table:style-name="ro1">
          <table:table-cell table:formula="of:=[.A831]+1" office:value-type="float" office:value="828" calcext:value-type="float">
            <text:p>828</text:p>
          </table:table-cell>
          <table:table-cell table:formula="of:=[.B831]+[.C831]" office:value-type="float" office:value="0.810969637610193" calcext:value-type="float">
            <text:p>0.8109696376</text:p>
          </table:table-cell>
          <table:table-cell table:formula="of:=[.C831]" office:value-type="float" office:value="0.000979431929480901" calcext:value-type="float">
            <text:p>0.0009794319</text:p>
          </table:table-cell>
          <table:table-cell table:formula="of:=4+3*COS(2*PI()*[.B832])+7*COS(4*PI()*[.B832])" office:value-type="float" office:value="0.0773313766274306" calcext:value-type="float">
            <text:p>0.0773313766</text:p>
          </table:table-cell>
          <table:table-cell table:formula="of:=[.E831]" office:value-type="float" office:value="0" calcext:value-type="float">
            <text:p>0</text:p>
          </table:table-cell>
          <table:table-cell table:formula="of:=[.D832]*COS(2*PI()*[.E832]*[.B832])" office:value-type="float" office:value="0.0773313766274306" calcext:value-type="float">
            <text:p>0.0773313766</text:p>
          </table:table-cell>
          <table:table-cell table:number-columns-repeated="1017"/>
        </table:table-row>
        <table:table-row table:style-name="ro1">
          <table:table-cell table:formula="of:=[.A832]+1" office:value-type="float" office:value="829" calcext:value-type="float">
            <text:p>829</text:p>
          </table:table-cell>
          <table:table-cell table:formula="of:=[.B832]+[.C832]" office:value-type="float" office:value="0.811949069539674" calcext:value-type="float">
            <text:p>0.8119490695</text:p>
          </table:table-cell>
          <table:table-cell table:formula="of:=[.C832]" office:value-type="float" office:value="0.000979431929480901" calcext:value-type="float">
            <text:p>0.0009794319</text:p>
          </table:table-cell>
          <table:table-cell table:formula="of:=4+3*COS(2*PI()*[.B833])+7*COS(4*PI()*[.B833])" office:value-type="float" office:value="0.154552492483671" calcext:value-type="float">
            <text:p>0.1545524925</text:p>
          </table:table-cell>
          <table:table-cell table:formula="of:=[.E832]" office:value-type="float" office:value="0" calcext:value-type="float">
            <text:p>0</text:p>
          </table:table-cell>
          <table:table-cell table:formula="of:=[.D833]*COS(2*PI()*[.E833]*[.B833])" office:value-type="float" office:value="0.154552492483671" calcext:value-type="float">
            <text:p>0.1545524925</text:p>
          </table:table-cell>
          <table:table-cell table:number-columns-repeated="1017"/>
        </table:table-row>
        <table:table-row table:style-name="ro1">
          <table:table-cell table:formula="of:=[.A833]+1" office:value-type="float" office:value="830" calcext:value-type="float">
            <text:p>830</text:p>
          </table:table-cell>
          <table:table-cell table:formula="of:=[.B833]+[.C833]" office:value-type="float" office:value="0.812928501469155" calcext:value-type="float">
            <text:p>0.8129285015</text:p>
          </table:table-cell>
          <table:table-cell table:formula="of:=[.C833]" office:value-type="float" office:value="0.000979431929480901" calcext:value-type="float">
            <text:p>0.0009794319</text:p>
          </table:table-cell>
          <table:table-cell table:formula="of:=4+3*COS(2*PI()*[.B834])+7*COS(4*PI()*[.B834])" office:value-type="float" office:value="0.232485467762735" calcext:value-type="float">
            <text:p>0.2324854678</text:p>
          </table:table-cell>
          <table:table-cell table:formula="of:=[.E833]" office:value-type="float" office:value="0" calcext:value-type="float">
            <text:p>0</text:p>
          </table:table-cell>
          <table:table-cell table:formula="of:=[.D834]*COS(2*PI()*[.E834]*[.B834])" office:value-type="float" office:value="0.232485467762735" calcext:value-type="float">
            <text:p>0.2324854678</text:p>
          </table:table-cell>
          <table:table-cell table:number-columns-repeated="1017"/>
        </table:table-row>
        <table:table-row table:style-name="ro1">
          <table:table-cell table:formula="of:=[.A834]+1" office:value-type="float" office:value="831" calcext:value-type="float">
            <text:p>831</text:p>
          </table:table-cell>
          <table:table-cell table:formula="of:=[.B834]+[.C834]" office:value-type="float" office:value="0.813907933398636" calcext:value-type="float">
            <text:p>0.8139079334</text:p>
          </table:table-cell>
          <table:table-cell table:formula="of:=[.C834]" office:value-type="float" office:value="0.000979431929480901" calcext:value-type="float">
            <text:p>0.0009794319</text:p>
          </table:table-cell>
          <table:table-cell table:formula="of:=4+3*COS(2*PI()*[.B835])+7*COS(4*PI()*[.B835])" office:value-type="float" office:value="0.311120435099896" calcext:value-type="float">
            <text:p>0.3111204351</text:p>
          </table:table-cell>
          <table:table-cell table:formula="of:=[.E834]" office:value-type="float" office:value="0" calcext:value-type="float">
            <text:p>0</text:p>
          </table:table-cell>
          <table:table-cell table:formula="of:=[.D835]*COS(2*PI()*[.E835]*[.B835])" office:value-type="float" office:value="0.311120435099896" calcext:value-type="float">
            <text:p>0.3111204351</text:p>
          </table:table-cell>
          <table:table-cell table:number-columns-repeated="1017"/>
        </table:table-row>
        <table:table-row table:style-name="ro1">
          <table:table-cell table:formula="of:=[.A835]+1" office:value-type="float" office:value="832" calcext:value-type="float">
            <text:p>832</text:p>
          </table:table-cell>
          <table:table-cell table:formula="of:=[.B835]+[.C835]" office:value-type="float" office:value="0.814887365328117" calcext:value-type="float">
            <text:p>0.8148873653</text:p>
          </table:table-cell>
          <table:table-cell table:formula="of:=[.C835]" office:value-type="float" office:value="0.000979431929480901" calcext:value-type="float">
            <text:p>0.0009794319</text:p>
          </table:table-cell>
          <table:table-cell table:formula="of:=4+3*COS(2*PI()*[.B836])+7*COS(4*PI()*[.B836])" office:value-type="float" office:value="0.390447415819169" calcext:value-type="float">
            <text:p>0.3904474158</text:p>
          </table:table-cell>
          <table:table-cell table:formula="of:=[.E835]" office:value-type="float" office:value="0" calcext:value-type="float">
            <text:p>0</text:p>
          </table:table-cell>
          <table:table-cell table:formula="of:=[.D836]*COS(2*PI()*[.E836]*[.B836])" office:value-type="float" office:value="0.390447415819169" calcext:value-type="float">
            <text:p>0.3904474158</text:p>
          </table:table-cell>
          <table:table-cell table:number-columns-repeated="1017"/>
        </table:table-row>
        <table:table-row table:style-name="ro1">
          <table:table-cell table:formula="of:=[.A836]+1" office:value-type="float" office:value="833" calcext:value-type="float">
            <text:p>833</text:p>
          </table:table-cell>
          <table:table-cell table:formula="of:=[.B836]+[.C836]" office:value-type="float" office:value="0.815866797257598" calcext:value-type="float">
            <text:p>0.8158667973</text:p>
          </table:table-cell>
          <table:table-cell table:formula="of:=[.C836]" office:value-type="float" office:value="0.000979431929480901" calcext:value-type="float">
            <text:p>0.0009794319</text:p>
          </table:table-cell>
          <table:table-cell table:formula="of:=4+3*COS(2*PI()*[.B837])+7*COS(4*PI()*[.B837])" office:value-type="float" office:value="0.470456321371692" calcext:value-type="float">
            <text:p>0.4704563214</text:p>
          </table:table-cell>
          <table:table-cell table:formula="of:=[.E836]" office:value-type="float" office:value="0" calcext:value-type="float">
            <text:p>0</text:p>
          </table:table-cell>
          <table:table-cell table:formula="of:=[.D837]*COS(2*PI()*[.E837]*[.B837])" office:value-type="float" office:value="0.470456321371692" calcext:value-type="float">
            <text:p>0.4704563214</text:p>
          </table:table-cell>
          <table:table-cell table:number-columns-repeated="1017"/>
        </table:table-row>
        <table:table-row table:style-name="ro1">
          <table:table-cell table:formula="of:=[.A837]+1" office:value-type="float" office:value="834" calcext:value-type="float">
            <text:p>834</text:p>
          </table:table-cell>
          <table:table-cell table:formula="of:=[.B837]+[.C837]" office:value-type="float" office:value="0.816846229187079" calcext:value-type="float">
            <text:p>0.8168462292</text:p>
          </table:table-cell>
          <table:table-cell table:formula="of:=[.C837]" office:value-type="float" office:value="0.000979431929480901" calcext:value-type="float">
            <text:p>0.0009794319</text:p>
          </table:table-cell>
          <table:table-cell table:formula="of:=4+3*COS(2*PI()*[.B838])+7*COS(4*PI()*[.B838])" office:value-type="float" office:value="0.551136954790955" calcext:value-type="float">
            <text:p>0.5511369548</text:p>
          </table:table-cell>
          <table:table-cell table:formula="of:=[.E837]" office:value-type="float" office:value="0" calcext:value-type="float">
            <text:p>0</text:p>
          </table:table-cell>
          <table:table-cell table:formula="of:=[.D838]*COS(2*PI()*[.E838]*[.B838])" office:value-type="float" office:value="0.551136954790955" calcext:value-type="float">
            <text:p>0.5511369548</text:p>
          </table:table-cell>
          <table:table-cell table:number-columns-repeated="1017"/>
        </table:table-row>
        <table:table-row table:style-name="ro1">
          <table:table-cell table:formula="of:=[.A838]+1" office:value-type="float" office:value="835" calcext:value-type="float">
            <text:p>835</text:p>
          </table:table-cell>
          <table:table-cell table:formula="of:=[.B838]+[.C838]" office:value-type="float" office:value="0.81782566111656" calcext:value-type="float">
            <text:p>0.8178256611</text:p>
          </table:table-cell>
          <table:table-cell table:formula="of:=[.C838]" office:value-type="float" office:value="0.000979431929480901" calcext:value-type="float">
            <text:p>0.0009794319</text:p>
          </table:table-cell>
          <table:table-cell table:formula="of:=4+3*COS(2*PI()*[.B839])+7*COS(4*PI()*[.B839])" office:value-type="float" office:value="0.632479012164625" calcext:value-type="float">
            <text:p>0.6324790122</text:p>
          </table:table-cell>
          <table:table-cell table:formula="of:=[.E838]" office:value-type="float" office:value="0" calcext:value-type="float">
            <text:p>0</text:p>
          </table:table-cell>
          <table:table-cell table:formula="of:=[.D839]*COS(2*PI()*[.E839]*[.B839])" office:value-type="float" office:value="0.632479012164625" calcext:value-type="float">
            <text:p>0.6324790122</text:p>
          </table:table-cell>
          <table:table-cell table:number-columns-repeated="1017"/>
        </table:table-row>
        <table:table-row table:style-name="ro1">
          <table:table-cell table:formula="of:=[.A839]+1" office:value-type="float" office:value="836" calcext:value-type="float">
            <text:p>836</text:p>
          </table:table-cell>
          <table:table-cell table:formula="of:=[.B839]+[.C839]" office:value-type="float" office:value="0.81880509304604" calcext:value-type="float">
            <text:p>0.818805093</text:p>
          </table:table-cell>
          <table:table-cell table:formula="of:=[.C839]" office:value-type="float" office:value="0.000979431929480901" calcext:value-type="float">
            <text:p>0.0009794319</text:p>
          </table:table-cell>
          <table:table-cell table:formula="of:=4+3*COS(2*PI()*[.B840])+7*COS(4*PI()*[.B840])" office:value-type="float" office:value="0.714472084122797" calcext:value-type="float">
            <text:p>0.7144720841</text:p>
          </table:table-cell>
          <table:table-cell table:formula="of:=[.E839]" office:value-type="float" office:value="0" calcext:value-type="float">
            <text:p>0</text:p>
          </table:table-cell>
          <table:table-cell table:formula="of:=[.D840]*COS(2*PI()*[.E840]*[.B840])" office:value-type="float" office:value="0.714472084122797" calcext:value-type="float">
            <text:p>0.7144720841</text:p>
          </table:table-cell>
          <table:table-cell table:number-columns-repeated="1017"/>
        </table:table-row>
        <table:table-row table:style-name="ro1">
          <table:table-cell table:formula="of:=[.A840]+1" office:value-type="float" office:value="837" calcext:value-type="float">
            <text:p>837</text:p>
          </table:table-cell>
          <table:table-cell table:formula="of:=[.B840]+[.C840]" office:value-type="float" office:value="0.819784524975522" calcext:value-type="float">
            <text:p>0.819784525</text:p>
          </table:table-cell>
          <table:table-cell table:formula="of:=[.C840]" office:value-type="float" office:value="0.000979431929480901" calcext:value-type="float">
            <text:p>0.0009794319</text:p>
          </table:table-cell>
          <table:table-cell table:formula="of:=4+3*COS(2*PI()*[.B841])+7*COS(4*PI()*[.B841])" office:value-type="float" office:value="0.797105657342374" calcext:value-type="float">
            <text:p>0.7971056573</text:p>
          </table:table-cell>
          <table:table-cell table:formula="of:=[.E840]" office:value-type="float" office:value="0" calcext:value-type="float">
            <text:p>0</text:p>
          </table:table-cell>
          <table:table-cell table:formula="of:=[.D841]*COS(2*PI()*[.E841]*[.B841])" office:value-type="float" office:value="0.797105657342374" calcext:value-type="float">
            <text:p>0.7971056573</text:p>
          </table:table-cell>
          <table:table-cell table:number-columns-repeated="1017"/>
        </table:table-row>
        <table:table-row table:style-name="ro1">
          <table:table-cell table:formula="of:=[.A841]+1" office:value-type="float" office:value="838" calcext:value-type="float">
            <text:p>838</text:p>
          </table:table-cell>
          <table:table-cell table:formula="of:=[.B841]+[.C841]" office:value-type="float" office:value="0.820763956905002" calcext:value-type="float">
            <text:p>0.8207639569</text:p>
          </table:table-cell>
          <table:table-cell table:formula="of:=[.C841]" office:value-type="float" office:value="0.000979431929480901" calcext:value-type="float">
            <text:p>0.0009794319</text:p>
          </table:table-cell>
          <table:table-cell table:formula="of:=4+3*COS(2*PI()*[.B842])+7*COS(4*PI()*[.B842])" office:value-type="float" office:value="0.880369116067485" calcext:value-type="float">
            <text:p>0.8803691161</text:p>
          </table:table-cell>
          <table:table-cell table:formula="of:=[.E841]" office:value-type="float" office:value="0" calcext:value-type="float">
            <text:p>0</text:p>
          </table:table-cell>
          <table:table-cell table:formula="of:=[.D842]*COS(2*PI()*[.E842]*[.B842])" office:value-type="float" office:value="0.880369116067485" calcext:value-type="float">
            <text:p>0.8803691161</text:p>
          </table:table-cell>
          <table:table-cell table:number-columns-repeated="1017"/>
        </table:table-row>
        <table:table-row table:style-name="ro1">
          <table:table-cell table:formula="of:=[.A842]+1" office:value-type="float" office:value="839" calcext:value-type="float">
            <text:p>839</text:p>
          </table:table-cell>
          <table:table-cell table:formula="of:=[.B842]+[.C842]" office:value-type="float" office:value="0.821743388834483" calcext:value-type="float">
            <text:p>0.8217433888</text:p>
          </table:table-cell>
          <table:table-cell table:formula="of:=[.C842]" office:value-type="float" office:value="0.000979431929480901" calcext:value-type="float">
            <text:p>0.0009794319</text:p>
          </table:table-cell>
          <table:table-cell table:formula="of:=4+3*COS(2*PI()*[.B843])+7*COS(4*PI()*[.B843])" office:value-type="float" office:value="0.964251743645486" calcext:value-type="float">
            <text:p>0.9642517436</text:p>
          </table:table-cell>
          <table:table-cell table:formula="of:=[.E842]" office:value-type="float" office:value="0" calcext:value-type="float">
            <text:p>0</text:p>
          </table:table-cell>
          <table:table-cell table:formula="of:=[.D843]*COS(2*PI()*[.E843]*[.B843])" office:value-type="float" office:value="0.964251743645486" calcext:value-type="float">
            <text:p>0.9642517436</text:p>
          </table:table-cell>
          <table:table-cell table:number-columns-repeated="1017"/>
        </table:table-row>
        <table:table-row table:style-name="ro1">
          <table:table-cell table:formula="of:=[.A843]+1" office:value-type="float" office:value="840" calcext:value-type="float">
            <text:p>840</text:p>
          </table:table-cell>
          <table:table-cell table:formula="of:=[.B843]+[.C843]" office:value-type="float" office:value="0.822722820763964" calcext:value-type="float">
            <text:p>0.8227228208</text:p>
          </table:table-cell>
          <table:table-cell table:formula="of:=[.C843]" office:value-type="float" office:value="0.000979431929480901" calcext:value-type="float">
            <text:p>0.0009794319</text:p>
          </table:table-cell>
          <table:table-cell table:formula="of:=4+3*COS(2*PI()*[.B844])+7*COS(4*PI()*[.B844])" office:value-type="float" office:value="1.04874272407858" calcext:value-type="float">
            <text:p>1.0487427241</text:p>
          </table:table-cell>
          <table:table-cell table:formula="of:=[.E843]" office:value-type="float" office:value="0" calcext:value-type="float">
            <text:p>0</text:p>
          </table:table-cell>
          <table:table-cell table:formula="of:=[.D844]*COS(2*PI()*[.E844]*[.B844])" office:value-type="float" office:value="1.04874272407858" calcext:value-type="float">
            <text:p>1.0487427241</text:p>
          </table:table-cell>
          <table:table-cell table:number-columns-repeated="1017"/>
        </table:table-row>
        <table:table-row table:style-name="ro1">
          <table:table-cell table:formula="of:=[.A844]+1" office:value-type="float" office:value="841" calcext:value-type="float">
            <text:p>841</text:p>
          </table:table-cell>
          <table:table-cell table:formula="of:=[.B844]+[.C844]" office:value-type="float" office:value="0.823702252693445" calcext:value-type="float">
            <text:p>0.8237022527</text:p>
          </table:table-cell>
          <table:table-cell table:formula="of:=[.C844]" office:value-type="float" office:value="0.000979431929480901" calcext:value-type="float">
            <text:p>0.0009794319</text:p>
          </table:table-cell>
          <table:table-cell table:formula="of:=4+3*COS(2*PI()*[.B845])+7*COS(4*PI()*[.B845])" office:value-type="float" office:value="1.13383114359064" calcext:value-type="float">
            <text:p>1.1338311436</text:p>
          </table:table-cell>
          <table:table-cell table:formula="of:=[.E844]" office:value-type="float" office:value="0" calcext:value-type="float">
            <text:p>0</text:p>
          </table:table-cell>
          <table:table-cell table:formula="of:=[.D845]*COS(2*PI()*[.E845]*[.B845])" office:value-type="float" office:value="1.13383114359064" calcext:value-type="float">
            <text:p>1.1338311436</text:p>
          </table:table-cell>
          <table:table-cell table:number-columns-repeated="1017"/>
        </table:table-row>
        <table:table-row table:style-name="ro1">
          <table:table-cell table:formula="of:=[.A845]+1" office:value-type="float" office:value="842" calcext:value-type="float">
            <text:p>842</text:p>
          </table:table-cell>
          <table:table-cell table:formula="of:=[.B845]+[.C845]" office:value-type="float" office:value="0.824681684622926" calcext:value-type="float">
            <text:p>0.8246816846</text:p>
          </table:table-cell>
          <table:table-cell table:formula="of:=[.C845]" office:value-type="float" office:value="0.000979431929480901" calcext:value-type="float">
            <text:p>0.0009794319</text:p>
          </table:table-cell>
          <table:table-cell table:formula="of:=4+3*COS(2*PI()*[.B846])+7*COS(4*PI()*[.B846])" office:value-type="float" office:value="1.21950599220907" calcext:value-type="float">
            <text:p>1.2195059922</text:p>
          </table:table-cell>
          <table:table-cell table:formula="of:=[.E845]" office:value-type="float" office:value="0" calcext:value-type="float">
            <text:p>0</text:p>
          </table:table-cell>
          <table:table-cell table:formula="of:=[.D846]*COS(2*PI()*[.E846]*[.B846])" office:value-type="float" office:value="1.21950599220907" calcext:value-type="float">
            <text:p>1.2195059922</text:p>
          </table:table-cell>
          <table:table-cell table:number-columns-repeated="1017"/>
        </table:table-row>
        <table:table-row table:style-name="ro1">
          <table:table-cell table:formula="of:=[.A846]+1" office:value-type="float" office:value="843" calcext:value-type="float">
            <text:p>843</text:p>
          </table:table-cell>
          <table:table-cell table:formula="of:=[.B846]+[.C846]" office:value-type="float" office:value="0.825661116552407" calcext:value-type="float">
            <text:p>0.8256611166</text:p>
          </table:table-cell>
          <table:table-cell table:formula="of:=[.C846]" office:value-type="float" office:value="0.000979431929480901" calcext:value-type="float">
            <text:p>0.0009794319</text:p>
          </table:table-cell>
          <table:table-cell table:formula="of:=4+3*COS(2*PI()*[.B847])+7*COS(4*PI()*[.B847])" office:value-type="float" office:value="1.3057561653614" calcext:value-type="float">
            <text:p>1.3057561654</text:p>
          </table:table-cell>
          <table:table-cell table:formula="of:=[.E846]" office:value-type="float" office:value="0" calcext:value-type="float">
            <text:p>0</text:p>
          </table:table-cell>
          <table:table-cell table:formula="of:=[.D847]*COS(2*PI()*[.E847]*[.B847])" office:value-type="float" office:value="1.3057561653614" calcext:value-type="float">
            <text:p>1.3057561654</text:p>
          </table:table-cell>
          <table:table-cell table:number-columns-repeated="1017"/>
        </table:table-row>
        <table:table-row table:style-name="ro1">
          <table:table-cell table:formula="of:=[.A847]+1" office:value-type="float" office:value="844" calcext:value-type="float">
            <text:p>844</text:p>
          </table:table-cell>
          <table:table-cell table:formula="of:=[.B847]+[.C847]" office:value-type="float" office:value="0.826640548481888" calcext:value-type="float">
            <text:p>0.8266405485</text:p>
          </table:table-cell>
          <table:table-cell table:formula="of:=[.C847]" office:value-type="float" office:value="0.000979431929480901" calcext:value-type="float">
            <text:p>0.0009794319</text:p>
          </table:table-cell>
          <table:table-cell table:formula="of:=4+3*COS(2*PI()*[.B848])+7*COS(4*PI()*[.B848])" office:value-type="float" office:value="1.39257046548657" calcext:value-type="float">
            <text:p>1.3925704655</text:p>
          </table:table-cell>
          <table:table-cell table:formula="of:=[.E847]" office:value-type="float" office:value="0" calcext:value-type="float">
            <text:p>0</text:p>
          </table:table-cell>
          <table:table-cell table:formula="of:=[.D848]*COS(2*PI()*[.E848]*[.B848])" office:value-type="float" office:value="1.39257046548657" calcext:value-type="float">
            <text:p>1.3925704655</text:p>
          </table:table-cell>
          <table:table-cell table:number-columns-repeated="1017"/>
        </table:table-row>
        <table:table-row table:style-name="ro1">
          <table:table-cell table:formula="of:=[.A848]+1" office:value-type="float" office:value="845" calcext:value-type="float">
            <text:p>845</text:p>
          </table:table-cell>
          <table:table-cell table:formula="of:=[.B848]+[.C848]" office:value-type="float" office:value="0.827619980411369" calcext:value-type="float">
            <text:p>0.8276199804</text:p>
          </table:table-cell>
          <table:table-cell table:formula="of:=[.C848]" office:value-type="float" office:value="0.000979431929480901" calcext:value-type="float">
            <text:p>0.0009794319</text:p>
          </table:table-cell>
          <table:table-cell table:formula="of:=4+3*COS(2*PI()*[.B849])+7*COS(4*PI()*[.B849])" office:value-type="float" office:value="1.47993760366035" calcext:value-type="float">
            <text:p>1.4799376037</text:p>
          </table:table-cell>
          <table:table-cell table:formula="of:=[.E848]" office:value-type="float" office:value="0" calcext:value-type="float">
            <text:p>0</text:p>
          </table:table-cell>
          <table:table-cell table:formula="of:=[.D849]*COS(2*PI()*[.E849]*[.B849])" office:value-type="float" office:value="1.47993760366035" calcext:value-type="float">
            <text:p>1.4799376037</text:p>
          </table:table-cell>
          <table:table-cell table:number-columns-repeated="1017"/>
        </table:table-row>
        <table:table-row table:style-name="ro1">
          <table:table-cell table:formula="of:=[.A849]+1" office:value-type="float" office:value="846" calcext:value-type="float">
            <text:p>846</text:p>
          </table:table-cell>
          <table:table-cell table:formula="of:=[.B849]+[.C849]" office:value-type="float" office:value="0.82859941234085" calcext:value-type="float">
            <text:p>0.8285994123</text:p>
          </table:table-cell>
          <table:table-cell table:formula="of:=[.C849]" office:value-type="float" office:value="0.000979431929480901" calcext:value-type="float">
            <text:p>0.0009794319</text:p>
          </table:table-cell>
          <table:table-cell table:formula="of:=4+3*COS(2*PI()*[.B850])+7*COS(4*PI()*[.B850])" office:value-type="float" office:value="1.56784620123491" calcext:value-type="float">
            <text:p>1.5678462012</text:p>
          </table:table-cell>
          <table:table-cell table:formula="of:=[.E849]" office:value-type="float" office:value="0" calcext:value-type="float">
            <text:p>0</text:p>
          </table:table-cell>
          <table:table-cell table:formula="of:=[.D850]*COS(2*PI()*[.E850]*[.B850])" office:value-type="float" office:value="1.56784620123491" calcext:value-type="float">
            <text:p>1.5678462012</text:p>
          </table:table-cell>
          <table:table-cell table:number-columns-repeated="1017"/>
        </table:table-row>
        <table:table-row table:style-name="ro1">
          <table:table-cell table:formula="of:=[.A850]+1" office:value-type="float" office:value="847" calcext:value-type="float">
            <text:p>847</text:p>
          </table:table-cell>
          <table:table-cell table:formula="of:=[.B850]+[.C850]" office:value-type="float" office:value="0.829578844270331" calcext:value-type="float">
            <text:p>0.8295788443</text:p>
          </table:table-cell>
          <table:table-cell table:formula="of:=[.C850]" office:value-type="float" office:value="0.000979431929480901" calcext:value-type="float">
            <text:p>0.0009794319</text:p>
          </table:table-cell>
          <table:table-cell table:formula="of:=4+3*COS(2*PI()*[.B851])+7*COS(4*PI()*[.B851])" office:value-type="float" office:value="1.65628479149224" calcext:value-type="float">
            <text:p>1.6562847915</text:p>
          </table:table-cell>
          <table:table-cell table:formula="of:=[.E850]" office:value-type="float" office:value="0" calcext:value-type="float">
            <text:p>0</text:p>
          </table:table-cell>
          <table:table-cell table:formula="of:=[.D851]*COS(2*PI()*[.E851]*[.B851])" office:value-type="float" office:value="1.65628479149224" calcext:value-type="float">
            <text:p>1.6562847915</text:p>
          </table:table-cell>
          <table:table-cell table:number-columns-repeated="1017"/>
        </table:table-row>
        <table:table-row table:style-name="ro1">
          <table:table-cell table:formula="of:=[.A851]+1" office:value-type="float" office:value="848" calcext:value-type="float">
            <text:p>848</text:p>
          </table:table-cell>
          <table:table-cell table:formula="of:=[.B851]+[.C851]" office:value-type="float" office:value="0.830558276199811" calcext:value-type="float">
            <text:p>0.8305582762</text:p>
          </table:table-cell>
          <table:table-cell table:formula="of:=[.C851]" office:value-type="float" office:value="0.000979431929480901" calcext:value-type="float">
            <text:p>0.0009794319</text:p>
          </table:table-cell>
          <table:table-cell table:formula="of:=4+3*COS(2*PI()*[.B852])+7*COS(4*PI()*[.B852])" office:value-type="float" office:value="1.74524182131108" calcext:value-type="float">
            <text:p>1.7452418213</text:p>
          </table:table-cell>
          <table:table-cell table:formula="of:=[.E851]" office:value-type="float" office:value="0" calcext:value-type="float">
            <text:p>0</text:p>
          </table:table-cell>
          <table:table-cell table:formula="of:=[.D852]*COS(2*PI()*[.E852]*[.B852])" office:value-type="float" office:value="1.74524182131108" calcext:value-type="float">
            <text:p>1.7452418213</text:p>
          </table:table-cell>
          <table:table-cell table:number-columns-repeated="1017"/>
        </table:table-row>
        <table:table-row table:style-name="ro1">
          <table:table-cell table:formula="of:=[.A852]+1" office:value-type="float" office:value="849" calcext:value-type="float">
            <text:p>849</text:p>
          </table:table-cell>
          <table:table-cell table:formula="of:=[.B852]+[.C852]" office:value-type="float" office:value="0.831537708129292" calcext:value-type="float">
            <text:p>0.8315377081</text:p>
          </table:table-cell>
          <table:table-cell table:formula="of:=[.C852]" office:value-type="float" office:value="0.000979431929480901" calcext:value-type="float">
            <text:p>0.0009794319</text:p>
          </table:table-cell>
          <table:table-cell table:formula="of:=4+3*COS(2*PI()*[.B853])+7*COS(4*PI()*[.B853])" office:value-type="float" office:value="1.83470565284717" calcext:value-type="float">
            <text:p>1.8347056528</text:p>
          </table:table-cell>
          <table:table-cell table:formula="of:=[.E852]" office:value-type="float" office:value="0" calcext:value-type="float">
            <text:p>0</text:p>
          </table:table-cell>
          <table:table-cell table:formula="of:=[.D853]*COS(2*PI()*[.E853]*[.B853])" office:value-type="float" office:value="1.83470565284717" calcext:value-type="float">
            <text:p>1.8347056528</text:p>
          </table:table-cell>
          <table:table-cell table:number-columns-repeated="1017"/>
        </table:table-row>
        <table:table-row table:style-name="ro1">
          <table:table-cell table:formula="of:=[.A853]+1" office:value-type="float" office:value="850" calcext:value-type="float">
            <text:p>850</text:p>
          </table:table-cell>
          <table:table-cell table:formula="of:=[.B853]+[.C853]" office:value-type="float" office:value="0.832517140058773" calcext:value-type="float">
            <text:p>0.8325171401</text:p>
          </table:table-cell>
          <table:table-cell table:formula="of:=[.C853]" office:value-type="float" office:value="0.000979431929480901" calcext:value-type="float">
            <text:p>0.0009794319</text:p>
          </table:table-cell>
          <table:table-cell table:formula="of:=4+3*COS(2*PI()*[.B854])+7*COS(4*PI()*[.B854])" office:value-type="float" office:value="1.92466456522663" calcext:value-type="float">
            <text:p>1.9246645652</text:p>
          </table:table-cell>
          <table:table-cell table:formula="of:=[.E853]" office:value-type="float" office:value="0" calcext:value-type="float">
            <text:p>0</text:p>
          </table:table-cell>
          <table:table-cell table:formula="of:=[.D854]*COS(2*PI()*[.E854]*[.B854])" office:value-type="float" office:value="1.92466456522663" calcext:value-type="float">
            <text:p>1.9246645652</text:p>
          </table:table-cell>
          <table:table-cell table:number-columns-repeated="1017"/>
        </table:table-row>
        <table:table-row table:style-name="ro1">
          <table:table-cell table:formula="of:=[.A854]+1" office:value-type="float" office:value="851" calcext:value-type="float">
            <text:p>851</text:p>
          </table:table-cell>
          <table:table-cell table:formula="of:=[.B854]+[.C854]" office:value-type="float" office:value="0.833496571988254" calcext:value-type="float">
            <text:p>0.833496572</text:p>
          </table:table-cell>
          <table:table-cell table:formula="of:=[.C854]" office:value-type="float" office:value="0.000979431929480901" calcext:value-type="float">
            <text:p>0.0009794319</text:p>
          </table:table-cell>
          <table:table-cell table:formula="of:=4+3*COS(2*PI()*[.B855])+7*COS(4*PI()*[.B855])" office:value-type="float" office:value="2.01510675625208" calcext:value-type="float">
            <text:p>2.0151067563</text:p>
          </table:table-cell>
          <table:table-cell table:formula="of:=[.E854]" office:value-type="float" office:value="0" calcext:value-type="float">
            <text:p>0</text:p>
          </table:table-cell>
          <table:table-cell table:formula="of:=[.D855]*COS(2*PI()*[.E855]*[.B855])" office:value-type="float" office:value="2.01510675625208" calcext:value-type="float">
            <text:p>2.0151067563</text:p>
          </table:table-cell>
          <table:table-cell table:number-columns-repeated="1017"/>
        </table:table-row>
        <table:table-row table:style-name="ro1">
          <table:table-cell table:formula="of:=[.A855]+1" office:value-type="float" office:value="852" calcext:value-type="float">
            <text:p>852</text:p>
          </table:table-cell>
          <table:table-cell table:formula="of:=[.B855]+[.C855]" office:value-type="float" office:value="0.834476003917735" calcext:value-type="float">
            <text:p>0.8344760039</text:p>
          </table:table-cell>
          <table:table-cell table:formula="of:=[.C855]" office:value-type="float" office:value="0.000979431929480901" calcext:value-type="float">
            <text:p>0.0009794319</text:p>
          </table:table-cell>
          <table:table-cell table:formula="of:=4+3*COS(2*PI()*[.B856])+7*COS(4*PI()*[.B856])" office:value-type="float" office:value="2.10602034412137" calcext:value-type="float">
            <text:p>2.1060203441</text:p>
          </table:table-cell>
          <table:table-cell table:formula="of:=[.E855]" office:value-type="float" office:value="0" calcext:value-type="float">
            <text:p>0</text:p>
          </table:table-cell>
          <table:table-cell table:formula="of:=[.D856]*COS(2*PI()*[.E856]*[.B856])" office:value-type="float" office:value="2.10602034412137" calcext:value-type="float">
            <text:p>2.1060203441</text:p>
          </table:table-cell>
          <table:table-cell table:number-columns-repeated="1017"/>
        </table:table-row>
        <table:table-row table:style-name="ro1">
          <table:table-cell table:formula="of:=[.A856]+1" office:value-type="float" office:value="853" calcext:value-type="float">
            <text:p>853</text:p>
          </table:table-cell>
          <table:table-cell table:formula="of:=[.B856]+[.C856]" office:value-type="float" office:value="0.835455435847216" calcext:value-type="float">
            <text:p>0.8354554358</text:p>
          </table:table-cell>
          <table:table-cell table:formula="of:=[.C856]" office:value-type="float" office:value="0.000979431929480901" calcext:value-type="float">
            <text:p>0.0009794319</text:p>
          </table:table-cell>
          <table:table-cell table:formula="of:=4+3*COS(2*PI()*[.B857])+7*COS(4*PI()*[.B857])" office:value-type="float" office:value="2.19739336915858" calcext:value-type="float">
            <text:p>2.1973933692</text:p>
          </table:table-cell>
          <table:table-cell table:formula="of:=[.E856]" office:value-type="float" office:value="0" calcext:value-type="float">
            <text:p>0</text:p>
          </table:table-cell>
          <table:table-cell table:formula="of:=[.D857]*COS(2*PI()*[.E857]*[.B857])" office:value-type="float" office:value="2.19739336915858" calcext:value-type="float">
            <text:p>2.1973933692</text:p>
          </table:table-cell>
          <table:table-cell table:number-columns-repeated="1017"/>
        </table:table-row>
        <table:table-row table:style-name="ro1">
          <table:table-cell table:formula="of:=[.A857]+1" office:value-type="float" office:value="854" calcext:value-type="float">
            <text:p>854</text:p>
          </table:table-cell>
          <table:table-cell table:formula="of:=[.B857]+[.C857]" office:value-type="float" office:value="0.836434867776697" calcext:value-type="float">
            <text:p>0.8364348678</text:p>
          </table:table-cell>
          <table:table-cell table:formula="of:=[.C857]" office:value-type="float" office:value="0.000979431929480901" calcext:value-type="float">
            <text:p>0.0009794319</text:p>
          </table:table-cell>
          <table:table-cell table:formula="of:=4+3*COS(2*PI()*[.B858])+7*COS(4*PI()*[.B858])" office:value-type="float" office:value="2.2892137955571" calcext:value-type="float">
            <text:p>2.2892137956</text:p>
          </table:table-cell>
          <table:table-cell table:formula="of:=[.E857]" office:value-type="float" office:value="0" calcext:value-type="float">
            <text:p>0</text:p>
          </table:table-cell>
          <table:table-cell table:formula="of:=[.D858]*COS(2*PI()*[.E858]*[.B858])" office:value-type="float" office:value="2.2892137955571" calcext:value-type="float">
            <text:p>2.2892137956</text:p>
          </table:table-cell>
          <table:table-cell table:number-columns-repeated="1017"/>
        </table:table-row>
        <table:table-row table:style-name="ro1">
          <table:table-cell table:formula="of:=[.A858]+1" office:value-type="float" office:value="855" calcext:value-type="float">
            <text:p>855</text:p>
          </table:table-cell>
          <table:table-cell table:formula="of:=[.B858]+[.C858]" office:value-type="float" office:value="0.837414299706178" calcext:value-type="float">
            <text:p>0.8374142997</text:p>
          </table:table-cell>
          <table:table-cell table:formula="of:=[.C858]" office:value-type="float" office:value="0.000979431929480901" calcext:value-type="float">
            <text:p>0.0009794319</text:p>
          </table:table-cell>
          <table:table-cell table:formula="of:=4+3*COS(2*PI()*[.B859])+7*COS(4*PI()*[.B859])" office:value-type="float" office:value="2.38146951313442" calcext:value-type="float">
            <text:p>2.3814695131</text:p>
          </table:table-cell>
          <table:table-cell table:formula="of:=[.E858]" office:value-type="float" office:value="0" calcext:value-type="float">
            <text:p>0</text:p>
          </table:table-cell>
          <table:table-cell table:formula="of:=[.D859]*COS(2*PI()*[.E859]*[.B859])" office:value-type="float" office:value="2.38146951313442" calcext:value-type="float">
            <text:p>2.3814695131</text:p>
          </table:table-cell>
          <table:table-cell table:number-columns-repeated="1017"/>
        </table:table-row>
        <table:table-row table:style-name="ro1">
          <table:table-cell table:formula="of:=[.A859]+1" office:value-type="float" office:value="856" calcext:value-type="float">
            <text:p>856</text:p>
          </table:table-cell>
          <table:table-cell table:formula="of:=[.B859]+[.C859]" office:value-type="float" office:value="0.838393731635659" calcext:value-type="float">
            <text:p>0.8383937316</text:p>
          </table:table-cell>
          <table:table-cell table:formula="of:=[.C859]" office:value-type="float" office:value="0.000979431929480901" calcext:value-type="float">
            <text:p>0.0009794319</text:p>
          </table:table-cell>
          <table:table-cell table:formula="of:=4+3*COS(2*PI()*[.B860])+7*COS(4*PI()*[.B860])" office:value-type="float" office:value="2.47414833909854" calcext:value-type="float">
            <text:p>2.4741483391</text:p>
          </table:table-cell>
          <table:table-cell table:formula="of:=[.E859]" office:value-type="float" office:value="0" calcext:value-type="float">
            <text:p>0</text:p>
          </table:table-cell>
          <table:table-cell table:formula="of:=[.D860]*COS(2*PI()*[.E860]*[.B860])" office:value-type="float" office:value="2.47414833909854" calcext:value-type="float">
            <text:p>2.4741483391</text:p>
          </table:table-cell>
          <table:table-cell table:number-columns-repeated="1017"/>
        </table:table-row>
        <table:table-row table:style-name="ro1">
          <table:table-cell table:formula="of:=[.A860]+1" office:value-type="float" office:value="857" calcext:value-type="float">
            <text:p>857</text:p>
          </table:table-cell>
          <table:table-cell table:formula="of:=[.B860]+[.C860]" office:value-type="float" office:value="0.83937316356514" calcext:value-type="float">
            <text:p>0.8393731636</text:p>
          </table:table-cell>
          <table:table-cell table:formula="of:=[.C860]" office:value-type="float" office:value="0.000979431929480901" calcext:value-type="float">
            <text:p>0.0009794319</text:p>
          </table:table-cell>
          <table:table-cell table:formula="of:=4+3*COS(2*PI()*[.B861])+7*COS(4*PI()*[.B861])" office:value-type="float" office:value="2.56723801982551" calcext:value-type="float">
            <text:p>2.5672380198</text:p>
          </table:table-cell>
          <table:table-cell table:formula="of:=[.E860]" office:value-type="float" office:value="0" calcext:value-type="float">
            <text:p>0</text:p>
          </table:table-cell>
          <table:table-cell table:formula="of:=[.D861]*COS(2*PI()*[.E861]*[.B861])" office:value-type="float" office:value="2.56723801982551" calcext:value-type="float">
            <text:p>2.5672380198</text:p>
          </table:table-cell>
          <table:table-cell table:number-columns-repeated="1017"/>
        </table:table-row>
        <table:table-row table:style-name="ro1">
          <table:table-cell table:formula="of:=[.A861]+1" office:value-type="float" office:value="858" calcext:value-type="float">
            <text:p>858</text:p>
          </table:table-cell>
          <table:table-cell table:formula="of:=[.B861]+[.C861]" office:value-type="float" office:value="0.840352595494621" calcext:value-type="float">
            <text:p>0.8403525955</text:p>
          </table:table-cell>
          <table:table-cell table:formula="of:=[.C861]" office:value-type="float" office:value="0.000979431929480901" calcext:value-type="float">
            <text:p>0.0009794319</text:p>
          </table:table-cell>
          <table:table-cell table:formula="of:=4+3*COS(2*PI()*[.B862])+7*COS(4*PI()*[.B862])" office:value-type="float" office:value="2.66072623264808" calcext:value-type="float">
            <text:p>2.6607262326</text:p>
          </table:table-cell>
          <table:table-cell table:formula="of:=[.E861]" office:value-type="float" office:value="0" calcext:value-type="float">
            <text:p>0</text:p>
          </table:table-cell>
          <table:table-cell table:formula="of:=[.D862]*COS(2*PI()*[.E862]*[.B862])" office:value-type="float" office:value="2.66072623264808" calcext:value-type="float">
            <text:p>2.6607262326</text:p>
          </table:table-cell>
          <table:table-cell table:number-columns-repeated="1017"/>
        </table:table-row>
        <table:table-row table:style-name="ro1">
          <table:table-cell table:formula="of:=[.A862]+1" office:value-type="float" office:value="859" calcext:value-type="float">
            <text:p>859</text:p>
          </table:table-cell>
          <table:table-cell table:formula="of:=[.B862]+[.C862]" office:value-type="float" office:value="0.841332027424101" calcext:value-type="float">
            <text:p>0.8413320274</text:p>
          </table:table-cell>
          <table:table-cell table:formula="of:=[.C862]" office:value-type="float" office:value="0.000979431929480901" calcext:value-type="float">
            <text:p>0.0009794319</text:p>
          </table:table-cell>
          <table:table-cell table:formula="of:=4+3*COS(2*PI()*[.B863])+7*COS(4*PI()*[.B863])" office:value-type="float" office:value="2.75460058765497" calcext:value-type="float">
            <text:p>2.7546005877</text:p>
          </table:table-cell>
          <table:table-cell table:formula="of:=[.E862]" office:value-type="float" office:value="0" calcext:value-type="float">
            <text:p>0</text:p>
          </table:table-cell>
          <table:table-cell table:formula="of:=[.D863]*COS(2*PI()*[.E863]*[.B863])" office:value-type="float" office:value="2.75460058765497" calcext:value-type="float">
            <text:p>2.7546005877</text:p>
          </table:table-cell>
          <table:table-cell table:number-columns-repeated="1017"/>
        </table:table-row>
        <table:table-row table:style-name="ro1">
          <table:table-cell table:formula="of:=[.A863]+1" office:value-type="float" office:value="860" calcext:value-type="float">
            <text:p>860</text:p>
          </table:table-cell>
          <table:table-cell table:formula="of:=[.B863]+[.C863]" office:value-type="float" office:value="0.842311459353582" calcext:value-type="float">
            <text:p>0.8423114594</text:p>
          </table:table-cell>
          <table:table-cell table:formula="of:=[.C863]" office:value-type="float" office:value="0.000979431929480901" calcext:value-type="float">
            <text:p>0.0009794319</text:p>
          </table:table-cell>
          <table:table-cell table:formula="of:=4+3*COS(2*PI()*[.B864])+7*COS(4*PI()*[.B864])" office:value-type="float" office:value="2.84884862950061" calcext:value-type="float">
            <text:p>2.8488486295</text:p>
          </table:table-cell>
          <table:table-cell table:formula="of:=[.E863]" office:value-type="float" office:value="0" calcext:value-type="float">
            <text:p>0</text:p>
          </table:table-cell>
          <table:table-cell table:formula="of:=[.D864]*COS(2*PI()*[.E864]*[.B864])" office:value-type="float" office:value="2.84884862950061" calcext:value-type="float">
            <text:p>2.8488486295</text:p>
          </table:table-cell>
          <table:table-cell table:number-columns-repeated="1017"/>
        </table:table-row>
        <table:table-row table:style-name="ro1">
          <table:table-cell table:formula="of:=[.A864]+1" office:value-type="float" office:value="861" calcext:value-type="float">
            <text:p>861</text:p>
          </table:table-cell>
          <table:table-cell table:formula="of:=[.B864]+[.C864]" office:value-type="float" office:value="0.843290891283063" calcext:value-type="float">
            <text:p>0.8432908913</text:p>
          </table:table-cell>
          <table:table-cell table:formula="of:=[.C864]" office:value-type="float" office:value="0.000979431929480901" calcext:value-type="float">
            <text:p>0.0009794319</text:p>
          </table:table-cell>
          <table:table-cell table:formula="of:=4+3*COS(2*PI()*[.B865])+7*COS(4*PI()*[.B865])" office:value-type="float" office:value="2.9434578392251" calcext:value-type="float">
            <text:p>2.9434578392</text:p>
          </table:table-cell>
          <table:table-cell table:formula="of:=[.E864]" office:value-type="float" office:value="0" calcext:value-type="float">
            <text:p>0</text:p>
          </table:table-cell>
          <table:table-cell table:formula="of:=[.D865]*COS(2*PI()*[.E865]*[.B865])" office:value-type="float" office:value="2.9434578392251" calcext:value-type="float">
            <text:p>2.9434578392</text:p>
          </table:table-cell>
          <table:table-cell table:number-columns-repeated="1017"/>
        </table:table-row>
        <table:table-row table:style-name="ro1">
          <table:table-cell table:formula="of:=[.A865]+1" office:value-type="float" office:value="862" calcext:value-type="float">
            <text:p>862</text:p>
          </table:table-cell>
          <table:table-cell table:formula="of:=[.B865]+[.C865]" office:value-type="float" office:value="0.844270323212544" calcext:value-type="float">
            <text:p>0.8442703232</text:p>
          </table:table-cell>
          <table:table-cell table:formula="of:=[.C865]" office:value-type="float" office:value="0.000979431929480901" calcext:value-type="float">
            <text:p>0.0009794319</text:p>
          </table:table-cell>
          <table:table-cell table:formula="of:=4+3*COS(2*PI()*[.B866])+7*COS(4*PI()*[.B866])" office:value-type="float" office:value="3.03841563608399" calcext:value-type="float">
            <text:p>3.0384156361</text:p>
          </table:table-cell>
          <table:table-cell table:formula="of:=[.E865]" office:value-type="float" office:value="0" calcext:value-type="float">
            <text:p>0</text:p>
          </table:table-cell>
          <table:table-cell table:formula="of:=[.D866]*COS(2*PI()*[.E866]*[.B866])" office:value-type="float" office:value="3.03841563608399" calcext:value-type="float">
            <text:p>3.0384156361</text:p>
          </table:table-cell>
          <table:table-cell table:number-columns-repeated="1017"/>
        </table:table-row>
        <table:table-row table:style-name="ro1">
          <table:table-cell table:formula="of:=[.A866]+1" office:value-type="float" office:value="863" calcext:value-type="float">
            <text:p>863</text:p>
          </table:table-cell>
          <table:table-cell table:formula="of:=[.B866]+[.C866]" office:value-type="float" office:value="0.845249755142025" calcext:value-type="float">
            <text:p>0.8452497551</text:p>
          </table:table-cell>
          <table:table-cell table:formula="of:=[.C866]" office:value-type="float" office:value="0.000979431929480901" calcext:value-type="float">
            <text:p>0.0009794319</text:p>
          </table:table-cell>
          <table:table-cell table:formula="of:=4+3*COS(2*PI()*[.B867])+7*COS(4*PI()*[.B867])" office:value-type="float" office:value="3.13370937938783" calcext:value-type="float">
            <text:p>3.1337093794</text:p>
          </table:table-cell>
          <table:table-cell table:formula="of:=[.E866]" office:value-type="float" office:value="0" calcext:value-type="float">
            <text:p>0</text:p>
          </table:table-cell>
          <table:table-cell table:formula="of:=[.D867]*COS(2*PI()*[.E867]*[.B867])" office:value-type="float" office:value="3.13370937938783" calcext:value-type="float">
            <text:p>3.1337093794</text:p>
          </table:table-cell>
          <table:table-cell table:number-columns-repeated="1017"/>
        </table:table-row>
        <table:table-row table:style-name="ro1">
          <table:table-cell table:formula="of:=[.A867]+1" office:value-type="float" office:value="864" calcext:value-type="float">
            <text:p>864</text:p>
          </table:table-cell>
          <table:table-cell table:formula="of:=[.B867]+[.C867]" office:value-type="float" office:value="0.846229187071506" calcext:value-type="float">
            <text:p>0.8462291871</text:p>
          </table:table-cell>
          <table:table-cell table:formula="of:=[.C867]" office:value-type="float" office:value="0.000979431929480901" calcext:value-type="float">
            <text:p>0.0009794319</text:p>
          </table:table-cell>
          <table:table-cell table:formula="of:=4+3*COS(2*PI()*[.B868])+7*COS(4*PI()*[.B868])" office:value-type="float" office:value="3.22932637035086" calcext:value-type="float">
            <text:p>3.2293263704</text:p>
          </table:table-cell>
          <table:table-cell table:formula="of:=[.E867]" office:value-type="float" office:value="0" calcext:value-type="float">
            <text:p>0</text:p>
          </table:table-cell>
          <table:table-cell table:formula="of:=[.D868]*COS(2*PI()*[.E868]*[.B868])" office:value-type="float" office:value="3.22932637035086" calcext:value-type="float">
            <text:p>3.2293263704</text:p>
          </table:table-cell>
          <table:table-cell table:number-columns-repeated="1017"/>
        </table:table-row>
        <table:table-row table:style-name="ro1">
          <table:table-cell table:formula="of:=[.A868]+1" office:value-type="float" office:value="865" calcext:value-type="float">
            <text:p>865</text:p>
          </table:table-cell>
          <table:table-cell table:formula="of:=[.B868]+[.C868]" office:value-type="float" office:value="0.847208619000987" calcext:value-type="float">
            <text:p>0.847208619</text:p>
          </table:table-cell>
          <table:table-cell table:formula="of:=[.C868]" office:value-type="float" office:value="0.000979431929480901" calcext:value-type="float">
            <text:p>0.0009794319</text:p>
          </table:table-cell>
          <table:table-cell table:formula="of:=4+3*COS(2*PI()*[.B869])+7*COS(4*PI()*[.B869])" office:value-type="float" office:value="3.32525385394896" calcext:value-type="float">
            <text:p>3.3252538539</text:p>
          </table:table-cell>
          <table:table-cell table:formula="of:=[.E868]" office:value-type="float" office:value="0" calcext:value-type="float">
            <text:p>0</text:p>
          </table:table-cell>
          <table:table-cell table:formula="of:=[.D869]*COS(2*PI()*[.E869]*[.B869])" office:value-type="float" office:value="3.32525385394896" calcext:value-type="float">
            <text:p>3.3252538539</text:p>
          </table:table-cell>
          <table:table-cell table:number-columns-repeated="1017"/>
        </table:table-row>
        <table:table-row table:style-name="ro1">
          <table:table-cell table:formula="of:=[.A869]+1" office:value-type="float" office:value="866" calcext:value-type="float">
            <text:p>866</text:p>
          </table:table-cell>
          <table:table-cell table:formula="of:=[.B869]+[.C869]" office:value-type="float" office:value="0.848188050930468" calcext:value-type="float">
            <text:p>0.8481880509</text:p>
          </table:table-cell>
          <table:table-cell table:formula="of:=[.C869]" office:value-type="float" office:value="0.000979431929480901" calcext:value-type="float">
            <text:p>0.0009794319</text:p>
          </table:table-cell>
          <table:table-cell table:formula="of:=4+3*COS(2*PI()*[.B870])+7*COS(4*PI()*[.B870])" office:value-type="float" office:value="3.42147902078629" calcext:value-type="float">
            <text:p>3.4214790208</text:p>
          </table:table-cell>
          <table:table-cell table:formula="of:=[.E869]" office:value-type="float" office:value="0" calcext:value-type="float">
            <text:p>0</text:p>
          </table:table-cell>
          <table:table-cell table:formula="of:=[.D870]*COS(2*PI()*[.E870]*[.B870])" office:value-type="float" office:value="3.42147902078629" calcext:value-type="float">
            <text:p>3.4214790208</text:p>
          </table:table-cell>
          <table:table-cell table:number-columns-repeated="1017"/>
        </table:table-row>
        <table:table-row table:style-name="ro1">
          <table:table-cell table:formula="of:=[.A870]+1" office:value-type="float" office:value="867" calcext:value-type="float">
            <text:p>867</text:p>
          </table:table-cell>
          <table:table-cell table:formula="of:=[.B870]+[.C870]" office:value-type="float" office:value="0.849167482859949" calcext:value-type="float">
            <text:p>0.8491674829</text:p>
          </table:table-cell>
          <table:table-cell table:formula="of:=[.C870]" office:value-type="float" office:value="0.000979431929480901" calcext:value-type="float">
            <text:p>0.0009794319</text:p>
          </table:table-cell>
          <table:table-cell table:formula="of:=4+3*COS(2*PI()*[.B871])+7*COS(4*PI()*[.B871])" office:value-type="float" office:value="3.51798900897053" calcext:value-type="float">
            <text:p>3.517989009</text:p>
          </table:table-cell>
          <table:table-cell table:formula="of:=[.E870]" office:value-type="float" office:value="0" calcext:value-type="float">
            <text:p>0</text:p>
          </table:table-cell>
          <table:table-cell table:formula="of:=[.D871]*COS(2*PI()*[.E871]*[.B871])" office:value-type="float" office:value="3.51798900897053" calcext:value-type="float">
            <text:p>3.517989009</text:p>
          </table:table-cell>
          <table:table-cell table:number-columns-repeated="1017"/>
        </table:table-row>
        <table:table-row table:style-name="ro1">
          <table:table-cell table:formula="of:=[.A871]+1" office:value-type="float" office:value="868" calcext:value-type="float">
            <text:p>868</text:p>
          </table:table-cell>
          <table:table-cell table:formula="of:=[.B871]+[.C871]" office:value-type="float" office:value="0.85014691478943" calcext:value-type="float">
            <text:p>0.8501469148</text:p>
          </table:table-cell>
          <table:table-cell table:formula="of:=[.C871]" office:value-type="float" office:value="0.000979431929480901" calcext:value-type="float">
            <text:p>0.0009794319</text:p>
          </table:table-cell>
          <table:table-cell table:formula="of:=4+3*COS(2*PI()*[.B872])+7*COS(4*PI()*[.B872])" office:value-type="float" office:value="3.61477090599624" calcext:value-type="float">
            <text:p>3.614770906</text:p>
          </table:table-cell>
          <table:table-cell table:formula="of:=[.E871]" office:value-type="float" office:value="0" calcext:value-type="float">
            <text:p>0</text:p>
          </table:table-cell>
          <table:table-cell table:formula="of:=[.D872]*COS(2*PI()*[.E872]*[.B872])" office:value-type="float" office:value="3.61477090599624" calcext:value-type="float">
            <text:p>3.614770906</text:p>
          </table:table-cell>
          <table:table-cell table:number-columns-repeated="1017"/>
        </table:table-row>
        <table:table-row table:style-name="ro1">
          <table:table-cell table:formula="of:=[.A872]+1" office:value-type="float" office:value="869" calcext:value-type="float">
            <text:p>869</text:p>
          </table:table-cell>
          <table:table-cell table:formula="of:=[.B872]+[.C872]" office:value-type="float" office:value="0.851126346718911" calcext:value-type="float">
            <text:p>0.8511263467</text:p>
          </table:table-cell>
          <table:table-cell table:formula="of:=[.C872]" office:value-type="float" office:value="0.000979431929480901" calcext:value-type="float">
            <text:p>0.0009794319</text:p>
          </table:table-cell>
          <table:table-cell table:formula="of:=4+3*COS(2*PI()*[.B873])+7*COS(4*PI()*[.B873])" office:value-type="float" office:value="3.71181175063627" calcext:value-type="float">
            <text:p>3.7118117506</text:p>
          </table:table-cell>
          <table:table-cell table:formula="of:=[.E872]" office:value-type="float" office:value="0" calcext:value-type="float">
            <text:p>0</text:p>
          </table:table-cell>
          <table:table-cell table:formula="of:=[.D873]*COS(2*PI()*[.E873]*[.B873])" office:value-type="float" office:value="3.71181175063627" calcext:value-type="float">
            <text:p>3.7118117506</text:p>
          </table:table-cell>
          <table:table-cell table:number-columns-repeated="1017"/>
        </table:table-row>
        <table:table-row table:style-name="ro1">
          <table:table-cell table:formula="of:=[.A873]+1" office:value-type="float" office:value="870" calcext:value-type="float">
            <text:p>870</text:p>
          </table:table-cell>
          <table:table-cell table:formula="of:=[.B873]+[.C873]" office:value-type="float" office:value="0.852105778648392" calcext:value-type="float">
            <text:p>0.8521057786</text:p>
          </table:table-cell>
          <table:table-cell table:formula="of:=[.C873]" office:value-type="float" office:value="0.000979431929480901" calcext:value-type="float">
            <text:p>0.0009794319</text:p>
          </table:table-cell>
          <table:table-cell table:formula="of:=4+3*COS(2*PI()*[.B874])+7*COS(4*PI()*[.B874])" office:value-type="float" office:value="3.80909853484078" calcext:value-type="float">
            <text:p>3.8090985348</text:p>
          </table:table-cell>
          <table:table-cell table:formula="of:=[.E873]" office:value-type="float" office:value="0" calcext:value-type="float">
            <text:p>0</text:p>
          </table:table-cell>
          <table:table-cell table:formula="of:=[.D874]*COS(2*PI()*[.E874]*[.B874])" office:value-type="float" office:value="3.80909853484078" calcext:value-type="float">
            <text:p>3.8090985348</text:p>
          </table:table-cell>
          <table:table-cell table:number-columns-repeated="1017"/>
        </table:table-row>
        <table:table-row table:style-name="ro1">
          <table:table-cell table:formula="of:=[.A874]+1" office:value-type="float" office:value="871" calcext:value-type="float">
            <text:p>871</text:p>
          </table:table-cell>
          <table:table-cell table:formula="of:=[.B874]+[.C874]" office:value-type="float" office:value="0.853085210577872" calcext:value-type="float">
            <text:p>0.8530852106</text:p>
          </table:table-cell>
          <table:table-cell table:formula="of:=[.C874]" office:value-type="float" office:value="0.000979431929480901" calcext:value-type="float">
            <text:p>0.0009794319</text:p>
          </table:table-cell>
          <table:table-cell table:formula="of:=4+3*COS(2*PI()*[.B875])+7*COS(4*PI()*[.B875])" office:value-type="float" office:value="3.90661820564367" calcext:value-type="float">
            <text:p>3.9066182056</text:p>
          </table:table-cell>
          <table:table-cell table:formula="of:=[.E874]" office:value-type="float" office:value="0" calcext:value-type="float">
            <text:p>0</text:p>
          </table:table-cell>
          <table:table-cell table:formula="of:=[.D875]*COS(2*PI()*[.E875]*[.B875])" office:value-type="float" office:value="3.90661820564367" calcext:value-type="float">
            <text:p>3.9066182056</text:p>
          </table:table-cell>
          <table:table-cell table:number-columns-repeated="1017"/>
        </table:table-row>
        <table:table-row table:style-name="ro1">
          <table:table-cell table:formula="of:=[.A875]+1" office:value-type="float" office:value="872" calcext:value-type="float">
            <text:p>872</text:p>
          </table:table-cell>
          <table:table-cell table:formula="of:=[.B875]+[.C875]" office:value-type="float" office:value="0.854064642507353" calcext:value-type="float">
            <text:p>0.8540646425</text:p>
          </table:table-cell>
          <table:table-cell table:formula="of:=[.C875]" office:value-type="float" office:value="0.000979431929480901" calcext:value-type="float">
            <text:p>0.0009794319</text:p>
          </table:table-cell>
          <table:table-cell table:formula="of:=4+3*COS(2*PI()*[.B876])+7*COS(4*PI()*[.B876])" office:value-type="float" office:value="4.00435766707608" calcext:value-type="float">
            <text:p>4.0043576671</text:p>
          </table:table-cell>
          <table:table-cell table:formula="of:=[.E875]" office:value-type="float" office:value="0" calcext:value-type="float">
            <text:p>0</text:p>
          </table:table-cell>
          <table:table-cell table:formula="of:=[.D876]*COS(2*PI()*[.E876]*[.B876])" office:value-type="float" office:value="4.00435766707608" calcext:value-type="float">
            <text:p>4.0043576671</text:p>
          </table:table-cell>
          <table:table-cell table:number-columns-repeated="1017"/>
        </table:table-row>
        <table:table-row table:style-name="ro1">
          <table:table-cell table:formula="of:=[.A876]+1" office:value-type="float" office:value="873" calcext:value-type="float">
            <text:p>873</text:p>
          </table:table-cell>
          <table:table-cell table:formula="of:=[.B876]+[.C876]" office:value-type="float" office:value="0.855044074436834" calcext:value-type="float">
            <text:p>0.8550440744</text:p>
          </table:table-cell>
          <table:table-cell table:formula="of:=[.C876]" office:value-type="float" office:value="0.000979431929480901" calcext:value-type="float">
            <text:p>0.0009794319</text:p>
          </table:table-cell>
          <table:table-cell table:formula="of:=4+3*COS(2*PI()*[.B877])+7*COS(4*PI()*[.B877])" office:value-type="float" office:value="4.10230378208671" calcext:value-type="float">
            <text:p>4.1023037821</text:p>
          </table:table-cell>
          <table:table-cell table:formula="of:=[.E876]" office:value-type="float" office:value="0" calcext:value-type="float">
            <text:p>0</text:p>
          </table:table-cell>
          <table:table-cell table:formula="of:=[.D877]*COS(2*PI()*[.E877]*[.B877])" office:value-type="float" office:value="4.10230378208671" calcext:value-type="float">
            <text:p>4.1023037821</text:p>
          </table:table-cell>
          <table:table-cell table:number-columns-repeated="1017"/>
        </table:table-row>
        <table:table-row table:style-name="ro1">
          <table:table-cell table:formula="of:=[.A877]+1" office:value-type="float" office:value="874" calcext:value-type="float">
            <text:p>874</text:p>
          </table:table-cell>
          <table:table-cell table:formula="of:=[.B877]+[.C877]" office:value-type="float" office:value="0.856023506366315" calcext:value-type="float">
            <text:p>0.8560235064</text:p>
          </table:table-cell>
          <table:table-cell table:formula="of:=[.C877]" office:value-type="float" office:value="0.000979431929480901" calcext:value-type="float">
            <text:p>0.0009794319</text:p>
          </table:table-cell>
          <table:table-cell table:formula="of:=4+3*COS(2*PI()*[.B878])+7*COS(4*PI()*[.B878])" office:value-type="float" office:value="4.20044337446866" calcext:value-type="float">
            <text:p>4.2004433745</text:p>
          </table:table-cell>
          <table:table-cell table:formula="of:=[.E877]" office:value-type="float" office:value="0" calcext:value-type="float">
            <text:p>0</text:p>
          </table:table-cell>
          <table:table-cell table:formula="of:=[.D878]*COS(2*PI()*[.E878]*[.B878])" office:value-type="float" office:value="4.20044337446866" calcext:value-type="float">
            <text:p>4.2004433745</text:p>
          </table:table-cell>
          <table:table-cell table:number-columns-repeated="1017"/>
        </table:table-row>
        <table:table-row table:style-name="ro1">
          <table:table-cell table:formula="of:=[.A878]+1" office:value-type="float" office:value="875" calcext:value-type="float">
            <text:p>875</text:p>
          </table:table-cell>
          <table:table-cell table:formula="of:=[.B878]+[.C878]" office:value-type="float" office:value="0.857002938295796" calcext:value-type="float">
            <text:p>0.8570029383</text:p>
          </table:table-cell>
          <table:table-cell table:formula="of:=[.C878]" office:value-type="float" office:value="0.000979431929480901" calcext:value-type="float">
            <text:p>0.0009794319</text:p>
          </table:table-cell>
          <table:table-cell table:formula="of:=4+3*COS(2*PI()*[.B879])+7*COS(4*PI()*[.B879])" office:value-type="float" office:value="4.29876323079249" calcext:value-type="float">
            <text:p>4.2987632308</text:p>
          </table:table-cell>
          <table:table-cell table:formula="of:=[.E878]" office:value-type="float" office:value="0" calcext:value-type="float">
            <text:p>0</text:p>
          </table:table-cell>
          <table:table-cell table:formula="of:=[.D879]*COS(2*PI()*[.E879]*[.B879])" office:value-type="float" office:value="4.29876323079249" calcext:value-type="float">
            <text:p>4.2987632308</text:p>
          </table:table-cell>
          <table:table-cell table:number-columns-repeated="1017"/>
        </table:table-row>
        <table:table-row table:style-name="ro1">
          <table:table-cell table:formula="of:=[.A879]+1" office:value-type="float" office:value="876" calcext:value-type="float">
            <text:p>876</text:p>
          </table:table-cell>
          <table:table-cell table:formula="of:=[.B879]+[.C879]" office:value-type="float" office:value="0.857982370225277" calcext:value-type="float">
            <text:p>0.8579823702</text:p>
          </table:table-cell>
          <table:table-cell table:formula="of:=[.C879]" office:value-type="float" office:value="0.000979431929480901" calcext:value-type="float">
            <text:p>0.0009794319</text:p>
          </table:table-cell>
          <table:table-cell table:formula="of:=4+3*COS(2*PI()*[.B880])+7*COS(4*PI()*[.B880])" office:value-type="float" office:value="4.39725010234526" calcext:value-type="float">
            <text:p>4.3972501023</text:p>
          </table:table-cell>
          <table:table-cell table:formula="of:=[.E879]" office:value-type="float" office:value="0" calcext:value-type="float">
            <text:p>0</text:p>
          </table:table-cell>
          <table:table-cell table:formula="of:=[.D880]*COS(2*PI()*[.E880]*[.B880])" office:value-type="float" office:value="4.39725010234526" calcext:value-type="float">
            <text:p>4.3972501023</text:p>
          </table:table-cell>
          <table:table-cell table:number-columns-repeated="1017"/>
        </table:table-row>
        <table:table-row table:style-name="ro1">
          <table:table-cell table:formula="of:=[.A880]+1" office:value-type="float" office:value="877" calcext:value-type="float">
            <text:p>877</text:p>
          </table:table-cell>
          <table:table-cell table:formula="of:=[.B880]+[.C880]" office:value-type="float" office:value="0.858961802154758" calcext:value-type="float">
            <text:p>0.8589618022</text:p>
          </table:table-cell>
          <table:table-cell table:formula="of:=[.C880]" office:value-type="float" office:value="0.000979431929480901" calcext:value-type="float">
            <text:p>0.0009794319</text:p>
          </table:table-cell>
          <table:table-cell table:formula="of:=4+3*COS(2*PI()*[.B881])+7*COS(4*PI()*[.B881])" office:value-type="float" office:value="4.4958907070751" calcext:value-type="float">
            <text:p>4.4958907071</text:p>
          </table:table-cell>
          <table:table-cell table:formula="of:=[.E880]" office:value-type="float" office:value="0" calcext:value-type="float">
            <text:p>0</text:p>
          </table:table-cell>
          <table:table-cell table:formula="of:=[.D881]*COS(2*PI()*[.E881]*[.B881])" office:value-type="float" office:value="4.4958907070751" calcext:value-type="float">
            <text:p>4.4958907071</text:p>
          </table:table-cell>
          <table:table-cell table:number-columns-repeated="1017"/>
        </table:table-row>
        <table:table-row table:style-name="ro1">
          <table:table-cell table:formula="of:=[.A881]+1" office:value-type="float" office:value="878" calcext:value-type="float">
            <text:p>878</text:p>
          </table:table-cell>
          <table:table-cell table:formula="of:=[.B881]+[.C881]" office:value-type="float" office:value="0.859941234084239" calcext:value-type="float">
            <text:p>0.8599412341</text:p>
          </table:table-cell>
          <table:table-cell table:formula="of:=[.C881]" office:value-type="float" office:value="0.000979431929480901" calcext:value-type="float">
            <text:p>0.0009794319</text:p>
          </table:table-cell>
          <table:table-cell table:formula="of:=4+3*COS(2*PI()*[.B882])+7*COS(4*PI()*[.B882])" office:value-type="float" office:value="4.5946717315413" calcext:value-type="float">
            <text:p>4.5946717315</text:p>
          </table:table-cell>
          <table:table-cell table:formula="of:=[.E881]" office:value-type="float" office:value="0" calcext:value-type="float">
            <text:p>0</text:p>
          </table:table-cell>
          <table:table-cell table:formula="of:=[.D882]*COS(2*PI()*[.E882]*[.B882])" office:value-type="float" office:value="4.5946717315413" calcext:value-type="float">
            <text:p>4.5946717315</text:p>
          </table:table-cell>
          <table:table-cell table:number-columns-repeated="1017"/>
        </table:table-row>
        <table:table-row table:style-name="ro1">
          <table:table-cell table:formula="of:=[.A882]+1" office:value-type="float" office:value="879" calcext:value-type="float">
            <text:p>879</text:p>
          </table:table-cell>
          <table:table-cell table:formula="of:=[.B882]+[.C882]" office:value-type="float" office:value="0.86092066601372" calcext:value-type="float">
            <text:p>0.860920666</text:p>
          </table:table-cell>
          <table:table-cell table:formula="of:=[.C882]" office:value-type="float" office:value="0.000979431929480901" calcext:value-type="float">
            <text:p>0.0009794319</text:p>
          </table:table-cell>
          <table:table-cell table:formula="of:=4+3*COS(2*PI()*[.B883])+7*COS(4*PI()*[.B883])" office:value-type="float" office:value="4.69357983286932" calcext:value-type="float">
            <text:p>4.6935798329</text:p>
          </table:table-cell>
          <table:table-cell table:formula="of:=[.E882]" office:value-type="float" office:value="0" calcext:value-type="float">
            <text:p>0</text:p>
          </table:table-cell>
          <table:table-cell table:formula="of:=[.D883]*COS(2*PI()*[.E883]*[.B883])" office:value-type="float" office:value="4.69357983286932" calcext:value-type="float">
            <text:p>4.6935798329</text:p>
          </table:table-cell>
          <table:table-cell table:number-columns-repeated="1017"/>
        </table:table-row>
        <table:table-row table:style-name="ro1">
          <table:table-cell table:formula="of:=[.A883]+1" office:value-type="float" office:value="880" calcext:value-type="float">
            <text:p>880</text:p>
          </table:table-cell>
          <table:table-cell table:formula="of:=[.B883]+[.C883]" office:value-type="float" office:value="0.861900097943201" calcext:value-type="float">
            <text:p>0.8619000979</text:p>
          </table:table-cell>
          <table:table-cell table:formula="of:=[.C883]" office:value-type="float" office:value="0.000979431929480901" calcext:value-type="float">
            <text:p>0.0009794319</text:p>
          </table:table-cell>
          <table:table-cell table:formula="of:=4+3*COS(2*PI()*[.B884])+7*COS(4*PI()*[.B884])" office:value-type="float" office:value="4.79260164071065" calcext:value-type="float">
            <text:p>4.7926016407</text:p>
          </table:table-cell>
          <table:table-cell table:formula="of:=[.E883]" office:value-type="float" office:value="0" calcext:value-type="float">
            <text:p>0</text:p>
          </table:table-cell>
          <table:table-cell table:formula="of:=[.D884]*COS(2*PI()*[.E884]*[.B884])" office:value-type="float" office:value="4.79260164071065" calcext:value-type="float">
            <text:p>4.7926016407</text:p>
          </table:table-cell>
          <table:table-cell table:number-columns-repeated="1017"/>
        </table:table-row>
        <table:table-row table:style-name="ro1">
          <table:table-cell table:formula="of:=[.A884]+1" office:value-type="float" office:value="881" calcext:value-type="float">
            <text:p>881</text:p>
          </table:table-cell>
          <table:table-cell table:formula="of:=[.B884]+[.C884]" office:value-type="float" office:value="0.862879529872682" calcext:value-type="float">
            <text:p>0.8628795299</text:p>
          </table:table-cell>
          <table:table-cell table:formula="of:=[.C884]" office:value-type="float" office:value="0.000979431929480901" calcext:value-type="float">
            <text:p>0.0009794319</text:p>
          </table:table-cell>
          <table:table-cell table:formula="of:=4+3*COS(2*PI()*[.B885])+7*COS(4*PI()*[.B885])" office:value-type="float" office:value="4.89172375920711" calcext:value-type="float">
            <text:p>4.8917237592</text:p>
          </table:table-cell>
          <table:table-cell table:formula="of:=[.E884]" office:value-type="float" office:value="0" calcext:value-type="float">
            <text:p>0</text:p>
          </table:table-cell>
          <table:table-cell table:formula="of:=[.D885]*COS(2*PI()*[.E885]*[.B885])" office:value-type="float" office:value="4.89172375920711" calcext:value-type="float">
            <text:p>4.8917237592</text:p>
          </table:table-cell>
          <table:table-cell table:number-columns-repeated="1017"/>
        </table:table-row>
        <table:table-row table:style-name="ro1">
          <table:table-cell table:formula="of:=[.A885]+1" office:value-type="float" office:value="882" calcext:value-type="float">
            <text:p>882</text:p>
          </table:table-cell>
          <table:table-cell table:formula="of:=[.B885]+[.C885]" office:value-type="float" office:value="0.863858961802162" calcext:value-type="float">
            <text:p>0.8638589618</text:p>
          </table:table-cell>
          <table:table-cell table:formula="of:=[.C885]" office:value-type="float" office:value="0.000979431929480901" calcext:value-type="float">
            <text:p>0.0009794319</text:p>
          </table:table-cell>
          <table:table-cell table:formula="of:=4+3*COS(2*PI()*[.B886])+7*COS(4*PI()*[.B886])" office:value-type="float" office:value="4.99093276895936" calcext:value-type="float">
            <text:p>4.990932769</text:p>
          </table:table-cell>
          <table:table-cell table:formula="of:=[.E885]" office:value-type="float" office:value="0" calcext:value-type="float">
            <text:p>0</text:p>
          </table:table-cell>
          <table:table-cell table:formula="of:=[.D886]*COS(2*PI()*[.E886]*[.B886])" office:value-type="float" office:value="4.99093276895936" calcext:value-type="float">
            <text:p>4.990932769</text:p>
          </table:table-cell>
          <table:table-cell table:number-columns-repeated="1017"/>
        </table:table-row>
        <table:table-row table:style-name="ro1">
          <table:table-cell table:formula="of:=[.A886]+1" office:value-type="float" office:value="883" calcext:value-type="float">
            <text:p>883</text:p>
          </table:table-cell>
          <table:table-cell table:formula="of:=[.B886]+[.C886]" office:value-type="float" office:value="0.864838393731643" calcext:value-type="float">
            <text:p>0.8648383937</text:p>
          </table:table-cell>
          <table:table-cell table:formula="of:=[.C886]" office:value-type="float" office:value="0.000979431929480901" calcext:value-type="float">
            <text:p>0.0009794319</text:p>
          </table:table-cell>
          <table:table-cell table:formula="of:=4+3*COS(2*PI()*[.B887])+7*COS(4*PI()*[.B887])" office:value-type="float" office:value="5.09021522899921" calcext:value-type="float">
            <text:p>5.090215229</text:p>
          </table:table-cell>
          <table:table-cell table:formula="of:=[.E886]" office:value-type="float" office:value="0" calcext:value-type="float">
            <text:p>0</text:p>
          </table:table-cell>
          <table:table-cell table:formula="of:=[.D887]*COS(2*PI()*[.E887]*[.B887])" office:value-type="float" office:value="5.09021522899921" calcext:value-type="float">
            <text:p>5.090215229</text:p>
          </table:table-cell>
          <table:table-cell table:number-columns-repeated="1017"/>
        </table:table-row>
        <table:table-row table:style-name="ro1">
          <table:table-cell table:formula="of:=[.A887]+1" office:value-type="float" office:value="884" calcext:value-type="float">
            <text:p>884</text:p>
          </table:table-cell>
          <table:table-cell table:formula="of:=[.B887]+[.C887]" office:value-type="float" office:value="0.865817825661124" calcext:value-type="float">
            <text:p>0.8658178257</text:p>
          </table:table-cell>
          <table:table-cell table:formula="of:=[.C887]" office:value-type="float" office:value="0.000979431929480901" calcext:value-type="float">
            <text:p>0.0009794319</text:p>
          </table:table-cell>
          <table:table-cell table:formula="of:=4+3*COS(2*PI()*[.B888])+7*COS(4*PI()*[.B888])" office:value-type="float" office:value="5.18955767876564" calcext:value-type="float">
            <text:p>5.1895576788</text:p>
          </table:table-cell>
          <table:table-cell table:formula="of:=[.E887]" office:value-type="float" office:value="0" calcext:value-type="float">
            <text:p>0</text:p>
          </table:table-cell>
          <table:table-cell table:formula="of:=[.D888]*COS(2*PI()*[.E888]*[.B888])" office:value-type="float" office:value="5.18955767876564" calcext:value-type="float">
            <text:p>5.1895576788</text:p>
          </table:table-cell>
          <table:table-cell table:number-columns-repeated="1017"/>
        </table:table-row>
        <table:table-row table:style-name="ro1">
          <table:table-cell table:formula="of:=[.A888]+1" office:value-type="float" office:value="885" calcext:value-type="float">
            <text:p>885</text:p>
          </table:table-cell>
          <table:table-cell table:formula="of:=[.B888]+[.C888]" office:value-type="float" office:value="0.866797257590605" calcext:value-type="float">
            <text:p>0.8667972576</text:p>
          </table:table-cell>
          <table:table-cell table:formula="of:=[.C888]" office:value-type="float" office:value="0.000979431929480901" calcext:value-type="float">
            <text:p>0.0009794319</text:p>
          </table:table-cell>
          <table:table-cell table:formula="of:=4+3*COS(2*PI()*[.B889])+7*COS(4*PI()*[.B889])" office:value-type="float" office:value="5.28894664008399" calcext:value-type="float">
            <text:p>5.2889466401</text:p>
          </table:table-cell>
          <table:table-cell table:formula="of:=[.E888]" office:value-type="float" office:value="0" calcext:value-type="float">
            <text:p>0</text:p>
          </table:table-cell>
          <table:table-cell table:formula="of:=[.D889]*COS(2*PI()*[.E889]*[.B889])" office:value-type="float" office:value="5.28894664008399" calcext:value-type="float">
            <text:p>5.2889466401</text:p>
          </table:table-cell>
          <table:table-cell table:number-columns-repeated="1017"/>
        </table:table-row>
        <table:table-row table:style-name="ro1">
          <table:table-cell table:formula="of:=[.A889]+1" office:value-type="float" office:value="886" calcext:value-type="float">
            <text:p>886</text:p>
          </table:table-cell>
          <table:table-cell table:formula="of:=[.B889]+[.C889]" office:value-type="float" office:value="0.867776689520086" calcext:value-type="float">
            <text:p>0.8677766895</text:p>
          </table:table-cell>
          <table:table-cell table:formula="of:=[.C889]" office:value-type="float" office:value="0.000979431929480901" calcext:value-type="float">
            <text:p>0.0009794319</text:p>
          </table:table-cell>
          <table:table-cell table:formula="of:=4+3*COS(2*PI()*[.B890])+7*COS(4*PI()*[.B890])" office:value-type="float" office:value="5.38836861914825" calcext:value-type="float">
            <text:p>5.3883686191</text:p>
          </table:table-cell>
          <table:table-cell table:formula="of:=[.E889]" office:value-type="float" office:value="0" calcext:value-type="float">
            <text:p>0</text:p>
          </table:table-cell>
          <table:table-cell table:formula="of:=[.D890]*COS(2*PI()*[.E890]*[.B890])" office:value-type="float" office:value="5.38836861914825" calcext:value-type="float">
            <text:p>5.3883686191</text:p>
          </table:table-cell>
          <table:table-cell table:number-columns-repeated="1017"/>
        </table:table-row>
        <table:table-row table:style-name="ro1">
          <table:table-cell table:formula="of:=[.A890]+1" office:value-type="float" office:value="887" calcext:value-type="float">
            <text:p>887</text:p>
          </table:table-cell>
          <table:table-cell table:formula="of:=[.B890]+[.C890]" office:value-type="float" office:value="0.868756121449567" calcext:value-type="float">
            <text:p>0.8687561214</text:p>
          </table:table-cell>
          <table:table-cell table:formula="of:=[.C890]" office:value-type="float" office:value="0.000979431929480901" calcext:value-type="float">
            <text:p>0.0009794319</text:p>
          </table:table-cell>
          <table:table-cell table:formula="of:=4+3*COS(2*PI()*[.B891])+7*COS(4*PI()*[.B891])" office:value-type="float" office:value="5.48781010850591" calcext:value-type="float">
            <text:p>5.4878101085</text:p>
          </table:table-cell>
          <table:table-cell table:formula="of:=[.E890]" office:value-type="float" office:value="0" calcext:value-type="float">
            <text:p>0</text:p>
          </table:table-cell>
          <table:table-cell table:formula="of:=[.D891]*COS(2*PI()*[.E891]*[.B891])" office:value-type="float" office:value="5.48781010850591" calcext:value-type="float">
            <text:p>5.4878101085</text:p>
          </table:table-cell>
          <table:table-cell table:number-columns-repeated="1017"/>
        </table:table-row>
        <table:table-row table:style-name="ro1">
          <table:table-cell table:formula="of:=[.A891]+1" office:value-type="float" office:value="888" calcext:value-type="float">
            <text:p>888</text:p>
          </table:table-cell>
          <table:table-cell table:formula="of:=[.B891]+[.C891]" office:value-type="float" office:value="0.869735553379048" calcext:value-type="float">
            <text:p>0.8697355534</text:p>
          </table:table-cell>
          <table:table-cell table:formula="of:=[.C891]" office:value-type="float" office:value="0.000979431929480901" calcext:value-type="float">
            <text:p>0.0009794319</text:p>
          </table:table-cell>
          <table:table-cell table:formula="of:=4+3*COS(2*PI()*[.B892])+7*COS(4*PI()*[.B892])" office:value-type="float" office:value="5.58725758904534" calcext:value-type="float">
            <text:p>5.587257589</text:p>
          </table:table-cell>
          <table:table-cell table:formula="of:=[.E891]" office:value-type="float" office:value="0" calcext:value-type="float">
            <text:p>0</text:p>
          </table:table-cell>
          <table:table-cell table:formula="of:=[.D892]*COS(2*PI()*[.E892]*[.B892])" office:value-type="float" office:value="5.58725758904534" calcext:value-type="float">
            <text:p>5.587257589</text:p>
          </table:table-cell>
          <table:table-cell table:number-columns-repeated="1017"/>
        </table:table-row>
        <table:table-row table:style-name="ro1">
          <table:table-cell table:formula="of:=[.A892]+1" office:value-type="float" office:value="889" calcext:value-type="float">
            <text:p>889</text:p>
          </table:table-cell>
          <table:table-cell table:formula="of:=[.B892]+[.C892]" office:value-type="float" office:value="0.870714985308529" calcext:value-type="float">
            <text:p>0.8707149853</text:p>
          </table:table-cell>
          <table:table-cell table:formula="of:=[.C892]" office:value-type="float" office:value="0.000979431929480901" calcext:value-type="float">
            <text:p>0.0009794319</text:p>
          </table:table-cell>
          <table:table-cell table:formula="of:=4+3*COS(2*PI()*[.B893])+7*COS(4*PI()*[.B893])" office:value-type="float" office:value="5.68669753198523" calcext:value-type="float">
            <text:p>5.686697532</text:p>
          </table:table-cell>
          <table:table-cell table:formula="of:=[.E892]" office:value-type="float" office:value="0" calcext:value-type="float">
            <text:p>0</text:p>
          </table:table-cell>
          <table:table-cell table:formula="of:=[.D893]*COS(2*PI()*[.E893]*[.B893])" office:value-type="float" office:value="5.68669753198523" calcext:value-type="float">
            <text:p>5.686697532</text:p>
          </table:table-cell>
          <table:table-cell table:number-columns-repeated="1017"/>
        </table:table-row>
        <table:table-row table:style-name="ro1">
          <table:table-cell table:formula="of:=[.A893]+1" office:value-type="float" office:value="890" calcext:value-type="float">
            <text:p>890</text:p>
          </table:table-cell>
          <table:table-cell table:formula="of:=[.B893]+[.C893]" office:value-type="float" office:value="0.87169441723801" calcext:value-type="float">
            <text:p>0.8716944172</text:p>
          </table:table-cell>
          <table:table-cell table:formula="of:=[.C893]" office:value-type="float" office:value="0.000979431929480901" calcext:value-type="float">
            <text:p>0.0009794319</text:p>
          </table:table-cell>
          <table:table-cell table:formula="of:=4+3*COS(2*PI()*[.B894])+7*COS(4*PI()*[.B894])" office:value-type="float" office:value="5.7861164008657" calcext:value-type="float">
            <text:p>5.7861164009</text:p>
          </table:table-cell>
          <table:table-cell table:formula="of:=[.E893]" office:value-type="float" office:value="0" calcext:value-type="float">
            <text:p>0</text:p>
          </table:table-cell>
          <table:table-cell table:formula="of:=[.D894]*COS(2*PI()*[.E894]*[.B894])" office:value-type="float" office:value="5.7861164008657" calcext:value-type="float">
            <text:p>5.7861164009</text:p>
          </table:table-cell>
          <table:table-cell table:number-columns-repeated="1017"/>
        </table:table-row>
        <table:table-row table:style-name="ro1">
          <table:table-cell table:formula="of:=[.A894]+1" office:value-type="float" office:value="891" calcext:value-type="float">
            <text:p>891</text:p>
          </table:table-cell>
          <table:table-cell table:formula="of:=[.B894]+[.C894]" office:value-type="float" office:value="0.872673849167491" calcext:value-type="float">
            <text:p>0.8726738492</text:p>
          </table:table-cell>
          <table:table-cell table:formula="of:=[.C894]" office:value-type="float" office:value="0.000979431929480901" calcext:value-type="float">
            <text:p>0.0009794319</text:p>
          </table:table-cell>
          <table:table-cell table:formula="of:=4+3*COS(2*PI()*[.B895])+7*COS(4*PI()*[.B895])" office:value-type="float" office:value="5.88550065354111" calcext:value-type="float">
            <text:p>5.8855006535</text:p>
          </table:table-cell>
          <table:table-cell table:formula="of:=[.E894]" office:value-type="float" office:value="0" calcext:value-type="float">
            <text:p>0</text:p>
          </table:table-cell>
          <table:table-cell table:formula="of:=[.D895]*COS(2*PI()*[.E895]*[.B895])" office:value-type="float" office:value="5.88550065354111" calcext:value-type="float">
            <text:p>5.8855006535</text:p>
          </table:table-cell>
          <table:table-cell table:number-columns-repeated="1017"/>
        </table:table-row>
        <table:table-row table:style-name="ro1">
          <table:table-cell table:formula="of:=[.A895]+1" office:value-type="float" office:value="892" calcext:value-type="float">
            <text:p>892</text:p>
          </table:table-cell>
          <table:table-cell table:formula="of:=[.B895]+[.C895]" office:value-type="float" office:value="0.873653281096972" calcext:value-type="float">
            <text:p>0.8736532811</text:p>
          </table:table-cell>
          <table:table-cell table:formula="of:=[.C895]" office:value-type="float" office:value="0.000979431929480901" calcext:value-type="float">
            <text:p>0.0009794319</text:p>
          </table:table-cell>
          <table:table-cell table:formula="of:=4+3*COS(2*PI()*[.B896])+7*COS(4*PI()*[.B896])" office:value-type="float" office:value="5.98483674417392" calcext:value-type="float">
            <text:p>5.9848367442</text:p>
          </table:table-cell>
          <table:table-cell table:formula="of:=[.E895]" office:value-type="float" office:value="0" calcext:value-type="float">
            <text:p>0</text:p>
          </table:table-cell>
          <table:table-cell table:formula="of:=[.D896]*COS(2*PI()*[.E896]*[.B896])" office:value-type="float" office:value="5.98483674417392" calcext:value-type="float">
            <text:p>5.9848367442</text:p>
          </table:table-cell>
          <table:table-cell table:number-columns-repeated="1017"/>
        </table:table-row>
        <table:table-row table:style-name="ro1">
          <table:table-cell table:formula="of:=[.A896]+1" office:value-type="float" office:value="893" calcext:value-type="float">
            <text:p>893</text:p>
          </table:table-cell>
          <table:table-cell table:formula="of:=[.B896]+[.C896]" office:value-type="float" office:value="0.874632713026453" calcext:value-type="float">
            <text:p>0.874632713</text:p>
          </table:table-cell>
          <table:table-cell table:formula="of:=[.C896]" office:value-type="float" office:value="0.000979431929480901" calcext:value-type="float">
            <text:p>0.0009794319</text:p>
          </table:table-cell>
          <table:table-cell table:formula="of:=4+3*COS(2*PI()*[.B897])+7*COS(4*PI()*[.B897])" office:value-type="float" office:value="6.08411112522953" calcext:value-type="float">
            <text:p>6.0841111252</text:p>
          </table:table-cell>
          <table:table-cell table:formula="of:=[.E896]" office:value-type="float" office:value="0" calcext:value-type="float">
            <text:p>0</text:p>
          </table:table-cell>
          <table:table-cell table:formula="of:=[.D897]*COS(2*PI()*[.E897]*[.B897])" office:value-type="float" office:value="6.08411112522953" calcext:value-type="float">
            <text:p>6.0841111252</text:p>
          </table:table-cell>
          <table:table-cell table:number-columns-repeated="1017"/>
        </table:table-row>
        <table:table-row table:style-name="ro1">
          <table:table-cell table:formula="of:=[.A897]+1" office:value-type="float" office:value="894" calcext:value-type="float">
            <text:p>894</text:p>
          </table:table-cell>
          <table:table-cell table:formula="of:=[.B897]+[.C897]" office:value-type="float" office:value="0.875612144955933" calcext:value-type="float">
            <text:p>0.875612145</text:p>
          </table:table-cell>
          <table:table-cell table:formula="of:=[.C897]" office:value-type="float" office:value="0.000979431929480901" calcext:value-type="float">
            <text:p>0.0009794319</text:p>
          </table:table-cell>
          <table:table-cell table:formula="of:=4+3*COS(2*PI()*[.B898])+7*COS(4*PI()*[.B898])" office:value-type="float" office:value="6.18331024947162" calcext:value-type="float">
            <text:p>6.1833102495</text:p>
          </table:table-cell>
          <table:table-cell table:formula="of:=[.E897]" office:value-type="float" office:value="0" calcext:value-type="float">
            <text:p>0</text:p>
          </table:table-cell>
          <table:table-cell table:formula="of:=[.D898]*COS(2*PI()*[.E898]*[.B898])" office:value-type="float" office:value="6.18331024947162" calcext:value-type="float">
            <text:p>6.1833102495</text:p>
          </table:table-cell>
          <table:table-cell table:number-columns-repeated="1017"/>
        </table:table-row>
        <table:table-row table:style-name="ro1">
          <table:table-cell table:formula="of:=[.A898]+1" office:value-type="float" office:value="895" calcext:value-type="float">
            <text:p>895</text:p>
          </table:table-cell>
          <table:table-cell table:formula="of:=[.B898]+[.C898]" office:value-type="float" office:value="0.876591576885414" calcext:value-type="float">
            <text:p>0.8765915769</text:p>
          </table:table-cell>
          <table:table-cell table:formula="of:=[.C898]" office:value-type="float" office:value="0.000979431929480901" calcext:value-type="float">
            <text:p>0.0009794319</text:p>
          </table:table-cell>
          <table:table-cell table:formula="of:=4+3*COS(2*PI()*[.B899])+7*COS(4*PI()*[.B899])" office:value-type="float" office:value="6.28242057195795" calcext:value-type="float">
            <text:p>6.282420572</text:p>
          </table:table-cell>
          <table:table-cell table:formula="of:=[.E898]" office:value-type="float" office:value="0" calcext:value-type="float">
            <text:p>0</text:p>
          </table:table-cell>
          <table:table-cell table:formula="of:=[.D899]*COS(2*PI()*[.E899]*[.B899])" office:value-type="float" office:value="6.28242057195795" calcext:value-type="float">
            <text:p>6.282420572</text:p>
          </table:table-cell>
          <table:table-cell table:number-columns-repeated="1017"/>
        </table:table-row>
        <table:table-row table:style-name="ro1">
          <table:table-cell table:formula="of:=[.A899]+1" office:value-type="float" office:value="896" calcext:value-type="float">
            <text:p>896</text:p>
          </table:table-cell>
          <table:table-cell table:formula="of:=[.B899]+[.C899]" office:value-type="float" office:value="0.877571008814895" calcext:value-type="float">
            <text:p>0.8775710088</text:p>
          </table:table-cell>
          <table:table-cell table:formula="of:=[.C899]" office:value-type="float" office:value="0.000979431929480901" calcext:value-type="float">
            <text:p>0.0009794319</text:p>
          </table:table-cell>
          <table:table-cell table:formula="of:=4+3*COS(2*PI()*[.B900])+7*COS(4*PI()*[.B900])" office:value-type="float" office:value="6.38142855203594" calcext:value-type="float">
            <text:p>6.381428552</text:p>
          </table:table-cell>
          <table:table-cell table:formula="of:=[.E899]" office:value-type="float" office:value="0" calcext:value-type="float">
            <text:p>0</text:p>
          </table:table-cell>
          <table:table-cell table:formula="of:=[.D900]*COS(2*PI()*[.E900]*[.B900])" office:value-type="float" office:value="6.38142855203594" calcext:value-type="float">
            <text:p>6.381428552</text:p>
          </table:table-cell>
          <table:table-cell table:number-columns-repeated="1017"/>
        </table:table-row>
        <table:table-row table:style-name="ro1">
          <table:table-cell table:formula="of:=[.A900]+1" office:value-type="float" office:value="897" calcext:value-type="float">
            <text:p>897</text:p>
          </table:table-cell>
          <table:table-cell table:formula="of:=[.B900]+[.C900]" office:value-type="float" office:value="0.878550440744376" calcext:value-type="float">
            <text:p>0.8785504407</text:p>
          </table:table-cell>
          <table:table-cell table:formula="of:=[.C900]" office:value-type="float" office:value="0.000979431929480901" calcext:value-type="float">
            <text:p>0.0009794319</text:p>
          </table:table-cell>
          <table:table-cell table:formula="of:=4+3*COS(2*PI()*[.B901])+7*COS(4*PI()*[.B901])" office:value-type="float" office:value="6.48032065533817" calcext:value-type="float">
            <text:p>6.4803206553</text:p>
          </table:table-cell>
          <table:table-cell table:formula="of:=[.E900]" office:value-type="float" office:value="0" calcext:value-type="float">
            <text:p>0</text:p>
          </table:table-cell>
          <table:table-cell table:formula="of:=[.D901]*COS(2*PI()*[.E901]*[.B901])" office:value-type="float" office:value="6.48032065533817" calcext:value-type="float">
            <text:p>6.4803206553</text:p>
          </table:table-cell>
          <table:table-cell table:number-columns-repeated="1017"/>
        </table:table-row>
        <table:table-row table:style-name="ro1">
          <table:table-cell table:formula="of:=[.A901]+1" office:value-type="float" office:value="898" calcext:value-type="float">
            <text:p>898</text:p>
          </table:table-cell>
          <table:table-cell table:formula="of:=[.B901]+[.C901]" office:value-type="float" office:value="0.879529872673857" calcext:value-type="float">
            <text:p>0.8795298727</text:p>
          </table:table-cell>
          <table:table-cell table:formula="of:=[.C901]" office:value-type="float" office:value="0.000979431929480901" calcext:value-type="float">
            <text:p>0.0009794319</text:p>
          </table:table-cell>
          <table:table-cell table:formula="of:=4+3*COS(2*PI()*[.B902])+7*COS(4*PI()*[.B902])" office:value-type="float" office:value="6.57908335577711" calcext:value-type="float">
            <text:p>6.5790833558</text:p>
          </table:table-cell>
          <table:table-cell table:formula="of:=[.E901]" office:value-type="float" office:value="0" calcext:value-type="float">
            <text:p>0</text:p>
          </table:table-cell>
          <table:table-cell table:formula="of:=[.D902]*COS(2*PI()*[.E902]*[.B902])" office:value-type="float" office:value="6.57908335577711" calcext:value-type="float">
            <text:p>6.5790833558</text:p>
          </table:table-cell>
          <table:table-cell table:number-columns-repeated="1017"/>
        </table:table-row>
        <table:table-row table:style-name="ro1">
          <table:table-cell table:formula="of:=[.A902]+1" office:value-type="float" office:value="899" calcext:value-type="float">
            <text:p>899</text:p>
          </table:table-cell>
          <table:table-cell table:formula="of:=[.B902]+[.C902]" office:value-type="float" office:value="0.880509304603338" calcext:value-type="float">
            <text:p>0.8805093046</text:p>
          </table:table-cell>
          <table:table-cell table:formula="of:=[.C902]" office:value-type="float" office:value="0.000979431929480901" calcext:value-type="float">
            <text:p>0.0009794319</text:p>
          </table:table-cell>
          <table:table-cell table:formula="of:=4+3*COS(2*PI()*[.B903])+7*COS(4*PI()*[.B903])" office:value-type="float" office:value="6.67770313753904" calcext:value-type="float">
            <text:p>6.6777031375</text:p>
          </table:table-cell>
          <table:table-cell table:formula="of:=[.E902]" office:value-type="float" office:value="0" calcext:value-type="float">
            <text:p>0</text:p>
          </table:table-cell>
          <table:table-cell table:formula="of:=[.D903]*COS(2*PI()*[.E903]*[.B903])" office:value-type="float" office:value="6.67770313753904" calcext:value-type="float">
            <text:p>6.6777031375</text:p>
          </table:table-cell>
          <table:table-cell table:number-columns-repeated="1017"/>
        </table:table-row>
        <table:table-row table:style-name="ro1">
          <table:table-cell table:formula="of:=[.A903]+1" office:value-type="float" office:value="900" calcext:value-type="float">
            <text:p>900</text:p>
          </table:table-cell>
          <table:table-cell table:formula="of:=[.B903]+[.C903]" office:value-type="float" office:value="0.881488736532819" calcext:value-type="float">
            <text:p>0.8814887365</text:p>
          </table:table-cell>
          <table:table-cell table:formula="of:=[.C903]" office:value-type="float" office:value="0.000979431929480901" calcext:value-type="float">
            <text:p>0.0009794319</text:p>
          </table:table-cell>
          <table:table-cell table:formula="of:=4+3*COS(2*PI()*[.B904])+7*COS(4*PI()*[.B904])" office:value-type="float" office:value="6.77616649707671" calcext:value-type="float">
            <text:p>6.7761664971</text:p>
          </table:table-cell>
          <table:table-cell table:formula="of:=[.E903]" office:value-type="float" office:value="0" calcext:value-type="float">
            <text:p>0</text:p>
          </table:table-cell>
          <table:table-cell table:formula="of:=[.D904]*COS(2*PI()*[.E904]*[.B904])" office:value-type="float" office:value="6.77616649707671" calcext:value-type="float">
            <text:p>6.7761664971</text:p>
          </table:table-cell>
          <table:table-cell table:number-columns-repeated="1017"/>
        </table:table-row>
        <table:table-row table:style-name="ro1">
          <table:table-cell table:formula="of:=[.A904]+1" office:value-type="float" office:value="901" calcext:value-type="float">
            <text:p>901</text:p>
          </table:table-cell>
          <table:table-cell table:formula="of:=[.B904]+[.C904]" office:value-type="float" office:value="0.8824681684623" calcext:value-type="float">
            <text:p>0.8824681685</text:p>
          </table:table-cell>
          <table:table-cell table:formula="of:=[.C904]" office:value-type="float" office:value="0.000979431929480901" calcext:value-type="float">
            <text:p>0.0009794319</text:p>
          </table:table-cell>
          <table:table-cell table:formula="of:=4+3*COS(2*PI()*[.B905])+7*COS(4*PI()*[.B905])" office:value-type="float" office:value="6.87445994510054" calcext:value-type="float">
            <text:p>6.8744599451</text:p>
          </table:table-cell>
          <table:table-cell table:formula="of:=[.E904]" office:value-type="float" office:value="0" calcext:value-type="float">
            <text:p>0</text:p>
          </table:table-cell>
          <table:table-cell table:formula="of:=[.D905]*COS(2*PI()*[.E905]*[.B905])" office:value-type="float" office:value="6.87445994510054" calcext:value-type="float">
            <text:p>6.8744599451</text:p>
          </table:table-cell>
          <table:table-cell table:number-columns-repeated="1017"/>
        </table:table-row>
        <table:table-row table:style-name="ro1">
          <table:table-cell table:formula="of:=[.A905]+1" office:value-type="float" office:value="902" calcext:value-type="float">
            <text:p>902</text:p>
          </table:table-cell>
          <table:table-cell table:formula="of:=[.B905]+[.C905]" office:value-type="float" office:value="0.883447600391781" calcext:value-type="float">
            <text:p>0.8834476004</text:p>
          </table:table-cell>
          <table:table-cell table:formula="of:=[.C905]" office:value-type="float" office:value="0.000979431929480901" calcext:value-type="float">
            <text:p>0.0009794319</text:p>
          </table:table-cell>
          <table:table-cell table:formula="of:=4+3*COS(2*PI()*[.B906])+7*COS(4*PI()*[.B906])" office:value-type="float" office:value="6.97257000856802" calcext:value-type="float">
            <text:p>6.9725700086</text:p>
          </table:table-cell>
          <table:table-cell table:formula="of:=[.E905]" office:value-type="float" office:value="0" calcext:value-type="float">
            <text:p>0</text:p>
          </table:table-cell>
          <table:table-cell table:formula="of:=[.D906]*COS(2*PI()*[.E906]*[.B906])" office:value-type="float" office:value="6.97257000856802" calcext:value-type="float">
            <text:p>6.9725700086</text:p>
          </table:table-cell>
          <table:table-cell table:number-columns-repeated="1017"/>
        </table:table-row>
        <table:table-row table:style-name="ro1">
          <table:table-cell table:formula="of:=[.A906]+1" office:value-type="float" office:value="903" calcext:value-type="float">
            <text:p>903</text:p>
          </table:table-cell>
          <table:table-cell table:formula="of:=[.B906]+[.C906]" office:value-type="float" office:value="0.884427032321262" calcext:value-type="float">
            <text:p>0.8844270323</text:p>
          </table:table-cell>
          <table:table-cell table:formula="of:=[.C906]" office:value-type="float" office:value="0.000979431929480901" calcext:value-type="float">
            <text:p>0.0009794319</text:p>
          </table:table-cell>
          <table:table-cell table:formula="of:=4+3*COS(2*PI()*[.B907])+7*COS(4*PI()*[.B907])" office:value-type="float" office:value="7.07048323267096" calcext:value-type="float">
            <text:p>7.0704832327</text:p>
          </table:table-cell>
          <table:table-cell table:formula="of:=[.E906]" office:value-type="float" office:value="0" calcext:value-type="float">
            <text:p>0</text:p>
          </table:table-cell>
          <table:table-cell table:formula="of:=[.D907]*COS(2*PI()*[.E907]*[.B907])" office:value-type="float" office:value="7.07048323267096" calcext:value-type="float">
            <text:p>7.0704832327</text:p>
          </table:table-cell>
          <table:table-cell table:number-columns-repeated="1017"/>
        </table:table-row>
        <table:table-row table:style-name="ro1">
          <table:table-cell table:formula="of:=[.A907]+1" office:value-type="float" office:value="904" calcext:value-type="float">
            <text:p>904</text:p>
          </table:table-cell>
          <table:table-cell table:formula="of:=[.B907]+[.C907]" office:value-type="float" office:value="0.885406464250742" calcext:value-type="float">
            <text:p>0.8854064643</text:p>
          </table:table-cell>
          <table:table-cell table:formula="of:=[.C907]" office:value-type="float" office:value="0.000979431929480901" calcext:value-type="float">
            <text:p>0.0009794319</text:p>
          </table:table-cell>
          <table:table-cell table:formula="of:=4+3*COS(2*PI()*[.B908])+7*COS(4*PI()*[.B908])" office:value-type="float" office:value="7.16818618282035" calcext:value-type="float">
            <text:p>7.1681861828</text:p>
          </table:table-cell>
          <table:table-cell table:formula="of:=[.E907]" office:value-type="float" office:value="0" calcext:value-type="float">
            <text:p>0</text:p>
          </table:table-cell>
          <table:table-cell table:formula="of:=[.D908]*COS(2*PI()*[.E908]*[.B908])" office:value-type="float" office:value="7.16818618282035" calcext:value-type="float">
            <text:p>7.1681861828</text:p>
          </table:table-cell>
          <table:table-cell table:number-columns-repeated="1017"/>
        </table:table-row>
        <table:table-row table:style-name="ro1">
          <table:table-cell table:formula="of:=[.A908]+1" office:value-type="float" office:value="905" calcext:value-type="float">
            <text:p>905</text:p>
          </table:table-cell>
          <table:table-cell table:formula="of:=[.B908]+[.C908]" office:value-type="float" office:value="0.886385896180224" calcext:value-type="float">
            <text:p>0.8863858962</text:p>
          </table:table-cell>
          <table:table-cell table:formula="of:=[.C908]" office:value-type="float" office:value="0.000979431929480901" calcext:value-type="float">
            <text:p>0.0009794319</text:p>
          </table:table-cell>
          <table:table-cell table:formula="of:=4+3*COS(2*PI()*[.B909])+7*COS(4*PI()*[.B909])" office:value-type="float" office:value="7.26566544662861" calcext:value-type="float">
            <text:p>7.2656654466</text:p>
          </table:table-cell>
          <table:table-cell table:formula="of:=[.E908]" office:value-type="float" office:value="0" calcext:value-type="float">
            <text:p>0</text:p>
          </table:table-cell>
          <table:table-cell table:formula="of:=[.D909]*COS(2*PI()*[.E909]*[.B909])" office:value-type="float" office:value="7.26566544662861" calcext:value-type="float">
            <text:p>7.2656654466</text:p>
          </table:table-cell>
          <table:table-cell table:number-columns-repeated="1017"/>
        </table:table-row>
        <table:table-row table:style-name="ro1">
          <table:table-cell table:formula="of:=[.A909]+1" office:value-type="float" office:value="906" calcext:value-type="float">
            <text:p>906</text:p>
          </table:table-cell>
          <table:table-cell table:formula="of:=[.B909]+[.C909]" office:value-type="float" office:value="0.887365328109704" calcext:value-type="float">
            <text:p>0.8873653281</text:p>
          </table:table-cell>
          <table:table-cell table:formula="of:=[.C909]" office:value-type="float" office:value="0.000979431929480901" calcext:value-type="float">
            <text:p>0.0009794319</text:p>
          </table:table-cell>
          <table:table-cell table:formula="of:=4+3*COS(2*PI()*[.B910])+7*COS(4*PI()*[.B910])" office:value-type="float" office:value="7.3629076358887" calcext:value-type="float">
            <text:p>7.3629076359</text:p>
          </table:table-cell>
          <table:table-cell table:formula="of:=[.E909]" office:value-type="float" office:value="0" calcext:value-type="float">
            <text:p>0</text:p>
          </table:table-cell>
          <table:table-cell table:formula="of:=[.D910]*COS(2*PI()*[.E910]*[.B910])" office:value-type="float" office:value="7.3629076358887" calcext:value-type="float">
            <text:p>7.3629076359</text:p>
          </table:table-cell>
          <table:table-cell table:number-columns-repeated="1017"/>
        </table:table-row>
        <table:table-row table:style-name="ro1">
          <table:table-cell table:formula="of:=[.A910]+1" office:value-type="float" office:value="907" calcext:value-type="float">
            <text:p>907</text:p>
          </table:table-cell>
          <table:table-cell table:formula="of:=[.B910]+[.C910]" office:value-type="float" office:value="0.888344760039185" calcext:value-type="float">
            <text:p>0.88834476</text:p>
          </table:table-cell>
          <table:table-cell table:formula="of:=[.C910]" office:value-type="float" office:value="0.000979431929480901" calcext:value-type="float">
            <text:p>0.0009794319</text:p>
          </table:table-cell>
          <table:table-cell table:formula="of:=4+3*COS(2*PI()*[.B911])+7*COS(4*PI()*[.B911])" office:value-type="float" office:value="7.45989938855004" calcext:value-type="float">
            <text:p>7.4598993886</text:p>
          </table:table-cell>
          <table:table-cell table:formula="of:=[.E910]" office:value-type="float" office:value="0" calcext:value-type="float">
            <text:p>0</text:p>
          </table:table-cell>
          <table:table-cell table:formula="of:=[.D911]*COS(2*PI()*[.E911]*[.B911])" office:value-type="float" office:value="7.45989938855004" calcext:value-type="float">
            <text:p>7.4598993886</text:p>
          </table:table-cell>
          <table:table-cell table:number-columns-repeated="1017"/>
        </table:table-row>
        <table:table-row table:style-name="ro1">
          <table:table-cell table:formula="of:=[.A911]+1" office:value-type="float" office:value="908" calcext:value-type="float">
            <text:p>908</text:p>
          </table:table-cell>
          <table:table-cell table:formula="of:=[.B911]+[.C911]" office:value-type="float" office:value="0.889324191968666" calcext:value-type="float">
            <text:p>0.889324192</text:p>
          </table:table-cell>
          <table:table-cell table:formula="of:=[.C911]" office:value-type="float" office:value="0.000979431929480901" calcext:value-type="float">
            <text:p>0.0009794319</text:p>
          </table:table-cell>
          <table:table-cell table:formula="of:=4+3*COS(2*PI()*[.B912])+7*COS(4*PI()*[.B912])" office:value-type="float" office:value="7.55662737069082" calcext:value-type="float">
            <text:p>7.5566273707</text:p>
          </table:table-cell>
          <table:table-cell table:formula="of:=[.E911]" office:value-type="float" office:value="0" calcext:value-type="float">
            <text:p>0</text:p>
          </table:table-cell>
          <table:table-cell table:formula="of:=[.D912]*COS(2*PI()*[.E912]*[.B912])" office:value-type="float" office:value="7.55662737069082" calcext:value-type="float">
            <text:p>7.5566273707</text:p>
          </table:table-cell>
          <table:table-cell table:number-columns-repeated="1017"/>
        </table:table-row>
        <table:table-row table:style-name="ro1">
          <table:table-cell table:formula="of:=[.A912]+1" office:value-type="float" office:value="909" calcext:value-type="float">
            <text:p>909</text:p>
          </table:table-cell>
          <table:table-cell table:formula="of:=[.B912]+[.C912]" office:value-type="float" office:value="0.890303623898147" calcext:value-type="float">
            <text:p>0.8903036239</text:p>
          </table:table-cell>
          <table:table-cell table:formula="of:=[.C912]" office:value-type="float" office:value="0.000979431929480901" calcext:value-type="float">
            <text:p>0.0009794319</text:p>
          </table:table-cell>
          <table:table-cell table:formula="of:=4+3*COS(2*PI()*[.B913])+7*COS(4*PI()*[.B913])" office:value-type="float" office:value="7.65307827848635" calcext:value-type="float">
            <text:p>7.6530782785</text:p>
          </table:table-cell>
          <table:table-cell table:formula="of:=[.E912]" office:value-type="float" office:value="0" calcext:value-type="float">
            <text:p>0</text:p>
          </table:table-cell>
          <table:table-cell table:formula="of:=[.D913]*COS(2*PI()*[.E913]*[.B913])" office:value-type="float" office:value="7.65307827848635" calcext:value-type="float">
            <text:p>7.6530782785</text:p>
          </table:table-cell>
          <table:table-cell table:number-columns-repeated="1017"/>
        </table:table-row>
        <table:table-row table:style-name="ro1">
          <table:table-cell table:formula="of:=[.A913]+1" office:value-type="float" office:value="910" calcext:value-type="float">
            <text:p>910</text:p>
          </table:table-cell>
          <table:table-cell table:formula="of:=[.B913]+[.C913]" office:value-type="float" office:value="0.891283055827628" calcext:value-type="float">
            <text:p>0.8912830558</text:p>
          </table:table-cell>
          <table:table-cell table:formula="of:=[.C913]" office:value-type="float" office:value="0.000979431929480901" calcext:value-type="float">
            <text:p>0.0009794319</text:p>
          </table:table-cell>
          <table:table-cell table:formula="of:=4+3*COS(2*PI()*[.B914])+7*COS(4*PI()*[.B914])" office:value-type="float" office:value="7.74923884017334" calcext:value-type="float">
            <text:p>7.7492388402</text:p>
          </table:table-cell>
          <table:table-cell table:formula="of:=[.E913]" office:value-type="float" office:value="0" calcext:value-type="float">
            <text:p>0</text:p>
          </table:table-cell>
          <table:table-cell table:formula="of:=[.D914]*COS(2*PI()*[.E914]*[.B914])" office:value-type="float" office:value="7.74923884017334" calcext:value-type="float">
            <text:p>7.7492388402</text:p>
          </table:table-cell>
          <table:table-cell table:number-columns-repeated="1017"/>
        </table:table-row>
        <table:table-row table:style-name="ro1">
          <table:table-cell table:formula="of:=[.A914]+1" office:value-type="float" office:value="911" calcext:value-type="float">
            <text:p>911</text:p>
          </table:table-cell>
          <table:table-cell table:formula="of:=[.B914]+[.C914]" office:value-type="float" office:value="0.892262487757109" calcext:value-type="float">
            <text:p>0.8922624878</text:p>
          </table:table-cell>
          <table:table-cell table:formula="of:=[.C914]" office:value-type="float" office:value="0.000979431929480901" calcext:value-type="float">
            <text:p>0.0009794319</text:p>
          </table:table-cell>
          <table:table-cell table:formula="of:=4+3*COS(2*PI()*[.B915])+7*COS(4*PI()*[.B915])" office:value-type="float" office:value="7.84509581800959" calcext:value-type="float">
            <text:p>7.845095818</text:p>
          </table:table-cell>
          <table:table-cell table:formula="of:=[.E914]" office:value-type="float" office:value="0" calcext:value-type="float">
            <text:p>0</text:p>
          </table:table-cell>
          <table:table-cell table:formula="of:=[.D915]*COS(2*PI()*[.E915]*[.B915])" office:value-type="float" office:value="7.84509581800959" calcext:value-type="float">
            <text:p>7.845095818</text:p>
          </table:table-cell>
          <table:table-cell table:number-columns-repeated="1017"/>
        </table:table-row>
        <table:table-row table:style-name="ro1">
          <table:table-cell table:formula="of:=[.A915]+1" office:value-type="float" office:value="912" calcext:value-type="float">
            <text:p>912</text:p>
          </table:table-cell>
          <table:table-cell table:formula="of:=[.B915]+[.C915]" office:value-type="float" office:value="0.89324191968659" calcext:value-type="float">
            <text:p>0.8932419197</text:p>
          </table:table-cell>
          <table:table-cell table:formula="of:=[.C915]" office:value-type="float" office:value="0.000979431929480901" calcext:value-type="float">
            <text:p>0.0009794319</text:p>
          </table:table-cell>
          <table:table-cell table:formula="of:=4+3*COS(2*PI()*[.B916])+7*COS(4*PI()*[.B916])" office:value-type="float" office:value="7.94063601022898" calcext:value-type="float">
            <text:p>7.9406360102</text:p>
          </table:table-cell>
          <table:table-cell table:formula="of:=[.E915]" office:value-type="float" office:value="0" calcext:value-type="float">
            <text:p>0</text:p>
          </table:table-cell>
          <table:table-cell table:formula="of:=[.D916]*COS(2*PI()*[.E916]*[.B916])" office:value-type="float" office:value="7.94063601022898" calcext:value-type="float">
            <text:p>7.9406360102</text:p>
          </table:table-cell>
          <table:table-cell table:number-columns-repeated="1017"/>
        </table:table-row>
        <table:table-row table:style-name="ro1">
          <table:table-cell table:formula="of:=[.A916]+1" office:value-type="float" office:value="913" calcext:value-type="float">
            <text:p>913</text:p>
          </table:table-cell>
          <table:table-cell table:formula="of:=[.B916]+[.C916]" office:value-type="float" office:value="0.894221351616071" calcext:value-type="float">
            <text:p>0.8942213516</text:p>
          </table:table-cell>
          <table:table-cell table:formula="of:=[.C916]" office:value-type="float" office:value="0.000979431929480901" calcext:value-type="float">
            <text:p>0.0009794319</text:p>
          </table:table-cell>
          <table:table-cell table:formula="of:=4+3*COS(2*PI()*[.B917])+7*COS(4*PI()*[.B917])" office:value-type="float" office:value="8.03584625299134" calcext:value-type="float">
            <text:p>8.035846253</text:p>
          </table:table-cell>
          <table:table-cell table:formula="of:=[.E916]" office:value-type="float" office:value="0" calcext:value-type="float">
            <text:p>0</text:p>
          </table:table-cell>
          <table:table-cell table:formula="of:=[.D917]*COS(2*PI()*[.E917]*[.B917])" office:value-type="float" office:value="8.03584625299134" calcext:value-type="float">
            <text:p>8.035846253</text:p>
          </table:table-cell>
          <table:table-cell table:number-columns-repeated="1017"/>
        </table:table-row>
        <table:table-row table:style-name="ro1">
          <table:table-cell table:formula="of:=[.A917]+1" office:value-type="float" office:value="914" calcext:value-type="float">
            <text:p>914</text:p>
          </table:table-cell>
          <table:table-cell table:formula="of:=[.B917]+[.C917]" office:value-type="float" office:value="0.895200783545552" calcext:value-type="float">
            <text:p>0.8952007835</text:p>
          </table:table-cell>
          <table:table-cell table:formula="of:=[.C917]" office:value-type="float" office:value="0.000979431929480901" calcext:value-type="float">
            <text:p>0.0009794319</text:p>
          </table:table-cell>
          <table:table-cell table:formula="of:=4+3*COS(2*PI()*[.B918])+7*COS(4*PI()*[.B918])" office:value-type="float" office:value="8.13071342232699" calcext:value-type="float">
            <text:p>8.1307134223</text:p>
          </table:table-cell>
          <table:table-cell table:formula="of:=[.E917]" office:value-type="float" office:value="0" calcext:value-type="float">
            <text:p>0</text:p>
          </table:table-cell>
          <table:table-cell table:formula="of:=[.D918]*COS(2*PI()*[.E918]*[.B918])" office:value-type="float" office:value="8.13071342232699" calcext:value-type="float">
            <text:p>8.1307134223</text:p>
          </table:table-cell>
          <table:table-cell table:number-columns-repeated="1017"/>
        </table:table-row>
        <table:table-row table:style-name="ro1">
          <table:table-cell table:formula="of:=[.A918]+1" office:value-type="float" office:value="915" calcext:value-type="float">
            <text:p>915</text:p>
          </table:table-cell>
          <table:table-cell table:formula="of:=[.B918]+[.C918]" office:value-type="float" office:value="0.896180215475033" calcext:value-type="float">
            <text:p>0.8961802155</text:p>
          </table:table-cell>
          <table:table-cell table:formula="of:=[.C918]" office:value-type="float" office:value="0.000979431929480901" calcext:value-type="float">
            <text:p>0.0009794319</text:p>
          </table:table-cell>
          <table:table-cell table:formula="of:=4+3*COS(2*PI()*[.B919])+7*COS(4*PI()*[.B919])" office:value-type="float" office:value="8.22522443607562" calcext:value-type="float">
            <text:p>8.2252244361</text:p>
          </table:table-cell>
          <table:table-cell table:formula="of:=[.E918]" office:value-type="float" office:value="0" calcext:value-type="float">
            <text:p>0</text:p>
          </table:table-cell>
          <table:table-cell table:formula="of:=[.D919]*COS(2*PI()*[.E919]*[.B919])" office:value-type="float" office:value="8.22522443607562" calcext:value-type="float">
            <text:p>8.2252244361</text:p>
          </table:table-cell>
          <table:table-cell table:number-columns-repeated="1017"/>
        </table:table-row>
        <table:table-row table:style-name="ro1">
          <table:table-cell table:formula="of:=[.A919]+1" office:value-type="float" office:value="916" calcext:value-type="float">
            <text:p>916</text:p>
          </table:table-cell>
          <table:table-cell table:formula="of:=[.B919]+[.C919]" office:value-type="float" office:value="0.897159647404513" calcext:value-type="float">
            <text:p>0.8971596474</text:p>
          </table:table-cell>
          <table:table-cell table:formula="of:=[.C919]" office:value-type="float" office:value="0.000979431929480901" calcext:value-type="float">
            <text:p>0.0009794319</text:p>
          </table:table-cell>
          <table:table-cell table:formula="of:=4+3*COS(2*PI()*[.B920])+7*COS(4*PI()*[.B920])" office:value-type="float" office:value="8.31936625581917" calcext:value-type="float">
            <text:p>8.3193662558</text:p>
          </table:table-cell>
          <table:table-cell table:formula="of:=[.E919]" office:value-type="float" office:value="0" calcext:value-type="float">
            <text:p>0</text:p>
          </table:table-cell>
          <table:table-cell table:formula="of:=[.D920]*COS(2*PI()*[.E920]*[.B920])" office:value-type="float" office:value="8.31936625581917" calcext:value-type="float">
            <text:p>8.3193662558</text:p>
          </table:table-cell>
          <table:table-cell table:number-columns-repeated="1017"/>
        </table:table-row>
        <table:table-row table:style-name="ro1">
          <table:table-cell table:formula="of:=[.A920]+1" office:value-type="float" office:value="917" calcext:value-type="float">
            <text:p>917</text:p>
          </table:table-cell>
          <table:table-cell table:formula="of:=[.B920]+[.C920]" office:value-type="float" office:value="0.898139079333994" calcext:value-type="float">
            <text:p>0.8981390793</text:p>
          </table:table-cell>
          <table:table-cell table:formula="of:=[.C920]" office:value-type="float" office:value="0.000979431929480901" calcext:value-type="float">
            <text:p>0.0009794319</text:p>
          </table:table-cell>
          <table:table-cell table:formula="of:=4+3*COS(2*PI()*[.B921])+7*COS(4*PI()*[.B921])" office:value-type="float" office:value="8.41312588880854" calcext:value-type="float">
            <text:p>8.4131258888</text:p>
          </table:table-cell>
          <table:table-cell table:formula="of:=[.E920]" office:value-type="float" office:value="0" calcext:value-type="float">
            <text:p>0</text:p>
          </table:table-cell>
          <table:table-cell table:formula="of:=[.D921]*COS(2*PI()*[.E921]*[.B921])" office:value-type="float" office:value="8.41312588880854" calcext:value-type="float">
            <text:p>8.4131258888</text:p>
          </table:table-cell>
          <table:table-cell table:number-columns-repeated="1017"/>
        </table:table-row>
        <table:table-row table:style-name="ro1">
          <table:table-cell table:formula="of:=[.A921]+1" office:value-type="float" office:value="918" calcext:value-type="float">
            <text:p>918</text:p>
          </table:table-cell>
          <table:table-cell table:formula="of:=[.B921]+[.C921]" office:value-type="float" office:value="0.899118511263475" calcext:value-type="float">
            <text:p>0.8991185113</text:p>
          </table:table-cell>
          <table:table-cell table:formula="of:=[.C921]" office:value-type="float" office:value="0.000979431929480901" calcext:value-type="float">
            <text:p>0.0009794319</text:p>
          </table:table-cell>
          <table:table-cell table:formula="of:=4+3*COS(2*PI()*[.B922])+7*COS(4*PI()*[.B922])" office:value-type="float" office:value="8.50649038988373" calcext:value-type="float">
            <text:p>8.5064903899</text:p>
          </table:table-cell>
          <table:table-cell table:formula="of:=[.E921]" office:value-type="float" office:value="0" calcext:value-type="float">
            <text:p>0</text:p>
          </table:table-cell>
          <table:table-cell table:formula="of:=[.D922]*COS(2*PI()*[.E922]*[.B922])" office:value-type="float" office:value="8.50649038988373" calcext:value-type="float">
            <text:p>8.5064903899</text:p>
          </table:table-cell>
          <table:table-cell table:number-columns-repeated="1017"/>
        </table:table-row>
        <table:table-row table:style-name="ro1">
          <table:table-cell table:formula="of:=[.A922]+1" office:value-type="float" office:value="919" calcext:value-type="float">
            <text:p>919</text:p>
          </table:table-cell>
          <table:table-cell table:formula="of:=[.B922]+[.C922]" office:value-type="float" office:value="0.900097943192956" calcext:value-type="float">
            <text:p>0.9000979432</text:p>
          </table:table-cell>
          <table:table-cell table:formula="of:=[.C922]" office:value-type="float" office:value="0.000979431929480901" calcext:value-type="float">
            <text:p>0.0009794319</text:p>
          </table:table-cell>
          <table:table-cell table:formula="of:=4+3*COS(2*PI()*[.B923])+7*COS(4*PI()*[.B923])" office:value-type="float" office:value="8.59944686338721" calcext:value-type="float">
            <text:p>8.5994468634</text:p>
          </table:table-cell>
          <table:table-cell table:formula="of:=[.E922]" office:value-type="float" office:value="0" calcext:value-type="float">
            <text:p>0</text:p>
          </table:table-cell>
          <table:table-cell table:formula="of:=[.D923]*COS(2*PI()*[.E923]*[.B923])" office:value-type="float" office:value="8.59944686338721" calcext:value-type="float">
            <text:p>8.5994468634</text:p>
          </table:table-cell>
          <table:table-cell table:number-columns-repeated="1017"/>
        </table:table-row>
        <table:table-row table:style-name="ro1">
          <table:table-cell table:formula="of:=[.A923]+1" office:value-type="float" office:value="920" calcext:value-type="float">
            <text:p>920</text:p>
          </table:table-cell>
          <table:table-cell table:formula="of:=[.B923]+[.C923]" office:value-type="float" office:value="0.901077375122437" calcext:value-type="float">
            <text:p>0.9010773751</text:p>
          </table:table-cell>
          <table:table-cell table:formula="of:=[.C923]" office:value-type="float" office:value="0.000979431929480901" calcext:value-type="float">
            <text:p>0.0009794319</text:p>
          </table:table-cell>
          <table:table-cell table:formula="of:=4+3*COS(2*PI()*[.B924])+7*COS(4*PI()*[.B924])" office:value-type="float" office:value="8.69198246507007" calcext:value-type="float">
            <text:p>8.6919824651</text:p>
          </table:table-cell>
          <table:table-cell table:formula="of:=[.E923]" office:value-type="float" office:value="0" calcext:value-type="float">
            <text:p>0</text:p>
          </table:table-cell>
          <table:table-cell table:formula="of:=[.D924]*COS(2*PI()*[.E924]*[.B924])" office:value-type="float" office:value="8.69198246507007" calcext:value-type="float">
            <text:p>8.6919824651</text:p>
          </table:table-cell>
          <table:table-cell table:number-columns-repeated="1017"/>
        </table:table-row>
        <table:table-row table:style-name="ro1">
          <table:table-cell table:formula="of:=[.A924]+1" office:value-type="float" office:value="921" calcext:value-type="float">
            <text:p>921</text:p>
          </table:table-cell>
          <table:table-cell table:formula="of:=[.B924]+[.C924]" office:value-type="float" office:value="0.902056807051918" calcext:value-type="float">
            <text:p>0.9020568071</text:p>
          </table:table-cell>
          <table:table-cell table:formula="of:=[.C924]" office:value-type="float" office:value="0.000979431929480901" calcext:value-type="float">
            <text:p>0.0009794319</text:p>
          </table:table-cell>
          <table:table-cell table:formula="of:=4+3*COS(2*PI()*[.B925])+7*COS(4*PI()*[.B925])" office:value-type="float" office:value="8.78408440399093" calcext:value-type="float">
            <text:p>8.784084404</text:p>
          </table:table-cell>
          <table:table-cell table:formula="of:=[.E924]" office:value-type="float" office:value="0" calcext:value-type="float">
            <text:p>0</text:p>
          </table:table-cell>
          <table:table-cell table:formula="of:=[.D925]*COS(2*PI()*[.E925]*[.B925])" office:value-type="float" office:value="8.78408440399093" calcext:value-type="float">
            <text:p>8.784084404</text:p>
          </table:table-cell>
          <table:table-cell table:number-columns-repeated="1017"/>
        </table:table-row>
        <table:table-row table:style-name="ro1">
          <table:table-cell table:formula="of:=[.A925]+1" office:value-type="float" office:value="922" calcext:value-type="float">
            <text:p>922</text:p>
          </table:table-cell>
          <table:table-cell table:formula="of:=[.B925]+[.C925]" office:value-type="float" office:value="0.903036238981399" calcext:value-type="float">
            <text:p>0.903036239</text:p>
          </table:table-cell>
          <table:table-cell table:formula="of:=[.C925]" office:value-type="float" office:value="0.000979431929480901" calcext:value-type="float">
            <text:p>0.0009794319</text:p>
          </table:table-cell>
          <table:table-cell table:formula="of:=4+3*COS(2*PI()*[.B926])+7*COS(4*PI()*[.B926])" office:value-type="float" office:value="8.87573994440706" calcext:value-type="float">
            <text:p>8.8757399444</text:p>
          </table:table-cell>
          <table:table-cell table:formula="of:=[.E925]" office:value-type="float" office:value="0" calcext:value-type="float">
            <text:p>0</text:p>
          </table:table-cell>
          <table:table-cell table:formula="of:=[.D926]*COS(2*PI()*[.E926]*[.B926])" office:value-type="float" office:value="8.87573994440706" calcext:value-type="float">
            <text:p>8.8757399444</text:p>
          </table:table-cell>
          <table:table-cell table:number-columns-repeated="1017"/>
        </table:table-row>
        <table:table-row table:style-name="ro1">
          <table:table-cell table:formula="of:=[.A926]+1" office:value-type="float" office:value="923" calcext:value-type="float">
            <text:p>923</text:p>
          </table:table-cell>
          <table:table-cell table:formula="of:=[.B926]+[.C926]" office:value-type="float" office:value="0.90401567091088" calcext:value-type="float">
            <text:p>0.9040156709</text:p>
          </table:table-cell>
          <table:table-cell table:formula="of:=[.C926]" office:value-type="float" office:value="0.000979431929480901" calcext:value-type="float">
            <text:p>0.0009794319</text:p>
          </table:table-cell>
          <table:table-cell table:formula="of:=4+3*COS(2*PI()*[.B927])+7*COS(4*PI()*[.B927])" office:value-type="float" office:value="8.96693640765754" calcext:value-type="float">
            <text:p>8.9669364077</text:p>
          </table:table-cell>
          <table:table-cell table:formula="of:=[.E926]" office:value-type="float" office:value="0" calcext:value-type="float">
            <text:p>0</text:p>
          </table:table-cell>
          <table:table-cell table:formula="of:=[.D927]*COS(2*PI()*[.E927]*[.B927])" office:value-type="float" office:value="8.96693640765754" calcext:value-type="float">
            <text:p>8.9669364077</text:p>
          </table:table-cell>
          <table:table-cell table:number-columns-repeated="1017"/>
        </table:table-row>
        <table:table-row table:style-name="ro1">
          <table:table-cell table:formula="of:=[.A927]+1" office:value-type="float" office:value="924" calcext:value-type="float">
            <text:p>924</text:p>
          </table:table-cell>
          <table:table-cell table:formula="of:=[.B927]+[.C927]" office:value-type="float" office:value="0.904995102840361" calcext:value-type="float">
            <text:p>0.9049951028</text:p>
          </table:table-cell>
          <table:table-cell table:formula="of:=[.C927]" office:value-type="float" office:value="0.000979431929480901" calcext:value-type="float">
            <text:p>0.0009794319</text:p>
          </table:table-cell>
          <table:table-cell table:formula="of:=4+3*COS(2*PI()*[.B928])+7*COS(4*PI()*[.B928])" office:value-type="float" office:value="9.05766117403826" calcext:value-type="float">
            <text:p>9.057661174</text:p>
          </table:table-cell>
          <table:table-cell table:formula="of:=[.E927]" office:value-type="float" office:value="0" calcext:value-type="float">
            <text:p>0</text:p>
          </table:table-cell>
          <table:table-cell table:formula="of:=[.D928]*COS(2*PI()*[.E928]*[.B928])" office:value-type="float" office:value="9.05766117403826" calcext:value-type="float">
            <text:p>9.057661174</text:p>
          </table:table-cell>
          <table:table-cell table:number-columns-repeated="1017"/>
        </table:table-row>
        <table:table-row table:style-name="ro1">
          <table:table-cell table:formula="of:=[.A928]+1" office:value-type="float" office:value="925" calcext:value-type="float">
            <text:p>925</text:p>
          </table:table-cell>
          <table:table-cell table:formula="of:=[.B928]+[.C928]" office:value-type="float" office:value="0.905974534769842" calcext:value-type="float">
            <text:p>0.9059745348</text:p>
          </table:table-cell>
          <table:table-cell table:formula="of:=[.C928]" office:value-type="float" office:value="0.000979431929480901" calcext:value-type="float">
            <text:p>0.0009794319</text:p>
          </table:table-cell>
          <table:table-cell table:formula="of:=4+3*COS(2*PI()*[.B929])+7*COS(4*PI()*[.B929])" office:value-type="float" office:value="9.14790168466828" calcext:value-type="float">
            <text:p>9.1479016847</text:p>
          </table:table-cell>
          <table:table-cell table:formula="of:=[.E928]" office:value-type="float" office:value="0" calcext:value-type="float">
            <text:p>0</text:p>
          </table:table-cell>
          <table:table-cell table:formula="of:=[.D929]*COS(2*PI()*[.E929]*[.B929])" office:value-type="float" office:value="9.14790168466828" calcext:value-type="float">
            <text:p>9.1479016847</text:p>
          </table:table-cell>
          <table:table-cell table:number-columns-repeated="1017"/>
        </table:table-row>
        <table:table-row table:style-name="ro1">
          <table:table-cell table:formula="of:=[.A929]+1" office:value-type="float" office:value="926" calcext:value-type="float">
            <text:p>926</text:p>
          </table:table-cell>
          <table:table-cell table:formula="of:=[.B929]+[.C929]" office:value-type="float" office:value="0.906953966699323" calcext:value-type="float">
            <text:p>0.9069539667</text:p>
          </table:table-cell>
          <table:table-cell table:formula="of:=[.C929]" office:value-type="float" office:value="0.000979431929480901" calcext:value-type="float">
            <text:p>0.0009794319</text:p>
          </table:table-cell>
          <table:table-cell table:formula="of:=4+3*COS(2*PI()*[.B930])+7*COS(4*PI()*[.B930])" office:value-type="float" office:value="9.23764544334747" calcext:value-type="float">
            <text:p>9.2376454433</text:p>
          </table:table-cell>
          <table:table-cell table:formula="of:=[.E929]" office:value-type="float" office:value="0" calcext:value-type="float">
            <text:p>0</text:p>
          </table:table-cell>
          <table:table-cell table:formula="of:=[.D930]*COS(2*PI()*[.E930]*[.B930])" office:value-type="float" office:value="9.23764544334747" calcext:value-type="float">
            <text:p>9.2376454433</text:p>
          </table:table-cell>
          <table:table-cell table:number-columns-repeated="1017"/>
        </table:table-row>
        <table:table-row table:style-name="ro1">
          <table:table-cell table:formula="of:=[.A930]+1" office:value-type="float" office:value="927" calcext:value-type="float">
            <text:p>927</text:p>
          </table:table-cell>
          <table:table-cell table:formula="of:=[.B930]+[.C930]" office:value-type="float" office:value="0.907933398628803" calcext:value-type="float">
            <text:p>0.9079333986</text:p>
          </table:table-cell>
          <table:table-cell table:formula="of:=[.C930]" office:value-type="float" office:value="0.000979431929480901" calcext:value-type="float">
            <text:p>0.0009794319</text:p>
          </table:table-cell>
          <table:table-cell table:formula="of:=4+3*COS(2*PI()*[.B931])+7*COS(4*PI()*[.B931])" office:value-type="float" office:value="9.32688001840497" calcext:value-type="float">
            <text:p>9.3268800184</text:p>
          </table:table-cell>
          <table:table-cell table:formula="of:=[.E930]" office:value-type="float" office:value="0" calcext:value-type="float">
            <text:p>0</text:p>
          </table:table-cell>
          <table:table-cell table:formula="of:=[.D931]*COS(2*PI()*[.E931]*[.B931])" office:value-type="float" office:value="9.32688001840497" calcext:value-type="float">
            <text:p>9.3268800184</text:p>
          </table:table-cell>
          <table:table-cell table:number-columns-repeated="1017"/>
        </table:table-row>
        <table:table-row table:style-name="ro1">
          <table:table-cell table:formula="of:=[.A931]+1" office:value-type="float" office:value="928" calcext:value-type="float">
            <text:p>928</text:p>
          </table:table-cell>
          <table:table-cell table:formula="of:=[.B931]+[.C931]" office:value-type="float" office:value="0.908912830558284" calcext:value-type="float">
            <text:p>0.9089128306</text:p>
          </table:table-cell>
          <table:table-cell table:formula="of:=[.C931]" office:value-type="float" office:value="0.000979431929480901" calcext:value-type="float">
            <text:p>0.0009794319</text:p>
          </table:table-cell>
          <table:table-cell table:formula="of:=4+3*COS(2*PI()*[.B932])+7*COS(4*PI()*[.B932])" office:value-type="float" office:value="9.4155930445384" calcext:value-type="float">
            <text:p>9.4155930445</text:p>
          </table:table-cell>
          <table:table-cell table:formula="of:=[.E931]" office:value-type="float" office:value="0" calcext:value-type="float">
            <text:p>0</text:p>
          </table:table-cell>
          <table:table-cell table:formula="of:=[.D932]*COS(2*PI()*[.E932]*[.B932])" office:value-type="float" office:value="9.4155930445384" calcext:value-type="float">
            <text:p>9.4155930445</text:p>
          </table:table-cell>
          <table:table-cell table:number-columns-repeated="1017"/>
        </table:table-row>
        <table:table-row table:style-name="ro1">
          <table:table-cell table:formula="of:=[.A932]+1" office:value-type="float" office:value="929" calcext:value-type="float">
            <text:p>929</text:p>
          </table:table-cell>
          <table:table-cell table:formula="of:=[.B932]+[.C932]" office:value-type="float" office:value="0.909892262487765" calcext:value-type="float">
            <text:p>0.9098922625</text:p>
          </table:table-cell>
          <table:table-cell table:formula="of:=[.C932]" office:value-type="float" office:value="0.000979431929480901" calcext:value-type="float">
            <text:p>0.0009794319</text:p>
          </table:table-cell>
          <table:table-cell table:formula="of:=4+3*COS(2*PI()*[.B933])+7*COS(4*PI()*[.B933])" office:value-type="float" office:value="9.50377222464327" calcext:value-type="float">
            <text:p>9.5037722246</text:p>
          </table:table-cell>
          <table:table-cell table:formula="of:=[.E932]" office:value-type="float" office:value="0" calcext:value-type="float">
            <text:p>0</text:p>
          </table:table-cell>
          <table:table-cell table:formula="of:=[.D933]*COS(2*PI()*[.E933]*[.B933])" office:value-type="float" office:value="9.50377222464327" calcext:value-type="float">
            <text:p>9.5037722246</text:p>
          </table:table-cell>
          <table:table-cell table:number-columns-repeated="1017"/>
        </table:table-row>
        <table:table-row table:style-name="ro1">
          <table:table-cell table:formula="of:=[.A933]+1" office:value-type="float" office:value="930" calcext:value-type="float">
            <text:p>930</text:p>
          </table:table-cell>
          <table:table-cell table:formula="of:=[.B933]+[.C933]" office:value-type="float" office:value="0.910871694417246" calcext:value-type="float">
            <text:p>0.9108716944</text:p>
          </table:table-cell>
          <table:table-cell table:formula="of:=[.C933]" office:value-type="float" office:value="0.000979431929480901" calcext:value-type="float">
            <text:p>0.0009794319</text:p>
          </table:table-cell>
          <table:table-cell table:formula="of:=4+3*COS(2*PI()*[.B934])+7*COS(4*PI()*[.B934])" office:value-type="float" office:value="9.59140533163263" calcext:value-type="float">
            <text:p>9.5914053316</text:p>
          </table:table-cell>
          <table:table-cell table:formula="of:=[.E933]" office:value-type="float" office:value="0" calcext:value-type="float">
            <text:p>0</text:p>
          </table:table-cell>
          <table:table-cell table:formula="of:=[.D934]*COS(2*PI()*[.E934]*[.B934])" office:value-type="float" office:value="9.59140533163263" calcext:value-type="float">
            <text:p>9.5914053316</text:p>
          </table:table-cell>
          <table:table-cell table:number-columns-repeated="1017"/>
        </table:table-row>
        <table:table-row table:style-name="ro1">
          <table:table-cell table:formula="of:=[.A934]+1" office:value-type="float" office:value="931" calcext:value-type="float">
            <text:p>931</text:p>
          </table:table-cell>
          <table:table-cell table:formula="of:=[.B934]+[.C934]" office:value-type="float" office:value="0.911851126346727" calcext:value-type="float">
            <text:p>0.9118511263</text:p>
          </table:table-cell>
          <table:table-cell table:formula="of:=[.C934]" office:value-type="float" office:value="0.000979431929480901" calcext:value-type="float">
            <text:p>0.0009794319</text:p>
          </table:table-cell>
          <table:table-cell table:formula="of:=4+3*COS(2*PI()*[.B935])+7*COS(4*PI()*[.B935])" office:value-type="float" office:value="9.67848021024638" calcext:value-type="float">
            <text:p>9.6784802102</text:p>
          </table:table-cell>
          <table:table-cell table:formula="of:=[.E934]" office:value-type="float" office:value="0" calcext:value-type="float">
            <text:p>0</text:p>
          </table:table-cell>
          <table:table-cell table:formula="of:=[.D935]*COS(2*PI()*[.E935]*[.B935])" office:value-type="float" office:value="9.67848021024638" calcext:value-type="float">
            <text:p>9.6784802102</text:p>
          </table:table-cell>
          <table:table-cell table:number-columns-repeated="1017"/>
        </table:table-row>
        <table:table-row table:style-name="ro1">
          <table:table-cell table:formula="of:=[.A935]+1" office:value-type="float" office:value="932" calcext:value-type="float">
            <text:p>932</text:p>
          </table:table-cell>
          <table:table-cell table:formula="of:=[.B935]+[.C935]" office:value-type="float" office:value="0.912830558276208" calcext:value-type="float">
            <text:p>0.9128305583</text:p>
          </table:table-cell>
          <table:table-cell table:formula="of:=[.C935]" office:value-type="float" office:value="0.000979431929480901" calcext:value-type="float">
            <text:p>0.0009794319</text:p>
          </table:table-cell>
          <table:table-cell table:formula="of:=4+3*COS(2*PI()*[.B936])+7*COS(4*PI()*[.B936])" office:value-type="float" office:value="9.76498477885023" calcext:value-type="float">
            <text:p>9.7649847789</text:p>
          </table:table-cell>
          <table:table-cell table:formula="of:=[.E935]" office:value-type="float" office:value="0" calcext:value-type="float">
            <text:p>0</text:p>
          </table:table-cell>
          <table:table-cell table:formula="of:=[.D936]*COS(2*PI()*[.E936]*[.B936])" office:value-type="float" office:value="9.76498477885023" calcext:value-type="float">
            <text:p>9.7649847789</text:p>
          </table:table-cell>
          <table:table-cell table:number-columns-repeated="1017"/>
        </table:table-row>
        <table:table-row table:style-name="ro1">
          <table:table-cell table:formula="of:=[.A936]+1" office:value-type="float" office:value="933" calcext:value-type="float">
            <text:p>933</text:p>
          </table:table-cell>
          <table:table-cell table:formula="of:=[.B936]+[.C936]" office:value-type="float" office:value="0.913809990205689" calcext:value-type="float">
            <text:p>0.9138099902</text:p>
          </table:table-cell>
          <table:table-cell table:formula="of:=[.C936]" office:value-type="float" office:value="0.000979431929480901" calcext:value-type="float">
            <text:p>0.0009794319</text:p>
          </table:table-cell>
          <table:table-cell table:formula="of:=4+3*COS(2*PI()*[.B937])+7*COS(4*PI()*[.B937])" office:value-type="float" office:value="9.85090703122385" calcext:value-type="float">
            <text:p>9.8509070312</text:p>
          </table:table-cell>
          <table:table-cell table:formula="of:=[.E936]" office:value-type="float" office:value="0" calcext:value-type="float">
            <text:p>0</text:p>
          </table:table-cell>
          <table:table-cell table:formula="of:=[.D937]*COS(2*PI()*[.E937]*[.B937])" office:value-type="float" office:value="9.85090703122385" calcext:value-type="float">
            <text:p>9.8509070312</text:p>
          </table:table-cell>
          <table:table-cell table:number-columns-repeated="1017"/>
        </table:table-row>
        <table:table-row table:style-name="ro1">
          <table:table-cell table:formula="of:=[.A937]+1" office:value-type="float" office:value="934" calcext:value-type="float">
            <text:p>934</text:p>
          </table:table-cell>
          <table:table-cell table:formula="of:=[.B937]+[.C937]" office:value-type="float" office:value="0.91478942213517" calcext:value-type="float">
            <text:p>0.9147894221</text:p>
          </table:table-cell>
          <table:table-cell table:formula="of:=[.C937]" office:value-type="float" office:value="0.000979431929480901" calcext:value-type="float">
            <text:p>0.0009794319</text:p>
          </table:table-cell>
          <table:table-cell table:formula="of:=4+3*COS(2*PI()*[.B938])+7*COS(4*PI()*[.B938])" office:value-type="float" office:value="9.93623503833802" calcext:value-type="float">
            <text:p>9.9362350383</text:p>
          </table:table-cell>
          <table:table-cell table:formula="of:=[.E937]" office:value-type="float" office:value="0" calcext:value-type="float">
            <text:p>0</text:p>
          </table:table-cell>
          <table:table-cell table:formula="of:=[.D938]*COS(2*PI()*[.E938]*[.B938])" office:value-type="float" office:value="9.93623503833802" calcext:value-type="float">
            <text:p>9.9362350383</text:p>
          </table:table-cell>
          <table:table-cell table:number-columns-repeated="1017"/>
        </table:table-row>
        <table:table-row table:style-name="ro1">
          <table:table-cell table:formula="of:=[.A938]+1" office:value-type="float" office:value="935" calcext:value-type="float">
            <text:p>935</text:p>
          </table:table-cell>
          <table:table-cell table:formula="of:=[.B938]+[.C938]" office:value-type="float" office:value="0.915768854064651" calcext:value-type="float">
            <text:p>0.9157688541</text:p>
          </table:table-cell>
          <table:table-cell table:formula="of:=[.C938]" office:value-type="float" office:value="0.000979431929480901" calcext:value-type="float">
            <text:p>0.0009794319</text:p>
          </table:table-cell>
          <table:table-cell table:formula="of:=4+3*COS(2*PI()*[.B939])+7*COS(4*PI()*[.B939])" office:value-type="float" office:value="10.0209569501206" calcext:value-type="float">
            <text:p>10.0209569501</text:p>
          </table:table-cell>
          <table:table-cell table:formula="of:=[.E938]" office:value-type="float" office:value="0" calcext:value-type="float">
            <text:p>0</text:p>
          </table:table-cell>
          <table:table-cell table:formula="of:=[.D939]*COS(2*PI()*[.E939]*[.B939])" office:value-type="float" office:value="10.0209569501206" calcext:value-type="float">
            <text:p>10.0209569501</text:p>
          </table:table-cell>
          <table:table-cell table:number-columns-repeated="1017"/>
        </table:table-row>
        <table:table-row table:style-name="ro1">
          <table:table-cell table:formula="of:=[.A939]+1" office:value-type="float" office:value="936" calcext:value-type="float">
            <text:p>936</text:p>
          </table:table-cell>
          <table:table-cell table:formula="of:=[.B939]+[.C939]" office:value-type="float" office:value="0.916748285994132" calcext:value-type="float">
            <text:p>0.916748286</text:p>
          </table:table-cell>
          <table:table-cell table:formula="of:=[.C939]" office:value-type="float" office:value="0.000979431929480901" calcext:value-type="float">
            <text:p>0.0009794319</text:p>
          </table:table-cell>
          <table:table-cell table:formula="of:=4+3*COS(2*PI()*[.B940])+7*COS(4*PI()*[.B940])" office:value-type="float" office:value="10.1050609972106" calcext:value-type="float">
            <text:p>10.1050609972</text:p>
          </table:table-cell>
          <table:table-cell table:formula="of:=[.E939]" office:value-type="float" office:value="0" calcext:value-type="float">
            <text:p>0</text:p>
          </table:table-cell>
          <table:table-cell table:formula="of:=[.D940]*COS(2*PI()*[.E940]*[.B940])" office:value-type="float" office:value="10.1050609972106" calcext:value-type="float">
            <text:p>10.1050609972</text:p>
          </table:table-cell>
          <table:table-cell table:number-columns-repeated="1017"/>
        </table:table-row>
        <table:table-row table:style-name="ro1">
          <table:table-cell table:formula="of:=[.A940]+1" office:value-type="float" office:value="937" calcext:value-type="float">
            <text:p>937</text:p>
          </table:table-cell>
          <table:table-cell table:formula="of:=[.B940]+[.C940]" office:value-type="float" office:value="0.917727717923613" calcext:value-type="float">
            <text:p>0.9177277179</text:p>
          </table:table-cell>
          <table:table-cell table:formula="of:=[.C940]" office:value-type="float" office:value="0.000979431929480901" calcext:value-type="float">
            <text:p>0.0009794319</text:p>
          </table:table-cell>
          <table:table-cell table:formula="of:=4+3*COS(2*PI()*[.B941])+7*COS(4*PI()*[.B941])" office:value-type="float" office:value="10.1885354927012" calcext:value-type="float">
            <text:p>10.1885354927</text:p>
          </table:table-cell>
          <table:table-cell table:formula="of:=[.E940]" office:value-type="float" office:value="0" calcext:value-type="float">
            <text:p>0</text:p>
          </table:table-cell>
          <table:table-cell table:formula="of:=[.D941]*COS(2*PI()*[.E941]*[.B941])" office:value-type="float" office:value="10.1885354927012" calcext:value-type="float">
            <text:p>10.1885354927</text:p>
          </table:table-cell>
          <table:table-cell table:number-columns-repeated="1017"/>
        </table:table-row>
        <table:table-row table:style-name="ro1">
          <table:table-cell table:formula="of:=[.A941]+1" office:value-type="float" office:value="938" calcext:value-type="float">
            <text:p>938</text:p>
          </table:table-cell>
          <table:table-cell table:formula="of:=[.B941]+[.C941]" office:value-type="float" office:value="0.918707149853094" calcext:value-type="float">
            <text:p>0.9187071499</text:p>
          </table:table-cell>
          <table:table-cell table:formula="of:=[.C941]" office:value-type="float" office:value="0.000979431929480901" calcext:value-type="float">
            <text:p>0.0009794319</text:p>
          </table:table-cell>
          <table:table-cell table:formula="of:=4+3*COS(2*PI()*[.B942])+7*COS(4*PI()*[.B942])" office:value-type="float" office:value="10.2713688338697" calcext:value-type="float">
            <text:p>10.2713688339</text:p>
          </table:table-cell>
          <table:table-cell table:formula="of:=[.E941]" office:value-type="float" office:value="0" calcext:value-type="float">
            <text:p>0</text:p>
          </table:table-cell>
          <table:table-cell table:formula="of:=[.D942]*COS(2*PI()*[.E942]*[.B942])" office:value-type="float" office:value="10.2713688338697" calcext:value-type="float">
            <text:p>10.2713688339</text:p>
          </table:table-cell>
          <table:table-cell table:number-columns-repeated="1017"/>
        </table:table-row>
        <table:table-row table:style-name="ro1">
          <table:table-cell table:formula="of:=[.A942]+1" office:value-type="float" office:value="939" calcext:value-type="float">
            <text:p>939</text:p>
          </table:table-cell>
          <table:table-cell table:formula="of:=[.B942]+[.C942]" office:value-type="float" office:value="0.919686581782574" calcext:value-type="float">
            <text:p>0.9196865818</text:p>
          </table:table-cell>
          <table:table-cell table:formula="of:=[.C942]" office:value-type="float" office:value="0.000979431929480901" calcext:value-type="float">
            <text:p>0.0009794319</text:p>
          </table:table-cell>
          <table:table-cell table:formula="of:=4+3*COS(2*PI()*[.B943])+7*COS(4*PI()*[.B943])" office:value-type="float" office:value="10.3535495038962" calcext:value-type="float">
            <text:p>10.3535495039</text:p>
          </table:table-cell>
          <table:table-cell table:formula="of:=[.E942]" office:value-type="float" office:value="0" calcext:value-type="float">
            <text:p>0</text:p>
          </table:table-cell>
          <table:table-cell table:formula="of:=[.D943]*COS(2*PI()*[.E943]*[.B943])" office:value-type="float" office:value="10.3535495038962" calcext:value-type="float">
            <text:p>10.3535495039</text:p>
          </table:table-cell>
          <table:table-cell table:number-columns-repeated="1017"/>
        </table:table-row>
        <table:table-row table:style-name="ro1">
          <table:table-cell table:formula="of:=[.A943]+1" office:value-type="float" office:value="940" calcext:value-type="float">
            <text:p>940</text:p>
          </table:table-cell>
          <table:table-cell table:formula="of:=[.B943]+[.C943]" office:value-type="float" office:value="0.920666013712055" calcext:value-type="float">
            <text:p>0.9206660137</text:p>
          </table:table-cell>
          <table:table-cell table:formula="of:=[.C943]" office:value-type="float" office:value="0.000979431929480901" calcext:value-type="float">
            <text:p>0.0009794319</text:p>
          </table:table-cell>
          <table:table-cell table:formula="of:=4+3*COS(2*PI()*[.B944])+7*COS(4*PI()*[.B944])" office:value-type="float" office:value="10.4350660735684" calcext:value-type="float">
            <text:p>10.4350660736</text:p>
          </table:table-cell>
          <table:table-cell table:formula="of:=[.E943]" office:value-type="float" office:value="0" calcext:value-type="float">
            <text:p>0</text:p>
          </table:table-cell>
          <table:table-cell table:formula="of:=[.D944]*COS(2*PI()*[.E944]*[.B944])" office:value-type="float" office:value="10.4350660735684" calcext:value-type="float">
            <text:p>10.4350660736</text:p>
          </table:table-cell>
          <table:table-cell table:number-columns-repeated="1017"/>
        </table:table-row>
        <table:table-row table:style-name="ro1">
          <table:table-cell table:formula="of:=[.A944]+1" office:value-type="float" office:value="941" calcext:value-type="float">
            <text:p>941</text:p>
          </table:table-cell>
          <table:table-cell table:formula="of:=[.B944]+[.C944]" office:value-type="float" office:value="0.921645445641536" calcext:value-type="float">
            <text:p>0.9216454456</text:p>
          </table:table-cell>
          <table:table-cell table:formula="of:=[.C944]" office:value-type="float" office:value="0.000979431929480901" calcext:value-type="float">
            <text:p>0.0009794319</text:p>
          </table:table-cell>
          <table:table-cell table:formula="of:=4+3*COS(2*PI()*[.B945])+7*COS(4*PI()*[.B945])" office:value-type="float" office:value="10.5159072029752" calcext:value-type="float">
            <text:p>10.515907203</text:p>
          </table:table-cell>
          <table:table-cell table:formula="of:=[.E944]" office:value-type="float" office:value="0" calcext:value-type="float">
            <text:p>0</text:p>
          </table:table-cell>
          <table:table-cell table:formula="of:=[.D945]*COS(2*PI()*[.E945]*[.B945])" office:value-type="float" office:value="10.5159072029752" calcext:value-type="float">
            <text:p>10.515907203</text:p>
          </table:table-cell>
          <table:table-cell table:number-columns-repeated="1017"/>
        </table:table-row>
        <table:table-row table:style-name="ro1">
          <table:table-cell table:formula="of:=[.A945]+1" office:value-type="float" office:value="942" calcext:value-type="float">
            <text:p>942</text:p>
          </table:table-cell>
          <table:table-cell table:formula="of:=[.B945]+[.C945]" office:value-type="float" office:value="0.922624877571017" calcext:value-type="float">
            <text:p>0.9226248776</text:p>
          </table:table-cell>
          <table:table-cell table:formula="of:=[.C945]" office:value-type="float" office:value="0.000979431929480901" calcext:value-type="float">
            <text:p>0.0009794319</text:p>
          </table:table-cell>
          <table:table-cell table:formula="of:=4+3*COS(2*PI()*[.B946])+7*COS(4*PI()*[.B946])" office:value-type="float" office:value="10.5960616431856" calcext:value-type="float">
            <text:p>10.5960616432</text:p>
          </table:table-cell>
          <table:table-cell table:formula="of:=[.E945]" office:value-type="float" office:value="0" calcext:value-type="float">
            <text:p>0</text:p>
          </table:table-cell>
          <table:table-cell table:formula="of:=[.D946]*COS(2*PI()*[.E946]*[.B946])" office:value-type="float" office:value="10.5960616431856" calcext:value-type="float">
            <text:p>10.5960616432</text:p>
          </table:table-cell>
          <table:table-cell table:number-columns-repeated="1017"/>
        </table:table-row>
        <table:table-row table:style-name="ro1">
          <table:table-cell table:formula="of:=[.A946]+1" office:value-type="float" office:value="943" calcext:value-type="float">
            <text:p>943</text:p>
          </table:table-cell>
          <table:table-cell table:formula="of:=[.B946]+[.C946]" office:value-type="float" office:value="0.923604309500498" calcext:value-type="float">
            <text:p>0.9236043095</text:p>
          </table:table-cell>
          <table:table-cell table:formula="of:=[.C946]" office:value-type="float" office:value="0.000979431929480901" calcext:value-type="float">
            <text:p>0.0009794319</text:p>
          </table:table-cell>
          <table:table-cell table:formula="of:=4+3*COS(2*PI()*[.B947])+7*COS(4*PI()*[.B947])" office:value-type="float" office:value="10.6755182379154" calcext:value-type="float">
            <text:p>10.6755182379</text:p>
          </table:table-cell>
          <table:table-cell table:formula="of:=[.E946]" office:value-type="float" office:value="0" calcext:value-type="float">
            <text:p>0</text:p>
          </table:table-cell>
          <table:table-cell table:formula="of:=[.D947]*COS(2*PI()*[.E947]*[.B947])" office:value-type="float" office:value="10.6755182379154" calcext:value-type="float">
            <text:p>10.6755182379</text:p>
          </table:table-cell>
          <table:table-cell table:number-columns-repeated="1017"/>
        </table:table-row>
        <table:table-row table:style-name="ro1">
          <table:table-cell table:formula="of:=[.A947]+1" office:value-type="float" office:value="944" calcext:value-type="float">
            <text:p>944</text:p>
          </table:table-cell>
          <table:table-cell table:formula="of:=[.B947]+[.C947]" office:value-type="float" office:value="0.924583741429979" calcext:value-type="float">
            <text:p>0.9245837414</text:p>
          </table:table-cell>
          <table:table-cell table:formula="of:=[.C947]" office:value-type="float" office:value="0.000979431929480901" calcext:value-type="float">
            <text:p>0.0009794319</text:p>
          </table:table-cell>
          <table:table-cell table:formula="of:=4+3*COS(2*PI()*[.B948])+7*COS(4*PI()*[.B948])" office:value-type="float" office:value="10.7542659251797" calcext:value-type="float">
            <text:p>10.7542659252</text:p>
          </table:table-cell>
          <table:table-cell table:formula="of:=[.E947]" office:value-type="float" office:value="0" calcext:value-type="float">
            <text:p>0</text:p>
          </table:table-cell>
          <table:table-cell table:formula="of:=[.D948]*COS(2*PI()*[.E948]*[.B948])" office:value-type="float" office:value="10.7542659251797" calcext:value-type="float">
            <text:p>10.7542659252</text:p>
          </table:table-cell>
          <table:table-cell table:number-columns-repeated="1017"/>
        </table:table-row>
        <table:table-row table:style-name="ro1">
          <table:table-cell table:formula="of:=[.A948]+1" office:value-type="float" office:value="945" calcext:value-type="float">
            <text:p>945</text:p>
          </table:table-cell>
          <table:table-cell table:formula="of:=[.B948]+[.C948]" office:value-type="float" office:value="0.92556317335946" calcext:value-type="float">
            <text:p>0.9255631734</text:p>
          </table:table-cell>
          <table:table-cell table:formula="of:=[.C948]" office:value-type="float" office:value="0.000979431929480901" calcext:value-type="float">
            <text:p>0.0009794319</text:p>
          </table:table-cell>
          <table:table-cell table:formula="of:=4+3*COS(2*PI()*[.B949])+7*COS(4*PI()*[.B949])" office:value-type="float" office:value="10.8322937389314" calcext:value-type="float">
            <text:p>10.8322937389</text:p>
          </table:table-cell>
          <table:table-cell table:formula="of:=[.E948]" office:value-type="float" office:value="0" calcext:value-type="float">
            <text:p>0</text:p>
          </table:table-cell>
          <table:table-cell table:formula="of:=[.D949]*COS(2*PI()*[.E949]*[.B949])" office:value-type="float" office:value="10.8322937389314" calcext:value-type="float">
            <text:p>10.8322937389</text:p>
          </table:table-cell>
          <table:table-cell table:number-columns-repeated="1017"/>
        </table:table-row>
        <table:table-row table:style-name="ro1">
          <table:table-cell table:formula="of:=[.A949]+1" office:value-type="float" office:value="946" calcext:value-type="float">
            <text:p>946</text:p>
          </table:table-cell>
          <table:table-cell table:formula="of:=[.B949]+[.C949]" office:value-type="float" office:value="0.926542605288941" calcext:value-type="float">
            <text:p>0.9265426053</text:p>
          </table:table-cell>
          <table:table-cell table:formula="of:=[.C949]" office:value-type="float" office:value="0.000979431929480901" calcext:value-type="float">
            <text:p>0.0009794319</text:p>
          </table:table-cell>
          <table:table-cell table:formula="of:=4+3*COS(2*PI()*[.B950])+7*COS(4*PI()*[.B950])" office:value-type="float" office:value="10.9095908106865" calcext:value-type="float">
            <text:p>10.9095908107</text:p>
          </table:table-cell>
          <table:table-cell table:formula="of:=[.E949]" office:value-type="float" office:value="0" calcext:value-type="float">
            <text:p>0</text:p>
          </table:table-cell>
          <table:table-cell table:formula="of:=[.D950]*COS(2*PI()*[.E950]*[.B950])" office:value-type="float" office:value="10.9095908106865" calcext:value-type="float">
            <text:p>10.9095908107</text:p>
          </table:table-cell>
          <table:table-cell table:number-columns-repeated="1017"/>
        </table:table-row>
        <table:table-row table:style-name="ro1">
          <table:table-cell table:formula="of:=[.A950]+1" office:value-type="float" office:value="947" calcext:value-type="float">
            <text:p>947</text:p>
          </table:table-cell>
          <table:table-cell table:formula="of:=[.B950]+[.C950]" office:value-type="float" office:value="0.927522037218422" calcext:value-type="float">
            <text:p>0.9275220372</text:p>
          </table:table-cell>
          <table:table-cell table:formula="of:=[.C950]" office:value-type="float" office:value="0.000979431929480901" calcext:value-type="float">
            <text:p>0.0009794319</text:p>
          </table:table-cell>
          <table:table-cell table:formula="of:=4+3*COS(2*PI()*[.B951])+7*COS(4*PI()*[.B951])" office:value-type="float" office:value="10.9861463711339" calcext:value-type="float">
            <text:p>10.9861463711</text:p>
          </table:table-cell>
          <table:table-cell table:formula="of:=[.E950]" office:value-type="float" office:value="0" calcext:value-type="float">
            <text:p>0</text:p>
          </table:table-cell>
          <table:table-cell table:formula="of:=[.D951]*COS(2*PI()*[.E951]*[.B951])" office:value-type="float" office:value="10.9861463711339" calcext:value-type="float">
            <text:p>10.9861463711</text:p>
          </table:table-cell>
          <table:table-cell table:number-columns-repeated="1017"/>
        </table:table-row>
        <table:table-row table:style-name="ro1">
          <table:table-cell table:formula="of:=[.A951]+1" office:value-type="float" office:value="948" calcext:value-type="float">
            <text:p>948</text:p>
          </table:table-cell>
          <table:table-cell table:formula="of:=[.B951]+[.C951]" office:value-type="float" office:value="0.928501469147903" calcext:value-type="float">
            <text:p>0.9285014691</text:p>
          </table:table-cell>
          <table:table-cell table:formula="of:=[.C951]" office:value-type="float" office:value="0.000979431929480901" calcext:value-type="float">
            <text:p>0.0009794319</text:p>
          </table:table-cell>
          <table:table-cell table:formula="of:=4+3*COS(2*PI()*[.B952])+7*COS(4*PI()*[.B952])" office:value-type="float" office:value="11.0619497517317" calcext:value-type="float">
            <text:p>11.0619497517</text:p>
          </table:table-cell>
          <table:table-cell table:formula="of:=[.E951]" office:value-type="float" office:value="0" calcext:value-type="float">
            <text:p>0</text:p>
          </table:table-cell>
          <table:table-cell table:formula="of:=[.D952]*COS(2*PI()*[.E952]*[.B952])" office:value-type="float" office:value="11.0619497517317" calcext:value-type="float">
            <text:p>11.0619497517</text:p>
          </table:table-cell>
          <table:table-cell table:number-columns-repeated="1017"/>
        </table:table-row>
        <table:table-row table:style-name="ro1">
          <table:table-cell table:formula="of:=[.A952]+1" office:value-type="float" office:value="949" calcext:value-type="float">
            <text:p>949</text:p>
          </table:table-cell>
          <table:table-cell table:formula="of:=[.B952]+[.C952]" office:value-type="float" office:value="0.929480901077384" calcext:value-type="float">
            <text:p>0.9294809011</text:p>
          </table:table-cell>
          <table:table-cell table:formula="of:=[.C952]" office:value-type="float" office:value="0.000979431929480901" calcext:value-type="float">
            <text:p>0.0009794319</text:p>
          </table:table-cell>
          <table:table-cell table:formula="of:=4+3*COS(2*PI()*[.B953])+7*COS(4*PI()*[.B953])" office:value-type="float" office:value="11.1369903862876" calcext:value-type="float">
            <text:p>11.1369903863</text:p>
          </table:table-cell>
          <table:table-cell table:formula="of:=[.E952]" office:value-type="float" office:value="0" calcext:value-type="float">
            <text:p>0</text:p>
          </table:table-cell>
          <table:table-cell table:formula="of:=[.D953]*COS(2*PI()*[.E953]*[.B953])" office:value-type="float" office:value="11.1369903862876" calcext:value-type="float">
            <text:p>11.1369903863</text:p>
          </table:table-cell>
          <table:table-cell table:number-columns-repeated="1017"/>
        </table:table-row>
        <table:table-row table:style-name="ro1">
          <table:table-cell table:formula="of:=[.A953]+1" office:value-type="float" office:value="950" calcext:value-type="float">
            <text:p>950</text:p>
          </table:table-cell>
          <table:table-cell table:formula="of:=[.B953]+[.C953]" office:value-type="float" office:value="0.930460333006864" calcext:value-type="float">
            <text:p>0.930460333</text:p>
          </table:table-cell>
          <table:table-cell table:formula="of:=[.C953]" office:value-type="float" office:value="0.000979431929480901" calcext:value-type="float">
            <text:p>0.0009794319</text:p>
          </table:table-cell>
          <table:table-cell table:formula="of:=4+3*COS(2*PI()*[.B954])+7*COS(4*PI()*[.B954])" office:value-type="float" office:value="11.2112578125252" calcext:value-type="float">
            <text:p>11.2112578125</text:p>
          </table:table-cell>
          <table:table-cell table:formula="of:=[.E953]" office:value-type="float" office:value="0" calcext:value-type="float">
            <text:p>0</text:p>
          </table:table-cell>
          <table:table-cell table:formula="of:=[.D954]*COS(2*PI()*[.E954]*[.B954])" office:value-type="float" office:value="11.2112578125252" calcext:value-type="float">
            <text:p>11.2112578125</text:p>
          </table:table-cell>
          <table:table-cell table:number-columns-repeated="1017"/>
        </table:table-row>
        <table:table-row table:style-name="ro1">
          <table:table-cell table:formula="of:=[.A954]+1" office:value-type="float" office:value="951" calcext:value-type="float">
            <text:p>951</text:p>
          </table:table-cell>
          <table:table-cell table:formula="of:=[.B954]+[.C954]" office:value-type="float" office:value="0.931439764936345" calcext:value-type="float">
            <text:p>0.9314397649</text:p>
          </table:table-cell>
          <table:table-cell table:formula="of:=[.C954]" office:value-type="float" office:value="0.000979431929480901" calcext:value-type="float">
            <text:p>0.0009794319</text:p>
          </table:table-cell>
          <table:table-cell table:formula="of:=4+3*COS(2*PI()*[.B955])+7*COS(4*PI()*[.B955])" office:value-type="float" office:value="11.2847416736341" calcext:value-type="float">
            <text:p>11.2847416736</text:p>
          </table:table-cell>
          <table:table-cell table:formula="of:=[.E954]" office:value-type="float" office:value="0" calcext:value-type="float">
            <text:p>0</text:p>
          </table:table-cell>
          <table:table-cell table:formula="of:=[.D955]*COS(2*PI()*[.E955]*[.B955])" office:value-type="float" office:value="11.2847416736341" calcext:value-type="float">
            <text:p>11.2847416736</text:p>
          </table:table-cell>
          <table:table-cell table:number-columns-repeated="1017"/>
        </table:table-row>
        <table:table-row table:style-name="ro1">
          <table:table-cell table:formula="of:=[.A955]+1" office:value-type="float" office:value="952" calcext:value-type="float">
            <text:p>952</text:p>
          </table:table-cell>
          <table:table-cell table:formula="of:=[.B955]+[.C955]" office:value-type="float" office:value="0.932419196865826" calcext:value-type="float">
            <text:p>0.9324191969</text:p>
          </table:table-cell>
          <table:table-cell table:formula="of:=[.C955]" office:value-type="float" office:value="0.000979431929480901" calcext:value-type="float">
            <text:p>0.0009794319</text:p>
          </table:table-cell>
          <table:table-cell table:formula="of:=4+3*COS(2*PI()*[.B956])+7*COS(4*PI()*[.B956])" office:value-type="float" office:value="11.3574317198058" calcext:value-type="float">
            <text:p>11.3574317198</text:p>
          </table:table-cell>
          <table:table-cell table:formula="of:=[.E955]" office:value-type="float" office:value="0" calcext:value-type="float">
            <text:p>0</text:p>
          </table:table-cell>
          <table:table-cell table:formula="of:=[.D956]*COS(2*PI()*[.E956]*[.B956])" office:value-type="float" office:value="11.3574317198058" calcext:value-type="float">
            <text:p>11.3574317198</text:p>
          </table:table-cell>
          <table:table-cell table:number-columns-repeated="1017"/>
        </table:table-row>
        <table:table-row table:style-name="ro1">
          <table:table-cell table:formula="of:=[.A956]+1" office:value-type="float" office:value="953" calcext:value-type="float">
            <text:p>953</text:p>
          </table:table-cell>
          <table:table-cell table:formula="of:=[.B956]+[.C956]" office:value-type="float" office:value="0.933398628795307" calcext:value-type="float">
            <text:p>0.9333986288</text:p>
          </table:table-cell>
          <table:table-cell table:formula="of:=[.C956]" office:value-type="float" office:value="0.000979431929480901" calcext:value-type="float">
            <text:p>0.0009794319</text:p>
          </table:table-cell>
          <table:table-cell table:formula="of:=4+3*COS(2*PI()*[.B957])+7*COS(4*PI()*[.B957])" office:value-type="float" office:value="11.4293178097518" calcext:value-type="float">
            <text:p>11.4293178098</text:p>
          </table:table-cell>
          <table:table-cell table:formula="of:=[.E956]" office:value-type="float" office:value="0" calcext:value-type="float">
            <text:p>0</text:p>
          </table:table-cell>
          <table:table-cell table:formula="of:=[.D957]*COS(2*PI()*[.E957]*[.B957])" office:value-type="float" office:value="11.4293178097518" calcext:value-type="float">
            <text:p>11.4293178098</text:p>
          </table:table-cell>
          <table:table-cell table:number-columns-repeated="1017"/>
        </table:table-row>
        <table:table-row table:style-name="ro1">
          <table:table-cell table:formula="of:=[.A957]+1" office:value-type="float" office:value="954" calcext:value-type="float">
            <text:p>954</text:p>
          </table:table-cell>
          <table:table-cell table:formula="of:=[.B957]+[.C957]" office:value-type="float" office:value="0.934378060724788" calcext:value-type="float">
            <text:p>0.9343780607</text:p>
          </table:table-cell>
          <table:table-cell table:formula="of:=[.C957]" office:value-type="float" office:value="0.000979431929480901" calcext:value-type="float">
            <text:p>0.0009794319</text:p>
          </table:table-cell>
          <table:table-cell table:formula="of:=4+3*COS(2*PI()*[.B958])+7*COS(4*PI()*[.B958])" office:value-type="float" office:value="11.500389912208" calcext:value-type="float">
            <text:p>11.5003899122</text:p>
          </table:table-cell>
          <table:table-cell table:formula="of:=[.E957]" office:value-type="float" office:value="0" calcext:value-type="float">
            <text:p>0</text:p>
          </table:table-cell>
          <table:table-cell table:formula="of:=[.D958]*COS(2*PI()*[.E958]*[.B958])" office:value-type="float" office:value="11.500389912208" calcext:value-type="float">
            <text:p>11.5003899122</text:p>
          </table:table-cell>
          <table:table-cell table:number-columns-repeated="1017"/>
        </table:table-row>
        <table:table-row table:style-name="ro1">
          <table:table-cell table:formula="of:=[.A958]+1" office:value-type="float" office:value="955" calcext:value-type="float">
            <text:p>955</text:p>
          </table:table-cell>
          <table:table-cell table:formula="of:=[.B958]+[.C958]" office:value-type="float" office:value="0.935357492654269" calcext:value-type="float">
            <text:p>0.9353574927</text:p>
          </table:table-cell>
          <table:table-cell table:formula="of:=[.C958]" office:value-type="float" office:value="0.000979431929480901" calcext:value-type="float">
            <text:p>0.0009794319</text:p>
          </table:table-cell>
          <table:table-cell table:formula="of:=4+3*COS(2*PI()*[.B959])+7*COS(4*PI()*[.B959])" office:value-type="float" office:value="11.570638107421" calcext:value-type="float">
            <text:p>11.5706381074</text:p>
          </table:table-cell>
          <table:table-cell table:formula="of:=[.E958]" office:value-type="float" office:value="0" calcext:value-type="float">
            <text:p>0</text:p>
          </table:table-cell>
          <table:table-cell table:formula="of:=[.D959]*COS(2*PI()*[.E959]*[.B959])" office:value-type="float" office:value="11.570638107421" calcext:value-type="float">
            <text:p>11.5706381074</text:p>
          </table:table-cell>
          <table:table-cell table:number-columns-repeated="1017"/>
        </table:table-row>
        <table:table-row table:style-name="ro1">
          <table:table-cell table:formula="of:=[.A959]+1" office:value-type="float" office:value="956" calcext:value-type="float">
            <text:p>956</text:p>
          </table:table-cell>
          <table:table-cell table:formula="of:=[.B959]+[.C959]" office:value-type="float" office:value="0.93633692458375" calcext:value-type="float">
            <text:p>0.9363369246</text:p>
          </table:table-cell>
          <table:table-cell table:formula="of:=[.C959]" office:value-type="float" office:value="0.000979431929480901" calcext:value-type="float">
            <text:p>0.0009794319</text:p>
          </table:table-cell>
          <table:table-cell table:formula="of:=4+3*COS(2*PI()*[.B960])+7*COS(4*PI()*[.B960])" office:value-type="float" office:value="11.6400525886191" calcext:value-type="float">
            <text:p>11.6400525886</text:p>
          </table:table-cell>
          <table:table-cell table:formula="of:=[.E959]" office:value-type="float" office:value="0" calcext:value-type="float">
            <text:p>0</text:p>
          </table:table-cell>
          <table:table-cell table:formula="of:=[.D960]*COS(2*PI()*[.E960]*[.B960])" office:value-type="float" office:value="11.6400525886191" calcext:value-type="float">
            <text:p>11.6400525886</text:p>
          </table:table-cell>
          <table:table-cell table:number-columns-repeated="1017"/>
        </table:table-row>
        <table:table-row table:style-name="ro1">
          <table:table-cell table:formula="of:=[.A960]+1" office:value-type="float" office:value="957" calcext:value-type="float">
            <text:p>957</text:p>
          </table:table-cell>
          <table:table-cell table:formula="of:=[.B960]+[.C960]" office:value-type="float" office:value="0.937316356513231" calcext:value-type="float">
            <text:p>0.9373163565</text:p>
          </table:table-cell>
          <table:table-cell table:formula="of:=[.C960]" office:value-type="float" office:value="0.000979431929480901" calcext:value-type="float">
            <text:p>0.0009794319</text:p>
          </table:table-cell>
          <table:table-cell table:formula="of:=4+3*COS(2*PI()*[.B961])+7*COS(4*PI()*[.B961])" office:value-type="float" office:value="11.708623663466" calcext:value-type="float">
            <text:p>11.7086236635</text:p>
          </table:table-cell>
          <table:table-cell table:formula="of:=[.E960]" office:value-type="float" office:value="0" calcext:value-type="float">
            <text:p>0</text:p>
          </table:table-cell>
          <table:table-cell table:formula="of:=[.D961]*COS(2*PI()*[.E961]*[.B961])" office:value-type="float" office:value="11.708623663466" calcext:value-type="float">
            <text:p>11.7086236635</text:p>
          </table:table-cell>
          <table:table-cell table:number-columns-repeated="1017"/>
        </table:table-row>
        <table:table-row table:style-name="ro1">
          <table:table-cell table:formula="of:=[.A961]+1" office:value-type="float" office:value="958" calcext:value-type="float">
            <text:p>958</text:p>
          </table:table-cell>
          <table:table-cell table:formula="of:=[.B961]+[.C961]" office:value-type="float" office:value="0.938295788442712" calcext:value-type="float">
            <text:p>0.9382957884</text:p>
          </table:table-cell>
          <table:table-cell table:formula="of:=[.C961]" office:value-type="float" office:value="0.000979431929480901" calcext:value-type="float">
            <text:p>0.0009794319</text:p>
          </table:table-cell>
          <table:table-cell table:formula="of:=4+3*COS(2*PI()*[.B962])+7*COS(4*PI()*[.B962])" office:value-type="float" office:value="11.7763417554983" calcext:value-type="float">
            <text:p>11.7763417555</text:p>
          </table:table-cell>
          <table:table-cell table:formula="of:=[.E961]" office:value-type="float" office:value="0" calcext:value-type="float">
            <text:p>0</text:p>
          </table:table-cell>
          <table:table-cell table:formula="of:=[.D962]*COS(2*PI()*[.E962]*[.B962])" office:value-type="float" office:value="11.7763417554983" calcext:value-type="float">
            <text:p>11.7763417555</text:p>
          </table:table-cell>
          <table:table-cell table:number-columns-repeated="1017"/>
        </table:table-row>
        <table:table-row table:style-name="ro1">
          <table:table-cell table:formula="of:=[.A962]+1" office:value-type="float" office:value="959" calcext:value-type="float">
            <text:p>959</text:p>
          </table:table-cell>
          <table:table-cell table:formula="of:=[.B962]+[.C962]" office:value-type="float" office:value="0.939275220372193" calcext:value-type="float">
            <text:p>0.9392752204</text:p>
          </table:table-cell>
          <table:table-cell table:formula="of:=[.C962]" office:value-type="float" office:value="0.000979431929480901" calcext:value-type="float">
            <text:p>0.0009794319</text:p>
          </table:table-cell>
          <table:table-cell table:formula="of:=4+3*COS(2*PI()*[.B963])+7*COS(4*PI()*[.B963])" office:value-type="float" office:value="11.8431974055447" calcext:value-type="float">
            <text:p>11.8431974055</text:p>
          </table:table-cell>
          <table:table-cell table:formula="of:=[.E962]" office:value-type="float" office:value="0" calcext:value-type="float">
            <text:p>0</text:p>
          </table:table-cell>
          <table:table-cell table:formula="of:=[.D963]*COS(2*PI()*[.E963]*[.B963])" office:value-type="float" office:value="11.8431974055447" calcext:value-type="float">
            <text:p>11.8431974055</text:p>
          </table:table-cell>
          <table:table-cell table:number-columns-repeated="1017"/>
        </table:table-row>
        <table:table-row table:style-name="ro1">
          <table:table-cell table:formula="of:=[.A963]+1" office:value-type="float" office:value="960" calcext:value-type="float">
            <text:p>960</text:p>
          </table:table-cell>
          <table:table-cell table:formula="of:=[.B963]+[.C963]" office:value-type="float" office:value="0.940254652301674" calcext:value-type="float">
            <text:p>0.9402546523</text:p>
          </table:table-cell>
          <table:table-cell table:formula="of:=[.C963]" office:value-type="float" office:value="0.000979431929480901" calcext:value-type="float">
            <text:p>0.0009794319</text:p>
          </table:table-cell>
          <table:table-cell table:formula="of:=4+3*COS(2*PI()*[.B964])+7*COS(4*PI()*[.B964])" office:value-type="float" office:value="11.9091812731295" calcext:value-type="float">
            <text:p>11.9091812731</text:p>
          </table:table-cell>
          <table:table-cell table:formula="of:=[.E963]" office:value-type="float" office:value="0" calcext:value-type="float">
            <text:p>0</text:p>
          </table:table-cell>
          <table:table-cell table:formula="of:=[.D964]*COS(2*PI()*[.E964]*[.B964])" office:value-type="float" office:value="11.9091812731295" calcext:value-type="float">
            <text:p>11.9091812731</text:p>
          </table:table-cell>
          <table:table-cell table:number-columns-repeated="1017"/>
        </table:table-row>
        <table:table-row table:style-name="ro1">
          <table:table-cell table:formula="of:=[.A964]+1" office:value-type="float" office:value="961" calcext:value-type="float">
            <text:p>961</text:p>
          </table:table-cell>
          <table:table-cell table:formula="of:=[.B964]+[.C964]" office:value-type="float" office:value="0.941234084231155" calcext:value-type="float">
            <text:p>0.9412340842</text:p>
          </table:table-cell>
          <table:table-cell table:formula="of:=[.C964]" office:value-type="float" office:value="0.000979431929480901" calcext:value-type="float">
            <text:p>0.0009794319</text:p>
          </table:table-cell>
          <table:table-cell table:formula="of:=4+3*COS(2*PI()*[.B965])+7*COS(4*PI()*[.B965])" office:value-type="float" office:value="11.9742841378571" calcext:value-type="float">
            <text:p>11.9742841379</text:p>
          </table:table-cell>
          <table:table-cell table:formula="of:=[.E964]" office:value-type="float" office:value="0" calcext:value-type="float">
            <text:p>0</text:p>
          </table:table-cell>
          <table:table-cell table:formula="of:=[.D965]*COS(2*PI()*[.E965]*[.B965])" office:value-type="float" office:value="11.9742841378571" calcext:value-type="float">
            <text:p>11.9742841379</text:p>
          </table:table-cell>
          <table:table-cell table:number-columns-repeated="1017"/>
        </table:table-row>
        <table:table-row table:style-name="ro1">
          <table:table-cell table:formula="of:=[.A965]+1" office:value-type="float" office:value="962" calcext:value-type="float">
            <text:p>962</text:p>
          </table:table-cell>
          <table:table-cell table:formula="of:=[.B965]+[.C965]" office:value-type="float" office:value="0.942213516160635" calcext:value-type="float">
            <text:p>0.9422135162</text:p>
          </table:table-cell>
          <table:table-cell table:formula="of:=[.C965]" office:value-type="float" office:value="0.000979431929480901" calcext:value-type="float">
            <text:p>0.0009794319</text:p>
          </table:table-cell>
          <table:table-cell table:formula="of:=4+3*COS(2*PI()*[.B966])+7*COS(4*PI()*[.B966])" office:value-type="float" office:value="12.0384969007796" calcext:value-type="float">
            <text:p>12.0384969008</text:p>
          </table:table-cell>
          <table:table-cell table:formula="of:=[.E965]" office:value-type="float" office:value="0" calcext:value-type="float">
            <text:p>0</text:p>
          </table:table-cell>
          <table:table-cell table:formula="of:=[.D966]*COS(2*PI()*[.E966]*[.B966])" office:value-type="float" office:value="12.0384969007796" calcext:value-type="float">
            <text:p>12.0384969008</text:p>
          </table:table-cell>
          <table:table-cell table:number-columns-repeated="1017"/>
        </table:table-row>
        <table:table-row table:style-name="ro1">
          <table:table-cell table:formula="of:=[.A966]+1" office:value-type="float" office:value="963" calcext:value-type="float">
            <text:p>963</text:p>
          </table:table-cell>
          <table:table-cell table:formula="of:=[.B966]+[.C966]" office:value-type="float" office:value="0.943192948090116" calcext:value-type="float">
            <text:p>0.9431929481</text:p>
          </table:table-cell>
          <table:table-cell table:formula="of:=[.C966]" office:value-type="float" office:value="0.000979431929480901" calcext:value-type="float">
            <text:p>0.0009794319</text:p>
          </table:table-cell>
          <table:table-cell table:formula="of:=4+3*COS(2*PI()*[.B967])+7*COS(4*PI()*[.B967])" office:value-type="float" office:value="12.1018105857463" calcext:value-type="float">
            <text:p>12.1018105857</text:p>
          </table:table-cell>
          <table:table-cell table:formula="of:=[.E966]" office:value-type="float" office:value="0" calcext:value-type="float">
            <text:p>0</text:p>
          </table:table-cell>
          <table:table-cell table:formula="of:=[.D967]*COS(2*PI()*[.E967]*[.B967])" office:value-type="float" office:value="12.1018105857463" calcext:value-type="float">
            <text:p>12.1018105857</text:p>
          </table:table-cell>
          <table:table-cell table:number-columns-repeated="1017"/>
        </table:table-row>
        <table:table-row table:style-name="ro1">
          <table:table-cell table:formula="of:=[.A967]+1" office:value-type="float" office:value="964" calcext:value-type="float">
            <text:p>964</text:p>
          </table:table-cell>
          <table:table-cell table:formula="of:=[.B967]+[.C967]" office:value-type="float" office:value="0.944172380019597" calcext:value-type="float">
            <text:p>0.94417238</text:p>
          </table:table-cell>
          <table:table-cell table:formula="of:=[.C967]" office:value-type="float" office:value="0.000979431929480901" calcext:value-type="float">
            <text:p>0.0009794319</text:p>
          </table:table-cell>
          <table:table-cell table:formula="of:=4+3*COS(2*PI()*[.B968])+7*COS(4*PI()*[.B968])" office:value-type="float" office:value="12.1642163407349" calcext:value-type="float">
            <text:p>12.1642163407</text:p>
          </table:table-cell>
          <table:table-cell table:formula="of:=[.E967]" office:value-type="float" office:value="0" calcext:value-type="float">
            <text:p>0</text:p>
          </table:table-cell>
          <table:table-cell table:formula="of:=[.D968]*COS(2*PI()*[.E968]*[.B968])" office:value-type="float" office:value="12.1642163407349" calcext:value-type="float">
            <text:p>12.1642163407</text:p>
          </table:table-cell>
          <table:table-cell table:number-columns-repeated="1017"/>
        </table:table-row>
        <table:table-row table:style-name="ro1">
          <table:table-cell table:formula="of:=[.A968]+1" office:value-type="float" office:value="965" calcext:value-type="float">
            <text:p>965</text:p>
          </table:table-cell>
          <table:table-cell table:formula="of:=[.B968]+[.C968]" office:value-type="float" office:value="0.945151811949078" calcext:value-type="float">
            <text:p>0.9451518119</text:p>
          </table:table-cell>
          <table:table-cell table:formula="of:=[.C968]" office:value-type="float" office:value="0.000979431929480901" calcext:value-type="float">
            <text:p>0.0009794319</text:p>
          </table:table-cell>
          <table:table-cell table:formula="of:=4+3*COS(2*PI()*[.B969])+7*COS(4*PI()*[.B969])" office:value-type="float" office:value="12.2257054391644" calcext:value-type="float">
            <text:p>12.2257054392</text:p>
          </table:table-cell>
          <table:table-cell table:formula="of:=[.E968]" office:value-type="float" office:value="0" calcext:value-type="float">
            <text:p>0</text:p>
          </table:table-cell>
          <table:table-cell table:formula="of:=[.D969]*COS(2*PI()*[.E969]*[.B969])" office:value-type="float" office:value="12.2257054391644" calcext:value-type="float">
            <text:p>12.2257054392</text:p>
          </table:table-cell>
          <table:table-cell table:number-columns-repeated="1017"/>
        </table:table-row>
        <table:table-row table:style-name="ro1">
          <table:table-cell table:formula="of:=[.A969]+1" office:value-type="float" office:value="966" calcext:value-type="float">
            <text:p>966</text:p>
          </table:table-cell>
          <table:table-cell table:formula="of:=[.B969]+[.C969]" office:value-type="float" office:value="0.946131243878559" calcext:value-type="float">
            <text:p>0.9461312439</text:p>
          </table:table-cell>
          <table:table-cell table:formula="of:=[.C969]" office:value-type="float" office:value="0.000979431929480901" calcext:value-type="float">
            <text:p>0.0009794319</text:p>
          </table:table-cell>
          <table:table-cell table:formula="of:=4+3*COS(2*PI()*[.B970])+7*COS(4*PI()*[.B970])" office:value-type="float" office:value="12.2862692811896" calcext:value-type="float">
            <text:p>12.2862692812</text:p>
          </table:table-cell>
          <table:table-cell table:formula="of:=[.E969]" office:value-type="float" office:value="0" calcext:value-type="float">
            <text:p>0</text:p>
          </table:table-cell>
          <table:table-cell table:formula="of:=[.D970]*COS(2*PI()*[.E970]*[.B970])" office:value-type="float" office:value="12.2862692811896" calcext:value-type="float">
            <text:p>12.2862692812</text:p>
          </table:table-cell>
          <table:table-cell table:number-columns-repeated="1017"/>
        </table:table-row>
        <table:table-row table:style-name="ro1">
          <table:table-cell table:formula="of:=[.A970]+1" office:value-type="float" office:value="967" calcext:value-type="float">
            <text:p>967</text:p>
          </table:table-cell>
          <table:table-cell table:formula="of:=[.B970]+[.C970]" office:value-type="float" office:value="0.94711067580804" calcext:value-type="float">
            <text:p>0.9471106758</text:p>
          </table:table-cell>
          <table:table-cell table:formula="of:=[.C970]" office:value-type="float" office:value="0.000979431929480901" calcext:value-type="float">
            <text:p>0.0009794319</text:p>
          </table:table-cell>
          <table:table-cell table:formula="of:=4+3*COS(2*PI()*[.B971])+7*COS(4*PI()*[.B971])" office:value-type="float" office:value="12.3458993949768" calcext:value-type="float">
            <text:p>12.345899395</text:p>
          </table:table-cell>
          <table:table-cell table:formula="of:=[.E970]" office:value-type="float" office:value="0" calcext:value-type="float">
            <text:p>0</text:p>
          </table:table-cell>
          <table:table-cell table:formula="of:=[.D971]*COS(2*PI()*[.E971]*[.B971])" office:value-type="float" office:value="12.3458993949768" calcext:value-type="float">
            <text:p>12.345899395</text:p>
          </table:table-cell>
          <table:table-cell table:number-columns-repeated="1017"/>
        </table:table-row>
        <table:table-row table:style-name="ro1">
          <table:table-cell table:formula="of:=[.A971]+1" office:value-type="float" office:value="968" calcext:value-type="float">
            <text:p>968</text:p>
          </table:table-cell>
          <table:table-cell table:formula="of:=[.B971]+[.C971]" office:value-type="float" office:value="0.948090107737521" calcext:value-type="float">
            <text:p>0.9480901077</text:p>
          </table:table-cell>
          <table:table-cell table:formula="of:=[.C971]" office:value-type="float" office:value="0.000979431929480901" calcext:value-type="float">
            <text:p>0.0009794319</text:p>
          </table:table-cell>
          <table:table-cell table:formula="of:=4+3*COS(2*PI()*[.B972])+7*COS(4*PI()*[.B972])" office:value-type="float" office:value="12.4045874379603" calcext:value-type="float">
            <text:p>12.404587438</text:p>
          </table:table-cell>
          <table:table-cell table:formula="of:=[.E971]" office:value-type="float" office:value="0" calcext:value-type="float">
            <text:p>0</text:p>
          </table:table-cell>
          <table:table-cell table:formula="of:=[.D972]*COS(2*PI()*[.E972]*[.B972])" office:value-type="float" office:value="12.4045874379603" calcext:value-type="float">
            <text:p>12.404587438</text:p>
          </table:table-cell>
          <table:table-cell table:number-columns-repeated="1017"/>
        </table:table-row>
        <table:table-row table:style-name="ro1">
          <table:table-cell table:formula="of:=[.A972]+1" office:value-type="float" office:value="969" calcext:value-type="float">
            <text:p>969</text:p>
          </table:table-cell>
          <table:table-cell table:formula="of:=[.B972]+[.C972]" office:value-type="float" office:value="0.949069539667002" calcext:value-type="float">
            <text:p>0.9490695397</text:p>
          </table:table-cell>
          <table:table-cell table:formula="of:=[.C972]" office:value-type="float" office:value="0.000979431929480901" calcext:value-type="float">
            <text:p>0.0009794319</text:p>
          </table:table-cell>
          <table:table-cell table:formula="of:=4+3*COS(2*PI()*[.B973])+7*COS(4*PI()*[.B973])" office:value-type="float" office:value="12.4623251980803" calcext:value-type="float">
            <text:p>12.4623251981</text:p>
          </table:table-cell>
          <table:table-cell table:formula="of:=[.E972]" office:value-type="float" office:value="0" calcext:value-type="float">
            <text:p>0</text:p>
          </table:table-cell>
          <table:table-cell table:formula="of:=[.D973]*COS(2*PI()*[.E973]*[.B973])" office:value-type="float" office:value="12.4623251980803" calcext:value-type="float">
            <text:p>12.4623251981</text:p>
          </table:table-cell>
          <table:table-cell table:number-columns-repeated="1017"/>
        </table:table-row>
        <table:table-row table:style-name="ro1">
          <table:table-cell table:formula="of:=[.A973]+1" office:value-type="float" office:value="970" calcext:value-type="float">
            <text:p>970</text:p>
          </table:table-cell>
          <table:table-cell table:formula="of:=[.B973]+[.C973]" office:value-type="float" office:value="0.950048971596483" calcext:value-type="float">
            <text:p>0.9500489716</text:p>
          </table:table-cell>
          <table:table-cell table:formula="of:=[.C973]" office:value-type="float" office:value="0.000979431929480901" calcext:value-type="float">
            <text:p>0.0009794319</text:p>
          </table:table-cell>
          <table:table-cell table:formula="of:=4+3*COS(2*PI()*[.B974])+7*COS(4*PI()*[.B974])" office:value-type="float" office:value="12.519104595001" calcext:value-type="float">
            <text:p>12.519104595</text:p>
          </table:table-cell>
          <table:table-cell table:formula="of:=[.E973]" office:value-type="float" office:value="0" calcext:value-type="float">
            <text:p>0</text:p>
          </table:table-cell>
          <table:table-cell table:formula="of:=[.D974]*COS(2*PI()*[.E974]*[.B974])" office:value-type="float" office:value="12.519104595001" calcext:value-type="float">
            <text:p>12.519104595</text:p>
          </table:table-cell>
          <table:table-cell table:number-columns-repeated="1017"/>
        </table:table-row>
        <table:table-row table:style-name="ro1">
          <table:table-cell table:formula="of:=[.A974]+1" office:value-type="float" office:value="971" calcext:value-type="float">
            <text:p>971</text:p>
          </table:table-cell>
          <table:table-cell table:formula="of:=[.B974]+[.C974]" office:value-type="float" office:value="0.951028403525964" calcext:value-type="float">
            <text:p>0.9510284035</text:p>
          </table:table-cell>
          <table:table-cell table:formula="of:=[.C974]" office:value-type="float" office:value="0.000979431929480901" calcext:value-type="float">
            <text:p>0.0009794319</text:p>
          </table:table-cell>
          <table:table-cell table:formula="of:=4+3*COS(2*PI()*[.B975])+7*COS(4*PI()*[.B975])" office:value-type="float" office:value="12.5749176813094" calcext:value-type="float">
            <text:p>12.5749176813</text:p>
          </table:table-cell>
          <table:table-cell table:formula="of:=[.E974]" office:value-type="float" office:value="0" calcext:value-type="float">
            <text:p>0</text:p>
          </table:table-cell>
          <table:table-cell table:formula="of:=[.D975]*COS(2*PI()*[.E975]*[.B975])" office:value-type="float" office:value="12.5749176813094" calcext:value-type="float">
            <text:p>12.5749176813</text:p>
          </table:table-cell>
          <table:table-cell table:number-columns-repeated="1017"/>
        </table:table-row>
        <table:table-row table:style-name="ro1">
          <table:table-cell table:formula="of:=[.A975]+1" office:value-type="float" office:value="972" calcext:value-type="float">
            <text:p>972</text:p>
          </table:table-cell>
          <table:table-cell table:formula="of:=[.B975]+[.C975]" office:value-type="float" office:value="0.952007835455444" calcext:value-type="float">
            <text:p>0.9520078355</text:p>
          </table:table-cell>
          <table:table-cell table:formula="of:=[.C975]" office:value-type="float" office:value="0.000979431929480901" calcext:value-type="float">
            <text:p>0.0009794319</text:p>
          </table:table-cell>
          <table:table-cell table:formula="of:=4+3*COS(2*PI()*[.B976])+7*COS(4*PI()*[.B976])" office:value-type="float" office:value="12.6297566436947" calcext:value-type="float">
            <text:p>12.6297566437</text:p>
          </table:table-cell>
          <table:table-cell table:formula="of:=[.E975]" office:value-type="float" office:value="0" calcext:value-type="float">
            <text:p>0</text:p>
          </table:table-cell>
          <table:table-cell table:formula="of:=[.D976]*COS(2*PI()*[.E976]*[.B976])" office:value-type="float" office:value="12.6297566436947" calcext:value-type="float">
            <text:p>12.6297566437</text:p>
          </table:table-cell>
          <table:table-cell table:number-columns-repeated="1017"/>
        </table:table-row>
        <table:table-row table:style-name="ro1">
          <table:table-cell table:formula="of:=[.A976]+1" office:value-type="float" office:value="973" calcext:value-type="float">
            <text:p>973</text:p>
          </table:table-cell>
          <table:table-cell table:formula="of:=[.B976]+[.C976]" office:value-type="float" office:value="0.952987267384926" calcext:value-type="float">
            <text:p>0.9529872674</text:p>
          </table:table-cell>
          <table:table-cell table:formula="of:=[.C976]" office:value-type="float" office:value="0.000979431929480901" calcext:value-type="float">
            <text:p>0.0009794319</text:p>
          </table:table-cell>
          <table:table-cell table:formula="of:=4+3*COS(2*PI()*[.B977])+7*COS(4*PI()*[.B977])" office:value-type="float" office:value="12.6836138041073" calcext:value-type="float">
            <text:p>12.6836138041</text:p>
          </table:table-cell>
          <table:table-cell table:formula="of:=[.E976]" office:value-type="float" office:value="0" calcext:value-type="float">
            <text:p>0</text:p>
          </table:table-cell>
          <table:table-cell table:formula="of:=[.D977]*COS(2*PI()*[.E977]*[.B977])" office:value-type="float" office:value="12.6836138041073" calcext:value-type="float">
            <text:p>12.6836138041</text:p>
          </table:table-cell>
          <table:table-cell table:number-columns-repeated="1017"/>
        </table:table-row>
        <table:table-row table:style-name="ro1">
          <table:table-cell table:formula="of:=[.A977]+1" office:value-type="float" office:value="974" calcext:value-type="float">
            <text:p>974</text:p>
          </table:table-cell>
          <table:table-cell table:formula="of:=[.B977]+[.C977]" office:value-type="float" office:value="0.953966699314406" calcext:value-type="float">
            <text:p>0.9539666993</text:p>
          </table:table-cell>
          <table:table-cell table:formula="of:=[.C977]" office:value-type="float" office:value="0.000979431929480901" calcext:value-type="float">
            <text:p>0.0009794319</text:p>
          </table:table-cell>
          <table:table-cell table:formula="of:=4+3*COS(2*PI()*[.B978])+7*COS(4*PI()*[.B978])" office:value-type="float" office:value="12.7364816208982" calcext:value-type="float">
            <text:p>12.7364816209</text:p>
          </table:table-cell>
          <table:table-cell table:formula="of:=[.E977]" office:value-type="float" office:value="0" calcext:value-type="float">
            <text:p>0</text:p>
          </table:table-cell>
          <table:table-cell table:formula="of:=[.D978]*COS(2*PI()*[.E978]*[.B978])" office:value-type="float" office:value="12.7364816208982" calcext:value-type="float">
            <text:p>12.7364816209</text:p>
          </table:table-cell>
          <table:table-cell table:number-columns-repeated="1017"/>
        </table:table-row>
        <table:table-row table:style-name="ro1">
          <table:table-cell table:formula="of:=[.A978]+1" office:value-type="float" office:value="975" calcext:value-type="float">
            <text:p>975</text:p>
          </table:table-cell>
          <table:table-cell table:formula="of:=[.B978]+[.C978]" office:value-type="float" office:value="0.954946131243887" calcext:value-type="float">
            <text:p>0.9549461312</text:p>
          </table:table-cell>
          <table:table-cell table:formula="of:=[.C978]" office:value-type="float" office:value="0.000979431929480901" calcext:value-type="float">
            <text:p>0.0009794319</text:p>
          </table:table-cell>
          <table:table-cell table:formula="of:=4+3*COS(2*PI()*[.B979])+7*COS(4*PI()*[.B979])" office:value-type="float" office:value="12.7883526899379" calcext:value-type="float">
            <text:p>12.7883526899</text:p>
          </table:table-cell>
          <table:table-cell table:formula="of:=[.E978]" office:value-type="float" office:value="0" calcext:value-type="float">
            <text:p>0</text:p>
          </table:table-cell>
          <table:table-cell table:formula="of:=[.D979]*COS(2*PI()*[.E979]*[.B979])" office:value-type="float" office:value="12.7883526899379" calcext:value-type="float">
            <text:p>12.7883526899</text:p>
          </table:table-cell>
          <table:table-cell table:number-columns-repeated="1017"/>
        </table:table-row>
        <table:table-row table:style-name="ro1">
          <table:table-cell table:formula="of:=[.A979]+1" office:value-type="float" office:value="976" calcext:value-type="float">
            <text:p>976</text:p>
          </table:table-cell>
          <table:table-cell table:formula="of:=[.B979]+[.C979]" office:value-type="float" office:value="0.955925563173368" calcext:value-type="float">
            <text:p>0.9559255632</text:p>
          </table:table-cell>
          <table:table-cell table:formula="of:=[.C979]" office:value-type="float" office:value="0.000979431929480901" calcext:value-type="float">
            <text:p>0.0009794319</text:p>
          </table:table-cell>
          <table:table-cell table:formula="of:=4+3*COS(2*PI()*[.B980])+7*COS(4*PI()*[.B980])" office:value-type="float" office:value="12.8392197457154" calcext:value-type="float">
            <text:p>12.8392197457</text:p>
          </table:table-cell>
          <table:table-cell table:formula="of:=[.E979]" office:value-type="float" office:value="0" calcext:value-type="float">
            <text:p>0</text:p>
          </table:table-cell>
          <table:table-cell table:formula="of:=[.D980]*COS(2*PI()*[.E980]*[.B980])" office:value-type="float" office:value="12.8392197457154" calcext:value-type="float">
            <text:p>12.8392197457</text:p>
          </table:table-cell>
          <table:table-cell table:number-columns-repeated="1017"/>
        </table:table-row>
        <table:table-row table:style-name="ro1">
          <table:table-cell table:formula="of:=[.A980]+1" office:value-type="float" office:value="977" calcext:value-type="float">
            <text:p>977</text:p>
          </table:table-cell>
          <table:table-cell table:formula="of:=[.B980]+[.C980]" office:value-type="float" office:value="0.956904995102849" calcext:value-type="float">
            <text:p>0.9569049951</text:p>
          </table:table-cell>
          <table:table-cell table:formula="of:=[.C980]" office:value-type="float" office:value="0.000979431929480901" calcext:value-type="float">
            <text:p>0.0009794319</text:p>
          </table:table-cell>
          <table:table-cell table:formula="of:=4+3*COS(2*PI()*[.B981])+7*COS(4*PI()*[.B981])" office:value-type="float" office:value="12.8890756624162" calcext:value-type="float">
            <text:p>12.8890756624</text:p>
          </table:table-cell>
          <table:table-cell table:formula="of:=[.E980]" office:value-type="float" office:value="0" calcext:value-type="float">
            <text:p>0</text:p>
          </table:table-cell>
          <table:table-cell table:formula="of:=[.D981]*COS(2*PI()*[.E981]*[.B981])" office:value-type="float" office:value="12.8890756624162" calcext:value-type="float">
            <text:p>12.8890756624</text:p>
          </table:table-cell>
          <table:table-cell table:number-columns-repeated="1017"/>
        </table:table-row>
        <table:table-row table:style-name="ro1">
          <table:table-cell table:formula="of:=[.A981]+1" office:value-type="float" office:value="978" calcext:value-type="float">
            <text:p>978</text:p>
          </table:table-cell>
          <table:table-cell table:formula="of:=[.B981]+[.C981]" office:value-type="float" office:value="0.95788442703233" calcext:value-type="float">
            <text:p>0.957884427</text:p>
          </table:table-cell>
          <table:table-cell table:formula="of:=[.C981]" office:value-type="float" office:value="0.000979431929480901" calcext:value-type="float">
            <text:p>0.0009794319</text:p>
          </table:table-cell>
          <table:table-cell table:formula="of:=4+3*COS(2*PI()*[.B982])+7*COS(4*PI()*[.B982])" office:value-type="float" office:value="12.9379134549799" calcext:value-type="float">
            <text:p>12.937913455</text:p>
          </table:table-cell>
          <table:table-cell table:formula="of:=[.E981]" office:value-type="float" office:value="0" calcext:value-type="float">
            <text:p>0</text:p>
          </table:table-cell>
          <table:table-cell table:formula="of:=[.D982]*COS(2*PI()*[.E982]*[.B982])" office:value-type="float" office:value="12.9379134549799" calcext:value-type="float">
            <text:p>12.937913455</text:p>
          </table:table-cell>
          <table:table-cell table:number-columns-repeated="1017"/>
        </table:table-row>
        <table:table-row table:style-name="ro1">
          <table:table-cell table:formula="of:=[.A982]+1" office:value-type="float" office:value="979" calcext:value-type="float">
            <text:p>979</text:p>
          </table:table-cell>
          <table:table-cell table:formula="of:=[.B982]+[.C982]" office:value-type="float" office:value="0.958863858961811" calcext:value-type="float">
            <text:p>0.958863859</text:p>
          </table:table-cell>
          <table:table-cell table:formula="of:=[.C982]" office:value-type="float" office:value="0.000979431929480901" calcext:value-type="float">
            <text:p>0.0009794319</text:p>
          </table:table-cell>
          <table:table-cell table:formula="of:=4+3*COS(2*PI()*[.B983])+7*COS(4*PI()*[.B983])" office:value-type="float" office:value="12.9857262801364" calcext:value-type="float">
            <text:p>12.9857262801</text:p>
          </table:table-cell>
          <table:table-cell table:formula="of:=[.E982]" office:value-type="float" office:value="0" calcext:value-type="float">
            <text:p>0</text:p>
          </table:table-cell>
          <table:table-cell table:formula="of:=[.D983]*COS(2*PI()*[.E983]*[.B983])" office:value-type="float" office:value="12.9857262801364" calcext:value-type="float">
            <text:p>12.9857262801</text:p>
          </table:table-cell>
          <table:table-cell table:number-columns-repeated="1017"/>
        </table:table-row>
        <table:table-row table:style-name="ro1">
          <table:table-cell table:formula="of:=[.A983]+1" office:value-type="float" office:value="980" calcext:value-type="float">
            <text:p>980</text:p>
          </table:table-cell>
          <table:table-cell table:formula="of:=[.B983]+[.C983]" office:value-type="float" office:value="0.959843290891292" calcext:value-type="float">
            <text:p>0.9598432909</text:p>
          </table:table-cell>
          <table:table-cell table:formula="of:=[.C983]" office:value-type="float" office:value="0.000979431929480901" calcext:value-type="float">
            <text:p>0.0009794319</text:p>
          </table:table-cell>
          <table:table-cell table:formula="of:=4+3*COS(2*PI()*[.B984])+7*COS(4*PI()*[.B984])" office:value-type="float" office:value="13.0325074374224" calcext:value-type="float">
            <text:p>13.0325074374</text:p>
          </table:table-cell>
          <table:table-cell table:formula="of:=[.E983]" office:value-type="float" office:value="0" calcext:value-type="float">
            <text:p>0</text:p>
          </table:table-cell>
          <table:table-cell table:formula="of:=[.D984]*COS(2*PI()*[.E984]*[.B984])" office:value-type="float" office:value="13.0325074374224" calcext:value-type="float">
            <text:p>13.0325074374</text:p>
          </table:table-cell>
          <table:table-cell table:number-columns-repeated="1017"/>
        </table:table-row>
        <table:table-row table:style-name="ro1">
          <table:table-cell table:formula="of:=[.A984]+1" office:value-type="float" office:value="981" calcext:value-type="float">
            <text:p>981</text:p>
          </table:table-cell>
          <table:table-cell table:formula="of:=[.B984]+[.C984]" office:value-type="float" office:value="0.960822722820773" calcext:value-type="float">
            <text:p>0.9608227228</text:p>
          </table:table-cell>
          <table:table-cell table:formula="of:=[.C984]" office:value-type="float" office:value="0.000979431929480901" calcext:value-type="float">
            <text:p>0.0009794319</text:p>
          </table:table-cell>
          <table:table-cell table:formula="of:=4+3*COS(2*PI()*[.B985])+7*COS(4*PI()*[.B985])" office:value-type="float" office:value="13.0782503701748" calcext:value-type="float">
            <text:p>13.0782503702</text:p>
          </table:table-cell>
          <table:table-cell table:formula="of:=[.E984]" office:value-type="float" office:value="0" calcext:value-type="float">
            <text:p>0</text:p>
          </table:table-cell>
          <table:table-cell table:formula="of:=[.D985]*COS(2*PI()*[.E985]*[.B985])" office:value-type="float" office:value="13.0782503701748" calcext:value-type="float">
            <text:p>13.0782503702</text:p>
          </table:table-cell>
          <table:table-cell table:number-columns-repeated="1017"/>
        </table:table-row>
        <table:table-row table:style-name="ro1">
          <table:table-cell table:formula="of:=[.A985]+1" office:value-type="float" office:value="982" calcext:value-type="float">
            <text:p>982</text:p>
          </table:table-cell>
          <table:table-cell table:formula="of:=[.B985]+[.C985]" office:value-type="float" office:value="0.961802154750254" calcext:value-type="float">
            <text:p>0.9618021548</text:p>
          </table:table-cell>
          <table:table-cell table:formula="of:=[.C985]" office:value-type="float" office:value="0.000979431929480901" calcext:value-type="float">
            <text:p>0.0009794319</text:p>
          </table:table-cell>
          <table:table-cell table:formula="of:=4+3*COS(2*PI()*[.B986])+7*COS(4*PI()*[.B986])" office:value-type="float" office:value="13.1229486665048" calcext:value-type="float">
            <text:p>13.1229486665</text:p>
          </table:table-cell>
          <table:table-cell table:formula="of:=[.E985]" office:value-type="float" office:value="0" calcext:value-type="float">
            <text:p>0</text:p>
          </table:table-cell>
          <table:table-cell table:formula="of:=[.D986]*COS(2*PI()*[.E986]*[.B986])" office:value-type="float" office:value="13.1229486665048" calcext:value-type="float">
            <text:p>13.1229486665</text:p>
          </table:table-cell>
          <table:table-cell table:number-columns-repeated="1017"/>
        </table:table-row>
        <table:table-row table:style-name="ro1">
          <table:table-cell table:formula="of:=[.A986]+1" office:value-type="float" office:value="983" calcext:value-type="float">
            <text:p>983</text:p>
          </table:table-cell>
          <table:table-cell table:formula="of:=[.B986]+[.C986]" office:value-type="float" office:value="0.962781586679735" calcext:value-type="float">
            <text:p>0.9627815867</text:p>
          </table:table-cell>
          <table:table-cell table:formula="of:=[.C986]" office:value-type="float" office:value="0.000979431929480901" calcext:value-type="float">
            <text:p>0.0009794319</text:p>
          </table:table-cell>
          <table:table-cell table:formula="of:=4+3*COS(2*PI()*[.B987])+7*COS(4*PI()*[.B987])" office:value-type="float" office:value="13.1665960602489" calcext:value-type="float">
            <text:p>13.1665960602</text:p>
          </table:table-cell>
          <table:table-cell table:formula="of:=[.E986]" office:value-type="float" office:value="0" calcext:value-type="float">
            <text:p>0</text:p>
          </table:table-cell>
          <table:table-cell table:formula="of:=[.D987]*COS(2*PI()*[.E987]*[.B987])" office:value-type="float" office:value="13.1665960602489" calcext:value-type="float">
            <text:p>13.1665960602</text:p>
          </table:table-cell>
          <table:table-cell table:number-columns-repeated="1017"/>
        </table:table-row>
        <table:table-row table:style-name="ro1">
          <table:table-cell table:formula="of:=[.A987]+1" office:value-type="float" office:value="984" calcext:value-type="float">
            <text:p>984</text:p>
          </table:table-cell>
          <table:table-cell table:formula="of:=[.B987]+[.C987]" office:value-type="float" office:value="0.963761018609215" calcext:value-type="float">
            <text:p>0.9637610186</text:p>
          </table:table-cell>
          <table:table-cell table:formula="of:=[.C987]" office:value-type="float" office:value="0.000979431929480901" calcext:value-type="float">
            <text:p>0.0009794319</text:p>
          </table:table-cell>
          <table:table-cell table:formula="of:=4+3*COS(2*PI()*[.B988])+7*COS(4*PI()*[.B988])" office:value-type="float" office:value="13.2091864318994" calcext:value-type="float">
            <text:p>13.2091864319</text:p>
          </table:table-cell>
          <table:table-cell table:formula="of:=[.E987]" office:value-type="float" office:value="0" calcext:value-type="float">
            <text:p>0</text:p>
          </table:table-cell>
          <table:table-cell table:formula="of:=[.D988]*COS(2*PI()*[.E988]*[.B988])" office:value-type="float" office:value="13.2091864318994" calcext:value-type="float">
            <text:p>13.2091864319</text:p>
          </table:table-cell>
          <table:table-cell table:number-columns-repeated="1017"/>
        </table:table-row>
        <table:table-row table:style-name="ro1">
          <table:table-cell table:formula="of:=[.A988]+1" office:value-type="float" office:value="985" calcext:value-type="float">
            <text:p>985</text:p>
          </table:table-cell>
          <table:table-cell table:formula="of:=[.B988]+[.C988]" office:value-type="float" office:value="0.964740450538696" calcext:value-type="float">
            <text:p>0.9647404505</text:p>
          </table:table-cell>
          <table:table-cell table:formula="of:=[.C988]" office:value-type="float" office:value="0.000979431929480901" calcext:value-type="float">
            <text:p>0.0009794319</text:p>
          </table:table-cell>
          <table:table-cell table:formula="of:=4+3*COS(2*PI()*[.B989])+7*COS(4*PI()*[.B989])" office:value-type="float" office:value="13.2507138095126" calcext:value-type="float">
            <text:p>13.2507138095</text:p>
          </table:table-cell>
          <table:table-cell table:formula="of:=[.E988]" office:value-type="float" office:value="0" calcext:value-type="float">
            <text:p>0</text:p>
          </table:table-cell>
          <table:table-cell table:formula="of:=[.D989]*COS(2*PI()*[.E989]*[.B989])" office:value-type="float" office:value="13.2507138095126" calcext:value-type="float">
            <text:p>13.2507138095</text:p>
          </table:table-cell>
          <table:table-cell table:number-columns-repeated="1017"/>
        </table:table-row>
        <table:table-row table:style-name="ro1">
          <table:table-cell table:formula="of:=[.A989]+1" office:value-type="float" office:value="986" calcext:value-type="float">
            <text:p>986</text:p>
          </table:table-cell>
          <table:table-cell table:formula="of:=[.B989]+[.C989]" office:value-type="float" office:value="0.965719882468177" calcext:value-type="float">
            <text:p>0.9657198825</text:p>
          </table:table-cell>
          <table:table-cell table:formula="of:=[.C989]" office:value-type="float" office:value="0.000979431929480901" calcext:value-type="float">
            <text:p>0.0009794319</text:p>
          </table:table-cell>
          <table:table-cell table:formula="of:=4+3*COS(2*PI()*[.B990])+7*COS(4*PI()*[.B990])" office:value-type="float" office:value="13.2911723695954" calcext:value-type="float">
            <text:p>13.2911723696</text:p>
          </table:table-cell>
          <table:table-cell table:formula="of:=[.E989]" office:value-type="float" office:value="0" calcext:value-type="float">
            <text:p>0</text:p>
          </table:table-cell>
          <table:table-cell table:formula="of:=[.D990]*COS(2*PI()*[.E990]*[.B990])" office:value-type="float" office:value="13.2911723695954" calcext:value-type="float">
            <text:p>13.2911723696</text:p>
          </table:table-cell>
          <table:table-cell table:number-columns-repeated="1017"/>
        </table:table-row>
        <table:table-row table:style-name="ro1">
          <table:table-cell table:formula="of:=[.A990]+1" office:value-type="float" office:value="987" calcext:value-type="float">
            <text:p>987</text:p>
          </table:table-cell>
          <table:table-cell table:formula="of:=[.B990]+[.C990]" office:value-type="float" office:value="0.966699314397658" calcext:value-type="float">
            <text:p>0.9666993144</text:p>
          </table:table-cell>
          <table:table-cell table:formula="of:=[.C990]" office:value-type="float" office:value="0.000979431929480901" calcext:value-type="float">
            <text:p>0.0009794319</text:p>
          </table:table-cell>
          <table:table-cell table:formula="of:=4+3*COS(2*PI()*[.B991])+7*COS(4*PI()*[.B991])" office:value-type="float" office:value="13.3305564379696" calcext:value-type="float">
            <text:p>13.330556438</text:p>
          </table:table-cell>
          <table:table-cell table:formula="of:=[.E990]" office:value-type="float" office:value="0" calcext:value-type="float">
            <text:p>0</text:p>
          </table:table-cell>
          <table:table-cell table:formula="of:=[.D991]*COS(2*PI()*[.E991]*[.B991])" office:value-type="float" office:value="13.3305564379696" calcext:value-type="float">
            <text:p>13.330556438</text:p>
          </table:table-cell>
          <table:table-cell table:number-columns-repeated="1017"/>
        </table:table-row>
        <table:table-row table:style-name="ro1">
          <table:table-cell table:formula="of:=[.A991]+1" office:value-type="float" office:value="988" calcext:value-type="float">
            <text:p>988</text:p>
          </table:table-cell>
          <table:table-cell table:formula="of:=[.B991]+[.C991]" office:value-type="float" office:value="0.967678746327139" calcext:value-type="float">
            <text:p>0.9676787463</text:p>
          </table:table-cell>
          <table:table-cell table:formula="of:=[.C991]" office:value-type="float" office:value="0.000979431929480901" calcext:value-type="float">
            <text:p>0.0009794319</text:p>
          </table:table-cell>
          <table:table-cell table:formula="of:=4+3*COS(2*PI()*[.B992])+7*COS(4*PI()*[.B992])" office:value-type="float" office:value="13.3688604906142" calcext:value-type="float">
            <text:p>13.3688604906</text:p>
          </table:table-cell>
          <table:table-cell table:formula="of:=[.E991]" office:value-type="float" office:value="0" calcext:value-type="float">
            <text:p>0</text:p>
          </table:table-cell>
          <table:table-cell table:formula="of:=[.D992]*COS(2*PI()*[.E992]*[.B992])" office:value-type="float" office:value="13.3688604906142" calcext:value-type="float">
            <text:p>13.3688604906</text:p>
          </table:table-cell>
          <table:table-cell table:number-columns-repeated="1017"/>
        </table:table-row>
        <table:table-row table:style-name="ro1">
          <table:table-cell table:formula="of:=[.A992]+1" office:value-type="float" office:value="989" calcext:value-type="float">
            <text:p>989</text:p>
          </table:table-cell>
          <table:table-cell table:formula="of:=[.B992]+[.C992]" office:value-type="float" office:value="0.96865817825662" calcext:value-type="float">
            <text:p>0.9686581783</text:p>
          </table:table-cell>
          <table:table-cell table:formula="of:=[.C992]" office:value-type="float" office:value="0.000979431929480901" calcext:value-type="float">
            <text:p>0.0009794319</text:p>
          </table:table-cell>
          <table:table-cell table:formula="of:=4+3*COS(2*PI()*[.B993])+7*COS(4*PI()*[.B993])" office:value-type="float" office:value="13.4060791544857" calcext:value-type="float">
            <text:p>13.4060791545</text:p>
          </table:table-cell>
          <table:table-cell table:formula="of:=[.E992]" office:value-type="float" office:value="0" calcext:value-type="float">
            <text:p>0</text:p>
          </table:table-cell>
          <table:table-cell table:formula="of:=[.D993]*COS(2*PI()*[.E993]*[.B993])" office:value-type="float" office:value="13.4060791544857" calcext:value-type="float">
            <text:p>13.4060791545</text:p>
          </table:table-cell>
          <table:table-cell table:number-columns-repeated="1017"/>
        </table:table-row>
        <table:table-row table:style-name="ro1">
          <table:table-cell table:formula="of:=[.A993]+1" office:value-type="float" office:value="990" calcext:value-type="float">
            <text:p>990</text:p>
          </table:table-cell>
          <table:table-cell table:formula="of:=[.B993]+[.C993]" office:value-type="float" office:value="0.969637610186101" calcext:value-type="float">
            <text:p>0.9696376102</text:p>
          </table:table-cell>
          <table:table-cell table:formula="of:=[.C993]" office:value-type="float" office:value="0.000979431929480901" calcext:value-type="float">
            <text:p>0.0009794319</text:p>
          </table:table-cell>
          <table:table-cell table:formula="of:=4+3*COS(2*PI()*[.B994])+7*COS(4*PI()*[.B994])" office:value-type="float" office:value="13.4422072083157" calcext:value-type="float">
            <text:p>13.4422072083</text:p>
          </table:table-cell>
          <table:table-cell table:formula="of:=[.E993]" office:value-type="float" office:value="0" calcext:value-type="float">
            <text:p>0</text:p>
          </table:table-cell>
          <table:table-cell table:formula="of:=[.D994]*COS(2*PI()*[.E994]*[.B994])" office:value-type="float" office:value="13.4422072083157" calcext:value-type="float">
            <text:p>13.4422072083</text:p>
          </table:table-cell>
          <table:table-cell table:number-columns-repeated="1017"/>
        </table:table-row>
        <table:table-row table:style-name="ro1">
          <table:table-cell table:formula="of:=[.A994]+1" office:value-type="float" office:value="991" calcext:value-type="float">
            <text:p>991</text:p>
          </table:table-cell>
          <table:table-cell table:formula="of:=[.B994]+[.C994]" office:value-type="float" office:value="0.970617042115582" calcext:value-type="float">
            <text:p>0.9706170421</text:p>
          </table:table-cell>
          <table:table-cell table:formula="of:=[.C994]" office:value-type="float" office:value="0.000979431929480901" calcext:value-type="float">
            <text:p>0.0009794319</text:p>
          </table:table-cell>
          <table:table-cell table:formula="of:=4+3*COS(2*PI()*[.B995])+7*COS(4*PI()*[.B995])" office:value-type="float" office:value="13.4772395833856" calcext:value-type="float">
            <text:p>13.4772395834</text:p>
          </table:table-cell>
          <table:table-cell table:formula="of:=[.E994]" office:value-type="float" office:value="0" calcext:value-type="float">
            <text:p>0</text:p>
          </table:table-cell>
          <table:table-cell table:formula="of:=[.D995]*COS(2*PI()*[.E995]*[.B995])" office:value-type="float" office:value="13.4772395833856" calcext:value-type="float">
            <text:p>13.4772395834</text:p>
          </table:table-cell>
          <table:table-cell table:number-columns-repeated="1017"/>
        </table:table-row>
        <table:table-row table:style-name="ro1">
          <table:table-cell table:formula="of:=[.A995]+1" office:value-type="float" office:value="992" calcext:value-type="float">
            <text:p>992</text:p>
          </table:table-cell>
          <table:table-cell table:formula="of:=[.B995]+[.C995]" office:value-type="float" office:value="0.971596474045063" calcext:value-type="float">
            <text:p>0.971596474</text:p>
          </table:table-cell>
          <table:table-cell table:formula="of:=[.C995]" office:value-type="float" office:value="0.000979431929480901" calcext:value-type="float">
            <text:p>0.0009794319</text:p>
          </table:table-cell>
          <table:table-cell table:formula="of:=4+3*COS(2*PI()*[.B996])+7*COS(4*PI()*[.B996])" office:value-type="float" office:value="13.5111713642799" calcext:value-type="float">
            <text:p>13.5111713643</text:p>
          </table:table-cell>
          <table:table-cell table:formula="of:=[.E995]" office:value-type="float" office:value="0" calcext:value-type="float">
            <text:p>0</text:p>
          </table:table-cell>
          <table:table-cell table:formula="of:=[.D996]*COS(2*PI()*[.E996]*[.B996])" office:value-type="float" office:value="13.5111713642799" calcext:value-type="float">
            <text:p>13.5111713643</text:p>
          </table:table-cell>
          <table:table-cell table:number-columns-repeated="1017"/>
        </table:table-row>
        <table:table-row table:style-name="ro1">
          <table:table-cell table:formula="of:=[.A996]+1" office:value-type="float" office:value="993" calcext:value-type="float">
            <text:p>993</text:p>
          </table:table-cell>
          <table:table-cell table:formula="of:=[.B996]+[.C996]" office:value-type="float" office:value="0.972575905974544" calcext:value-type="float">
            <text:p>0.972575906</text:p>
          </table:table-cell>
          <table:table-cell table:formula="of:=[.C996]" office:value-type="float" office:value="0.000979431929480901" calcext:value-type="float">
            <text:p>0.0009794319</text:p>
          </table:table-cell>
          <table:table-cell table:formula="of:=4+3*COS(2*PI()*[.B997])+7*COS(4*PI()*[.B997])" office:value-type="float" office:value="13.5439977896153" calcext:value-type="float">
            <text:p>13.5439977896</text:p>
          </table:table-cell>
          <table:table-cell table:formula="of:=[.E996]" office:value-type="float" office:value="0" calcext:value-type="float">
            <text:p>0</text:p>
          </table:table-cell>
          <table:table-cell table:formula="of:=[.D997]*COS(2*PI()*[.E997]*[.B997])" office:value-type="float" office:value="13.5439977896153" calcext:value-type="float">
            <text:p>13.5439977896</text:p>
          </table:table-cell>
          <table:table-cell table:number-columns-repeated="1017"/>
        </table:table-row>
        <table:table-row table:style-name="ro1">
          <table:table-cell table:formula="of:=[.A997]+1" office:value-type="float" office:value="994" calcext:value-type="float">
            <text:p>994</text:p>
          </table:table-cell>
          <table:table-cell table:formula="of:=[.B997]+[.C997]" office:value-type="float" office:value="0.973555337904025" calcext:value-type="float">
            <text:p>0.9735553379</text:p>
          </table:table-cell>
          <table:table-cell table:formula="of:=[.C997]" office:value-type="float" office:value="0.000979431929480901" calcext:value-type="float">
            <text:p>0.0009794319</text:p>
          </table:table-cell>
          <table:table-cell table:formula="of:=4+3*COS(2*PI()*[.B998])+7*COS(4*PI()*[.B998])" office:value-type="float" office:value="13.575714252748" calcext:value-type="float">
            <text:p>13.5757142527</text:p>
          </table:table-cell>
          <table:table-cell table:formula="of:=[.E997]" office:value-type="float" office:value="0" calcext:value-type="float">
            <text:p>0</text:p>
          </table:table-cell>
          <table:table-cell table:formula="of:=[.D998]*COS(2*PI()*[.E998]*[.B998])" office:value-type="float" office:value="13.575714252748" calcext:value-type="float">
            <text:p>13.5757142527</text:p>
          </table:table-cell>
          <table:table-cell table:number-columns-repeated="1017"/>
        </table:table-row>
        <table:table-row table:style-name="ro1">
          <table:table-cell table:formula="of:=[.A998]+1" office:value-type="float" office:value="995" calcext:value-type="float">
            <text:p>995</text:p>
          </table:table-cell>
          <table:table-cell table:formula="of:=[.B998]+[.C998]" office:value-type="float" office:value="0.974534769833505" calcext:value-type="float">
            <text:p>0.9745347698</text:p>
          </table:table-cell>
          <table:table-cell table:formula="of:=[.C998]" office:value-type="float" office:value="0.000979431929480901" calcext:value-type="float">
            <text:p>0.0009794319</text:p>
          </table:table-cell>
          <table:table-cell table:formula="of:=4+3*COS(2*PI()*[.B999])+7*COS(4*PI()*[.B999])" office:value-type="float" office:value="13.6063163024576" calcext:value-type="float">
            <text:p>13.6063163025</text:p>
          </table:table-cell>
          <table:table-cell table:formula="of:=[.E998]" office:value-type="float" office:value="0" calcext:value-type="float">
            <text:p>0</text:p>
          </table:table-cell>
          <table:table-cell table:formula="of:=[.D999]*COS(2*PI()*[.E999]*[.B999])" office:value-type="float" office:value="13.6063163024576" calcext:value-type="float">
            <text:p>13.6063163025</text:p>
          </table:table-cell>
          <table:table-cell table:number-columns-repeated="1017"/>
        </table:table-row>
        <table:table-row table:style-name="ro1">
          <table:table-cell table:formula="of:=[.A999]+1" office:value-type="float" office:value="996" calcext:value-type="float">
            <text:p>996</text:p>
          </table:table-cell>
          <table:table-cell table:formula="of:=[.B999]+[.C999]" office:value-type="float" office:value="0.975514201762986" calcext:value-type="float">
            <text:p>0.9755142018</text:p>
          </table:table-cell>
          <table:table-cell table:formula="of:=[.C999]" office:value-type="float" office:value="0.000979431929480901" calcext:value-type="float">
            <text:p>0.0009794319</text:p>
          </table:table-cell>
          <table:table-cell table:formula="of:=4+3*COS(2*PI()*[.B1000])+7*COS(4*PI()*[.B1000])" office:value-type="float" office:value="13.6357996436077" calcext:value-type="float">
            <text:p>13.6357996436</text:p>
          </table:table-cell>
          <table:table-cell table:formula="of:=[.E999]" office:value-type="float" office:value="0" calcext:value-type="float">
            <text:p>0</text:p>
          </table:table-cell>
          <table:table-cell table:formula="of:=[.D1000]*COS(2*PI()*[.E1000]*[.B1000])" office:value-type="float" office:value="13.6357996436077" calcext:value-type="float">
            <text:p>13.6357996436</text:p>
          </table:table-cell>
          <table:table-cell table:number-columns-repeated="1017"/>
        </table:table-row>
        <table:table-row table:style-name="ro1">
          <table:table-cell table:formula="of:=[.A1000]+1" office:value-type="float" office:value="997" calcext:value-type="float">
            <text:p>997</text:p>
          </table:table-cell>
          <table:table-cell table:formula="of:=[.B1000]+[.C1000]" office:value-type="float" office:value="0.976493633692467" calcext:value-type="float">
            <text:p>0.9764936337</text:p>
          </table:table-cell>
          <table:table-cell table:formula="of:=[.C1000]" office:value-type="float" office:value="0.000979431929480901" calcext:value-type="float">
            <text:p>0.0009794319</text:p>
          </table:table-cell>
          <table:table-cell table:formula="of:=4+3*COS(2*PI()*[.B1001])+7*COS(4*PI()*[.B1001])" office:value-type="float" office:value="13.6641601377843" calcext:value-type="float">
            <text:p>13.6641601378</text:p>
          </table:table-cell>
          <table:table-cell table:formula="of:=[.E1000]" office:value-type="float" office:value="0" calcext:value-type="float">
            <text:p>0</text:p>
          </table:table-cell>
          <table:table-cell table:formula="of:=[.D1001]*COS(2*PI()*[.E1001]*[.B1001])" office:value-type="float" office:value="13.6641601377843" calcext:value-type="float">
            <text:p>13.6641601378</text:p>
          </table:table-cell>
          <table:table-cell table:number-columns-repeated="1017"/>
        </table:table-row>
        <table:table-row table:style-name="ro1">
          <table:table-cell table:formula="of:=[.A1001]+1" office:value-type="float" office:value="998" calcext:value-type="float">
            <text:p>998</text:p>
          </table:table-cell>
          <table:table-cell table:formula="of:=[.B1001]+[.C1001]" office:value-type="float" office:value="0.977473065621948" calcext:value-type="float">
            <text:p>0.9774730656</text:p>
          </table:table-cell>
          <table:table-cell table:formula="of:=[.C1001]" office:value-type="float" office:value="0.000979431929480901" calcext:value-type="float">
            <text:p>0.0009794319</text:p>
          </table:table-cell>
          <table:table-cell table:formula="of:=4+3*COS(2*PI()*[.B1002])+7*COS(4*PI()*[.B1002])" office:value-type="float" office:value="13.6913938039095" calcext:value-type="float">
            <text:p>13.6913938039</text:p>
          </table:table-cell>
          <table:table-cell table:formula="of:=[.E1001]" office:value-type="float" office:value="0" calcext:value-type="float">
            <text:p>0</text:p>
          </table:table-cell>
          <table:table-cell table:formula="of:=[.D1002]*COS(2*PI()*[.E1002]*[.B1002])" office:value-type="float" office:value="13.6913938039095" calcext:value-type="float">
            <text:p>13.6913938039</text:p>
          </table:table-cell>
          <table:table-cell table:number-columns-repeated="1017"/>
        </table:table-row>
        <table:table-row table:style-name="ro1">
          <table:table-cell table:formula="of:=[.A1002]+1" office:value-type="float" office:value="999" calcext:value-type="float">
            <text:p>999</text:p>
          </table:table-cell>
          <table:table-cell table:formula="of:=[.B1002]+[.C1002]" office:value-type="float" office:value="0.978452497551429" calcext:value-type="float">
            <text:p>0.9784524976</text:p>
          </table:table-cell>
          <table:table-cell table:formula="of:=[.C1002]" office:value-type="float" office:value="0.000979431929480901" calcext:value-type="float">
            <text:p>0.0009794319</text:p>
          </table:table-cell>
          <table:table-cell table:formula="of:=4+3*COS(2*PI()*[.B1003])+7*COS(4*PI()*[.B1003])" office:value-type="float" office:value="13.7174968188333" calcext:value-type="float">
            <text:p>13.7174968188</text:p>
          </table:table-cell>
          <table:table-cell table:formula="of:=[.E1002]" office:value-type="float" office:value="0" calcext:value-type="float">
            <text:p>0</text:p>
          </table:table-cell>
          <table:table-cell table:formula="of:=[.D1003]*COS(2*PI()*[.E1003]*[.B1003])" office:value-type="float" office:value="13.7174968188333" calcext:value-type="float">
            <text:p>13.7174968188</text:p>
          </table:table-cell>
          <table:table-cell table:number-columns-repeated="1017"/>
        </table:table-row>
        <table:table-row table:style-name="ro1">
          <table:table-cell table:formula="of:=[.A1003]+1" office:value-type="float" office:value="1000" calcext:value-type="float">
            <text:p>1000</text:p>
          </table:table-cell>
          <table:table-cell table:formula="of:=[.B1003]+[.C1003]" office:value-type="float" office:value="0.97943192948091" calcext:value-type="float">
            <text:p>0.9794319295</text:p>
          </table:table-cell>
          <table:table-cell table:formula="of:=[.C1003]" office:value-type="float" office:value="0.000979431929480901" calcext:value-type="float">
            <text:p>0.0009794319</text:p>
          </table:table-cell>
          <table:table-cell table:formula="of:=4+3*COS(2*PI()*[.B1004])+7*COS(4*PI()*[.B1004])" office:value-type="float" office:value="13.7424655179009" calcext:value-type="float">
            <text:p>13.7424655179</text:p>
          </table:table-cell>
          <table:table-cell table:formula="of:=[.E1003]" office:value-type="float" office:value="0" calcext:value-type="float">
            <text:p>0</text:p>
          </table:table-cell>
          <table:table-cell table:formula="of:=[.D1004]*COS(2*PI()*[.E1004]*[.B1004])" office:value-type="float" office:value="13.7424655179009" calcext:value-type="float">
            <text:p>13.7424655179</text:p>
          </table:table-cell>
          <table:table-cell table:number-columns-repeated="1017"/>
        </table:table-row>
        <table:table-row table:style-name="ro1">
          <table:table-cell table:formula="of:=[.A1004]+1" office:value-type="float" office:value="1001" calcext:value-type="float">
            <text:p>1001</text:p>
          </table:table-cell>
          <table:table-cell table:formula="of:=[.B1004]+[.C1004]" office:value-type="float" office:value="0.980411361410391" calcext:value-type="float">
            <text:p>0.9804113614</text:p>
          </table:table-cell>
          <table:table-cell table:formula="of:=[.C1004]" office:value-type="float" office:value="0.000979431929480901" calcext:value-type="float">
            <text:p>0.0009794319</text:p>
          </table:table-cell>
          <table:table-cell table:formula="of:=4+3*COS(2*PI()*[.B1005])+7*COS(4*PI()*[.B1005])" office:value-type="float" office:value="13.7662963954969" calcext:value-type="float">
            <text:p>13.7662963955</text:p>
          </table:table-cell>
          <table:table-cell table:formula="of:=[.E1004]" office:value-type="float" office:value="0" calcext:value-type="float">
            <text:p>0</text:p>
          </table:table-cell>
          <table:table-cell table:formula="of:=[.D1005]*COS(2*PI()*[.E1005]*[.B1005])" office:value-type="float" office:value="13.7662963954969" calcext:value-type="float">
            <text:p>13.7662963955</text:p>
          </table:table-cell>
          <table:table-cell table:number-columns-repeated="1017"/>
        </table:table-row>
        <table:table-row table:style-name="ro1">
          <table:table-cell table:formula="of:=[.A1005]+1" office:value-type="float" office:value="1002" calcext:value-type="float">
            <text:p>1002</text:p>
          </table:table-cell>
          <table:table-cell table:formula="of:=[.B1005]+[.C1005]" office:value-type="float" office:value="0.981390793339872" calcext:value-type="float">
            <text:p>0.9813907933</text:p>
          </table:table-cell>
          <table:table-cell table:formula="of:=[.C1005]" office:value-type="float" office:value="0.000979431929480901" calcext:value-type="float">
            <text:p>0.0009794319</text:p>
          </table:table-cell>
          <table:table-cell table:formula="of:=4+3*COS(2*PI()*[.B1006])+7*COS(4*PI()*[.B1006])" office:value-type="float" office:value="13.7889861055661" calcext:value-type="float">
            <text:p>13.7889861056</text:p>
          </table:table-cell>
          <table:table-cell table:formula="of:=[.E1005]" office:value-type="float" office:value="0" calcext:value-type="float">
            <text:p>0</text:p>
          </table:table-cell>
          <table:table-cell table:formula="of:=[.D1006]*COS(2*PI()*[.E1006]*[.B1006])" office:value-type="float" office:value="13.7889861055661" calcext:value-type="float">
            <text:p>13.7889861056</text:p>
          </table:table-cell>
          <table:table-cell table:number-columns-repeated="1017"/>
        </table:table-row>
        <table:table-row table:style-name="ro1">
          <table:table-cell table:formula="of:=[.A1006]+1" office:value-type="float" office:value="1003" calcext:value-type="float">
            <text:p>1003</text:p>
          </table:table-cell>
          <table:table-cell table:formula="of:=[.B1006]+[.C1006]" office:value-type="float" office:value="0.982370225269353" calcext:value-type="float">
            <text:p>0.9823702253</text:p>
          </table:table-cell>
          <table:table-cell table:formula="of:=[.C1006]" office:value-type="float" office:value="0.000979431929480901" calcext:value-type="float">
            <text:p>0.0009794319</text:p>
          </table:table-cell>
          <table:table-cell table:formula="of:=4+3*COS(2*PI()*[.B1007])+7*COS(4*PI()*[.B1007])" office:value-type="float" office:value="13.8105314621101" calcext:value-type="float">
            <text:p>13.8105314621</text:p>
          </table:table-cell>
          <table:table-cell table:formula="of:=[.E1006]" office:value-type="float" office:value="0" calcext:value-type="float">
            <text:p>0</text:p>
          </table:table-cell>
          <table:table-cell table:formula="of:=[.D1007]*COS(2*PI()*[.E1007]*[.B1007])" office:value-type="float" office:value="13.8105314621101" calcext:value-type="float">
            <text:p>13.8105314621</text:p>
          </table:table-cell>
          <table:table-cell table:number-columns-repeated="1017"/>
        </table:table-row>
        <table:table-row table:style-name="ro1">
          <table:table-cell table:formula="of:=[.A1007]+1" office:value-type="float" office:value="1004" calcext:value-type="float">
            <text:p>1004</text:p>
          </table:table-cell>
          <table:table-cell table:formula="of:=[.B1007]+[.C1007]" office:value-type="float" office:value="0.983349657198834" calcext:value-type="float">
            <text:p>0.9833496572</text:p>
          </table:table-cell>
          <table:table-cell table:formula="of:=[.C1007]" office:value-type="float" office:value="0.000979431929480901" calcext:value-type="float">
            <text:p>0.0009794319</text:p>
          </table:table-cell>
          <table:table-cell table:formula="of:=4+3*COS(2*PI()*[.B1008])+7*COS(4*PI()*[.B1008])" office:value-type="float" office:value="13.8309294396605" calcext:value-type="float">
            <text:p>13.8309294397</text:p>
          </table:table-cell>
          <table:table-cell table:formula="of:=[.E1007]" office:value-type="float" office:value="0" calcext:value-type="float">
            <text:p>0</text:p>
          </table:table-cell>
          <table:table-cell table:formula="of:=[.D1008]*COS(2*PI()*[.E1008]*[.B1008])" office:value-type="float" office:value="13.8309294396605" calcext:value-type="float">
            <text:p>13.8309294397</text:p>
          </table:table-cell>
          <table:table-cell table:number-columns-repeated="1017"/>
        </table:table-row>
        <table:table-row table:style-name="ro1">
          <table:table-cell table:formula="of:=[.A1008]+1" office:value-type="float" office:value="1005" calcext:value-type="float">
            <text:p>1005</text:p>
          </table:table-cell>
          <table:table-cell table:formula="of:=[.B1008]+[.C1008]" office:value-type="float" office:value="0.984329089128315" calcext:value-type="float">
            <text:p>0.9843290891</text:p>
          </table:table-cell>
          <table:table-cell table:formula="of:=[.C1008]" office:value-type="float" office:value="0.000979431929480901" calcext:value-type="float">
            <text:p>0.0009794319</text:p>
          </table:table-cell>
          <table:table-cell table:formula="of:=4+3*COS(2*PI()*[.B1009])+7*COS(4*PI()*[.B1009])" office:value-type="float" office:value="13.8501771737284" calcext:value-type="float">
            <text:p>13.8501771737</text:p>
          </table:table-cell>
          <table:table-cell table:formula="of:=[.E1008]" office:value-type="float" office:value="0" calcext:value-type="float">
            <text:p>0</text:p>
          </table:table-cell>
          <table:table-cell table:formula="of:=[.D1009]*COS(2*PI()*[.E1009]*[.B1009])" office:value-type="float" office:value="13.8501771737284" calcext:value-type="float">
            <text:p>13.8501771737</text:p>
          </table:table-cell>
          <table:table-cell table:number-columns-repeated="1017"/>
        </table:table-row>
        <table:table-row table:style-name="ro1">
          <table:table-cell table:formula="of:=[.A1009]+1" office:value-type="float" office:value="1006" calcext:value-type="float">
            <text:p>1006</text:p>
          </table:table-cell>
          <table:table-cell table:formula="of:=[.B1009]+[.C1009]" office:value-type="float" office:value="0.985308521057796" calcext:value-type="float">
            <text:p>0.9853085211</text:p>
          </table:table-cell>
          <table:table-cell table:formula="of:=[.C1009]" office:value-type="float" office:value="0.000979431929480901" calcext:value-type="float">
            <text:p>0.0009794319</text:p>
          </table:table-cell>
          <table:table-cell table:formula="of:=4+3*COS(2*PI()*[.B1010])+7*COS(4*PI()*[.B1010])" office:value-type="float" office:value="13.8682719612294" calcext:value-type="float">
            <text:p>13.8682719612</text:p>
          </table:table-cell>
          <table:table-cell table:formula="of:=[.E1009]" office:value-type="float" office:value="0" calcext:value-type="float">
            <text:p>0</text:p>
          </table:table-cell>
          <table:table-cell table:formula="of:=[.D1010]*COS(2*PI()*[.E1010]*[.B1010])" office:value-type="float" office:value="13.8682719612294" calcext:value-type="float">
            <text:p>13.8682719612</text:p>
          </table:table-cell>
          <table:table-cell table:number-columns-repeated="1017"/>
        </table:table-row>
        <table:table-row table:style-name="ro1">
          <table:table-cell table:formula="of:=[.A1010]+1" office:value-type="float" office:value="1007" calcext:value-type="float">
            <text:p>1007</text:p>
          </table:table-cell>
          <table:table-cell table:formula="of:=[.B1010]+[.C1010]" office:value-type="float" office:value="0.986287952987276" calcext:value-type="float">
            <text:p>0.986287953</text:p>
          </table:table-cell>
          <table:table-cell table:formula="of:=[.C1010]" office:value-type="float" office:value="0.000979431929480901" calcext:value-type="float">
            <text:p>0.0009794319</text:p>
          </table:table-cell>
          <table:table-cell table:formula="of:=4+3*COS(2*PI()*[.B1011])+7*COS(4*PI()*[.B1011])" office:value-type="float" office:value="13.8852112608853" calcext:value-type="float">
            <text:p>13.8852112609</text:p>
          </table:table-cell>
          <table:table-cell table:formula="of:=[.E1010]" office:value-type="float" office:value="0" calcext:value-type="float">
            <text:p>0</text:p>
          </table:table-cell>
          <table:table-cell table:formula="of:=[.D1011]*COS(2*PI()*[.E1011]*[.B1011])" office:value-type="float" office:value="13.8852112608853" calcext:value-type="float">
            <text:p>13.8852112609</text:p>
          </table:table-cell>
          <table:table-cell table:number-columns-repeated="1017"/>
        </table:table-row>
        <table:table-row table:style-name="ro1">
          <table:table-cell table:formula="of:=[.A1011]+1" office:value-type="float" office:value="1008" calcext:value-type="float">
            <text:p>1008</text:p>
          </table:table-cell>
          <table:table-cell table:formula="of:=[.B1011]+[.C1011]" office:value-type="float" office:value="0.987267384916757" calcext:value-type="float">
            <text:p>0.9872673849</text:p>
          </table:table-cell>
          <table:table-cell table:formula="of:=[.C1011]" office:value-type="float" office:value="0.000979431929480901" calcext:value-type="float">
            <text:p>0.0009794319</text:p>
          </table:table-cell>
          <table:table-cell table:formula="of:=4+3*COS(2*PI()*[.B1012])+7*COS(4*PI()*[.B1012])" office:value-type="float" office:value="13.9009926936014" calcext:value-type="float">
            <text:p>13.9009926936</text:p>
          </table:table-cell>
          <table:table-cell table:formula="of:=[.E1011]" office:value-type="float" office:value="0" calcext:value-type="float">
            <text:p>0</text:p>
          </table:table-cell>
          <table:table-cell table:formula="of:=[.D1012]*COS(2*PI()*[.E1012]*[.B1012])" office:value-type="float" office:value="13.9009926936014" calcext:value-type="float">
            <text:p>13.9009926936</text:p>
          </table:table-cell>
          <table:table-cell table:number-columns-repeated="1017"/>
        </table:table-row>
        <table:table-row table:style-name="ro1">
          <table:table-cell table:formula="of:=[.A1012]+1" office:value-type="float" office:value="1009" calcext:value-type="float">
            <text:p>1009</text:p>
          </table:table-cell>
          <table:table-cell table:formula="of:=[.B1012]+[.C1012]" office:value-type="float" office:value="0.988246816846238" calcext:value-type="float">
            <text:p>0.9882468168</text:p>
          </table:table-cell>
          <table:table-cell table:formula="of:=[.C1012]" office:value-type="float" office:value="0.000979431929480901" calcext:value-type="float">
            <text:p>0.0009794319</text:p>
          </table:table-cell>
          <table:table-cell table:formula="of:=4+3*COS(2*PI()*[.B1013])+7*COS(4*PI()*[.B1013])" office:value-type="float" office:value="13.9156140428197" calcext:value-type="float">
            <text:p>13.9156140428</text:p>
          </table:table-cell>
          <table:table-cell table:formula="of:=[.E1012]" office:value-type="float" office:value="0" calcext:value-type="float">
            <text:p>0</text:p>
          </table:table-cell>
          <table:table-cell table:formula="of:=[.D1013]*COS(2*PI()*[.E1013]*[.B1013])" office:value-type="float" office:value="13.9156140428197" calcext:value-type="float">
            <text:p>13.9156140428</text:p>
          </table:table-cell>
          <table:table-cell table:number-columns-repeated="1017"/>
        </table:table-row>
        <table:table-row table:style-name="ro1">
          <table:table-cell table:formula="of:=[.A1013]+1" office:value-type="float" office:value="1010" calcext:value-type="float">
            <text:p>1010</text:p>
          </table:table-cell>
          <table:table-cell table:formula="of:=[.B1013]+[.C1013]" office:value-type="float" office:value="0.989226248775719" calcext:value-type="float">
            <text:p>0.9892262488</text:p>
          </table:table-cell>
          <table:table-cell table:formula="of:=[.C1013]" office:value-type="float" office:value="0.000979431929480901" calcext:value-type="float">
            <text:p>0.0009794319</text:p>
          </table:table-cell>
          <table:table-cell table:formula="of:=4+3*COS(2*PI()*[.B1014])+7*COS(4*PI()*[.B1014])" office:value-type="float" office:value="13.9290732548483" calcext:value-type="float">
            <text:p>13.9290732548</text:p>
          </table:table-cell>
          <table:table-cell table:formula="of:=[.E1013]" office:value-type="float" office:value="0" calcext:value-type="float">
            <text:p>0</text:p>
          </table:table-cell>
          <table:table-cell table:formula="of:=[.D1014]*COS(2*PI()*[.E1014]*[.B1014])" office:value-type="float" office:value="13.9290732548483" calcext:value-type="float">
            <text:p>13.9290732548</text:p>
          </table:table-cell>
          <table:table-cell table:number-columns-repeated="1017"/>
        </table:table-row>
        <table:table-row table:style-name="ro1">
          <table:table-cell table:formula="of:=[.A1014]+1" office:value-type="float" office:value="1011" calcext:value-type="float">
            <text:p>1011</text:p>
          </table:table-cell>
          <table:table-cell table:formula="of:=[.B1014]+[.C1014]" office:value-type="float" office:value="0.9902056807052" calcext:value-type="float">
            <text:p>0.9902056807</text:p>
          </table:table-cell>
          <table:table-cell table:formula="of:=[.C1014]" office:value-type="float" office:value="0.000979431929480901" calcext:value-type="float">
            <text:p>0.0009794319</text:p>
          </table:table-cell>
          <table:table-cell table:formula="of:=4+3*COS(2*PI()*[.B1015])+7*COS(4*PI()*[.B1015])" office:value-type="float" office:value="13.9413684391664" calcext:value-type="float">
            <text:p>13.9413684392</text:p>
          </table:table-cell>
          <table:table-cell table:formula="of:=[.E1014]" office:value-type="float" office:value="0" calcext:value-type="float">
            <text:p>0</text:p>
          </table:table-cell>
          <table:table-cell table:formula="of:=[.D1015]*COS(2*PI()*[.E1015]*[.B1015])" office:value-type="float" office:value="13.9413684391664" calcext:value-type="float">
            <text:p>13.9413684392</text:p>
          </table:table-cell>
          <table:table-cell table:number-columns-repeated="1017"/>
        </table:table-row>
        <table:table-row table:style-name="ro1">
          <table:table-cell table:formula="of:=[.A1015]+1" office:value-type="float" office:value="1012" calcext:value-type="float">
            <text:p>1012</text:p>
          </table:table-cell>
          <table:table-cell table:formula="of:=[.B1015]+[.C1015]" office:value-type="float" office:value="0.991185112634681" calcext:value-type="float">
            <text:p>0.9911851126</text:p>
          </table:table-cell>
          <table:table-cell table:formula="of:=[.C1015]" office:value-type="float" office:value="0.000979431929480901" calcext:value-type="float">
            <text:p>0.0009794319</text:p>
          </table:table-cell>
          <table:table-cell table:formula="of:=4+3*COS(2*PI()*[.B1016])+7*COS(4*PI()*[.B1016])" office:value-type="float" office:value="13.9524978687047" calcext:value-type="float">
            <text:p>13.9524978687</text:p>
          </table:table-cell>
          <table:table-cell table:formula="of:=[.E1015]" office:value-type="float" office:value="0" calcext:value-type="float">
            <text:p>0</text:p>
          </table:table-cell>
          <table:table-cell table:formula="of:=[.D1016]*COS(2*PI()*[.E1016]*[.B1016])" office:value-type="float" office:value="13.9524978687047" calcext:value-type="float">
            <text:p>13.9524978687</text:p>
          </table:table-cell>
          <table:table-cell table:number-columns-repeated="1017"/>
        </table:table-row>
        <table:table-row table:style-name="ro1">
          <table:table-cell table:formula="of:=[.A1016]+1" office:value-type="float" office:value="1013" calcext:value-type="float">
            <text:p>1013</text:p>
          </table:table-cell>
          <table:table-cell table:formula="of:=[.B1016]+[.C1016]" office:value-type="float" office:value="0.992164544564162" calcext:value-type="float">
            <text:p>0.9921645446</text:p>
          </table:table-cell>
          <table:table-cell table:formula="of:=[.C1016]" office:value-type="float" office:value="0.000979431929480901" calcext:value-type="float">
            <text:p>0.0009794319</text:p>
          </table:table-cell>
          <table:table-cell table:formula="of:=4+3*COS(2*PI()*[.B1017])+7*COS(4*PI()*[.B1017])" office:value-type="float" office:value="13.9624599801024" calcext:value-type="float">
            <text:p>13.9624599801</text:p>
          </table:table-cell>
          <table:table-cell table:formula="of:=[.E1016]" office:value-type="float" office:value="0" calcext:value-type="float">
            <text:p>0</text:p>
          </table:table-cell>
          <table:table-cell table:formula="of:=[.D1017]*COS(2*PI()*[.E1017]*[.B1017])" office:value-type="float" office:value="13.9624599801024" calcext:value-type="float">
            <text:p>13.9624599801</text:p>
          </table:table-cell>
          <table:table-cell table:number-columns-repeated="1017"/>
        </table:table-row>
        <table:table-row table:style-name="ro1">
          <table:table-cell table:formula="of:=[.A1017]+1" office:value-type="float" office:value="1014" calcext:value-type="float">
            <text:p>1014</text:p>
          </table:table-cell>
          <table:table-cell table:formula="of:=[.B1017]+[.C1017]" office:value-type="float" office:value="0.993143976493643" calcext:value-type="float">
            <text:p>0.9931439765</text:p>
          </table:table-cell>
          <table:table-cell table:formula="of:=[.C1017]" office:value-type="float" office:value="0.000979431929480901" calcext:value-type="float">
            <text:p>0.0009794319</text:p>
          </table:table-cell>
          <table:table-cell table:formula="of:=4+3*COS(2*PI()*[.B1018])+7*COS(4*PI()*[.B1018])" office:value-type="float" office:value="13.971253373939" calcext:value-type="float">
            <text:p>13.9712533739</text:p>
          </table:table-cell>
          <table:table-cell table:formula="of:=[.E1017]" office:value-type="float" office:value="0" calcext:value-type="float">
            <text:p>0</text:p>
          </table:table-cell>
          <table:table-cell table:formula="of:=[.D1018]*COS(2*PI()*[.E1018]*[.B1018])" office:value-type="float" office:value="13.971253373939" calcext:value-type="float">
            <text:p>13.9712533739</text:p>
          </table:table-cell>
          <table:table-cell table:number-columns-repeated="1017"/>
        </table:table-row>
        <table:table-row table:style-name="ro1">
          <table:table-cell table:formula="of:=[.A1018]+1" office:value-type="float" office:value="1015" calcext:value-type="float">
            <text:p>1015</text:p>
          </table:table-cell>
          <table:table-cell table:formula="of:=[.B1018]+[.C1018]" office:value-type="float" office:value="0.994123408423124" calcext:value-type="float">
            <text:p>0.9941234084</text:p>
          </table:table-cell>
          <table:table-cell table:formula="of:=[.C1018]" office:value-type="float" office:value="0.000979431929480901" calcext:value-type="float">
            <text:p>0.0009794319</text:p>
          </table:table-cell>
          <table:table-cell table:formula="of:=4+3*COS(2*PI()*[.B1019])+7*COS(4*PI()*[.B1019])" office:value-type="float" office:value="13.9788768149422" calcext:value-type="float">
            <text:p>13.9788768149</text:p>
          </table:table-cell>
          <table:table-cell table:formula="of:=[.E1018]" office:value-type="float" office:value="0" calcext:value-type="float">
            <text:p>0</text:p>
          </table:table-cell>
          <table:table-cell table:formula="of:=[.D1019]*COS(2*PI()*[.E1019]*[.B1019])" office:value-type="float" office:value="13.9788768149422" calcext:value-type="float">
            <text:p>13.9788768149</text:p>
          </table:table-cell>
          <table:table-cell table:number-columns-repeated="1017"/>
        </table:table-row>
        <table:table-row table:style-name="ro1">
          <table:table-cell table:formula="of:=[.A1019]+1" office:value-type="float" office:value="1016" calcext:value-type="float">
            <text:p>1016</text:p>
          </table:table-cell>
          <table:table-cell table:formula="of:=[.B1019]+[.C1019]" office:value-type="float" office:value="0.995102840352605" calcext:value-type="float">
            <text:p>0.9951028404</text:p>
          </table:table-cell>
          <table:table-cell table:formula="of:=[.C1019]" office:value-type="float" office:value="0.000979431929480901" calcext:value-type="float">
            <text:p>0.0009794319</text:p>
          </table:table-cell>
          <table:table-cell table:formula="of:=4+3*COS(2*PI()*[.B1020])+7*COS(4*PI()*[.B1020])" office:value-type="float" office:value="13.9853292321715" calcext:value-type="float">
            <text:p>13.9853292322</text:p>
          </table:table-cell>
          <table:table-cell table:formula="of:=[.E1019]" office:value-type="float" office:value="0" calcext:value-type="float">
            <text:p>0</text:p>
          </table:table-cell>
          <table:table-cell table:formula="of:=[.D1020]*COS(2*PI()*[.E1020]*[.B1020])" office:value-type="float" office:value="13.9853292321715" calcext:value-type="float">
            <text:p>13.9853292322</text:p>
          </table:table-cell>
          <table:table-cell table:number-columns-repeated="1017"/>
        </table:table-row>
        <table:table-row table:style-name="ro1">
          <table:table-cell table:formula="of:=[.A1020]+1" office:value-type="float" office:value="1017" calcext:value-type="float">
            <text:p>1017</text:p>
          </table:table-cell>
          <table:table-cell table:formula="of:=[.B1020]+[.C1020]" office:value-type="float" office:value="0.996082272282086" calcext:value-type="float">
            <text:p>0.9960822723</text:p>
          </table:table-cell>
          <table:table-cell table:formula="of:=[.C1020]" office:value-type="float" office:value="0.000979431929480901" calcext:value-type="float">
            <text:p>0.0009794319</text:p>
          </table:table-cell>
          <table:table-cell table:formula="of:=4+3*COS(2*PI()*[.B1021])+7*COS(4*PI()*[.B1021])" office:value-type="float" office:value="13.9906097191771" calcext:value-type="float">
            <text:p>13.9906097192</text:p>
          </table:table-cell>
          <table:table-cell table:formula="of:=[.E1020]" office:value-type="float" office:value="0" calcext:value-type="float">
            <text:p>0</text:p>
          </table:table-cell>
          <table:table-cell table:formula="of:=[.D1021]*COS(2*PI()*[.E1021]*[.B1021])" office:value-type="float" office:value="13.9906097191771" calcext:value-type="float">
            <text:p>13.9906097192</text:p>
          </table:table-cell>
          <table:table-cell table:number-columns-repeated="1017"/>
        </table:table-row>
        <table:table-row table:style-name="ro1">
          <table:table-cell table:formula="of:=[.A1021]+1" office:value-type="float" office:value="1018" calcext:value-type="float">
            <text:p>1018</text:p>
          </table:table-cell>
          <table:table-cell table:formula="of:=[.B1021]+[.C1021]" office:value-type="float" office:value="0.997061704211566" calcext:value-type="float">
            <text:p>0.9970617042</text:p>
          </table:table-cell>
          <table:table-cell table:formula="of:=[.C1021]" office:value-type="float" office:value="0.000979431929480901" calcext:value-type="float">
            <text:p>0.0009794319</text:p>
          </table:table-cell>
          <table:table-cell table:formula="of:=4+3*COS(2*PI()*[.B1022])+7*COS(4*PI()*[.B1022])" office:value-type="float" office:value="13.9947175341348" calcext:value-type="float">
            <text:p>13.9947175341</text:p>
          </table:table-cell>
          <table:table-cell table:formula="of:=[.E1021]" office:value-type="float" office:value="0" calcext:value-type="float">
            <text:p>0</text:p>
          </table:table-cell>
          <table:table-cell table:formula="of:=[.D1022]*COS(2*PI()*[.E1022]*[.B1022])" office:value-type="float" office:value="13.9947175341348" calcext:value-type="float">
            <text:p>13.9947175341</text:p>
          </table:table-cell>
          <table:table-cell table:number-columns-repeated="1017"/>
        </table:table-row>
        <table:table-row table:style-name="ro1">
          <table:table-cell table:formula="of:=[.A1022]+1" office:value-type="float" office:value="1019" calcext:value-type="float">
            <text:p>1019</text:p>
          </table:table-cell>
          <table:table-cell table:formula="of:=[.B1022]+[.C1022]" office:value-type="float" office:value="0.998041136141047" calcext:value-type="float">
            <text:p>0.9980411361</text:p>
          </table:table-cell>
          <table:table-cell table:formula="of:=[.C1022]" office:value-type="float" office:value="0.000979431929480901" calcext:value-type="float">
            <text:p>0.0009794319</text:p>
          </table:table-cell>
          <table:table-cell table:formula="of:=4+3*COS(2*PI()*[.B1023])+7*COS(4*PI()*[.B1023])" office:value-type="float" office:value="13.9976520999558" calcext:value-type="float">
            <text:p>13.9976521</text:p>
          </table:table-cell>
          <table:table-cell table:formula="of:=[.E1022]" office:value-type="float" office:value="0" calcext:value-type="float">
            <text:p>0</text:p>
          </table:table-cell>
          <table:table-cell table:formula="of:=[.D1023]*COS(2*PI()*[.E1023]*[.B1023])" office:value-type="float" office:value="13.9976520999558" calcext:value-type="float">
            <text:p>13.9976521</text:p>
          </table:table-cell>
          <table:table-cell table:number-columns-repeated="1017"/>
        </table:table-row>
        <table:table-row table:style-name="ro1">
          <table:table-cell table:formula="of:=[.A1023]+1" office:value-type="float" office:value="1020" calcext:value-type="float">
            <text:p>1020</text:p>
          </table:table-cell>
          <table:table-cell table:formula="of:=[.B1023]+[.C1023]" office:value-type="float" office:value="0.999020568070528" calcext:value-type="float">
            <text:p>0.9990205681</text:p>
          </table:table-cell>
          <table:table-cell table:formula="of:=[.C1023]" office:value-type="float" office:value="0.000979431929480901" calcext:value-type="float">
            <text:p>0.0009794319</text:p>
          </table:table-cell>
          <table:table-cell table:formula="of:=4+3*COS(2*PI()*[.B1024])+7*COS(4*PI()*[.B1024])" office:value-type="float" office:value="13.9994130043725" calcext:value-type="float">
            <text:p>13.9994130044</text:p>
          </table:table-cell>
          <table:table-cell table:formula="of:=[.E1023]" office:value-type="float" office:value="0" calcext:value-type="float">
            <text:p>0</text:p>
          </table:table-cell>
          <table:table-cell table:formula="of:=[.D1024]*COS(2*PI()*[.E1024]*[.B1024])" office:value-type="float" office:value="13.9994130043725" calcext:value-type="float">
            <text:p>13.9994130044</text:p>
          </table:table-cell>
          <table:table-cell table:number-columns-repeated="1017"/>
        </table:table-row>
        <table:table-row table:style-name="ro1" table:number-rows-repeated="104755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/00/0000</text:date>, <text:time style:data-style-name="N2" text:time-value="14:39:34.9175148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3:20:59.811678379</meta:creation-date>
    <dc:date>2017-04-12T15:18:39.535057670</dc:date>
    <meta:editing-duration>PT1H27M41S</meta:editing-duration>
    <meta:editing-cycles>62</meta:editing-cycles>
    <meta:generator>LibreOffice/5.1.6.2$Linux_X86_64 LibreOffice_project/10m0$Build-2</meta:generator>
    <meta:document-statistic meta:table-count="1" meta:cell-count="6133" meta:object-count="0"/>
  </office:meta>
</office:document-meta>
</file>